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25</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Kirovohrad region, Poltava region, Cherkasy region (14:24). Red Alrt: Aerial Tchretate. Si...</text:span>
</text:h>
      <text:p text:style-name="P4">
Authors: liveuamap (Language: en)</text:p>
      <text:p text:style-name="P4">
Time: 2023-04-24T-44:25:00</text:p>
      <text:p text:style-name="P4">
Location: Kirovohradska Oblast (Latitude:48.50000000 Longtitude:32.00000000)</text:p>
      <text:p text:style-name="P4">
Videos: []</text:p>
      <text:p text:style-name="P4">
Images: []</text:p>
      <text:p text:style-name="P4">
Tags: ["Europe", "Central and Eastern Europe"]</text:p>
      <text:p text:style-name="P4">
Id: 22558302</text:p>
      <!--METADATA-->
      <text:p text:style-name="P4">
Kirovohrad region, Poltava region, Cherkasy region(14:24). Red Alert:aerial threat. Sirens sounding. Take cover now!</text:p>
      <text:p text:style-name="P4">
News Collection Link: <text:a xlink:type="simple" xlink:href="https://liveuamap.com/en/2023/24-april-kirovohradska-oblast-poltavska-oblasg" text:style-name="Internet_20_link" text:visited-style-name="Visited_20_Internet_20_Link">
https://liveuamap.com/en/2023/24-april-kirovohradska-oblast-poltavska-oblasg</text:a>
</text:p>
      <text:p text:style-name="P4">
News Source: <text:a xlink:type="simple" xlink:href="https://t.me/air_alert_ua/43653" text:style-name="Internet_20_link" text:visited-style-name="Visited_20_Internet_20_Link">
https://t.me/air_alert_ua/43653</text:a>
</text:p>
      <!--NEWS-->
      <text:h text:style-name="P10" text:outline-level="1">
<text:span text:style-name="T4">
JSC Kupiansk Directio Rusian of the Army Shelled two -year, Mryanikivka, Massutivka, Lyman first, ...</text:span>
</text:h>
      <text:p text:style-name="P4">
Authors: liveuamap (Language: en)</text:p>
      <text:p text:style-name="P4">
Time: 2023-04-24T-55:53:00</text:p>
      <text:p text:style-name="P4">
Location: Luhansk (Latitude:49.03224 Longtitude:37.95227)</text:p>
      <text:p text:style-name="P4">
Videos: []</text:p>
      <text:p text:style-name="P4">
Images: []</text:p>
      <text:p text:style-name="P4">
Tags: ["Russia"]</text:p>
      <text:p text:style-name="P4">
Id: 22558276</text:p>
      <!--METADATA-->
      <text:p text:style-name="P4">
At Kupiansk direction Russian army shelled Dvorichna, Hryanykivka, Masutivka,Lyman Pershyy, Kyslivka and Berestove of Kharkiv region; Novoselivske ofLuhansk region; Torske and Spirne of Donetsk region, - General Staff of ArmedForces of Ukraine says in the morning report</text:p>
      <text:p text:style-name="P4">
News Collection Link: <text:a xlink:type="simple" xlink:href="https://liveuamap.com/en/2023/24-april-at-kupiansk-direction-russian-army-shelled-dvorichna" text:style-name="Internet_20_link" text:visited-style-name="Visited_20_Internet_20_Link">
https://liveuamap.com/en/2023/24-april-at-kupiansk-direction-russian-army-shelled-dvorichna</text:a>
</text:p>
      <text:p text:style-name="P4">
News Source: <text:a xlink:type="simple" xlink:href="https://t.me/lumsrc/4578" text:style-name="Internet_20_link" text:visited-style-name="Visited_20_Internet_20_Link">
https://t.me/lumsrc/4578</text:a>
</text:p>
      <!--NEWS-->
      <text:h text:style-name="P10" text:outline-level="1">
<text:span text:style-name="T4">
At Lyman direction Russian army shelled Makiyivka, Nevske, Bilohorivka of Luhansk region and ...</text:span>
</text:h>
      <text:p text:style-name="P4">
Authors: liveuamap (Language: en)</text:p>
      <text:p text:style-name="P4">
Time: 2023-04-24T-57:53:00</text:p>
      <text:p text:style-name="P4">
Location: Bakhmut (Latitude:48.80539 Longtitude:38.24049)</text:p>
      <text:p text:style-name="P4">
Videos: []</text:p>
      <text:p text:style-name="P4">
Images: []</text:p>
      <text:p text:style-name="P4">
Tags: ["Russia"]</text:p>
      <text:p text:style-name="P4">
Id: 22558275</text:p>
      <!--METADATA-->
      <text:p text:style-name="P4">
At Lyman direction Russian army shelled Makiyivka, Nevske, Bilohorivka ofLuhansk region and Torske, Dibrova, Verkhnokamyanske and Spirne of Donetskregion, - General Staff of Armed Forces of Ukraine says in the morning report</text:p>
      <text:p text:style-name="P4">
News Collection Link: <text:a xlink:type="simple" xlink:href="https://liveuamap.com/en/2023/24-april-at-lyman-direction-russian-army-shelled-makiyivka" text:style-name="Internet_20_link" text:visited-style-name="Visited_20_Internet_20_Link">
https://liveuamap.com/en/2023/24-april-at-lyman-direction-russian-army-shelled-makiyivka</text:a>
</text:p>
      <text:p text:style-name="P4">
News Source: <text:a xlink:type="simple" xlink:href="https://t.me/lumsrc/4579" text:style-name="Internet_20_link" text:visited-style-name="Visited_20_Internet_20_Link">
https://t.me/lumsrc/4579</text:a>
</text:p>
      <!--NEWS-->
      <text:h text:style-name="P10" text:outline-level="1">
<text:span text:style-name="T4">
Bakhmut Directio Rusian Army Shelled Vasukivka, Orikhovo-Vasylivka, Markovo, Grigorivka, ...</text:span>
</text:h>
      <text:p text:style-name="P4">
Authors: liveuamap (Language: en)</text:p>
      <text:p text:style-name="P4">
Time: 2023-04-24T-59:53:00</text:p>
      <text:p text:style-name="P4">
Location: Novhorods'ke, Donetsk Oblast (Latitude:48.32852 Longtitude:37.8364)</text:p>
      <text:p text:style-name="P4">
Videos: []</text:p>
      <text:p text:style-name="P4">
Images: []</text:p>
      <text:p text:style-name="P4">
Tags: ["Russia"]</text:p>
      <text:p text:style-name="P4">
Id: 22558272</text:p>
      <!--METADATA-->
      <text:p text:style-name="P4">
At Bakhmut Direction Russian Army Shelled Vasukivka, Orikhovo-Vasylivka, Markove, Hryhorivka, Bakhmut, Ivanivske, Chasiv Yar, Strijky, NOVOCHKYKYKYKYKYKYTYKY York of Donetsk Region, - General Staff of Armed Forcesof Ukraine Says in the Morning Report</text:p>
      <text:p text:style-name="P4">
News Collection Link:(https://liveuamap.com/en/2023/24-april-at-bakhmut-direction-russian-army-shelled-vasukivka)</text:p>
      <text:p text:style-name="P4">
News Source: <text:a xlink:type="simple" xlink:href="https://t.me/lumsrc/4580" text:style-name="Internet_20_link" text:visited-style-name="Visited_20_Internet_20_Link">
https://t.me/lumsrc/4580</text:a>
</text:p>
      <!--NEWS-->
      <text:h text:style-name="P10" text:outline-level="1">
<text:span text:style-name="T4">
JSC Avdiivka Directioz Rusyan Army Shelled Novokalinova, Avdiivka, Severne, Tonne, Lester ...</text:span>
</text:h>
      <text:p text:style-name="P4">
Authors: liveuamap (Language: en)</text:p>
      <text:p text:style-name="P4">
Time: 2023-04-24T-61:53:00</text:p>
      <text:p text:style-name="P4">
Location: Donetsk Oblast (Latitude:48.05468 Longtitude:37.56603)</text:p>
      <text:p text:style-name="P4">
Videos: []</text:p>
      <text:p text:style-name="P4">
Images: []</text:p>
      <text:p text:style-name="P4">
Tags: ["Russia"]</text:p>
      <text:p text:style-name="P4">
Id: 22558270</text:p>
      <!--METADATA-->
      <text:p text:style-name="P4">
At Avdiyivka directions Russian army shelled Novokalynove, Avdiyivka,Syeverne, Tonenke, Lastochkyne, Pervomayske, Karlivka and Nevelske, - GeneralStaff of Armed Forces of Ukraine says in the morning report</text:p>
      <text:p text:style-name="P4">
News Collection Link: <text:a xlink:type="simple" xlink:href="https://liveuamap.com/en/2023/24-april-at-avdiyivka-directions-russian-army-shelled-novokalynove" text:style-name="Internet_20_link" text:visited-style-name="Visited_20_Internet_20_Link">
https://liveuamap.com/en/2023/24-april-at-avdiyivka-directions-russian-army-shelled-novokalynove</text:a>
</text:p>
      <text:p text:style-name="P4">
News Source: <text:a xlink:type="simple" xlink:href="https://t.me/lumsrc/4581" text:style-name="Internet_20_link" text:visited-style-name="Visited_20_Internet_20_Link">
https://t.me/lumsrc/4581</text:a>
</text:p>
      <!--NEWS-->
      <text:h text:style-name="P10" text:outline-level="1">
<text:span text:style-name="T4">
JSC Marinka Direcion Rusian Army Shelled Krasnogorivka, St. George, Marinka, Victory, New ...</text:span>
</text:h>
      <text:p text:style-name="P4">
Authors: liveuamap (Language: en)</text:p>
      <text:p text:style-name="P4">
Time: 2023-04-24T-63:53:00</text:p>
      <text:p text:style-name="P4">
Location: Donetsk (Latitude:47.86443 Longtitude:37.45222)</text:p>
      <text:p text:style-name="P4">
Videos: []</text:p>
      <text:p text:style-name="P4">
Images: []</text:p>
      <text:p text:style-name="P4">
Tags: ["Russia"]</text:p>
      <text:p text:style-name="P4">
Id: 22558269</text:p>
      <!--METADATA-->
      <text:p text:style-name="P4">
At Maryinka direction Russian army shelled Krasnohorivka, Heorhiyivka,Maryinka, Pobyeda, Novomykhaylivka and Paraskoviyivka of Donetsk region, -General Staff of Armed Forces of Ukraine says in the morning report</text:p>
      <text:p text:style-name="P4">
News Collection Link: <text:a xlink:type="simple" xlink:href="https://liveuamap.com/en/2023/24-april-at-maryinka-direction-russian-army-shelled-krasnohorivka" text:style-name="Internet_20_link" text:visited-style-name="Visited_20_Internet_20_Link">
https://liveuamap.com/en/2023/24-april-at-maryinka-direction-russian-army-shelled-krasnohorivka</text:a>
</text:p>
      <text:p text:style-name="P4">
News Source: <text:a xlink:type="simple" xlink:href="https://t.me/lumsrc/4582" text:style-name="Internet_20_link" text:visited-style-name="Visited_20_Internet_20_Link">
https://t.me/lumsrc/4582</text:a>
</text:p>
      <!--NEWS-->
      <text:h text:style-name="P10" text:outline-level="1">
<text:span text:style-name="T4">
JSC Shaktarske Directio Rusian of the Army Shelled Bogoyavlenko, Novoukrainka, Village, Golden No ...</text:span>
</text:h>
      <text:p text:style-name="P4">
Authors: liveuamap (Language: en)</text:p>
      <text:p text:style-name="P4">
Time: 2023-04-24T-65:53:00</text:p>
      <text:p text:style-name="P4">
Location: Velyka Novosilka (Latitude:47.83955 Longtitude:36.82875)</text:p>
      <text:p text:style-name="P4">
Videos: []</text:p>
      <text:p text:style-name="P4">
Images: []</text:p>
      <text:p text:style-name="P4">
Tags: ["Russia"]</text:p>
      <text:p text:style-name="P4">
Id: 22558268</text:p>
      <!--METADATA-->
      <text:p text:style-name="P4">
At Shaktarske direction Russian army shelled Bohoyavlenka, Novoukrayinka,Vuhledar, Zolota Nyva, Prechystivka, Velyka Novosilka of Donetsk region, -General Staff of Armed Forces of Ukraine says in the morning report</text:p>
      <text:p text:style-name="P4">
News Collection Link: <text:a xlink:type="simple" xlink:href="https://liveuamap.com/en/2023/24-april-at-shaktarske-direction-russian-army-shelled-bohoyavlenka" text:style-name="Internet_20_link" text:visited-style-name="Visited_20_Internet_20_Link">
https://liveuamap.com/en/2023/24-april-at-shaktarske-direction-russian-army-shelled-bohoyavlenka</text:a>
</text:p>
      <text:p text:style-name="P4">
News Source: <text:a xlink:type="simple" xlink:href="https://t.me/lumsrc/4583" text:style-name="Internet_20_link" text:visited-style-name="Visited_20_Internet_20_Link">
https://t.me/lumsrc/4583</text:a>
</text:p>
      <!--NEWS-->
      <text:h text:style-name="P10" text:outline-level="1">
<text:span text:style-name="T4">
At Zaporizhzhia and Kherson directions Russian army shelled Vremivka, Novosilka, Novopil of D...</text:span>
</text:h>
      <text:p text:style-name="P4">
Authors: liveuamap (Language: en)</text:p>
      <text:p text:style-name="P4">
Time: 2023-04-24T-67:53:00</text:p>
      <text:p text:style-name="P4">
Location: Kherson (Latitude:46.63164 Longtitude:32.61507)</text:p>
      <text:p text:style-name="P4">
Videos: []</text:p>
      <text:p text:style-name="P4">
Images: []</text:p>
      <text:p text:style-name="P4">
Tags: ["Russia"]</text:p>
      <text:p text:style-name="P4">
Id: 22558267</text:p>
      <!--METADATA-->
      <text:p text:style-name="P4">
At Zaporizhzhia and Kherson directions Russian army shelled Vremivka,Novosilka, Novopil of Donetsk region; Olhivske, Chervone, Charivne, Orikhiv ofZaporizhzhia region; Nikopol of Dnipropetrovsk region; Tomaryne,Odradokamyanka, Olhivka, Sadove, Kizomys of Kherson region and Kherson city, -General Staff of Armed Forces of Ukraine says in the morning report</text:p>
      <text:p text:style-name="P4">
News Collection Link: <text:a xlink:type="simple" xlink:href="https://liveuamap.com/en/2023/24-april-at-zaporizhzhia-and-kherson-directions-russian-army" text:style-name="Internet_20_link" text:visited-style-name="Visited_20_Internet_20_Link">
https://liveuamap.com/en/2023/24-april-at-zaporizhzhia-and-kherson-directions-russian-army</text:a>
</text:p>
      <text:p text:style-name="P4">
News Source: <text:a xlink:type="simple" xlink:href="https://t.me/lumsrc/4584" text:style-name="Internet_20_link" text:visited-style-name="Visited_20_Internet_20_Link">
https://t.me/lumsrc/4584</text:a>
</text:p>
      <!--NEWS-->
      <text:h text:style-name="P10" text:outline-level="1">
<text:span text:style-name="T4">
Zaporizka Oblast(20:50). Red Alert: aerial threat. Sirens sounding. Take cover now!</text:span>
</text:h>
      <text:p text:style-name="P4">
Authors: liveuamap (Language: en)</text:p>
      <text:p text:style-name="P4">
Time: 2023-04-24T14:51:00</text:p>
      <text:p text:style-name="P4">
Location: Zaporizka Oblast (Latitude:47.612021 Longtitude:35.765261)</text:p>
      <text:p text:style-name="P4">
Videos: []</text:p>
      <text:p text:style-name="P4">
Images: []</text:p>
      <text:p text:style-name="P4">
Tags: ["Europe", "Central and Eastern Europe"]</text:p>
      <text:p text:style-name="P4">
Id: 22558408</text:p>
      <!--METADATA-->
      <text:p text:style-name="P4">
Zaporizhzhia region(20:50). Red Alert: aerial threat. Sirens sounding. Take covernow!</text:p>
      <text:p text:style-name="P4">
News Collection Link: <text:a xlink:type="simple" xlink:href="https://liveuamap.com/en/2023/24-april-zaporizka-oblast2050-red-alert-aeriag" text:style-name="Internet_20_link" text:visited-style-name="Visited_20_Internet_20_Link">
https://liveuamap.com/en/2023/24-april-zaporizka-oblast2050-red-alert-aeriag</text:a>
</text:p>
      <text:p text:style-name="P4">
News Source: <text:a xlink:type="simple" xlink:href="https://t.me/air_alert_ua/43677" text:style-name="Internet_20_link" text:visited-style-name="Visited_20_Internet_20_Link">
https://t.me/air_alert_ua/43677</text:a>
</text:p>
      <!--NEWS-->
      <text:h text:style-name="P10" text:outline-level="1">
<text:span text:style-name="T4">
Donetsk Oblast(21:29). Red Alert: aerial threat. Sirens sounding. Take cover now!</text:span>
</text:h>
      <text:p text:style-name="P4">
Authors: liveuamap (Language: en)</text:p>
      <text:p text:style-name="P4">
Time: 2023-04-24T15:30:00</text:p>
      <text:p text:style-name="P4">
Location: Donetsk Oblast (Latitude:48.72744 Longtitude:37.5781)</text:p>
      <text:p text:style-name="P4">
Videos: []</text:p>
      <text:p text:style-name="P4">
Images: []</text:p>
      <text:p text:style-name="P4">
Tags: ["Europe", "Central and Eastern Europe"]</text:p>
      <text:p text:style-name="P4">
Id: 22558416</text:p>
      <!--METADATA-->
      <text:p text:style-name="P4">
Donetsk Oblast(21:29). Red Alert: aerial threat. Sirens sounding. Take covernow!</text:p>
      <text:p text:style-name="P4">
News Collection Link: <text:a xlink:type="simple" xlink:href="https://liveuamap.com/en/2023/24-april-donetsk-oblast2129-red-alert-aerial-g" text:style-name="Internet_20_link" text:visited-style-name="Visited_20_Internet_20_Link">
https://liveuamap.com/en/2023/24-april-donetsk-oblast2129-red-alert-aerial-g</text:a>
</text:p>
      <text:p text:style-name="P4">
News Source: <text:a xlink:type="simple" xlink:href="https://t.me/air_alert_ua/43680" text:style-name="Internet_20_link" text:visited-style-name="Visited_20_Internet_20_Link">
https://t.me/air_alert_ua/43680</text:a>
</text:p>
      <!--NEWS-->
      <text:h text:style-name="P10" text:outline-level="1">
<text:span text:style-name="T4">
Donetsk Oblast(22:12). Red Alert: aerial threat. Sirens sounding. Take cover now!</text:span>
</text:h>
      <text:p text:style-name="P4">
Authors: liveuamap (Language: en)</text:p>
      <text:p text:style-name="P4">
Time: 2023-04-24T16:20:00</text:p>
      <text:p text:style-name="P4">
Location: Donetsk Oblast (Latitude:48.72803 Longtitude:37.57893)</text:p>
      <text:p text:style-name="P4">
Videos: []</text:p>
      <text:p text:style-name="P4">
Images: []</text:p>
      <text:p text:style-name="P4">
Tags: ["Europe", "Central and Eastern Europe"]</text:p>
      <text:p text:style-name="P4">
Id: 22558419</text:p>
      <!--METADATA-->
      <text:p text:style-name="P4">
Donetsk Oblast(22:12). Red Alert: aerial threat. Sirens sounding. Take covernow!</text:p>
      <text:p text:style-name="P4">
News Collection Link: <text:a xlink:type="simple" xlink:href="https://liveuamap.com/en/2023/24-april-donetsk-oblast2212-red-alert-aerial-g" text:style-name="Internet_20_link" text:visited-style-name="Visited_20_Internet_20_Link">
https://liveuamap.com/en/2023/24-april-donetsk-oblast2212-red-alert-aerial-g</text:a>
</text:p>
      <text:p text:style-name="P4">
News Source: <text:a xlink:type="simple" xlink:href="https://t.me/air_alert_ua/43682" text:style-name="Internet_20_link" text:visited-style-name="Visited_20_Internet_20_Link">
https://t.me/air_alert_ua/43682</text:a>
</text:p>
      <!--NEWS-->
      <text:h text:style-name="P10" text:outline-level="1">
<text:span text:style-name="T4">
Dnipro, Dnipropetrovska Oblast(23:14). Red Alert: aerial threat. Sirens sounding. Take cover ...</text:span>
</text:h>
      <text:p text:style-name="P4">
Authors: liveuamap (Language: en)</text:p>
      <text:p text:style-name="P4">
Time: 2023-04-24T17:15:00</text:p>
      <text:p text:style-name="P4">
Location: Dnipro (Latitude:48.45930000 Longtitude:35.03865000)</text:p>
      <text:p text:style-name="P4">
Videos: []</text:p>
      <text:p text:style-name="P4">
Images: []</text:p>
      <text:p text:style-name="P4">
Tags: ["Europe", "Central and Eastern Europe"]</text:p>
      <text:p text:style-name="P4">
Id: 22558421</text:p>
      <!--METADATA-->
      <text:p text:style-name="P4">
Dnipro, Dnipropetrovsk region(23:14). Red Alert: aerial threat. Sirenssounding. Take cover now!</text:p>
      <text:p text:style-name="P4">
News Collection Link: <text:a xlink:type="simple" xlink:href="https://liveuamap.com/en/2023/24-april-dnipro-dnipropetrovska-oblast2314-reg" text:style-name="Internet_20_link" text:visited-style-name="Visited_20_Internet_20_Link">
https://liveuamap.com/en/2023/24-april-dnipro-dnipropetrovska-oblast2314-reg</text:a>
</text:p>
      <text:p text:style-name="P4">
News Source: <text:a xlink:type="simple" xlink:href="https://t.me/air_alert_ua/43684" text:style-name="Internet_20_link" text:visited-style-name="Visited_20_Internet_20_Link">
https://t.me/air_alert_ua/43684</text:a>
</text:p>
      <!--NEWS-->
      <text:h text:style-name="P10" text:outline-level="1">
<text:span text:style-name="T4">
Minoreintegration has published algorithms of actions for families missing</text:span>
</text:h>
      <text:p text:style-name="P4">
Author: ['АРМІЯINFORM']</text:p>
      <text:p text:style-name="P4">
Time: 2023-04-24T32:00:00-04:00</text:p>
      <text:p text:style-name="P4">
Description: Rodini tsesklich often do not know, yak diyati that before the Yakik organized eating ’veligan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4/minre.jpeg" text:style-name="Internet_20_link" text:visited-style-name="Visited_20_Internet_20_Link">
minre.jpeg</text:a>
']</text:p>
      <text:p text:style-name="P4">
Tags: []</text:p>
      <text:p text:style-name="P4">
Category: News</text:p>
      <!--METADATA-->
      <text:p text:style-name="P4">
<draw:frame draw:style-name="fr1" draw:name="Image2" text:anchor-type="as-char" svg:width="6.9236in" svg:height="5.1927in" draw:z-index="0">
<draw:image xlink:href="../Images/AРМІЯINFORM/2023-04-24T32-00-00-04-00/minre.jpeg" xlink:type="simple" xlink:show="embed" xlink:actuate="onLoad" draw:mime-type="image/jpeg"/>
</draw:frame>
The missing families often do not know how to act and to which bodies to call on issues that concern them.</text:p>
      <text:p text:style-name="P4">
Minireintegration <text:a xlink:type="simple" xlink:href="https://minre.gov.ua/2023/04/23/algorytmy-dij-dlya-rodyn-znyklyh-bezvisty/" text:style-name="Internet_20_link" text:visited-style-name="Visited_20_Internet_20_Link">
cite</text:a>
The most common questions:</text:p>
      <ul>
        <li>
Interaction of families disappeared with territorial centers of equipment and social support. * How to get information about the investigator who conducts criminal proceedings. * Registration of money of the missing person. * How to get an excerpt from the Unified Register of Pre -trial Investigations.</li>
      </ul>
      <text:p text:style-name="P4">
The Ministry of Reintegration has prepared algorithms for the most pressing issues. Algorithms were developed on the basis of requests received on the hot lines of the missing person. Answers to the most pressing questions are stamped on <text:a xlink:type="simple" xlink:href="https://minre.gov.ua/wp-content/uploads/2023/04/algorytm_dij_dlya_rodyn_znyklyh_bezvisty_04.pdf" text:style-name="Internet_20_link" text:visited-style-name="Visited_20_Internet_20_Link">
link</text:a>
.</text:p>
      <text:p text:style-name="P4">
News Source: <text:a xlink:type="simple" xlink:href="https://armyinform.com.ua/2023/04/24/minreintegracziyi-opublikuvalo-algorytmy-dij-dlya-rodyn-znyklyh-bezvisty/" text:style-name="Internet_20_link" text:visited-style-name="Visited_20_Internet_20_Link">
https://armyinform.com.ua/2023/04/24/minreintegracziyi-opublikuvalo-algorytmy-dij-dlya-rodyn-znyklyh-bezvisty/</text:a>
</text:p>
      <!--NEWS-->
      <text:h text:style-name="P10" text:outline-level="1">
<text:span text:style-name="T4">
DShV artillerymen demonstrated which finale is waiting for each of the occupiers</text:span>
</text:h>
      <text:p text:style-name="P4">
Author: ['АРМІЯINFORM']</text:p>
      <text:p text:style-name="P4">
Time: 2023-04-24T33:00:00-04:00</text:p>
      <text:p text:style-name="P4">
Description: Sychelavski paratroopers by shock pace of the demobilizuvati Zagarbnikiv. Ours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vidos_dshv.jpg" text:style-name="Internet_20_link" text:visited-style-name="Visited_20_Internet_20_Link">
vidos_dshv.jpg</text:a>
']</text:p>
      <text:p text:style-name="P4">
Tags: ['STOPRUSSIA', 'АГРЕСІЯ РФ', 'ВТОРГНЕННЯ РФ', 'ВТРАТИ ВОРОГА', 'ДШВ ЗС УКРАЇНИ']</text:p>
      <text:p text:style-name="P4">
Category: News</text:p>
      <!--METADATA-->
      <text:p text:style-name="P4">
<draw:frame draw:style-name="fr1" draw:name="Image3" text:anchor-type="as-char" svg:width="6.9236in" svg:height="4.557686in" draw:z-index="0">
<draw:image xlink:href="../Images/AРМІЯINFORM/2023-04-24T33-00-00-04-00/vidos_dshv.jpg" xlink:type="simple" xlink:show="embed" xlink:actuate="onLoad" draw:mime-type="image/jpeg"/>
</draw:frame>
The Sicheslav paratroopers continue to demobilize the rebellion. Our defenders are not tired of explaining that the occupiers are not the place of the science of the Ukrainian land and every time they prove who is the owner on it.</text:p>
      <ul>
        <li>
If you do not retreat or make a weapon, the finale will be one - Ukrainian black soil buried you forever, - our defenders say.</li>
      </ul>
      <text:p text:style-name="P4">
Source:(https://www.facebook.com/uaairborne/videos/1340095960237083/?<text:span text:style-name="T4">
cft</text:span>
%5b0%5d=AZUrNFobs3imcIkbC6iwrktd87lBaveqHWpRCHyBnX_RlOSBNrBiIOfGA0i2XuUMzQOOgL8syOc86BRDV-mdiZVE2_lTgsu_17yE1OUHIlxo2MBdp7QSGyP65KxJlhrhMZ1tkOrKc6krMoIPmMRLroazLS1tCgj_9cLQAoeSuJfvUrK4_duV1Ta5)</text:p>
      <text:p text:style-name="P4">
News Source: <text:a xlink:type="simple" xlink:href="https://armyinform.com.ua/2023/04/24/artylerysty-dshv-pokazaly-yakyj-final-ochikuye-na-kozhnogo-z-okupantiv/" text:style-name="Internet_20_link" text:visited-style-name="Visited_20_Internet_20_Link">
https://armyinform.com.ua/2023/04/24/artylerysty-dshv-pokazaly-yakyj-final-ochikuye-na-kozhnogo-z-okupantiv/</text:a>
</text:p>
      <!--NEWS-->
      <text:h text:style-name="P10" text:outline-level="1">
<text:span text:style-name="T4">
The General Staff of the Armed Forces showed how the Netherlands is taught by Ukrainian military</text:span>
</text:h>
      <text:p text:style-name="P4">
Author: ['АРМІЯINFORM']</text:p>
      <text:p text:style-name="P4">
Time: 2023-04-24T34:00:00-04:00</text:p>
      <text:p text:style-name="P4">
Description: On the own OFITSIISISH General headquarters of the Zbroyny forces of Ukraine, Vyplosy Vydlovy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navchannya-u-niderlandah.png" text:style-name="Internet_20_link" text:visited-style-name="Visited_20_Internet_20_Link">
navchannya-u-niderlandah.png</text:a>
']</text:p>
      <text:p text:style-name="P4">
Tags: ['STOPRUSSIA', 'АГРЕСІЯ РФ', 'ВІЙНА', 'ВТОРГНЕННЯ РФ', 'НАВЧАННЯ ЗА КОРДОНОМ', 'НІДЕРЛАНДИ']</text:p>
      <text:p text:style-name="P4">
Category: News</text:p>
      <!--METADATA-->
      <text:p text:style-name="P4">
<draw:frame draw:style-name="fr1" draw:name="Image4" text:anchor-type="as-char" svg:width="6.9236in" svg:height="3.512709in" draw:z-index="0">
<draw:image xlink:href="../Images/AРМІЯINFORM/2023-04-24T34-00-00-04-00/navchannya-u-niderlandah.png" xlink:type="simple" xlink:show="embed" xlink:actuate="onLoad" draw:mime-type="image/png"/>
</draw:frame>
On its official page, the General Staff of the Armed Forces of Ukraine expressed permanence to the Netherlands for support and <text:a xlink:type="simple" xlink:href="https://www.facebook.com/watch/" text:style-name="Internet_20_link" text:visited-style-name="Visited_20_Internet_20_Link">
placed</text:a>
The documentary plot of the royal naval forces of the Netherlands of the Netherlands on how the instructors of the Corps of Marines are taught by Ukrainian military militia by all-life vehicles.</text:p>
      <text:p text:style-name="P4">
The Armed Forces General Staff is convinced that, together with the Netherlands partners, the Ukrainian people will continue to support the Ukrainian people with military and humanities.</text:p>
      <text:p text:style-name="P4">
News Source: <text:a xlink:type="simple" xlink:href="https://armyinform.com.ua/2023/04/24/genshtab-zsu-pokazav-yak-u-niderlandah-navchayut-ukrayinskyh-vijskovyh/" text:style-name="Internet_20_link" text:visited-style-name="Visited_20_Internet_20_Link">
https://armyinform.com.ua/2023/04/24/genshtab-zsu-pokazav-yak-u-niderlandah-navchayut-ukrayinskyh-vijskovyh/</text:a>
</text:p>
      <!--NEWS-->
      <text:h text:style-name="P10" text:outline-level="1">
<text:span text:style-name="T4">
In the capital of Slovenia, Ukrainians continued the right to free travel</text:span>
</text:h>
      <text:p text:style-name="P4">
Author: ['АРМІЯINFORM']</text:p>
      <text:p text:style-name="P4">
Time: 2023-04-24T35:00:00-04:00</text:p>
      <text:p text:style-name="P4">
Description: Українці, які прибули до Словенії у зв’язку з війною, зможуть безкоштовно користувати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_20230423_142844_796.jpg" text:style-name="Internet_20_link" text:visited-style-name="Visited_20_Internet_20_Link">
img_20230423_142844_796.jpg</text:a>
']</text:p>
      <text:p text:style-name="P4">
Tags: ['STOPRUSSIA', 'ВИМУШЕНІ ПЕРЕСЕЛЕНЦІ', 'СВІТ ПІДТРИМУЄ УКРАЇНУ']</text:p>
      <text:p text:style-name="P4">
Category: News</text:p>
      <!--METADATA-->
      <text:p text:style-name="P4">
<draw:frame draw:style-name="fr1" draw:name="Image5" text:anchor-type="as-char" svg:width="6.9236in" svg:height="3.4618in" draw:z-index="0">
<draw:image xlink:href="../Images/AРМІЯINFORM/2023-04-24T35-00-00-04-00/img_20230423_142844_796.jpg" xlink:type="simple" xlink:show="embed" xlink:actuate="onLoad" draw:mime-type="image/jpeg"/>
</draw:frame>
Ukrainians who have arrived in Slovenia in connection with the war will be able to use free public transport of Lublyanya by March 4, 2024, <text:a xlink:type="simple" xlink:href="https://minre.gov.ua/2023/04/23/u-stolyczi-sloveniyi-ukrayinczyam-prodovzhyly-pravo-na-bezkoshtovnyj-proyizd/" text:style-name="Internet_20_link" text:visited-style-name="Visited_20_Internet_20_Link">
reports</text:a>
Ministry of Independence of Reintegration of Temporarily Occupied Territories of Ukraine.</text:p>
      <text:p text:style-name="P4">
To do this, they should contact the Potnicki Centerlpp Central Branch at: Slovenska Cesta 56. There they will be able to issue a Urbana annual card. This card will allow you to use city transport for almost a year.</text:p>
      <text:p text:style-name="P4">
To design the Urbana card, Ukrainians need to present one of the three documents:</text:p>
      <ul>
        <li>
Temporary Protection Card("Iskaznitsa"); * decision on temporary protection and identity document; * Decision on the status of the asylum seeker and the identity document.</li>
      </ul>
      <text:p text:style-name="P4">
Thus, since April this year, free travel in the Public Transportation of Slovenia will only be provided to those citizens who will have an annual card. The specified travel document will need to be compiled every time at entry into transport.</text:p>
      <text:p text:style-name="P4">
<text:span text:style-name="T5">
Importantly!The privilege does not apply to suburban combinations.</text:span>
</text:p>
      <text:p text:style-name="P4">
News Source: <text:a xlink:type="simple" xlink:href="https://armyinform.com.ua/2023/04/24/u-stolyczi-sloveniyi-ukrayinczyam-prodovzhyly-pravo-na-bezkoshtovnyj-proyizd/" text:style-name="Internet_20_link" text:visited-style-name="Visited_20_Internet_20_Link">
https://armyinform.com.ua/2023/04/24/u-stolyczi-sloveniyi-ukrayinczyam-prodovzhyly-pravo-na-bezkoshtovnyj-proyizd/</text:a>
</text:p>
      <!--NEWS-->
      <text:h text:style-name="P10" text:outline-level="1">
<text:span text:style-name="T4">
We have a battalion here … - intercepting GUR</text:span>
</text:h>
      <text:p text:style-name="P4">
Author: ['АРМІЯINFORM']</text:p>
      <text:p text:style-name="P4">
Time: 2023-04-24T36:00:00-04:00</text:p>
      <text:p text:style-name="P4">
Description: Golovna managed by the Rosvіki of the Mini-Minnice of Ukraine on his Telegram-channel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ІЙНА', 'ВТОРГНЕННЯ РФ', 'ГУР ПЕРЕХОПЛЕННЯ']</text:p>
      <text:p text:style-name="P4">
Category: News</text:p>
      <!--METADATA-->
      <text:p text:style-name="P4">
<draw:frame draw:style-name="fr1" draw:name="Image6" text:anchor-type="as-char" svg:width="6.9236in" svg:height="3.894525in" draw:z-index="0">
<draw:image xlink:href="../Images/AРМІЯINFORM/2023-04-24T36-00-00-04-00/gurperehoplennya.jpg" xlink:type="simple" xlink:show="embed" xlink:actuate="onLoad" draw:mime-type="image/jpeg"/>
</draw:frame>
The Main Directorate of Intelligence of the Ministry of Defense of Ukraine on its Telegram-channel has announced another interception of the conversation of Russian invaders.</text:p>
      <text:p text:style-name="P4">
A serviceman who is in Donetsk tells about the intentions of abandonment due to a clutter in the unit and a low level of combat capability:</text:p>
      <ul>
        <li>
“I think crougting what is fleeing, in the bond(unauthorized abandonment of the part)Or somewhere, I'm already tired myself ”; * “We have something here in general, in short, a non-wort”; * “We just have a battalion broke up, we don’t have a battalion, just a penny I took it, I had to go with them. God forbid me in short somehow took me away. 5 people of 300-th at once. " * “Maybe they can work there, but we have chlorkers in general. On drones in general - well, such nonsense "</li>
      </ul>
      <text:p text:style-name="P4">
News Source: <text:a xlink:type="simple" xlink:href="https://armyinform.com.ua/2023/04/24/mozhlyvo-u-vas-tam-umiyut-praczyuvaty-ale-u-nas-vzagali-chmoshnyky-perehoplennya-gur/" text:style-name="Internet_20_link" text:visited-style-name="Visited_20_Internet_20_Link">
https://armyinform.com.ua/2023/04/24/mozhlyvo-u-vas-tam-umiyut-praczyuvaty-ale-u-nas-vzagali-chmoshnyky-perehoplennya-gur/</text:a>
</text:p>
      <!--NEWS-->
      <text:h text:style-name="P10" text:outline-level="1">
<text:span text:style-name="T4">
The Cabinet of Ministers of Ukraine published a reference to 20 useful services</text:span>
</text:h>
      <text:p text:style-name="P4">
Author: ['АРМІЯINFORM']</text:p>
      <text:p text:style-name="P4">
Time: 2023-04-24T37:00:00-04:00</text:p>
      <text:p text:style-name="P4">
Description: Kabіnet Min) Ukrainian at his own Storinzi at Facebook Rosemystvi on Corisny ... War with Ukraine 2022, War with Ukraine Latest News today, News War with Ukraine 2022 Last for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42882246_1471865476954998_3544433101025237572_n.jpg" text:style-name="Internet_20_link" text:visited-style-name="Visited_20_Internet_20_Link">
342882246_1471865476954998_3544433101025237572_n.jpg</text:a>
']</text:p>
      <text:p text:style-name="P4">
Tags: []</text:p>
      <text:p text:style-name="P4">
Category: News</text:p>
      <!--METADATA-->
      <text:p text:style-name="P4">
<draw:frame draw:style-name="fr1" draw:name="Image7" text:anchor-type="as-char" svg:width="6.9236in" svg:height="5.804039in" draw:z-index="0">
<draw:image xlink:href="../Images/AРМІЯINFORM/2023-04-24T37-00-00-04-00/342882246_1471865476954998_3544433101025237572_n.jpg" xlink:type="simple" xlink:show="embed" xlink:actuate="onLoad" draw:mime-type="image/jpeg"/>
</draw:frame>
The Cabinet of Ministers of Ukraine on its Facebook page <text:a xlink:type="simple" xlink:href="https://www.facebook.com/KabminUA/posts/pfbid02wRxxQobLFVQcDsmShb3RgRFCvSXQAdHg49vEBrj5MN1n7AhuLu23jGuHdUAwsR4jl" text:style-name="Internet_20_link" text:visited-style-name="Visited_20_Internet_20_Link">
posted</text:a>
Links to useful services and clarification.</text:p>
      <text:p text:style-name="P4">
News Source: <text:a xlink:type="simple" xlink:href="https://armyinform.com.ua/2023/04/24/kabinet-ministriv-ukrayiny-oprylyudnyv-posylannya-na-20-korysnyh-servisiv/" text:style-name="Internet_20_link" text:visited-style-name="Visited_20_Internet_20_Link">
https://armyinform.com.ua/2023/04/24/kabinet-ministriv-ukrayiny-oprylyudnyv-posylannya-na-20-korysnyh-servisiv/</text:a>
</text:p>
      <!--NEWS-->
      <text:h text:style-name="P10" text:outline-level="1">
<text:span text:style-name="T4">
Our artillery destroyed three enemy Reb stations</text:span>
</text:h>
      <text:p text:style-name="P4">
Author: ['АРМІЯINFORM']</text:p>
      <text:p text:style-name="P4">
Time: 2023-04-24T38:00:00-04:00</text:p>
      <text:p text:style-name="P4">
Description: PIDRODILI RAKENSH INICHK ISILIA 3 stalls Radioelektron Borotbi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arta1.jpg" text:style-name="Internet_20_link" text:visited-style-name="Visited_20_Internet_20_Link">
arta1.jpg</text:a>
']</text:p>
      <text:p text:style-name="P4">
Tags: ['STOPRUSSIA', 'ВІЙНА', 'ВТОРГНЕННЯ РФ', 'ВТРАТИ ВОРОГА', 'ГШ ЗСУ']</text:p>
      <text:p text:style-name="P4">
Category: News</text:p>
      <!--METADATA-->
      <text:p text:style-name="P4">
<draw:frame draw:style-name="fr1" draw:name="Image8" text:anchor-type="as-char" svg:width="6.9236in" svg:height="3.894525in" draw:z-index="0">
<draw:image xlink:href="../Images/AРМІЯINFORM/2023-04-24T38-00-00-04-00/arta1.jpg" xlink:type="simple" xlink:show="embed" xlink:actuate="onLoad" draw:mime-type="image/jpeg"/>
</draw:frame>
** 🔥I</text:p>
      <text:p text:style-name="P4">
Divisions of missile troops and artillery were struck by 3 stations of the enemy -electronic radio, <text:a xlink:type="simple" xlink:href="https://www.facebook.com/GeneralStaff.ua/posts/pfbid024QbCc9Rb8SxW9ZjVmJ3o2jMfsMHJLFP7T994uUwCQQZ5CxVdqJ9bSLJv6jrB5qpJl" text:style-name="Internet_20_link" text:visited-style-name="Visited_20_Internet_20_Link">
reports</text:a>
General Staff of the Ukrainian.</text:p>
      <text:p text:style-name="P4">
The aviation of the Defense Forces of Ukraine over the past day has struck 14 beats in the areas of the occupation of the invaders. Also, 2 enemy reconnaissance UAVs of the Merlin and 1-"Orlan-10", as well as 8 drones-Kamikadze type "Lancet" were shot.</text:p>
      <text:p text:style-name="P4">
News Source: <text:a xlink:type="simple" xlink:href="https://armyinform.com.ua/2023/04/24/nasha-arta-znyshhyla-try-stancziyi-reb-voroga/" text:style-name="Internet_20_link" text:visited-style-name="Visited_20_Internet_20_Link">
https://armyinform.com.ua/2023/04/24/nasha-arta-znyshhyla-try-stancziyi-reb-voroga/</text:a>
</text:p>
      <!--NEWS-->
      <text:h text:style-name="P10" text:outline-level="1">
<text:span text:style-name="T4">
“Armored fist” that breaks the spine of a scrapeful enemy</text:span>
</text:h>
      <text:p text:style-name="P4">
Author: ['АРМІЯINFORM']</text:p>
      <text:p text:style-name="P4">
Time: 2023-04-24T39:00:00-04:00</text:p>
      <text:p text:style-name="P4">
Description: On Svitlinov - Vidvazhni Ukrainian Tanks of the Hall Brigades, Heroi Heroi. Їkhnі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341879368_941668166960021_5780972399976082641_n.jpg" text:style-name="Internet_20_link" text:visited-style-name="Visited_20_Internet_20_Link">
341879368_941668166960021_5780972399976082641_n.jpg</text:a>
', '<text:a xlink:type="simple" xlink:href="https://armyinform.com.ua/wp-content/uploads/2023/04/341713562_1776645779416554_1170318554046365167_n-150x150.jpg" text:style-name="Internet_20_link" text:visited-style-name="Visited_20_Internet_20_Link">
341713562_1776645779416554_1170318554046365167_n-150x150.jpg</text:a>
', '<text:a xlink:type="simple" xlink:href="https://armyinform.com.ua/wp-content/uploads/2023/04/341754625_3532142507069473_7540621139698692477_n-150x150.jpg" text:style-name="Internet_20_link" text:visited-style-name="Visited_20_Internet_20_Link">
341754625_3532142507069473_7540621139698692477_n-150x150.jpg</text:a>
', '<text:a xlink:type="simple" xlink:href="https://armyinform.com.ua/wp-content/uploads/2023/04/342028660_1367342824122299_4109425107630877583_n-150x150.jpg" text:style-name="Internet_20_link" text:visited-style-name="Visited_20_Internet_20_Link">
342028660_1367342824122299_4109425107630877583_n-150x150.jpg</text:a>
', '<text:a xlink:type="simple" xlink:href="https://armyinform.com.ua/wp-content/uploads/2023/04/342192470_615582623784948_89696591435139623_n-150x150.jpg" text:style-name="Internet_20_link" text:visited-style-name="Visited_20_Internet_20_Link">
342192470_615582623784948_89696591435139623_n-150x150.jpg</text:a>
', '<text:a xlink:type="simple" xlink:href="https://armyinform.com.ua/wp-content/uploads/2023/04/342765305_564533182470441_8032576460995580886_n-150x150.jpg" text:style-name="Internet_20_link" text:visited-style-name="Visited_20_Internet_20_Link">
342765305_564533182470441_8032576460995580886_n-150x150.jpg</text:a>
', '<text:a xlink:type="simple" xlink:href="https://armyinform.com.ua/wp-content/uploads/2023/04/342804501_6546126522073893_4856379989763277326_n-150x150.jpg" text:style-name="Internet_20_link" text:visited-style-name="Visited_20_Internet_20_Link">
342804501_6546126522073893_4856379989763277326_n-150x150.jpg</text:a>
', '<text:a xlink:type="simple" xlink:href="https://armyinform.com.ua/wp-content/uploads/2023/04/342850578_1423081388497420_9081890842141559302_n-150x150.jpg" text:style-name="Internet_20_link" text:visited-style-name="Visited_20_Internet_20_Link">
342850578_1423081388497420_9081890842141559302_n-150x150.jpg</text:a>
']</text:p>
      <text:p text:style-name="P4">
Tags: []</text:p>
      <text:p text:style-name="P4">
Category: News</text:p>
      <!--METADATA-->
      <text:p text:style-name="P4">
<draw:frame draw:style-name="fr1" draw:name="Image9" text:anchor-type="as-char" svg:width="6.9236in" svg:height="3.311789in" draw:z-index="0">
<draw:image xlink:href="../Images/AРМІЯINFORM/2023-04-24T39-00-00-04-00/341879368_941668166960021_5780972399976082641_n.jpg" xlink:type="simple" xlink:show="embed" xlink:actuate="onLoad" draw:mime-type="image/jpeg"/>
</draw:frame>
In the photos - brave Ukrainian tankers of the Iron Brigade, real heroes.</text:p>
      <text:p text:style-name="P4">
<text:a xlink:type="simple" xlink:href="https://armyinform.com.ua/wp-content/uploads/2023/04/341713562_1776645779416554_1170318554046365167_n.jpg" text:style-name="Internet_20_link" text:visited-style-name="Visited_20_Internet_20_Link">
!(Images/AРМІЯINFORM/2023-04-24T39-00-00-04-00/341713562_1776645779416554_1170318554046365167_n-150x150.jpg)</text:a>
</text:p>
      <text:p text:style-name="P4">
<text:a xlink:type="simple" xlink:href="https://armyinform.com.ua/wp-content/uploads/2023/04/341754625_3532142507069473_7540621139698692477_n.jpg" text:style-name="Internet_20_link" text:visited-style-name="Visited_20_Internet_20_Link">
<draw:frame draw:style-name="fr1" draw:name="Image10" text:anchor-type="as-char" svg:width="6.9236in" svg:height="6.9236in" draw:z-index="0">
<draw:image xlink:href="../Images/AРМІЯINFORM/2023-04-24T39-00-00-04-00/341754625_3532142507069473_7540621139698692477_n-150x150.jpg" xlink:type="simple" xlink:show="embed" xlink:actuate="onLoad" draw:mime-type="image/jpeg"/>
</draw:frame>
</text:a>
</text:p>
      <text:p text:style-name="P4">
<text:a xlink:type="simple" xlink:href="https://armyinform.com.ua/wp-content/uploads/2023/04/342028660_1367342824122299_4109425107630877583_n.jpg" text:style-name="Internet_20_link" text:visited-style-name="Visited_20_Internet_20_Link">
<draw:frame draw:style-name="fr1" draw:name="Image11" text:anchor-type="as-char" svg:width="6.9236in" svg:height="6.9236in" draw:z-index="0">
<draw:image xlink:href="../Images/AРМІЯINFORM/2023-04-24T39-00-00-04-00/342028660_1367342824122299_4109425107630877583_n-150x150.jpg" xlink:type="simple" xlink:show="embed" xlink:actuate="onLoad" draw:mime-type="image/jpeg"/>
</draw:frame>
</text:a>
</text:p>
      <text:p text:style-name="P4">
<text:a xlink:type="simple" xlink:href="https://armyinform.com.ua/wp-content/uploads/2023/04/342192470_615582623784948_89696591435139623_n.jpg" text:style-name="Internet_20_link" text:visited-style-name="Visited_20_Internet_20_Link">
<draw:frame draw:style-name="fr1" draw:name="Image12" text:anchor-type="as-char" svg:width="6.9236in" svg:height="6.9236in" draw:z-index="0">
<draw:image xlink:href="../Images/AРМІЯINFORM/2023-04-24T39-00-00-04-00/342192470_615582623784948_89696591435139623_n-150x150.jpg" xlink:type="simple" xlink:show="embed" xlink:actuate="onLoad" draw:mime-type="image/jpeg"/>
</draw:frame>
</text:a>
</text:p>
      <text:p text:style-name="P4">
<text:a xlink:type="simple" xlink:href="https://armyinform.com.ua/wp-content/uploads/2023/04/342765305_564533182470441_8032576460995580886_n.jpg" text:style-name="Internet_20_link" text:visited-style-name="Visited_20_Internet_20_Link">
<draw:frame draw:style-name="fr1" draw:name="Image13" text:anchor-type="as-char" svg:width="6.9236in" svg:height="6.9236in" draw:z-index="0">
<draw:image xlink:href="../Images/AРМІЯINFORM/2023-04-24T39-00-00-04-00/342765305_564533182470441_8032576460995580886_n-150x150.jpg" xlink:type="simple" xlink:show="embed" xlink:actuate="onLoad" draw:mime-type="image/jpeg"/>
</draw:frame>
</text:a>
</text:p>
      <text:p text:style-name="P4">
<text:a xlink:type="simple" xlink:href="https://armyinform.com.ua/wp-content/uploads/2023/04/342804501_6546126522073893_4856379989763277326_n.jpg" text:style-name="Internet_20_link" text:visited-style-name="Visited_20_Internet_20_Link">
<draw:frame draw:style-name="fr1" draw:name="Image14" text:anchor-type="as-char" svg:width="6.9236in" svg:height="6.9236in" draw:z-index="0">
<draw:image xlink:href="../Images/AРМІЯINFORM/2023-04-24T39-00-00-04-00/342804501_6546126522073893_4856379989763277326_n-150x150.jpg" xlink:type="simple" xlink:show="embed" xlink:actuate="onLoad" draw:mime-type="image/jpeg"/>
</draw:frame>
</text:a>
</text:p>
      <text:p text:style-name="P4">
<text:a xlink:type="simple" xlink:href="https://armyinform.com.ua/wp-content/uploads/2023/04/342850578_1423081388497420_9081890842141559302_n.jpg" text:style-name="Internet_20_link" text:visited-style-name="Visited_20_Internet_20_Link">
<draw:frame draw:style-name="fr1" draw:name="Image15" text:anchor-type="as-char" svg:width="6.9236in" svg:height="6.9236in" draw:z-index="0">
<draw:image xlink:href="../Images/AРМІЯINFORM/2023-04-24T39-00-00-04-00/342850578_1423081388497420_9081890842141559302_n-150x150.jpg" xlink:type="simple" xlink:show="embed" xlink:actuate="onLoad" draw:mime-type="image/jpeg"/>
</draw:frame>
</text:a>
Their forged hearts beat in the same rhythm with turbines of powerful combat vehicles, aruches skillfully manipulate heavy guns that exactly fall into the target. Every time successfully completed the task is a vivid "Glory to Ukraine!", Kissed by the backdrop of the history of the future Ukrainian victory.</text:p>
      <text:p text:style-name="P4">
Source: <text:a xlink:type="simple" xlink:href="https://www.facebook.com/MinistryofDefence.UA/posts/pfbid0UpwJEXqnkHpWiby6sPaakXnkyZfYDXQ6one2BwY16RitvLWnieUdLHnGYxRKG4mal" text:style-name="Internet_20_link" text:visited-style-name="Visited_20_Internet_20_Link">
Ministry of Defense of Ukraine</text:a>
</text:p>
      <text:p text:style-name="P4">
News Source: <text:a xlink:type="simple" xlink:href="https://armyinform.com.ua/2023/04/24/bronovanyj-kulak-yakyj-lamaye-hrebet-skazhenomu-vorogu/" text:style-name="Internet_20_link" text:visited-style-name="Visited_20_Internet_20_Link">
https://armyinform.com.ua/2023/04/24/bronovanyj-kulak-yakyj-lamaye-hrebet-skazhenomu-vorogu/</text:a>
</text:p>
      <!--NEWS-->
      <text:h text:style-name="P10" text:outline-level="1">
<text:span text:style-name="T4">
During the day our warriors repulsed about 60 enemy attacks</text:span>
</text:h>
      <text:p text:style-name="P4">
Author: ['АРМІЯINFORM']</text:p>
      <text:p text:style-name="P4">
Time: 2023-04-24T40:00:00-04:00</text:p>
      <text:p text:style-name="P4">
Description: Rosiyska Federalsiya izhnoruvati mute -people's law, Terorizuchi ... War with Ukraine 2022, war with Ukraine Latest news today, News War with Ukraine 2022 The last ones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bojovi-diyi-3.jpg" text:style-name="Internet_20_link" text:visited-style-name="Visited_20_Internet_20_Link">
bojovi-diyi-3.jpg</text:a>
']</text:p>
      <text:p text:style-name="P4">
Tags: ['STOPRUSSIA', 'АГРЕСІЯ РФ', 'ВІЙНА', 'ВТОРГНЕННЯ РФ', 'ГШ ЗСУ', 'ХРОНІКА ОБОРОНИ']</text:p>
      <text:p text:style-name="P4">
Category: News</text:p>
      <!--METADATA-->
      <text:p text:style-name="P4">
<draw:frame draw:style-name="fr1" draw:name="Image16" text:anchor-type="as-char" svg:width="6.9236in" svg:height="3.894525in" draw:z-index="0">
<draw:image xlink:href="../Images/AРМІЯINFORM/2023-04-24T40-00-00-04-00/bojovi-diyi-3.jpg" xlink:type="simple" xlink:show="embed" xlink:actuate="onLoad" draw:mime-type="image/jpeg"/>
</draw:frame>
<text:span text:style-name="T4">
 🔥 Situation on Russian invasion </text:span>
</text:p>
      <text:p text:style-name="P4">
The Russian Federation continues to ignore international humanitarian law by terrorizing civilians and destroying housing and critical infrastructure.</text:p>
      <text:p text:style-name="P4">
During the last day, the enemy has caused 1 missile and 46 aircraft blows. About 60 shelling of rocket launchers on positions of troops and settlements. Actively uses aviation, using winged aviation bombs in Lugansk, Donetsk, Zaporizhzhya and Kherson region. As a result, private dwellings and other civilian infrastructure were destroyed and damaged by civilians, [reports] <text:a xlink:type="simple" xlink:href="https://www.facebook.com/GeneralStaff.ua/posts/pfbid024QbCc9Rb8SxW9ZjVmJ3o2jMfsMHJLFP7T994uUwCQQZ5CxVdqJ9bSLJv6jrB5qpJl" text:style-name="Internet_20_link" text:visited-style-name="Visited_20_Internet_20_Link">
reports</text:a>
General Staff of the Ukrainian.</text:p>
      <text:p text:style-name="P4">
The likelihood of rocket and aviation strikes throughout Ukraine is high.</text:p>
      <text:p text:style-name="P4">
The main efforts of the enemy focuses on conducting the offensive actions of the Nabakhmut, Avdeev and Mariinsky directions - reflecting about 60 attacks. The most fierce battles continue for Bakhmut and Marinka.</text:p>
      <text:p text:style-name="P4">
News Source: <text:a xlink:type="simple" xlink:href="https://armyinform.com.ua/2023/04/24/protyagom-doby-nashi-voyiny-vidbyly-blyzko-60-atak-protyvnyka/" text:style-name="Internet_20_link" text:visited-style-name="Visited_20_Internet_20_Link">
https://armyinform.com.ua/2023/04/24/protyagom-doby-nashi-voyiny-vidbyly-blyzko-60-atak-protyvnyka/</text:a>
</text:p>
      <!--NEWS-->
      <text:h text:style-name="P10" text:outline-level="1">
<text:span text:style-name="T4">
The Russians continue to keep significant forces in border areas with Ukraine</text:span>
</text:h>
      <text:p text:style-name="P4">
Author: ['АРМІЯINFORM']</text:p>
      <text:p text:style-name="P4">
Time: 2023-04-24T41:00:00-04:00</text:p>
      <text:p text:style-name="P4">
Description: На Волинському та Поліському напрямках оперативна обстановка залишається стал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tezhymo-2.jpg" text:style-name="Internet_20_link" text:visited-style-name="Visited_20_Internet_20_Link">
stezhymo-2.jpg</text:a>
']</text:p>
      <text:p text:style-name="P4">
Tags: ['STOPRUSSIA', 'АГРЕСІЯ РФ', 'ВТОРГНЕННЯ РФ', 'ПІВНІЧНИЙ НАПРЯМОК']</text:p>
      <text:p text:style-name="P4">
Category: News</text:p>
      <!--METADATA-->
      <text:p text:style-name="P4">
<draw:frame draw:style-name="fr1" draw:name="Image17" text:anchor-type="as-char" svg:width="6.9236in" svg:height="4.32725in" draw:z-index="0">
<draw:image xlink:href="../Images/AРМІЯINFORM/2023-04-24T41-00-00-04-00/stezhymo-2.jpg" xlink:type="simple" xlink:show="embed" xlink:actuate="onLoad" draw:mime-type="image/jpeg"/>
</draw:frame>
** 🔥I</text:p>
      <text:p text:style-name="P4">
In the Volyn and Polissya directions, the operational situation remains a steady. No signs of formation of offensive groups were detected.</text:p>
      <text:p text:style-name="P4">
In the Siversky and Slobozhansky directions, the enemy continues to keep the districts with Ukraine with Ukraine, Kursk and Belgorod regions. During the last day he fired at Gremyach of Chernihiv region; Red Zorya, Pavlovka, Kindrativka, Timofeevka of Sumy region, as well as Goptivka, Green, Neskutny, Budarki, Milovo and Red First in Kharkiv region, <text:a xlink:type="simple" xlink:href="https://www.facebook.com/GeneralStaff.ua/posts/pfbid024QbCc9Rb8SxW9ZjVmJ3o2jMfsMHJLFP7T994uUwCQQZ5CxVdqJ9bSLJv6jrB5qpJl" text:style-name="Internet_20_link" text:visited-style-name="Visited_20_Internet_20_Link">
reports</text:a>
General Staff of the Ukrainian.</text:p>
      <text:p text:style-name="P4">
In the Kupyansk direction of artillery shelling of the enemy were suffered by two -year, Gryanivka, Masutivka, Lyman first, Kislivka and Berestovo of Kharkiv region; Novoselivske in Luhansk region; Thorns and controversial Donetsk region.</text:p>
      <text:p text:style-name="P4">
News Source: <text:a xlink:type="simple" xlink:href="https://armyinform.com.ua/2023/04/24/rosiyany-i-nadali-trymayut-znachni-syly-u-prykordonnyh-z-ukrayinoyu-rajonah/" text:style-name="Internet_20_link" text:visited-style-name="Visited_20_Internet_20_Link">
https://armyinform.com.ua/2023/04/24/rosiyany-i-nadali-trymayut-znachni-syly-u-prykordonnyh-z-ukrayinoyu-rajonah/</text:a>
</text:p>
      <!--NEWS-->
      <text:h text:style-name="P10" text:outline-level="1">
<text:span text:style-name="T4">
Окупанти грабують зерно та мобілізують цивільних лікарів</text:span>
</text:h>
      <text:p text:style-name="P4">
Author: ['АРМІЯINFORM']</text:p>
      <text:p text:style-name="P4">
Time: 2023-04-24T42:00:00-04:00</text:p>
      <text:p text:style-name="P4">
Description: Yak the General Headquarters of the ZS Ukrainian, the payers are disastrous not to Vistach Medical ... The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okupant-1.jpg" text:style-name="Internet_20_link" text:visited-style-name="Visited_20_Internet_20_Link">
okupant-1.jpg</text:a>
']</text:p>
      <text:p text:style-name="P4">
Tags: ['STOPRUSSIA', 'АГРЕСІЯ РФ', 'ВІЙНА', 'ВІЙСЬКОВІ ЗЛОЧИНИ РФ', 'ВТОРГНЕННЯ РФ']</text:p>
      <text:p text:style-name="P4">
Category: News</text:p>
      <!--METADATA-->
      <text:p text:style-name="P4">
<draw:frame draw:style-name="fr1" draw:name="Image18" text:anchor-type="as-char" svg:width="6.9236in" svg:height="3.893007in" draw:z-index="0">
<draw:image xlink:href="../Images/AРМІЯINFORM/2023-04-24T42-00-00-04-00/okupant-1.jpg" xlink:type="simple" xlink:show="embed" xlink:actuate="onLoad" draw:mime-type="image/jpeg"/>
</draw:frame>
As <text:a xlink:type="simple" xlink:href="https://www.facebook.com/GeneralStaff.ua/posts/pfbid024QbCc9Rb8SxW9ZjVmJ3o2jMfsMHJLFP7T994uUwCQQZ5CxVdqJ9bSLJv6jrB5qpJl" text:style-name="Internet_20_link" text:visited-style-name="Visited_20_Internet_20_Link">
reports</text:a>
The General Staff of the UKRAINE, the occupiers are catastrophically lacking in the medical staff on the battlefield. The purpose of replenishing the non -complex of military doctors, local employees of Memories of Berdyansk, who received passports of citizens of Russian federation, began to be compelled to the enemy. Involve - threatens them loss of jobs.</text:p>
      <text:p text:style-name="P4">
In addition, Russian invaders continue to rob the civilian population of Ukraine, appropriation of grain crops. Thus, in the city of Berdyansk, Zaporizhzhya region, such a Russian occupation "power" tries to take out the stolen grain, loading it on enemy cargo vessels.</text:p>
      <text:p text:style-name="P4">
News Source: <text:a xlink:type="simple" xlink:href="https://armyinform.com.ua/2023/04/24/okupanty-grabuyut-zerno-ta-mobilizuyut-czyvilnyh-likariv/" text:style-name="Internet_20_link" text:visited-style-name="Visited_20_Internet_20_Link">
https://armyinform.com.ua/2023/04/24/okupanty-grabuyut-zerno-ta-mobilizuyut-czyvilnyh-likariv/</text:a>
</text:p>
      <!--NEWS-->
      <text:h text:style-name="P10" text:outline-level="1">
<text:span text:style-name="T4">
Defense forces per day eliminated nearly 700 invaders, destroyed 8 tanks and 12 artsystems</text:span>
</text:h>
      <text:p text:style-name="P4">
Author: ['АРМІЯINFORM']</text:p>
      <text:p text:style-name="P4">
Time: 2023-04-24T43:00:00-04:00</text:p>
      <text:p text:style-name="P4">
Description: Zagalni Boyov, take the enemy on 02.24.22 to 04.24.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46d5547a-bf06-4a2e-a4df-295b2f2421fa-scaled.jpg" text:style-name="Internet_20_link" text:visited-style-name="Visited_20_Internet_20_Link">
46d5547a-bf06-4a2e-a4df-295b2f2421fa-scaled.jpg</text:a>
']</text:p>
      <text:p text:style-name="P4">
Tags: ['STOPRUSSIA', 'АГРЕСІЯ РФ', 'ВТОРГНЕННЯ РФ', 'ВТРАТИ ВОРОГА', 'ГШ ЗСУ']</text:p>
      <text:p text:style-name="P4">
Category: News</text:p>
      <!--METADATA-->
      <text:p text:style-name="P4">
<draw:frame draw:style-name="fr1" draw:name="Image19" text:anchor-type="as-char" svg:width="6.9236in" svg:height="6.981297in" draw:z-index="0">
<draw:image xlink:href="../Images/AРМІЯINFORM/2023-04-24T43-00-00-04-00/46d5547a-bf06-4a2e-a4df-295b2f2421fa-scaled.jpg" xlink:type="simple" xlink:show="embed" xlink:actuate="onLoad" draw:mime-type="image/jpeg"/>
</draw:frame>
</text:p>
      <text:p text:style-name="P4">
Загальні бойові втрати противника з 24.02.22 по 24.04.23 орієнтовностановлять:</text:p>
      <ul>
        <li>
<text:span text:style-name="T4">
особового складу ‒</text:span>
 187080 (+660)persons eliminated<text:span text:style-name="T4">
<text:span text:style-name="T5">
 tanks - </text:span>
* 3683(+8)</text:span>
<text:span text:style-name="T5">
 combat armored vehicles - </text:span>
<text:span text:style-name="T5">
 7139(+8)</text:span>
<text:span text:style-name="T4">
 Artillery systems - </text:span>
 2849(+12)<text:span text:style-name="T5">
 </text:span>
<text:span text:style-name="T5">
 RSZV - </text:span>
<text:span text:style-name="T5">
 539(0)</text:span>
<text:span text:style-name="T4">
 air defense means - </text:span>
 289(0)<text:span text:style-name="T4">
<text:span text:style-name="T5">
 aircraft - </text:span>
* 308(0)</text:span>
<text:span text:style-name="T5">
 helicopters - </text:span>
<text:span text:style-name="T5">
 294(0)  * </text:span>
<text:span text:style-name="T5">
БПЛА оперативно-тактичного рівня ‒</text:span>
<text:span text:style-name="T5">
 2413 (+11)</text:span>
<text:span text:style-name="T4">
 Winged missiles - </text:span>
 911(0)<text:span text:style-name="T4">
<text:span text:style-name="T5">
 ships / boats - </text:span>
* 18(0)  * </text:span>
автомобільної техніки та автоцистерн ‒<text:span text:style-name="T4">
 5753 (+23)</text:span>
<text:span text:style-name="T5">
 SPECIAL TECHANGE - </text:span>
* 339(0)The data is specified ...</li>
      </ul>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24.04.23.</text:p>
      <text:p text:style-name="P4">
News Source: <text:a xlink:type="simple" xlink:href="https://armyinform.com.ua/2023/04/24/syly-oborony-za-dobu-likviduvaly-majzhe-700-okupantiv-znyshhyly-8-tankiv-i-12-artsystem/" text:style-name="Internet_20_link" text:visited-style-name="Visited_20_Internet_20_Link">
https://armyinform.com.ua/2023/04/24/syly-oborony-za-dobu-likviduvaly-majzhe-700-okupantiv-znyshhyly-8-tankiv-i-12-artsystem/</text:a>
</text:p>
      <!--NEWS-->
      <text:h text:style-name="P10" text:outline-level="1">
<text:span text:style-name="T4">
Армія рф вчергове обстріляла Чернігівщину: зафіксовано 13 приходів</text:span>
</text:h>
      <text:p text:style-name="P4">
Author: ['АРМІЯINFORM']</text:p>
      <text:p text:style-name="P4">
Time: 2023-04-24T44:00:00-04:00</text:p>
      <text:p text:style-name="P4">
Description: російські окупаційні війська продовжували обстріли прикордонних районів Чернігів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fa93dc4e5d9ed52-1.jpg" text:style-name="Internet_20_link" text:visited-style-name="Visited_20_Internet_20_Link">
1fa93dc4e5d9ed52-1.jpg</text:a>
']</text:p>
      <text:p text:style-name="P4">
Tags: ['STOPRUSSIA', 'ВОРОЖІ ОБСТРІЛИ', 'ОПЕРАТИВНЕ КОМАНДУВАННЯ «ПІВНІЧ»']</text:p>
      <text:p text:style-name="P4">
Category: News</text:p>
      <!--METADATA-->
      <text:p text:style-name="P4">
<draw:frame draw:style-name="fr1" draw:name="Image20" text:anchor-type="as-char" svg:width="6.9236in" svg:height="4.612827in" draw:z-index="0">
<draw:image xlink:href="../Images/AРМІЯINFORM/2023-04-24T44-00-00-04-00/1fa93dc4e5d9ed52-1.jpg" xlink:type="simple" xlink:show="embed" xlink:actuate="onLoad" draw:mime-type="image/jpeg"/>
</draw:frame>
Russian occupation troops continued shelling of border districts of Chernihiv region.</text:p>
      <text:p text:style-name="P4">
About it <text:a xlink:type="simple" xlink:href="https://t.me/ok_pivnich1/2011" text:style-name="Internet_20_link" text:visited-style-name="Visited_20_Internet_20_Link">
reports</text:a>
Operational Command "North".</text:p>
      <text:p text:style-name="P4">
"From 06:35 to 07:20, 13 parishes were recorded, probably from the SAU, on the inhabitant Gremyach," - the message reads.</text:p>
      <text:p text:style-name="P4">
It is noted that information was not received about losses among the local population or damage to civil infrastructure.</text:p>
      <text:p text:style-name="P4">
News Source: <text:a xlink:type="simple" xlink:href="https://armyinform.com.ua/2023/04/24/armiya-rf-vchergove-obstrilyala-chernigivshhynu-zafiksovano-13-pryhodiv/" text:style-name="Internet_20_link" text:visited-style-name="Visited_20_Internet_20_Link">
https://armyinform.com.ua/2023/04/24/armiya-rf-vchergove-obstrilyala-chernigivshhynu-zafiksovano-13-pryhodiv/</text:a>
</text:p>
      <!--NEWS-->
      <text:h text:style-name="P10" text:outline-level="1">
<text:span text:style-name="T4">
Coordinating Staff urged families of prisoners not to provide personal data to outsiders</text:span>
</text:h>
      <text:p text:style-name="P4">
Author: ['АРМІЯINFORM']</text:p>
      <text:p text:style-name="P4">
Time: 2023-04-24T45:00:00-04:00</text:p>
      <text:p text:style-name="P4">
Description: У Координаційному штабі відбулася зустріч з родинами полонених і зниклих безвіс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ez-imeni-11.jpg" text:style-name="Internet_20_link" text:visited-style-name="Visited_20_Internet_20_Link">
bez-imeni-11.jpg</text:a>
']</text:p>
      <text:p text:style-name="P4">
Tags: ['ВІЙСЬКОВОПОЛОНЕНІ', 'ДМИТРО УСОВ', 'КООРДИНАЦІЙНИЙ ШТАБ З ПИТАНЬ ПОВОДЖЕННЯ З ВІЙСЬКОВОПОЛОНЕНИМИ', 'МІЖНАРОДНИЙ КОМІТЕТ ЧЕРВОНОГО ХРЕСТА']</text:p>
      <text:p text:style-name="P4">
Category: News</text:p>
      <!--METADATA-->
      <text:p text:style-name="P4">
<draw:frame draw:style-name="fr1" draw:name="Image21" text:anchor-type="as-char" svg:width="6.9236in" svg:height="3.921088in" draw:z-index="0">
<draw:image xlink:href="../Images/AРМІЯINFORM/2023-04-24T45-00-00-04-00/bez-imeni-11.jpg" xlink:type="simple" xlink:show="embed" xlink:actuate="onLoad" draw:mime-type="image/jpeg"/>
</draw:frame>
The Coordination Headquarters met with the families of prisoners and disappeared defenders under the chairmanship of the secretary of the headquarters Dmitry Usov, during which he drew attention to the issues of information security. He urged not to entrust information from unverified sources and not to provide personal data to his or her non -servicemen to outsiders.</text:p>
      <text:p text:style-name="P4">
About it <text:a xlink:type="simple" xlink:href="https://t.me/Koord_shtab/881" text:style-name="Internet_20_link" text:visited-style-name="Visited_20_Internet_20_Link">
reports</text:a>
Coordinating headquarters for the issue of prisoners of war.</text:p>
      <text:p text:style-name="P4">
According to Dmitry Usov, from Russian captivity returning, in particular, to Tivian servants who were considered missing. Everyone who is in the uniform register of the National Information Bureau is involved in the exchange processes.</text:p>
      <text:p text:style-name="P4">
Another of the topics that were broken during the meeting was the return of Tilzag's defenders.</text:p>
      <text:p text:style-name="P4">
"We are negotiating, we are looking for different ways to return the bodies of our defenders and defenders," Oleg Kotenko, a commissioner for persons, said disappeared. "But in order to work out surely locations, you need to have access to these places and conditions for safe work."</text:p>
      <text:p text:style-name="P4">
A representative of the Department of Civil-Military Cooperation of Armed Siline assured that search groups are ready for the relevant tasks.</text:p>
      <text:p text:style-name="P4">
Separately paid attention to cooperation with the International Committee of the Red Cross(ICCH), participation of the organization in the procedures for the return of bodies of dead military servicemen and access to places of detention. Dmitry Usov reported that the Coordination Headquarters asked the ICCC to execute his mandate and to provoke the places of maintenance of our prisoners in the Russian Federation and at the time of occupied Ukrainian territories.</text:p>
      <text:p text:style-name="P4">
For her part, the ICCH representative stressed that not all the information that the organization would be, can be disclosed. In the case where there is information of the maintenance of the serviceman, the ICCH makes appropriate requests, to keep access to it.</text:p>
      <text:p text:style-name="P4">
"We cannot directly pick up the bodies of fallen servicemen and we are not turned prisoners," the ICCH representative said. - Our task is to keep access to places of detention and imprisonment. However, we can be more likely within our powers. "</text:p>
      <text:p text:style-name="P4">
News Source: <text:a xlink:type="simple" xlink:href="https://armyinform.com.ua/2023/04/24/koordynaczijnyj-shtab-zaklykav-rodyny-polonenyh-ne-nadavaty-personalni-dani-storonnim-osobam/" text:style-name="Internet_20_link" text:visited-style-name="Visited_20_Internet_20_Link">
https://armyinform.com.ua/2023/04/24/koordynaczijnyj-shtab-zaklykav-rodyny-polonenyh-ne-nadavaty-personalni-dani-storonnim-osobam/</text:a>
</text:p>
      <!--NEWS-->
      <text:h text:style-name="P10" text:outline-level="1">
<text:span text:style-name="T4">
At Sivershchyna and Slobozhanschyna directions Russian army shelled Klusy, Hremyach of Cherni...</text:span>
</text:h>
      <text:p text:style-name="P4">
Authors: liveuamap (Language: en)</text:p>
      <text:p text:style-name="P4">
Time: 2023-04-25T-10:21:00</text:p>
      <text:p text:style-name="P4">
Location: Vovchansk (Latitude:50.18163 Longtitude:37.60105)</text:p>
      <text:p text:style-name="P4">
Videos: []</text:p>
      <text:p text:style-name="P4">
Images: []</text:p>
      <text:p text:style-name="P4">
Tags: ["Russia"]</text:p>
      <text:p text:style-name="P4">
Id: 22558521</text:p>
      <!--METADATA-->
      <text:p text:style-name="P4">
At sivershchyna and slBozhanschyna directions Russian army Shelled Klusy, Hremyach of Chernihiv Region; Novovasylivka, Kucherivka, Shalyhine, Stukalivka, Iskryskivschyna, Volfyne, Mohrykya, Popivka of Sumy Region, ALSOKIP, MALI PROKHOKHOKHOKHOKHOKHOKHOKHOKHOKHOKHOZHYKOKYKYC , - General Staff of Armed Forces of Ukraine Says in the MorningReport</text:p>
      <text:p text:style-name="P4">
News Collection Link:(https://liveuamap.com/en/2023/25-april-at-sivershchyna-and-slobozhanschyna-directions-russian)</text:p>
      <text:p text:style-name="P4">
News Source: <text:a xlink:type="simple" xlink:href="https://t.me/lumsrc/4587" text:style-name="Internet_20_link" text:visited-style-name="Visited_20_Internet_20_Link">
https://t.me/lumsrc/4587</text:a>
</text:p>
      <!--NEWS-->
      <text:h text:style-name="P10" text:outline-level="1">
<text:span text:style-name="T4">
У Запоріжжі прогриміли вибухи - ЗМІ</text:span>
</text:h>
      <text:p text:style-name="P4">
Authors: Ukrinform (Person)</text:p>
      <text:p text:style-name="P4">
Publisher: Укринформ (Organization)</text:p>
      <text:p text:style-name="P4">
Published Time: 2023-04-25T-10:49:00+03:00</text:p>
      <text:p text:style-name="P4">
Modified Time: 2023-04-25T23:49:00+03:00</text:p>
      <text:p text:style-name="P4">
Description: During air anxiety in Zaporozhye, explosions were hear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Вибух', 'Запоріжжя', 'Війна з росією', 'Повітряна тривога']</text:p>
      <text:p text:style-name="P4">
Type: Article</text:p>
      <!--METADATA-->
      <text:p text:style-name="P4">
<draw:frame draw:style-name="fr1" draw:name="Image22" text:anchor-type="as-char" svg:width="6.9236in" svg:height="3.956343in" draw:z-index="0">
<draw:image xlink:href="../Images/yкринформ/2023-04-25T-10-49-00-03-00/630_360_1538997483-946.jpg" xlink:type="simple" xlink:show="embed" xlink:actuate="onLoad" draw:mime-type="image/jpeg"/>
</draw:frame>
 Під часповітряної тривоги в Запоріжжі було чути вибухи.</text:p>
      <text:p text:style-name="P4">
Про це повідомляє <text:a xlink:type="simple" xlink:href="https://t.me/suspilnenews/20163" text:style-name="Internet_20_link" text:visited-style-name="Visited_20_Internet_20_Link">
 </text:a>
, reports Ukrinform.</text:p>
      <text:p text:style-name="P4">
"In Zaporozhye, the sounds of explosions are heard, the correspondents of the public reports," it will be in the post.</text:p>
      <text:p text:style-name="P4">
Air anxiety has been announced in the city and region.</text:p>
      <text:p text:style-name="P4">
<text:span text:style-name="T4">
 Read also: </text:span>
 <text:a xlink:type="simple" xlink:href="https://www.ukrinform.ua/rubric-ato/3699732-zmi-povidomili-pro-vibuhi-u-zaporizzi.html" text:style-name="Internet_20_link" text:visited-style-name="Visited_20_Internet_20_Link">
<text:span text:style-name="T4">
 Zaporizhia </text:span>
</text:a>
As it was reported, on April 24, the Russians fired at the Zaporozhye region from aviation and "hail", resulting in a woman wounded.</text:p>
      <text:p text:style-name="P4">
News Source: <text:a xlink:type="simple" xlink:href="https://www.ukrinform.ua/rubric-ato/3700729-u-zaporizzi-progrimili-vibuhi-zmi.html" text:style-name="Internet_20_link" text:visited-style-name="Visited_20_Internet_20_Link">
https://www.ukrinform.ua/rubric-ato/3700729-u-zaporizzi-progrimili-vibuhi-zmi.html</text:a>
</text:p>
      <!--NEWS-->
      <text:h text:style-name="P10" text:outline-level="1">
<text:span text:style-name="T4">
AT Kupyansk Directive Russian Army Sheled Topoli, Kamyanka, Krasnoye Persher, Fonolivka, New ...</text:span>
</text:h>
      <text:p text:style-name="P4">
Authors: liveuamap (Language: en)</text:p>
      <text:p text:style-name="P4">
Time: 2023-04-25T-12:21:00</text:p>
      <text:p text:style-name="P4">
Location: Kharkiv (Latitude:49.52031 Longtitude:37.95347)</text:p>
      <text:p text:style-name="P4">
Videos: []</text:p>
      <text:p text:style-name="P4">
Images: []</text:p>
      <text:p text:style-name="P4">
Tags: ["Russia"]</text:p>
      <text:p text:style-name="P4">
Id: 22558514</text:p>
      <!--METADATA-->
      <text:p text:style-name="P4">
At Kupiansk direction Russian army shelled Topoli, Kamyanka, Krasne Pershe,Fyholivka, Novomlynsk, Dvorichna, Zapadne, Kindrashivka, Masutivka, Kyslivkaof Kharkiv region and Novoselivske of Luhansk region, - General Staff of ArmedForces of Ukraine says in the morning report</text:p>
      <text:p text:style-name="P4">
News Collection Link: <text:a xlink:type="simple" xlink:href="https://liveuamap.com/en/2023/25-april-at-kupiansk-direction-russian-army-shelled--topoli" text:style-name="Internet_20_link" text:visited-style-name="Visited_20_Internet_20_Link">
https://liveuamap.com/en/2023/25-april-at-kupiansk-direction-russian-army-shelled--topoli</text:a>
</text:p>
      <text:p text:style-name="P4">
News Source: <text:a xlink:type="simple" xlink:href="https://t.me/lumsrc/4588" text:style-name="Internet_20_link" text:visited-style-name="Visited_20_Internet_20_Link">
https://t.me/lumsrc/4588</text:a>
</text:p>
      <!--NEWS-->
      <text:h text:style-name="P10" text:outline-level="1">
<text:span text:style-name="T4">
Ворог ударив з артилерії по Марганцю й Нікополю, постраждали дві жінки</text:span>
</text:h>
      <text:p text:style-name="P4">
Authors: Ukrinform (Person)</text:p>
      <text:p text:style-name="P4">
Publisher: Укринформ (Organization)</text:p>
      <text:p text:style-name="P4">
Published Time: 2023-04-25T-12:35:00+03:00</text:p>
      <text:p text:style-name="P4">
Modified Time: 2023-04-25T23:35:00+03:00</text:p>
      <text:p text:style-name="P4">
Description: The Russian army on April 25 struck from heavy artillery in the cities of Marganets and Nikopol of Dnipropetrovsk region, there are victims among civilians. - Ukrinform.</text:p>
      <text:p text:style-name="P4">
Images: ["<text:a xlink:type="simple" xlink:href="https://static.ukrinform.com/photos/2023_04/thumb_files/630_360_1682454085-928.jpg" text:style-name="Internet_20_link" text:visited-style-name="Visited_20_Internet_20_Link">
630_360_16824...</text:a>
"]</text:p>
      <text:p text:style-name="P4">
Tags: ['Дніпропетровщина', 'Нікополь', 'Обстріл', 'Війна з росією']</text:p>
      <text:p text:style-name="P4">
Type: Article</text:p>
      <!--METADATA-->
      <text:p text:style-name="P4">
<draw:frame draw:style-name="fr1" draw:name="Image23" text:anchor-type="as-char" svg:width="6.9236in" svg:height="3.956343in" draw:z-index="0">
<draw:image xlink:href="../Images/yкринформ/2023-04-25T-12-35-00-03-00/630_360_1682454085-928.jpg" xlink:type="simple" xlink:show="embed" xlink:actuate="onLoad" draw:mime-type="image/jpeg"/>
</draw:frame>
 російськаармія надвечір 25 квітня вдарила з важкої артилерії по містах Марганець іНікополь Дніпропетровської області, є постраждалі серед цивільного населення.</text:p>
      <text:p text:style-name="P4">
Як передає Укрінформ, про це Дніпропетровська обласна військова адміністраціяповідомила у <text:a xlink:type="simple" xlink:href="http://www.facebook.com/dniproODA/posts/pfbid02svj5t7JxEQdkDDSYwZTuUudneEbL7utAVuckeQYFDiAz5Ejgmqa2hXE1c4xgvyGcl" text:style-name="Internet_20_link" text:visited-style-name="Visited_20_Internet_20_Link">
</text:a>
with reference to the Regional Directorate of the SES.</text:p>
      <text:p text:style-name="P4">
In manganese, two women aged 64 and 77 years were injured as a result of Russian shelling. They will be treated on an outpatient basis.</text:p>
      <text:p text:style-name="P4">
Two administrative buildings were damaged in the city with enemy fire, eight private homes, one five -storey and one two -storey building were destroyed.</text:p>
      <text:p text:style-name="P4">
Two outbuildings were also destroyed, 12 more - mutilated, beaten gas -guns.</text:p>
      <text:p text:style-name="P4">
In addition, the garage caught fire through the shelling. As of this time <text:a xlink:type="simple" xlink:href="https://www.ukrinform.ua/tag-pozeza" text:style-name="Internet_20_link" text:visited-style-name="Visited_20_Internet_20_Link">
</text:a>
Taming.</text:p>
      <text:p text:style-name="P4">
<text:span text:style-name="T4">
 Read also: </text:span>
 <text:a xlink:type="simple" xlink:href="https://www.ukrinform.ua/rubric-regions/3699992-pisla-vcorasnogo-udaru-po-nikopolu-odna-ludina-zalisaetsa-v-likarni.html" text:style-name="Internet_20_link" text:visited-style-name="Visited_20_Internet_20_Link">
<text:span text:style-name="T4">
 Nikopol </text:span>
</text:a>
In Nikopol, Russian troops have been damaged by a private enterprise, an apartment building, a shop and cars.</text:p>
      <text:p text:style-name="P4">
The survey of territories is ongoing. The information is specified.</text:p>
      <text:p text:style-name="P4">
As reported by Ukrinform, <text:a xlink:type="simple" xlink:href="http://www.ukrinform.ua/rubric-ato/3700152-zagarbniki-atakuvali-z-vazkoi-artilerii-ta-droniv-gromadu-na-dnipropetrovsini.html" text:style-name="Internet_20_link" text:visited-style-name="Visited_20_Internet_20_Link">
</text:a>
Dnipropetrovsk region from heavy artillery Tabespilonik.</text:p>
      <text:p text:style-name="P4">
News Source: <text:a xlink:type="simple" xlink:href="https://www.ukrinform.ua/rubric-ato/3700724-vorog-udariv-z-artilerii-po-margancu-j-nikopolu-postrazdali-dvi-zinki.html" text:style-name="Internet_20_link" text:visited-style-name="Visited_20_Internet_20_Link">
https://www.ukrinform.ua/rubric-ato/3700724-vorog-udariv-z-artilerii-po-margancu-j-nikopolu-postrazdali-dvi-zinki.html</text:a>
</text:p>
      <!--NEWS-->
      <text:h text:style-name="P10" text:outline-level="1">
<text:span text:style-name="T4">
The Government offers to apply sectoral sanctions to Iran</text:span>
</text:h>
      <text:p text:style-name="P4">
Authors: Ukrinform (Person)</text:p>
      <text:p text:style-name="P4">
Publisher: Укринформ (Organization)</text:p>
      <text:p text:style-name="P4">
Published Time: 2023-04-25T-144:03:00+03:00</text:p>
      <text:p text:style-name="P4">
Modified Time: 2023-04-25T17:03:00+03:00</text:p>
      <text:p text:style-name="P4">
Description: On April 25, the Cabinet of Ministers decided to submit proposals for the application of sectoral sanctions to the Islamic Republic of Iran. - Ukrinform.</text:p>
      <text:p text:style-name="P4">
Images: ["<text:a xlink:type="simple" xlink:href="https://static.ukrinform.com/photos/2019_10/thumb_files/630_360_1569929254-777.jpg" text:style-name="Internet_20_link" text:visited-style-name="Visited_20_Internet_20_Link">
630_360_15699...</text:a>
"]</text:p>
      <text:p text:style-name="P4">
Tags: ['Іран', 'Мінекономіки', 'Санкції']</text:p>
      <text:p text:style-name="P4">
Type: Article</text:p>
      <!--METADATA-->
      <text:p text:style-name="P4">
<draw:frame draw:style-name="fr1" draw:name="Image24" text:anchor-type="as-char" svg:width="6.9236in" svg:height="3.956343in" draw:z-index="0">
<draw:image xlink:href="../Images/yкринформ/2023-04-25T-144-03-00-03-00/630_360_1569929254-777.jpg" xlink:type="simple" xlink:show="embed" xlink:actuate="onLoad" draw:mime-type="image/jpeg"/>
</draw:frame>
On April 25, the Cabinet of Ministers made a decision to submit proposals for the NSDC to apply sectoral sanctions to the Islamic Republic of Iran.</text:p>
      <text:p text:style-name="P4">
As Ukrinform reports, it reports <text:a xlink:type="simple" xlink:href="https://www.me.gov.ua/News/Detail" text:style-name="Internet_20_link" text:visited-style-name="Visited_20_Internet_20_Link">
</text:a>
“We start the sectoral sanctions against Iran. Previous restrictions imposed by Ukraine and our partners with respect to persons and companies directly involved in the supply of Russia's weapons, unfortunately, were not a serious warning. Well, we will strengthen our arguments. We will also work that such rigid decisions are joined as possible as possible the world, ” - said the first Viceremier -Minister - Minister of Economy Yuliasviridenko.</text:p>
      <text:p text:style-name="P4">
According to the government's proposals, sanctions are imposed for a period of 50 years.(https://www.ukrinform.ua/tag-iran)Outside Ukraine, the prohibition of the transfer to Iran technologies, the rights to intellectual property rights, the prohibition of investments in Iran and to/in favor of residents of the country, suspension of electronic payment service(In particular, transfers, payments and cash issuance)Iran's issued residents, etc.</text:p>
      <text:p text:style-name="P4">
<text:span text:style-name="T4">
 Read also: </text:span>
 <text:a xlink:type="simple" xlink:href="https://www.ukrinform.ua/rubric-world/3699988-britania-ogolosila-pro-novi-sankcii-proti-iranu.html" text:style-name="Internet_20_link" text:visited-style-name="Visited_20_Internet_20_Link">
<text:span text:style-name="T4">
 Britain </text:span>
 <text:span text:style-name="T4">
 </text:span>
 announced <text:span text:style-name="T4">
 </text:span>
 about <text:span text:style-name="T4">
 </text:span>
 new <text:span text:style-name="T4">
 </text:span>
 <text:span text:style-name="T4">
 sanctions </text:span>
<text:span text:style-name="T4">
 against </text:span>
 <text:span text:style-name="T4">
 </text:span>
 Iran **</text:a>
The sanctions proposed by the Government will become valid after the adoption of the National Security and Defense Council, its introduction to the President of Ukraine and approval by the resolution of the Verkhovna Rada of Ukraine.</text:p>
      <text:p text:style-name="P4">
As reported, <text:a xlink:type="simple" xlink:href="https://www.ukrinform.ua/rubric-world/3698050-ssa-vveli-sankcii-proti-miznarodnoi-merezi-aka-dopomagala-iranu-viroblati-droni.html" text:style-name="Internet_20_link" text:visited-style-name="Visited_20_Internet_20_Link">
</text:a>
, involved in Iranian UAV manufacturing programs, as well as other weapons, including ballistic missiles. On April 24, the United Kingdom has declared proposal for sanctions against the officials of the Iranian regime, which are responsible for human rights, including the Corps of Guards of the Islamic Revolution.</text:p>
      <text:p text:style-name="P4">
News Source: <text:a xlink:type="simple" xlink:href="https://www.ukrinform.ua/rubric-economy/3700568-urad-zaproponuvav-zastosuvati-sektoralni-sankcii-do-iranu.html" text:style-name="Internet_20_link" text:visited-style-name="Visited_20_Internet_20_Link">
https://www.ukrinform.ua/rubric-economy/3700568-urad-zaproponuvav-zastosuvati-sektoralni-sankcii-do-iranu.html</text:a>
</text:p>
      <!--NEWS-->
      <text:h text:style-name="P10" text:outline-level="1">
<text:span text:style-name="T4">
At Lyman direction Russian army shelled Makiyivka, Nevske, Dibrova, Bilohorivka of Luhansk re...</text:span>
</text:h>
      <text:p text:style-name="P4">
Authors: liveuamap (Language: en)</text:p>
      <text:p text:style-name="P4">
Time: 2023-04-25T-14:21:00</text:p>
      <text:p text:style-name="P4">
Location: Donetsk (Latitude:48.77271 Longtitude:38.06522)</text:p>
      <text:p text:style-name="P4">
Videos: []</text:p>
      <text:p text:style-name="P4">
Images: []</text:p>
      <text:p text:style-name="P4">
Tags: ["Russia"]</text:p>
      <text:p text:style-name="P4">
Id: 22558511</text:p>
      <!--METADATA-->
      <text:p text:style-name="P4">
At Lyman direction Russian army shelled Makiyivka, Nevske, Dibrova,Bilohorivka of Luhansk region and Torske, Verkhnokamyanske, Spirne andPereyizne of Donetsk region, - General Staff of Armed Forces of Ukraine saysin the morning report</text:p>
      <text:p text:style-name="P4">
News Collection Link: <text:a xlink:type="simple" xlink:href="https://liveuamap.com/en/2023/25-april-at-lyman-direction-russian-army-shelled-makiyivka" text:style-name="Internet_20_link" text:visited-style-name="Visited_20_Internet_20_Link">
https://liveuamap.com/en/2023/25-april-at-lyman-direction-russian-army-shelled-makiyivka</text:a>
</text:p>
      <text:p text:style-name="P4">
News Source: <text:a xlink:type="simple" xlink:href="https://t.me/lumsrc/4589" text:style-name="Internet_20_link" text:visited-style-name="Visited_20_Internet_20_Link">
https://t.me/lumsrc/4589</text:a>
</text:p>
      <!--NEWS-->
      <text:h text:style-name="P10" text:outline-level="1">
<text:span text:style-name="T4">
Ястремська зіграє з фіналісткою Вімблдона на старті тенісного турніру в Іспанії</text:span>
</text:h>
      <text:p text:style-name="P4">
Authors: Ukrinform (Person)</text:p>
      <text:p text:style-name="P4">
Publisher: Укринформ (Organization)</text:p>
      <text:p text:style-name="P4">
Published Time: 2023-04-25T-14:23:00+03:00</text:p>
      <text:p text:style-name="P4">
Modified Time: 2023-04-25T23:23:00+03:00</text:p>
      <text:p text:style-name="P4">
Description: Українка Даяна Ястремська отримала першу суперницю на престижному турнірі Жіночої тенісної асоціації (WTA) - Mutua Madrid Open - у Мадриді (Іспанія) із призовим фондом $7,652 млн. — Укрінформ.</text:p>
      <text:p text:style-name="P4">
Images: ["<text:a xlink:type="simple" xlink:href="https://static.ukrinform.com/photos/2023_04/thumb_files/630_360_1682454226-320.jpg" text:style-name="Internet_20_link" text:visited-style-name="Visited_20_Internet_20_Link">
630_360_16824...</text:a>
"]</text:p>
      <text:p text:style-name="P4">
Tags: ['Теніс', 'Вімблдон', 'Даяна Ястремська']</text:p>
      <text:p text:style-name="P4">
Type: Article</text:p>
      <!--METADATA-->
      <text:p text:style-name="P4">
<draw:frame draw:style-name="fr1" draw:name="Image25" text:anchor-type="as-char" svg:width="6.9236in" svg:height="3.956343in" draw:z-index="0">
<draw:image xlink:href="../Images/yкринформ/2023-04-25T-14-23-00-03-00/630_360_1682454226-320.jpg" xlink:type="simple" xlink:show="embed" xlink:actuate="onLoad" draw:mime-type="image/jpeg"/>
</draw:frame>
 УкраїнкаДаяна Ястремська отримала першу суперницю на престижному турнірі Жіночоїтенісної асоціації (WTA)- Mutua Madrid Open - in Madrid(Spain) із призовимфондом $7,652 млн.</text:p>
      <text:p text:style-name="P4">
У поєдинку за вихід до другого кола змагань Ястремська зустрінеться зфіналісткою Вімблдону-2014 Ежені Бушар із Канади, яка також розпочинала своюучасть із відбіркової сітки, передає Укрінфом,</text:p>
      <text:p text:style-name="P4">
<text:span text:style-name="T4">
Читайте також:</text:span>
 <text:a xlink:type="simple" xlink:href="https://www.ukrinform.ua/rubric-sports/3700562-astremska-probilasa-v-osnovnu-sitku-turniru-v-madridi.html" text:style-name="Internet_20_link" text:visited-style-name="Visited_20_Internet_20_Link">
 </text:a>
</text:p>
      <text:p text:style-name="P4">
Турнір у Мадриді триватиме до 6 травня.</text:p>
      <text:p text:style-name="P4">
Фото: Getty Images.</text:p>
      <text:p text:style-name="P4">
News Source: <text:a xlink:type="simple" xlink:href="https://www.ukrinform.ua/rubric-sports/3700723-astremska-zigrae-z-finalistkou-vimbldon-na-starti-tenisnogo-turnirui-v-ispanii.html" text:style-name="Internet_20_link" text:visited-style-name="Visited_20_Internet_20_Link">
https://www.ukrinform.ua/rubric-sports/3700723-astremska-zigrae-z-finalistkou-vimbldon-na-starti-tenisnogo-turnirui-v-ispanii.html</text:a>
</text:p>
      <!--NEWS-->
      <text:h text:style-name="P10" text:outline-level="1">
<text:span text:style-name="T4">
Zelensky: Today, a group of Yermak-Macfola introduced a document on strengthening sanctions against Russia</text:span>
</text:h>
      <text:p text:style-name="P4">
Authors: Ukrinform (Person)</text:p>
      <text:p text:style-name="P4">
Publisher: Укринформ (Organization)</text:p>
      <text:p text:style-name="P4">
Published Time: 2023-04-25T-16:21:29+03:00</text:p>
      <text:p text:style-name="P4">
Modified Time: 2023-04-25T23:21:29+03:00</text:p>
      <text:p text:style-name="P4">
Description: Yermak-Macfola International Sanction Group presented a plan of action, which will facilitate further sanctions against Russia. - Ukrinform.</text:p>
      <text:p text:style-name="P4">
Images: ["<text:a xlink:type="simple" xlink:href="https://static.ukrinform.com/photos/2023_03/thumb_files/630_360_1678738078-322.jpeg" text:style-name="Internet_20_link" text:visited-style-name="Visited_20_Internet_20_Link">
630_360_16787...</text:a>
"]</text:p>
      <text:p text:style-name="P4">
Tags: ['Антиросійські санкції', 'Зеленський', 'Єрмак']</text:p>
      <text:p text:style-name="P4">
Type: Article</text:p>
      <!--METADATA-->
      <text:p text:style-name="P4">
<draw:frame draw:style-name="fr1" draw:name="Image26" text:anchor-type="as-char" svg:width="6.9236in" svg:height="3.956343in" draw:z-index="0">
<draw:image xlink:href="../Images/yкринформ/2023-04-25T-16-21-29-03-00/630_360_1678738078-322.jpeg" xlink:type="simple" xlink:show="embed" xlink:actuate="onLoad" draw:mime-type="image/jpeg"/>
</draw:frame>
Yermak-Macfola International Sanction Group presented a plan of action that promoted further sanctions against Russia.</text:p>
      <text:p text:style-name="P4">
President of Ukraine Volodymyr Zelenskyy said this in <text:a xlink:type="simple" xlink:href="https://www.president.gov.ua/news/kozhen-proyav-rosijskogo-teroru-ce-dodatkovi-argumenti-sho-v-82481" text:style-name="Internet_20_link" text:visited-style-name="Visited_20_Internet_20_Link">
</text:a>
 , передає Укрінформ.</text:p>
      <text:p text:style-name="P4">
«Сьогодні наша міжнародна санкційна група, група експертів, яку очолюютьАндрій Єрмак і Майкл Макфол, представила документ про посилення санкцій протиросії. Перший такий санкційний план <text:a xlink:type="simple" xlink:href="https://www.ukrinform.ua/rubric-polytics/3567437-plan-sankcij-proti-rf-vikonanij-na-70-ermak.html" text:style-name="Internet_20_link" text:visited-style-name="Visited_20_Internet_20_Link">
 </text:a>
. Therefore, the infected with what directions it is possible to increase the sanction pressure and how to give a more stability due to the complete exclusion from the global relations of all deestructive Russian entities, all those who work for the war, ” - saidzelensky.</text:p>
      <text:p text:style-name="P4">
<text:span text:style-name="T4">
 Read also: </text:span>
 <text:a xlink:type="simple" xlink:href="https://www.ukrinform.ua/rubric-polytics/3695291-grupa-ermakamakfola-nastupnogo-tizna-prezentue-plan-posilenna-sankcij-proti-rosii.html" text:style-name="Internet_20_link" text:visited-style-name="Visited_20_Internet_20_Link">
<text:span text:style-name="T4">
 Ermak </text:span>
 <text:span text:style-name="T4">
 </text:span>
 McF **</text:a>
According to him, this sanction document will be on the tables with all key leaders of the world - both political and public, business. Sanctions should be applicable against the Russian oil and gas sector, against the nuclear industry, against absolutely anyone who helps Russia to bypass the already applied restriction - it is a necessary self -defense of international law.</text:p>
      <text:p text:style-name="P4">
As reported by Ukrinform, the Yermak -Macfola group, together with experts in the Kyiv School of Economics, has published a study of the impact of sanctions on the Russian economy. Kluchov's conclusion that experts have reached - sanctions work, but there is an opportunity to strengthen them.</text:p>
      <text:p text:style-name="P4">
Photo: op</text:p>
      <text:p text:style-name="P4">
News Source: <text:a xlink:type="simple" xlink:href="https://www.ukrinform.ua/rubric-polytics/3700722-zelenskij-sogodni-grupa-ermakamakfola-predstavila-dokument-sodo-posilenna-sankcij-proti-rf.html" text:style-name="Internet_20_link" text:visited-style-name="Visited_20_Internet_20_Link">
https://www.ukrinform.ua/rubric-polytics/3700722-zelenskij-sogodni-grupa-ermakamakfola-predstavila-dokument-sodo-posilenna-sankcij-proti-rf.html</text:a>
</text:p>
      <!--NEWS-->
      <text:h text:style-name="P10" text:outline-level="1">
<text:span text:style-name="T4">
JSC Avdiivka Directioz Rusyan Army Shelled Novokalinova, Avdiivka, Severne, Tonne, Lester ...</text:span>
</text:h>
      <text:p text:style-name="P4">
Authors: liveuamap (Language: en)</text:p>
      <text:p text:style-name="P4">
Time: 2023-04-25T-17:22:00</text:p>
      <text:p text:style-name="P4">
Location: Donetsk Oblast (Latitude:48.06053 Longtitude:37.57307)</text:p>
      <text:p text:style-name="P4">
Videos: []</text:p>
      <text:p text:style-name="P4">
Images: []</text:p>
      <text:p text:style-name="P4">
Tags: ["Russia"]</text:p>
      <text:p text:style-name="P4">
Id: 22558509</text:p>
      <!--METADATA-->
      <text:p text:style-name="P4">
At Avdiyivka directions Russian army shelled Novokalynove, Avdiyivka,Syeverne, Tonenke, Lastochkyne, Pervomayske, Karlivka and Nevelske of Donetskregion, - General Staff of Armed Forces of Ukraine says in the morning report</text:p>
      <text:p text:style-name="P4">
News Collection Link: <text:a xlink:type="simple" xlink:href="https://liveuamap.com/en/2023/25-april-at-avdiyivka-directions-russian-army-shelled-novokalynove" text:style-name="Internet_20_link" text:visited-style-name="Visited_20_Internet_20_Link">
https://liveuamap.com/en/2023/25-april-at-avdiyivka-directions-russian-army-shelled-novokalynove</text:a>
</text:p>
      <text:p text:style-name="P4">
News Source: <text:a xlink:type="simple" xlink:href="https://t.me/lumsrc/4591" text:style-name="Internet_20_link" text:visited-style-name="Visited_20_Internet_20_Link">
https://t.me/lumsrc/4591</text:a>
</text:p>
      <!--NEWS-->
      <text:h text:style-name="P10" text:outline-level="1">
<text:span text:style-name="T4">
In the south of the Armed Forces, three observation points of the Russians were destroyed</text:span>
</text:h>
      <text:p text:style-name="P4">
Authors: Ukrinform (Person)</text:p>
      <text:p text:style-name="P4">
Publisher: Укринформ (Organization)</text:p>
      <text:p text:style-name="P4">
Published Time: 2023-04-25T-18:10:00+03:00</text:p>
      <text:p text:style-name="P4">
Modified Time: 2023-04-25T23:10:00+03:00</text:p>
      <text:p text:style-name="P4">
Description: In the south of the Defense Forces of Ukraine, three observational points, an autonomous complex of thermal imaging surveillance "MUR", a radio electronic struggle station and dozens of units of Russian invaders. - Ukrinform.</text:p>
      <text:p text:style-name="P4">
Images: ["<text:a xlink:type="simple" xlink:href="https://static.ukrinform.com/photos/2023_04/thumb_files/630_360_1680422407-224.png" text:style-name="Internet_20_link" text:visited-style-name="Visited_20_Internet_20_Link">
630_360_16804...</text:a>
"]</text:p>
      <text:p text:style-name="P4">
Tags: ['Зброя', 'ЗСУ', 'Війна з росією']</text:p>
      <text:p text:style-name="P4">
Type: Article</text:p>
      <!--METADATA-->
      <text:p text:style-name="P4">
In the south of the defense of Ukraine, three observational points, an autonomous compilation of "Mur", a station of electronic struggle of Tadestone units of equipment of Russian invaders were destroyed.</text:p>
      <text:p text:style-name="P4">
According to Ukrinform, the operational command "South" reported in <text:a xlink:type="simple" xlink:href="https://www.facebook.com/OperationalCommandSouth/posts/pfbid02jjfNgWDKpiYSkTUc7Wgq7NYst8xq8jCXpKr4tEUQKuNQgtvDip2x3QTNiuEL1cy5l" text:style-name="Internet_20_link" text:visited-style-name="Visited_20_Internet_20_Link">
</text:a>
.</text:p>
      <text:p text:style-name="P4">
Так, у результаті ударів авіації й ракетно-артилерійських підрозділів Силоборони півдня російська армія втратила десятьох представників особовогоскладу, комплекс відеоспостереження «Муром», станцію РЕБ, великокалібернугармату «Гіацинт», зенітно-ракетний комплекс «Тор-М2», п'ять одиницьавтобронетанкової техніки й один спостережний пункт.</text:p>
      <text:p text:style-name="P4">
<text:span text:style-name="T4">
Читайте також:</text:span>
 <text:a xlink:type="simple" xlink:href="https://www.ukrinform.ua/rubric-ato/3700713-rosia-mae-prograti-inakse-bude-progras-svitu-zelenskij.html" text:style-name="Internet_20_link" text:visited-style-name="Visited_20_Internet_20_Link">
 </text:a>
</text:p>
      <text:p text:style-name="P4">
За попередню бойову добу Сили оборони півдня знищили 18 російськихзагарбників, 21 одиницю військової техніки, польовий пункт боєпостачання тадва спостережні пункти ворога.</text:p>
      <text:p text:style-name="P4">
Серед знищеного — два зенітні ракетні комплекси «Тор-М2», два танки Т-72/Т-62,великокаліберна гармата «Гіацинт», самохідна артилерійська установка «Нона-С»,десять одиниць автобронетанкової техніки та п'ять безпілотників типу «Ланцет»і «Мавік-3».</text:p>
      <text:p text:style-name="P4">
У командуванні застерігають: на тлі активізації бойових подій російськізагарбники посилюють атаки на цивільний сектор.</text:p>
      <text:p text:style-name="P4">
<text:span text:style-name="T4">
Читайте також:</text:span>
 <text:a xlink:type="simple" xlink:href="https://www.ukrinform.ua/rubric-ato/3700522-na-bahmutskomu-napramku-zsu-znisili-175-zagarbnikiv-cerevatij.html" text:style-name="Internet_20_link" text:visited-style-name="Visited_20_Internet_20_Link">
 <text:span text:style-name="T4">
знищил</text:span>
 </text:a>
As reported by Ukrinform, Russia has doubled the number of rocket launchers with duty in the Black Sea, <text:a xlink:type="simple" xlink:href="https://www.ukrinform.ua/rubric-ato/3700695-rosia-zbilsila-kilkist-raketonosiiv-u-cornomu-mori-zagalnij-zalp-24-kalibri.html" text:style-name="Internet_20_link" text:visited-style-name="Visited_20_Internet_20_Link">
</text:a>
.</text:p>
      <text:p text:style-name="P4">
Photo: RFE</text:p>
      <text:p text:style-name="P4">
News Source: <text:a xlink:type="simple" xlink:href="https://www.ukrinform.ua/rubric-ato/3700721-na-pivdni-zsu-znisili-tri-sposterezni-punkti-rosian.html" text:style-name="Internet_20_link" text:visited-style-name="Visited_20_Internet_20_Link">
https://www.ukrinform.ua/rubric-ato/3700721-na-pivdni-zsu-znisili-tri-sposterezni-punkti-rosian.html</text:a>
</text:p>
      <!--NEWS-->
      <text:h text:style-name="P10" text:outline-level="1">
<text:span text:style-name="T4">
JSC Marinkon Direcion Rusian Army Shelled Krasnogorivka, Acute, St. George, Marynka, Bake ...</text:span>
</text:h>
      <text:p text:style-name="P4">
Authors: liveuamap (Language: en)</text:p>
      <text:p text:style-name="P4">
Time: 2023-04-25T-19:22:00</text:p>
      <text:p text:style-name="P4">
Location: Marinka, Donetsk Oblast (Latitude:47.86938 Longtitude:37.44347)</text:p>
      <text:p text:style-name="P4">
Videos: []</text:p>
      <text:p text:style-name="P4">
Images: []</text:p>
      <text:p text:style-name="P4">
Tags: ["Russia"]</text:p>
      <text:p text:style-name="P4">
Id: 22558508</text:p>
      <!--METADATA-->
      <text:p text:style-name="P4">
At Maryinka direction Russian army shelled Krasnohorivka, Hostre, Heorhiyivka,Maryinka, Pobyeda, Novomykhaylivka and Paraskoviyivka of Donetsk region, -General Staff of Armed Forces of Ukraine says in the morning report</text:p>
      <text:p text:style-name="P4">
News Collection Link: <text:a xlink:type="simple" xlink:href="https://liveuamap.com/en/2023/25-april-at-maryinka-direction-russian-army-shelled-krasnohorivka" text:style-name="Internet_20_link" text:visited-style-name="Visited_20_Internet_20_Link">
https://liveuamap.com/en/2023/25-april-at-maryinka-direction-russian-army-shelled-krasnohorivka</text:a>
</text:p>
      <text:p text:style-name="P4">
News Source: <text:a xlink:type="simple" xlink:href="https://t.me/lumsrc/4592" text:style-name="Internet_20_link" text:visited-style-name="Visited_20_Internet_20_Link">
https://t.me/lumsrc/4592</text:a>
</text:p>
      <!--NEWS-->
      <text:h text:style-name="P10" text:outline-level="1">
<text:span text:style-name="T4">
The location of the human rights activist Jepperov is still unknown - President</text:span>
</text:h>
      <text:p text:style-name="P4">
Authors: Ukrinform (Person)</text:p>
      <text:p text:style-name="P4">
Publisher: Укринформ (Organization)</text:p>
      <text:p text:style-name="P4">
Published Time: 2023-04-25T-20:01:00+03:00</text:p>
      <text:p text:style-name="P4">
Modified Time: 2023-04-25T23:01:00+03:00</text:p>
      <text:p text:style-name="P4">
Description: The location of the human rights activist Abdureshit Jepperov, detained by Russian security forces in the temporarily occupied Crimea remains unknown. - Ukrinform.</text:p>
      <text:p text:style-name="P4">
Images: ["<text:a xlink:type="simple" xlink:href="https://static.ukrinform.com/photos/2016_12/thumb_files/630_360_1482405064-5439.jpg" text:style-name="Internet_20_link" text:visited-style-name="Visited_20_Internet_20_Link">
630_360_14824...</text:a>
"]</text:p>
      <text:p text:style-name="P4">
Tags: ['Арешт', 'Крим', 'Правозахисники', 'Зеленський']</text:p>
      <text:p text:style-name="P4">
Type: Article</text:p>
      <!--METADATA-->
      <text:p text:style-name="P4">
<draw:frame draw:style-name="fr1" draw:name="Image28" text:anchor-type="as-char" svg:width="6.9236in" svg:height="3.956343in" draw:z-index="0">
<draw:image xlink:href="../Images/yкринформ/2023-04-25T-20-01-00-03-00/630_360_1482405064-5439.jpg" xlink:type="simple" xlink:show="embed" xlink:actuate="onLoad" draw:mime-type="image/jpeg"/>
</draw:frame>
The location of the human rights activist Abdureshit Jepparov, detained by Russian force in the temporarily occupied Crimea, remains unknown.</text:p>
      <text:p text:style-name="P4">
Volodymyr Zelenskyy said this in <text:a xlink:type="simple" xlink:href="https://www.youtube.com/watch" text:style-name="Internet_20_link" text:visited-style-name="Visited_20_Internet_20_Link">
</text:a>
, reports Ukrinform.</text:p>
      <text:p text:style-name="P4">
“Today, the invaders broke into the house of Abdureshit Jepparova. He is one of the representatives of the Crimean Tatar national movement, human rights activist, citizen of Ukraine. Where he is now, which is unknown to him. This is another butt -Russian repression against the indigenous people of Crimea, against all our people. Those and thousands of such examples during the aggression in the Crimea and in other regions occupied by Russia, ”Zelensky said.</text:p>
      <text:p text:style-name="P4">
<text:span text:style-name="T5">
Viso: <text:a xlink:type="simple" xlink:href="https://t.me/OP_UA/9324" text:style-name="Internet_20_link" text:visited-style-name="Visited_20_Internet_20_Link">
</text:a>
</text:span>
</text:p>
      <text:p text:style-name="P4">
The President added that no one can feel safe anywhere until the aggressor is undisputed.</text:p>
      <text:p text:style-name="P4">
As reported by Ukrinform, in the morning of April 25 Russian security forces in the temporarily occupied <text:a xlink:type="simple" xlink:href="https://www.ukrinform.ua/tag-krim" text:style-name="Internet_20_link" text:visited-style-name="Visited_20_Internet_20_Link">
</text:a>
They came with a search of the supporter Abdureshit Dureshit, after which the man was detained.</text:p>
      <text:p text:style-name="P4">
<text:span text:style-name="T4">
 Read also: </text:span>
 <text:a xlink:type="simple" xlink:href="https://www.ukrinform.ua/rubric-crimea/3698450-zagarbniki-hocut-deportuvati-v-rosiu-dzelalova-ta-brativ-ahtemovih-pravozahisniki.html" text:style-name="Internet_20_link" text:visited-style-name="Visited_20_Internet_20_Link">
<text:span text:style-name="T4">
 Human Rights </text:span>
</text:a>
In his house was searched on March 16, 2022. As a result of this, the lawyer was detained, the "court" appointed him 15 days of the administration "Definement of Nazi symbolism".</text:p>
      <text:p text:style-name="P4">
<text:span text:style-name="T5">
Foto: Meduza.io</text:span>
</text:p>
      <text:p text:style-name="P4">
News Source: <text:a xlink:type="simple" xlink:href="https://www.ukrinform.ua/rubric-crimea/3700718-misce-perebuvanna-pravozahisnika-dzepparova-dosi-nevidome-prezident.html" text:style-name="Internet_20_link" text:visited-style-name="Visited_20_Internet_20_Link">
https://www.ukrinform.ua/rubric-crimea/3700718-misce-perebuvanna-pravozahisnika-dzepparova-dosi-nevidome-prezident.html</text:a>
</text:p>
      <!--NEWS-->
      <text:h text:style-name="P10" text:outline-level="1">
<text:span text:style-name="T4">
At Shaktarske direction Russian army shelled Vuhledar, Prechystivka, Velyka Novosilka and Kom...</text:span>
</text:h>
      <text:p text:style-name="P4">
Authors: liveuamap (Language: en)</text:p>
      <text:p text:style-name="P4">
Time: 2023-04-25T-21:22:00</text:p>
      <text:p text:style-name="P4">
Location: Vuhledar, Donetsk Oblast (Latitude:47.97429 Longtitude:36.74858)</text:p>
      <text:p text:style-name="P4">
Videos: []</text:p>
      <text:p text:style-name="P4">
Images: []</text:p>
      <text:p text:style-name="P4">
Tags: ["Russia"]</text:p>
      <text:p text:style-name="P4">
Id: 22558507</text:p>
      <!--METADATA-->
      <text:p text:style-name="P4">
At Shaktarske direction Russian army shelled Vuhledar, Prechystivka, VelykaNovosilka and Komar of Donetsk region., - General Staff of Armed Forces ofUkraine says in the morning report</text:p>
      <text:p text:style-name="P4">
News Collection Link: <text:a xlink:type="simple" xlink:href="https://liveuamap.com/en/2023/25-april-at-shaktarske-direction-russian-army-shelled-vuhledar" text:style-name="Internet_20_link" text:visited-style-name="Visited_20_Internet_20_Link">
https://liveuamap.com/en/2023/25-april-at-shaktarske-direction-russian-army-shelled-vuhledar</text:a>
</text:p>
      <text:p text:style-name="P4">
News Source: <text:a xlink:type="simple" xlink:href="https://t.me/lumsrc/4593" text:style-name="Internet_20_link" text:visited-style-name="Visited_20_Internet_20_Link">
https://t.me/lumsrc/4593</text:a>
</text:p>
      <!--NEWS-->
      <text:h text:style-name="P10" text:outline-level="1">
<text:span text:style-name="T4">
At Zaporizhzhia and Kherson directions Russian army shelled Novosilka, Novopil of Donetsk reg...</text:span>
</text:h>
      <text:p text:style-name="P4">
Authors: liveuamap (Language: en)</text:p>
      <text:p text:style-name="P4">
Time: 2023-04-25T-23:22:00</text:p>
      <text:p text:style-name="P4">
Location: Kherson (Latitude:46.677 Longtitude:32.7166)</text:p>
      <text:p text:style-name="P4">
Videos: []</text:p>
      <text:p text:style-name="P4">
Images: []</text:p>
      <text:p text:style-name="P4">
Tags: ["Russia"]</text:p>
      <text:p text:style-name="P4">
Id: 22558506</text:p>
      <!--METADATA-->
      <text:p text:style-name="P4">
At Zaporizhzhia and Kherson directions Russian army shelled Novosilka, Novopilof Donetsk region; Olhivske, Malynivka, Chervone, Huliaipilske, Charivne,Orikhiv of Zaporizhzhia region, Ivanivka, Antonivka of Kherson region andKherson city, - General Staff of Armed Forces of Ukraine says in the morningreport</text:p>
      <text:p text:style-name="P4">
News Collection Link: <text:a xlink:type="simple" xlink:href="https://liveuamap.com/en/2023/25-april-at-zaporizhzhia-and-kherson-directions-russian-army" text:style-name="Internet_20_link" text:visited-style-name="Visited_20_Internet_20_Link">
https://liveuamap.com/en/2023/25-april-at-zaporizhzhia-and-kherson-directions-russian-army</text:a>
</text:p>
      <text:p text:style-name="P4">
News Source: <text:a xlink:type="simple" xlink:href="https://t.me/lumsrc/4594" text:style-name="Internet_20_link" text:visited-style-name="Visited_20_Internet_20_Link">
https://t.me/lumsrc/4594</text:a>
</text:p>
      <!--NEWS-->
      <text:h text:style-name="P10" text:outline-level="1">
<text:span text:style-name="T4">
Russians fired at four Sumy region communities for a day, there is a destruction</text:span>
</text:h>
      <text:p text:style-name="P4">
Authors: Ukrinform (Person)</text:p>
      <text:p text:style-name="P4">
Publisher: Укринформ (Organization)</text:p>
      <text:p text:style-name="P4">
Published Time: 2023-04-25T-23:54:00+03:00</text:p>
      <text:p text:style-name="P4">
Modified Time: 2023-04-25T22:54:00+03:00</text:p>
      <text:p text:style-name="P4">
Description: The troops of the Russian Federation on Tuesday, April 25, fired at four territorial communities of Sumy region, producing a total of 70 mines and shells. - Ukrinform.</text:p>
      <text:p text:style-name="P4">
Images: ["<text:a xlink:type="simple" xlink:href="https://static.ukrinform.com/photos/2023_01/thumb_files/630_360_1675087707-171.jpg" text:style-name="Internet_20_link" text:visited-style-name="Visited_20_Internet_20_Link">
630_360_16750...</text:a>
"]</text:p>
      <text:p text:style-name="P4">
Tags: ['Обстріл', 'Сумщина', 'Війна з росією']</text:p>
      <text:p text:style-name="P4">
Type: Article</text:p>
      <!--METADATA-->
      <text:p text:style-name="P4">
<draw:frame draw:style-name="fr1" draw:name="Image29" text:anchor-type="as-char" svg:width="6.9236in" svg:height="3.956343in" draw:z-index="0">
<draw:image xlink:href="../Images/yкринформ/2023-04-25T-23-54-00-03-00/630_360_1675087707-171.jpg" xlink:type="simple" xlink:show="embed" xlink:actuate="onLoad" draw:mime-type="image/jpeg"/>
</draw:frame>
The Russian Federation on Tuesday, April 25, fired at four territorial groups of Sumy region, producing a total of 70 mines and shells.</text:p>
      <text:p text:style-name="P4">
According to Ukrinform, the Sumy Regional Military Administration reported in <text:a xlink:type="simple" xlink:href="http://t.me/Sumy_news_ODA/15654" text:style-name="Internet_20_link" text:visited-style-name="Visited_20_Internet_20_Link">
</text:a>
.</text:p>
      <text:p text:style-name="P4">
In particular, in the young community, the invaders hit the artillery - four "arrivals". In the territory of one of the enterprises, hostile fire is damaged by a line electricity network, a car garage and windows indoors. In addition, two mines were released throughout the community.</text:p>
      <text:p text:style-name="P4">
Mortar and artillery strikes also caused the Russian army to the Popeilon community - 25 and 17 "arrivals", respectively. As a result of the article, one of the households has been subjected to harm.</text:p>
      <text:p text:style-name="P4">
Nine mines of mortars were released by the invaders in the Khotin community, damaging the power supply.</text:p>
      <text:p text:style-name="P4">
<text:span text:style-name="T4">
 Read also: </text:span>
 <text:a xlink:type="simple" xlink:href="https://www.ukrinform.ua/rubric-ato/3700657-zagarbniki-vdarili-z-minometiv-po-prikordonnu-sumsini-ta-cernigivsini.html" text:style-name="Internet_20_link" text:visited-style-name="Visited_20_Internet_20_Link">
<text:span text:style-name="T4">
 Sumshchyn </text:span>
</text:a>
</text:p>
      <text:p text:style-name="P4">
З мінометів росіяни чотири рази обстріляли Есманську громаду – загаломзафіксовані 13 <text:a xlink:type="simple" xlink:href="https://www.ukrinform.ua/tag-vibuh" text:style-name="Internet_20_link" text:visited-style-name="Visited_20_Internet_20_Link">
 </text:a>
.</text:p>
      <text:p text:style-name="P4">
"According to the military, there are currently no enemy offensive groups near the state border," the Ova noted.</text:p>
      <text:p text:style-name="P4">
As reported by Ukrinform, April 24 <text:a xlink:type="simple" xlink:href="http://www.ukrinform.ua/rubric-ato/3700183-zagarbniki-uprodovz-dna-obstrilali-sim-gromad-sumsini-ova.html" text:style-name="Internet_20_link" text:visited-style-name="Visited_20_Internet_20_Link">
</text:a>
There were seven territorial communities of Sumy region.</text:p>
      <text:p text:style-name="P4">
_Foto: OK "North" _</text:p>
      <text:p text:style-name="P4">
News Source: <text:a xlink:type="simple" xlink:href="https://www.ukrinform.ua/rubric-ato/3700710-rosiani-za-den-obstrilali-cotiri-gromadi-sumsini-e-rujnuvanna.html" text:style-name="Internet_20_link" text:visited-style-name="Visited_20_Internet_20_Link">
https://www.ukrinform.ua/rubric-ato/3700710-rosiani-za-den-obstrilali-cotiri-gromadi-sumsini-e-rujnuvanna.html</text:a>
</text:p>
      <!--NEWS-->
      <text:h text:style-name="P10" text:outline-level="1">
<text:span text:style-name="T4">
Donetsk Oblast(10:21). Red Alert: aerial threat. Sirens sounding. Take cover now!</text:span>
</text:h>
      <text:p text:style-name="P4">
Authors: liveuamap (Language: en)</text:p>
      <text:p text:style-name="P4">
Time: 2023-04-25T-25:22:00</text:p>
      <text:p text:style-name="P4">
Location: Donetsk Oblast (Latitude:48.72853 Longtitude:37.57894)</text:p>
      <text:p text:style-name="P4">
Videos: []</text:p>
      <text:p text:style-name="P4">
Images: []</text:p>
      <text:p text:style-name="P4">
Tags: ["Europe", "Central and Eastern Europe"]</text:p>
      <text:p text:style-name="P4">
Id: 22558504</text:p>
      <!--METADATA-->
      <text:p text:style-name="P4">
Donetsk Oblast(10:21). Red Alert: aerial threat. Sirens sounding. Take covernow!</text:p>
      <text:p text:style-name="P4">
News Collection Link: <text:a xlink:type="simple" xlink:href="https://liveuamap.com/en/2023/25-april-donetsk-oblast1021-red-alert-aerial-g" text:style-name="Internet_20_link" text:visited-style-name="Visited_20_Internet_20_Link">
https://liveuamap.com/en/2023/25-april-donetsk-oblast1021-red-alert-aerial-g</text:a>
</text:p>
      <text:p text:style-name="P4">
News Source: <text:a xlink:type="simple" xlink:href="https://t.me/air_alert_ua/43702" text:style-name="Internet_20_link" text:visited-style-name="Visited_20_Internet_20_Link">
https://t.me/air_alert_ua/43702</text:a>
</text:p>
      <!--NEWS-->
      <text:h text:style-name="P10" text:outline-level="1">
<text:span text:style-name="T4">
In Ukraine, the Russian Federation has destroyed hundreds of churches, as well as more than 60 museums and galleries - Zelensky</text:span>
</text:h>
      <text:p text:style-name="P4">
Authors: Ukrinform (Person)</text:p>
      <text:p text:style-name="P4">
Publisher: Укринформ (Organization)</text:p>
      <text:p text:style-name="P4">
Published Time: 2023-04-25T-25:49:00+03:00</text:p>
      <text:p text:style-name="P4">
Modified Time: 2023-04-25T22:49:00+03:00</text:p>
      <text:p text:style-name="P4">
Description: Russia has destroyed more than 60 museums and galleries, as well as hundreds of churches in different regions of Ukraine with its rockets. - Ukrinform.</text:p>
      <text:p text:style-name="P4">
Images: ["<text:a xlink:type="simple" xlink:href="https://static.ukrinform.com/photos/2023_04/thumb_files/630_360_1682063024-559.jpeg" text:style-name="Internet_20_link" text:visited-style-name="Visited_20_Internet_20_Link">
630_360_16820...</text:a>
"]</text:p>
      <text:p text:style-name="P4">
Tags: ['Церква', 'Зеленський', 'Війна з росією']</text:p>
      <text:p text:style-name="P4">
Type: Article</text:p>
      <!--METADATA-->
      <text:p text:style-name="P4">
<draw:frame draw:style-name="fr1" draw:name="Image30" text:anchor-type="as-char" svg:width="6.9236in" svg:height="3.956343in" draw:z-index="0">
<draw:image xlink:href="../Images/yкринформ/2023-04-25T-25-49-00-03-00/630_360_1682063024-559.jpeg" xlink:type="simple" xlink:show="embed" xlink:actuate="onLoad" draw:mime-type="image/jpeg"/>
</draw:frame>
In Russian rockets, more than 60 museums and galleries, as well as hundreds of churches of mortise regions of Ukraine, destroyed.</text:p>
      <text:p text:style-name="P4">
President of Ukraine Volodymyr Zelenskyy said this in <text:a xlink:type="simple" xlink:href="https://www.president.gov.ua/news/kozhen-proyav-rosijskogo-teroru-ce-dodatkovi-argumenti-sho-v-82481" text:style-name="Internet_20_link" text:visited-style-name="Visited_20_Internet_20_Link">
</text:a>
, reports Ukrinform.</text:p>
      <text:p text:style-name="P4">
"In total, more than 60 museums and galleries in different areas of our country are so self -destroyed or damaged by the occupier," Zelensky said.</text:p>
      <text:p text:style-name="P4">
<text:span text:style-name="T4">
 Read also: </text:span>
 <text:a xlink:type="simple" xlink:href="https://www.ukrinform.ua/rubric-ato/3700713-rosia-mae-prograti-inakse-bude-progras-svitu-zelenskij.html" text:style-name="Internet_20_link" text:visited-style-name="Visited_20_Internet_20_Link">
<text:span text:style-name="T4">
 Zelensky </text:span>
</text:a>
According to him, during the day it lasted <text:a xlink:type="simple" xlink:href="https://www.ukrinform.ua/rubric-regions/3700475-u-kupansku-distali-zpid-zavaliv-muzeu-tilo-drugoi-zagibloi.html" text:style-name="Internet_20_link" text:visited-style-name="Visited_20_Internet_20_Link">
</text:a>
 після російського обстрілу ракетами С-300. Там мішенню длятерористів став краєзнавчий музей і прилеглі будинки. «росія вбила цим ударомдвох жінок. Мої співчуття рідним і близьким загиблих… Десять людей булипоранені – їм надається необхідна допомога», - додав глава держави.</text:p>
      <text:p text:style-name="P4">
Крім того, зазначив він, у селі Кізомис Білозерської громади Херсонськоїобласті ударом російської авіації була зруйнована церква.</text:p>
      <text:p text:style-name="P4">
<text:span text:style-name="T4">
Читайте також:</text:span>
 <text:a xlink:type="simple" xlink:href="https://www.ukrinform.ua/rubric-ato/3700712-prezident-kozen-proav-teroru-rf-dodatkovi-argumenti-so-vse-mae-zaversitis-u-tribunali.html" text:style-name="Internet_20_link" text:visited-style-name="Visited_20_Internet_20_Link">
 </text:a>
“Orthodox temple… managed airbots. That is, the Russian military knew that they were destroying. This church has become one of the hundreds of churches and prayer houses broken by Russian scales, ”Zelensky said.</text:p>
      <text:p text:style-name="P4">
As reported by Ukrinform, both <text:a xlink:type="simple" xlink:href="https://www.ukrinform.ua/rubric-ato/3700424-rosiani-skinuli-na-hersonsinu-pat-kerovanih-aviabomb.html" text:style-name="Internet_20_link" text:visited-style-name="Visited_20_Internet_20_Link">
</text:a>
.</text:p>
      <text:p text:style-name="P4">
Photo: op</text:p>
      <text:p text:style-name="P4">
News Source: <text:a xlink:type="simple" xlink:href="https://www.ukrinform.ua/rubric-ato/3700715-v-ukraini-rf-zrujnuvala-sotni-cerkov-a-takoz-ponad-60-muzeiv-ta-galerej-zelenskij.html" text:style-name="Internet_20_link" text:visited-style-name="Visited_20_Internet_20_Link">
https://www.ukrinform.ua/rubric-ato/3700715-v-ukraini-rf-zrujnuvala-sotni-cerkov-a-takoz-ponad-60-muzeiv-ta-galerej-zelenskij.html</text:a>
</text:p>
      <!--NEWS-->
      <text:h text:style-name="P10" text:outline-level="1">
<text:span text:style-name="T4">
The European Commission proposes to prohibit the import of agricultural products from Ukraine in five EU countries by the end of the year</text:span>
</text:h>
      <text:p text:style-name="P4">
Authors: Ukrinform (Person)</text:p>
      <text:p text:style-name="P4">
Publisher: Укринформ (Organization)</text:p>
      <text:p text:style-name="P4">
Published Time: 2023-04-25T-27:40:00+03:00</text:p>
      <text:p text:style-name="P4">
Modified Time: 2023-04-25T22:40:00+03:00</text:p>
      <text:p text:style-name="P4">
Description: Європейська Комісія готова винести на розгляд країн-членів пропозицію щодо тимчасової заборони імпорту п’яти найбільш чутливих сільськогосподарських товарів з України до п’яти держав Євросоюзу — Укрінформ.</text:p>
      <text:p text:style-name="P4">
Images: ["<text:a xlink:type="simple" xlink:href="https://static.ukrinform.com/photos/2016_05/thumb_files/630_360_1462365899-2256.jpg" text:style-name="Internet_20_link" text:visited-style-name="Visited_20_Internet_20_Link">
630_360_14623...</text:a>
"]</text:p>
      <text:p text:style-name="P4">
Tags: ['Єврокомісія', 'Євросоюз', 'Імпорт', 'Сільське господарство', 'Україна', 'Заборона']</text:p>
      <text:p text:style-name="P4">
Type: Article</text:p>
      <!--METADATA-->
      <text:p text:style-name="P4">
<draw:frame draw:style-name="fr1" draw:name="Image31" text:anchor-type="as-char" svg:width="6.9236in" svg:height="3.956343in" draw:z-index="0">
<draw:image xlink:href="../Images/yкринформ/2023-04-25T-27-40-00-03-00/630_360_1462365899-2256.jpg" xlink:type="simple" xlink:show="embed" xlink:actuate="onLoad" draw:mime-type="image/jpeg"/>
</draw:frame>
The European Commission is ready to submit to Member States a proposal for a prohibition of import of five most sensitive agricultural goods from Ukraine to five EU countries</text:p>
      <text:p text:style-name="P4">
This was stated in Luxembourg during the Press Conference on the results of the EU Council of Ministers of Agriculture and Fisheries by the European Commissioner for the Church of the Economy, Janusz Wojciechowski, correspondent.</text:p>
      <text:p text:style-name="P4">
“We are very close to a good agreement, which provides for a temporary prohibition for five -made products, as well as the investigation, in accordance with the protective measures provided for in the Agreement on Liberalization of Trade with Ukraine. These and these will be used until June 5, so these regulatory rulers will have an effect. But we know if the new rules are agreed, so the time measures should also be continued by the end of the year. The Commission is open to this opportunity, ”the European Commissar said.</text:p>
      <text:p text:style-name="P4">
<text:span text:style-name="T4">
 Read also: </text:span>
 <text:a xlink:type="simple" xlink:href="https://www.ukrinform.ua/rubric-economy/3700395-es-mae-znajti-konstruktivne-risenna-dla-problemi-importu-agroproduktiv-z-ukraini-svecia.html" text:style-name="Internet_20_link" text:visited-style-name="Visited_20_Internet_20_Link">
<text:span text:style-name="T4">
 import </text:span>
</text:a>
He noted that these proposals of the European Commission were already on the table - to introduce a temporarily to import five of the most sensitive products from Ukraine - such as Kukurudza, wheat, rapeseed, sunflower and sunny oil. This restriction will not be the total of the EU, but only five "frontier" countries. The request of such protective measures was initiated by Poland, but the governments of the whirlwind of several countries supported it. At the same time, they raised the issue of prohibition on imports from Ukraine for eight more products, such as honey, sugar, chicken, meat and dairy products. But the European Commissioner supported this proposal, because 90 percent of the "problem" import of the Ukrainian is grain and oils.</text:p>
      <text:p text:style-name="P4">
"Unilateral measures are not a solution, decisions are needed at the European level.</text:p>
      <text:p text:style-name="P4">
<text:span text:style-name="T4">
 Read also: </text:span>
 <text:a xlink:type="simple" xlink:href="https://www.ukrinform.ua/rubric-economy/3698850-ukraina-u-potocnomu-marketingovomu-roci-eksportuvala-ponad-40-miljona-tonn-zernovih.html" text:style-name="Internet_20_link" text:visited-style-name="Visited_20_Internet_20_Link">
<text:span text:style-name="T4">
 Export </text:span>
</text:a>
</text:p>
      <text:p text:style-name="P4">
After the start of Russian aggression against Ukraine and blocking the Black Sea ports, through which, usually exports of agricultural products were exported to the world market, the European Union organized "Solidarity Corridors" on the borders with Ukraine to direct part of the country's exports to the world market, with the use Inland waterway arteries. More than 32 million tons of grain and other agricultural goods were imported in this way.</text:p>
      <text:p text:style-name="P4">
News Source: <text:a xlink:type="simple" xlink:href="https://www.ukrinform.ua/rubric-economy/3700714-evrokomisia-proponue-zaboroniti-import-agroprodukcii-z-ukraini-u-pat-krain-es-do-kinca-roku.html" text:style-name="Internet_20_link" text:visited-style-name="Visited_20_Internet_20_Link">
https://www.ukrinform.ua/rubric-economy/3700714-evrokomisia-proponue-zaboroniti-import-agroprodukcii-z-ukraini-u-pat-krain-es-do-kinca-roku.html</text:a>
</text:p>
      <!--NEWS-->
      <text:h text:style-name="P10" text:outline-level="1">
<text:span text:style-name="T4">
Russia has to lose, otherwise will lose the world - Zelensky</text:span>
</text:h>
      <text:p text:style-name="P4">
Authors: Ukrinform (Person)</text:p>
      <text:p text:style-name="P4">
Publisher: Укринформ (Organization)</text:p>
      <text:p text:style-name="P4">
Published Time: 2023-04-25T-29:34:00+03:00</text:p>
      <text:p text:style-name="P4">
Modified Time: 2023-04-25T22:34:00+03:00</text:p>
      <text:p text:style-name="P4">
Description: Russia has to lose, otherwise there will be a loss of life, a loss of law, a loss, in fact, the world. - Ukrinform.</text:p>
      <text:p text:style-name="P4">
Images: ["<text:a xlink:type="simple" xlink:href="https://static.ukrinform.com/photos/2023_04/thumb_files/630_360_1682451261-591.jpeg" text:style-name="Internet_20_link" text:visited-style-name="Visited_20_Internet_20_Link">
630_360_16824...</text:a>
"]</text:p>
      <text:p text:style-name="P4">
Tags: ['росія', 'Зеленський', 'Війна з росією']</text:p>
      <text:p text:style-name="P4">
Type: Article</text:p>
      <!--METADATA-->
      <text:p text:style-name="P4">
<draw:frame draw:style-name="fr1" draw:name="Image32" text:anchor-type="as-char" svg:width="6.9236in" svg:height="3.956343in" draw:z-index="0">
<draw:image xlink:href="../Images/yкринформ/2023-04-25T-29-34-00-03-00/630_360_1682451261-591.jpeg" xlink:type="simple" xlink:show="embed" xlink:actuate="onLoad" draw:mime-type="image/jpeg"/>
</draw:frame>
Russia is to lose, otherwise there will be a loss of life, a loss of law, a loss, in fact, the world.</text:p>
      <text:p text:style-name="P4">
President of Ukraine Volodymyr Zelenskyy said this in <text:a xlink:type="simple" xlink:href="https://www.president.gov.ua/news/kozhen-proyav-rosijskogo-teroru-ce-dodatkovi-argumenti-sho-v-82481" text:style-name="Internet_20_link" text:visited-style-name="Visited_20_Internet_20_Link">
</text:a>
, reports Ukrinform.</text:p>
      <text:p text:style-name="P4">
Video: <text:a xlink:type="simple" xlink:href="https://t.me/OP_UA/9324" text:style-name="Internet_20_link" text:visited-style-name="Visited_20_Internet_20_Link">
</text:a>
“Russia can be stopped. This is a common interest. To stop the power of our warriors - on the front. Our weapons - both Ukrainian and the one we receive by the District. By the power of law, that is, sanctions that need constant strengthening, as well as our joint work for the sake of justice, ”Zelensky said.</text:p>
      <text:p text:style-name="P4">
<text:span text:style-name="T4">
 Read also: </text:span>
 <text:a xlink:type="simple" xlink:href="https://www.ukrinform.ua/rubric-ato/3700461-najskladnisi-napramki-frontu-i-rezultati-ramstajnu-zelenskij-proviv-zasidanna-stavki.html" text:style-name="Internet_20_link" text:visited-style-name="Visited_20_Internet_20_Link">
<text:span text:style-name="T4">
 Zelensky </text:span>
</text:a>
According to him, every manifestation of Russian terror, every day of aggression - teditional arguments that all this should end in the tribunal - in Novinurnberg about Rashism, "for those who destroy life and people, who have missiles - opposite museums, and managed aircraft against churches. Russia must lose. There can be no other sign in the world. Because everything else is a loss of life, it is a loss of law, it is a loss, in fact, the world, ”the head of state added.</text:p>
      <text:p text:style-name="P4">
The President also stressed that no one can now feel safe until the aggressor is broken. “All that the Russian troops of the occupier are doing on our land against our people. And this is what they do brought to the earth other peoples ... The whole world knows it, ”Domzelensky.</text:p>
      <text:p text:style-name="P4">
As reported by Ukrinform, <text:a xlink:type="simple" xlink:href="https://www.ukrinform.ua/rubric-economy/3700686-vlada-napracovue-novu-ekonomicnu-strategiu-ukraini-zelenskij.html" text:style-name="Internet_20_link" text:visited-style-name="Visited_20_Internet_20_Link">
</text:a>
.</text:p>
      <text:p text:style-name="P4">
Photo: op</text:p>
      <text:p text:style-name="P4">
News Source: <text:a xlink:type="simple" xlink:href="https://www.ukrinform.ua/rubric-ato/3700713-rosia-mae-prograti-inakse-bude-progras-svitu-zelenskij.html" text:style-name="Internet_20_link" text:visited-style-name="Visited_20_Internet_20_Link">
https://www.ukrinform.ua/rubric-ato/3700713-rosia-mae-prograti-inakse-bude-progras-svitu-zelenskij.html</text:a>
</text:p>
      <!--NEWS-->
      <text:h text:style-name="P10" text:outline-level="1">
<text:span text:style-name="T4">
The SBU detained Russian agents - one of them urged to strike "Satan" on the countries of the event</text:span>
</text:h>
      <text:p text:style-name="P4">
Authors: Ukrinform (Person)</text:p>
      <text:p text:style-name="P4">
Publisher: Укринформ (Organization)</text:p>
      <text:p text:style-name="P4">
Published Time: 2023-04-25T-31:30:00+03:00</text:p>
      <text:p text:style-name="P4">
Modified Time: 2023-04-25T22:30:00+03:00</text:p>
      <text:p text:style-name="P4">
Description: The Security Service of Ukraine neutralized the interregional network of pro -Russian agents that spread misinformation and Kremlin narratives about the war in messengers and prohibited social networks. - Ukrinform.</text:p>
      <text:p text:style-name="P4">
Images: ["<text:a xlink:type="simple" xlink:href="https://static.ukrinform.com/photos/2021_10/thumb_files/630_360_1634664278-801.jpg" text:style-name="Internet_20_link" text:visited-style-name="Visited_20_Internet_20_Link">
630_360_16346...</text:a>
", "<text:a xlink:type="simple" xlink:href="https://static.ukrinform.com/photos/2023_04/1682424557-405.jpg" text:style-name="Internet_20_link" text:visited-style-name="Visited_20_Internet_20_Link">
1682424557-40...</text:a>
", "<text:a xlink:type="simple" xlink:href="https://static.ukrinform.com/photos/2023_04/1682424557-196.jpg" text:style-name="Internet_20_link" text:visited-style-name="Visited_20_Internet_20_Link">
1682424557-19...</text:a>
", "<text:a xlink:type="simple" xlink:href="https://static.ukrinform.com/photos/2023_04/1682424557-716.jpg" text:style-name="Internet_20_link" text:visited-style-name="Visited_20_Internet_20_Link">
1682424557-71...</text:a>
", "<text:a xlink:type="simple" xlink:href="https://static.ukrinform.com/photos/2023_04/1682424557-870.jpg" text:style-name="Internet_20_link" text:visited-style-name="Visited_20_Internet_20_Link">
1682424557-87...</text:a>
"]</text:p>
      <text:p text:style-name="P4">
Tags: ['СБУ', 'Кримінал', 'Війна з росією']</text:p>
      <text:p text:style-name="P4">
Type: Article</text:p>
      <!--METADATA-->
      <text:p text:style-name="P4">
The service of Ukraine has neutralized the interregional network of pro -Russian agents that distributed in messengers and forbidden social networks of misinformation Takremliv narratives about the war.</text:p>
      <text:p text:style-name="P4">
As Ukrinform reports, this has reported <text:a xlink:type="simple" xlink:href="https://ssu.gov.ua/novyny/sbu-zatrymala-6-internetahentiv-rf-odyn-z-nykh-zaklykav-do-henotsydu-ukraintsiv-ta-udariv-raketamy-satana-po-zakhidnykh-krainakh" text:style-name="Internet_20_link" text:visited-style-name="Visited_20_Internet_20_Link">
</text:a>
.</text:p>
      <text:p text:style-name="P4">
It was found that six enemy associates were included in the network. They took more part of destructive content from Russian online resources.</text:p>
      <text:p text:style-name="P4">
<draw:frame draw:style-name="fr1" draw:name="Image34" text:anchor-type="as-char" svg:width="6.9236in" svg:height="4.615733in" draw:z-index="0">
<draw:image xlink:href="../Images/yкринформ/2023-04-25T-31-30-00-03-00/1682424557-405.jpg" xlink:type="simple" xlink:show="embed" xlink:actuate="onLoad" draw:mime-type="image/jpeg"/>
</draw:frame>
In particular, in Kyiv, law enforcement officers exposed a 37-year-old resident who called for the mass killings of Ukrainians of Ukrainian intercontinental ballistic missiles "Satan" against the Western State Partners of Ukraine.</text:p>
      <text:p text:style-name="P4">
<text:span text:style-name="T4">
 Read also: </text:span>
 <text:a xlink:type="simple" xlink:href="https://www.ukrinform.ua/rubric-ato/3699980-sbu-ogolosila-pidozru-vagnerivcu-z-kazahstanu-akogo-vzali-v-polon-pid-bahmutom.html" text:style-name="Internet_20_link" text:visited-style-name="Visited_20_Internet_20_Link">
<text:span text:style-name="T4">
 SBU </text:span>
</text:a>
The attacker also tried to discredit the Ukrainian military, including the azovstal.</text:p>
      <text:p text:style-name="P4">
<draw:frame draw:style-name="fr1" draw:name="Image35" text:anchor-type="as-char" svg:width="6.9236in" svg:height="9.231467in" draw:z-index="0">
<draw:image xlink:href="../Images/yкринформ/2023-04-25T-31-30-00-03-00/1682424557-196.jpg" xlink:type="simple" xlink:show="embed" xlink:actuate="onLoad" draw:mime-type="image/jpeg"/>
</draw:frame>
The person defendant has been suspected of a number of articles of the Criminal Code of Ukraine: Part. 2 tbsp. 442(genocide), p. 1 v. 258-2(Public calls for a terrorist act)and h. 2, 3 tbsp. 109(Actions aimed at violence or overthrow of a constitutional order or seizure of state power).</text:p>
      <text:p text:style-name="P4">
<text:span text:style-name="T4">
Читайте також:</text:span>
 <text:a xlink:type="simple" xlink:href="https://www.ukrinform.ua/rubric-other_news/3699994-sbu-zatrimala-oficera-cervinskogo-dii-akogo-prizveli-do-obstrilu-aerodromu-kanatove.html" text:style-name="Internet_20_link" text:visited-style-name="Visited_20_Internet_20_Link">
 <text:span text:style-name="T4">
СБУ</text:span>
 </text:a>
The suspect is also charged with the commission of the crimes under 1, 2 cent. 110(encroachment on the territorial integrity and integrity of Ukraine), p.436(Propaganda of war)and h. 2, 3 tbsp. 436-2(justification, recognition right, denial of armed aggression of the Russian Federation against Ukraine, glorification)CCU.</text:p>
      <text:p text:style-name="P4">
<draw:frame draw:style-name="fr1" draw:name="Image36" text:anchor-type="as-char" svg:width="6.9236in" svg:height="5.1927in" draw:z-index="0">
<draw:image xlink:href="../Images/yкринформ/2023-04-25T-31-30-00-03-00/1682424557-716.jpg" xlink:type="simple" xlink:show="embed" xlink:actuate="onLoad" draw:mime-type="image/jpeg"/>
</draw:frame>
In the Odessa regions, law enforcement officers blocked the information and subversive activity of a local resident, which administered several pro-Kremlin channels of the Utelegram, where she posted publications calling for shelling of the Ukrainianman and spread fakes about the number of death defenders of Ukraine.</text:p>
      <text:p text:style-name="P4">
<draw:frame draw:style-name="fr1" draw:name="Image37" text:anchor-type="as-char" svg:width="6.664062in" svg:height="10.0in" draw:z-index="0">
<draw:image xlink:href="../Images/yкринформ/2023-04-25T-31-30-00-03-00/1682424557-870.jpg" xlink:type="simple" xlink:show="embed" xlink:actuate="onLoad" draw:mime-type="image/jpeg"/>
</draw:frame>
In Kharkiv, Kiberfahivka documented the criminal activity of a local resident who called for cooperation with militants and the Zaporbnitskaya Pseudo -administration in captured areas in eastern Ukraine.</text:p>
      <text:p text:style-name="P4">
Two more enemy agents are exposed in Cherkasy region. The malefactors pointed the participants of the invading groups of the Russian Federation and "heroned" their habitats.</text:p>
      <text:p text:style-name="P4">
<text:span text:style-name="T4">
 Read also: </text:span>
 <text:a xlink:type="simple" xlink:href="https://www.ukrinform.ua/rubric-society/3699917-u-spravi-katastrofi-vertolota-u-brovarah-priznacili-ponad-100-ekspertiz-sbu.html" text:style-name="Internet_20_link" text:visited-style-name="Visited_20_Internet_20_Link">
<text:span text:style-name="T4">
 SBU </text:span>
</text:a>
According to the mentioned facts, investigative actions within the limits of criminal proceedings are inquired by articles of the Criminal Code of Ukraine: 436-2(justification, recognition right, denial of armed aggression of the Russian Federation against Ukraine, glorification)and Art. 111-1(Collaboration).</text:p>
      <text:p text:style-name="P4">
Як повідомляв Укрінформ, днями СБУ затримала російську агентку, яка намагаласявлаштуватися до органу місцевого самоврядування в Черкаській області.</text:p>
      <text:p text:style-name="P4">
News Source: <text:a xlink:type="simple" xlink:href="https://www.ukrinform.ua/rubric-society/3700489-sbu-zatrimala-rosijskih-agentiv-odin-z-nih-zaklikav-udariti-satanou-po-krainah-zahodu.html" text:style-name="Internet_20_link" text:visited-style-name="Visited_20_Internet_20_Link">
https://www.ukrinform.ua/rubric-society/3700489-sbu-zatrimala-rosijskih-agentiv-odin-z-nih-zaklikav-udariti-satanou-po-krainah-zahodu.html</text:a>
</text:p>
      <!--NEWS-->
      <text:h text:style-name="P10" text:outline-level="1">
<text:span text:style-name="T4">
President: Each manifestation of Russian terror - additional arguments that everything should end in the tribunal</text:span>
</text:h>
      <text:p text:style-name="P4">
Authors: Ukrinform (Person)</text:p>
      <text:p text:style-name="P4">
Publisher: Укринформ (Organization)</text:p>
      <text:p text:style-name="P4">
Published Time: 2023-04-25T-33:26:00+03:00</text:p>
      <text:p text:style-name="P4">
Modified Time: 2023-04-25T22:26:00+03:00</text:p>
      <text:p text:style-name="P4">
Description: Every manifestation of Russian terror, every day of aggression is additional arguments that all this should end in the tribunal - in the new Nuremberg regarding Rashism - Ukrinform.</text:p>
      <text:p text:style-name="P4">
Images: ["<text:a xlink:type="simple" xlink:href="https://static.ukrinform.com/photos/2023_03/thumb_files/630_360_1678738078-322.jpeg" text:style-name="Internet_20_link" text:visited-style-name="Visited_20_Internet_20_Link">
630_360_16787...</text:a>
"]</text:p>
      <text:p text:style-name="P4">
Tags: ['Трибунал', 'Україна', 'Зеленський', 'Війна з росією']</text:p>
      <text:p text:style-name="P4">
Type: Article</text:p>
      <!--METADATA-->
      <text:p text:style-name="P4">
<draw:frame draw:style-name="fr1" draw:name="Image38" text:anchor-type="as-char" svg:width="6.9236in" svg:height="3.956343in" draw:z-index="0">
<draw:image xlink:href="../Images/yкринформ/2023-04-25T-33-26-00-03-00/630_360_1678738078-322.jpeg" xlink:type="simple" xlink:show="embed" xlink:actuate="onLoad" draw:mime-type="image/jpeg"/>
</draw:frame>
Each of Russian terror, every day of aggression is additional arguments that all should end in the tribunal - in the new Nuremberg about Rashism</text:p>
      <text:p text:style-name="P4">
Volodymyr Zelenskyy said this in <text:a xlink:type="simple" xlink:href="https://www.youtube.com/watch" text:style-name="Internet_20_link" text:visited-style-name="Visited_20_Internet_20_Link">
</text:a>
 , передає Укрінформ.</text:p>
      <text:p text:style-name="P4">
<text:span text:style-name="T5">
Відео:<text:a xlink:type="simple" xlink:href="https://t.me/OP_UA/9324" text:style-name="Internet_20_link" text:visited-style-name="Visited_20_Internet_20_Link">
 </text:a>
</text:span>
</text:p>
      <text:p text:style-name="P4">
<text:span text:style-name="T4">
 Ukrainians!Ukrainians!All our partners in the world!</text:span>
</text:p>
      <text:p text:style-name="P4">
During the day, there was a parsing in the city of Kupyansk Kharkiv region after the Russian shelling of the C-300 missiles. On ordinary civilian. The target for terrorists was the museum of local lore and adjacent houses. Rossia killed this blow of two women. My condolences to my relatives and loved ones ... Ten people were injured - they are given the necessary help.</text:p>
      <text:p text:style-name="P4">
In total, more than 60 museums and galleries in different areas of our country are so self -destroyed or damaged by the occupier.</text:p>
      <text:p text:style-name="P4">
Today, in the Kherson region, the blow of Russian aviation was destroyed. In the village of Kizomis, the Belozersky community. Orthodox temple ... managed by theuaabomb. That is, the Russian military knew that they were destroying. This church has been one of the hundreds of churches and prayer houses broken by Russian blows.</text:p>
      <text:p text:style-name="P4">
Crimea ... Today, the invaders broke into the house of Abdureshit Jepparova. He is the single representatives of the Crimean Tatar national movement, human rights activist, citizen of Ukraine. Where he is now, which is unknown to him. This is another example of the Crimea's indigenous people, against all our people. Those and thousands of such examples during aggression in the Crimea and in other regions occupied by Russia.</text:p>
      <text:p text:style-name="P4">
No one can feel safe anywhere until the aggressor is broken. This is the day in Ukraine proves - all that Russian troops and special services are doing on our land against our people. And this is that they dream of bringing other peoples on the ground. The whole world knows it.</text:p>
      <text:p text:style-name="P4">
The world also knows: Russia can be stopped. This is a common interest. Stop the powerful soldiers on the front line. Our weapons - both Ukrainian and the one we make from partners. By the power of law, that is, sanctions that need constant strengthening, as well as our joint work for the sake of justice. The manifestation of Russian terror, every day of aggression - these are additional arguments that all this should end in the tribunal - in the new Nuremberg on Rashism, relative And people who have rockets against museums, and managed avaibombs - against churches.Today, our international sanction group, a group of experts headed by Andriyermak and Michael McFol, presented a document on strengthening sanctions against Russia. The first such sanction plan was fulfilled by more than 70%. Therefore, the infected with what directions it is possible to increase the sanction pressure and how to give a more stability due to the complete exclusion from the global relations of all deestructive Russian entities, all those who work for the war.</text:p>
      <text:p text:style-name="P4">
This sanction document will be on the tables with all key leaders in the world - both political and public, business. Sanctions against the Russian Naptogaza Sector, against the nuclear industry, against absolutely everyone who helps Russia to circumstance. This is necessary self -defense of international order.</text:p>
      <text:p text:style-name="P4">
Today I held the next meeting. Commanders, Head, Intelligence, Ministry of Defense. Reports on hostilities on the front are now actively moving, the equipment of new units. The Ramstein and further communication with our partners have been separate today.</text:p>
      <text:p text:style-name="P4">
He also held a meeting on the economic restoration of Ukraine. Shmigal, Sviridenko, Shurma, Kubrakov, Fedorov - our restore team. Presented the economic experiment of today and post -war period. It is already clear that the result of a more victory will be the opportunity of Ukraine to be a real supplier of security to all our partners, for all in the world, who appreciates the international order based on the rules. The new safety standards that we embody in our lives: in our infrastructure, energy, logistics and communication, in the social and educational spheres, in our production - all this can be scale in other parts of the world.</text:p>
      <text:p text:style-name="P4">
Similarly, Ukrainian protection systems, our weapons, our experience of our people, acquired in the confrontation of Russian terror. All this will work on Global, so that no one in the world has ever repeated Russian crimes.</text:p>
      <text:p text:style-name="P4">
Glory to every warrior who is now in battle, in combat posts, at combat operations!Separately, I want to celebrate today the 80th Airborne Assault Brigade.</text:p>
      <text:p text:style-name="P4">
Well done guys!Thank you for the determination when destroying the occupier in Bakhmut!</text:p>
      <text:p text:style-name="P4">
<text:span text:style-name="T4">
Glory to Ukraine!</text:span>
</text:p>
      <text:p text:style-name="P4">
<text:span text:style-name="T5">
Foto: op</text:span>
</text:p>
      <text:p text:style-name="P4">
News Source: <text:a xlink:type="simple" xlink:href="https://www.ukrinform.ua/rubric-ato/3700712-prezident-kozen-proav-teroru-rf-dodatkovi-argumenti-so-vse-mae-zaversitis-u-tribunali.html" text:style-name="Internet_20_link" text:visited-style-name="Visited_20_Internet_20_Link">
https://www.ukrinform.ua/rubric-ato/3700712-prezident-kozen-proav-teroru-rf-dodatkovi-argumenti-so-vse-mae-zaversitis-u-tribunali.html</text:a>
</text:p>
      <!--NEWS-->
      <text:h text:style-name="P10" text:outline-level="1">
<text:span text:style-name="T4">
Gironi Tsigankova has overcome Real Lunin</text:span>
</text:h>
      <text:p text:style-name="P4">
Authors: Ukrinform (Person)</text:p>
      <text:p text:style-name="P4">
Publisher: Укринформ (Organization)</text:p>
      <text:p text:style-name="P4">
Published Time: 2023-04-25T-35:24:00+03:00</text:p>
      <text:p text:style-name="P4">
Modified Time: 2023-04-25T22:24:00+03:00</text:p>
      <text:p text:style-name="P4">
Description: The team of Ukrainian Viktor Tsigankov "Girona" defeated the Real Madrid in the home match of the 31st round of the Spanish Football Championship. - Ukrinform.</text:p>
      <text:p text:style-name="P4">
Images: ["<text:a xlink:type="simple" xlink:href="https://static.ukrinform.com/photos/2023_04/thumb_files/630_360_1682450599-919.jpg" text:style-name="Internet_20_link" text:visited-style-name="Visited_20_Internet_20_Link">
630_360_16824...</text:a>
"]</text:p>
      <text:p text:style-name="P4">
Tags: ['Футбол', 'Циганков']</text:p>
      <text:p text:style-name="P4">
Type: Article</text:p>
      <!--METADATA-->
      <text:p text:style-name="P4">
<draw:frame draw:style-name="fr1" draw:name="Image39" text:anchor-type="as-char" svg:width="6.9236in" svg:height="3.956343in" draw:z-index="0">
<draw:image xlink:href="../Images/yкринформ/2023-04-25T-35-24-00-03-00/630_360_1682450599-919.jpg" xlink:type="simple" xlink:show="embed" xlink:actuate="onLoad" draw:mime-type="image/jpeg"/>
</draw:frame>
Viktor Tsigankov's team "Girona" was defeated by the Real Madrid Madrid in the home match of the 31st round of the Spanish Football Championship.</text:p>
      <text:p text:style-name="P4">
The match at Estadio Munisipal de Montilivi in Giron has ended victories with a score of 4: 2, Ukrinform reports.</text:p>
      <text:p text:style-name="P4">
All the balls at the Gate of Real Madrid, which this time defended Ukrainian goalkeeper Andriyomunin, scored the Argentine forward "Gironi" Valentin Castellinos(12, 24, 46,62-a minute).</text:p>
      <text:p text:style-name="P4">
У складі «Реала» відзначилися Вінісіус Жуніор (34)That Lucas Vasquez(85).</text:p>
      <text:p text:style-name="P4">
Циганкова на 72-й хвилині замінив Валері Фернандес.</text:p>
      <text:p text:style-name="P4">
<text:span text:style-name="T4">
Читайте також:</text:span>
 <text:a xlink:type="simple" xlink:href="https://www.ukrinform.ua/rubric-sports/3700186-barselona-uklala-ugodu-dla-rekonstrukcii-kamp-nou.html" text:style-name="Internet_20_link" text:visited-style-name="Visited_20_Internet_20_Link">
 </text:a>
The La League tournament is headed by Barcelona, which has 76 points. The second Ydemadrid "Real"(65). «Жирона» (41)It rose to 9th place.</text:p>
      <text:p text:style-name="P4">
Photo: AFP.</text:p>
      <text:p text:style-name="P4">
News Source: <text:a xlink:type="simple" xlink:href="https://www.ukrinform.ua/rubric-sports/3700709-zirona-cigankova-peregrala-real-lunina.html" text:style-name="Internet_20_link" text:visited-style-name="Visited_20_Internet_20_Link">
https://www.ukrinform.ua/rubric-sports/3700709-zirona-cigankova-peregrala-real-lunina.html</text:a>
</text:p>
      <!--NEWS-->
      <text:h text:style-name="P10" text:outline-level="1">
<text:span text:style-name="T4">
States with allies restrain the impact of Wagner PVC on different continents - State Department</text:span>
</text:h>
      <text:p text:style-name="P4">
Authors: Ukrinform (Person)</text:p>
      <text:p text:style-name="P4">
Publisher: Укринформ (Organization)</text:p>
      <text:p text:style-name="P4">
Published Time: 2023-04-25T-37:12:00+03:00</text:p>
      <text:p text:style-name="P4">
Modified Time: 2023-04-25T22:12:00+03:00</text:p>
      <text:p text:style-name="P4">
Description: The United States in cooperation with allies and partners makes practical efforts to restrain the destructive influence of the Russian Wagner PEC in Africa and other regions of the world. - Ukrinform.</text:p>
      <text:p text:style-name="P4">
Images: ["<text:a xlink:type="simple" xlink:href="https://static.ukrinform.com/photos/2018_02/thumb_files/630_360_1517552325-3537.jpg" text:style-name="Internet_20_link" text:visited-style-name="Visited_20_Internet_20_Link">
630_360_15175...</text:a>
"]</text:p>
      <text:p text:style-name="P4">
Tags: ['Африка', 'США', 'Держдеп', 'ПВК "Вагнера"']</text:p>
      <text:p text:style-name="P4">
Type: Article</text:p>
      <!--METADATA-->
      <text:p text:style-name="P4">
<draw:frame draw:style-name="fr1" draw:name="Image40" text:anchor-type="as-char" svg:width="6.9236in" svg:height="3.956343in" draw:z-index="0">
<draw:image xlink:href="../Images/yкринформ/2023-04-25T-37-12-00-03-00/630_360_1517552325-3537.jpg" xlink:type="simple" xlink:show="embed" xlink:actuate="onLoad" draw:mime-type="image/jpeg"/>
</draw:frame>
The United States in cooperation with the allies and partners shall be practical to hold back the destructive influence of the Russian Wagner PEC in Africa and other regions of the world.</text:p>
      <text:p text:style-name="P4">
This was stated during a pressing in Washington by US Deputy District State Administration Vedant Patel, Ukrinform correspondent reports.</text:p>
      <text:p text:style-name="P4">
"We work together with our allies and partners to curb the influence of the Wagner group," of course, on the African continent, as well as Inde, "the US Foreign Ministry spokesman.</text:p>
      <text:p text:style-name="P4">
<text:span text:style-name="T4">
 Read also: </text:span>
 <text:a xlink:type="simple" xlink:href="https://www.ukrinform.ua/rubric-ato/3698912-vidpovid-vagnerivcam-povinna-mati-globalnij-harakter-kostin.html" text:style-name="Internet_20_link" text:visited-style-name="Visited_20_Internet_20_Link">
<text:span text:style-name="T4">
 Wagner </text:span>
</text:a>
In this connection, he stated that those countries where <text:a xlink:type="simple" xlink:href="https://www.ukrinform.ua/tag-pvk-vagnera" text:style-name="Internet_20_link" text:visited-style-name="Visited_20_Internet_20_Link">
</text:a>
interferes with internal affairs, become more vulnerable to threats, and the situation in them will destabilize.</text:p>
      <text:p text:style-name="P4">
As reported by Ukrinform, on the eve of US Secretary of State <text:a xlink:type="simple" xlink:href="http://www.ukrinform.ua/rubric-world/3700210-stati-gliboko-nepokoat-dii-grupi-vagner-u-sudani-blinken.html" text:style-name="Internet_20_link" text:visited-style-name="Visited_20_Internet_20_Link">
</text:a>
In connection with the role that Wagner PEC plays by a permanent Sudan military conflict.</text:p>
      <text:p text:style-name="P4">
News Source: <text:a xlink:type="simple" xlink:href="https://www.ukrinform.ua/rubric-world/3700703-stati-iz-souznikami-strimuut-vpliv-pvk-vagner-na-riznih-kontinentah-derzdep.html" text:style-name="Internet_20_link" text:visited-style-name="Visited_20_Internet_20_Link">
https://www.ukrinform.ua/rubric-world/3700703-stati-iz-souznikami-strimuut-vpliv-pvk-vagner-na-riznih-kontinentah-derzdep.html</text:a>
</text:p>
      <!--NEWS-->
      <text:h text:style-name="P10" text:outline-level="1">
<text:span text:style-name="T4">
In the processes of reintegration of Crimea, youth - Kornienko should be actively involved</text:span>
</text:h>
      <text:p text:style-name="P4">
Authors: Ukrinform (Person)</text:p>
      <text:p text:style-name="P4">
Publisher: Укринформ (Organization)</text:p>
      <text:p text:style-name="P4">
Published Time: 2023-04-25T-39:11:43+03:00</text:p>
      <text:p text:style-name="P4">
Modified Time: 2023-04-25T22:11:43+03:00</text:p>
      <text:p text:style-name="P4">
Description: The processes related to the reintegration of Crimea should take an active part of young people. - Ukrinform.</text:p>
      <text:p text:style-name="P4">
Images: ["<text:a xlink:type="simple" xlink:href="https://static.ukrinform.com/photos/2023_04/thumb_files/630_360_1682449785-512.jpg" text:style-name="Internet_20_link" text:visited-style-name="Visited_20_Internet_20_Link">
630_360_16824...</text:a>
"]</text:p>
      <text:p text:style-name="P4">
Tags: ['Крим', 'Корнієнко', 'Стратегія деокупації Криму']</text:p>
      <text:p text:style-name="P4">
Type: Article</text:p>
      <!--METADATA-->
      <text:p text:style-name="P4">
<draw:frame draw:style-name="fr1" draw:name="Image41" text:anchor-type="as-char" svg:width="6.9236in" svg:height="3.956343in" draw:z-index="0">
<draw:image xlink:href="../Images/yкринформ/2023-04-25T-39-11-43-03-00/630_360_1682449785-512.jpg" xlink:type="simple" xlink:show="embed" xlink:actuate="onLoad" draw:mime-type="image/jpeg"/>
</draw:frame>
The reintegration of the Crimea should be actively involved in the reintegration of Crimea.</text:p>
      <text:p text:style-name="P4">
The first deputy speaker of the Verkhovna Rada of Ukraine Oleksandr Kornienko said this during the Crimea Wave Forum, Ukrinform correspondent reports.</text:p>
      <text:p text:style-name="P4">
“The war will end with our victory, the return of Crimea. The processes of reintegration of previously occupied territories will begin. And now we need to prepare seriously so that immediately after the release of the peninsula to start work. We need to develop strategies, plans, bills. And in all these processes, young people should take an active part, ”he said.</text:p>
      <text:p text:style-name="P4">
<text:span text:style-name="T4">
 Read also: </text:span>
 <text:a xlink:type="simple" xlink:href="https://www.ukrinform.ua/rubric-crimea/3700670-u-minreintegracii-nazvali-pat-persih-krokiv-ukraini-v-krimu-pisla-deokupacii.html" text:style-name="Internet_20_link" text:visited-style-name="Visited_20_Internet_20_Link">
</text:a>
Kornienko added that after the liberation of the Crimea, many areas of work of semi -island will need to start from scratch.</text:p>
      <text:p text:style-name="P4">
“Ukraine, as a candidate for EU members, should return the European tradition of Crimea. In general, it is important to return Crimea not only physically but also mentally. For this we will need a large number of specialists, cultural figures, representatives of different industries. That is why we are talking about Crimea now to implement all our strategies in the future and quickly, ”summed up the first deputy of the VR speaker.</text:p>
      <text:p text:style-name="P4">
<text:span text:style-name="T4">
 Read also: </text:span>
 <text:a xlink:type="simple" xlink:href="https://www.ukrinform.ua/rubric-crimea/3700621-v-okupovanomu-krimu-pogirsuetsa-demograficna-situacia-deputatka.html" text:style-name="Internet_20_link" text:visited-style-name="Visited_20_Internet_20_Link">
</text:a>
As it was reported, the Ministry of Reintegration stated that the first steps in the crimover will be ensured security, demilitarization of Russian military bases, prosecution of state -owned statesmen, restoration of state authorities, ensuring information security.</text:p>
      <text:p text:style-name="P4">
News Source: <text:a xlink:type="simple" xlink:href="https://www.ukrinform.ua/rubric-crimea/3700707-u-procesah-reintegracii-krimu-mae-brati-aktivnu-ucast-molod-kornienko.html" text:style-name="Internet_20_link" text:visited-style-name="Visited_20_Internet_20_Link">
https://www.ukrinform.ua/rubric-crimea/3700707-u-procesah-reintegracii-krimu-mae-brati-aktivnu-ucast-molod-kornienko.html</text:a>
</text:p>
      <!--NEWS-->
      <text:h text:style-name="P10" text:outline-level="1">
<text:span text:style-name="T4">
In the area of earthquake in Turkey continue to collapse houses</text:span>
</text:h>
      <text:p text:style-name="P4">
Authors: Ukrinform (Person)</text:p>
      <text:p text:style-name="P4">
Publisher: Укринформ (Organization)</text:p>
      <text:p text:style-name="P4">
Published Time: 2023-04-25T-41:08:00+03:00</text:p>
      <text:p text:style-name="P4">
Modified Time: 2023-04-25T22:08:00+03:00</text:p>
      <text:p text:style-name="P4">
Description: In the province of Malatia, which in the east of Turkey, a 6-storey building collapsed, which was previously severely affected during an earthquake. - Ukrinform.</text:p>
      <text:p text:style-name="P4">
Images: ["<text:a xlink:type="simple" xlink:href="https://static.ukrinform.com/photos/2023_04/thumb_files/630_360_1682449568-215.jpg" text:style-name="Internet_20_link" text:visited-style-name="Visited_20_Internet_20_Link">
630_360_16824...</text:a>
"]</text:p>
      <text:p text:style-name="P4">
Tags: ['Землетрус', 'Туреччина']</text:p>
      <text:p text:style-name="P4">
Type: Article</text:p>
      <!--METADATA-->
      <text:p text:style-name="P4">
<draw:frame draw:style-name="fr1" draw:name="Image42" text:anchor-type="as-char" svg:width="6.9236in" svg:height="3.956343in" draw:z-index="0">
<draw:image xlink:href="../Images/yкринформ/2023-04-25T-41-08-00-03-00/630_360_1682449568-215.jpg" xlink:type="simple" xlink:show="embed" xlink:actuate="onLoad" draw:mime-type="image/jpeg"/>
</draw:frame>
Malatia, which in the east of Turkey, collapsed with a 6-storey building that was more severely affected during an earthquake.</text:p>
      <text:p text:style-name="P4">
About it reports Ukrinform with reference to <text:a xlink:type="simple" xlink:href="https://www.trthaber.com/haber/turkiye/malatyada-agir-hasarli-bina-coktu-762780.html" text:style-name="Internet_20_link" text:visited-style-name="Visited_20_Internet_20_Link">
</text:a>
.</text:p>
      <text:p text:style-name="P4">
"In Malatia, where an earthquake in Kakhramanmahashi caused a significant setting, an apartment building collapsed ... During a survey conducted by groups of rescuers who arrived at the scene, it was found that no one was found under the wreckage of a 6 -storey building," the Telekanal reported.</text:p>
      <text:p text:style-name="Quotations">

<text:p text:style-name="P4">
Malatya'da ağır hassarlı bina çöktü. Çöken binanın yanındaki yapıda bulunan 4&gt;
 kişşi tedbiren hastaneye kaldırıldı. Olay Yerinden Son Detaylar <text:a xlink:type="simple" xlink:href="https://twitter.com/trthaber" text:style-name="Internet_20_link" text:visited-style-name="Visited_20_Internet_20_Link">
&gt;
</text:a>
'of. <text:a xlink:type="simple" xlink:href="https://t.co/dw8095fH0v" text:style-name="Internet_20_link" text:visited-style-name="Visited_20_Internet_20_Link">
&gt;
</text:a>
 <text:a xlink:type="simple" xlink:href="https://t.co/CnNgNF40Gs" text:style-name="Internet_20_link" text:visited-style-name="Visited_20_Internet_20_Link">
 </text:a>
&gt;
&gt;
 - TRT News Live(@trthabercanli) <text:a xlink:type="simple" xlink:href="https://twitter.com/trthabercanli/status/1650879621573881856" text:style-name="Internet_20_link" text:visited-style-name="Visited_20_Internet_20_Link">
&gt;
 </text:a>
</text:p>

</text:p>
      <text:p text:style-name="P4">
Чотирьох людей, які знаходилися у будівлі поруч із тією, що обвалилася, табули заблоковані уламками, визволили рятувальники та відправили до лікарні.</text:p>
      <text:p text:style-name="P4">
<text:span text:style-name="T4">
Читайте також:</text:span>
 <text:a xlink:type="simple" xlink:href="https://www.ukrinform.ua/rubric-world/3698645-u-rajoni-zemletrusu-v-tureccini-pronissa-uragan-e-zertvi.html" text:style-name="Internet_20_link" text:visited-style-name="Visited_20_Internet_20_Link">
 <text:span text:style-name="T4">
землетрус</text:span>
 </text:a>
According to recent data, as a result of <text:a xlink:type="simple" xlink:href="https://www.ukrinform.ua/tag-zemletrus" text:style-name="Internet_20_link" text:visited-style-name="Visited_20_Internet_20_Link">
</text:a>
50 783 people were killed.</text:p>
      <text:p text:style-name="P4">
According to <text:a xlink:type="simple" xlink:href="https://www.trthaber.com/haber/turkiye/malatyadaki-konteyner-kentlere-28-bin-802-depremzede-yerlestirildi-762750.html" text:style-name="Internet_20_link" text:visited-style-name="Visited_20_Internet_20_Link">
 </text:a>
, in the city of Malatia(Provincial Admin Center)More than 28,000 victims from the earthquake placed 6811 containers in the center of temporary accommodation in the city.</text:p>
      <text:p text:style-name="P4">
As reported by Ukrinform, Turkish President Recep Tayyip Erdogan <text:a xlink:type="simple" xlink:href="https://www.ukrinform.ua/rubric-world/3700634-erdogan-vruciv-komandi-ukrainskih-ratuvalnikiv-medal-podaki.html" text:style-name="Internet_20_link" text:visited-style-name="Visited_20_Internet_20_Link">
</text:a>
which helped eliminate the consequences of destructive earthquakes.</text:p>
      <text:p text:style-name="P4">
<text:span text:style-name="T5">
Foto: aa</text:span>
</text:p>
      <text:p text:style-name="P4">
News Source: <text:a xlink:type="simple" xlink:href="https://www.ukrinform.ua/rubric-world/3700706-u-zoni-zemletrusu-v-tureccini-prodovzuut-obvaluvatisa-budinki.html" text:style-name="Internet_20_link" text:visited-style-name="Visited_20_Internet_20_Link">
https://www.ukrinform.ua/rubric-world/3700706-u-zoni-zemletrusu-v-tureccini-prodovzuut-obvaluvatisa-budinki.html</text:a>
</text:p>
      <!--NEWS-->
      <text:h text:style-name="P10" text:outline-level="1">
<text:span text:style-name="T4">
Ukrainian border guards "prank" Belarusians - turn on the alarm signal</text:span>
</text:h>
      <text:p text:style-name="P4">
Authors: Ukrinform (Person)</text:p>
      <text:p text:style-name="P4">
Publisher: Укринформ (Organization)</text:p>
      <text:p text:style-name="P4">
Published Time: 2023-04-25T-43:01:35+03:00</text:p>
      <text:p text:style-name="P4">
Modified Time: 2023-04-25T22:01:35+03:00</text:p>
      <text:p text:style-name="P4">
Description: The fighters of the State Border Service of Ukraine on the border with Belarus turn on the air alarm signal so that residents of the neighboring country have the idea that Ukrainians are experiencing daily. - Ukrinform.</text:p>
      <text:p text:style-name="P4">
Images: ["<text:a xlink:type="simple" xlink:href="https://static.ukrinform.com/photos/2023_02/thumb_files/630_360_1675505942-999.jpg" text:style-name="Internet_20_link" text:visited-style-name="Visited_20_Internet_20_Link">
630_360_16755...</text:a>
"]</text:p>
      <text:p text:style-name="P4">
Tags: ['білорусь', 'Прикордонники', 'Повітряна тривога']</text:p>
      <text:p text:style-name="P4">
Type: Article</text:p>
      <!--METADATA-->
      <text:p text:style-name="P4">
<draw:frame draw:style-name="fr1" draw:name="Image43" text:anchor-type="as-char" svg:width="6.9236in" svg:height="3.956343in" draw:z-index="0">
<draw:image xlink:href="../Images/yкринформ/2023-04-25T-43-01-35-03-00/630_360_1675505942-999.jpg" xlink:type="simple" xlink:show="embed" xlink:actuate="onLoad" draw:mime-type="image/jpeg"/>
</draw:frame>
The Ukrainian border guards on the border with Belarus turn on a signal alarm so that residents of the neighboring country have an idea that Ukrainians are worried about the day.</text:p>
      <text:p text:style-name="P4">
According to Ukrinform, the corresponding video of the SPSU posted in <text:a xlink:type="simple" xlink:href="https://t.me/DPSUkr/10757" text:style-name="Internet_20_link" text:visited-style-name="Visited_20_Internet_20_Link">
</text:a>
 .</text:p>
      <text:p text:style-name="P4">
Зазначається, що сигнал повітряної тривоги лунатиме на ділянках Житомирськогота Рівненського прикордонних загонів.</text:p>
      <text:p text:style-name="P4">
<text:span text:style-name="T4">
Читайте також:</text:span>
 <text:a xlink:type="simple" xlink:href="https://www.ukrinform.ua/rubric-ato/3700561-risenna-rf-rozmistiti-takticnu-adernu-zbrou-u-bilorusi-e-gibridnou-nastupalnou-operacieu-ekspert.html" text:style-name="Internet_20_link" text:visited-style-name="Visited_20_Internet_20_Link">
 <text:span text:style-name="T4">
білорус</text:span>
 </text:a>
As it was reported, the above political leadership of Belarus continues to maintain armed aggression of the Russian Federation against Ukraine, in particular by providing a military Camrf airspace and territory.</text:p>
      <text:p text:style-name="P4">
Photo: DPSU</text:p>
      <text:p text:style-name="P4">
News Source: <text:a xlink:type="simple" xlink:href="https://www.ukrinform.ua/rubric-regions/3700704-ukrainski-prikordonniki-prankuut-bilorusiv-vmikaut-signal-povitranoi-trivogi.html" text:style-name="Internet_20_link" text:visited-style-name="Visited_20_Internet_20_Link">
https://www.ukrinform.ua/rubric-regions/3700704-ukrainski-prikordonniki-prankuut-bilorusiv-vmikaut-signal-povitranoi-trivogi.html</text:a>
</text:p>
      <!--NEWS-->
      <text:h text:style-name="P10" text:outline-level="1">
<text:span text:style-name="T4">
Ukraine will act on its secret plan if weapons are powerful - Danilov</text:span>
</text:h>
      <text:p text:style-name="P4">
Authors: Ukrinform (Person)</text:p>
      <text:p text:style-name="P4">
Publisher: Укринформ (Organization)</text:p>
      <text:p text:style-name="P4">
Published Time: 2023-04-25T-46:52:01+03:00</text:p>
      <text:p text:style-name="P4">
Modified Time: 2023-04-25T21:52:01+03:00</text:p>
      <text:p text:style-name="P4">
Description: Ukraine will operate on its plan on the expulsion of Russian invaders from our land, which no one knows if the pace of weapons will be powerful. - Ukrinform.</text:p>
      <text:p text:style-name="P4">
Images: ["<text:a xlink:type="simple" xlink:href="https://static.ukrinform.com/photos/2023_04/thumb_files/630_360_1680783784-260.jpg" text:style-name="Internet_20_link" text:visited-style-name="Visited_20_Internet_20_Link">
630_360_16807...</text:a>
"]</text:p>
      <text:p text:style-name="P4">
Tags: ['Бахмут', 'РНБО', 'Данілов', 'Єдині новини']</text:p>
      <text:p text:style-name="P4">
Type: Article</text:p>
      <!--METADATA-->
      <text:p text:style-name="P4">
<draw:frame draw:style-name="fr1" draw:name="Image44" text:anchor-type="as-char" svg:width="6.9236in" svg:height="3.956343in" draw:z-index="0">
<draw:image xlink:href="../Images/yкринформ/2023-04-25T-46-52-01-03-00/630_360_1680783784-260.jpg" xlink:type="simple" xlink:show="embed" xlink:actuate="onLoad" draw:mime-type="image/jpeg"/>
</draw:frame>
It will be Ukrainian as a plan for the expulsion of Russian invaders from our land, which no one knows if the pace of weapons will be powerful.</text:p>
      <text:p text:style-name="P4">
The secretary of the National Security and Defense Council of Ukraine Alexei Danilov was about this on the air of the Teleterna "Unified News", Ukrinform reports.</text:p>
      <text:p text:style-name="P4">
“We are aware that if in the same way in the same way with such Zhemps will be the supply of weapons that have finally started today, a more powerful pace, then we have our own plan that is unknown to anyone. And when they start talking about this so -called big counter -offensive, keep in mind that information about it has a very limited number of people. When, in what way, you will see with your own eyes, ”Danilov said.</text:p>
      <text:p text:style-name="P4">
<text:span text:style-name="T4">
 Read also: </text:span>
 <text:a xlink:type="simple" xlink:href="https://www.ukrinform.ua/rubric-ato/3700604-nicogo-spilnogo-z-realnistu-malar-prokomentuvala-kinosni-scenarii-kontrnastupu.html" text:style-name="Internet_20_link" text:visited-style-name="Visited_20_Internet_20_Link">
<text:span text:style-name="T4">
 counter -offensive </text:span>
</text:a>
According to him, now our country has quality military equipment and weapons.</text:p>
      <text:p text:style-name="P4">
The NSDC secretary emphasized that a lot of misinformation is now from a boxing. But it is not necessary to believe in everything, now Ukrainians have to wait, because the Deborons do their work.</text:p>
      <text:p text:style-name="P4">
He noted that the meeting of the Supreme Commander-in-Chief of the Bakhmut's defense is at least 2-3 times a week and the issue of Bakhmut's defense every time is obligatory on the day and every time the military emphasizes the need to keep the front of the front, so that the other part would not be sprinkled and that Ukraine may be able to prepare. “Bakhmut is a strategically important front for us. When it came to what we need to surrender, we need to move away, then if we do, we can reach our western borders so quickly, ”Danilov said.</text:p>
      <text:p text:style-name="P4">
<text:span text:style-name="T4">
 Read also: </text:span>
 <text:a xlink:type="simple" xlink:href="https://www.ukrinform.ua/rubric-ato/3700522-na-bahmutskomu-napramku-zsu-znisili-175-zagarbnikiv-cerevatij.html" text:style-name="Internet_20_link" text:visited-style-name="Visited_20_Internet_20_Link">
<text:span text:style-name="T4">
 Bakhmut </text:span>
</text:a>
The NSDC Secretary stressed that Ukraine does not exclude options that the Russian people can continue offensive actions. “Our intelligence reports on the state of affairs and actions that our enemy can take. Everything is taken into account, analyzed, systematized, and only after that certain decisions are made, ”he said.<text:span text:style-name="T4">
 Read also: </text:span>
 <text:a xlink:type="simple" xlink:href="https://www.ukrinform.ua/rubric-ato/3699512-danilov-zaklikav-pripiniti-sadzati-ukrainu-za-stil-peregovoriv.html" text:style-name="Internet_20_link" text:visited-style-name="Visited_20_Internet_20_Link">
<text:span text:style-name="T4">
 Danilov </text:span>
</text:a>
They also discussed the course of staffing staff and technicians.</text:p>
      <text:p text:style-name="P4">
News Source: <text:a xlink:type="simple" xlink:href="https://www.ukrinform.ua/rubric-ato/3700702-ukraina-diatime-za-svoim-sekretnim-planom-akso-postacanna-zbroi-budut-potuznimi-danilov.html" text:style-name="Internet_20_link" text:visited-style-name="Visited_20_Internet_20_Link">
https://www.ukrinform.ua/rubric-ato/3700702-ukraina-diatime-za-svoim-sekretnim-planom-akso-postacanna-zbroi-budut-potuznimi-danilov.html</text:a>
</text:p>
      <!--NEWS-->
      <text:h text:style-name="P10" text:outline-level="1">
<text:span text:style-name="T4">
UEFA Champions League Matches plan to hold in the US</text:span>
</text:h>
      <text:p text:style-name="P4">
Authors: Ukrinform (Person)</text:p>
      <text:p text:style-name="P4">
Publisher: Укринформ (Organization)</text:p>
      <text:p text:style-name="P4">
Published Time: 2023-04-25T-48:43:39+03:00</text:p>
      <text:p text:style-name="P4">
Modified Time: 2023-04-25T21:43:39+03:00</text:p>
      <text:p text:style-name="P4">
Description: The Union of European Football Associations (UEFA) considers the option with the US Champions League matches. - Ukrinform.</text:p>
      <text:p text:style-name="P4">
Images: ["<text:a xlink:type="simple" xlink:href="https://static.ukrinform.com/photos/2021_03/thumb_files/630_360_1615877120-335.jpg" text:style-name="Internet_20_link" text:visited-style-name="Visited_20_Internet_20_Link">
630_360_16158...</text:a>
"]</text:p>
      <text:p text:style-name="P4">
Tags: ['Футбол', 'Ліга чемпіонів', 'УЄФА']</text:p>
      <text:p text:style-name="P4">
Type: Article</text:p>
      <!--METADATA-->
      <text:p text:style-name="P4">
<draw:frame draw:style-name="fr1" draw:name="Image45" text:anchor-type="as-char" svg:width="6.9236in" svg:height="3.956343in" draw:z-index="0">
<draw:image xlink:href="../Images/yкринформ/2023-04-25T-48-43-39-03-00/630_360_1615877120-335.jpg" xlink:type="simple" xlink:show="embed" xlink:actuate="onLoad" draw:mime-type="image/jpeg"/>
</draw:frame>
The Union of European Football Associations(UEFA)Considers the option from the US Champions League.</text:p>
      <text:p text:style-name="P4">
About it reports American <text:a xlink:type="simple" xlink:href="https://www.espn.com/soccer/uefa-champions-league/story/4933132/champions-league-matches-in-us-possible-uefa-president-ceferin" text:style-name="Internet_20_link" text:visited-style-name="Visited_20_Internet_20_Link">
</text:a>
ESPN, Ukrinform reports.</text:p>
      <text:p text:style-name="P4">
“Of course, the US Champions League is possible. We discuss this idea. It will be after 2025, ”UEFA President Alexander Cheferin said.</text:p>
      <text:p text:style-name="P4">
As it is noted, football is now being promoted in the United States, Americans are watching a game in Europe.</text:p>
      <text:p text:style-name="P4">
UEFA has already entered the US market by selling their English rights companies CBS, Viacom and Paramount.</text:p>
      <text:p text:style-name="P4">
<text:span text:style-name="T4">
 Read also: </text:span>
 <text:a xlink:type="simple" xlink:href="https://www.ukrinform.ua/rubric-sports/3700179-az-u19-peremozec-unackoi-ligi-uefa.html" text:style-name="Internet_20_link" text:visited-style-name="Visited_20_Internet_20_Link">
<text:span text:style-name="T4">
 UEFA </text:span>
</text:a>
Recall that in the UEFA Champions League, the 20122/23 Champions League will play Italian "Milan" with "intere", as well as the Spanish "Real" with the English "Manchestersti".</text:p>
      <text:p text:style-name="P4">
The 1/2 finals matches are scheduled for 9-10 and May 16-17.</text:p>
      <text:p text:style-name="P4">
The UEFA Champions League final match will take place on June 10 at Ataturk Olympic Stadion in Istanbul(Turkey).</text:p>
      <text:p text:style-name="P4">
News Source: <text:a xlink:type="simple" xlink:href="https://www.ukrinform.ua/rubric-sports/3700698-matci-ligi-cempioniv-uefa-planuut-provoditi-u-ssa.html" text:style-name="Internet_20_link" text:visited-style-name="Visited_20_Internet_20_Link">
https://www.ukrinform.ua/rubric-sports/3700698-matci-ligi-cempioniv-uefa-planuut-provoditi-u-ssa.html</text:a>
</text:p>
      <!--NEWS-->
      <text:h text:style-name="P10" text:outline-level="1">
<text:span text:style-name="T4">
Russia has increased the number of rocket carriers in the Black Sea, total volley - 24 "calibra"</text:span>
</text:h>
      <text:p text:style-name="P4">
Authors: Ukrinform (Person)</text:p>
      <text:p text:style-name="P4">
Publisher: Укринформ (Organization)</text:p>
      <text:p text:style-name="P4">
Published Time: 2023-04-25T-50:35:13+03:00</text:p>
      <text:p text:style-name="P4">
Modified Time: 2023-04-25T21:35:13+03:00</text:p>
      <text:p text:style-name="P4">
Description: The Russian Federation has doubled the number of rocket launchers in the Black Sea, their potential volley is 24 rockets. - Ukrinform.</text:p>
      <text:p text:style-name="P4">
Images: ["<text:a xlink:type="simple" xlink:href="https://static.ukrinform.com/photos/2017_11/thumb_files/630_360_1509493085-3383.jpg" text:style-name="Internet_20_link" text:visited-style-name="Visited_20_Internet_20_Link">
630_360_15094...</text:a>
"]</text:p>
      <text:p text:style-name="P4">
Tags: ['Ракета', ' Чорне море', 'Війна з росією']</text:p>
      <text:p text:style-name="P4">
Type: Article</text:p>
      <!--METADATA-->
      <text:p text:style-name="P4">
<draw:frame draw:style-name="fr1" draw:name="Image46" text:anchor-type="as-char" svg:width="6.9236in" svg:height="3.956343in" draw:z-index="0">
<draw:image xlink:href="../Images/yкринформ/2023-04-25T-50-35-13-03-00/630_360_1509493085-3383.jpg" xlink:type="simple" xlink:show="embed" xlink:actuate="onLoad" draw:mime-type="image/jpeg"/>
</draw:frame>
The Russian Federation has doubled the number of rocket launchers in the Black Sea, their potential volley is 24 rockets.</text:p>
      <text:p text:style-name="P4">
According to Ukrinform, the operational command "South" reported in <text:a xlink:type="simple" xlink:href="https://www.facebook.com/OperationalCommandSouth/posts/pfbid02jjfNgWDKpiYSkTUc7Wgq7NYst8xq8jCXpKr4tEUQKuNQgtvDip2x3QTNiuEL1cy5l" text:style-name="Internet_20_link" text:visited-style-name="Visited_20_Internet_20_Link">
</text:a>
.</text:p>
      <text:p text:style-name="P4">
"Наразі на бойовому чергуванні 2 надводних і 2 підводних ракетоносії,загальний залп "Калібрів" може сягати 24. Рівень ракетної загрози дужевисокий", — ідеться в повідомленні.</text:p>
      <text:p text:style-name="P4">
<text:span text:style-name="T4">
Читайте також:</text:span>
 <text:a xlink:type="simple" xlink:href="https://www.ukrinform.ua/rubric-ato/3699184-rosiani-trimaut-u-cornomu-mori-dva-pidvodnih-covni-z-kalibrami.html" text:style-name="Internet_20_link" text:visited-style-name="Visited_20_Internet_20_Link">
 <text:span text:style-name="T4">
Калібр</text:span>
 </text:a>
In general, the ship grouping of the Russian Federation in the Black Sea, according to the command, will now be 13 ships.</text:p>
      <text:p text:style-name="P4">
As reported by Ukrinform, in the morning on April 25 in the Black Sea on combat masks <text:a xlink:type="simple" xlink:href="https://www.ukrinform.ua/rubric-ato/3700346-u-cornomu-mori-rosia-trimae-dva-raketonosii-z-vismoma-kalibrami.html" text:style-name="Internet_20_link" text:visited-style-name="Visited_20_Internet_20_Link">
</text:a>
 .</text:p>
      <text:p text:style-name="P4">
News Source: <text:a xlink:type="simple" xlink:href="https://www.ukrinform.ua/rubric-ato/3700695-rosia-zbilsila-kilkist-raketonosiiv-u-cornomu-mori-zagalnij-zalp-24-kalibri.html" text:style-name="Internet_20_link" text:visited-style-name="Visited_20_Internet_20_Link">
https://www.ukrinform.ua/rubric-ato/3700695-rosia-zbilsila-kilkist-raketonosiiv-u-cornomu-mori-zagalnij-zalp-24-kalibri.html</text:a>
</text:p>
      <!--NEWS-->
      <text:h text:style-name="P10" text:outline-level="1">
<text:span text:style-name="T4">
European countries will increase gas imports from Azerbaijan</text:span>
</text:h>
      <text:p text:style-name="P4">
Authors: Ukrinform (Person)</text:p>
      <text:p text:style-name="P4">
Publisher: Укринформ (Organization)</text:p>
      <text:p text:style-name="P4">
Published Time: 2023-04-25T-52:32:46+03:00</text:p>
      <text:p text:style-name="P4">
Modified Time: 2023-04-25T21:32:46+03:00</text:p>
      <text:p text:style-name="P4">
Description: National operators of Bulgaria, Romania, Hungary and Slovakia have agreed to increase natural gas transportation from Azerbaijan on Tuesday using the existing infrastructure of their countries. - Ukrinform.</text:p>
      <text:p text:style-name="P4">
Images: ["<text:a xlink:type="simple" xlink:href="https://static.ukrinform.com/photos/2021_10/thumb_files/630_360_1634736693-847.jpg" text:style-name="Internet_20_link" text:visited-style-name="Visited_20_Internet_20_Link">
630_360_16347...</text:a>
"]</text:p>
      <text:p text:style-name="P4">
Tags: ['Азербайджан', 'Європа', 'Газ', 'росія']</text:p>
      <text:p text:style-name="P4">
Type: Article</text:p>
      <!--METADATA-->
      <text:p text:style-name="P4">
<draw:frame draw:style-name="fr1" draw:name="Image47" text:anchor-type="as-char" svg:width="6.9236in" svg:height="3.956343in" draw:z-index="0">
<draw:image xlink:href="../Images/yкринформ/2023-04-25T-52-32-46-03-00/630_360_1634736693-847.jpg" xlink:type="simple" xlink:show="embed" xlink:actuate="onLoad" draw:mime-type="image/jpeg"/>
</draw:frame>
The national operators of Bulgaria, Romania, Hungary and Slovakia gas systems have obtained on Tuesday to increase the transportation of the natural gas of Isazerbaijan using the existing infrastructure of their countries.</text:p>
      <text:p text:style-name="P4">
As Ukrinform reports, it reports <text:a xlink:type="simple" xlink:href="https://www.euronews.com/2023/04/25/european-countries-to-boost-gas-imports-from-azerbaijan" text:style-name="Internet_20_link" text:visited-style-name="Visited_20_Internet_20_Link">
</text:a>
.</text:p>
      <text:p text:style-name="P4">
Президент Азербайджану Ільхам Алієв назвав підписання угоди між європейськимидержавами та Державною нафтовою компанією Азербайджанської Республіки «дужесвоєчасним кроком», який принесе більші та безпечніші постачання газу багатьоміншим країнам Європи.</text:p>
      <text:p text:style-name="P4">
Церемонія підписання відбулась у столиці <text:a xlink:type="simple" xlink:href="https://www.ukrinform.ua/tag-bolgaria" text:style-name="Internet_20_link" text:visited-style-name="Visited_20_Internet_20_Link">
 </text:a>
The city of Sofia.</text:p>
      <text:p text:style-name="P4">
After the start of a full -scale invasion of Russia into Ukraine, the EU tries to diversify European energy sources from Russian gas. In July 2022, the EU signed a Memorandum of Understanding with Azerbaijan to do so up to 20 billion cubic meters per year until 20127.</text:p>
      <text:p text:style-name="P4">
<text:span text:style-name="T4">
 Read also: </text:span>
 <text:a xlink:type="simple" xlink:href="https://www.ukrinform.ua/rubric-economy/3663517-alternativa-rosijskomu-gazu-bolgaria-pocala-budivnictvo-truboprovodu-do-serbii.html" text:style-name="Internet_20_link" text:visited-style-name="Visited_20_Internet_20_Link">
<text:span text:style-name="T4">
 alternative </text:span>
 <text:span text:style-name="T4">
 </text:span>
 <text:span text:style-name="T4">
 </text:span>
 <text:span text:style-name="T4">
 gas </text:span>
 <text:span text:style-name="T4">
 </text:span>
 Bulgaria <text:span text:style-name="T4">
<text:span text:style-name="T5">
* started </text:span>
* </text:span>
 Construction <text:span text:style-name="T4">
 </text:span>
 <text:span text:style-name="T4">
 Pipeline </text:span>
 <text:span text:style-name="T4">
 </text:span>
 Serbia <text:span text:style-name="T4">
 </text:span>
</text:a>
As reported by Ukrinform, on March 11, President of Bulgaria Rumen Rade was a request to President of Azerbaijan Ilham Aliyev <text:a xlink:type="simple" xlink:href="https://www.ukrinform.ua/rubric-economy/3681207-bolgaria-mae-namir-zbilsiti-postavki-gazu-z-azerbajdzanu.html" text:style-name="Internet_20_link" text:visited-style-name="Visited_20_Internet_20_Link">
</text:a>
.</text:p>
      <text:p text:style-name="P4">
According to Radev, Bulgaria plans to connect its gas network from networks, Hungary and Slovakia to increase the supply of natural gas of Isazerbaijan.</text:p>
      <text:p text:style-name="P4">
News Source: <text:a xlink:type="simple" xlink:href="https://www.ukrinform.ua/rubric-economy/3700692-evropejski-kraini-zbilsat-import-gazu-z-azerbajdzanu.html" text:style-name="Internet_20_link" text:visited-style-name="Visited_20_Internet_20_Link">
https://www.ukrinform.ua/rubric-economy/3700692-evropejski-kraini-zbilsat-import-gazu-z-azerbajdzanu.html</text:a>
</text:p>
      <!--NEWS-->
      <text:h text:style-name="P10" text:outline-level="1">
<text:span text:style-name="T4">
The Government will introduce new standards for military service - Shmigal</text:span>
</text:h>
      <text:p text:style-name="P4">
Authors: Ukrinform (Person)</text:p>
      <text:p text:style-name="P4">
Publisher: Укринформ (Organization)</text:p>
      <text:p text:style-name="P4">
Published Time: 2023-04-25T-54:29:00+03:00</text:p>
      <text:p text:style-name="P4">
Modified Time: 2023-04-25T21:29:00+03:00</text:p>
      <text:p text:style-name="P4">
Description: The Cabinet of Ministers is actively working on the introduction of new standards of military service. - Ukrinform.</text:p>
      <text:p text:style-name="P4">
Images: ["<text:a xlink:type="simple" xlink:href="https://static.ukrinform.com/photos/2023_03/thumb_files/630_360_1679676099-828.jpg" text:style-name="Internet_20_link" text:visited-style-name="Visited_20_Internet_20_Link">
630_360_16796...</text:a>
"]</text:p>
      <text:p text:style-name="P4">
Tags: ['Кабмін', 'Військові', 'Шмигаль', 'ВЛК']</text:p>
      <text:p text:style-name="P4">
Type: Article</text:p>
      <!--METADATA-->
      <text:p text:style-name="P4">
<draw:frame draw:style-name="fr1" draw:name="Image48" text:anchor-type="as-char" svg:width="6.9236in" svg:height="3.956343in" draw:z-index="0">
<draw:image xlink:href="../Images/yкринформ/2023-04-25T-54-29-00-03-00/630_360_1679676099-828.jpg" xlink:type="simple" xlink:show="embed" xlink:actuate="onLoad" draw:mime-type="image/jpeg"/>
</draw:frame>
Cabinet ministers are actively working on the introduction of new standards of servicemen.</text:p>
      <text:p text:style-name="P4">
Prime Minister Denis Shmigal wrote about it in <text:a xlink:type="simple" xlink:href="http://t.me/Denys_Smyhal/5071" text:style-name="Internet_20_link" text:visited-style-name="Visited_20_Internet_20_Link">
</text:a>
After the meeting on this topic, Ukrinform reports.</text:p>
      <text:p text:style-name="P4">
“Further tasks, terms and responsible persons have been identified. The ultimate goal is to become convenient and quick to pass the VLK and new standards of servicemen, ”the Cabinet head said.</text:p>
      <text:p text:style-name="P4">
According to him, certificates should go for the military, not the other way around.</text:p>
      <text:p text:style-name="P4">
<text:span text:style-name="T4">
 Read also: </text:span>
 <text:a xlink:type="simple" xlink:href="https://www.ukrinform.ua/rubric-society/3700495-viplati-vijskovim-pid-cas-likuvanna-venislavskij-rozpoviv-pro-perspektivi-virisenna-pitanna.html" text:style-name="Internet_20_link" text:visited-style-name="Visited_20_Internet_20_Link">
</text:a>
According to him, at a meeting with government officials, parliamentarians and representatives of the office -president summed up that they have already been done in this direction. In particular, the increasing number of VLCs, the government's resolution on the introduction of a new packaged services within the framework of the Medical Guarantee Program, the legislative changes in the creation of the VLK at state and communal health care institutions were developed. In order to improve the service, recommendations for the organization of work of VLK have been developed launched pilot projections of electronic document management between the V/H and CCC and JV.</text:p>
      <text:p text:style-name="P4">
As it was reported, on April 18, the government allowed the establishment of military medical commissions at civilian health care institutions.</text:p>
      <text:p text:style-name="P4">
<text:span text:style-name="T4">
 Read also: </text:span>
 <text:a xlink:type="simple" xlink:href="https://www.ukrinform.ua/rubric-society/3697910-vijskovi-prodovzuut-otrimuvati-nadbavki-u-period-likuvanna-pisla-poranen-stefancuk.html" text:style-name="Internet_20_link" text:visited-style-name="Visited_20_Internet_20_Link">
</text:a>
VLK determines the degrees of suitability for military service, granting leave <text:a xlink:type="simple" xlink:href="https://www.ukrinform.ua/tag-vijskovi" text:style-name="Internet_20_link" text:visited-style-name="Visited_20_Internet_20_Link">
</text:a>
Due to the disease, their dismissal of their health service after injury. The commissions are now very transmitted through long -term mobilization and the consequences of active fighting.</text:p>
      <text:p text:style-name="P4">
<text:span text:style-name="T5">
Foto: Cabinet</text:span>
</text:p>
      <text:p text:style-name="P4">
News Source: <text:a xlink:type="simple" xlink:href="https://www.ukrinform.ua/rubric-society/3700691-urad-zaprovadit-novi-standarti-obslugovuvanna-vijskovih-smigal.html" text:style-name="Internet_20_link" text:visited-style-name="Visited_20_Internet_20_Link">
https://www.ukrinform.ua/rubric-society/3700691-urad-zaprovadit-novi-standarti-obslugovuvanna-vijskovih-smigal.html</text:a>
</text:p>
      <!--NEWS-->
      <text:h text:style-name="P10" text:outline-level="1">
<text:span text:style-name="T4">
Berb Boycott was a "false show" of Lavrov on the UN Council</text:span>
</text:h>
      <text:p text:style-name="P4">
Authors: Ukrinform (Person)</text:p>
      <text:p text:style-name="P4">
Publisher: Укринформ (Organization)</text:p>
      <text:p text:style-name="P4">
Published Time: 2023-04-25T-56:25:00+03:00</text:p>
      <text:p text:style-name="P4">
Modified Time: 2023-04-25T21:25:00+03:00</text:p>
      <text:p text:style-name="P4">
Description: Foreign Minister of Germany Annalen Berb did not want to "see a false show" of Lavrov at the UN Council. - Ukrinform.</text:p>
      <text:p text:style-name="P4">
Images: ["<text:a xlink:type="simple" xlink:href="https://static.ukrinform.com/photos/2022_08/thumb_files/630_360_1661958577-366.jpg" text:style-name="Internet_20_link" text:visited-style-name="Visited_20_Internet_20_Link">
630_360_16619...</text:a>
"]</text:p>
      <text:p text:style-name="P4">
Tags: ['лавров', 'Радбез ООН', 'Бербок']</text:p>
      <text:p text:style-name="P4">
Type: Article</text:p>
      <!--METADATA-->
      <text:p text:style-name="P4">
<draw:frame draw:style-name="fr1" draw:name="Image49" text:anchor-type="as-char" svg:width="6.9236in" svg:height="3.956343in" draw:z-index="0">
<draw:image xlink:href="../Images/yкринформ/2023-04-25T-56-25-00-03-00/630_360_1661958577-366.jpg" xlink:type="simple" xlink:show="embed" xlink:actuate="onLoad" draw:mime-type="image/jpeg"/>
</draw:frame>
German Minister of Law Annalen Berb did not want to "see a false show" of Lavrov at the UN Council.</text:p>
      <text:p text:style-name="P4">
About it writes the edition <text:a xlink:type="simple" xlink:href="https://www.bild.de/politik/ausland/politik-inland/zynische-propagandaspielchen-baerbock-will-lawrows-luegenshow-nicht-sehen-83675834.bild.html" text:style-name="Internet_20_link" text:visited-style-name="Visited_20_Internet_20_Link">
</text:a>
, reports Ukrinform.</text:p>
      <text:p text:style-name="P4">
"We will not participate in such cynical and transparent propaganda games," Berbok explained her decision not to participate in the meeting.</text:p>
      <text:p text:style-name="P4">
Russian Minister Sergey Lavrov, who is currently presiding on the RB, accused the West, allegedly desire to replace the UN Statute(as the basis of international order)opposed to the rest of the world. He also told the "Nazis in Kiev" once again in the US, the newspaper reports.</text:p>
      <text:p text:style-name="P4">
<text:span text:style-name="T4">
 Read also: </text:span>
 <text:a xlink:type="simple" xlink:href="https://www.ukrinform.ua/rubric-world/3700167-britania-rozkritikuvala-licemirstvo-rosii-na-zasidanni-radbezu-oon.html" text:style-name="Internet_20_link" text:visited-style-name="Visited_20_Internet_20_Link">
</text:a>
UN Secretary General Anthony Guterres did not look at this meeting that everything was in order and condemned the destruction caused by the Russian attack by Science.</text:p>
      <text:p text:style-name="P4">
The illegal invasion of Russia into Ukraine caused "mass suffering of taspus for the country", Guterrry said in New York on Monday in the presence of Lavrova.</text:p>
      <text:p text:style-name="P4">
This meeting was the culmination of Russia's monthly presidency in the Security Council.</text:p>
      <text:p text:style-name="P4">
<text:span text:style-name="T4">
 Read also: </text:span>
 <text:a xlink:type="simple" xlink:href="https://www.ukrinform.ua/rubric-world/3700178-postpred-ssa-pri-oon-nagadala-lavrovu-golovni-principi-statutu-organizacii.html" text:style-name="Internet_20_link" text:visited-style-name="Visited_20_Internet_20_Link">
<text:span text:style-name="T4">
 Laurel </text:span>
</text:a>
It was reported that on Monday at the UN Security Council under the chairmanship of Lavrov underwent "Effective Multilaterality through the Protection of the Principles of the UN Charter."(https://www.ukrinform.ua/tag-oon).</text:p>
      <text:p text:style-name="P4">
<text:span text:style-name="T5">
Foto: PhotoThek</text:span>
</text:p>
      <text:p text:style-name="P4">
News Source: <text:a xlink:type="simple" xlink:href="https://www.ukrinform.ua/rubric-world/3700689-berbok-bojkotuvala-brehlive-sou-lavrova-na-radbezi-oon.html" text:style-name="Internet_20_link" text:visited-style-name="Visited_20_Internet_20_Link">
https://www.ukrinform.ua/rubric-world/3700689-berbok-bojkotuvala-brehlive-sou-lavrova-na-radbezi-oon.html</text:a>
</text:p>
      <!--NEWS-->
      <text:h text:style-name="P10" text:outline-level="1">
<text:span text:style-name="T4">
In Zaporozhye the evacuation of the main collaborators - the head of the Nikopol RVA began</text:span>
</text:h>
      <text:p text:style-name="P4">
Authors: Ukrinform (Person)</text:p>
      <text:p text:style-name="P4">
Publisher: Укринформ (Organization)</text:p>
      <text:p text:style-name="P4">
Published Time: 2023-04-25T-58:18:44+03:00</text:p>
      <text:p text:style-name="P4">
Modified Time: 2023-04-25T21:18:44+03:00</text:p>
      <text:p text:style-name="P4">
Description: In the temporarily captured territory of Zaporizhzhya region the evacuation of the main collaborators began.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Евакуація', 'Запоріжжя', 'Війна з росією']</text:p>
      <text:p text:style-name="P4">
Type: Article</text:p>
      <!--METADATA-->
      <text:p text:style-name="P4">
<draw:frame draw:style-name="fr1" draw:name="Image50" text:anchor-type="as-char" svg:width="6.9236in" svg:height="3.956343in" draw:z-index="0">
<draw:image xlink:href="../Images/yкринформ/2023-04-25T-58-18-44-03-00/630_360_1668461240-442.jpg" xlink:type="simple" xlink:show="embed" xlink:actuate="onLoad" draw:mime-type="image/jpeg"/>
</draw:frame>
The evacuation of major collaborators began with the timely captured territory of the Zaporizhzhya region.</text:p>
      <text:p text:style-name="P4">
According to Ukrinform, Yevgeny Yevtushenko, the head of the Nikopol District Military Administration, said this in <text:a xlink:type="simple" xlink:href="https://t.me/Yevtushenko_E/3337" text:style-name="Internet_20_link" text:visited-style-name="Visited_20_Internet_20_Link">
</text:a>
with reference to the testimony of the locals.</text:p>
      <text:p text:style-name="P4">
Yes, the arrival of buses for evacuation is noticed in the temporarily captured city Kamyanka.</text:p>
      <text:p text:style-name="P4">
The young family tried to register for a flight, but received a refusal from the Zagarbnitsky Pseudo -administration.</text:p>
      <text:p text:style-name="P4">
<text:span text:style-name="T4">
 Read also: </text:span>
 <text:a xlink:type="simple" xlink:href="https://www.ukrinform.ua/rubric-ato/3699381-zagarbniki-zaplanuvali-evakuaciu-z-energodara-na-5-travna-fedorov.html" text:style-name="Internet_20_link" text:visited-style-name="Visited_20_Internet_20_Link">
<text:span text:style-name="T4">
 Evakua </text:span>
</text:a>
Local are afraid that before leaving the Russians will provoke with mass sacrifices to blame Ukraine.</text:p>
      <text:p text:style-name="P4">
As reported by Ukrinform, on April 17, from the temporarily occupied Luhansk region to the side of the settlement, the Russians tried to carry out the medical evacuation of their servicemen by the Belgorod region, having involved 14 load cars.</text:p>
      <text:p text:style-name="P4">
News Source: <text:a xlink:type="simple" xlink:href="https://www.ukrinform.ua/rubric-regions/3700687-na-zaporizzi-pocalas-evakuacia-golovnih-kolaborantiv-kerivnik-nikopolskoi-rva.html" text:style-name="Internet_20_link" text:visited-style-name="Visited_20_Internet_20_Link">
https://www.ukrinform.ua/rubric-regions/3700687-na-zaporizzi-pocalas-evakuacia-golovnih-kolaborantiv-kerivnik-nikopolskoi-rva.html</text:a>
</text:p>
      <!--NEWS-->
      <text:h text:style-name="P10" text:outline-level="1">
<text:span text:style-name="T4">
Kanatovo airfield shelling: the court was taken into custody</text:span>
</text:h>
      <text:p text:style-name="P4">
Authors: Ukrinform (Person)</text:p>
      <text:p text:style-name="P4">
Publisher: Укринформ (Organization)</text:p>
      <text:p text:style-name="P4">
Published Time: 2023-04-25T-60:15:00+03:00</text:p>
      <text:p text:style-name="P4">
Modified Time: 2023-04-25T21:15:00+03:00</text:p>
      <text:p text:style-name="P4">
Description: The court chose a measure of restraint in the form of detention without the right to make a pledge for a former acting commander of one of the parts of the Special Operation of the Roman Chervinsky, whose actions led to the firing of the Kanatovo airfield in the Kirovograd region. - Ukrinform.</text:p>
      <text:p text:style-name="P4">
Images: ["<text:a xlink:type="simple" xlink:href="https://static.ukrinform.com/photos/2023_04/thumb_files/630_360_1682446981-986.jpg" text:style-name="Internet_20_link" text:visited-style-name="Visited_20_Internet_20_Link">
630_360_16824...</text:a>
"]</text:p>
      <text:p text:style-name="P4">
Tags: ['Суд', 'Кіровоградщина', 'Війна з росією']</text:p>
      <text:p text:style-name="P4">
Type: Article</text:p>
      <!--METADATA-->
      <text:p text:style-name="P4">
<draw:frame draw:style-name="fr1" draw:name="Image51" text:anchor-type="as-char" svg:width="6.9236in" svg:height="3.956343in" draw:z-index="0">
<draw:image xlink:href="../Images/yкринформ/2023-04-25T-60-15-00-03-00/630_360_1682446981-986.jpg" xlink:type="simple" xlink:show="embed" xlink:actuate="onLoad" draw:mime-type="image/jpeg"/>
</draw:frame>
The court is a pre -trial event in the form of detention without the right to make a bail of the acting commander of one part of the forces of the specialist -operating Roman Chervinsky, whose actions led to the firing of the Russian -eagle "Kanatovo" in the Kirovograd region.</text:p>
      <text:p text:style-name="P4">
As Ukrinform reports, this has reported <text:a xlink:type="simple" xlink:href="https://suspilne.media/456468-obstril-rf-aerodromu-kanatove-ekskomandiru-cervinskomu-obiraut-zapobiznij-zahid/" text:style-name="Internet_20_link" text:visited-style-name="Visited_20_Internet_20_Link">
</text:a>
.</text:p>
      <text:p text:style-name="P4">
According to a court decision, Chervinsky will be in custody for two months.</text:p>
      <text:p text:style-name="P4">
<text:span text:style-name="T4">
 Read also: </text:span>
 <text:a xlink:type="simple" xlink:href="https://www.ukrinform.ua/rubric-society/3700000-sbu-zatrimala-oficera-cervinskogo-akogo-sukali-v-spravi-pro-obstril-aerodromu-kanatove-dzerelo.html" text:style-name="Internet_20_link" text:visited-style-name="Visited_20_Internet_20_Link">
<text:span text:style-name="T4">
 Chervinsk </text:span>
</text:a>
The defense party stated that the officer had been delaying and prior to the officer. Lawyers will appeal to the court decision.</text:p>
      <text:p text:style-name="P4">
As reported by Ukrinform, the investigation <text:a xlink:type="simple" xlink:href="https://www.ukrinform.ua/rubric-ato/3698454-hotili-vkrasti-vorozij-litak-ale-naskodili-ukraini-sbu-zavela-spravu-na-vijskovih.html" text:style-name="Internet_20_link" text:visited-style-name="Visited_20_Internet_20_Link">
</text:a>
that the massive rocket strike of Russian invaders of the Kanatovo airfield in July 2022 provoked the unauthorized actions of individual servicemen.</text:p>
      <text:p text:style-name="P4">
<text:span text:style-name="T4">
 Read also: </text:span>
 <text:a xlink:type="simple" xlink:href="https://www.ukrinform.ua/rubric-society/3698964-obstril-rosianami-aerodromu-kanatove-sbu-povidomila-pro-pidozru-eksbijcu-sso.html" text:style-name="Internet_20_link" text:visited-style-name="Visited_20_Internet_20_Link">
</text:a>
On April 24, the Security Service of Ukraine detention of Chervinsky. He was hiding from the investigation.</text:p>
      <text:p text:style-name="P4">
News Source: <text:a xlink:type="simple" xlink:href="https://www.ukrinform.ua/rubric-society/3700688-obstril-aerodromu-kanatove-sud-uzav-pid-vartu-oficera-cervinskogo-zmi.html" text:style-name="Internet_20_link" text:visited-style-name="Visited_20_Internet_20_Link">
https://www.ukrinform.ua/rubric-society/3700688-obstril-aerodromu-kanatove-sud-uzav-pid-vartu-oficera-cervinskogo-zmi.html</text:a>
</text:p>
      <!--NEWS-->
      <text:h text:style-name="P10" text:outline-level="1">
<text:span text:style-name="T4">
Power is developing a new economic strategy of Ukraine - Zelensky</text:span>
</text:h>
      <text:p text:style-name="P4">
Authors: Ukrinform (Person)</text:p>
      <text:p text:style-name="P4">
Publisher: Укринформ (Organization)</text:p>
      <text:p text:style-name="P4">
Published Time: 2023-04-25T-62:12:00+03:00</text:p>
      <text:p text:style-name="P4">
Modified Time: 2023-04-25T21:12:00+03:00</text:p>
      <text:p text:style-name="P4">
Description: The authorities of Ukraine are actively working on a new economic strategy for the development of our country. - Ukrinform.</text:p>
      <text:p text:style-name="P4">
Images: ["<text:a xlink:type="simple" xlink:href="https://static.ukrinform.com/photos/2023_04/thumb_files/630_360_1682446495-603.jpg" text:style-name="Internet_20_link" text:visited-style-name="Visited_20_Internet_20_Link">
630_360_16824...</text:a>
"]</text:p>
      <text:p text:style-name="P4">
Tags: ['Економіка', 'Зеленський', 'Офіс Президента']</text:p>
      <text:p text:style-name="P4">
Type: Article</text:p>
      <!--METADATA-->
      <text:p text:style-name="P4">
<draw:frame draw:style-name="fr1" draw:name="Image52" text:anchor-type="as-char" svg:width="6.9236in" svg:height="3.956343in" draw:z-index="0">
<draw:image xlink:href="../Images/yкринформ/2023-04-25T-62-12-00-03-00/630_360_1682446495-603.jpg" xlink:type="simple" xlink:show="embed" xlink:actuate="onLoad" draw:mime-type="image/jpeg"/>
</draw:frame>
Vlad -Ukraine is actively working on a new economic strategy for the development of our state.</text:p>
      <text:p text:style-name="P4">
As Ukrinform reports with reference to <text:a xlink:type="simple" xlink:href="http://t.me/V_Zelenskiy_official/6000" text:style-name="Internet_20_link" text:visited-style-name="Visited_20_Internet_20_Link">
</text:a>
Vladimir Zelensky, this was discussed at the meeting at the Presidential Office.</text:p>
      <text:p text:style-name="P4">
“We are actively working on the new economic strategy of Ukraine. This year is the year beginning of our economic growth. We step by step rebuild momoinfrastructure, but it is important to start thinking now on the restoration of our country, ”the Head of State wrote.</text:p>
      <text:p text:style-name="P4">
According to him, during the meeting they considered in detail the ways to ensure growth -growing <text:a xlink:type="simple" xlink:href="https://www.ukrinform.ua/tag-ekonomika" text:style-name="Internet_20_link" text:visited-style-name="Visited_20_Internet_20_Link">
</text:a>
and GDP, development of different sectors of the economy, priority strategic sectors and investment politics.</text:p>
      <text:p text:style-name="P4">
<text:span text:style-name="T4">
 Read also: </text:span>
 <text:a xlink:type="simple" xlink:href="https://www.ukrinform.ua/rubric-polytics/3700140-zelenskij-uze-gotuemo-nasu-energetiku-do-nastupnoi-zimi.html" text:style-name="Internet_20_link" text:visited-style-name="Visited_20_Internet_20_Link">
<text:span text:style-name="T4">
 Zelensky </text:span>
</text:a>
As it was reported, Prime Minister Denis Shmigal stated at a government meeting, however, that Ukraine plans to sell projects for 14 billion dollars this year.</text:p>
      <text:p text:style-name="P4">
<text:span text:style-name="T5">
Foto: op</text:span>
</text:p>
      <text:p text:style-name="P4">
News Source: <text:a xlink:type="simple" xlink:href="https://www.ukrinform.ua/rubric-economy/3700686-vlada-napracovue-novu-ekonomicnu-strategiu-ukraini-zelenskij.html" text:style-name="Internet_20_link" text:visited-style-name="Visited_20_Internet_20_Link">
https://www.ukrinform.ua/rubric-economy/3700686-vlada-napracovue-novu-ekonomicnu-strategiu-ukraini-zelenskij.html</text:a>
</text:p>
      <!--NEWS-->
      <text:h text:style-name="P10" text:outline-level="1">
<text:span text:style-name="T4">
Diplomats of 18 countries visited the Khanenko Museum in Kiev</text:span>
</text:h>
      <text:p text:style-name="P4">
Authors: Ukrinform (Person)</text:p>
      <text:p text:style-name="P4">
Publisher: Укринформ (Organization)</text:p>
      <text:p text:style-name="P4">
Published Time: 2023-04-25T-67:08:00+03:00</text:p>
      <text:p text:style-name="P4">
Modified Time: 2023-04-25T21:08:00+03:00</text:p>
      <text:p text:style-name="P4">
Description: Diplomatic representatives of 18 countries and five international institutions got acquainted with the achievements of Ukrainian culture on the example of exposition of contemporary art at the Khanenko Museum. - Ukrinform.</text:p>
      <text:p text:style-name="P4">
Images: ["<text:a xlink:type="simple" xlink:href="https://static.ukrinform.com/photos/2023_04/thumb_files/630_360_1682446171-597.jpg" text:style-name="Internet_20_link" text:visited-style-name="Visited_20_Internet_20_Link">
630_360_16824...</text:a>
"]</text:p>
      <text:p text:style-name="P4">
Tags: ['Музей', 'Ткаченко', 'Дипломати', 'МКІП ']</text:p>
      <text:p text:style-name="P4">
Type: Article</text:p>
      <!--METADATA-->
      <text:p text:style-name="P4">
<draw:frame draw:style-name="fr1" draw:name="Image53" text:anchor-type="as-char" svg:width="6.9236in" svg:height="3.956343in" draw:z-index="0">
<draw:image xlink:href="../Images/yкринформ/2023-04-25T-67-08-00-03-00/630_360_1682446171-597.jpg" xlink:type="simple" xlink:show="embed" xlink:actuate="onLoad" draw:mime-type="image/jpeg"/>
</draw:frame>
Diplomatic representatives of 18 countries and five international institutions have got acquainted with the achievements of Ukrainian culture on the example of exposition of contemporary art in Khanenko Museum.</text:p>
      <text:p text:style-name="P4">
This was reported in <text:a xlink:type="simple" xlink:href="http://t.me/otkachenkokyiv/3471" text:style-name="Internet_20_link" text:visited-style-name="Visited_20_Internet_20_Link">
</text:a>
Minister of Culture of TACCULATION POLICY Oleksandr Tkachenko, reports Ukrinform.</text:p>
      <text:p text:style-name="P4">
"Today, our culture lives and develops, despite wars of wars from the United States, Canada, Japan, Germany, France, Italy, Belgium, Spain, the Netherlands, Moldova, Portugal, Croatia, India, South Korea, Canada, Hungarian, Turkey , representatives of the British Council in Ukraine, UNESCO in Ukraine, the Czech Center in Kiev, the Youth Emre Institute in Kiev, the Polish Institute in Kiev, "he wrote.</text:p>
      <text:p text:style-name="P4">
Tkachenko noted that the delegations visited the Khanenko Museum. According to him, most exhibitions were evacuated, but "first of all, the current exposition of modern art indicates that Ukrainian culture continues to function, the Amytans are to create."</text:p>
      <text:p text:style-name="P4">
The Minister also recalled that Ukrainian theaters gave more than 50 premiere of the last year.</text:p>
      <text:p text:style-name="P4">
At the same time, museum exhibitions, despite the war, continue to operate.</text:p>
      <text:p text:style-name="P4">
"The interest of visitors to museums and in general cultural consumers has only grown compared to 2021. Therefore, our sphere of culture requires international support within the country. This is emphasized today and emphasized to always be more international partners," the MKIP head emphasized.</text:p>
      <text:p text:style-name="P4">
<text:span text:style-name="T4">
 Read also: </text:span>
 <text:a xlink:type="simple" xlink:href="https://www.ukrinform.ua/rubric-culture/3681165-u-muzei-hanenkiv-vidkrili-vistavku-robit-refleksij-na-podii-vijni.html" text:style-name="Internet_20_link" text:visited-style-name="Visited_20_Internet_20_Link">
<text:span text:style-name="T4">
 Hanenk </text:span>
</text:a>
He added that <text:a xlink:type="simple" xlink:href="https://www.ukrinform.ua/tag-kultura" text:style-name="Internet_20_link" text:visited-style-name="Visited_20_Internet_20_Link">
</text:a>
- This is the second front that continues to develop despite the war. Tkachenko also noted that there were huge challenges of the precultural community: the preservation from the total removal of missiles and shells of the invaders of exhibitions, collections, funds - all cultural heritage, as well as the continuation of artistic and cultural activity.</text:p>
      <text:p text:style-name="P4">
As reported by Ukrinform, Tkachenko stated that the MKIP plans to present a workaris artist Christian Hemi, created in the center of Kiev, as well as organize a photo exhibition of his works at the Museum of War.</text:p>
      <text:p text:style-name="P4">
News Source: <text:a xlink:type="simple" xlink:href="https://www.ukrinform.ua/rubric-culture/3700684-diplomati-18-krain-vidvidali-muzej-hanenkiv-u-kievi.html" text:style-name="Internet_20_link" text:visited-style-name="Visited_20_Internet_20_Link">
https://www.ukrinform.ua/rubric-culture/3700684-diplomati-18-krain-vidvidali-muzej-hanenkiv-u-kievi.html</text:a>
</text:p>
      <!--NEWS-->
      <text:h text:style-name="P10" text:outline-level="1">
<text:span text:style-name="T4">
The number of victims of religious cult in Kenya has increased to 89</text:span>
</text:h>
      <text:p text:style-name="P4">
Authors: Ukrinform (Person)</text:p>
      <text:p text:style-name="P4">
Publisher: Укринформ (Organization)</text:p>
      <text:p text:style-name="P4">
Published Time: 2023-04-25T-69:03:00+03:00</text:p>
      <text:p text:style-name="P4">
Modified Time: 2023-04-25T21:03:00+03:00</text:p>
      <text:p text:style-name="P4">
Description: Kenya's authorities exhumed 16 more bodies, so the number of good news in the International Church has increased to 89. - Ukrinform.</text:p>
      <text:p text:style-name="P4">
Images: ["<text:a xlink:type="simple" xlink:href="https://static.ukrinform.com/photos/2023_04/thumb_files/630_360_1682404748-923.jpg" text:style-name="Internet_20_link" text:visited-style-name="Visited_20_Internet_20_Link">
630_360_16824...</text:a>
"]</text:p>
      <text:p text:style-name="P4">
Tags: ['Голодування', 'Кенія', 'Релігія', 'Ексгумація']</text:p>
      <text:p text:style-name="P4">
Type: Article</text:p>
      <!--METADATA-->
      <text:p text:style-name="P4">
<draw:frame draw:style-name="fr1" draw:name="Image54" text:anchor-type="as-char" svg:width="6.9236in" svg:height="3.956343in" draw:z-index="0">
<draw:image xlink:href="../Images/yкринформ/2023-04-25T-69-03-00-03-00/630_360_1682404748-923.jpg" xlink:type="simple" xlink:show="embed" xlink:actuate="onLoad" draw:mime-type="image/jpeg"/>
</draw:frame>
Badakenia exhumed 16 more bodies, so the death toll in the International Church "Good News" increased to 89.</text:p>
      <text:p text:style-name="P4">
As Ukrinform reports, it reports <text:a xlink:type="simple" xlink:href="https://www.voanews.com/a/kenya-fears-more-starvation-cult-victims-as-search-resumes/7064963.html" text:style-name="Internet_20_link" text:visited-style-name="Visited_20_Internet_20_Link">
</text:a>
.</text:p>
      <text:p text:style-name="P4">
Kenya's authorities continue to exhumulate the bodies of people who, following the teachings of Pastorpol Mackenzie, have been hungry in the hope of meeting their creator.</text:p>
      <text:p text:style-name="P4">
Last week, the country's authorities arrested McKenzie, and now it remains in the coastal city of Malindi. No accusations have been made because the authorities require more time to complete the investigation.</text:p>
      <text:p text:style-name="P4">
At the same time, the prosecutor of Kenya Nurdin Hadzhi said on Monday that McKenzie would accuse of radicalization and terrorism.</text:p>
      <text:p text:style-name="P4">
Kenya, where the majority of the population constitute Christians, divides the state and church in the country, but increases the pressure on the control of the activity of some cordials and religious leaders.</text:p>
      <text:p text:style-name="P4">
The Kenya Government assured that Mackenzie and those who supported him would be held accountable for the death of his followers.</text:p>
      <text:p text:style-name="P4">
<text:span text:style-name="T4">
 Read also: </text:span>
 <text:a xlink:type="simple" xlink:href="https://www.ukrinform.ua/rubric-world/3699632-u-kenii-viavili-desatki-til-viran-aki-goloduvali-do-smerti.html" text:style-name="Internet_20_link" text:visited-style-name="Visited_20_Internet_20_Link">
<text:span text:style-name="T4">
 Kenia </text:span>
 <text:span text:style-name="T4">
 </text:span>
 Found <text:span text:style-name="T4">
 </text:span>
 tens <text:span text:style-name="T4">
 </text:span>
 bodies <text:span text:style-name="T4">
 </text:span>
 <text:span text:style-name="T4">
 Faith </text:span>
<text:span text:style-name="T5">
 What </text:span>
<text:span text:style-name="T5">
 </text:span>
<text:span text:style-name="T5">
 </text:span>
<text:span text:style-name="T5">
 starved </text:span>
<text:span text:style-name="T5">
 </text:span>
<text:span text:style-name="T5">
 </text:span>
<text:span text:style-name="T5">
 death </text:span>
*</text:a>
On Friday, police started exhumation of bodies from Lisushachal on Friday near the coastal city of Malindi. People who were involved in the good news documents believed that they would fall into heaven if they kill themselves.</text:p>
      <text:p text:style-name="P4">
Church leader Paul McKenzie Ntene called his followers to starve Ustromy to "meet Jesus." He is in custody in anticipation of the court. It is considered that some of his fans can still hide the inserts around the shackhalo.</text:p>
      <text:p text:style-name="P4">
The last incident is not the first scandal around Ntene, which in 2017 and 2018 has been accused of radicalization of school -age children and maintenance <text:a xlink:type="simple" xlink:href="https://www.ukrinform.ua/tag-cerkva" text:style-name="Internet_20_link" text:visited-style-name="Visited_20_Internet_20_Link">
</text:a>
at the expense obtained by the corruption. Human rights activists claim that the cult is engaged in illegal activities.</text:p>
      <text:p text:style-name="P4">
Photo: The Guardian</text:p>
      <text:p text:style-name="P4">
News Source: <text:a xlink:type="simple" xlink:href="https://www.ukrinform.ua/rubric-world/3700682-kilkist-zertv-religijnogo-kultu-v-kenii-zrosla-do-89.html" text:style-name="Internet_20_link" text:visited-style-name="Visited_20_Internet_20_Link">
https://www.ukrinform.ua/rubric-world/3700682-kilkist-zertv-religijnogo-kultu-v-kenii-zrosla-do-89.html</text:a>
</text:p>
      <!--NEWS-->
      <text:h text:style-name="P10" text:outline-level="1">
<text:span text:style-name="T4">
The UN Human Rights Office reminded that the death of a prisoner is a war crime</text:span>
</text:h>
      <text:p text:style-name="P4">
Authors: Ukrinform (Person)</text:p>
      <text:p text:style-name="P4">
Publisher: Укринформ (Organization)</text:p>
      <text:p text:style-name="P4">
Published Time: 2023-04-25T-8:56:00+03:00</text:p>
      <text:p text:style-name="P4">
Modified Time: 2023-04-25T23:56:00+03:00</text:p>
      <text:p text:style-name="P4">
Description: Ukraine and Russia should investigate and publicly condemn the recently widespread audio records that may testify to the executions of prisoners of war without trial and investigation. - Ukrinform.</text:p>
      <text:p text:style-name="P4">
Images: ["<text:a xlink:type="simple" xlink:href="https://static.ukrinform.com/photos/2022_02/thumb_files/630_360_1643894096-658.jpg" text:style-name="Internet_20_link" text:visited-style-name="Visited_20_Internet_20_Link">
630_360_16438...</text:a>
"]</text:p>
      <text:p text:style-name="P4">
Tags: ['ООН', 'Права людини', 'Страта', 'Полонені', 'Війна з росією']</text:p>
      <text:p text:style-name="P4">
Type: Article</text:p>
      <!--METADATA-->
      <text:p text:style-name="P4">
<draw:frame draw:style-name="fr1" draw:name="Image55" text:anchor-type="as-char" svg:width="6.9236in" svg:height="3.956343in" draw:z-index="0">
<draw:image xlink:href="../Images/yкринформ/2023-04-25T-8-56-00-03-00/630_360_1643894096-658.jpg" xlink:type="simple" xlink:show="embed" xlink:actuate="onLoad" draw:mime-type="image/jpeg"/>
</draw:frame>
Ukraine Tarosia must investigate and publicly condemn the recently widespread in social networks, which may testify to the executions of prisoners of war without the trial.</text:p>
      <text:p text:style-name="P4">
According to Ukrinform, a spokeswoman for the UN Human Rights Directorate of Ravinashamdasani <text:a xlink:type="simple" xlink:href="http://news.un.org/en/story/2023/04/1135982" text:style-name="Internet_20_link" text:visited-style-name="Visited_20_Internet_20_Link">
</text:a>
At a briefing, noting that such actions can be equated with military crimes.</text:p>
      <text:p text:style-name="P4">
She mentioned the audio recordings that appeared on Sunday in several telegrams, at which participants of hostilities urge not to capture the military or to execute the already captured.</text:p>
      <text:p text:style-name="P4">
According to Shamdasan, one of the records "allegedly owns a serviceman of the Armed Forces, who orders to eliminate the prisoner of war from the so -called PEC" Wagner " - the Urbation of Russian mercenaries, led by Yevgeny Prigogin.</text:p>
      <text:p text:style-name="P4">
"Subsequently, the statement was published, apparently, from the head of the Wagner group, and Mazhuki said that they would no longer take prisoners of war on the polyb," she said.</text:p>
      <text:p text:style-name="P4">
<text:span text:style-name="T4">
 Read also: </text:span>
 <text:a xlink:type="simple" xlink:href="https://www.ukrinform.ua/rubric-ato/3695661-video-zi-stratami-bijciv-zsu-ne-vplinut-na-povodzenna-z-rosijskimi-polonenimi-lubinec.html" text:style-name="Internet_20_link" text:visited-style-name="Visited_20_Internet_20_Link">
<text:span text:style-name="T4">
 Strati </text:span>
</text:a>
The UNDPL spokeswoman added that although the authenticity of the records has not yet been confirmed, "Takisaiav may provoke or encourage the execution of prisoners of war without the trial of investigation."</text:p>
      <text:p text:style-name="P4">
Shamdasani stated that the order of execution without court and the investigation of prisoners of war "with their subsequent murder or attempted murder is <text:a xlink:type="simple" xlink:href="https://www.ukrinform.ua/tag-vijskovi-zlocini" text:style-name="Internet_20_link" text:visited-style-name="Visited_20_Internet_20_Link">
</text:a>
- as well as a statement, however, that there will be no mercy. "</text:p>
      <text:p text:style-name="P4">
"We urge the Russian and Ukrainian authorities to fulfill their obligations for marriage law and investigate applications on these records, as well as to identify the perpetrators and bring the perpetrators," the spokeswoman of the UDCL said.</text:p>
      <text:p text:style-name="P4">
<text:span text:style-name="T4">
 Read also: </text:span>
 <text:a xlink:type="simple" xlink:href="https://www.ukrinform.ua/rubric-polytics/3695481-video-zi-stratami-ukrainskih-vijskovih-rosianami-lubinec-zvernuvsa-do-moskalkovoi.html" text:style-name="Internet_20_link" text:visited-style-name="Visited_20_Internet_20_Link">
<text:span text:style-name="T4">
 Strati </text:span>
</text:a>
She also urged military commanders to give "clear and unambiguously on the protection and humane treatment of prisoners of war and persons who were captured, and to ensure strict observance of these orders."</text:p>
      <text:p text:style-name="P4">
News Source: <text:a xlink:type="simple" xlink:href="https://www.ukrinform.ua/rubric-ato/3700727-v-upravlinni-oon-z-prav-ludini-nagadali-so-strata-polonenogo-e-voennim-zlocinom.html" text:style-name="Internet_20_link" text:visited-style-name="Visited_20_Internet_20_Link">
https://www.ukrinform.ua/rubric-ato/3700727-v-upravlinni-oon-z-prav-ludini-nagadali-so-strata-polonenogo-e-voennim-zlocinom.html</text:a>
</text:p>
      <!--NEWS-->
      <text:h text:style-name="P10" text:outline-level="1">
<text:span text:style-name="T4">
Poltavska Oblast(08:07). Red Alert: aerial threat. Sirens sounding. Take cover now!</text:span>
</text:h>
      <text:p text:style-name="P4">
Authors: liveuamap (Language: en)</text:p>
      <text:p text:style-name="P4">
Time: 2023-04-25T02:09:00</text:p>
      <text:p text:style-name="P4">
Location: Poltavska Oblast (Latitude:49.47705000 Longtitude:33.81866000)</text:p>
      <text:p text:style-name="P4">
Videos: []</text:p>
      <text:p text:style-name="P4">
Images: []</text:p>
      <text:p text:style-name="P4">
Tags: ["Europe", "Central and Eastern Europe"]</text:p>
      <text:p text:style-name="P4">
Id: 22558448</text:p>
      <!--METADATA-->
      <text:p text:style-name="P4">
Poltava(08:07). Red Alert: aerial threat. Sirens sounding. Take covernow!</text:p>
      <text:p text:style-name="P4">
News Collection Link: <text:a xlink:type="simple" xlink:href="https://liveuamap.com/en/2023/25-april-poltavska-oblast0807-red-alert-aeriag" text:style-name="Internet_20_link" text:visited-style-name="Visited_20_Internet_20_Link">
https://liveuamap.com/en/2023/25-april-poltavska-oblast0807-red-alert-aeriag</text:a>
</text:p>
      <text:p text:style-name="P4">
News Source: <text:a xlink:type="simple" xlink:href="https://t.me/suspilnepoltava/10886" text:style-name="Internet_20_link" text:visited-style-name="Visited_20_Internet_20_Link">
https://t.me/suspilnepoltava/10886</text:a>
</text:p>
      <!--NEWS-->
      <text:h text:style-name="P10" text:outline-level="1">
<text:span text:style-name="T4">
Sumy region, Kharkiv, Kharkiv region, Dnipro, Dnipropetrovsk region (08:08). Red Alrt: ...</text:span>
</text:h>
      <text:p text:style-name="P4">
Authors: liveuamap (Language: en)</text:p>
      <text:p text:style-name="P4">
Time: 2023-04-25T02:10:00</text:p>
      <text:p text:style-name="P4">
Location: Sumska Oblast (Latitude:51.00000000 Longtitude:34.00000000)</text:p>
      <text:p text:style-name="P4">
Videos: []</text:p>
      <text:p text:style-name="P4">
Images: []</text:p>
      <text:p text:style-name="P4">
Tags: ["Europe", "Central and Eastern Europe"]</text:p>
      <text:p text:style-name="P4">
Id: 22558451</text:p>
      <!--METADATA-->
      <text:p text:style-name="P4">
Sumy region, Kharkiv, Kharkiv region, Dnipro, Dnipropetrovsk region(08:08). Red Alert: aerial threat. Sirens sounding. Take cover now!</text:p>
      <text:p text:style-name="P4">
News Collection Link: <text:a xlink:type="simple" xlink:href="https://liveuamap.com/en/2023/25-april-sumska-oblast-kharkiv-kharkivska-oblg" text:style-name="Internet_20_link" text:visited-style-name="Visited_20_Internet_20_Link">
https://liveuamap.com/en/2023/25-april-sumska-oblast-kharkiv-kharkivska-oblg</text:a>
</text:p>
      <text:p text:style-name="P4">
News Source: <text:a xlink:type="simple" xlink:href="https://t.me/air_alert_ua/43690" text:style-name="Internet_20_link" text:visited-style-name="Visited_20_Internet_20_Link">
https://t.me/air_alert_ua/43690</text:a>
</text:p>
      <!--NEWS-->
      <text:h text:style-name="P10" text:outline-level="1">
<text:span text:style-name="T4">
Nikolaev, Mykolaiv region, Kherson, Kherson region (08:48). Red Alrt: Aerial Tchretate. WITH...</text:span>
</text:h>
      <text:p text:style-name="P4">
Authors: liveuamap (Language: en)</text:p>
      <text:p text:style-name="P4">
Time: 2023-04-25T02:49:00</text:p>
      <text:p text:style-name="P4">
Location: Mykolaiv (Latitude:46.94866 Longtitude:32.00639)</text:p>
      <text:p text:style-name="P4">
Videos: []</text:p>
      <text:p text:style-name="P4">
Images: []</text:p>
      <text:p text:style-name="P4">
Tags: ["Europe", "Central and Eastern Europe"]</text:p>
      <text:p text:style-name="P4">
Id: 22558501</text:p>
      <!--METADATA-->
      <text:p text:style-name="P4">
Nikolaev, Mykolaiv region, Kherson, Kherson region(08:48). Red Alert:aerial threat. Sirens sounding. Take cover now!</text:p>
      <text:p text:style-name="P4">
News Collection Link: <text:a xlink:type="simple" xlink:href="https://liveuamap.com/en/2023/25-april-mykolaiv-mykolayivska-oblast-khersong" text:style-name="Internet_20_link" text:visited-style-name="Visited_20_Internet_20_Link">
https://liveuamap.com/en/2023/25-april-mykolaiv-mykolayivska-oblast-khersong</text:a>
</text:p>
      <text:p text:style-name="P4">
News Source: <text:a xlink:type="simple" xlink:href="https://t.me/air_alert_ua/43696" text:style-name="Internet_20_link" text:visited-style-name="Visited_20_Internet_20_Link">
https://t.me/air_alert_ua/43696</text:a>
</text:p>
      <!--NEWS-->
      <text:h text:style-name="P10" text:outline-level="1">
<text:span text:style-name="T4">
Explosions were reported in Tokmak, Zaporizhzhia region</text:span>
</text:h>
      <text:p text:style-name="P4">
Authors: liveuamap (Language: en)</text:p>
      <text:p text:style-name="P4">
Time: 2023-04-25T03:45:27</text:p>
      <text:p text:style-name="P4">
Location: Zaporizhiye (Latitude:47.23396 Longtitude:35.7182)</text:p>
      <text:p text:style-name="P4">
Videos: []</text:p>
      <text:p text:style-name="P4">
Images: []</text:p>
      <text:p text:style-name="P4">
Tags: []</text:p>
      <text:p text:style-name="P4">
Id: 22558502</text:p>
      <!--METADATA-->
      <text:p text:style-name="P4">
Explosions were reported in Tokmak, Zaporizhzhia region</text:p>
      <text:p text:style-name="P4">
News Collection Link: <text:a xlink:type="simple" xlink:href="https://liveuamap.com/en/2023/25-april-explosions-were-reported-in-tokmak-zaporizhzhia" text:style-name="Internet_20_link" text:visited-style-name="Visited_20_Internet_20_Link">
https://liveuamap.com/en/2023/25-april-explosions-were-reported-in-tokmak-zaporizhzhia</text:a>
</text:p>
      <text:p text:style-name="P4">
News Source: <text:a xlink:type="simple" xlink:href="https://t.me/Tsaplienko/30478" text:style-name="Internet_20_link" text:visited-style-name="Visited_20_Internet_20_Link">
https://t.me/Tsaplienko/30478</text:a>
</text:p>
      <!--NEWS-->
      <text:h text:style-name="P10" text:outline-level="1">
<text:span text:style-name="T4">
1 person killed, 10 wounded as result of Russian missile strike at museum in central Kupiansk...</text:span>
</text:h>
      <text:p text:style-name="P4">
Authors: liveuamap (Language: en)</text:p>
      <text:p text:style-name="P4">
Time: 2023-04-25T03:48:37</text:p>
      <text:p text:style-name="P4">
Location: Kupyansk, Kharkiv (Latitude:49.71416 Longtitude:37.61073)</text:p>
      <text:p text:style-name="P4">
Videos: []</text:p>
      <text:p text:style-name="P4">
Images: []</text:p>
      <text:p text:style-name="P4">
Tags: []</text:p>
      <text:p text:style-name="P4">
Id: 22558503</text:p>
      <!--METADATA-->
      <text:p text:style-name="P4">
1 person killed, 10 wounded as result of Russian missile strike at museum incentral Kupiansk with S300 missile</text:p>
      <text:p text:style-name="P4">
News Collection Link: <text:a xlink:type="simple" xlink:href="https://liveuamap.com/en/2023/25-april-1-person-killed-10-wounded-as-result-of-russian" text:style-name="Internet_20_link" text:visited-style-name="Visited_20_Internet_20_Link">
https://liveuamap.com/en/2023/25-april-1-person-killed-10-wounded-as-result-of-russian</text:a>
</text:p>
      <text:p text:style-name="P4">
News Source: <text:a xlink:type="simple" xlink:href="https://t.me/kharkivlife/59984" text:style-name="Internet_20_link" text:visited-style-name="Visited_20_Internet_20_Link">
https://t.me/kharkivlife/59984</text:a>
</text:p>
      <!--NEWS-->
      <text:h text:style-name="P10" text:outline-level="1">
<text:span text:style-name="T4">
Russian army conducted 6 missile strikes, 62 airstrikes and 70 shelling with MLRS, - General ...</text:span>
</text:h>
      <text:p text:style-name="P4">
Authors: liveuamap (Language: en)</text:p>
      <text:p text:style-name="P4">
Time: 2023-04-25T04:21:00</text:p>
      <text:p text:style-name="P4">
Location: Nova Kakhovka, Khersons'ka oblast (Latitude:46.73471 Longtitude:33.39146)</text:p>
      <text:p text:style-name="P4">
Videos: []</text:p>
      <text:p text:style-name="P4">
Images: []</text:p>
      <text:p text:style-name="P4">
Tags: ["Russia"]</text:p>
      <text:p text:style-name="P4">
Id: 22558524</text:p>
      <!--METADATA-->
      <text:p text:style-name="P4">
Russian army conducted 6 missile strikes, 62 airstrikes and 70 shelling withMLRS, - General Staff of Armed Forces of Ukraine says in the morning report</text:p>
      <text:p text:style-name="P4">
News Collection Link: <text:a xlink:type="simple" xlink:href="https://liveuamap.com/en/2023/25-april-russian-army-conducted-6-missile-strikes-62-airstrikes" text:style-name="Internet_20_link" text:visited-style-name="Visited_20_Internet_20_Link">
https://liveuamap.com/en/2023/25-april-russian-army-conducted-6-missile-strikes-62-airstrikes</text:a>
</text:p>
      <text:p text:style-name="P4">
News Source: <text:a xlink:type="simple" xlink:href="https://t.me/lumsrc/4586" text:style-name="Internet_20_link" text:visited-style-name="Visited_20_Internet_20_Link">
https://t.me/lumsrc/4586</text:a>
</text:p>
      <!--NEWS-->
      <text:h text:style-name="P10" text:outline-level="1">
<text:span text:style-name="T4">
Bakhmut Directio Rusian Army Shelled Vasukivka, Orikhovo-Vasylivka, Markovo, Grigorivka, ...</text:span>
</text:h>
      <text:p text:style-name="P4">
Authors: liveuamap (Language: en)</text:p>
      <text:p text:style-name="P4">
Time: 2023-04-25T04:22:00</text:p>
      <text:p text:style-name="P4">
Location: Bakhmut (Latitude:48.33698 Longtitude:37.84882)</text:p>
      <text:p text:style-name="P4">
Videos: []</text:p>
      <text:p text:style-name="P4">
Images: []</text:p>
      <text:p text:style-name="P4">
Tags: ["Russia"]</text:p>
      <text:p text:style-name="P4">
Id: 22558510</text:p>
      <!--METADATA-->
      <text:p text:style-name="P4">
At Bakhmut Direction Russian Army Shelled Vasukivka, Orikhovo -Vasylivka, Markove, Hryhorivka, Khromove, Bakhmut, Ivanivske, CHASIIVSKE, CHASIVSKE, CHASIVSKE OFUKRAINE SAYS IN THE MORNING REPORT</text:p>
      <text:p text:style-name="P4">
News Collection Link:(https://liveuamap.com/en/2023/25-april-at-bakhmut-direction-russian-army-shelled-vasukivka)</text:p>
      <text:p text:style-name="P4">
News Source: <text:a xlink:type="simple" xlink:href="https://t.me/lumsrc/4590" text:style-name="Internet_20_link" text:visited-style-name="Visited_20_Internet_20_Link">
https://t.me/lumsrc/4590</text:a>
</text:p>
      <!--NEWS-->
      <text:h text:style-name="P10" text:outline-level="1">
<text:span text:style-name="T4">
Shelling reported in central Kherson</text:span>
</text:h>
      <text:p text:style-name="P4">
Authors: liveuamap (Language: en)</text:p>
      <text:p text:style-name="P4">
Time: 2023-04-25T04:54:08</text:p>
      <text:p text:style-name="P4">
Location: Kherson (Latitude:46.63694 Longtitude:32.62064)</text:p>
      <text:p text:style-name="P4">
Videos: []</text:p>
      <text:p text:style-name="P4">
Images: []</text:p>
      <text:p text:style-name="P4">
Tags: ["Europe", "Central and Eastern Europe"]</text:p>
      <text:p text:style-name="P4">
Id: 22558526</text:p>
      <!--METADATA-->
      <text:p text:style-name="P4">
Shelling reported in central Kherson</text:p>
      <text:p text:style-name="P4">
News Collection Link: <text:a xlink:type="simple" xlink:href="https://liveuamap.com/en/2023/25-april-shelling-reported-in-central-kherson" text:style-name="Internet_20_link" text:visited-style-name="Visited_20_Internet_20_Link">
https://liveuamap.com/en/2023/25-april-shelling-reported-in-central-kherson</text:a>
</text:p>
      <text:p text:style-name="P4">
News Source: <text:a xlink:type="simple" xlink:href="https://twitter.com/kava2022/status/1650781883515404291" text:style-name="Internet_20_link" text:visited-style-name="Visited_20_Internet_20_Link">
https://twitter.com/kava2022/status/1650781883515404291</text:a>
</text:p>
      <!--NEWS-->
      <text:h text:style-name="P10" text:outline-level="1">
<text:span text:style-name="T4">
Second body was found at the site of Russian missile strike in Kupiansk</text:span>
</text:h>
      <text:p text:style-name="P4">
Authors: liveuamap (Language: en)</text:p>
      <text:p text:style-name="P4">
Time: 2023-04-25T07:09:34</text:p>
      <text:p text:style-name="P4">
Location: Kupyansk, Kharkiv (Latitude:49.71224 Longtitude:37.61161)</text:p>
      <text:p text:style-name="P4">
Videos: []</text:p>
      <text:p text:style-name="P4">
Images: []</text:p>
      <text:p text:style-name="P4">
Tags: []</text:p>
      <text:p text:style-name="P4">
Id: 22558539</text:p>
      <!--METADATA-->
      <text:p text:style-name="P4">
None</text:p>
      <text:p text:style-name="P4">
News Collection Link: <text:a xlink:type="simple" xlink:href="https://liveuamap.com/en/2023/25-april-second-body-was-found-at-the-site-of-russian-missile" text:style-name="Internet_20_link" text:visited-style-name="Visited_20_Internet_20_Link">
https://liveuamap.com/en/2023/25-april-second-body-was-found-at-the-site-of-russian-missile</text:a>
</text:p>
      <text:p text:style-name="P4">
News Source: <text:a xlink:type="simple" xlink:href="https://liveuamap.com/en/2023/25-april-second-body-was-found-at-the-site-of-russian-missile" text:style-name="Internet_20_link" text:visited-style-name="Visited_20_Internet_20_Link">
https://liveuamap.com/en/2023/25-april-second-body-was-found-at-the-site-of-russian-missile</text:a>
</text:p>
      <!--NEWS-->
      <text:h text:style-name="P10" text:outline-level="1">
<text:span text:style-name="T4">
Zaporizka Oblast, Donetsk Oblast(13:24). Red Alert: aerial threat. Sirens sounding. Take cove...</text:span>
</text:h>
      <text:p text:style-name="P4">
Authors: liveuamap (Language: en)</text:p>
      <text:p text:style-name="P4">
Time: 2023-04-25T07:25:00</text:p>
      <text:p text:style-name="P4">
Location: Zaporizka Oblast (Latitude:47.612701 Longtitude:35.764351)</text:p>
      <text:p text:style-name="P4">
Videos: []</text:p>
      <text:p text:style-name="P4">
Images: []</text:p>
      <text:p text:style-name="P4">
Tags: ["Europe", "Central and Eastern Europe"]</text:p>
      <text:p text:style-name="P4">
Id: 22558540</text:p>
      <!--METADATA-->
      <text:p text:style-name="P4">
Zaporizhzhia region, Donetsk region(13:24). Red Alert: aerial threat. Sirenssounding. Take cover now!</text:p>
      <text:p text:style-name="P4">
News Collection Link: <text:a xlink:type="simple" xlink:href="https://liveuamap.com/en/2023/25-april-zaporizka-oblast-donetsk-oblast1324-g" text:style-name="Internet_20_link" text:visited-style-name="Visited_20_Internet_20_Link">
https://liveuamap.com/en/2023/25-april-zaporizka-oblast-donetsk-oblast1324-g</text:a>
</text:p>
      <text:p text:style-name="P4">
News Source: <text:a xlink:type="simple" xlink:href="https://t.me/air_alert_ua/43706" text:style-name="Internet_20_link" text:visited-style-name="Visited_20_Internet_20_Link">
https://t.me/air_alert_ua/43706</text:a>
</text:p>
      <!--NEWS-->
      <text:h text:style-name="P10" text:outline-level="1">
<text:span text:style-name="T4">
Kharkiv, Kharkivska Oblast(13:33). Red Alert: aerial threat. Sirens sounding. Take cover now!</text:span>
</text:h>
      <text:p text:style-name="P4">
Authors: liveuamap (Language: en)</text:p>
      <text:p text:style-name="P4">
Time: 2023-04-25T07:34:00</text:p>
      <text:p text:style-name="P4">
Location: Kharkiv (Latitude:49.97959 Longtitude:36.25362)</text:p>
      <text:p text:style-name="P4">
Videos: []</text:p>
      <text:p text:style-name="P4">
Images: []</text:p>
      <text:p text:style-name="P4">
Tags: ["Europe", "Central and Eastern Europe"]</text:p>
      <text:p text:style-name="P4">
Id: 22558541</text:p>
      <!--METADATA-->
      <text:p text:style-name="P4">
Kharkiv, Kharkiv region(13:33). Red Alert: aerial threat. Sirens sounding.Take cover now!</text:p>
      <text:p text:style-name="P4">
News Collection Link: <text:a xlink:type="simple" xlink:href="https://liveuamap.com/en/2023/25-april-kharkiv-kharkivska-oblast1333-red-alg" text:style-name="Internet_20_link" text:visited-style-name="Visited_20_Internet_20_Link">
https://liveuamap.com/en/2023/25-april-kharkiv-kharkivska-oblast1333-red-alg</text:a>
</text:p>
      <text:p text:style-name="P4">
News Source: <text:a xlink:type="simple" xlink:href="https://t.me/air_alert_ua/43707" text:style-name="Internet_20_link" text:visited-style-name="Visited_20_Internet_20_Link">
https://t.me/air_alert_ua/43707</text:a>
</text:p>
      <!--NEWS-->
      <text:h text:style-name="P10" text:outline-level="1">
<text:span text:style-name="T4">
Electrical power line damaged as result of shelling in Cheremoshnoye village of Belgorod regi...</text:span>
</text:h>
      <text:p text:style-name="P4">
Authors: liveuamap (Language: en)</text:p>
      <text:p text:style-name="P4">
Time: 2023-04-25T08:48:08</text:p>
      <text:p text:style-name="P4">
Location: Belgorod, Belgorodskaya oblast' (Latitude:50.38242 Longtitude:36.50654)</text:p>
      <text:p text:style-name="P4">
Videos: []</text:p>
      <text:p text:style-name="P4">
Images: []</text:p>
      <text:p text:style-name="P4">
Tags: ["Russia", "Central and Eastern Europe"]</text:p>
      <text:p text:style-name="P4">
Id: 22558545</text:p>
      <!--METADATA-->
      <text:p text:style-name="P4">
Electrical power line damaged as result of shelling in Cheremoshnoye villageof Belgorod region, several villages without power</text:p>
      <text:p text:style-name="P4">
News Collection Link: <text:a xlink:type="simple" xlink:href="https://liveuamap.com/en/2023/25-april-electrical-power-line-damaged-as-result-of-shelling" text:style-name="Internet_20_link" text:visited-style-name="Visited_20_Internet_20_Link">
https://liveuamap.com/en/2023/25-april-electrical-power-line-damaged-as-result-of-shelling</text:a>
</text:p>
      <text:p text:style-name="P4">
News Source: <text:a xlink:type="simple" xlink:href="https://t.me/rusbrief/111847" text:style-name="Internet_20_link" text:visited-style-name="Visited_20_Internet_20_Link">
https://t.me/rusbrief/111847</text:a>
</text:p>
      <!--NEWS-->
      <text:h text:style-name="P10" text:outline-level="1">
<text:span text:style-name="T4">
Donetsk Oblast(15:04). Red Alert: aerial threat. Sirens sounding. Take cover now!</text:span>
</text:h>
      <text:p text:style-name="P4">
Authors: liveuamap (Language: en)</text:p>
      <text:p text:style-name="P4">
Time: 2023-04-25T09:06:00</text:p>
      <text:p text:style-name="P4">
Location: Donetsk Oblast (Latitude:48.72816 Longtitude:37.57687)</text:p>
      <text:p text:style-name="P4">
Videos: []</text:p>
      <text:p text:style-name="P4">
Images: []</text:p>
      <text:p text:style-name="P4">
Tags: ["Europe", "Central and Eastern Europe"]</text:p>
      <text:p text:style-name="P4">
Id: 22558546</text:p>
      <!--METADATA-->
      <text:p text:style-name="P4">
Donetsk Oblast(15:04). Red Alert: aerial threat. Sirens sounding. Take covernow!</text:p>
      <text:p text:style-name="P4">
News Collection Link: <text:a xlink:type="simple" xlink:href="https://liveuamap.com/en/2023/25-april-donetsk-oblast1504-red-alert-aerial-g" text:style-name="Internet_20_link" text:visited-style-name="Visited_20_Internet_20_Link">
https://liveuamap.com/en/2023/25-april-donetsk-oblast1504-red-alert-aerial-g</text:a>
</text:p>
      <text:p text:style-name="P4">
News Source: <text:a xlink:type="simple" xlink:href="https://t.me/air_alert_ua/43711" text:style-name="Internet_20_link" text:visited-style-name="Visited_20_Internet_20_Link">
https://t.me/air_alert_ua/43711</text:a>
</text:p>
      <!--NEWS-->
      <text:h text:style-name="P10" text:outline-level="1">
<text:span text:style-name="T4">
Kharkiv, Kharkivska Oblast(15:07). Red Alert: aerial threat. Sirens sounding. Take cover now!</text:span>
</text:h>
      <text:p text:style-name="P4">
Authors: liveuamap (Language: en)</text:p>
      <text:p text:style-name="P4">
Time: 2023-04-25T09:08:00</text:p>
      <text:p text:style-name="P4">
Location: Kharkiv (Latitude:49.98081000 Longtitude:36.25272000)</text:p>
      <text:p text:style-name="P4">
Videos: []</text:p>
      <text:p text:style-name="P4">
Images: []</text:p>
      <text:p text:style-name="P4">
Tags: ["Europe", "Central and Eastern Europe"]</text:p>
      <text:p text:style-name="P4">
Id: 22558547</text:p>
      <!--METADATA-->
      <text:p text:style-name="P4">
Kharkiv, Kharkiv region(15:07). Red Alert: aerial threat. Sirens sounding.Take cover now!</text:p>
      <text:p text:style-name="P4">
News Collection Link: <text:a xlink:type="simple" xlink:href="https://liveuamap.com/en/2023/25-april-kharkiv-kharkivska-oblast1507-red-alg" text:style-name="Internet_20_link" text:visited-style-name="Visited_20_Internet_20_Link">
https://liveuamap.com/en/2023/25-april-kharkiv-kharkivska-oblast1507-red-alg</text:a>
</text:p>
      <text:p text:style-name="P4">
News Source: <text:a xlink:type="simple" xlink:href="https://t.me/air_alert_ua/43712" text:style-name="Internet_20_link" text:visited-style-name="Visited_20_Internet_20_Link">
https://t.me/air_alert_ua/43712</text:a>
</text:p>
      <!--NEWS-->
      <text:h text:style-name="P10" text:outline-level="1">
<text:span text:style-name="T4">
Zaporizka Oblast(15:53). Red Alert: aerial threat. Sirens sounding. Take cover now!</text:span>
</text:h>
      <text:p text:style-name="P4">
Authors: liveuamap (Language: en)</text:p>
      <text:p text:style-name="P4">
Time: 2023-04-25T09:54:00</text:p>
      <text:p text:style-name="P4">
Location: Zaporizka Oblast (Latitude:47.611141 Longtitude:35.764861)</text:p>
      <text:p text:style-name="P4">
Videos: []</text:p>
      <text:p text:style-name="P4">
Images: []</text:p>
      <text:p text:style-name="P4">
Tags: ["Europe", "Central and Eastern Europe"]</text:p>
      <text:p text:style-name="P4">
Id: 22558548</text:p>
      <!--METADATA-->
      <text:p text:style-name="P4">
Zaporizhzhia region(15:53). Red Alert: aerial threat. Sirens sounding. Take covernow!</text:p>
      <text:p text:style-name="P4">
News Collection Link: <text:a xlink:type="simple" xlink:href="https://liveuamap.com/en/2023/25-april-zaporizka-oblast1553-red-alert-aeriag" text:style-name="Internet_20_link" text:visited-style-name="Visited_20_Internet_20_Link">
https://liveuamap.com/en/2023/25-april-zaporizka-oblast1553-red-alert-aeriag</text:a>
</text:p>
      <text:p text:style-name="P4">
News Source: <text:a xlink:type="simple" xlink:href="https://t.me/air_alert_ua/43713" text:style-name="Internet_20_link" text:visited-style-name="Visited_20_Internet_20_Link">
https://t.me/air_alert_ua/43713</text:a>
</text:p>
      <!--NEWS-->
      <text:h text:style-name="P10" text:outline-level="1">
<text:span text:style-name="T4">
Zaporizka Oblast(20:23). Red Alert: aerial threat. Sirens sounding. Take cover now!</text:span>
</text:h>
      <text:p text:style-name="P4">
Authors: liveuamap (Language: en)</text:p>
      <text:p text:style-name="P4">
Time: 2023-04-25T14:24:00</text:p>
      <text:p text:style-name="P4">
Location: Zaporizka Oblast (Latitude:47.612011 Longtitude:35.765991)</text:p>
      <text:p text:style-name="P4">
Videos: []</text:p>
      <text:p text:style-name="P4">
Images: []</text:p>
      <text:p text:style-name="P4">
Tags: ["Europe", "Central and Eastern Europe"]</text:p>
      <text:p text:style-name="P4">
Id: 22558600</text:p>
      <!--METADATA-->
      <text:p text:style-name="P4">
Zaporizhzhia region(20:23). Red Alert: aerial threat. Sirens sounding. Take covernow!</text:p>
      <text:p text:style-name="P4">
News Collection Link: <text:a xlink:type="simple" xlink:href="https://liveuamap.com/en/2023/25-april-zaporizka-oblast2023-red-alert-aeriag" text:style-name="Internet_20_link" text:visited-style-name="Visited_20_Internet_20_Link">
https://liveuamap.com/en/2023/25-april-zaporizka-oblast2023-red-alert-aeriag</text:a>
</text:p>
      <text:p text:style-name="P4">
News Source: <text:a xlink:type="simple" xlink:href="https://t.me/air_alert_ua/43718" text:style-name="Internet_20_link" text:visited-style-name="Visited_20_Internet_20_Link">
https://t.me/air_alert_ua/43718</text:a>
</text:p>
      <!--NEWS-->
      <text:h text:style-name="P10" text:outline-level="1">
<text:span text:style-name="T4">
Dnipro, Dnipropetrovska Oblast(20:46). Red Alert: aerial threat. Sirens sounding. Take cover ...</text:span>
</text:h>
      <text:p text:style-name="P4">
Authors: liveuamap (Language: en)</text:p>
      <text:p text:style-name="P4">
Time: 2023-04-25T14:48:00</text:p>
      <text:p text:style-name="P4">
Location: Dnipro (Latitude:48.46032 Longtitude:35.03906)</text:p>
      <text:p text:style-name="P4">
Videos: []</text:p>
      <text:p text:style-name="P4">
Images: []</text:p>
      <text:p text:style-name="P4">
Tags: ["Europe", "Central and Eastern Europe"]</text:p>
      <text:p text:style-name="P4">
Id: 22558604</text:p>
      <!--METADATA-->
      <text:p text:style-name="P4">
Dnipro, Dnipropetrovsk region(20:46). Red Alert: aerial threat. Sirenssounding. Take cover now!</text:p>
      <text:p text:style-name="P4">
News Collection Link: <text:a xlink:type="simple" xlink:href="https://liveuamap.com/en/2023/25-april-dnipro-dnipropetrovska-oblast2046-reg" text:style-name="Internet_20_link" text:visited-style-name="Visited_20_Internet_20_Link">
https://liveuamap.com/en/2023/25-april-dnipro-dnipropetrovska-oblast2046-reg</text:a>
</text:p>
      <text:p text:style-name="P4">
News Source: <text:a xlink:type="simple" xlink:href="https://t.me/air_alert_ua/43719" text:style-name="Internet_20_link" text:visited-style-name="Visited_20_Internet_20_Link">
https://t.me/air_alert_ua/43719</text:a>
</text:p>
      <!--NEWS-->
      <text:h text:style-name="P10" text:outline-level="1">
<text:span text:style-name="T4">
Explosions were reported in Sloviansk and Kramatorsk</text:span>
</text:h>
      <text:p text:style-name="P4">
Authors: liveuamap (Language: en)</text:p>
      <text:p text:style-name="P4">
Time: 2023-04-25T15:59:11</text:p>
      <text:p text:style-name="P4">
Location: Donetsk Oblast (Latitude:48.73446 Longtitude:37.5856)</text:p>
      <text:p text:style-name="P4">
Videos: []</text:p>
      <text:p text:style-name="P4">
Images: []</text:p>
      <text:p text:style-name="P4">
Tags: []</text:p>
      <text:p text:style-name="P4">
Id: 22558621</text:p>
      <!--METADATA-->
      <text:p text:style-name="P4">
Explosions were reported in Sloviansk and Kramatorsk</text:p>
      <text:p text:style-name="P4">
News Collection Link: <text:a xlink:type="simple" xlink:href="https://liveuamap.com/en/2023/25-april-explosions-were-reported-in-sloviansk-and-kramatorsk" text:style-name="Internet_20_link" text:visited-style-name="Visited_20_Internet_20_Link">
https://liveuamap.com/en/2023/25-april-explosions-were-reported-in-sloviansk-and-kramatorsk</text:a>
</text:p>
      <text:p text:style-name="P4">
News Source: <text:a xlink:type="simple" xlink:href="https://t.me/novosti_donbass24/46003" text:style-name="Internet_20_link" text:visited-style-name="Visited_20_Internet_20_Link">
https://t.me/novosti_donbass24/46003</text:a>
</text:p>
      <!--NEWS-->
      <text:h text:style-name="P10" text:outline-level="1">
<text:span text:style-name="T4">
Air defense is reportedly active in Zaporizhzhia</text:span>
</text:h>
      <text:p text:style-name="P4">
Authors: liveuamap (Language: en)</text:p>
      <text:p text:style-name="P4">
Time: 2023-04-25T16:21:39</text:p>
      <text:p text:style-name="P4">
Location: Zaporizhzhia, Zaporiz'ka oblast (Latitude:47.82111 Longtitude:35.14114)</text:p>
      <text:p text:style-name="P4">
Videos: []</text:p>
      <text:p text:style-name="P4">
Images: []</text:p>
      <text:p text:style-name="P4">
Tags: ["Europe", "Central and Eastern Europe"]</text:p>
      <text:p text:style-name="P4">
Id: 22558622</text:p>
      <!--METADATA-->
      <text:p text:style-name="P4">
Air defense is reportedly active in Zaporizhzhia</text:p>
      <text:p text:style-name="P4">
News Collection Link: <text:a xlink:type="simple" xlink:href="https://liveuamap.com/en/2023/25-april-air-defense-is-reportedly-active-in-zaporizhzhia" text:style-name="Internet_20_link" text:visited-style-name="Visited_20_Internet_20_Link">
https://liveuamap.com/en/2023/25-april-air-defense-is-reportedly-active-in-zaporizhzhia</text:a>
</text:p>
      <text:p text:style-name="P4">
News Source: <text:a xlink:type="simple" xlink:href="https://t.me/war_monitor/6831" text:style-name="Internet_20_link" text:visited-style-name="Visited_20_Internet_20_Link">
https://t.me/war_monitor/6831</text:a>
</text:p>
      <!--NEWS-->
      <text:h text:style-name="P10" text:outline-level="1">
<text:span text:style-name="T4">
An electronic survey on changing the names of a number of streets has begun in Odessa</text:span>
</text:h>
      <text:p text:style-name="P4">
Authors: Ukrinform (Person)</text:p>
      <text:p text:style-name="P4">
Publisher: Укринформ (Organization)</text:p>
      <text:p text:style-name="P4">
Published Time: 2023-04-25T16:22:42+03:00</text:p>
      <text:p text:style-name="P4">
Modified Time: 2023-04-25T16:22:42+03:00</text:p>
      <text:p text:style-name="P4">
Description: In Odessa, an electronic survey on the change of names of a number of streets began on April 25. - Ukrinform.</text:p>
      <text:p text:style-name="P4">
Images: ["<text:a xlink:type="simple" xlink:href="https://static.ukrinform.com/photos/2022_08/thumb_files/630_360_1661448401-566.jpg" text:style-name="Internet_20_link" text:visited-style-name="Visited_20_Internet_20_Link">
630_360_16614...</text:a>
"]</text:p>
      <text:p text:style-name="P4">
Tags: ['Одеса', 'Перейменування', 'Електронне голосування']</text:p>
      <text:p text:style-name="P4">
Type: Article</text:p>
      <!--METADATA-->
      <text:p text:style-name="P4">
<draw:frame draw:style-name="fr1" draw:name="Image56" text:anchor-type="as-char" svg:width="6.9236in" svg:height="3.956343in" draw:z-index="0">
<draw:image xlink:href="../Images/yкринформ/2023-04-25T16-22-42-03-00/630_360_1661448401-566.jpg" xlink:type="simple" xlink:show="embed" xlink:actuate="onLoad" draw:mime-type="image/jpeg"/>
</draw:frame>
In Odessa, on April 25, an electronic survey on changing the names of a number of streets began.</text:p>
      <text:p text:style-name="P4">
This was reported <text:a xlink:type="simple" xlink:href="https://omr.gov.ua/ua/news/232493/" text:style-name="Internet_20_link" text:visited-style-name="Visited_20_Internet_20_Link">
</text:a>
, reports Ukrinform.</text:p>
      <text:p text:style-name="P4">
"From April 25 to June 25, 2023, electronic public development will be held on the renaming of the objects of toponymics of Odessa," - it is said.</text:p>
      <text:p text:style-name="P4">
<text:span text:style-name="T4">
 Read also: </text:span>
 <text:a xlink:type="simple" xlink:href="https://www.ukrinform.ua/rubric-crimea/3700119-kabmin-za-piv-roku-mae-provesti-robotu-iz-perejmenuvanna-toponimiv-u-krimu-cubarov.html" text:style-name="Internet_20_link" text:visited-style-name="Visited_20_Internet_20_Link">
<text:span text:style-name="T4">
 Rename </text:span>
</text:a>
Rename the following streets:</text:p>
      <ul>
        <li>
Lyasevsky Street - Ralley Street; * Zoya Kosmodemyanskaya Street - Muscatna Street; * Zoe Kosmodemyanskaya lane - in Alibane Lane; * Ushakov lane - in the Rieslings Lane; * General Vatutin Street - Kostecka Street; * General Vyshnevsky lane - in Anatra lane; * Krystalovsky Street - to the street Bortniansky composer; * Smolenskaya Street - in Leonid Smolensky Street; * Skvortsova Street - in the picturesque Street; * Lyapunov lane - in the lane of the lapuns; * Nekrasov lane - in Otonevsky lane; * Nakhimova Street - Baryatinsky Lane; * Yelisavetinska Street - University Street; * Decembrist Street - to Minaevsk Street; * Krasnoslobidsky lane - in the lane of Hetman Petro Doroshenko.</li>
      </ul>
      <text:p text:style-name="P4">
Voting is on the "socially active citizen" platform. Odessa residents who have reached eighteen and place of residence of which were registered/declared in the territory of Odessa are involved in the participation of the Odessa.</text:p>
      <text:p text:style-name="P4">
<text:span text:style-name="T4">
 Read also: </text:span>
 <text:a xlink:type="simple" xlink:href="https://www.ukrinform.ua/rubric-society/3699126-pidpisano-sistemnij-dokument-pro-zvilnenna-nasoi-kraini-vid-markeriv-russkogo-mira.html" text:style-name="Internet_20_link" text:visited-style-name="Visited_20_Internet_20_Link">
</text:a>
The City Hall also noted that new names for the streets were elected members of the Historical and Toponymic Commission.</text:p>
      <text:p text:style-name="P4">
As it was reported, in Odessa members of the historical and toponymic commission will be recommended for deputies of the city council to change the names of some streets of the tartar.</text:p>
      <text:p text:style-name="P4">
News Source: <text:a xlink:type="simple" xlink:href="https://www.ukrinform.ua/rubric-regions/3700542-v-odesi-rozpocalosa-elektronne-opituvanna-pro-zminu-nazv-nizki-vulic.html" text:style-name="Internet_20_link" text:visited-style-name="Visited_20_Internet_20_Link">
https://www.ukrinform.ua/rubric-regions/3700542-v-odesi-rozpocalosa-elektronne-opituvanna-pro-zminu-nazv-nizki-vulic.html</text:a>
</text:p>
      <!--NEWS-->
      <text:h text:style-name="P10" text:outline-level="1">
<text:span text:style-name="T4">
The MKIP commission surveyed two more buildings of the Kiev-Pechersk Lavra</text:span>
</text:h>
      <text:p text:style-name="P4">
Authors: Ukrinform (Person)</text:p>
      <text:p text:style-name="P4">
Publisher: Укринформ (Organization)</text:p>
      <text:p text:style-name="P4">
Published Time: 2023-04-25T16:25:25+03:00</text:p>
      <text:p text:style-name="P4">
Modified Time: 2023-04-25T16:25:25+03:00</text:p>
      <text:p text:style-name="P4">
Description: The Commission of the Ministry of Culture and Information Policy on acceptance-transfer of state property inspected and adopted the Brotherly Cells and a warm temple on the territory of the Lower Lavra on the balance of the National Reserve "Kyiv-Pechersk Lavra". - Ukrinform.</text:p>
      <text:p text:style-name="P4">
Images: ["<text:a xlink:type="simple" xlink:href="https://static.ukrinform.com/photos/2021_04/thumb_files/630_360_1618812805-889.jpg" text:style-name="Internet_20_link" text:visited-style-name="Visited_20_Internet_20_Link">
630_360_16188...</text:a>
"]</text:p>
      <text:p text:style-name="P4">
Tags: ['Київська Лавра', 'МКІП ', 'Єдині новини']</text:p>
      <text:p text:style-name="P4">
Type: Article</text:p>
      <!--METADATA-->
      <text:p text:style-name="P4">
<draw:frame draw:style-name="fr1" draw:name="Image57" text:anchor-type="as-char" svg:width="6.9236in" svg:height="3.956343in" draw:z-index="0">
<draw:image xlink:href="../Images/yкринформ/2023-04-25T16-25-25-03-00/630_360_1618812805-889.jpg" xlink:type="simple" xlink:show="embed" xlink:actuate="onLoad" draw:mime-type="image/jpeg"/>
</draw:frame>
The Commission of the Ministry of Culture and Information Policy on acceptance and transmission of state property inspected and admitted to the balance of the National Reserve "Kyiv-Pechersk Lavra" Brotherly Cells and a Warm Temple in the territory of Nizhnyask.</text:p>
      <text:p text:style-name="P4">
This was reported by the Director of the Department of Cultural Heritage MKIP Marynatomin on the broadcasting of the only news, Ukrinform correspondent reports.</text:p>
      <text:p text:style-name="P4">
"We managed to get into two more buildings <text:a xlink:type="simple" xlink:href="https://www.ukrinform.ua/tag-kiivska-lavra" text:style-name="Internet_20_link" text:visited-style-name="Visited_20_Internet_20_Link">
</text:a>
-in the 43rd and 48th. The forty -eighth body is a monument of a national value - a warm temple. At the same time, 43 Corps are made up of brother -in -law - a monument of local importance. And unlike the previous buildings, these were satisfactory. Therefore, they are also taken on a balance sheet, " - said Aavon.</text:p>
      <text:p text:style-name="P4">
Tomin also reminded that according to the results of previous surveys, the Corps such as the 44th, 38th, 37th 112nd were adopted on the balance sheets of the Kyiv-Pechersk Lavra. According to her, the last building "was in a terrible technical condition", at the same time others, except for the gripping of property belonging to outsiders, were in a state.</text:p>
      <text:p text:style-name="P4">
<text:span text:style-name="T4">
 Read also: </text:span>
 <text:a xlink:type="simple" xlink:href="https://www.ukrinform.ua/rubric-culture/3694946-u-lavri-zafiksuvali-rujnuvanna-knizkovogo-skladu-akij-buv-u-koristuvanni-upc-mp-tkacenko.html" text:style-name="Internet_20_link" text:visited-style-name="Visited_20_Internet_20_Link">
<text:span text:style-name="T4">
 Lavri </text:span>
 <text:span text:style-name="T4">
 fixed </text:span>
 <text:span text:style-name="T4">
 Destruction </text:span>
 <text:span text:style-name="T4">
 Book </text:span>
<text:span text:style-name="T5">
 composition </text:span>
<text:span text:style-name="T5">
 </text:span>
<text:span text:style-name="T5">
 </text:span>
<text:span text:style-name="T5">
 What </text:span>
<text:span text:style-name="T5">
 </text:span>
<text:span text:style-name="T5">
 was </text:span>
<text:span text:style-name="T5">
 </text:span>
<text:span text:style-name="T5">
 </text:span>
<text:span text:style-name="T5">
 </text:span>
<text:span text:style-name="T5">
 </text:span>
<text:span text:style-name="T5">
 </text:span>
<text:span text:style-name="T5">
 </text:span>
<text:span text:style-name="T5">
 </text:span>
<text:span text:style-name="T5">
 UOC </text:span>
<text:span text:style-name="T5">
 </text:span>
<text:span text:style-name="T5">
 Tkachenko </text:span>
*</text:a>
As reported, <text:a xlink:type="simple" xlink:href="https://www.ukrinform.ua/rubric-society/3697863-komisia-zmogla-oglanuti-se-tri-pamatki-u-kiivskij-lavri.html" text:style-name="Internet_20_link" text:visited-style-name="Visited_20_Internet_20_Link">
</text:a>
.</text:p>
      <text:p text:style-name="P4">
The Kyiv-Pechersk Lavra National Reserve has announced the termination of a man on lease with the Ukrainian Orthodox Church of the Moscow Patriarchate from March 29, 2023, but for a long time unknown persons <text:a xlink:type="simple" xlink:href="https://www.ukrinform.ua/rubric-society/3695788-nevidomi-zacinaut-primisenna-lavri-zseredini-sob-zavaditi-komisii-mkip.html" text:style-name="Internet_20_link" text:visited-style-name="Visited_20_Internet_20_Link">
</text:a>
and prevented the initiation of the property commission.</text:p>
      <text:p text:style-name="P4">
News Source: <text:a xlink:type="simple" xlink:href="https://www.ukrinform.ua/rubric-society/3700543-komisia-mkip-obstezila-se-dva-korpusi-kievopecerskoi-lavri.html" text:style-name="Internet_20_link" text:visited-style-name="Visited_20_Internet_20_Link">
https://www.ukrinform.ua/rubric-society/3700543-komisia-mkip-obstezila-se-dva-korpusi-kievopecerskoi-lavri.html</text:a>
</text:p>
      <!--NEWS-->
      <text:h text:style-name="P10" text:outline-level="1">
<text:span text:style-name="T4">
Increasing the protected area of the Holosiivsky National Park will help to preserve ecosystems there - experts</text:span>
</text:h>
      <text:p text:style-name="P4">
Authors: Ukrinform (Person)</text:p>
      <text:p text:style-name="P4">
Publisher: Укринформ (Organization)</text:p>
      <text:p text:style-name="P4">
Published Time: 2023-04-25T16:28:21+03:00</text:p>
      <text:p text:style-name="P4">
Modified Time: 2023-04-25T16:28:21+03:00</text:p>
      <text:p text:style-name="P4">
Description: The Ministry of Environmental Protection and Natural Resources of Ukraine approved the project of organization of the territory of the Holosiivsky National Nature Park, which was increased from 12.9% to 20.4%. This should provide even more control and security regime for particularly valuable natural ecosystems and objects. - Ukrinform.</text:p>
      <text:p text:style-name="P4">
Images: ["<text:a xlink:type="simple" xlink:href="https://static.ukrinform.com/photos/2023_04/thumb_files/630_360_1682429209-286.jpg" text:style-name="Internet_20_link" text:visited-style-name="Visited_20_Internet_20_Link">
630_360_16824...</text:a>
", "<text:a xlink:type="simple" xlink:href="https://static.ukrinform.com/photos/2023_04/1682429136-793.jpg" text:style-name="Internet_20_link" text:visited-style-name="Visited_20_Internet_20_Link">
1682429136-79...</text:a>
", "<text:a xlink:type="simple" xlink:href="https://static.ukrinform.com/photos/2023_04/1682429195-722.jpg" text:style-name="Internet_20_link" text:visited-style-name="Visited_20_Internet_20_Link">
1682429195-72...</text:a>
"]</text:p>
      <text:p text:style-name="P4">
Tags: ['Ліс', 'Заповідник', 'Київ']</text:p>
      <text:p text:style-name="P4">
Type: Article</text:p>
      <!--METADATA-->
      <text:p text:style-name="P4">
The Ministry of Environmental Protection and Natural Resources of Ukraine approved the pro -e -organization of the territory of the Holosiivskyi National Nature Park, as a part of the protected area of the park was increased from 12.9% to 20.4%. This should ensure that there is a greater control and security regime for particularly valuable natural ecosystems and volumes.</text:p>
      <text:p text:style-name="P4">
About it at a press conference in Ukrinform in the format of the video, the head of the National Park Andrei Khryutba, who is now located in the Armed Forces, said.</text:p>
      <text:p text:style-name="P4">
“The protected area is enshrined in the static document, at the legislative level, the Park's idiose, regardless of the name, must adhere to the regime of the territory of the decision. That is, there will be no "interesting" economic elements. Also, there are not immune to the "interesting" decisions of the powerful and people who love to look at the elections during the war. The protected area is an area where a person's intervention should be, ”said the cartilage.</text:p>
      <text:p text:style-name="P4">
<text:span text:style-name="T4">
 Read also: </text:span>
 <text:a xlink:type="simple" xlink:href="https://www.ukrinform.ua/rubric-society/3699287-mkip-stvorilo-komisii-po-perevirci-vikoristanna-obektiv-pocaivskoi-lavri-tkacenko.html" text:style-name="Internet_20_link" text:visited-style-name="Visited_20_Internet_20_Link">
</text:a>
As the director of the Department of Nature Fund and Land Resources of the Ministry of Environmental and Natural Resources Edward Arustamyan noted at the press conference, more than 1.5 thousand species of plants and mushrooms grow in the territory of Holosiivskyi National Park, more than 90 species The Red Book of Ukraine, 6 species included in the Red List of the International Union of Nature Conservation, 10 species are protected by the Bern, 17 species are included in the Washington Convention, 6333 of the plants are subject to special protection within the city of Kyiv. Also in Parkzazazauristed 22 thousand species of vertebrates and invertebrates, of which the large part is listed in the Red Book.</text:p>
      <text:p text:style-name="P4">
“This is a very brief description of what is called biodiversity, what retains and restores the Holosiivsky National Park. The preservation of this natural rise is the main task of the protected area. Nature is also preserved in other functional areas, but the protected area is key to preserving a variety, ”Arustamyan emphasized.</text:p>
      <text:p text:style-name="P4">
<draw:frame draw:style-name="fr1" draw:name="Image59" text:anchor-type="as-char" svg:width="6.9236in" svg:height="4.615733in" draw:z-index="0">
<draw:image xlink:href="../Images/yкринформ/2023-04-25T16-28-21-03-00/1682429136-793.jpg" xlink:type="simple" xlink:show="embed" xlink:actuate="onLoad" draw:mime-type="image/jpeg"/>
</draw:frame>
</text:p>
      <text:p text:style-name="P4">
<text:span text:style-name="T4">
 Read also: </text:span>
 <text:a xlink:type="simple" xlink:href="https://www.ukrinform.ua/rubric-society/3698262-ocilnik-zapovidnika-kievopecerska-lavra-rozpoviv-pro-robotu-komisii-mkip.html" text:style-name="Internet_20_link" text:visited-style-name="Visited_20_Internet_20_Link">
<text:span text:style-name="T4">
 command </text:span>
</text:a>
As Arustamyan added, in 2022, the Mindamyan approved pro -eclinations of territories and for other national parks - Tuzlsky estuaries, the disposable zone was 37.3% of the territories, Sininora - 20.1%, Kivertsi National Park “Tsumanskaya Pushcha,” 2%. This year, the project of reorganization of the territory of the territory of the nationist National Park was approved, where the protected area will be 38%.</text:p>
      <text:p text:style-name="P4">
At the same time, as the Wildlife Defender Mikhailopogrebsky noted at the press conference, the Holosiivskyi National Park needs constant protection, given that there are threats to its territorial integrity.</text:p>
      <text:p text:style-name="P4">
"On the one hand we are happy to increase the protected area with the most strict regime(Regarding economic activity - ed.)On the other, we run the risk of getting the huge arrays of the National Park. Territorial threats to the park can be divided into two categories: illegal or contested in the courts of certain local self -government bodies or illegal decisions of state registrars for registration of real estate objects or land in the park. And the second category: it is a pure crime, you have a landing of land, ”said Pogrebsky.</text:p>
      <text:p text:style-name="P4">
<draw:frame draw:style-name="fr1" draw:name="Image60" text:anchor-type="as-char" svg:width="6.9236in" svg:height="4.615733in" draw:z-index="0">
<draw:image xlink:href="../Images/yкринформ/2023-04-25T16-28-21-03-00/1682429195-722.jpg" xlink:type="simple" xlink:show="embed" xlink:actuate="onLoad" draw:mime-type="image/jpeg"/>
</draw:frame>
As an example, he cited the Belichansky Forest, where there are territorial claims from the side of the Kiev region on part of the territory of the National Park, in particular the decision of the Buschansky settlement council on the expansion of Kotsyubynsky networks by 23 thousand hectares. The activist's foundations, 80% of this territory are the Holosiivskyi National Park. In addition, the Belicansky forest by the decision of the Kyiv Regional Council is included in the boundaries of perspective development of the Kyiv region, which carries the risks of building natural terminations.</text:p>
      <text:p text:style-name="P4">
The National Park also contains cases of self -capture of land, and the previous cultivation of the National Park has made illegal recreational agreements with the entities that have seized the areas and a number of other threats to capture.</text:p>
      <text:p text:style-name="P4">
In turn, the representative of the Holosiivsky National Nature Park Oleggodin noted that the National Park had already prepared several petitions for expanding the territory, one of them has already been approved by Mindovquil.</text:p>
      <text:p text:style-name="P4">
News Source: <text:a xlink:type="simple" xlink:href="https://www.ukrinform.ua/rubric-kyiv/3700546-zbilsenna-zapovidnoi-zoni-nacparku-golosiivskij-spriatime-zberezennu-tam-ekosistem-eksperti.html" text:style-name="Internet_20_link" text:visited-style-name="Visited_20_Internet_20_Link">
https://www.ukrinform.ua/rubric-kyiv/3700546-zbilsenna-zapovidnoi-zoni-nacparku-golosiivskij-spriatime-zberezennu-tam-ekosistem-eksperti.html</text:a>
</text:p>
      <!--NEWS-->
      <text:h text:style-name="P10" text:outline-level="1">
<text:span text:style-name="T4">
In Kropyvnytskyi, a new chairman of the regional council was elected</text:span>
</text:h>
      <text:p text:style-name="P4">
Authors: Ukrinform (Person)</text:p>
      <text:p text:style-name="P4">
Publisher: Укринформ (Organization)</text:p>
      <text:p text:style-name="P4">
Published Time: 2023-04-25T16:29:00+03:00</text:p>
      <text:p text:style-name="P4">
Modified Time: 2023-04-25T16:29:00+03:00</text:p>
      <text:p text:style-name="P4">
Description: On Tuesday, April 25, a new chairman of the Kirovograd Regional Council - the deputy Yuri Drozda was elected in Kropyvnytskyi. - Ukrinform.</text:p>
      <text:p text:style-name="P4">
Images: ["<text:a xlink:type="simple" xlink:href="https://static.ukrinform.com/photos/2023_04/thumb_files/630_360_1682428036-991.jpg" text:style-name="Internet_20_link" text:visited-style-name="Visited_20_Internet_20_Link">
630_360_16824...</text:a>
"]</text:p>
      <text:p text:style-name="P4">
Tags: ['Кропивницький', 'Облрада']</text:p>
      <text:p text:style-name="P4">
Type: Article</text:p>
      <!--METADATA-->
      <text:p text:style-name="P4">
<draw:frame draw:style-name="fr1" draw:name="Image61" text:anchor-type="as-char" svg:width="6.9236in" svg:height="3.956343in" draw:z-index="0">
<draw:image xlink:href="../Images/yкринформ/2023-04-25T16-29-00-03-00/630_360_1682428036-991.jpg" xlink:type="simple" xlink:show="embed" xlink:actuate="onLoad" draw:mime-type="image/jpeg"/>
</draw:frame>
Inverter, on April 25, a new chairman of the Kirovograd regional council - MP Yuri Drozda was elected in Kropyvnytskyi.</text:p>
      <text:p text:style-name="P4">
According to the Ukrinform correspondent, such a decision by a majority vote made deputies of the regional council for an extraordinary session.</text:p>
      <text:p text:style-name="P4">
"37 deputies voted for", three - "against", abstained - 0.</text:p>
      <text:p text:style-name="P4">
Earlier in <text:a xlink:type="simple" xlink:href="https://www.ukrinform.ua/tag-kropivnickij" text:style-name="Internet_20_link" text:visited-style-name="Visited_20_Internet_20_Link">
</text:a>
Deputies of the Regional Council of the About Session by secret ballot by most <text:a xlink:type="simple" xlink:href="https://www.ukrinform.ua/rubric-regions/3700498-kropivnicka-oblrada-na-pozacergovij-sesii-progolosuvala-za-zvilnenna-golovi.html" text:style-name="Internet_20_link" text:visited-style-name="Visited_20_Internet_20_Link">
</text:a>
<text:span text:style-name="T4">
 Read also: </text:span>
 <text:a xlink:type="simple" xlink:href="https://www.ukrinform.ua/rubric-polytics/3700544-urad-proviv-kadrovi-zmini-u-mindovkilla.html" text:style-name="Internet_20_link" text:visited-style-name="Visited_20_Internet_20_Link">
<text:span text:style-name="T4">
 Government </text:span>
</text:a>
Yuri Drozd received a degree in the Candidate of Law, his time has received the title of police colonel, and until 2011 he worked as a Vice-Rector of Score Economic Issues and Logistics at the Legal Institute. After closing the institute, he retired and opened APS-Kirovograd LLC, which provides fire and security services. For the first time, he received a mandate in 2020, when he was elected to the Regional Council from the Servanarod Party.</text:p>
      <text:p text:style-name="P4">
News Source: <text:a xlink:type="simple" xlink:href="https://www.ukrinform.ua/rubric-regions/3700549-u-kropivnickomu-obrali-novogo-golovu-oblasnoi-radi.html" text:style-name="Internet_20_link" text:visited-style-name="Visited_20_Internet_20_Link">
https://www.ukrinform.ua/rubric-regions/3700549-u-kropivnickomu-obrali-novogo-golovu-oblasnoi-radi.html</text:a>
</text:p>
      <!--NEWS-->
      <text:h text:style-name="P10" text:outline-level="1">
<text:span text:style-name="T4">
Direct budget support from the EU this year reached € 6 billion - Ministry of Finance</text:span>
</text:h>
      <text:p text:style-name="P4">
Authors: Ukrinform (Person)</text:p>
      <text:p text:style-name="P4">
Publisher: Укринформ (Organization)</text:p>
      <text:p text:style-name="P4">
Published Time: 2023-04-25T16:31:21+03:00</text:p>
      <text:p text:style-name="P4">
Modified Time: 2023-04-25T16:31:21+03:00</text:p>
      <text:p text:style-name="P4">
Description: Since the beginning of 2023, Ukraine received 6 billion euros as part of a large -scale assistance from the European Union. - Ukrinform.</text:p>
      <text:p text:style-name="P4">
Images: ["<text:a xlink:type="simple" xlink:href="https://static.ukrinform.com/photos/2023_01/thumb_files/630_360_1673967567-899.jpg" text:style-name="Internet_20_link" text:visited-style-name="Visited_20_Internet_20_Link">
630_360_16739...</text:a>
"]</text:p>
      <text:p text:style-name="P4">
Tags: ['Бюджет', 'Мінфін', 'Гроші', 'допомога']</text:p>
      <text:p text:style-name="P4">
Type: Article</text:p>
      <!--METADATA-->
      <text:p text:style-name="P4">
<draw:frame draw:style-name="fr1" draw:name="Image62" text:anchor-type="as-char" svg:width="6.9236in" svg:height="3.956343in" draw:z-index="0">
<draw:image xlink:href="../Images/yкринформ/2023-04-25T16-31-21-03-00/630_360_1673967567-899.jpg" xlink:type="simple" xlink:show="embed" xlink:actuate="onLoad" draw:mime-type="image/jpeg"/>
</draw:frame>
Ukraine, in the early 2023, received 6 billion euros as part of a large -scale assistance from the Video Union.</text:p>
      <text:p text:style-name="P4">
According to Ukrinform, the Ministry of Finance's press service in [] reports(https://www.facebook.com/minfin.gov.ua/posts/pfbid0LRkZr8tUoxDinvjeQiFErYKaMhgFKW1T6MPmfVtfV1eCa8HMikzndZcUTbr3bfkfl)It is noted that on April 25 <text:a xlink:type="simple" xlink:href="https://www.ukrinform.ua/rubric-economy/3700364-evrosouz-vidiliv-ukraini-se-15-milarda-makrofinansovoi-dopomogi.html" text:style-name="Internet_20_link" text:visited-style-name="Visited_20_Internet_20_Link">
</text:a>
as part of large -scale macro -financial assistance for 2023. Thus, direct budget support from the EU in 2023 reached 6 billion euros. The total amount of preferential funding from the EU under the specified program reaches EUR 188 billion.</text:p>
      <text:p text:style-name="P4">
“During the first four months of 2023, Ukraine received the largest amount of financial aid from <text:a xlink:type="simple" xlink:href="https://www.ukrinform.ua/tag-evrosouz" text:style-name="Internet_20_link" text:visited-style-name="Visited_20_Internet_20_Link">
</text:a>
.Dear colleagues from the EU for the support of Ukraine and the consistency of irrymia in providing funds, which helps in a timely and full volume of the state budget this year, ” - said the Minister of Finance of Ukraine Sergiy Marchenko.</text:p>
      <text:p text:style-name="P4">
<text:span text:style-name="T4">
 Read also: </text:span>
 <text:a xlink:type="simple" xlink:href="https://www.ukrinform.ua/rubric-economy/3697098-ukraina-ocikue-cogoric-na-42-milardi-finansovoi-dopomogi-nacbank.html" text:style-name="Internet_20_link" text:visited-style-name="Visited_20_Internet_20_Link">
</text:a>
As it was reported, the Council of the European Union on December 10, 2022 supported the proposal of the European Commission on <text:a xlink:type="simple" xlink:href="https://www.ukrinform.ua/rubric-economy/3635389-rada-es-oficijno-zatverdila-makrofinansovu-dopomogu-dla-ukraini.html" text:style-name="Internet_20_link" text:visited-style-name="Visited_20_Internet_20_Link">
</text:a>
. The new macro -financial assistance program for Ukraine will be EUR18 billion. It is expected that preferential borrowing will receive the state budget during 2023 uniform parts, taking into account the fulfillment of the conditions agreed by Ukraine. Ukraine and the EU signed a memorial on mutual understanding of providing 18 billion euros of macro -financial assistance.</text:p>
      <text:p text:style-name="P4">
January 17 <text:a xlink:type="simple" xlink:href="https://www.ukrinform.ua/rubric-economy/3654259-ukraina-otrimala-3-milardi-makrofinansovoi-dopomogi-vid-es.html" text:style-name="Internet_20_link" text:visited-style-name="Visited_20_Internet_20_Link">
</text:a>
Within the framework of the Maxro -Financial Assistance Program. The second tranche of EUR 1.5 billion was allocated.</text:p>
      <text:p text:style-name="P4">
News Source: <text:a xlink:type="simple" xlink:href="https://www.ukrinform.ua/rubric-economy/3700547-prama-budzetna-pidtrimka-vid-es-cogoric-sagnula-6-milardiv-minfin.html" text:style-name="Internet_20_link" text:visited-style-name="Visited_20_Internet_20_Link">
https://www.ukrinform.ua/rubric-economy/3700547-prama-budzetna-pidtrimka-vid-es-cogoric-sagnula-6-milardiv-minfin.html</text:a>
</text:p>
      <!--NEWS-->
      <text:h text:style-name="P10" text:outline-level="1">
<text:span text:style-name="T4">
In Mykolaiv region, a representative of the religious community was exposed, which justified the armed aggression of the Russian Federation</text:span>
</text:h>
      <text:p text:style-name="P4">
Authors: Ukrinform (Person)</text:p>
      <text:p text:style-name="P4">
Publisher: Укринформ (Organization)</text:p>
      <text:p text:style-name="P4">
Published Time: 2023-04-25T16:31:33+03:00</text:p>
      <text:p text:style-name="P4">
Modified Time: 2023-04-25T16:31:33+03:00</text:p>
      <text:p text:style-name="P4">
Description: In Mykolaiv region a local resident was exposed, which, as a representative of one of the religious communities, justified the armed aggression of the Russian Federation. - Ukrinform.</text:p>
      <text:p text:style-name="P4">
Images: ["<text:a xlink:type="simple" xlink:href="https://static.ukrinform.com/photos/2023_04/thumb_files/630_360_1682429405-530.jpg" text:style-name="Internet_20_link" text:visited-style-name="Visited_20_Internet_20_Link">
630_360_16824...</text:a>
"]</text:p>
      <text:p text:style-name="P4">
Tags: ['Миколаївщина', 'Прокуратура', 'Війна з росією']</text:p>
      <text:p text:style-name="P4">
Type: Article</text:p>
      <!--METADATA-->
      <text:p text:style-name="P4">
<draw:frame draw:style-name="fr1" draw:name="Image63" text:anchor-type="as-char" svg:width="6.9236in" svg:height="3.956343in" draw:z-index="0">
<draw:image xlink:href="../Images/yкринформ/2023-04-25T16-31-33-03-00/630_360_1682429405-530.jpg" xlink:type="simple" xlink:show="embed" xlink:actuate="onLoad" draw:mime-type="image/jpeg"/>
</draw:frame>
The local resident was exposed by the local resident, who, as a representative of one of the religious communities, justified the armed aggression of the Russian Federation.</text:p>
      <text:p text:style-name="P4">
This was reported by the Nikolaev regional prosecutor's office in <text:a xlink:type="simple" xlink:href="https://t.me/mykprok/2465" text:style-name="Internet_20_link" text:visited-style-name="Visited_20_Internet_20_Link">
</text:a>
, reports Ukrinform</text:p>
      <text:p text:style-name="P4">
«Informed of suspicion residents of one of the territorial communities ofkolaivskyi district on the spread of materials that contain the justification of armed aggression of the Russian Federation against Ukraine, as well as the glorification of persons who carry out such aggression(Part 2 of Art. 436-2 of the Criminal Code of Ukraine)”, - the testimony reads.</text:p>
      <text:p text:style-name="P4">
<text:span text:style-name="T4">
 Read also: </text:span>
 <text:a xlink:type="simple" xlink:href="https://www.ukrinform.ua/rubric-society/3700198-prokuratura-vimagae-vzati-mera-odesi-truhanova-pid-vartu-za-miljonni-roztrati.html" text:style-name="Internet_20_link" text:visited-style-name="Visited_20_Internet_20_Link">
<text:span text:style-name="T4">
 Procrat </text:span>
</text:a>
According to the investigation, the suspect, who is a representative of one of the religious communities of Mykolaiv region, did not accept state power in Ukraine.</text:p>
      <text:p text:style-name="P4">
During 2022, based on ideological motifs, in private chats for the internet-makers of "Viber" and "Telegram", it distributed the mediocre of familiar video. They contained justification, recognition of the right and denial of armed aggression of the Russian Federation against Ukraine. Video glorified persons who are aggression against our country, started in 2014.</text:p>
      <text:p text:style-name="P4">
<text:span text:style-name="T4">
 Read also: </text:span>
 <text:a xlink:type="simple" xlink:href="https://www.ukrinform.ua/rubric-ato/3699027-sbu-vikrila-z-pocatku-povnomasstabnoi-vijni-ponad-300-zradnikiv-maluk.html" text:style-name="Internet_20_link" text:visited-style-name="Visited_20_Internet_20_Link">
</text:a>
It was reported that a resident of Nikolaev was detained, who collected and sells, left by Russian troops at the locations of the Russian Federation.</text:p>
      <text:p text:style-name="P4">
News Source: <text:a xlink:type="simple" xlink:href="https://www.ukrinform.ua/rubric-regions/3700548-na-mikolaivsini-vikrili-predstavnicu-religijnoi-gromadi-aka-vipravdovuvala-zbrojnu-agresiu-rf.html" text:style-name="Internet_20_link" text:visited-style-name="Visited_20_Internet_20_Link">
https://www.ukrinform.ua/rubric-regions/3700548-na-mikolaivsini-vikrili-predstavnicu-religijnoi-gromadi-aka-vipravdovuvala-zbrojnu-agresiu-rf.html</text:a>
</text:p>
      <!--NEWS-->
      <text:h text:style-name="P10" text:outline-level="1">
<text:span text:style-name="T4">
SESU requires at least 60 machines of mechanized demining</text:span>
</text:h>
      <text:p text:style-name="P4">
Authors: Ukrinform (Person)</text:p>
      <text:p text:style-name="P4">
Publisher: Укринформ (Organization)</text:p>
      <text:p text:style-name="P4">
Published Time: 2023-04-25T16:33:00+03:00</text:p>
      <text:p text:style-name="P4">
Modified Time: 2023-04-25T16:33:00+03:00</text:p>
      <text:p text:style-name="P4">
Description: The State Emergency Service requires up to 60 machines of mechanized demining at the initial stage of the process of neutralizing explosive objects. - Ukrinform.</text:p>
      <text:p text:style-name="P4">
Images: ["<text:a xlink:type="simple" xlink:href="https://static.ukrinform.com/photos/2021_11/thumb_files/630_360_1636709213-977.jpg" text:style-name="Internet_20_link" text:visited-style-name="Visited_20_Internet_20_Link">
630_360_16367...</text:a>
"]</text:p>
      <text:p text:style-name="P4">
Tags: ['Автомобіль', 'ДСНС', 'Розмінування', 'Крук']</text:p>
      <text:p text:style-name="P4">
Type: Article</text:p>
      <!--METADATA-->
      <text:p text:style-name="P4">
<draw:frame draw:style-name="fr1" draw:name="Image64" text:anchor-type="as-char" svg:width="6.9236in" svg:height="3.956343in" draw:z-index="0">
<draw:image xlink:href="../Images/yкринформ/2023-04-25T16-33-00-03-00/630_360_1636709213-977.jpg" xlink:type="simple" xlink:show="embed" xlink:actuate="onLoad" draw:mime-type="image/jpeg"/>
</draw:frame>
The state -emergency person needs up to 60 machines of mechanized change at the initial stage of the process of neutralizing explosive subjects.</text:p>
      <text:p text:style-name="P4">
This was stated in the comment by Ukrinform Sergey Kruk.</text:p>
      <text:p text:style-name="P4">
“Mechanical demining machines are extremely important for us, it simplifies the demining procedure, accelerates this process and provides our rescuers. We need them at the initial stage from 50 to 60, ”he said.</text:p>
      <text:p text:style-name="P4">
According to Kruk, <text:a xlink:type="simple" xlink:href="https://www.ukrinform.ua/tag-dsns" text:style-name="Internet_20_link" text:visited-style-name="Visited_20_Internet_20_Link">
</text:a>
Collaborates with Buffett Foundation. The Head of the Civil Service noted that the American investor supports Ukrainian rescuers and helps them, and not only machined mechanized mine.</text:p>
      <text:p text:style-name="P4">
“But speaking about these machines that pass from the Buffett Fund, there were already 2 such machines tortoned, and they operate in the territory of the Herson region. Literally, two more mechanized vehicles have been arrived, which also provided this fund, ”Kruk added.</text:p>
      <text:p text:style-name="P4">
According to him, the SESA expects four more, which will work in the rescue service in the next period. "In parallel, we are conducting training on these machines," Kruk said.</text:p>
      <text:p text:style-name="P4">
<text:span text:style-name="T4">
 Read also: </text:span>
 <text:a xlink:type="simple" xlink:href="https://www.ukrinform.ua/rubric-society/3700481-aponski-partneri-peredali-ratuvalnikam-sist-kranivvantazivok.html" text:style-name="Internet_20_link" text:visited-style-name="Visited_20_Internet_20_Link">
<text:span text:style-name="T4">
 Japanese </text:span>
 <text:span text:style-name="T4">
 partners </text:span>
 <text:span text:style-name="T4">
 </text:span>
 transferred <text:span text:style-name="T4">
 </text:span>
 <text:span text:style-name="T4">
 to rescuers </text:span>
<text:span text:style-name="T4">
 six </text:span>
 <text:span text:style-name="T4">
 </text:span>
 cranes <text:span text:style-name="T4">
 </text:span>
 <text:span text:style-name="T4">
 trucks </text:span>
</text:a>
The Ministry of Economy of Ukraine suggested that Japan consider the organizations of cooperation of Japanese and Ukrainian manufacturers of technique for differentiation.</text:p>
      <text:p text:style-name="P4">
“I want to offer, if possible, with the help of the Embassy of Japan to organize production cooperation between Japanese and Ukrainian manufacturers of specialized equipment(for mine - ed.)", - said Deputy Ministers Igor Fomenko during a ceremony of transfer to the rescuers of the Humdors of Nakyev region.</text:p>
      <text:p text:style-name="P4">
According to him, the ministry considers three directions of application of the following technique: heavy equipment for directly mine, equipment for the transport of explosive objects and equipment related to the transportation of sappers, etc.</text:p>
      <text:p text:style-name="P4">
“We understand that military, dual -purpose products, which are separate restrictions, in particular, the political component. That is why Ukrainian entrepreneurs and businesses to join in order to accomplish this task together, ”he said.For his part, Japan Ambassador to Ukraine Matzuda Kuninory stated that it is necessary to think how Ukraine and Japan can cooperate and develop some new equipment for mine.</text:p>
      <text:p text:style-name="P4">
According to the diplomat, now a lot of attention should be paid to the mine -agricultural territories. "Because what concerns agro -cultural production, Ukraine is occupying a place in the world in the world," he said.</text:p>
      <text:p text:style-name="P4">
As reported by Ukrinform, the Howard Buffett Foundation <text:a xlink:type="simple" xlink:href="https://www.ukrinform.ua/rubric-society/3696214-fond-govarda-baffeta-peredav-dsns-pikapi-metalodetektori-i-sluzbovih-sobak.html" text:style-name="Internet_20_link" text:visited-style-name="Visited_20_Internet_20_Link">
</text:a>
12 pickups, metal detectors and mine-search dogs.</text:p>
      <text:p text:style-name="P4">
<text:span text:style-name="T5">
Foto: SNNS</text:span>
</text:p>
      <text:p text:style-name="P4">
News Source: <text:a xlink:type="simple" xlink:href="https://www.ukrinform.ua/rubric-society/3700550-dsns-potrebue-sonajmense-60-masin-mehanizovanogo-rozminuvanna.html" text:style-name="Internet_20_link" text:visited-style-name="Visited_20_Internet_20_Link">
https://www.ukrinform.ua/rubric-society/3700550-dsns-potrebue-sonajmense-60-masin-mehanizovanogo-rozminuvanna.html</text:a>
</text:p>
      <!--NEWS-->
      <text:h text:style-name="P10" text:outline-level="1">
<text:span text:style-name="T4">
The movie "Butterfly Vision" has already collected more than half a million hryvnia</text:span>
</text:h>
      <text:p text:style-name="P4">
Authors: Ukrinform (Person)</text:p>
      <text:p text:style-name="P4">
Publisher: Укринформ (Organization)</text:p>
      <text:p text:style-name="P4">
Published Time: 2023-04-25T16:35:25+03:00</text:p>
      <text:p text:style-name="P4">
Modified Time: 2023-04-25T16:35:25+03:00</text:p>
      <text:p text:style-name="P4">
Description: The cash collection of the Ukrainian butterfly's vision for three rolled weeks reached UAH 525 074. - Ukrinform.</text:p>
      <text:p text:style-name="P4">
Images: ["<text:a xlink:type="simple" xlink:href="https://static.ukrinform.com/photos/2020_09/thumb_files/630_360_1600967980-451.jpg" text:style-name="Internet_20_link" text:visited-style-name="Visited_20_Internet_20_Link">
630_360_16009...</text:a>
", "<text:a xlink:type="simple" xlink:href="https://static.ukrinform.com/photos/2023_04/1682429588-138.jpeg" text:style-name="Internet_20_link" text:visited-style-name="Visited_20_Internet_20_Link">
1682429588-13...</text:a>
"]</text:p>
      <text:p text:style-name="P4">
Tags: ['Держкіно', 'Режисер', 'фільм']</text:p>
      <text:p text:style-name="P4">
Type: Article</text:p>
      <!--METADATA-->
      <text:p text:style-name="P4">
<draw:frame draw:style-name="fr1" draw:name="Image65" text:anchor-type="as-char" svg:width="6.9236in" svg:height="3.956343in" draw:z-index="0">
<draw:image xlink:href="../Images/yкринформ/2023-04-25T16-35-25-03-00/630_360_1600967980-451.jpg" xlink:type="simple" xlink:show="embed" xlink:actuate="onLoad" draw:mime-type="image/jpeg"/>
</draw:frame>
The casserole of the Ukrainian tape "The Vision of the Butterfly" for three weekends reached 525 074 hryvnias.</text:p>
      <text:p text:style-name="P4">
As Ukrinform reports, it reports <text:a xlink:type="simple" xlink:href="https://usfa.gov.ua/press-center/za-try-vikendy-u-kino-zagalnyy-boks-ofis-strichky-bachennya-metelyka-sklav-525-074-gryven-i12896" text:style-name="Internet_20_link" text:visited-style-name="Visited_20_Internet_20_Link">
</text:a>
.</text:p>
      <text:p text:style-name="P4">
"Butterfly Vision" is a full -length workpiece of the director Maximacone. He wrote the script of the film together with the writer and director Iryna Tsylik. The actress of Rita Burkovskaya appeared in the lead role. One of the key heroes of the picture was performed by the famous playwright Natalka Vorozhbit, " - said the message.</text:p>
      <text:p text:style-name="P4">
<draw:frame draw:style-name="fr1" draw:name="Image66" text:anchor-type="as-char" svg:width="6.9236in" svg:height="6.9236in" draw:z-index="0">
<draw:image xlink:href="../Images/yкринформ/2023-04-25T16-35-25-03-00/1682429588-138.jpeg" xlink:type="simple" xlink:show="embed" xlink:actuate="onLoad" draw:mime-type="image/jpeg"/>
</draw:frame>
The film tells about the airborne with the call sign "butterfly", which returns from the ground. She is waiting for relatives, friends, brothers and beloved, but new life is also accepted by new challenges.</text:p>
      <text:p text:style-name="P4">
<text:span text:style-name="T4">
 Read also: </text:span>
 <text:a xlink:type="simple" xlink:href="https://www.ukrinform.ua/rubric-culture/3700539-stricku-luksemburg-luksemburg-vze-pereglanuli-majze-100-tisac-gladaciv.html" text:style-name="Internet_20_link" text:visited-style-name="Visited_20_Internet_20_Link">
</text:a>
The tape was created with the support of Derzhkino, Eurimages, the Czech Film Fund, the Croatian Audiovisual Center, the Swedish Film Institute, the Ukrainian Cultural Fund and the Ukrainian Institute.</text:p>
      <text:p text:style-name="P4">
As it was reported, Maxim Konechny's tape - "Butterfly's vision" was released on April 6.</text:p>
      <text:p text:style-name="P4">
News Source: <text:a xlink:type="simple" xlink:href="https://www.ukrinform.ua/rubric-culture/3700551-film-bacenna-metelika-vze-zibrav-u-prokati-ponad-piv-miljona-griven.html" text:style-name="Internet_20_link" text:visited-style-name="Visited_20_Internet_20_Link">
https://www.ukrinform.ua/rubric-culture/3700551-film-bacenna-metelika-vze-zibrav-u-prokati-ponad-piv-miljona-griven.html</text:a>
</text:p>
      <!--NEWS-->
      <text:h text:style-name="P10" text:outline-level="1">
<text:span text:style-name="T4">
Adaptation to EU norms: Zelensky signed a law to simplify internal air transportation</text:span>
</text:h>
      <text:p text:style-name="P4">
Authors: Ukrinform (Person)</text:p>
      <text:p text:style-name="P4">
Publisher: Укринформ (Organization)</text:p>
      <text:p text:style-name="P4">
Published Time: 2023-04-25T16:43:49+03:00</text:p>
      <text:p text:style-name="P4">
Modified Time: 2023-04-25T16:43:49+03:00</text:p>
      <text:p text:style-name="P4">
Description: Президент України Володимир Зеленський підписав євроінтеграційний закон, який спрощує державне регулювання авіаційної галузі та створює передумови для якнайшвидшого відновлення діяльності вітчизняних авіаперевізників та аеродромів. — Укрінформ.</text:p>
      <text:p text:style-name="P4">
Images: ["<text:a xlink:type="simple" xlink:href="https://static.ukrinform.com/photos/2022_09/thumb_files/630_360_1664387283-922.jpg" text:style-name="Internet_20_link" text:visited-style-name="Visited_20_Internet_20_Link">
630_360_16643...</text:a>
"]</text:p>
      <text:p text:style-name="P4">
Tags: ['Авіація', 'Закон', 'Зеленський']</text:p>
      <text:p text:style-name="P4">
Type: Article</text:p>
      <!--METADATA-->
      <text:p text:style-name="P4">
<draw:frame draw:style-name="fr1" draw:name="Image67" text:anchor-type="as-char" svg:width="6.9236in" svg:height="3.956343in" draw:z-index="0">
<draw:image xlink:href="../Images/yкринформ/2023-04-25T16-43-49-03-00/630_360_1664387283-922.jpg" xlink:type="simple" xlink:show="embed" xlink:actuate="onLoad" draw:mime-type="image/jpeg"/>
</draw:frame>
President of Ukraine Volodymyr Zelensky has signed a European integration law that simplifies the state regulation of the aviation industry and creates the preconditions for the speedy restoration of the activities of domestic carriers and airfields.</text:p>
      <text:p text:style-name="P4">
About it reports Ukrinform with reference to the press service of the Ministry of Development of Society, Territories and Infrastructure of Ukraine in <text:a xlink:type="simple" xlink:href="https://www.facebook.com/MinInfra.UA/posts/pfbid02W2cXJKP98gcqbq4EgPZ1zm6NrjJzD5Hg8YuBqH4nTzddx4zPUoAPPedJhCkeA2cjl" text:style-name="Internet_20_link" text:visited-style-name="Visited_20_Internet_20_Link">
</text:a>
.</text:p>
      <text:p text:style-name="P4">
«Лише одна з чотирьох пасажирських вітчизняних авіакомпаній продовжуєпрацювати за кордоном. Відновлення галузі потребує рішень уже сьогодні, щобкомпанії, які готові будуть літати в Україні одразу після нашої перемоги,працювали вже за оновленими правилами. Ухвалений закон – про можливості длямаксимально швидкого відновлення авіасполучення, як тільки це дозволитьбезпекова складова», - наголосили в міністерстві.</text:p>
      <text:p text:style-name="P4">
Документ спрощує процедури видачі сертифіката льотної придатності і дозволу навиконання польотів для окремих імпортованих в Україну повітряних суден.</text:p>
      <text:p text:style-name="P4">
Тобто, якщо літак сертифіковано в Європейській агенції безпеки авіації (EASA), then you do not need to re -certify in Ukraine.</text:p>
      <text:p text:style-name="P4">
In addition, Ukrainian air carriers now do not need to receive the rights of air lines to perform regular air transportation in the country and abroad. Just as for charter transportation in Ukraine. Obtaining a similar permit is not provided in the EU countries, said the ministry.</text:p>
      <text:p text:style-name="P4">
<text:span text:style-name="T4">
 Read also: </text:span>
 <text:a xlink:type="simple" xlink:href="https://www.ukrinform.ua/rubric-society/3700482-poloti-civilnoi-aviacii-vidnovlat-sojno-dozvolatime-bezpekova-situacia-kubrakov.html" text:style-name="Internet_20_link" text:visited-style-name="Visited_20_Internet_20_Link">
<text:span text:style-name="T4">
 aviation </text:span>
</text:a>
The law also provides for the transition to the declarative principle of conformity with enterprises and organizations that carry out land maintenance of civil aviation. Earlier, in order for the company to work the altercation of the airport, it was necessary to undergo a certification, which occupied from 3 to 6 months. The changes abolish the need for certification, instead, it is necessary to submit a package of documents, which confirms compliance with the requirements of the legislation.</text:p>
      <text:p text:style-name="P4">
The changes also exclude the provisions on the need for certification of entities providing agency services for the sale of air transportation. This norm also applies to entities that are prepared by personnel for the organization of air transportation.</text:p>
      <text:p text:style-name="P4">
News Source: <text:a xlink:type="simple" xlink:href="https://www.ukrinform.ua/rubric-economy/3700554-adaptacia-do-norm-es-zelenskij-pidpisav-zakon-dla-sprosenna-vnutrisnih-aviaperevezen.html" text:style-name="Internet_20_link" text:visited-style-name="Visited_20_Internet_20_Link">
https://www.ukrinform.ua/rubric-economy/3700554-adaptacia-do-norm-es-zelenskij-pidpisav-zakon-dla-sprosenna-vnutrisnih-aviaperevezen.html</text:a>
</text:p>
      <!--NEWS-->
      <text:h text:style-name="P10" text:outline-level="1">
<text:span text:style-name="T4">
In Ukraine, quarantine was continued through Covid-19 by July</text:span>
</text:h>
      <text:p text:style-name="P4">
Authors: Ukrinform (Person)</text:p>
      <text:p text:style-name="P4">
Publisher: Укринформ (Organization)</text:p>
      <text:p text:style-name="P4">
Published Time: 2023-04-25T16:44:00+03:00</text:p>
      <text:p text:style-name="P4">
Modified Time: 2023-04-25T16:44:00+03:00</text:p>
      <text:p text:style-name="P4">
Description: The Cabinet of Ministers, through the Covid-19, continued an emergency regime in the Unified State Civil Protection System, as well as quarantine throughout Ukraine until June 30, 2023. - Ukrinform.</text:p>
      <text:p text:style-name="P4">
Images: ["<text:a xlink:type="simple" xlink:href="https://static.ukrinform.com/photos/2021_10/thumb_files/630_360_1634986650-161.jpeg" text:style-name="Internet_20_link" text:visited-style-name="Visited_20_Internet_20_Link">
630_360_16349...</text:a>
"]</text:p>
      <text:p text:style-name="P4">
Tags: ['Україна', 'Карантин', 'Коронавірус', 'COVID-19', 'Пандемія']</text:p>
      <text:p text:style-name="P4">
Type: Article</text:p>
      <!--METADATA-->
      <text:p text:style-name="P4">
<draw:frame draw:style-name="fr1" draw:name="Image68" text:anchor-type="as-char" svg:width="6.9236in" svg:height="3.956343in" draw:z-index="0">
<draw:image xlink:href="../Images/yкринформ/2023-04-25T16-44-00-03-00/630_360_1634986650-161.jpeg" xlink:type="simple" xlink:show="embed" xlink:actuate="onLoad" draw:mime-type="image/jpeg"/>
</draw:frame>
Cabinet ministers continued the COVID-19 emergency regime in the Unified State Civil Protection System, as well as quarantine throughout Ukraine until June 30, 2023.</text:p>
      <text:p text:style-name="P4">
This was announced on the results of the government meeting on April 25 <text:a xlink:type="simple" xlink:href="https://moz.gov.ua/article/news/urjad-prodovzhiv-diju-karantinu-cherez-covid-19-" text:style-name="Internet_20_link" text:visited-style-name="Visited_20_Internet_20_Link">
</text:a>
, reports Ukrinform.</text:p>
      <text:p text:style-name="P4">
“The full-scale war has turned our attention from the pandemic, at the same time the Covid-19 Nice did not disappear. People continue to get sick, and some - to die. We lose about one hundred people every week. And although the world in the world is an ezagal tendency to reduce the incidence of <text:a xlink:type="simple" xlink:href="https://www.ukrinform.ua/tag-covid19" text:style-name="Internet_20_link" text:visited-style-name="Visited_20_Internet_20_Link">
</text:a>
, however, the European regionis is observing the growth of this indicator. It will be possible to expect an increase in the number of COVID-19 in Ukraine this spring. Prodeamics of incidence growth will depend on the Sars-COV-2 variant, which will be accustomed and the level of coverage of vaccination, ”said the Deputy Minister of Health-Chief State Sanitary Doctor Igor Kuzin.</text:p>
      <text:p text:style-name="P4">
<text:span text:style-name="T4">
 Read also: </text:span>
 <text:a xlink:type="simple" xlink:href="https://www.ukrinform.ua/rubric-world/3692705-ucast-kitau-u-rozsliduvanni-pohodzenna-koronavirusu-dopomoze-vstanoviti-istinu-vooz.html" text:style-name="Internet_20_link" text:visited-style-name="Visited_20_Internet_20_Link">
<text:span text:style-name="T4">
 Crown </text:span>
</text:a>
As noted in the Ministry of Health, adopted by the Cabinet of Ministers on April 25, 2023. The resolution provides for changes to <text:a xlink:type="simple" xlink:href="https://zakon.rada.gov.ua/laws/show/338-2020-%D1%80" text:style-name="Internet_20_link" text:visited-style-name="Visited_20_Internet_20_Link">
</text:a>
"On the transfer of a unified state system of civil protection into an emergency regime" and <text:a xlink:type="simple" xlink:href="https://zakon.rada.gov.ua/laws/show/1236-2020-%D0%BF#Text" text:style-name="Internet_20_link" text:visited-style-name="Visited_20_Internet_20_Link">
</text:a>
“On the establishment of quarantine and the introduction of restrictive anti-epidemic measures in order to prevent the spread of the COVID-19 acutelyiasis in the territory of Ukraine, caused by the SARS-Sov-2 coronavirus.</text:p>
      <text:p text:style-name="P4">
The ministry emphasizes that the vaccination rate in Ukraine remains unused for the formation of collective immunity to the Covid-19.</text:p>
      <text:p text:style-name="P4">
<text:span text:style-name="T4">
 Read also: </text:span>
 <text:a xlink:type="simple" xlink:href="https://www.ukrinform.ua/rubric-world/3682099-pandemia-covid19-moze-zaversitisa-cogo-roku-glava-vooz.html" text:style-name="Internet_20_link" text:visited-style-name="Visited_20_Internet_20_Link">
<text:span text:style-name="T4">
 pandemics </text:span>
</text:a>
As of April 16, more than 35.3 million registers were carried out since the vaccination campaign. One dose of vaccination received 16 327 904 people, two doses - 15 477 258, received the first booster dose - 3 171 471 people, the second booster dose - 296 892 people.</text:p>
      <text:p text:style-name="P4">
News Source: <text:a xlink:type="simple" xlink:href="https://www.ukrinform.ua/rubric-society/3700567-v-ukraini-prodovzili-karantin-cerez-covid19-do-lipna.html" text:style-name="Internet_20_link" text:visited-style-name="Visited_20_Internet_20_Link">
https://www.ukrinform.ua/rubric-society/3700567-v-ukraini-prodovzili-karantin-cerez-covid19-do-lipna.html</text:a>
</text:p>
      <!--NEWS-->
      <text:h text:style-name="P10" text:outline-level="1">
<text:span text:style-name="T4">
In the Kyiv region, the traffic of the pontoon crossing to Ivankov was restored</text:span>
</text:h>
      <text:p text:style-name="P4">
Authors: Ukrinform (Person)</text:p>
      <text:p text:style-name="P4">
Publisher: Укринформ (Organization)</text:p>
      <text:p text:style-name="P4">
Published Time: 2023-04-25T16:45:00+03:00</text:p>
      <text:p text:style-name="P4">
Modified Time: 2023-04-25T16:45:00+03:00</text:p>
      <text:p text:style-name="P4">
Description: In the Kiev region, the traffic was restored by the pontoon crossing to the village of Ivankiv, which was destroyed as a result of raising water in the Teteriv River. - Ukrinform.</text:p>
      <text:p text:style-name="P4">
Images: ["<text:a xlink:type="simple" xlink:href="https://static.ukrinform.com/photos/2023_04/thumb_files/630_360_1682430288-672.jpg" text:style-name="Internet_20_link" text:visited-style-name="Visited_20_Internet_20_Link">
630_360_16824...</text:a>
", "<text:a xlink:type="simple" xlink:href="https://static.ukrinform.com/photos/2023_04/1682430189-352.jpg" text:style-name="Internet_20_link" text:visited-style-name="Visited_20_Internet_20_Link">
1682430189-35...</text:a>
", "<text:a xlink:type="simple" xlink:href="https://static.ukrinform.com/photos/2023_04/1682430190-177.jpg" text:style-name="Internet_20_link" text:visited-style-name="Visited_20_Internet_20_Link">
1682430190-17...</text:a>
"]</text:p>
      <text:p text:style-name="P4">
Tags: ['Транспорт', 'Міст', 'Київщина']</text:p>
      <text:p text:style-name="P4">
Type: Article</text:p>
      <!--METADATA-->
      <text:p text:style-name="P4">
<draw:frame draw:style-name="fr1" draw:name="Image69" text:anchor-type="as-char" svg:width="6.9236in" svg:height="3.956343in" draw:z-index="0">
<draw:image xlink:href="../Images/yкринформ/2023-04-25T16-45-00-03-00/630_360_1682430288-672.jpg" xlink:type="simple" xlink:show="embed" xlink:actuate="onLoad" draw:mime-type="image/jpeg"/>
</draw:frame>
The UKIiv region restored the traffic by the pontoon crossing to the settlement, which was destroyed as a result of raising water in the Teteriv River.</text:p>
      <text:p text:style-name="P4">
According to Ukrinform, Ruslan Kravchenko, the head of the Kyiv Regional Military Administration, reported this in <text:a xlink:type="simple" xlink:href="https://www.facebook.com/RuslanKravchenkoKyiv/posts/pfbid0dQ4b4nKCCjYb7fyGv1uKpVRKPGu4McZfvDpGeH8kCcUCw1Vn4ELGSqQzS6LJeKnfl" text:style-name="Internet_20_link" text:visited-style-name="Visited_20_Internet_20_Link">
</text:a>
“The traffic by crossing the Teteriv River to the village of Ivankivvyshgorod district was restored. Ponton travel is allowed for motor transport up to 3.5 tons, ”he wrote.</text:p>
      <text:p text:style-name="P4">
According to the chairman of KOV, the pontoon crossing is equipped by Ivankov in Kiev. It connects the shore with a new bulk bridge. In total, there are 11 units, the length of each - 6.75 m. The load capacity is 120 tons. For travel, there is a reverse movement.</text:p>
      <text:p text:style-name="P4">
</text:p>
      <text:p text:style-name="P4">
Кравченко пояснив, що тимчасова переправа на підʼїзді до Іванкова булачастково зруйнована внаслідок підняття до критичної межі води в річці Тетерів.Рух <text:a xlink:type="simple" xlink:href="https://www.ukrinform.ua/tag-transport" text:style-name="Internet_20_link" text:visited-style-name="Visited_20_Internet_20_Link">
 </text:a>
It was carried out through selocohari.</text:p>
      <text:p text:style-name="P4">
<text:span text:style-name="T4">
 Read also: </text:span>
 <text:a xlink:type="simple" xlink:href="https://www.ukrinform.ua/rubric-regions/3699891-vesnana-povin-ide-na-spad-riven-vodi-znizivsa-u-vosmi-rickah.html" text:style-name="Internet_20_link" text:visited-style-name="Visited_20_Internet_20_Link">
</text:a>
</text:p>
      <text:p text:style-name="P4">
<draw:frame draw:style-name="fr1" draw:name="Image71" text:anchor-type="as-char" svg:width="6.9236in" svg:height="9.231467in" draw:z-index="0">
<draw:image xlink:href="../Images/yкринформ/2023-04-25T16-45-00-03-00/1682430190-177.jpg" xlink:type="simple" xlink:show="embed" xlink:actuate="onLoad" draw:mime-type="image/jpeg"/>
</draw:frame>
The head of Kova expressed gratitude to all the services who worked on the arrangement of the crossing. “Thanks to joint efforts, we promptly resumed the possibility of transportation to move in the shortest way. They did their best to make people devote time to the detour and get to the required ones as soon as possible. It is not only comfort, but also the safety of residents of Kyiv region, ” - said Kravchenko.</text:p>
      <text:p text:style-name="P4">
As reported by Ukrinform, <text:a xlink:type="simple" xlink:href="https://www.ukrinform.ua/rubric-uarazom/3700305-v-ukraini-zalisautsa-pidtoplenimi-854-gospodarstva-i-ponad-150-budinkiv.html" text:style-name="Internet_20_link" text:visited-style-name="Visited_20_Internet_20_Link">
</text:a>
<text:span text:style-name="T5">
Foto: Ruslan Kravchenko</text:span>
</text:p>
      <text:p text:style-name="P4">
News Source: <text:a xlink:type="simple" xlink:href="https://www.ukrinform.ua/rubric-regions/3700560-na-kiivsini-vidnovili-ruh-pontonnou-perepravou-do-ivankova.html" text:style-name="Internet_20_link" text:visited-style-name="Visited_20_Internet_20_Link">
https://www.ukrinform.ua/rubric-regions/3700560-na-kiivsini-vidnovili-ruh-pontonnou-perepravou-do-ivankova.html</text:a>
</text:p>
      <!--NEWS-->
      <text:h text:style-name="P10" text:outline-level="1">
<text:span text:style-name="T4">
Ukrainian singer and teacher Mikhail Slivotsky died</text:span>
</text:h>
      <text:p text:style-name="P4">
Authors: Ukrinform (Person)</text:p>
      <text:p text:style-name="P4">
Publisher: Укринформ (Organization)</text:p>
      <text:p text:style-name="P4">
Published Time: 2023-04-25T16:46:24+03:00</text:p>
      <text:p text:style-name="P4">
Modified Time: 2023-04-25T16:46:24+03:00</text:p>
      <text:p text:style-name="P4">
Description: Ukrainian singer and teacher from the Carpathian region Mikhail Slivotsky died. - Ukrinform.</text:p>
      <text:p text:style-name="P4">
Images: ["<text:a xlink:type="simple" xlink:href="https://static.ukrinform.com/photos/2023_04/thumb_files/630_360_1682429955-813.jpg" text:style-name="Internet_20_link" text:visited-style-name="Visited_20_Internet_20_Link">
630_360_16824...</text:a>
"]</text:p>
      <text:p text:style-name="P4">
Tags: ['Музика', 'Смерть', 'Мистецтво', 'співак']</text:p>
      <text:p text:style-name="P4">
Type: Article</text:p>
      <!--METADATA-->
      <text:p text:style-name="P4">
<draw:frame draw:style-name="fr1" draw:name="Image72" text:anchor-type="as-char" svg:width="6.9236in" svg:height="3.956343in" draw:z-index="0">
<draw:image xlink:href="../Images/yкринформ/2023-04-25T16-46-24-03-00/630_360_1682429955-813.jpg" xlink:type="simple" xlink:show="embed" xlink:actuate="onLoad" draw:mime-type="image/jpeg"/>
</draw:frame>
The died singer and teacher from the Carpathian region Mikhail Slivotsky.</text:p>
      <text:p text:style-name="P4">
About it in <text:a xlink:type="simple" xlink:href="https://www.facebook.com/permalink.php" text:style-name="Internet_20_link" text:visited-style-name="Visited_20_Internet_20_Link">
</text:a>
Professor of the Carpathian National University of Nazistefanik Anna Karas reported, Ukrinform reports.</text:p>
      <text:p text:style-name="P4">
"Today, the heart of our Carpathian nightingale has ceased to be beaten - Mikhailuriyovych Slivtsky ... an unspeakable loss for Ukrainian musical culture, which he served and honestly served, for a collective of like -minded people and for the family," the crucian.</text:p>
      <text:p text:style-name="P4">
She noted that the unique voice of Slivtsky was remembered by unique timbre and sincerity.</text:p>
      <text:p text:style-name="P4">
Mikhail Slivotsky - Ukrainian singer and teacher, Honored Artist of Ukraine, Professor. Dean of the Faculty of Music <text:a xlink:type="simple" xlink:href="https://www.ukrinform.ua/tag-prikarpatta" text:style-name="Internet_20_link" text:visited-style-name="Visited_20_Internet_20_Link">
</text:a>
National University. V. Stefanyk, Contratonor is a high male Altovine voice, the highest sight of opera voices.</text:p>
      <text:p text:style-name="P4">
He performed with the instrumental quartet "Smile", the vocal quartet "Lein", the female vocal ensemble "Rosinka", the ensemble "Kolo". With concerts in Germany, France, Japan, Finland, the United States, Australia, Canada.</text:p>
      <text:p text:style-name="P4">
News Source: <text:a xlink:type="simple" xlink:href="https://www.ukrinform.ua/rubric-culture/3700555-pomer-ukrainskij-spivak-ta-pedagog-mihajlo-slivockij.html" text:style-name="Internet_20_link" text:visited-style-name="Visited_20_Internet_20_Link">
https://www.ukrinform.ua/rubric-culture/3700555-pomer-ukrainskij-spivak-ta-pedagog-mihajlo-slivockij.html</text:a>
</text:p>
      <!--NEWS-->
      <text:h text:style-name="P10" text:outline-level="1">
<text:span text:style-name="T4">
The external environment told about the threat in the event of an accident at the occupied Zaporizhzhia NPP</text:span>
</text:h>
      <text:p text:style-name="P4">
Authors: Ukrinform (Person)</text:p>
      <text:p text:style-name="P4">
Publisher: Укринформ (Organization)</text:p>
      <text:p text:style-name="P4">
Published Time: 2023-04-25T16:48:25+03:00</text:p>
      <text:p text:style-name="P4">
Modified Time: 2023-04-25T16:48:25+03:00</text:p>
      <text:p text:style-name="P4">
Description: The threat of nuclear accident at the occupied Russians of the Zaporozhye NPP is absolutely realistic, and the consequences of this disaster will be much greater than the use of tactical nuclear weapons. - Ukrinform.</text:p>
      <text:p text:style-name="P4">
Images: ["<text:a xlink:type="simple" xlink:href="https://static.ukrinform.com/photos/2022_03/thumb_files/630_360_1646374668-735.jpg" text:style-name="Internet_20_link" text:visited-style-name="Visited_20_Internet_20_Link">
630_360_16463...</text:a>
"]</text:p>
      <text:p text:style-name="P4">
Tags: ['Костенко', 'Запорізька АЕС', 'Війна з росією']</text:p>
      <text:p text:style-name="P4">
Type: Article</text:p>
      <!--METADATA-->
      <text:p text:style-name="P4">
<draw:frame draw:style-name="fr1" draw:name="Image73" text:anchor-type="as-char" svg:width="6.9236in" svg:height="3.956343in" draw:z-index="0">
<draw:image xlink:href="../Images/yкринформ/2023-04-25T16-48-25-03-00/630_360_1646374668-735.jpg" xlink:type="simple" xlink:show="embed" xlink:actuate="onLoad" draw:mime-type="image/jpeg"/>
</draw:frame>
The threat of a core accident at the occupied Russians of the Zaporozhye NPP is absolutely realistic, and the consequences of this catastrophe will be much greater than that of tactical nuclear weapons.</text:p>
      <text:p text:style-name="P4">
This was stated by the People's Deputy of Ukraine five convocations(1990–2012)Former environmental and nuclear security minister Yuri Kostenko at a meeting of a circular table on "Russian nuclear weapons in Belarus as a European security," Ukrinform correspondent reports.</text:p>
      <text:p text:style-name="P4">
The politician stated that the occupation of the largest Zaporizhzhya AAC in Europe is currently underway, where there are six nuclear blocks.</text:p>
      <text:p text:style-name="P4">
<text:span text:style-name="T4">
 Read also: </text:span>
 <text:a xlink:type="simple" xlink:href="https://www.ukrinform.ua/rubric-ato/3695827-rosiani-na-zaes-gotuutsa-blokuvati-personal-stancii.html" text:style-name="Internet_20_link" text:visited-style-name="Visited_20_Internet_20_Link">
<text:span text:style-name="T4">
 ZPP </text:span>
</text:a>
"So the nuclear bomb is possible, but not in the form of Russia threatening - I mean tactical or strategic nuclear weapons. It is really only traditional for Russian policy blackmail. . It can be a scaffold, the consequences of which, given the territory contaminated with radionuclides, will much exceed the consequences of use, for example, tactical nuclear weapons, "Kostenko said.</text:p>
      <text:p text:style-name="P4">
He also noted that it will be extremely difficult to eliminate the effects of a possible accident during the TPP. In this context, the politician recalled that 600,000 carriers were involved in the pre -active phase of the Chornobyl accident.</text:p>
      <text:p text:style-name="P4">
Kostenko informed that he publicly addressed "these views" to the General Director of the Maga Raphael Grosssey, and also criticized this organization for the fact that it was not able to conduct a special meeting at the IAEA leadership level in the situation of nuclear terrorism of Russia and did In the fall of 2022.</text:p>
      <text:p text:style-name="P4">
<text:span text:style-name="T4">
 Read also: </text:span>
 <text:a xlink:type="simple" xlink:href="https://www.ukrinform.ua/rubric-economy/3695727-galusenko-pro-vibuh-mini-bila-zaes-poki-rosiani-ne-zalisat-stanciu-nebezpeka-isnue.html" text:style-name="Internet_20_link" text:visited-style-name="Visited_20_Internet_20_Link">
<text:span text:style-name="T4">
 ZPP </text:span>
</text:a>
"And the worst thing is that the IAEA has never put the UN Security Council, when the Security Council would have to consider sanctions against the Russian Federation of Ukraine.The head of Zaporizhzhya Ova Yuri Malashko reported that in the last day the number of warrior shelling in the territory of Zaporizhzhya region has increased.</text:p>
      <text:p text:style-name="P4">
News Source: <text:a xlink:type="simple" xlink:href="https://www.ukrinform.ua/rubric-society/3700559-eksministr-dovkilla-rozpoviv-pro-zagrozu-u-vipadku-avarii-na-okupovanij-zaporizkij-aes.html" text:style-name="Internet_20_link" text:visited-style-name="Visited_20_Internet_20_Link">
https://www.ukrinform.ua/rubric-society/3700559-eksministr-dovkilla-rozpoviv-pro-zagrozu-u-vipadku-avarii-na-okupovanij-zaporizkij-aes.html</text:a>
</text:p>
      <!--NEWS-->
      <text:h text:style-name="P10" text:outline-level="1">
<text:span text:style-name="T4">
The decision of the Russian Federation to place tactical nuclear weapons in Belarus is a hybrid offensive - an expert</text:span>
</text:h>
      <text:p text:style-name="P4">
Authors: Ukrinform (Person)</text:p>
      <text:p text:style-name="P4">
Publisher: Укринформ (Organization)</text:p>
      <text:p text:style-name="P4">
Published Time: 2023-04-25T16:55:05+03:00</text:p>
      <text:p text:style-name="P4">
Modified Time: 2023-04-25T16:55:05+03:00</text:p>
      <text:p text:style-name="P4">
Description: Russia's decision to place tactical nuclear weapons in Belarus is a hybrid offensive operation. - Ukrinform.</text:p>
      <text:p text:style-name="P4">
Images: ["<text:a xlink:type="simple" xlink:href="https://static.ukrinform.com/photos/2019_07/thumb_files/630_360_1563466789-590.jpg" text:style-name="Internet_20_link" text:visited-style-name="Visited_20_Internet_20_Link">
630_360_15634...</text:a>
"]</text:p>
      <text:p text:style-name="P4">
Tags: ['білорусь', 'Ядерна зброя', 'Війна з росією']</text:p>
      <text:p text:style-name="P4">
Type: Article</text:p>
      <!--METADATA-->
      <text:p text:style-name="P4">
<draw:frame draw:style-name="fr1" draw:name="Image74" text:anchor-type="as-char" svg:width="6.9236in" svg:height="3.956343in" draw:z-index="0">
<draw:image xlink:href="../Images/yкринформ/2023-04-25T16-55-05-03-00/630_360_1563466789-590.jpg" xlink:type="simple" xlink:show="embed" xlink:actuate="onLoad" draw:mime-type="image/jpeg"/>
</draw:frame>
The decision on the placement of tactical nuclear weapons in Belarus is a hybrid -tangible operation.</text:p>
      <text:p text:style-name="P4">
This opinion was expressed by the director of the Institute of World Policy, Eugene Magda Nazidani, a roundtable on the topic: "Russian nuclear weapons in Belarus as a child of European security," Ukrinform correspondent reports.</text:p>
      <text:p text:style-name="P4">
"To date, Russia by the decision on the placement of tactical nuclear weapons of Belarus performs a hybrid offensive surgery. It carries a nuclear ARSENAL for several hundred kilometers to the west, using the so -called Billerian Balcon , .. And largely translates responsibility to Lukashenko, "Magda said.</text:p>
      <text:p text:style-name="P4">
<text:span text:style-name="T4">
 Read also: </text:span>
 <text:a xlink:type="simple" xlink:href="https://www.ukrinform.ua/rubric-polytics/3691396-risenna-rosii-pro-adernu-zbrou-v-bilorusi-pramo-zagrozue-evropejskij-bezpeci-borrel.html" text:style-name="Internet_20_link" text:visited-style-name="Visited_20_Internet_20_Link">
<text:span text:style-name="T4">
 Solution </text:span>
 <text:span text:style-name="T4">
 </text:span>
 Russia <text:span text:style-name="T4">
 </text:span>
 About <text:span text:style-name="T4">
 </text:span>
 nuclear <text:span text:style-name="T4">
 </text:span>
 weapons <text:span text:style-name="T4">
<text:span text:style-name="T5">
* Belarus </text:span>
* </text:span>
 <text:span text:style-name="T4">
 straight </text:span>
 <text:span text:style-name="T4">
 </text:span>
 threatens <text:span text:style-name="T4">
 </text:span>
 <text:span text:style-name="T4">
 </text:span>
 <text:span text:style-name="T4">
 European </text:span>
 <text:span text:style-name="T4">
 security </text:span>
 <text:span text:style-name="T4">
 Borrel </text:span>
</text:a>
According to him, he does not believe that the tactical nuclear weapons in Belarusimatimate the double management, which Lukashenko spoke of on March 31 in the address of the Belarusian Parliament and the people.</text:p>
      <text:p text:style-name="P4">
"Putin does not confirm such steps and indicates that Russia is a lot of terms of non -proliferation of nuclear weapons. We understand that Russia is indicative of compliance with the terms of basic treaties in the realm of international law is an element of forming its image. Therefore, in this case, Belarus is threatened with the threat of nuclear weapons, including from its territory, "the expert said.</text:p>
      <text:p text:style-name="P4">
In his opinion, Putin is very interested in the internationalization of Russian-Ukrainian <text:a xlink:type="simple" xlink:href="https://www.ukrinform.ua/tag-vijna" text:style-name="Internet_20_link" text:visited-style-name="Visited_20_Internet_20_Link">
</text:a>
.</text:p>
      <text:p text:style-name="P4">
"I believe that the desire to threaten the expansion of the war territory in one way or another responses to the Russian interests, because the Kremlin emphasizes that it is leading war, the widow side, against NATO, on the other hand, the war is not in Russian territory. At least at an ideological level, that Russia calls a special military operation, in the format of the world, " - said the director of the Institute of World Policy.As reported by Ukrinform, on March 25, the President of the aggressor country Volodymyrputin, for whom the ISS issued a warrant for arrest, said that Russia is to place tactic nuclear weapons in Belarus. Earlier, in February this year, he announced the "suspension" of Moscow's participation in the treaty to reduce strategic -seized weapons from the United States.</text:p>
      <text:p text:style-name="P4">
News Source: <text:a xlink:type="simple" xlink:href="https://www.ukrinform.ua/rubric-ato/3700561-risenna-rf-rozmistiti-takticnu-adernu-zbrou-u-bilorusi-e-gibridnou-nastupalnou-operacieu-ekspert.html" text:style-name="Internet_20_link" text:visited-style-name="Visited_20_Internet_20_Link">
https://www.ukrinform.ua/rubric-ato/3700561-risenna-rf-rozmistiti-takticnu-adernu-zbrou-u-bilorusi-e-gibridnou-nastupalnou-operacieu-ekspert.html</text:a>
</text:p>
      <!--NEWS-->
      <text:h text:style-name="P10" text:outline-level="1">
<text:span text:style-name="T4">
Ukraine and the world are against Russian aggression. Sanctions in action</text:span>
</text:h>
      <text:p text:style-name="P4">
Author: ['АРМІЯINFORM']</text:p>
      <text:p text:style-name="P4">
Time: 2023-04-25T17:00:00-04:00</text:p>
      <text:p text:style-name="P4">
Description: Service of Cindlelings of the Ukrainians of Ukraine Rospovіdati about sanchi tu іnshі і іnshi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antyrosijski-sankcziyi-1.jpg" text:style-name="Internet_20_link" text:visited-style-name="Visited_20_Internet_20_Link">
antyrosijski-sankcziyi-1.jpg</text:a>
']</text:p>
      <text:p text:style-name="P4">
Tags: ['АНТИРОСІЙСЬКІ САНКЦІЇ', 'СЗР']</text:p>
      <text:p text:style-name="P4">
Category: News</text:p>
      <!--METADATA-->
      <text:p text:style-name="P4">
<draw:frame draw:style-name="fr1" draw:name="Image75" text:anchor-type="as-char" svg:width="6.9236in" svg:height="3.745668in" draw:z-index="0">
<draw:image xlink:href="../Images/AРМІЯINFORM/2023-04-25T17-00-00-04-00/antyrosijski-sankcziyi-1.jpg" xlink:type="simple" xlink:show="embed" xlink:actuate="onLoad" draw:mime-type="image/jpeg"/>
</draw:frame>
Ukraine's external intelligence service continues <text:a xlink:type="simple" xlink:href="https://www.facebook.com/SZRUkraine/posts/pfbid02kUh257wRmEMzQ2y9KvkqnxrszgFHq7FxJQSpauYHTg4bdwFb21XuuiJA9ZUzQAral" text:style-name="Internet_20_link" text:visited-style-name="Visited_20_Internet_20_Link">
to tell</text:a>
on the sanctions and other actions of the international community against the terrorist country.</text:p>
      <text:p text:style-name="P4">
<text:span text:style-name="T4">
 Situation as of April 24 2023 </text:span>
</text:p>
      <text:p text:style-name="P4">
Canada has announced the transfer of a new $ 34.6 million military aid package to Ukraine. This party is free of charge Ottawa's support and will be transmitted to the trace fund of a comprehensive assistance package of our country organized by NATO partners, Canada Minister Anita Ananda said during the Stone-11 Summit ”. A new financial package for the Ukrainian army: will ensure the implementation of NATO CAP fuel materials - 3.3 million required fuel reserves; will allow to implement the project of the trust fund of a comprehensive NATO assistance package to Ukraine - modular floating bridges to ensure the possibility of crossing water obstacles; It will make the first contribution to the provision of medical first aid kits of the trust fund of a complex package of assistance to Ukraine.</text:p>
      <text:p text:style-name="P4">
Estonia's commander -in -chief, General Martin Herme, believes that war will only be warmed when Russia breaks into small states.</text:p>
      <text:p text:style-name="P4">
The retired Lieutenant General, the former US Army Commander in Europe, Bengjes called "political excuses" about delaying supplies for landscape missiles. He stressed that he was proud of what the United States has already done to help the Armed Forces, but I am sure that the government can find ways to expand the types of arms that transmit the Ukrainian army. _ “In fact, I prefer not to talk about a specific type of weapon. Rather - about capabilities; about the ability of Ukraine to make Crimea inaccessible to the Russians; About the opportunity to strike the Posivastopol, on saki, on janka. And how these blows will be made - a drone Greyeagle, ATCMS, Glsdb or Storm Shadow - no matter. Give Ukraine the opportunity to make such blows, ”_ - said Goodges.</text:p>
      <text:p text:style-name="P4">
Ukraine and France have signed a memorandum on mutual understanding of the cooperation of the Usphere, which involves partnership in the assessment of the damage caused to the tag of Ukrainian transport systems, with an emphasis on the transition of pre -ecological low carbon mobility.</text:p>
      <text:p text:style-name="P4">
The Latvian government will allocate 4 million euros to study Ukrainian refugees to Latvian.</text:p>
      <text:p text:style-name="P4">
The G7 countries were called for continuation, complete implementation and expansion of the Black Sea Grain Initiative.Cyprus announced the blocking of the accounts of individuals and legal entities, which have more than the United Kingdom and the United States to help the Russian moligarcham to bypass anti -Russian sanctions.</text:p>
      <text:p text:style-name="P4">
<text:span text:style-name="T4">
 RF </text:span>
</text:p>
      <text:p text:style-name="P4">
During the year, the rental agreements in the business centers of the Russian Federation with a Moscow-dawned area of up to 329 thousand square meters were terminated. m - ten times more than from April 2021 to March 2022. According to experts, by the end of 2023 at least 15 thousand square meters will fall off. m.</text:p>
      <text:p text:style-name="P4">
Gossuma deputies sent a letter to the head of the Government with a proposal to propose to Russian millionaires an additional 2 % of the tax to support the buyers who are fighting against the Ukrainian people.</text:p>
      <text:p text:style-name="P4">
Once popular car brands have now become scarce goods on the Russian Federation: there are ten Volkswagen Polo cars left all over Moscow, a little larger Kia Rio, Skoda Rapid disappeared altogether. What remained in the dealers is 2.5 times more expensive than the Russian invasion of Ukraine.</text:p>
      <text:p text:style-name="P4">
The Russian energy companies, which have suffered losses due to the sharp increase in the prices of electricity, require the government to allow them not to modernize heat -power plants. It is 13 objects of 1.5 GW, the cost of which is increased 79 % of the initial estimate.</text:p>
      <text:p text:style-name="P4">
The full -scale war of the Russian Federation against Ukraine influenced the health of Russian man - a year later, many of them have had problems with stress. Accordingly, the demand for drugs to increase it beat the previous reards - large -scale mobilization has added reasons for stress. According to the Danius system, the "Church Sign", for the first three months of 2023 the sale of "male power" sales, increased by 39 %. In total, since January, this year, the Russians bought 2.7 million packs of various aphrodisiacs, spending 1.8 billion rubles on them. Analysts have estimated that on average, adult men who now live in Russia, 392 packs of such drugs were stopped during this period. Most often, aphrodisiacs were bought by Vomskiv, Moscow region, St. Petersburg, Krasnodar Tamagadan region.</text:p>
      <text:p text:style-name="P4">
The Alexandrinsky Theater in the Russian St. Petersburg, without explanation, canceled the shows of the play "Sirano de Berzrak" on the 19th century French play due to the "discredited" of the Russian army.</text:p>
      <text:p text:style-name="P4">
According to human rights defenders, at least 58 people who returned to their homeland from abroad in Belarus for 2022 and early 2023 were in Belarus. Most of them were convicted of criminal articles to imprisonment.The Qualification Commission on Advocacy in the RB conducted an alternation, which has been deprived of licenses as a result of five more lawyers. The pronouncement of independent lawyers, the process of depriving licenses lawyers continuously is stored from August 2020. First of all, those lawyers fall under it, who are in the way to protect the rights of people who have been persecuted through their political views. In addition, the purposefulness of the clearing of the law firm is not hidden.</text:p>
      <text:p text:style-name="P4">
News Source: <text:a xlink:type="simple" xlink:href="https://armyinform.com.ua/2023/04/25/ukrayina-i-svit-proty-rosijskoyi-agresiyi-sankcziyi-v-diyi-11/" text:style-name="Internet_20_link" text:visited-style-name="Visited_20_Internet_20_Link">
https://armyinform.com.ua/2023/04/25/ukrayina-i-svit-proty-rosijskoyi-agresiyi-sankcziyi-v-diyi-11/</text:a>
</text:p>
      <!--NEWS-->
      <text:h text:style-name="P10" text:outline-level="1">
<text:span text:style-name="T4">
Yastremskaya made his way into the main grid of the tournament in Madrid</text:span>
</text:h>
      <text:p text:style-name="P4">
Authors: Ukrinform (Person)</text:p>
      <text:p text:style-name="P4">
Publisher: Укринформ (Organization)</text:p>
      <text:p text:style-name="P4">
Published Time: 2023-04-25T17:00:26+03:00</text:p>
      <text:p text:style-name="P4">
Modified Time: 2023-04-25T17:00:26+03:00</text:p>
      <text:p text:style-name="P4">
Description: The Ukrainka defeated Yulia Graber from Austria - Ukrinform.</text:p>
      <text:p text:style-name="P4">
Images: ["<text:a xlink:type="simple" xlink:href="https://static.ukrinform.com/photos/2023_04/thumb_files/630_360_1682431191-447.jpg" text:style-name="Internet_20_link" text:visited-style-name="Visited_20_Internet_20_Link">
630_360_16824...</text:a>
"]</text:p>
      <text:p text:style-name="P4">
Tags: ['Теніс', 'Даяна Ястремська']</text:p>
      <text:p text:style-name="P4">
Type: Article</text:p>
      <!--METADATA-->
      <text:p text:style-name="P4">
<draw:frame draw:style-name="fr1" draw:name="Image76" text:anchor-type="as-char" svg:width="6.9236in" svg:height="3.956343in" draw:z-index="0">
<draw:image xlink:href="../Images/yкринформ/2023-04-25T17-00-26-03-00/630_360_1682431191-447.jpg" xlink:type="simple" xlink:show="embed" xlink:actuate="onLoad" draw:mime-type="image/jpeg"/>
</draw:frame>
Ukrainian Crazy Yulia Graboer from Austria</text:p>
      <text:p text:style-name="P4">
Ukrainian tennis player Diana Yastremskaya(№149 WTA)She made his way into WTA 1000 in Madrid, Ukrinform reports.</text:p>
      <text:p text:style-name="P4">
In the finale of qualification, the Ukrainian beat Austria Julia Graber(№ 92wta)- 6: 1, 6: 2.</text:p>
      <text:p text:style-name="P4">
The match lasted 1 hour 23 minutes. Yastremskaya never gave out, made 1 double mistake and implemented 6/10 break-point.</text:p>
      <text:p text:style-name="P4">
<text:span text:style-name="T4">
 Read also: </text:span>
 <text:a xlink:type="simple" xlink:href="https://www.ukrinform.ua/rubric-sports/3700176-kostuk-ta-svitolina-proveli-spilne-trenuvanna-v-madridi.html" text:style-name="Internet_20_link" text:visited-style-name="Visited_20_Internet_20_Link">
<text:span text:style-name="T4">
 Svitolina </text:span>
</text:a>
According to Ukrinform, Svitolina, Kostyuk, Kalinina and Tsurenko will play the main tournament.</text:p>
      <text:p text:style-name="P4">
Photo: btu.org.ua</text:p>
      <text:p text:style-name="P4">
News Source: <text:a xlink:type="simple" xlink:href="https://www.ukrinform.ua/rubric-sports/3700562-astremska-probilasa-v-osnovnu-sitku-turniru-v-madridi.html" text:style-name="Internet_20_link" text:visited-style-name="Visited_20_Internet_20_Link">
https://www.ukrinform.ua/rubric-sports/3700562-astremska-probilasa-v-osnovnu-sitku-turniru-v-madridi.html</text:a>
</text:p>
      <!--NEWS-->
      <text:h text:style-name="P10" text:outline-level="1">
<text:span text:style-name="T4">
Since May for most Ukrainians, subsidies will be re -assigned to automatically</text:span>
</text:h>
      <text:p text:style-name="P4">
Authors: Ukrinform (Person)</text:p>
      <text:p text:style-name="P4">
Publisher: Укринформ (Organization)</text:p>
      <text:p text:style-name="P4">
Published Time: 2023-04-25T17:00:36+03:00</text:p>
      <text:p text:style-name="P4">
Modified Time: 2023-04-25T17:00:36+03:00</text:p>
      <text:p text:style-name="P4">
Description: The Pension Fund in May will automatically redefine subsidies for a non -heating season for most citizens. - Ukrinform.</text:p>
      <text:p text:style-name="P4">
Images: ["<text:a xlink:type="simple" xlink:href="https://static.ukrinform.com/photos/2019_12/thumb_files/630_360_1576234080-956.jpg" text:style-name="Internet_20_link" text:visited-style-name="Visited_20_Internet_20_Link">
630_360_15762...</text:a>
"]</text:p>
      <text:p text:style-name="P4">
Tags: ['Комунальні послуги', 'Пенсійний фонд', 'субсидії']</text:p>
      <text:p text:style-name="P4">
Type: Article</text:p>
      <!--METADATA-->
      <text:p text:style-name="P4">
<draw:frame draw:style-name="fr1" draw:name="Image77" text:anchor-type="as-char" svg:width="6.9236in" svg:height="3.956343in" draw:z-index="0">
<draw:image xlink:href="../Images/yкринформ/2023-04-25T17-00-36-03-00/630_360_1576234080-956.jpg" xlink:type="simple" xlink:show="embed" xlink:actuate="onLoad" draw:mime-type="image/jpeg"/>
</draw:frame>
The Pension Fund in May will automatically redefine the subsidies for the non -heating season for the majority of citizens.</text:p>
      <text:p text:style-name="P4">
According to Ukrinform, the press service reports <text:a xlink:type="simple" xlink:href="https://www.pfu.gov.ua/2157662-komu-potribno-zvernutysya-za-perepryznachennyam-subsydiyi-na-neopalyuvalnyj-period/" text:style-name="Internet_20_link" text:visited-style-name="Visited_20_Internet_20_Link">
</text:a>
.</text:p>
      <text:p text:style-name="P4">
«З травня житлові субсидії на неопалювальний сезон більшості одержувачів будеперепризначено автоматично, за умови, що не змінилися дані про їхній майновийстан чи склад домогосподарств», - йдеться в повідомленні.</text:p>
      <text:p text:style-name="P4">
У фонді наголошують, що за особистим зверненням субсидії на наступний рікпризначатимуться у випадку, якщо члени домогосподарства орендують житловіприміщення для проживання, за які сплачують житлово-комунальні послуги, абоякщо кількість фактично проживаючих зареєстрованих осіб у домогосподарствіменша за кількість зареєстрованих.</text:p>
      <text:p text:style-name="P4">
Також особисто потрібно звернутися тим домогосподарствам, які претендують напризначення житлової субсидії на придбання скрапленого газу, твердого тарідкого пічного побутового палива. Або у випадку, якщо у складідомогосподарства є внутрішньо переміщені особи, які отримують субсидію заадресою, відмінною від місця реєстрації.</text:p>
      <text:p text:style-name="P4">
<text:span text:style-name="T4">
Читайте також:</text:span>
 <text:a xlink:type="simple" xlink:href="https://www.ukrinform.ua/rubric-society/3697579-urad-sprostiv-poradok-priznacenna-subsidij-pilg-i-deakih-socviplat.html" text:style-name="Internet_20_link" text:visited-style-name="Visited_20_Internet_20_Link">
 <text:span text:style-name="T4">
субсиді</text:span>
 </text:a>
On the basis of a citizen's appeal, a housing subsidy is provided for a non-heating season, if in the heating season the amount of payment for housing and communal services, contribution/payment for payment of costs for the management payment. That is, the subsidy was assigned 0.00 UAH.</text:p>
      <text:p text:style-name="P4">
In case of submission of an application within two months from the start of a non -heating season <text:a xlink:type="simple" xlink:href="https://www.ukrinform.ua/tag-subsidia" text:style-name="Internet_20_link" text:visited-style-name="Visited_20_Internet_20_Link">
</text:a>
It is appointed from the beginning of the season, but not earlier than the day of the right to receive it.</text:p>
      <text:p text:style-name="P4">
As it was reported, citizens from the de -industrial territories for the renewal of the payment subsidy and its recalculation should apply with the relevant statement to the Pension Fund bodies.</text:p>
      <text:p text:style-name="P4">
News Source: <text:a xlink:type="simple" xlink:href="https://www.ukrinform.ua/rubric-society/3700563-iz-travna-dla-bilsosti-ukrainciv-subsidii-perepriznacat-avtomaticno.html" text:style-name="Internet_20_link" text:visited-style-name="Visited_20_Internet_20_Link">
https://www.ukrinform.ua/rubric-society/3700563-iz-travna-dla-bilsosti-ukrainciv-subsidii-perepriznacat-avtomaticno.html</text:a>
</text:p>
      <!--NEWS-->
      <text:h text:style-name="P10" text:outline-level="1">
<text:span text:style-name="T4">
Nino Katamadze will hold two charity concerts in Kiev</text:span>
</text:h>
      <text:p text:style-name="P4">
Authors: Ukrinform (Person)</text:p>
      <text:p text:style-name="P4">
Publisher: Укринформ (Organization)</text:p>
      <text:p text:style-name="P4">
Published Time: 2023-04-25T17:01:00+03:00</text:p>
      <text:p text:style-name="P4">
Modified Time: 2023-04-25T17:01:00+03:00</text:p>
      <text:p text:style-name="P4">
Description: Charity concerts of the famous Georgian singer Nino Katamadze, who opposes the war of Russia in Ukraine, will take place in Kyiv on April 28 and 29. - Ukrinform.</text:p>
      <text:p text:style-name="P4">
Images: ["<text:a xlink:type="simple" xlink:href="https://static.ukrinform.com/photos/2023_04/thumb_files/630_360_1682431156-751.jpg" text:style-name="Internet_20_link" text:visited-style-name="Visited_20_Internet_20_Link">
630_360_16824...</text:a>
", "<text:a xlink:type="simple" xlink:href="https://static.ukrinform.com/photos/2023_04/1682431223-173.jpg" text:style-name="Internet_20_link" text:visited-style-name="Visited_20_Internet_20_Link">
1682431223-17...</text:a>
", "<text:a xlink:type="simple" xlink:href="https://static.ukrinform.com/photos/2023_04/1682431222-848.jpg" text:style-name="Internet_20_link" text:visited-style-name="Visited_20_Internet_20_Link">
1682431222-84...</text:a>
"]</text:p>
      <text:p text:style-name="P4">
Tags: ['Концерт', 'Культура', 'Київ']</text:p>
      <text:p text:style-name="P4">
Type: Article</text:p>
      <!--METADATA-->
      <text:p text:style-name="P4">
<draw:frame draw:style-name="fr1" draw:name="Image78" text:anchor-type="as-char" svg:width="6.9236in" svg:height="3.956343in" draw:z-index="0">
<draw:image xlink:href="../Images/yкринформ/2023-04-25T17-01-00-03-00/630_360_1682431156-751.jpg" xlink:type="simple" xlink:show="embed" xlink:actuate="onLoad" draw:mime-type="image/jpeg"/>
</draw:frame>
In Kiev, on April 29, charity concerts of the famous Georgian singer Ninokatamadze, who opposes the war of Russia in Ukraine, will take place.</text:p>
      <text:p text:style-name="P4">
The organizers of the event reported this Ukrinform.</text:p>
      <text:p text:style-name="P4">
“I live Ukraine in my country every day. For more than a year, as I opened my Horizer Fund in Georgia, to mitigate the pain of Ukrainians who have been forced to pointer their country, which desperately continues to fight for true values - freedom of choice, freedom of speech, freedom of the future, which I deliberately chose. There is no surplus Aleu of good deeds, ”Ukrinform Ninokatamadze said in a comment.</text:p>
      <text:p text:style-name="P4">
<draw:frame draw:style-name="fr1" draw:name="Image79" text:anchor-type="as-char" svg:width="6.666667in" svg:height="10.0in" draw:z-index="0">
<draw:image xlink:href="../Images/yкринформ/2023-04-25T17-01-00-03-00/1682431223-173.jpg" xlink:type="simple" xlink:show="embed" xlink:actuate="onLoad" draw:mime-type="image/jpeg"/>
</draw:frame>
The Charitable Foundation created in Tbilisi is guarded by refugees from Ukraine. Nino's motivated year made four charity <text:a xlink:type="simple" xlink:href="https://www.ukrinform.ua/tag-koncert" text:style-name="Internet_20_link" text:visited-style-name="Visited_20_Internet_20_Link">
</text:a>
in Kiev, Lviv and Rivne. And now he goes to Kiev to support Ukrainians.</text:p>
      <text:p text:style-name="P4">
The singer is convinced that as long as the war is ongoing, you need to be together and do more possible to bring the victory closer.</text:p>
      <text:p text:style-name="P4">
<text:span text:style-name="T4">
 Read also: </text:span>
 <text:a xlink:type="simple" xlink:href="https://www.ukrinform.ua/rubric-diaspora/3700457-u-brusseli-vidbuvsa-koncert-ukrainskogo-skripala-vasila-popaduka.html" text:style-name="Internet_20_link" text:visited-style-name="Visited_20_Internet_20_Link">
<text:span text:style-name="T4">
 concert </text:span>
</text:a>
</text:p>
      <text:p text:style-name="P4">
<draw:frame draw:style-name="fr1" draw:name="Image80" text:anchor-type="as-char" svg:width="6.666667in" svg:height="10.0in" draw:z-index="0">
<draw:image xlink:href="../Images/yкринформ/2023-04-25T17-01-00-03-00/1682431222-848.jpg" xlink:type="simple" xlink:show="embed" xlink:actuate="onLoad" draw:mime-type="image/jpeg"/>
</draw:frame>
“Ukrainians have always been close in spirit, and their courage and stability during this terrible war continue to impress me. Therefore, I use every one to come to Ukraine and support those who fight for the future world, the future of our land, for our new honest and sincere history. Every soldier who is fighting in Ukraine, every mother who praises for his son, husband, brother, every father who protects his family, his home and his land is a real hero, ”Nino Katamadze is convinced.</text:p>
      <text:p text:style-name="P4">
The famous performer is only sung by the Georgian, the only song that she performs is the Ukrainian "Chernobyl". The concert program includes small -known hits and new songs that have not been performed before.</text:p>
      <text:p text:style-name="P4">
<text:span text:style-name="T4">
 Read also: </text:span>
 <text:a xlink:type="simple" xlink:href="https://www.ukrinform.ua/rubric-culture/3700282-nacionalna-filarmonia-zaprovadila-pilgovi-kvitki-na-11-travnevih-koncertiv.html" text:style-name="Internet_20_link" text:visited-style-name="Visited_20_Internet_20_Link">
<text:span text:style-name="T4">
 concert </text:span>
</text:a>
The performances will take place on April 28 and 29 at the Park Park, Open Door 18.00, Start 19:00. These concerts continue a series of charity events from the Quarter Concert at the Park Park. Part of the profit from each concert is built to the help of the Armed Forces and IDPs. Partners of the events - BF "For Luhansk region" Tagivsky organization "IDP of Ukraine".</text:p>
      <text:p text:style-name="P4">
News Source: <text:a xlink:type="simple" xlink:href="https://www.ukrinform.ua/rubric-culture/3700569-nino-katamadze-provede-dva-blagodijni-koncerti-v-kievi.html" text:style-name="Internet_20_link" text:visited-style-name="Visited_20_Internet_20_Link">
https://www.ukrinform.ua/rubric-culture/3700569-nino-katamadze-provede-dva-blagodijni-koncerti-v-kievi.html</text:a>
</text:p>
      <!--NEWS-->
      <text:h text:style-name="P10" text:outline-level="1">
<text:span text:style-name="T4">
In the UK there was a regional congress of the Ukrainian Youth Union</text:span>
</text:h>
      <text:p text:style-name="P4">
Authors: Ukrinform (Person)</text:p>
      <text:p text:style-name="P4">
Publisher: Укринформ (Organization)</text:p>
      <text:p text:style-name="P4">
Published Time: 2023-04-25T17:03:00+03:00</text:p>
      <text:p text:style-name="P4">
Modified Time: 2023-04-25T17:03:00+03:00</text:p>
      <text:p text:style-name="P4">
Description: There was a regional congress of the Ukrainian Youth Union in the United Kingdom, during which Anna Fedkechko was elected chairman of the Regional Administration. - Ukrinform.</text:p>
      <text:p text:style-name="P4">
Images: ["<text:a xlink:type="simple" xlink:href="https://static.ukrinform.com/photos/2023_04/thumb_files/630_360_1682430981-990.jpg" text:style-name="Internet_20_link" text:visited-style-name="Visited_20_Internet_20_Link">
630_360_16824...</text:a>
", "<text:a xlink:type="simple" xlink:href="https://static.ukrinform.com/photos/2023_04/1682431038-441.jpg" text:style-name="Internet_20_link" text:visited-style-name="Visited_20_Internet_20_Link">
1682431038-44...</text:a>
", "<text:a xlink:type="simple" xlink:href="https://static.ukrinform.com/photos/2023_04/1682431218-283.jpg" text:style-name="Internet_20_link" text:visited-style-name="Visited_20_Internet_20_Link">
1682431218-28...</text:a>
", "<text:a xlink:type="simple" xlink:href="https://static.ukrinform.com/photos/2023_04/1682431196-610.jpg" text:style-name="Internet_20_link" text:visited-style-name="Visited_20_Internet_20_Link">
1682431196-61...</text:a>
", "<text:a xlink:type="simple" xlink:href="https://static.ukrinform.com/photos/2023_04/1682431269-815.jpg" text:style-name="Internet_20_link" text:visited-style-name="Visited_20_Internet_20_Link">
1682431269-81...</text:a>
"]</text:p>
      <text:p text:style-name="P4">
Tags: ['Британія', 'Діаспора', 'Молодь']</text:p>
      <text:p text:style-name="P4">
Type: Article</text:p>
      <!--METADATA-->
      <text:p text:style-name="P4">
<draw:frame draw:style-name="fr1" draw:name="Image81" text:anchor-type="as-char" svg:width="6.9236in" svg:height="3.956343in" draw:z-index="0">
<draw:image xlink:href="../Images/yкринформ/2023-04-25T17-03-00-03-00/630_360_1682430981-990.jpg" xlink:type="simple" xlink:show="embed" xlink:actuate="onLoad" draw:mime-type="image/jpeg"/>
</draw:frame>
There was a Krai Congress of the Union of Ukrainian Youth in the United Kingdom, during which Anna Fedkechko, the head of the Regional Administration, was elected.</text:p>
      <text:p text:style-name="P4">
According to Ukrinform, this is stated on the Facebook page <text:a xlink:type="simple" xlink:href="https://www.facebook.com/global.CYM/posts/pfbid07dT5VNKEqmZmQK1YXAfcYUit7BoGBmxaohJNr1QTkzRQKqXfkViv7oR5UAKw455Vl" text:style-name="Internet_20_link" text:visited-style-name="Visited_20_Internet_20_Link">
</text:a>
.</text:p>
      <text:p text:style-name="P4">
<draw:frame draw:style-name="fr1" draw:name="Image82" text:anchor-type="as-char" svg:width="6.9236in" svg:height="4.609323in" draw:z-index="0">
<draw:image xlink:href="../Images/yкринформ/2023-04-25T17-03-00-03-00/1682431038-441.jpg" xlink:type="simple" xlink:show="embed" xlink:actuate="onLoad" draw:mime-type="image/jpeg"/>
</draw:frame>
“Thank you for your trust. I hope I can justify your expectations. Seasoning is to encourage, inspire and educate new leaders. Remembering the Protection, do not always wait for me, because I will be in the background, gently pushing young membership forward, ”said Anna Fedkechko.</text:p>
      <text:p text:style-name="P4">
The delegates also chose a new composition of the governing and controlling bodies, the Itovarian court and summed up the activities of the regional organization of Sumy for two years that have passed from the previous congress.</text:p>
      <text:p text:style-name="P4">
<draw:frame draw:style-name="fr1" draw:name="Image84" text:anchor-type="as-char" svg:width="6.9236in" svg:height="4.609323in" draw:z-index="0">
<draw:image xlink:href="../Images/yкринформ/2023-04-25T17-03-00-03-00/1682431196-610.jpg" xlink:type="simple" xlink:show="embed" xlink:actuate="onLoad" draw:mime-type="image/jpeg"/>
</draw:frame>
It is noted that the meeting enabled the governing bodies of the Union in the Great Britain to inform the members of the key initiatives of the entry management, the Assumans - to ask their questions and get their answer.</text:p>
      <text:p text:style-name="P4">
<draw:frame draw:style-name="fr1" draw:name="Image85" text:anchor-type="as-char" svg:width="6.9236in" svg:height="4.615733in" draw:z-index="0">
<draw:image xlink:href="../Images/yкринформ/2023-04-25T17-03-00-03-00/1682431269-815.jpg" xlink:type="simple" xlink:show="embed" xlink:actuate="onLoad" draw:mime-type="image/jpeg"/>
</draw:frame>
We will remind, in 2023 members of the Union of Ukrainian Youth(Am) <text:a xlink:type="simple" xlink:href="https://www.ukrinform.ua/rubric-diaspora/3688851-spilka-ukrainskoi-molodi-vid-pocatku-roku-peredala-ditam-zahisnikiv-ukraini-ponad-2-tis-podarunkiv.html" text:style-name="Internet_20_link" text:visited-style-name="Visited_20_Internet_20_Link">
</text:a>
2190 gifts totaling $ 74,376 for children in the framework of the Ukrainian defenders.</text:p>
      <text:p text:style-name="P4">
<text:span text:style-name="T5">
Foto: cymgb.org</text:span>
</text:p>
      <text:p text:style-name="P4">
News Source: <text:a xlink:type="simple" xlink:href="https://www.ukrinform.ua/rubric-diaspora/3700565-u-velikij-britanii-vidbuvsa-krajovij-zizd-spilki-ukrainskoi-molodi.html" text:style-name="Internet_20_link" text:visited-style-name="Visited_20_Internet_20_Link">
https://www.ukrinform.ua/rubric-diaspora/3700565-u-velikij-britanii-vidbuvsa-krajovij-zizd-spilki-ukrainskoi-molodi.html</text:a>
</text:p>
      <!--NEWS-->
      <text:h text:style-name="P10" text:outline-level="1">
<text:span text:style-name="T4">
In the Dnieper, doctors rescued the military who hit the bullet in the head</text:span>
</text:h>
      <text:p text:style-name="P4">
Authors: Ukrinform (Person)</text:p>
      <text:p text:style-name="P4">
Publisher: Укринформ (Organization)</text:p>
      <text:p text:style-name="P4">
Published Time: 2023-04-25T17:08:56+03:00</text:p>
      <text:p text:style-name="P4">
Modified Time: 2023-04-25T17:08:56+03:00</text:p>
      <text:p text:style-name="P4">
Description: In the Dnieper, neurosurgeons successfully performed a complex operation - removed a ball and fragments of the occipital bone from the head. - Ukrinform.</text:p>
      <text:p text:style-name="P4">
Images: ["<text:a xlink:type="simple" xlink:href="https://static.ukrinform.com/photos/2016_03/thumb_files/630_360_1458825616-8149.jpg" text:style-name="Internet_20_link" text:visited-style-name="Visited_20_Internet_20_Link">
630_360_14588...</text:a>
", "<text:a xlink:type="simple" xlink:href="https://static.ukrinform.com/photos/2023_04/1682431529-353.jpg" text:style-name="Internet_20_link" text:visited-style-name="Visited_20_Internet_20_Link">
1682431529-35...</text:a>
"]</text:p>
      <text:p text:style-name="P4">
Tags: ['МОЗ', 'хірург', 'Війна з росією']</text:p>
      <text:p text:style-name="P4">
Type: Article</text:p>
      <!--METADATA-->
      <text:p text:style-name="P4">
<draw:frame draw:style-name="fr1" draw:name="Image86" text:anchor-type="as-char" svg:width="6.9236in" svg:height="3.956343in" draw:z-index="0">
<draw:image xlink:href="../Images/yкринформ/2023-04-25T17-08-56-03-00/630_360_1458825616-8149.jpg" xlink:type="simple" xlink:show="embed" xlink:actuate="onLoad" draw:mime-type="image/jpeg"/>
</draw:frame>
The Dnieper Surgeons successfully conducted a complex operation - stretched a bullet and fragments of the occipital bone.</text:p>
      <text:p text:style-name="P4">
The Ministry of Health reported in <text:a xlink:type="simple" xlink:href="https://www.facebook.com/moz.ukr/posts/pfbid02LZwYesxKAUTmzX8rap91xbkPpXnJYFQensr1QZFvmqqTfsydb3RvGhz8jowh3r8Al" text:style-name="Internet_20_link" text:visited-style-name="Visited_20_Internet_20_Link">
</text:a>
, reports Ukrinform.</text:p>
      <text:p text:style-name="P4">
According to the Ministry of Health, the military, named Ruslan, originally from the Kharkiv region. To the beginning of the full -scale invasion of the Russian Federation, he lived in the age of 5 km from the border from the Russian Federation, on February 24, 2022, these territories of the capture.</text:p>
      <text:p text:style-name="P4">
<text:span text:style-name="T4">
 Read also: </text:span>
 <text:a xlink:type="simple" xlink:href="https://www.ukrinform.ua/rubric-world/3700288-olafs-libermanis-latvijskij-mikrohirurg-akij-pracuvav-v-ukraini-u-2022-roci.html" text:style-name="Internet_20_link" text:visited-style-name="Visited_20_Internet_20_Link">
</text:a>
Bypassing the enemy and the mine fields, the guy got the experience within two weeks. In the first military enlistment office, he enrolled in a volunteer in the ranks of armed force.</text:p>
      <text:p text:style-name="P4">
<draw:frame draw:style-name="fr1" draw:name="Image87" text:anchor-type="as-char" svg:width="6.9236in" svg:height="9.570419in" draw:z-index="0">
<draw:image xlink:href="../Images/yкринформ/2023-04-25T17-08-56-03-00/1682431529-353.jpg" xlink:type="simple" xlink:show="embed" xlink:actuate="onLoad" draw:mime-type="image/jpeg"/>
</draw:frame>
<text:span text:style-name="T5">
Foto: MOH, Facebook</text:span>
</text:p>
      <text:p text:style-name="P4">
On April 10, Ruslan was seriously injured. The bullet and wreckage of the occipital bout was deeply settled in the brain.</text:p>
      <text:p text:style-name="P4">
Neurosurgeons of Dnipropetrovsk Regional Clinical Hospital named after II The sink was used with the help of a neurosurgical microscope surgery.</text:p>
      <text:p text:style-name="P4">
According to the Ministry of Health, the military has already come to their senses and on April 26 will take place in generic treatment.</text:p>
      <text:p text:style-name="P4">
According to Ukrinform, in one of the front -line hospitals, doctors rescued a wealthily injured military who received multiple damage to the abdominal and heart.</text:p>
      <text:p text:style-name="P4">
_ Photo illustrative_</text:p>
      <text:p text:style-name="P4">
News Source: <text:a xlink:type="simple" xlink:href="https://www.ukrinform.ua/rubric-regions/3700570-u-dnipri-likari-vratuvali-vijskovogo-akomu-kula-vlucila-v-golovu.html" text:style-name="Internet_20_link" text:visited-style-name="Visited_20_Internet_20_Link">
https://www.ukrinform.ua/rubric-regions/3700570-u-dnipri-likari-vratuvali-vijskovogo-akomu-kula-vlucila-v-golovu.html</text:a>
</text:p>
      <!--NEWS-->
      <text:h text:style-name="P10" text:outline-level="1">
<text:span text:style-name="T4">
SpaceX will launch 46 starlink satellites</text:span>
</text:h>
      <text:p text:style-name="P4">
Authors: Ukrinform (Person)</text:p>
      <text:p text:style-name="P4">
Publisher: Укринформ (Organization)</text:p>
      <text:p text:style-name="P4">
Published Time: 2023-04-25T17:10:00+03:00</text:p>
      <text:p text:style-name="P4">
Modified Time: 2023-04-25T17:10:00+03:00</text:p>
      <text:p text:style-name="P4">
Description: SpaceX on Tuesday will launch another large batch of Starlink's online satellites. - Ukrinform.</text:p>
      <text:p text:style-name="P4">
Images: ["<text:a xlink:type="simple" xlink:href="https://static.ukrinform.com/photos/2019_11/thumb_files/630_360_1573465327-342.jpg" text:style-name="Internet_20_link" text:visited-style-name="Visited_20_Internet_20_Link">
630_360_15734...</text:a>
"]</text:p>
      <text:p text:style-name="P4">
Tags: ['Інтернет', 'SpaceX', 'Супутник', 'Starlink']</text:p>
      <text:p text:style-name="P4">
Type: Article</text:p>
      <!--METADATA-->
      <text:p text:style-name="P4">
<draw:frame draw:style-name="fr1" draw:name="Image88" text:anchor-type="as-char" svg:width="6.9236in" svg:height="3.956343in" draw:z-index="0">
<draw:image xlink:href="../Images/yкринформ/2023-04-25T17-10-00-03-00/630_360_1573465327-342.jpg" xlink:type="simple" xlink:show="embed" xlink:actuate="onLoad" draw:mime-type="image/jpeg"/>
</draw:frame>
Tuesday will launch another large batch of Satellite Satellite on Tuesday.</text:p>
      <text:p text:style-name="P4">
As Ukrinform reports, it reports <text:a xlink:type="simple" xlink:href="https://www.space.com/spacex-starlink-launch-group-3-5" text:style-name="Internet_20_link" text:visited-style-name="Visited_20_Internet_20_Link">
</text:a>
Falcon 9 rocket with 46 Space Satellites should start from the Vandenberg Basicosmic Forces in California.</text:p>
      <text:p text:style-name="P4">
If successful, Falcon 9 will return to the ground for planting approximately 8.5 minutes after the start.</text:p>
      <text:p text:style-name="P4">
According to the description of the SpaceX mission, it will be the 13th launch and landing for this gauge. The record amount of such rockets of Spacex is 15 flights.</text:p>
      <text:p text:style-name="P4">
<text:span text:style-name="T4">
 Read also: </text:span>
 <text:a xlink:type="simple" xlink:href="https://www.ukrinform.ua/rubric-technology/3697064-spacex-provodit-persij-viprobuvalnij-polit-korabla-starship.html" text:style-name="Internet_20_link" text:visited-style-name="Visited_20_Internet_20_Link">
</text:a>
Falcon 9 will continue to transport 46 satellites to the Earth orbit, the devons will be deployed approximately 59 minutes after the start.</text:p>
      <text:p text:style-name="P4">
This launch will be the 26th orbital mission of the year for the company.</text:p>
      <text:p text:style-name="P4">
As reported by Ukrinform, April 15 <text:a xlink:type="simple" xlink:href="https://www.ukrinform.ua/tag-spacex" text:style-name="Internet_20_link" text:visited-style-name="Visited_20_Internet_20_Link">
</text:a>
launched a party of 51 minisputian as part of a missiontransporter 7.</text:p>
      <text:p text:style-name="P4">
News Source: <text:a xlink:type="simple" xlink:href="https://www.ukrinform.ua/rubric-technology/3700574-spacex-zapustit-se-46-suputnikiv-starlink.html" text:style-name="Internet_20_link" text:visited-style-name="Visited_20_Internet_20_Link">
https://www.ukrinform.ua/rubric-technology/3700574-spacex-zapustit-se-46-suputnikiv-starlink.html</text:a>
</text:p>
      <!--NEWS-->
      <text:h text:style-name="P10" text:outline-level="1">
<text:span text:style-name="T4">
Ternopil region received medical assistance from the Czech Government</text:span>
</text:h>
      <text:p text:style-name="P4">
Authors: Ukrinform (Person)</text:p>
      <text:p text:style-name="P4">
Publisher: Укринформ (Organization)</text:p>
      <text:p text:style-name="P4">
Published Time: 2023-04-25T17:11:59+03:00</text:p>
      <text:p text:style-name="P4">
Modified Time: 2023-04-25T17:11:59+03:00</text:p>
      <text:p text:style-name="P4">
Description: Ternopil region received medical care worth more than UAH 16 million from the Czech Republic. - Ukrinform.</text:p>
      <text:p text:style-name="P4">
Images: ["<text:a xlink:type="simple" xlink:href="https://static.ukrinform.com/photos/2022_05/thumb_files/630_360_1651760244-833.png" text:style-name="Internet_20_link" text:visited-style-name="Visited_20_Internet_20_Link">
630_360_16517...</text:a>
"]</text:p>
      <text:p text:style-name="P4">
Tags: ['Чехія', 'Ліки', 'Тернопільщина']</text:p>
      <text:p text:style-name="P4">
Type: Article</text:p>
      <!--METADATA-->
      <text:p text:style-name="P4">
<draw:frame draw:style-name="fr1" draw:name="Image89" text:anchor-type="as-char" svg:width="6.9236in" svg:height="3.956343in" draw:z-index="0">
<draw:image xlink:href="../Images/yкринформ/2023-04-25T17-11-59-03-00/630_360_1651760244-833.png" xlink:type="simple" xlink:show="embed" xlink:actuate="onLoad" draw:mime-type="image/png"/>
</draw:frame>
Ternopil region received medical care worth more than UAH 16 million from government.</text:p>
      <text:p text:style-name="P4">
About it reports in <text:a xlink:type="simple" xlink:href="https://t.me/ternopilskaODA/3223" text:style-name="Internet_20_link" text:visited-style-name="Visited_20_Internet_20_Link">
</text:a>
Volodymyr Trush, Head of Ternopil, Ukrinform reports.</text:p>
      <text:p text:style-name="P4">
“Ternopil region received medical care worth more than 16 million hryvnias of the Czech Republic. These are medicines, surgical instruments, medical implants, prosthetics, bandages, ”the message reads.</text:p>
      <text:p text:style-name="P4">
Video: <text:a xlink:type="simple" xlink:href="https://t.me/ternopilskaODA/3223" text:style-name="Internet_20_link" text:visited-style-name="Visited_20_Internet_20_Link">
</text:a>
<text:span text:style-name="T4">
 Read also: </text:span>
 <text:a xlink:type="simple" xlink:href="https://www.ukrinform.ua/rubric-vidbudova/3700537-ukraina-cogoric-realizue-proekti-vidbudovi-na-14-milardiv-smigal.html" text:style-name="Internet_20_link" text:visited-style-name="Visited_20_Internet_20_Link">
</text:a>
The head of the Ova thanked the Consul General of the Czech Republic in Lviv for help and noted that he appreciated his diplomatic institution. The head of the region noted that the cooperation of the Ternopil OVA with the government is very effective. In addition to humanitarian aid, the Czech Republic was in the creation of a modular town for internally displaced persons in Selimolasivka of the Ternopil City Territorial Community.</text:p>
      <text:p text:style-name="P4">
As reported by Ukrinform, on April 19, the Humanitarian assistance was delivered to Ternopil with the Georgian twin city of Batumi.</text:p>
      <text:p text:style-name="P4">
News Source: <text:a xlink:type="simple" xlink:href="https://www.ukrinform.ua/rubric-regions/3700572-ternopilsina-otrimala-medicnu-dopomogu-vid-uradu-cehii.html" text:style-name="Internet_20_link" text:visited-style-name="Visited_20_Internet_20_Link">
https://www.ukrinform.ua/rubric-regions/3700572-ternopilsina-otrimala-medicnu-dopomogu-vid-uradu-cehii.html</text:a>
</text:p>
      <!--NEWS-->
      <text:h text:style-name="P10" text:outline-level="1">
<text:span text:style-name="T4">
Savings Bank renewed the work of two branches in Donetsk region</text:span>
</text:h>
      <text:p text:style-name="P4">
Authors: Ukrinform (Person)</text:p>
      <text:p text:style-name="P4">
Publisher: Укринформ (Organization)</text:p>
      <text:p text:style-name="P4">
Published Time: 2023-04-25T17:12:00+03:00</text:p>
      <text:p text:style-name="P4">
Modified Time: 2023-04-25T17:12:00+03:00</text:p>
      <text:p text:style-name="P4">
Description: Oschadbank on April 24-25, 2023 resumed the operation of two more branches in Donetsk region. - Ukrinform.</text:p>
      <text:p text:style-name="P4">
Images: ["<text:a xlink:type="simple" xlink:href="https://static.ukrinform.com/photos/2023_03/thumb_files/630_360_1679063507-517.jpg" text:style-name="Internet_20_link" text:visited-style-name="Visited_20_Internet_20_Link">
630_360_16790...</text:a>
"]</text:p>
      <text:p text:style-name="P4">
Tags: ['Донеччина', 'Ощадбанк']</text:p>
      <text:p text:style-name="P4">
Type: Article</text:p>
      <!--METADATA-->
      <text:p text:style-name="P4">
<draw:frame draw:style-name="fr1" draw:name="Image90" text:anchor-type="as-char" svg:width="6.9236in" svg:height="3.956343in" draw:z-index="0">
<draw:image xlink:href="../Images/yкринформ/2023-04-25T17-12-00-03-00/630_360_1679063507-517.jpg" xlink:type="simple" xlink:show="embed" xlink:actuate="onLoad" draw:mime-type="image/jpeg"/>
</draw:frame>
Oschadbank24-25 April 2023 resumed the operation of two more branches in Donetsk region.</text:p>
      <text:p text:style-name="P4">
As Ukrinform reports, it reports <text:a xlink:type="simple" xlink:href="https://www.oschadbank.ua/news/se-dva-viddilenna-osadu-zapracuvali-v-doneckij-oblasti" text:style-name="Internet_20_link" text:visited-style-name="Visited_20_Internet_20_Link">
</text:a>
"Oschadbank continues to support clients and restore the work of the units of the Uregions, which have suffered from hostilities and are directly close to the front line. Yes, on April 24-25, 2023, two more branches of the bank have been opened in Donetsk region," the statement said.</text:p>
      <text:p text:style-name="P4">
In general, the network <text:a xlink:type="simple" xlink:href="https://www.ukrinform.ua/tag-osadbank" text:style-name="Internet_20_link" text:visited-style-name="Visited_20_Internet_20_Link">
</text:a>
In Donetsk region, it consists of 25 institutions.</text:p>
      <text:p text:style-name="P4">
It is noted that the branches work again at the addresses: Donetsk region, M. Pokrovsk, Shakhtarsky district, building. 24 b. Working mode: Monday-Friday 09:00 to 15:30, without a break. Another branch will work in Novogrodivka, vul. Gagarina, building. 7. Working mode: Monday-Friday from 08:00 to 14:30, without a break.</text:p>
      <text:p text:style-name="P4">
<text:span text:style-name="T4">
 Read also: </text:span>
 <text:a xlink:type="simple" xlink:href="https://www.ukrinform.ua/rubric-economy/3700026-urad-priznaciv-novij-sklad-nagladovoi-radi-osadbanku.html" text:style-name="Internet_20_link" text:visited-style-name="Visited_20_Internet_20_Link">
<text:span text:style-name="T4">
 Sberbank </text:span>
</text:a>
As it was reported, the Savings Bank network in Pokrovsk now consists of three departments, and in Novogrodivka there are two institutions of the bank. Division provides banking services to customers of retail business.</text:p>
      <text:p text:style-name="P4">
News Source: <text:a xlink:type="simple" xlink:href="https://www.ukrinform.ua/rubric-regions/3700575-osadbank-ponoviv-robotu-dvoh-viddilen-na-doneccini.html" text:style-name="Internet_20_link" text:visited-style-name="Visited_20_Internet_20_Link">
https://www.ukrinform.ua/rubric-regions/3700575-osadbank-ponoviv-robotu-dvoh-viddilen-na-doneccini.html</text:a>
</text:p>
      <!--NEWS-->
      <text:h text:style-name="P10" text:outline-level="1">
<text:span text:style-name="T4">
The expert advises to start a conversation with partners to open the second front against the Russian Federation</text:span>
</text:h>
      <text:p text:style-name="P4">
Authors: Ukrinform (Person)</text:p>
      <text:p text:style-name="P4">
Publisher: Укринформ (Organization)</text:p>
      <text:p text:style-name="P4">
Published Time: 2023-04-25T17:14:43+03:00</text:p>
      <text:p text:style-name="P4">
Modified Time: 2023-04-25T17:14:43+03:00</text:p>
      <text:p text:style-name="P4">
Description: The head of the Military Legal Research Center Oleksandr Musienko believes that Ukraine should start a frank and fair conversation with partners to open the second front in the Russian-Ukrainian war. - Ukrinform.</text:p>
      <text:p text:style-name="P4">
Images: ["<text:a xlink:type="simple" xlink:href="https://static.ukrinform.com/photos/2023_04/thumb_files/630_360_1682432053-384.jpg" text:style-name="Internet_20_link" text:visited-style-name="Visited_20_Internet_20_Link">
630_360_16824...</text:a>
"]</text:p>
      <text:p text:style-name="P4">
Tags: ['білорусь', 'Ядерна зброя', 'Війна з росією']</text:p>
      <text:p text:style-name="P4">
Type: Article</text:p>
      <!--METADATA-->
      <text:p text:style-name="P4">
<draw:frame draw:style-name="fr1" draw:name="Image91" text:anchor-type="as-char" svg:width="6.9236in" svg:height="3.956343in" draw:z-index="0">
<draw:image xlink:href="../Images/yкринформ/2023-04-25T17-14-43-03-00/630_360_1682432053-384.jpg" xlink:type="simple" xlink:show="embed" xlink:actuate="onLoad" draw:mime-type="image/jpeg"/>
</draw:frame>
Oleksandr Musienko, the head of the military-legal research, believes that Ukraine is started to start a frank and fair conversation with partners about the opening of a second-hand in the Russian-Ukrainian war.</text:p>
      <text:p text:style-name="P4">
He expressed this opinion at a roundtable meeting on the topic: "Russian nuclear in Belarus as a threat to European security," Correspondenttukinform reports.</text:p>
      <text:p text:style-name="P4">
"It seems to me that today we have to talk to our partners frankly that, in principle, saved the world during World War II, we are saving now - I mean the second front. This is the question that day is crystallized by today . And the fact that Putin with his aggressive actions provokes the discovery of this front in the territory of Belarus, too, it seems to me that the things we approach, " - said Musienko.</text:p>
      <text:p text:style-name="P4">
According to the expert, he would not easily be threatened, because Putinprag will internationalize the conflict, and how many NATO or Europe would be unhappy with a direct clash with Russia, it is "closer."</text:p>
      <text:p text:style-name="P4">
<text:span text:style-name="T4">
 Read also: </text:span>
 <text:a xlink:type="simple" xlink:href="https://www.ukrinform.ua/rubric-ato/3700561-risenna-rf-rozmistiti-takticnu-adernu-zbrou-u-bilorusi-e-gibridnou-nastupalnou-operacieu-ekspert.html" text:style-name="Internet_20_link" text:visited-style-name="Visited_20_Internet_20_Link">
<text:span text:style-name="T4">
 nuclear </text:span>
</text:a>
"Russia seeks this because Putin is a favorable conflict in Belarus, to put Belarus under the blow and say," It is not us, it is Belarus, Tselukashenko, it is his decision. "And then what? And then let's sit down and discussed(Putin - ed.)ultimatum. This is Putin's position - let's speak the proneclamp <text:a xlink:type="simple" xlink:href="https://www.ukrinform.ua/tag-nato" text:style-name="Internet_20_link" text:visited-style-name="Visited_20_Internet_20_Link">
</text:a>
And so on, " - said the Center for Military Legal Research.</text:p>
      <text:p text:style-name="P4">
According to him, given the statement of Putin about the placement of tactical nuclear weapons of Belarus, the event should be ready for preventive actions.</text:p>
      <text:p text:style-name="P4">
"Is the event ready? I think no. Poland is ready. Hence the statements of the presidency, which were a few months ago, that it is necessary to place American nuclear weapons in Poland. And it is absolute weapons, "the expert said.</text:p>
      <text:p text:style-name="P4">
<text:span text:style-name="T4">
 Read also: </text:span>
 <text:a xlink:type="simple" xlink:href="https://www.ukrinform.ua/rubric-society/3700559-eksministr-dovkilla-rozpoviv-pro-zagrozu-u-vipadku-avarii-na-okupovanij-zaporizkij-aes.html" text:style-name="Internet_20_link" text:visited-style-name="Visited_20_Internet_20_Link">
</text:a>
</text:p>
      <text:p text:style-name="P4">
Photo: Facebook</text:p>
      <text:p text:style-name="P4">
News Source: <text:a xlink:type="simple" xlink:href="https://www.ukrinform.ua/rubric-ato/3700573-ekspert-radit-rozpocati-rozmovu-z-partnerami-pro-vidkritta-drugogo-frontu-proti-rf.html" text:style-name="Internet_20_link" text:visited-style-name="Visited_20_Internet_20_Link">
https://www.ukrinform.ua/rubric-ato/3700573-ekspert-radit-rozpocati-rozmovu-z-partnerami-pro-vidkritta-drugogo-frontu-proti-rf.html</text:a>
</text:p>
      <!--NEWS-->
      <text:h text:style-name="P10" text:outline-level="1">
<text:span text:style-name="T4">
Banks-bankrupt in March paid over one billion hryvnias to creditors</text:span>
</text:h>
      <text:p text:style-name="P4">
Authors: Ukrinform (Person)</text:p>
      <text:p text:style-name="P4">
Publisher: Укринформ (Organization)</text:p>
      <text:p text:style-name="P4">
Published Time: 2023-04-25T17:16:17+03:00</text:p>
      <text:p text:style-name="P4">
Modified Time: 2023-04-25T17:16:17+03:00</text:p>
      <text:p text:style-name="P4">
Description: Insolvent banks, which are in the management of the Deposit Guarantee Fund, in March 2023 were allocated to repay the requirements of their creditors UAH 1.08 billion. - Ukrinform.</text:p>
      <text:p text:style-name="P4">
Images: ["<text:a xlink:type="simple" xlink:href="https://static.ukrinform.com/photos/2022_09/thumb_files/630_360_1664184137-668.jpg" text:style-name="Internet_20_link" text:visited-style-name="Visited_20_Internet_20_Link">
630_360_16641...</text:a>
"]</text:p>
      <text:p text:style-name="P4">
Tags: ['Банк', 'Фонд гарантування', 'Компенсація']</text:p>
      <text:p text:style-name="P4">
Type: Article</text:p>
      <!--METADATA-->
      <text:p text:style-name="P4">
<draw:frame draw:style-name="fr1" draw:name="Image92" text:anchor-type="as-char" svg:width="6.9236in" svg:height="3.956343in" draw:z-index="0">
<draw:image xlink:href="../Images/yкринформ/2023-04-25T17-16-17-03-00/630_360_1664184137-668.jpg" xlink:type="simple" xlink:show="embed" xlink:actuate="onLoad" draw:mime-type="image/jpeg"/>
</draw:frame>
Неплатоспроможні банки, що перебувають в управлінні Фонду гарантування вкладівфізичних осіб, у березні 2023 року спрямували на погашення вимог своїхкредиторів 1,08 млрд грн.</text:p>
      <text:p text:style-name="P4">
Як передає Укрінформ, про це повідомляє <text:a xlink:type="simple" xlink:href="https://www.fg.gov.ua/articles/53753-u-berezni-2023-roku-suma-pogashennya-vimog-kreditoriv-bankiv-v-upravlinni-fondu-perevishchila-1-mlrd-grn.html" text:style-name="Internet_20_link" text:visited-style-name="Visited_20_Internet_20_Link">
</text:a>
"During March 2023, banks, which were liquidated by the Guarantee Fund, were sent to repay the requirements of their creditors UAH 1,081.8 million," -will be in the message.</text:p>
      <text:p text:style-name="P4">
It is noted that from the specified amount, in particular, almost UAH 55.0 million was directed to the requirements of the 3rd queue that arose in the following To cover the expenses of the Fund on the guaranteed compensation for depositors, UAH 52.5 million-4th queue(individuals over a guaranteed amount), 974.3 million UAH-7th stage(a legal entity that is related to banks persons).</text:p>
      <text:p text:style-name="P4">
За січень-березень 2023 року сума погашення вимог кредиторів банків уліквідації склала 1 763,5 млн грн, в т.ч. 150 тис. грн – позачерговезадоволення вимог НБУ як забезпеченого кредитора.</text:p>
      <text:p text:style-name="P4">
<text:span text:style-name="T4">
Читайте також:</text:span>
 <text:a xlink:type="simple" xlink:href="https://www.ukrinform.ua/rubric-economy/3697378-vkladnikam-zbankrutilih-megabanku-i-banku-sic-vidskoduvali-5-milardiv.html" text:style-name="Internet_20_link" text:visited-style-name="Visited_20_Internet_20_Link">
 </text:a>
As a whole, as of April 1, 2023, the requirements of insolvent banks totaling UAH 61 617.2 million were satisfied, of which UAH 1217.0 million was extinguished(solely by recovering the security and property of the guarantors).</text:p>
      <text:p text:style-name="P4">
Як повідомляв Укрінформ, неплатоспроможні банки, що перебувають в управлінні <text:a xlink:type="simple" xlink:href="https://www.ukrinform.ua/tag-fond-garantuvanna" text:style-name="Internet_20_link" text:visited-style-name="Visited_20_Internet_20_Link">
</text:a>
For 2022, the requirements of their creditors were aligned UAH 3.97 billion.</text:p>
      <text:p text:style-name="P4">
News Source: <text:a xlink:type="simple" xlink:href="https://www.ukrinform.ua/rubric-economy/3700576-bankibankruti-u-berezni-viplatili-kreditoram-ponad-milard-griven.html" text:style-name="Internet_20_link" text:visited-style-name="Visited_20_Internet_20_Link">
https://www.ukrinform.ua/rubric-economy/3700576-bankibankruti-u-berezni-viplatili-kreditoram-ponad-milard-griven.html</text:a>
</text:p>
      <!--NEWS-->
      <text:h text:style-name="P10" text:outline-level="1">
<text:span text:style-name="T4">
ARMA is looking for managers for companies related to Rosneft and Rosatom</text:span>
</text:h>
      <text:p text:style-name="P4">
Authors: Ukrinform (Person)</text:p>
      <text:p text:style-name="P4">
Publisher: Укринформ (Organization)</text:p>
      <text:p text:style-name="P4">
Published Time: 2023-04-25T17:16:55+03:00</text:p>
      <text:p text:style-name="P4">
Modified Time: 2023-04-25T17:16:55+03:00</text:p>
      <text:p text:style-name="P4">
Description: The National Agency for the Detection, Investigation and Management of Assets received from corruption and other crimes (ARMA) invites entrepreneurs to compete for the right to manage corporate rights that are indirectly owned by Russian state corporations. - Ukrinform.</text:p>
      <text:p text:style-name="P4">
Images: ["<text:a xlink:type="simple" xlink:href="https://static.ukrinform.com/photos/2022_08/thumb_files/630_360_1660553796-610.jpg" text:style-name="Internet_20_link" text:visited-style-name="Visited_20_Internet_20_Link">
630_360_16605...</text:a>
"]</text:p>
      <text:p text:style-name="P4">
Tags: ['Роснефть', 'АРМА', 'Росатом']</text:p>
      <text:p text:style-name="P4">
Type: Article</text:p>
      <!--METADATA-->
      <text:p text:style-name="P4">
<draw:frame draw:style-name="fr1" draw:name="Image93" text:anchor-type="as-char" svg:width="6.9236in" svg:height="3.956343in" draw:z-index="0">
<draw:image xlink:href="../Images/yкринформ/2023-04-25T17-16-55-03-00/630_360_1660553796-610.jpg" xlink:type="simple" xlink:show="embed" xlink:actuate="onLoad" draw:mime-type="image/jpeg"/>
</draw:frame>
National Agency for Detecting, Investigation and Asset Management received from corruption and other crimes(Arma)Invites entrepreneurs to understand for the right to manage corporate rights, which indirectly submit to Russian state corporations.</text:p>
      <text:p text:style-name="P4">
About it reports <text:a xlink:type="simple" xlink:href="https://arma.gov.ua/news/typical/arma-shukae-upraviteliv-dlya-korporativnih-prav-kompaniy-yaki-nalejat-rosiyskim-rosnefti-ta-rosatomu" text:style-name="Internet_20_link" text:visited-style-name="Visited_20_Internet_20_Link">
</text:a>
, reports Ukrinform.</text:p>
      <text:p text:style-name="P4">
“The National Agency has announced competitive selections of managers for the corporate rights of Ukrainian companies, which are indirectly owned by Russian state corporations“ Naftyana Company “Rosneft” and “Rosatom”, and it will be in the message.</text:p>
      <text:p text:style-name="P4">
<text:span text:style-name="T4">
 Read also: </text:span>
 <text:a xlink:type="simple" xlink:href="https://www.ukrinform.ua/rubric-economy/3698115-sud-peredav-korporativni-prava-ukrnaftoburinna-do-arma.html" text:style-name="Internet_20_link" text:visited-style-name="Visited_20_Internet_20_Link">
<text:span text:style-name="T4">
 ARMA </text:span>
</text:a>
In particular, they are looking for managers for 100% corporate rights(shares)On the total amount of UAH 526 650.00(shares)Nargery amount 1 809 366 392,00 UAH PJSC "Lisichansk oil investment company".</text:p>
      <text:p text:style-name="P4">
It is emphasized that both companies are indirectly owned by the Russian Muddy PJSC "Rosneft" because of the Cyprus company "Rosneft Sh Investments Limited" due to him.</text:p>
      <text:p text:style-name="P4">
Also in the National Agency are looking for managers for 50% of securities(shares)The amount of 80 749 990,00 UAH of PJSC “Nuclear Fuel Production Plant”, which is mediated by the Russian State Corporation on Nuclear Energy "Rosatom" through JSC "Atomenergoprom" and the company of JSC "Twell". As well as100% of corporate rights to the total amount of 5 996 052,00 UAH LLC "Rosatom of Easternuropa", which are indirectly belonging to the Russian state corporation with the potomic energy "Rosatom" through JSC "atoms" and its enterprises.</text:p>
      <text:p text:style-name="P4">
<text:span text:style-name="T4">
 Read also: </text:span>
 <text:a xlink:type="simple" xlink:href="https://www.ukrinform.ua/rubric-culture/3697086-arma-ta-mkip-obminuvatimutsa-informacieu-pro-vikradeni-obekti-kulturnoi-spadsini.html" text:style-name="Internet_20_link" text:visited-style-name="Visited_20_Internet_20_Link">
<text:span text:style-name="T4">
 ARMA </text:span>
</text:a>
As it was reported, for the first quarter of 2023, the ARMA worked 4 059 requests for searches for assets both in Ukraine and abroad. The ARMA also found and searched for 4 462 units of property, in particular, 1 744 land, 1 427 real estate, 842 units. Car transportation, 316 units Intellectual property rights, 98 units with/glue with components, 30 units other property(goods), 5 units of sea/river transport.</text:p>
      <text:p text:style-name="P4">
Photo: 24tv.ua</text:p>
      <text:p text:style-name="P4">
News Source: <text:a xlink:type="simple" xlink:href="https://www.ukrinform.ua/rubric-economy/3700577-arma-sukae-upraviteliv-dla-kompanij-aki-povazani-z-rosneftu-ta-rosatomom.html" text:style-name="Internet_20_link" text:visited-style-name="Visited_20_Internet_20_Link">
https://www.ukrinform.ua/rubric-economy/3700577-arma-sukae-upraviteliv-dla-kompanij-aki-povazani-z-rosneftu-ta-rosatomom.html</text:a>
</text:p>
      <!--NEWS-->
      <text:h text:style-name="P10" text:outline-level="1">
<text:span text:style-name="T4">
Famous rivals of Ukrainian women at a tennis tournament in Madrid</text:span>
</text:h>
      <text:p text:style-name="P4">
Authors: Ukrinform (Person)</text:p>
      <text:p text:style-name="P4">
Publisher: Укринформ (Organization)</text:p>
      <text:p text:style-name="P4">
Published Time: 2023-04-25T17:21:00+03:00</text:p>
      <text:p text:style-name="P4">
Modified Time: 2023-04-25T17:21:00+03:00</text:p>
      <text:p text:style-name="P4">
Description: Five Ukrainian women will play in the main grid of competitions. - Ukrinform.</text:p>
      <text:p text:style-name="P4">
Images: ["<text:a xlink:type="simple" xlink:href="https://static.ukrinform.com/photos/2023_04/thumb_files/630_360_1682432259-869.jpg" text:style-name="Internet_20_link" text:visited-style-name="Visited_20_Internet_20_Link">
630_360_16824...</text:a>
"]</text:p>
      <text:p text:style-name="P4">
Tags: ['Цуренко', 'Світоліна', 'Теніс', 'Марта Костюк', 'Даяна Ястремська', 'Ангеліна Калініна']</text:p>
      <text:p text:style-name="P4">
Type: Article</text:p>
      <!--METADATA-->
      <text:p text:style-name="P4">
<draw:frame draw:style-name="fr1" draw:name="Image94" text:anchor-type="as-char" svg:width="6.9236in" svg:height="3.956343in" draw:z-index="0">
<draw:image xlink:href="../Images/yкринформ/2023-04-25T17-21-00-03-00/630_360_1682432259-869.jpg" xlink:type="simple" xlink:show="embed" xlink:actuate="onLoad" draw:mime-type="image/jpeg"/>
</draw:frame>
Five Ukrainian will play in the main grid of competitions.</text:p>
      <text:p text:style-name="P4">
There was a draw of the main grid in a single discharge of the WTA 1000 Umadrid tournament, Ukrinform reports.</text:p>
      <text:p text:style-name="P4">
Elina Svitolina(№1088 WTA)which won the Wild Card, at the start of the tournament will play against Belarus Alexandra Sasnovich(№47 WTA).</text:p>
      <text:p text:style-name="P4">
Леся Цуренко (№77 WTA)will hold a match against the Italian Luchia Bronsetti(№97 WTA).</text:p>
      <text:p text:style-name="P4">
Ангеліна Калініна (№34 WTA)misses the first circle, in the second she will play the conflict of the match of Camil George(№40 WTA)/ March Sheriff(№59 WTA).</text:p>
      <text:p text:style-name="P4">
Марта Костюк (№36 WTA)In the second circle will hold a match against Kamila Osorio(№115WTA)or the winner of the qualification.</text:p>
      <text:p text:style-name="P4">
In the finale of Diana Yastremskaya qualification(№149 WTA)beat the representatives of Yulia Graber(№ 92 WTA)- 6: 1, 6: 2. Yastremskaya made his way at the base, her rival in the first round of the competition will be known later.</text:p>
      <text:p text:style-name="P4">
<text:span text:style-name="T4">
 Read also: </text:span>
 <text:a xlink:type="simple" xlink:href="https://www.ukrinform.ua/rubric-sports/3700562-astremska-probilasa-v-osnovnu-sitku-turniru-v-madridi.html" text:style-name="Internet_20_link" text:visited-style-name="Visited_20_Internet_20_Link">
<text:span text:style-name="T4">
 Yastremskaya </text:span>
</text:a>
According to Ukrinform, the tournament in Madrid will last from April 25 to May 6.</text:p>
      <text:p text:style-name="P4">
Photo: btu.org.ua</text:p>
      <text:p text:style-name="P4">
News Source: <text:a xlink:type="simple" xlink:href="https://www.ukrinform.ua/rubric-sports/3700580-vidomi-supernici-ukrainok-na-turniri-v-madridi.html" text:style-name="Internet_20_link" text:visited-style-name="Visited_20_Internet_20_Link">
https://www.ukrinform.ua/rubric-sports/3700580-vidomi-supernici-ukrainok-na-turniri-v-madridi.html</text:a>
</text:p>
      <!--NEWS-->
      <text:h text:style-name="P10" text:outline-level="1">
<text:span text:style-name="T4">
Border guards in the melee repelled Russian attack in Bakhmut</text:span>
</text:h>
      <text:p text:style-name="P4">
Authors: Ukrinform (Person)</text:p>
      <text:p text:style-name="P4">
Publisher: Укринформ (Organization)</text:p>
      <text:p text:style-name="P4">
Published Time: 2023-04-25T17:23:00+03:00</text:p>
      <text:p text:style-name="P4">
Modified Time: 2023-04-25T17:23:00+03:00</text:p>
      <text:p text:style-name="P4">
Description: The fighters of the State Border Service of Ukraine in the melee of the fight repelled another attack of Russian invaders in Bakhmut of Donetsk region. - Ukrinform.</text:p>
      <text:p text:style-name="P4">
Images: ["<text:a xlink:type="simple" xlink:href="https://static.ukrinform.com/photos/2023_04/thumb_files/630_360_1682432747-988.jpg" text:style-name="Internet_20_link" text:visited-style-name="Visited_20_Internet_20_Link">
630_360_16824...</text:a>
"]</text:p>
      <text:p text:style-name="P4">
Tags: ['Бахмут', 'Прикордонники', 'Війна з росією']</text:p>
      <text:p text:style-name="P4">
Type: Article</text:p>
      <!--METADATA-->
      <text:p text:style-name="P4">
<draw:frame draw:style-name="fr1" draw:name="Image95" text:anchor-type="as-char" svg:width="6.9236in" svg:height="3.956343in" draw:z-index="0">
<draw:image xlink:href="../Images/yкринформ/2023-04-25T17-23-00-03-00/630_360_1682432747-988.jpg" xlink:type="simple" xlink:show="embed" xlink:actuate="onLoad" draw:mime-type="image/jpeg"/>
</draw:frame>
The border of the State Border Service of Ukraine in the melee of the battle reflected another Atacusian invaders in Bakhmut of Donetsk region.</text:p>
      <text:p text:style-name="P4">
The SSSU reported this in <text:a xlink:type="simple" xlink:href="https://t.me/DPSUkr/10756" text:style-name="Internet_20_link" text:visited-style-name="Visited_20_Internet_20_Link">
</text:a>
, reports Ukrinform.</text:p>
      <text:p text:style-name="P4">
As it is noted, the attack was carried out by a group of ten Russian soldiers. The ashables tried to seize the border support point.</text:p>
      <text:p text:style-name="P4">
Another enemy attack border guards-migrants were triggered in another Bakhmut sector.</text:p>
      <text:p text:style-name="P4">
<text:span text:style-name="T4">
 Read also: </text:span>
 <text:a xlink:type="simple" xlink:href="https://www.ukrinform.ua/rubric-ato/3700522-na-bahmutskomu-napramku-zsu-znisili-175-zagarbnikiv-cerevatij.html" text:style-name="Internet_20_link" text:visited-style-name="Visited_20_Internet_20_Link">
<text:span text:style-name="T4">
 Bakhmut </text:span>
</text:a>
"The fire raid of our forces broke the enemy infantry on the march before the line of consolation," the State Tax Administration noted.</text:p>
      <text:p text:style-name="P4">
According to the service, in general the border units were neutralized by the Ten of Och Russian: one was liquidated, the rest were injured.</text:p>
      <text:p text:style-name="P4">
As reported by Ukrinform, the commander of the Land Forces of the Armed Forces of Ukraine Alexander General-Colonel <text:a xlink:type="simple" xlink:href="https://www.ukrinform.ua/rubric-ato/3700518-sirskij-nazvav-pat-pricin-dla-utrimanna-bahmuta.html" text:style-name="Internet_20_link" text:visited-style-name="Visited_20_Internet_20_Link">
</text:a>
.</text:p>
      <text:p text:style-name="P4">
Photo: DPSU</text:p>
      <text:p text:style-name="P4">
News Source: <text:a xlink:type="simple" xlink:href="https://www.ukrinform.ua/rubric-ato/3700583-prikordonniki-u-bliznomu-bou-vidbili-rosijsku-ataku-v-bahmuti.html" text:style-name="Internet_20_link" text:visited-style-name="Visited_20_Internet_20_Link">
https://www.ukrinform.ua/rubric-ato/3700583-prikordonniki-u-bliznomu-bou-vidbili-rosijsku-ataku-v-bahmuti.html</text:a>
</text:p>
      <!--NEWS-->
      <text:h text:style-name="P10" text:outline-level="1">
<text:span text:style-name="T4">
USAID's program will send $ 1.5 million to support women in business</text:span>
</text:h>
      <text:p text:style-name="P4">
Authors: Ukrinform (Person)</text:p>
      <text:p text:style-name="P4">
Publisher: Укринформ (Organization)</text:p>
      <text:p text:style-name="P4">
Published Time: 2023-04-25T17:27:18+03:00</text:p>
      <text:p text:style-name="P4">
Modified Time: 2023-04-25T17:27:18+03:00</text:p>
      <text:p text:style-name="P4">
Description: The USAID Competitive Economy of Ukraine announces a $ 1.5 million grant program for small and medium -sized family and women's enterprises. - Ukrinform.</text:p>
      <text:p text:style-name="P4">
Images: ["<text:a xlink:type="simple" xlink:href="https://static.ukrinform.com/photos/2016_09/thumb_files/630_360_1473076114-3641.jpg" text:style-name="Internet_20_link" text:visited-style-name="Visited_20_Internet_20_Link">
630_360_14730...</text:a>
"]</text:p>
      <text:p text:style-name="P4">
Tags: ['Україна', 'USAID', 'Жінки', 'Грант']</text:p>
      <text:p text:style-name="P4">
Type: Article</text:p>
      <!--METADATA-->
      <text:p text:style-name="P4">
<draw:frame draw:style-name="fr1" draw:name="Image96" text:anchor-type="as-char" svg:width="6.9236in" svg:height="3.956343in" draw:z-index="0">
<draw:image xlink:href="../Images/yкринформ/2023-04-25T17-27-18-03-00/630_360_1473076114-3641.jpg" xlink:type="simple" xlink:show="embed" xlink:actuate="onLoad" draw:mime-type="image/jpeg"/>
</draw:frame>
The competitive economy of Ukraine announces a $ 1.5 million dollars for small and medium -sized family and women's enterprises.</text:p>
      <text:p text:style-name="P4">
As Ukrinform reports, it reports <text:a xlink:type="simple" xlink:href="https://www.me.gov.ua/News/Detail" text:style-name="Internet_20_link" text:visited-style-name="Visited_20_Internet_20_Link">
</text:a>
Within the initiative, grants are planned to be grant from 10 thousand to 35 thousand dolls. USA. Grants will be provided for relaxation measures, opening a new direction, scaling business in Ukraine, entering international markets, introducing innovative decisions, optimizing business processes.</text:p>
      <text:p text:style-name="P4">
The implementation of the grant program is in partnership with the Ministry of Marching of Ukraine as part of government initiatives to support micro, small tasted <text:a xlink:type="simple" xlink:href="https://www.ukrinform.ua/tag-biznes" text:style-name="Internet_20_link" text:visited-style-name="Visited_20_Internet_20_Link">
</text:a>
Eblas aimed at working up jobs, opening a new or expanding existing business.</text:p>
      <text:p text:style-name="P4">
“Small and medium -sized businesses are the basis of a stable economy. Therefore, it is urgent to stimulate its growth. We appreciate our cooperation with USAID, especially with the competitive economy program, and we expect that the project will give impetus to the development of SME Yulia Sviridenko.</text:p>
      <text:p text:style-name="P4">
<text:span text:style-name="T4">
 Read also: </text:span>
 <text:a xlink:type="simple" xlink:href="https://www.ukrinform.ua/rubric-economy/3696951-za-programou-vlasna-sprava-se-290-ukrainciv-otrimaut-grosi-na-rozvitok-biznesu.html" text:style-name="Internet_20_link" text:visited-style-name="Visited_20_Internet_20_Link">
<text:span text:style-name="T4">
 own </text:span>
 <text:span text:style-name="T4">
 </text:span>
 case **</text:a>
According to the press service, applications for participation in the program will be accepted on 24th 2023 inclusive. Given considerable interest, reception and consideration of applications will take place in several stages: May 19; June 16; July 24th.</text:p>
      <text:p text:style-name="P4">
Priority industries for grant support are the production of cosmetics, textile products, household items, craft production, food processing, IT, furniture and other products. However, the USAID Competitive Economy of Ukraine is opened to support other sectors that meet the selection criteria.</text:p>
      <text:p text:style-name="P4">
As reported by Ukrinform, within the first wave of submission of applications for grants for veterans under the Program "own business" <text:a xlink:type="simple" xlink:href="https://www.ukrinform.ua/rubric-economy/3700049-granti-dla-veteraniv-ukrainski-zahisniki-podali-zaavok-na-na-21-miljon.html" text:style-name="Internet_20_link" text:visited-style-name="Visited_20_Internet_20_Link">
</text:a>
to start or develop your business.</text:p>
      <text:p text:style-name="P4">
News Source: <text:a xlink:type="simple" xlink:href="https://www.ukrinform.ua/rubric-economy/3700584-programa-usaid-spramue-15-miljona-na-pidtrimku-zinok-u-biznesi.html" text:style-name="Internet_20_link" text:visited-style-name="Visited_20_Internet_20_Link">
https://www.ukrinform.ua/rubric-economy/3700584-programa-usaid-spramue-15-miljona-na-pidtrimku-zinok-u-biznesi.html</text:a>
</text:p>
      <!--NEWS-->
      <text:h text:style-name="P10" text:outline-level="1">
<text:span text:style-name="T4">
Russia's aggressive behavior must be stopped once and for all - Stoltenberg</text:span>
</text:h>
      <text:p text:style-name="P4">
Authors: Ukrinform (Person)</text:p>
      <text:p text:style-name="P4">
Publisher: Укринформ (Organization)</text:p>
      <text:p text:style-name="P4">
Published Time: 2023-04-25T17:35:35+03:00</text:p>
      <text:p text:style-name="P4">
Modified Time: 2023-04-25T17:35:35+03:00</text:p>
      <text:p text:style-name="P4">
Description: No one knows when the Russian aggressive war against Ukraine will end, but it is obvious that this aggressive trend in Russia's behavior should be laid, once and for all. - Ukrinform.</text:p>
      <text:p text:style-name="P4">
Images: ["<text:a xlink:type="simple" xlink:href="https://static.ukrinform.com/photos/2023_04/thumb_files/630_360_1681978989-610.jpg" text:style-name="Internet_20_link" text:visited-style-name="Visited_20_Internet_20_Link">
630_360_16819...</text:a>
"]</text:p>
      <text:p text:style-name="P4">
Tags: ['Грузія', 'Столтенберг', 'Війна з росією']</text:p>
      <text:p text:style-name="P4">
Type: Article</text:p>
      <!--METADATA-->
      <text:p text:style-name="P4">
<draw:frame draw:style-name="fr1" draw:name="Image97" text:anchor-type="as-char" svg:width="6.9236in" svg:height="3.956343in" draw:z-index="0">
<draw:image xlink:href="../Images/yкринформ/2023-04-25T17-35-35-03-00/630_360_1681978989-610.jpg" xlink:type="simple" xlink:show="embed" xlink:actuate="onLoad" draw:mime-type="image/jpeg"/>
</draw:frame>
No one does not know when the Russian aggressive war against Ukraine will end, but it is evident that this aggressive trend in Russia's behavior should be laid on, once and for all.</text:p>
      <text:p text:style-name="P4">
This belief in the Brussels Headquarters of NATO during a joint statement to press with Georgia Prime Minister Iraklius Garibashvili was expressed by NATO Secretary-General Jens Stoltenberg, Ukrinform correspondent reports.</text:p>
      <text:p text:style-name="P4">
“Today we will also talk about Russia's aggressive war and the importance of Ukraine's support. Last week I was in Kiev, and my message to Presidentazeline was very clear: NATO would stand with Ukraine for as long as it would be necessary. We do not know when this war is over, but we know that Russian aggression is a toxic tendency in behavior that should be stopped and forever, ”Stoltenberg said.</text:p>
      <text:p text:style-name="P4">
<text:span text:style-name="T4">
 Read also: </text:span>
 <text:a xlink:type="simple" xlink:href="https://www.ukrinform.ua/rubric-world/3699103-stoltenberg-nagolosiv-na-neobhidnosti-pripiniti-patern-agresii-putina.html" text:style-name="Internet_20_link" text:visited-style-name="Visited_20_Internet_20_Link">
<text:span text:style-name="T4">
 Stoltenberg </text:span>
</text:a>
He noted that Georgia and the people of Georgia understand it very well.</text:p>
      <text:p text:style-name="P4">
“Ukraine adheres to its right to self -defense, in accordance with the UN Charter. Yachikuy that all NATO partners will support this purpose, ”the head of the allane added.</text:p>
      <text:p text:style-name="P4">
Stoltenberg congratulated Georgia's Euro -Atlantic aspirations, and noted that Georgia could count on political and practical support for the Allies.</text:p>
      <text:p text:style-name="P4">
“I congratulate the decision to withdraw a law on" foreign influence "that was unconfirmed with Euro -Atlantic values and with the protection of fundamental benefits. The Georgia people have clearly expressed: they want to live in a democratic pastome country integrated into the Euro -Atlantic space. NATO will be able to be your partner while you are working to perform this mansion, ”the Secretary General of the Alliance said.</text:p>
      <text:p text:style-name="P4">
<text:span text:style-name="T4">
 Read also: </text:span>
 <text:a xlink:type="simple" xlink:href="https://www.ukrinform.ua/rubric-polytics/3699086-orban-emocijno-vidreaguvav-na-zaavu-stoltenberga-pro-majbutne-clenstvo-ukraini-v-nato.html" text:style-name="Internet_20_link" text:visited-style-name="Visited_20_Internet_20_Link">
<text:span text:style-name="T4">
 Stoltenberg </text:span>
</text:a>
</text:p>
      <text:p text:style-name="P4">
At the same time, Georgia's authorities continue to keep the seriously ill-lived President of Georgia Mikhail Saakashvili, whose release of a significant value of European politicians is a prerequisite for any further movement groups in democratic development.</text:p>
      <text:p text:style-name="P4">
News Source: <text:a xlink:type="simple" xlink:href="https://www.ukrinform.ua/rubric-polytics/3700586-agresivna-povedinka-rosii-mae-buti-zupinena-raz-i-nazavzdi-stoltenberg.html" text:style-name="Internet_20_link" text:visited-style-name="Visited_20_Internet_20_Link">
https://www.ukrinform.ua/rubric-polytics/3700586-agresivna-povedinka-rosii-mae-buti-zupinena-raz-i-nazavzdi-stoltenberg.html</text:a>
</text:p>
      <!--NEWS-->
      <text:h text:style-name="P10" text:outline-level="1">
<text:span text:style-name="T4">
The Polish Airlines LOT refused to take on board Russian tennis player</text:span>
</text:h>
      <text:p text:style-name="P4">
Authors: Ukrinform (Person)</text:p>
      <text:p text:style-name="P4">
Publisher: Укринформ (Organization)</text:p>
      <text:p text:style-name="P4">
Published Time: 2023-04-25T17:37:39+03:00</text:p>
      <text:p text:style-name="P4">
Modified Time: 2023-04-25T17:37:39+03:00</text:p>
      <text:p text:style-name="P4">
Description: The Polish Airlines LOT refused to take a passenger on her plane by Russian tennis player Vitaliy Dyachenko. - Ukrinform.</text:p>
      <text:p text:style-name="P4">
Images: ["<text:a xlink:type="simple" xlink:href="https://static.ukrinform.com/photos/2018_10/thumb_files/630_360_1539855265-828.jpg" text:style-name="Internet_20_link" text:visited-style-name="Visited_20_Internet_20_Link">
630_360_15398...</text:a>
"]</text:p>
      <text:p text:style-name="P4">
Tags: ['Літак', 'Польща', 'Теніс', 'росія', 'LOT']</text:p>
      <text:p text:style-name="P4">
Type: Article</text:p>
      <!--METADATA-->
      <text:p text:style-name="P4">
<draw:frame draw:style-name="fr1" draw:name="Image98" text:anchor-type="as-char" svg:width="6.9236in" svg:height="3.956343in" draw:z-index="0">
<draw:image xlink:href="../Images/yкринформ/2023-04-25T17-37-39-03-00/630_360_1539855265-828.jpg" xlink:type="simple" xlink:show="embed" xlink:actuate="onLoad" draw:mime-type="image/jpeg"/>
</draw:frame>
The Polish Avias Company LOT refused to take a passenger on her plane by the Russian Tanisist Vitaliy Dyachenko.</text:p>
      <text:p text:style-name="P4">
The information reported by the Russian was confirmed <text:a xlink:type="simple" xlink:href="https://www.pap.pl/aktualnosci/news%2C1565328%2Clot-odmowil-odprawy-rosyjskiej-tenisistce-djaczenko.html" text:style-name="Internet_20_link" text:visited-style-name="Visited_20_Internet_20_Link">
</text:a>
In the Polish airline, reports Ukrinform.</text:p>
      <text:p text:style-name="P4">
“The LOT was not able to accept the Russian Federation citizen on its flight, acting in accordance with the order of the Minister of Internal Affairs of the Treasury Affairs of March 13, 2020 on temporary suspension or restriction of border traffic at separate checkpoints. The provisions of the destruction introduced restrictions at certain checkpoints, including the varoports, regarding the citizens of the Russian Federation traveling from outside the Intercession zone, ”the Polish airline said.</text:p>
      <text:p text:style-name="P4">
The Russian woman in social networks complained that she was denied the service in LOT. Subsequently, she was also refused a ticket for Lufthansa, explaining to her that she had to come to the EU because of her visa.</text:p>
      <text:p text:style-name="P4">
<text:span text:style-name="T4">
 Read also: </text:span>
 <text:a xlink:type="simple" xlink:href="https://www.ukrinform.ua/rubric-world/3689680-izrailska-aviakompania-sun-dor-pisla-16ricnoi-perervi-vidnovila-rejsi-do-tureccini.html" text:style-name="Internet_20_link" text:visited-style-name="Visited_20_Internet_20_Link">
<text:span text:style-name="T4">
 Airline </text:span>
</text:a>
According to 32-year-old Dyachenko, as she takes the 250th place in the WTA ranking, she went to fly from Cairo to Nice transit through Warsaw. At the same time, she had a recommendation letter from the tennis organizations WTA, ITF and the worker <text:a xlink:type="simple" xlink:href="https://www.ukrinform.ua/tag-oon" text:style-name="Internet_20_link" text:visited-style-name="Visited_20_Internet_20_Link">
</text:a>
whose father was born in Ukraine.</text:p>
      <text:p text:style-name="P4">
Since the Russian woman was unable to arrive in time to Nice, she will have to take off from the tournament. According to her, she stayed in Cairo for 18 hours, spent a few per few euros and was demonstrated by the attitude "as a third -grade man".</text:p>
      <text:p text:style-name="P4">
It is known that Ukraine and many other countries, including Poland, calling to the International Olympic Committee to exclude Russians and Belarusians from all international competitions in connection with the participation of these countries in full -scale armed aggression against Ukraine.</text:p>
      <text:p text:style-name="P4">
News Source: <text:a xlink:type="simple" xlink:href="https://www.ukrinform.ua/rubric-world/3700591-polska-aviakompania-lot-vidmovilasa-vzati-na-bort-rosijsku-tenisistku.html" text:style-name="Internet_20_link" text:visited-style-name="Visited_20_Internet_20_Link">
https://www.ukrinform.ua/rubric-world/3700591-polska-aviakompania-lot-vidmovilasa-vzati-na-bort-rosijsku-tenisistku.html</text:a>
</text:p>
      <!--NEWS-->
      <text:h text:style-name="P10" text:outline-level="1">
<text:span text:style-name="T4">
NATO integration remains for Georgia a higher priority - Garibashvili</text:span>
</text:h>
      <text:p text:style-name="P4">
Authors: Ukrinform (Person)</text:p>
      <text:p text:style-name="P4">
Publisher: Укринформ (Organization)</text:p>
      <text:p text:style-name="P4">
Published Time: 2023-04-25T17:38:34+03:00</text:p>
      <text:p text:style-name="P4">
Modified Time: 2023-04-25T17:38:34+03:00</text:p>
      <text:p text:style-name="P4">
Description: In difficult security conditions, which are formed as a result of Russian aggression against Ukraine, Georgia remains in the path of European and Euro -Atlantic integration, and considers further rapprochement with NATO as the highest priority of foreign policy. - Ukrinform.</text:p>
      <text:p text:style-name="P4">
Images: ["<text:a xlink:type="simple" xlink:href="https://static.ukrinform.com/photos/2022_02/thumb_files/630_360_1645786693-391.jpg" text:style-name="Internet_20_link" text:visited-style-name="Visited_20_Internet_20_Link">
630_360_16457...</text:a>
"]</text:p>
      <text:p text:style-name="P4">
Tags: ['Брюссель', 'Грузія', 'НАТО', 'Столтенберг']</text:p>
      <text:p text:style-name="P4">
Type: Article</text:p>
      <!--METADATA-->
      <text:p text:style-name="P4">
<draw:frame draw:style-name="fr1" draw:name="Image99" text:anchor-type="as-char" svg:width="6.9236in" svg:height="3.956343in" draw:z-index="0">
<draw:image xlink:href="../Images/yкринформ/2023-04-25T17-38-34-03-00/630_360_1645786693-391.jpg" xlink:type="simple" xlink:show="embed" xlink:actuate="onLoad" draw:mime-type="image/jpeg"/>
</draw:frame>
In difficult conditions, which are formed as a result of Russian aggression against Ukraine, Georgia remains in the path of European and Euro -Atlantic integration, and considers further rapprochement with NATO as the highest priority of foreign policy.</text:p>
      <text:p text:style-name="P4">
This was stated by Prime Minister of Georgia Irakligaribashvili, during a joint statement for the press with NATO Secretary General with NATO Stoltenberg, Ukrinform correspondent reports.</text:p>
      <text:p text:style-name="P4">
“The Euro -Atlantic aspirations of Georgia remain the highest priority of our external policy. We are ready to deepen our political dialogue and practical work with NATO in all dimensions, ”the Georgian official said.</text:p>
      <text:p text:style-name="P4">
<text:span text:style-name="T4">
 Read also: </text:span>
 <text:a xlink:type="simple" xlink:href="https://www.ukrinform.ua/rubric-polytics/3700586-agresivna-povedinka-rosii-mae-buti-zupinena-raz-i-nazavzdi-stoltenberg.html" text:style-name="Internet_20_link" text:visited-style-name="Visited_20_Internet_20_Link">
<text:span text:style-name="T4">
 Stoltenb </text:span>
</text:a>
He stressed that the war in Ukraine is a huge challenge for all European security architecture, Georgia and the whole region. He also reminded that Georgia has its own problems with Russia and the ocular occupation of the territories.</text:p>
      <text:p text:style-name="P4">
Garibashvili thanked the NATO Secretary General for the support of Georgia's Euro -Atlantic work, as well as for the adamant support of the sovereignty and territorial persistence of Georgia within its internationally recognized borders.</text:p>
      <text:p text:style-name="P4">
"I also want to point out that we have made significant progress over the past years," have signed an Association Agreement and the Free Trade Area of the Zevrian Union, received a visa -free regime. Last year, we received a European perspective, which is a historical solution. We are now actively working for the implementation of so-called 12 priorities that will be completed by the same time and we are sure that Georgia is worthy of the status of a candidate country(Head of the EU - ed.)», - said Georgia Prime Minister.</text:p>
      <text:p text:style-name="P4">
<text:span text:style-name="T4">
 Read also: </text:span>
 <text:a xlink:type="simple" xlink:href="https://www.ukrinform.ua/rubric-world/3686857-berbok-poobicala-gruzii-pidtrimku-v-procesi-vstupu-kraini-do-es.html" text:style-name="Internet_20_link" text:visited-style-name="Visited_20_Internet_20_Link">
</text:a>
It was reported that the Parliament of Georgia on March 7, in an accelerated regime, approved the comprehensive reading of the bill "On transparency of foreign influence", which is respected by the Russian repressive law on "inaging". Legislators' controversy caused large -scale protests under the building of the Georgian Parliament, resulting in detained 133 people. In the end, the Government of the Georgian Dream and the Movement of the Power of the People decided to withdraw the Law of the Georgian.Photo: gov.ge</text:p>
      <text:p text:style-name="P4">
News Source: <text:a xlink:type="simple" xlink:href="https://www.ukrinform.ua/rubric-world/3700592-integracia-v-nato-zalisaetsa-dla-gruzii-visim-prioritetom-garibasvili.html" text:style-name="Internet_20_link" text:visited-style-name="Visited_20_Internet_20_Link">
https://www.ukrinform.ua/rubric-world/3700592-integracia-v-nato-zalisaetsa-dla-gruzii-visim-prioritetom-garibasvili.html</text:a>
</text:p>
      <!--NEWS-->
      <text:h text:style-name="P10" text:outline-level="1">
<text:span text:style-name="T4">
In Canada, Diaspora organized a concert of the Ukrainian ethnic group of Cossack Siromakh</text:span>
</text:h>
      <text:p text:style-name="P4">
Authors: Ukrinform (Person)</text:p>
      <text:p text:style-name="P4">
Publisher: Укринформ (Organization)</text:p>
      <text:p text:style-name="P4">
Published Time: 2023-04-25T17:40:00+03:00</text:p>
      <text:p text:style-name="P4">
Modified Time: 2023-04-25T17:40:00+03:00</text:p>
      <text:p text:style-name="P4">
Description: In the city of Edmonton, the capital of the Canadian province of Alberta, a charity concert of the Cossack Siromakh (Alexander Lyubbozhenko) was held, which is known for its colorful folk style of creativity and following the Cossack traditions. - Ukrinform.</text:p>
      <text:p text:style-name="P4">
Images: ["<text:a xlink:type="simple" xlink:href="https://static.ukrinform.com/photos/2023_04/thumb_files/630_360_1682433506-251.jpg" text:style-name="Internet_20_link" text:visited-style-name="Visited_20_Internet_20_Link">
630_360_16824...</text:a>
", "<text:a xlink:type="simple" xlink:href="https://static.ukrinform.com/photos/2023_04/1682433528-508.jpg" text:style-name="Internet_20_link" text:visited-style-name="Visited_20_Internet_20_Link">
1682433528-50...</text:a>
", "<text:a xlink:type="simple" xlink:href="https://static.ukrinform.com/photos/2023_04/1682433553-552.jpg" text:style-name="Internet_20_link" text:visited-style-name="Visited_20_Internet_20_Link">
1682433553-55...</text:a>
", "<text:a xlink:type="simple" xlink:href="https://static.ukrinform.com/photos/2023_04/1682433584-829.jpg" text:style-name="Internet_20_link" text:visited-style-name="Visited_20_Internet_20_Link">
1682433584-82...</text:a>
", "<text:a xlink:type="simple" xlink:href="https://static.ukrinform.com/photos/2023_04/1682433554-770.jpg" text:style-name="Internet_20_link" text:visited-style-name="Visited_20_Internet_20_Link">
1682433554-77...</text:a>
", "<text:a xlink:type="simple" xlink:href="https://static.ukrinform.com/photos/2023_04/1682433583-574.jpg" text:style-name="Internet_20_link" text:visited-style-name="Visited_20_Internet_20_Link">
1682433583-57...</text:a>
"]</text:p>
      <text:p text:style-name="P4">
Tags: ['Діаспора', 'Канада', 'Концерт', 'Консульство', 'Культура']</text:p>
      <text:p text:style-name="P4">
Type: Article</text:p>
      <!--METADATA-->
      <text:p text:style-name="P4">
<draw:frame draw:style-name="fr1" draw:name="Image100" text:anchor-type="as-char" svg:width="6.9236in" svg:height="3.956343in" draw:z-index="0">
<draw:image xlink:href="../Images/yкринформ/2023-04-25T17-40-00-03-00/630_360_1682433506-251.jpg" xlink:type="simple" xlink:show="embed" xlink:actuate="onLoad" draw:mime-type="image/jpeg"/>
</draw:frame>
In the city of Vedmonton, the capital of the Canadian province of Alberta, there was a charity concertcozak of Siromakh(Alexander Lyubbozhenko), which is known as the colorful folk style of creativity and following the Cossack traditions.</text:p>
      <text:p text:style-name="P4">
As Ukrinform reports, about it in <text:a xlink:type="simple" xlink:href="https://www.facebook.com/UkrConsEdmonton/posts/pfbid02xjDG2utFaHVQXCUzTjdjbqEomeKRsMLAF1kGdWE9g2THwW2aTVKM55Jq6yRYQD9kl" text:style-name="Internet_20_link" text:visited-style-name="Visited_20_Internet_20_Link">
</text:a>
The Consulate General of Ukraine in Edmonton reported.</text:p>
      <text:p text:style-name="P4">
<draw:frame draw:style-name="fr1" draw:name="Image101" text:anchor-type="as-char" svg:width="6.9236in" svg:height="4.615733in" draw:z-index="0">
<draw:image xlink:href="../Images/yкринформ/2023-04-25T17-40-00-03-00/1682433528-508.jpg" xlink:type="simple" xlink:show="embed" xlink:actuate="onLoad" draw:mime-type="image/jpeg"/>
</draw:frame>
The cultural event was organized by the Ukrainian National Youth Federation - UNMFedmonton(Ukrainian National Youth Federation - UNYF Edmonton)With the support of the Ukrainian National Federation of Canada in Edmonton(Ukrainian NationalFederation of Canada – Edmonton branch), Organization of Ukrainians Canada(Ukrainian Women's Organization of Canada)and the Edmonton Society(Edmonton Society).</text:p>
      <text:p text:style-name="P4">
<draw:frame draw:style-name="fr1" draw:name="Image102" text:anchor-type="as-char" svg:width="6.9236in" svg:height="4.615733in" draw:z-index="0">
<draw:image xlink:href="../Images/yкринформ/2023-04-25T17-40-00-03-00/1682433553-552.jpg" xlink:type="simple" xlink:show="embed" xlink:actuate="onLoad" draw:mime-type="image/jpeg"/>
</draw:frame>
During the concert, it was possible to raise more than $ 6020 for the purchase of drones for the 59th -infantry brigade named after Yakov Gandziuk.</text:p>
      <text:p text:style-name="P4">
<draw:frame draw:style-name="fr1" draw:name="Image103" text:anchor-type="as-char" svg:width="6.9236in" svg:height="4.615733in" draw:z-index="0">
<draw:image xlink:href="../Images/yкринформ/2023-04-25T17-40-00-03-00/1682433584-829.jpg" xlink:type="simple" xlink:show="embed" xlink:actuate="onLoad" draw:mime-type="image/jpeg"/>
</draw:frame>
The concert was attended by the Consul General of Ukraine Oleksandr Danileiko.</text:p>
      <text:p text:style-name="P4">
<draw:frame draw:style-name="fr1" draw:name="Image104" text:anchor-type="as-char" svg:width="6.9236in" svg:height="8.603214in" draw:z-index="0">
<draw:image xlink:href="../Images/yкринформ/2023-04-25T17-40-00-03-00/1682433554-770.jpg" xlink:type="simple" xlink:show="embed" xlink:actuate="onLoad" draw:mime-type="image/jpeg"/>
</draw:frame>
"Songs, fables, stories from the heart of Ukrainian Cossacks, which inspire courage, aspirations of will, and inspire faith in our victory!", - emphasized Ugen Consulate.</text:p>
      <text:p text:style-name="P4">
<draw:frame draw:style-name="fr1" draw:name="Image105" text:anchor-type="as-char" svg:width="6.9236in" svg:height="4.615733in" draw:z-index="0">
<draw:image xlink:href="../Images/yкринформ/2023-04-25T17-40-00-03-00/1682433583-574.jpg" xlink:type="simple" xlink:show="embed" xlink:actuate="onLoad" draw:mime-type="image/jpeg"/>
</draw:frame>
Note that the Cossack of the Siromaha(Alexander Lyubbozhenko)He was born in the city of Dnipro. He served in the ATO. In 2018 he was a participant of the eighth season of the TV show "Voice of Ukraine".</text:p>
      <text:p text:style-name="P4">
We will remind, the organization of Ukrainian women of Canada. Olga Basarab in Edmonton <text:a xlink:type="simple" xlink:href="https://www.ukrinform.ua/rubric-diaspora/3689906-u-kanadskomu-edmontoni-diaspora-provela-velikodnij-koncert-i-armarok.html" text:style-name="Internet_20_link" text:visited-style-name="Visited_20_Internet_20_Link">
</text:a>
Easter concert Iblagodic fair "Spring blossom and spirit of Ukraine".</text:p>
      <text:p text:style-name="P4">
<text:span text:style-name="T5">
Foto: Consulate General of Ukraine in Edmonton, Ukrainian National YouTFederation - UNYF EDMONTON / Facebook</text:span>
</text:p>
      <text:p text:style-name="P4">
News Source: <text:a xlink:type="simple" xlink:href="https://www.ukrinform.ua/rubric-diaspora/3700587-u-kanadi-diaspora-organizuvala-koncert-ukrainskogo-etnospivaka-kozaka-siromahi.html" text:style-name="Internet_20_link" text:visited-style-name="Visited_20_Internet_20_Link">
https://www.ukrinform.ua/rubric-diaspora/3700587-u-kanadi-diaspora-organizuvala-koncert-ukrainskogo-etnospivaka-kozaka-siromahi.html</text:a>
</text:p>
      <!--NEWS-->
      <text:h text:style-name="P10" text:outline-level="1">
<text:span text:style-name="T4">
Last year, more than 66 thousand men of conscript age used permission to travel abroad - TSC</text:span>
</text:h>
      <text:p text:style-name="P4">
Authors: Ukrinform (Person)</text:p>
      <text:p text:style-name="P4">
Publisher: Укринформ (Organization)</text:p>
      <text:p text:style-name="P4">
Published Time: 2023-04-25T17:44:06+03:00</text:p>
      <text:p text:style-name="P4">
Modified Time: 2023-04-25T17:44:06+03:00</text:p>
      <text:p text:style-name="P4">
Description: In the period from February 24 to December 31, 2022, 96 442 men of conscription were permitted to leave Ukraine abroad. 66 374 persons were used. - Ukrinform.</text:p>
      <text:p text:style-name="P4">
Images: ["<text:a xlink:type="simple" xlink:href="https://static.ukrinform.com/photos/2023_02/thumb_files/630_360_1676808421-498.jpg" text:style-name="Internet_20_link" text:visited-style-name="Visited_20_Internet_20_Link">
630_360_16768...</text:a>
"]</text:p>
      <text:p text:style-name="P4">
Tags: ['Верховна Рада', 'ТСК', 'Чоловіки']</text:p>
      <text:p text:style-name="P4">
Type: Article</text:p>
      <!--METADATA-->
      <text:p text:style-name="P4">
<draw:frame draw:style-name="fr1" draw:name="Image106" text:anchor-type="as-char" svg:width="6.9236in" svg:height="3.956343in" draw:z-index="0">
<draw:image xlink:href="../Images/yкринформ/2023-04-25T17-44-06-03-00/630_360_1676808421-498.jpg" xlink:type="simple" xlink:show="embed" xlink:actuate="onLoad" draw:mime-type="image/jpeg"/>
</draw:frame>
During the period on February 24 to December 31, 2022, 96 442 men of conscript was given a ledge on departure from Ukraine abroad. The permission of 66 374 persons took advantage of the permit.</text:p>
      <text:p text:style-name="P4">
This is stated in <text:a xlink:type="simple" xlink:href="https://zakon.rada.gov.ua/laws/show/3044-20#Text" text:style-name="Internet_20_link" text:visited-style-name="Visited_20_Internet_20_Link">
</text:a>
The Provisional Investigation Commission of the Verkhovna Rada on the investigation of possible orders of the legislation of Ukraine in the field of receipt, distribution, transportation, storage, use of humanitarian and other assistance, as well as inefficient use of state property, which may be used for temporary placement of internally displaced persons. reports Ukrinform.</text:p>
      <text:p text:style-name="P4">
Thus, the report reports that the TSC checked all the records contained in the "Path" by the system for the specified period.</text:p>
      <text:p text:style-name="P4">
<text:span text:style-name="T4">
 Read also: </text:span>
 <text:a xlink:type="simple" xlink:href="https://www.ukrinform.ua/rubric-culture/3695961-mkip-za-tri-misaci-nadalo-blizko-1000-listiv-sprianna-dla-viizdu-artistiv-za-kordon.html" text:style-name="Internet_20_link" text:visited-style-name="Visited_20_Internet_20_Link">
</text:a>
"According to the information provided by the" Path "administrator - the State Service for Transport Safety, from February 24 to December 31, 2022, 160 616 records were made by the authorized officials, which relate to 96442 conscripts. 66 374 persons permission to go abroad, " - said a committee.</text:p>
      <text:p text:style-name="P4">
At the same time, it is noted that the number of men who received the permission of the departure of the Ukraine but did not use it is 30 068. Another 3178 people at the intersection of the state border were not issued by officials of the State Border Service of Ukraine in connection with the non -confirmation of the purpose of the departure.</text:p>
      <text:p text:style-name="P4">
The report emphasizes that a significant number of men of conscript age, after the expiration of the timing of stay abroad, did not return to Ukraine. It is specified that most of these cases - in Kharkiv, Ternopil and Volyn regions.</text:p>
      <text:p text:style-name="P4">
<text:span text:style-name="T4">
 Read also: </text:span>
 <text:a xlink:type="simple" xlink:href="https://www.ukrinform.ua/rubric-society/3683844-prikordonniki-poperedzaut-pro-fejk-sodo-obmezenna-viizdu-unakam-vid-15-rokiv.html" text:style-name="Internet_20_link" text:visited-style-name="Visited_20_Internet_20_Link">
</text:a>
</text:p>
      <text:p text:style-name="P4">
News Source: <text:a xlink:type="simple" xlink:href="https://www.ukrinform.ua/rubric-society/3700594-torik-ponad-66-tisac-colovikiv-prizovnogo-viku-vikoristali-dozvil-na-viizd-za-kordon-tsk.html" text:style-name="Internet_20_link" text:visited-style-name="Visited_20_Internet_20_Link">
https://www.ukrinform.ua/rubric-society/3700594-torik-ponad-66-tisac-colovikiv-prizovnogo-viku-vikoristali-dozvil-na-viizd-za-kordon-tsk.html</text:a>
</text:p>
      <!--NEWS-->
      <text:h text:style-name="P10" text:outline-level="1">
<text:span text:style-name="T4">
Defense forces: The enemy has increased the Armed Forces in the Tavriya direction - 500 times in two days</text:span>
</text:h>
      <text:p text:style-name="P4">
Authors: Ukrinform (Person)</text:p>
      <text:p text:style-name="P4">
Publisher: Укринформ (Organization)</text:p>
      <text:p text:style-name="P4">
Published Time: 2023-04-25T17:47:39+03:00</text:p>
      <text:p text:style-name="P4">
Modified Time: 2023-04-25T17:47:39+03:00</text:p>
      <text:p text:style-name="P4">
Description: The Russian troops began to increase their artillery component again: they fired at the Armed Forces in the Tavriya direction with the same intensity as it was in February. - Ukrinform.</text:p>
      <text:p text:style-name="P4">
Images: ["<text:a xlink:type="simple" xlink:href="https://static.ukrinform.com/photos/2023_03/thumb_files/630_360_1680240754-664.jpg" text:style-name="Internet_20_link" text:visited-style-name="Visited_20_Internet_20_Link">
630_360_16802...</text:a>
"]</text:p>
      <text:p text:style-name="P4">
Tags: ['Обстріл', 'ЗСУ', 'Війна з росією', 'Єдині новини']</text:p>
      <text:p text:style-name="P4">
Type: Article</text:p>
      <!--METADATA-->
      <text:p text:style-name="P4">
<draw:frame draw:style-name="fr1" draw:name="Image107" text:anchor-type="as-char" svg:width="6.9236in" svg:height="3.956343in" draw:z-index="0">
<draw:image xlink:href="../Images/yкринформ/2023-04-25T17-47-39-03-00/630_360_1680240754-664.jpg" xlink:type="simple" xlink:show="embed" xlink:actuate="onLoad" draw:mime-type="image/jpeg"/>
</draw:frame>
RFZNOV troops began to increase their artillery component: they fired at the position of the Tavriya direction with the same intensity as it was in February.</text:p>
      <text:p text:style-name="P4">
Colonel Alexeydmytrashkivsky said this on the air of the Telernado "One News".(https://armyinform.com.ua/2023/04/25/oleksij-dmytrashkivskyj-rozpoviv-pro-zminy-taktyky-voroga-na-tavrijskomu-napryamku/)He reported that "only for yesterday and today the enemy is almost 500 times fired at various artillery systems. Regarding the assault actions, telling Dmytrashkivskyi, the enemy was storming the positions of our troops 22 times. It was in the area To lock Avdiivka.</text:p>
      <text:p text:style-name="P4">
_Viso: Telexon "Uniform News" _</text:p>
      <text:p text:style-name="P4">
Also, the head of the united Press Center of Defense Forces of Tavriyskaya direction was that yesterday the enemy changed his tactics. So, trying to show the advantage in the air, the enemy increased the number of aviation strikes, and moving to the tactics of group air strikes. That is, two aircraft released Ukrainian air defense, and the third struck.</text:p>
      <text:p text:style-name="P4">
Due to the improvement of weather conditions, the Russians doubled the number of apparatus apparatus twice. This is first and foremost the exploration UAVs, he said.</text:p>
      <text:p text:style-name="P4">
<text:span text:style-name="T4">
 Read also: </text:span>
 <text:a xlink:type="simple" xlink:href="https://www.ukrinform.ua/rubric-other_news/3700531-sirskij-nazvav-pat-pricin-dla-utrimanna-bahmuta.html" text:style-name="Internet_20_link" text:visited-style-name="Visited_20_Internet_20_Link">
<text:span text:style-name="T4">
 Syrsky </text:span>
</text:a>
Also yesterday was the first time there was a change in the use of the Dronov-Kamikadze enemy. "Yesterday afternoon they first used the" Shahda ", which were successfully knocked down, Alepis" Shahmed "appeared" Lacets ". It was also intended to identify our air defense points spokesman.</text:p>
      <text:p text:style-name="P4">
According to him, despite recent information about arrival in the area <text:a xlink:type="simple" xlink:href="https://www.ukrinform.ua/tag-avdiivka" text:style-name="Internet_20_link" text:visited-style-name="Visited_20_Internet_20_Link">
</text:a>
The new tank brigade of the occupation army, it has not shown itself at all, and for the attack on our positions the enemular four in a row uses only infantry. Perhaps it is possible for Dmytashkivsky, this is due to the fact that the opponent is not so much about to use this technique as to demonstrate the effect of its presence.</text:p>
      <text:p text:style-name="P4">
In the field of view, a broken 155-camp of the Marine infantry appeared in the field of view. However, it is unlikely that it could fully consolidate the combat capacity in such a short time."That's what the Russians go out in this direction - so it is to use an aviation on residential buildings. Yes, yesterday the enemy struck a residential building in a carbon," Dmitrashkivsky added.</text:p>
      <text:p text:style-name="P4">
It was reported that the exploration reported that the Russians in the territory of Ukraine had flowed into position defense, and the only places at the front where their offensives occur - it is Bakhmut, as well as an attempt to capture thally fighting in Marinka from the north of Avdiivka.</text:p>
      <text:p text:style-name="P4">
<text:span text:style-name="T5">
Foto: General Staff of the Armed Forces</text:span>
</text:p>
      <text:p text:style-name="P4">
News Source: <text:a xlink:type="simple" xlink:href="https://www.ukrinform.ua/rubric-ato/3700597-sili-oboroni-vorog-zbilsiv-artobstrili-zsu-na-tavrijskomu-napramku-500-raziv-za-dva-dni.html" text:style-name="Internet_20_link" text:visited-style-name="Visited_20_Internet_20_Link">
https://www.ukrinform.ua/rubric-ato/3700597-sili-oboroni-vorog-zbilsiv-artobstrili-zsu-na-tavrijskomu-napramku-500-raziv-za-dva-dni.html</text:a>
</text:p>
      <!--NEWS-->
      <text:h text:style-name="P10" text:outline-level="1">
<text:span text:style-name="T4">
Venislavsky: The Wagnets' confession will help to hold military criminals justice</text:span>
</text:h>
      <text:p text:style-name="P4">
Authors: Ukrinform (Person)</text:p>
      <text:p text:style-name="P4">
Publisher: Укринформ (Organization)</text:p>
      <text:p text:style-name="P4">
Published Time: 2023-04-25T17:49:59+03:00</text:p>
      <text:p text:style-name="P4">
Modified Time: 2023-04-25T17:49:59+03:00</text:p>
      <text:p text:style-name="P4">
Description: Public confessions of members of the Wagner private military campaign in the murder of Ukrainians can be additional arguments for prosecution of Russian military criminals. - Ukrinform.</text:p>
      <text:p text:style-name="P4">
Images: ["<text:a xlink:type="simple" xlink:href="https://static.ukrinform.com/photos/2023_03/thumb_files/630_360_1680003630-485.jpg" text:style-name="Internet_20_link" text:visited-style-name="Visited_20_Internet_20_Link">
630_360_16800...</text:a>
"]</text:p>
      <text:p text:style-name="P4">
Tags: ['Воєнні злочини', 'ПВК "Вагнера"', 'Веніславський']</text:p>
      <text:p text:style-name="P4">
Type: Article</text:p>
      <!--METADATA-->
      <text:p text:style-name="P4">
<draw:frame draw:style-name="fr1" draw:name="Image108" text:anchor-type="as-char" svg:width="6.9236in" svg:height="3.956343in" draw:z-index="0">
<draw:image xlink:href="../Images/yкринформ/2023-04-25T17-49-59-03-00/630_360_1680003630-485.jpg" xlink:type="simple" xlink:show="embed" xlink:actuate="onLoad" draw:mime-type="image/jpeg"/>
</draw:frame>
Public recognition of members of the Wagner private military campaign in the murder of Ukrainians can become additional arguments for liability of Russian military criminals.</text:p>
      <text:p text:style-name="P4">
This was stated by a member of the Verkhovna Rada Committee on National Security, Defense and Intelligence, Presidential Representative in the Verkhovna Rada Fedir Venislavsky during <text:a xlink:type="simple" xlink:href="https://www.youtube.com/watch" text:style-name="Internet_20_link" text:visited-style-name="Visited_20_Internet_20_Link">
</text:a>
In the Media Center Ukraine - Ukrinform.</text:p>
      <text:p text:style-name="P4">
Venislavsky said that, according to the media, one of the "Wagnerians" was written by the Investigative Committee of the Russian Federation and was sent to the reference bodies of the pre -trial investigation in order to testify to the publication of those public confessions he made.</text:p>
      <text:p text:style-name="P4">
“In view of the practice of the Russian Federation, which has no relation to justice, as it has been guided, we cannot expect that those horrific confessions in murder, including children, will be recorded within the limits of legal procedures that have to be able to secure a normal body of pre -trial investigation in a civilized country . A great pity, I do not have such optimism, as in the question of whether it will be awarded in some way to document in a procedural way, so that it was a decomaz in future criminal cases, ”the representative of the President of the URA said.</text:p>
      <text:p text:style-name="P4">
<text:span text:style-name="T4">
 Read also: </text:span>
 <text:a xlink:type="simple" xlink:href="https://www.ukrinform.ua/rubric-ato/3697194-ofis-genprokurora-perevirae-ziznanna-vagnerivciv-u-vbivstvi-ditej-ta-civilnih.html" text:style-name="Internet_20_link" text:visited-style-name="Visited_20_Internet_20_Link">
<text:span text:style-name="T4">
 confession </text:span>
</text:a>
At the same time, Venislavsky noted that it can be said solely that public confessions in the future can become additional arguments for this to bring Russian criminals to justice in international Tukraine courts.</text:p>
      <text:p text:style-name="P4">
He reported: “We can interrogate this person in the territory of the Russian Federation either politically or legally. So now to talk about some results of confessions that will be directly legal, I do not miss. ”</text:p>
      <text:p text:style-name="P4">
In this context, the People's Deputy emphasized that in the event that such asislochyts will get directly to the representatives of the Ukrainian right -handedness, it will already be possible to document all their confessions.</text:p>
      <text:p text:style-name="P4">
<text:span text:style-name="T4">
 Read also: </text:span>
 <text:a xlink:type="simple" xlink:href="https://www.ukrinform.ua/rubric-polytics/3697926-svidcenna-vagnerivciv-pro-vbivstva-v-ukraini-moze-buti-elementom-vnutrisnoi-borotbi-u-rf-pravozahisnik.html" text:style-name="Internet_20_link" text:visited-style-name="Visited_20_Internet_20_Link">
<text:span text:style-name="T4">
 Edition </text:span>
 <text:span text:style-name="T4">
 Wagnets </text:span>
 <text:span text:style-name="T4">
 About </text:span>
 <text:span text:style-name="T4">
 Kills </text:span>
<text:span text:style-name="T5">
 can </text:span>
<text:span text:style-name="T5">
 </text:span>
<text:span text:style-name="T5">
 </text:span>
<text:span text:style-name="T5">
 be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text:span>
<text:span text:style-name="T5">
 Fighting </text:span>
<text:span text:style-name="T5">
 </text:span>
<text:span text:style-name="T5">
 expert </text:span>
*</text:a>
</text:p>
      <text:p text:style-name="P4">
In particular, they told the details of the execution of more than 20 Ukrainian children and teenage children, the blasting of a pit with more than 50 wounded prisoners and those who have been able to comply with orders for murder of Ukrainians, cleaning residential buildings with the murder of all, including children.</text:p>
      <text:p text:style-name="P4">
News Source: <text:a xlink:type="simple" xlink:href="https://www.ukrinform.ua/rubric-ato/3700598-venislavskij-ziznanna-vagnerivciv-dopomozut-pritagnuti-do-vidpovidalnosti-voennih-zlocinciv.html" text:style-name="Internet_20_link" text:visited-style-name="Visited_20_Internet_20_Link">
https://www.ukrinform.ua/rubric-ato/3700598-venislavskij-ziznanna-vagnerivciv-dopomozut-pritagnuti-do-vidpovidalnosti-voennih-zlocinciv.html</text:a>
</text:p>
      <!--NEWS-->
      <text:h text:style-name="P10" text:outline-level="1">
<text:span text:style-name="T4">
Putin opened Pandora's "box" by attacking Ukraine - President of the Austrian Parliament</text:span>
</text:h>
      <text:p text:style-name="P4">
Authors: Ukrinform (Person)</text:p>
      <text:p text:style-name="P4">
Publisher: Укринформ (Organization)</text:p>
      <text:p text:style-name="P4">
Published Time: 2023-04-25T17:59:27+03:00</text:p>
      <text:p text:style-name="P4">
Modified Time: 2023-04-25T17:59:27+03:00</text:p>
      <text:p text:style-name="P4">
Description: With his aggressive war against Ukraine, Russian President Vladimir Putin also attacked the rules based on the rules with far -reaching consequences for other totalitarian states, and therefore Europe has to resist it. - Ukrinform.</text:p>
      <text:p text:style-name="P4">
Images: ["<text:a xlink:type="simple" xlink:href="https://static.ukrinform.com/photos/2023_03/thumb_files/630_360_1678784649-408.jpeg" text:style-name="Internet_20_link" text:visited-style-name="Visited_20_Internet_20_Link">
630_360_16787...</text:a>
"]</text:p>
      <text:p text:style-name="P4">
Tags: ['Австрія', 'путін', 'Війна з росією']</text:p>
      <text:p text:style-name="P4">
Type: Article</text:p>
      <!--METADATA-->
      <text:p text:style-name="P4">
<draw:frame draw:style-name="fr1" draw:name="Image109" text:anchor-type="as-char" svg:width="6.9236in" svg:height="3.956343in" draw:z-index="0">
<draw:image xlink:href="../Images/yкринформ/2023-04-25T17-59-27-03-00/630_360_1678784649-408.jpeg" xlink:type="simple" xlink:show="embed" xlink:actuate="onLoad" draw:mime-type="image/jpeg"/>
</draw:frame>
The Russian President Vladimir Putin also attacked the rules of far -reaching consequences for other totalitarian states, and therefore Europe has to resist this.</text:p>
      <text:p text:style-name="P4">
As Ukrinform reports with reference to <text:a xlink:type="simple" xlink:href="https://apa.at/" text:style-name="Internet_20_link" text:visited-style-name="Visited_20_Internet_20_Link">
</text:a>
The National Council of the National Council Wolfgang Sobotka said this on Tuesday at the EU parliamentary conferences in Prague.</text:p>
      <text:p text:style-name="P4">
"Yes, Putin has opened Pandora's box. And this will be his indiscriminate inheritance of a historical crime. Europe should and may withstand it. Putin should not be stronger," the Sobka said.</text:p>
      <text:p text:style-name="P4">
<text:span text:style-name="T4">
 Read also: </text:span>
 <text:a xlink:type="simple" xlink:href="https://www.ukrinform.ua/rubric-polytics/3700586-agresivna-povedinka-rosii-mae-buti-zupinena-raz-i-nazavzdi-stoltenberg.html" text:style-name="Internet_20_link" text:visited-style-name="Visited_20_Internet_20_Link">
</text:a>
The President of the National Council of Austria stressed that the cynical and cruel attacks on Ukraine go beyond the simply murder and destruction and an efficiency attack on the value of a order based on rules, by far -sighted consequences for other totalitarian states. And so it is necessary to "give" to understand ":" Those who do not play by the rules pay for this high price - political, economic, as well as personal. "</text:p>
      <text:p text:style-name="P4">
The Sobka also confirmed Austria's willingness to continue Ukraine in its fight with Russian aggression.</text:p>
      <text:p text:style-name="P4">
<text:span text:style-name="T4">
 Read also: </text:span>
 <text:a xlink:type="simple" xlink:href="https://www.ukrinform.ua/rubric-polytics/3699636-kompromis-iz-putinim-stane-fatalnou-pomilkou-dmitro-kuleba.html" text:style-name="Internet_20_link" text:visited-style-name="Visited_20_Internet_20_Link">
<text:span text:style-name="T4">
 Putin </text:span>
</text:a>
As reported by Ukrinform, earlier the Austrian Federal President Alexander Vander Bellen stated that Russia was running an aggressive war, similar to the 19th century, a corrosive war, similar to Ukraine.</text:p>
      <text:p text:style-name="P4">
News Source: <text:a xlink:type="simple" xlink:href="https://www.ukrinform.ua/rubric-polytics/3700602-putin-vidkriv-skrinku-pandori-napavsi-na-ukrainu-prezident-parlamentu-avstrii.html" text:style-name="Internet_20_link" text:visited-style-name="Visited_20_Internet_20_Link">
https://www.ukrinform.ua/rubric-polytics/3700602-putin-vidkriv-skrinku-pandori-napavsi-na-ukrainu-prezident-parlamentu-avstrii.html</text:a>
</text:p>
      <!--NEWS-->
      <text:h text:style-name="P10" text:outline-level="1">
<text:span text:style-name="T4">
Nothing to do with reality: the painter commented on the "cinema" scripts of counter -offensive</text:span>
</text:h>
      <text:p text:style-name="P4">
Authors: Ukrinform (Person)</text:p>
      <text:p text:style-name="P4">
Publisher: Укринформ (Organization)</text:p>
      <text:p text:style-name="P4">
Published Time: 2023-04-25T18:00:00+03:00</text:p>
      <text:p text:style-name="P4">
Modified Time: 2023-04-25T18:00:00+03:00</text:p>
      <text:p text:style-name="P4">
Description: Numerous scenarios of the counter -offensive of the defense forces can be used for cinema, but this has nothing to do with real plans. - Ukrinform.</text:p>
      <text:p text:style-name="P4">
Images: ["<text:a xlink:type="simple" xlink:href="https://static.ukrinform.com/photos/2023_02/thumb_files/630_360_1677152977-764.jpg" text:style-name="Internet_20_link" text:visited-style-name="Visited_20_Internet_20_Link">
630_360_16771...</text:a>
"]</text:p>
      <text:p text:style-name="P4">
Tags: ['ЗСУ', 'Війна з росією', 'Ганна Маляр', 'Контрнаступ']</text:p>
      <text:p text:style-name="P4">
Type: Article</text:p>
      <!--METADATA-->
      <text:p text:style-name="P4">
<draw:frame draw:style-name="fr1" draw:name="Image110" text:anchor-type="as-char" svg:width="6.9236in" svg:height="3.956343in" draw:z-index="0">
<draw:image xlink:href="../Images/yкринформ/2023-04-25T18-00-00-03-00/630_360_1677152977-764.jpg" xlink:type="simple" xlink:show="embed" xlink:actuate="onLoad" draw:mime-type="image/jpeg"/>
</draw:frame>
Numerous scenarios of the counter -offensive of the defense forces can be used for cinema, but this has nothing to do with real plans.</text:p>
      <text:p text:style-name="P4">
According to Ukrinform, the Deputy Minister of Defense of Ukraine Anna Malar has been in <text:a xlink:type="simple" xlink:href="https://t.me/annamaliar/671" text:style-name="Internet_20_link" text:visited-style-name="Visited_20_Internet_20_Link">
</text:a>
.</text:p>
      <text:p text:style-name="P4">
“Numerous scenarios <text:a xlink:type="simple" xlink:href="https://www.ukrinform.ua/tag-kontrnastup" text:style-name="Internet_20_link" text:visited-style-name="Visited_20_Internet_20_Link">
</text:a>
, which are contagious, can be the basis for cinema. But then I do not have a story. We will write ours ourselves, ”the painter said.</text:p>
      <text:p text:style-name="P4">
<text:span text:style-name="T4">
 Read also: </text:span>
 <text:a xlink:type="simple" xlink:href="https://www.ukrinform.ua/rubric-ato/3697922-zsu-ne-ogolosuvatimut-kontrnastup-pevni-dii-vze-pocalisa-malar.html" text:style-name="Internet_20_link" text:visited-style-name="Visited_20_Internet_20_Link">
<text:span text:style-name="T4">
 Countercree </text:span>
</text:a>
As reported by Ukrinform, on April 19, the painter stated that Ukrainians should not be awaited that such a day will come when the forces of defense will declare the start of the contrast, especially since certain actions are already taking place.</text:p>
      <text:p text:style-name="P4">
News Source: <text:a xlink:type="simple" xlink:href="https://www.ukrinform.ua/rubric-ato/3700604-nicogo-spilnogo-z-realnistu-malar-prokomentuvala-kinosni-scenarii-kontrnastupu.html" text:style-name="Internet_20_link" text:visited-style-name="Visited_20_Internet_20_Link">
https://www.ukrinform.ua/rubric-ato/3700604-nicogo-spilnogo-z-realnistu-malar-prokomentuvala-kinosni-scenarii-kontrnastupu.html</text:a>
</text:p>
      <!--NEWS-->
      <text:h text:style-name="P10" text:outline-level="1">
<text:span text:style-name="T4">
Commander OB ’ United forces visited the positions of defense forces in Sumy region</text:span>
</text:h>
      <text:p text:style-name="P4">
Author: ['АРМІЯINFORM']</text:p>
      <text:p text:style-name="P4">
Time: 2023-04-25T18:00:00-04:00</text:p>
      <text:p text:style-name="P4">
Description: Commander of the Obtnani forces of the Zbroyshany, Lieutenant General Sergey Nav Vidvіdav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p>
      <text:p text:style-name="P4">
Tags: ['ВІДЕО', 'СЕРГІЙ НАЄВ', 'СУМЩИНА']</text:p>
      <text:p text:style-name="P4">
Category: News</text:p>
      <!--METADATA-->
      <text:p text:style-name="P4">
The Commander of the Joint Forces of the Armed Forces of Ukraine, Lieutenant General Sergey Naivvitly, visited Ukrainian border positions in the Sumy region.</text:p>
      <text:p text:style-name="P4">
“He visited the servicemen who retain the defense of the Sumy region. Studying service and performing combat missions, as well as strengthening the protection of critical objects of civil infrastructure in the border of Sumy region. While communicating with the commanders of the units, he outlined a number of specific measures aimed at ensuring the defense capability of the territory and instant reacting on enemy shelling, ”said Lieutenant General Naev in his own construction on Facebook.</text:p>
      <text:p text:style-name="P4">
Let's win together!</text:p>
      <text:p text:style-name="P4">
News Source: <text:a xlink:type="simple" xlink:href="https://armyinform.com.ua/2023/04/25/komanduvach-obyednanyh-syl-vidvidav-pozycziyi-syl-oborony-v-sumskij-oblasti/" text:style-name="Internet_20_link" text:visited-style-name="Visited_20_Internet_20_Link">
https://armyinform.com.ua/2023/04/25/komanduvach-obyednanyh-syl-vidvidav-pozycziyi-syl-oborony-v-sumskij-oblasti/</text:a>
</text:p>
      <!--NEWS-->
      <text:h text:style-name="P10" text:outline-level="1">
<text:span text:style-name="T4">
Turkish light fighter made its first flight</text:span>
</text:h>
      <text:p text:style-name="P4">
Authors: Ukrinform (Person)</text:p>
      <text:p text:style-name="P4">
Publisher: Укринформ (Organization)</text:p>
      <text:p text:style-name="P4">
Published Time: 2023-04-25T18:06:00+03:00</text:p>
      <text:p text:style-name="P4">
Modified Time: 2023-04-25T18:06:00+03:00</text:p>
      <text:p text:style-name="P4">
Description: The first fighter and lightweight assault with Turkish development successfully made its first flight. - Ukrinform.</text:p>
      <text:p text:style-name="P4">
Images: ["<text:a xlink:type="simple" xlink:href="https://static.ukrinform.com/photos/2023_04/thumb_files/630_360_1682435091-208.jpg" text:style-name="Internet_20_link" text:visited-style-name="Visited_20_Internet_20_Link">
630_360_16824...</text:a>
"]</text:p>
      <text:p text:style-name="P4">
Tags: ['Ердоган', 'Туреччина', 'Винищувач']</text:p>
      <text:p text:style-name="P4">
Type: Article</text:p>
      <!--METADATA-->
      <text:p text:style-name="P4">
<draw:frame draw:style-name="fr1" draw:name="Image111" text:anchor-type="as-char" svg:width="6.9236in" svg:height="3.956343in" draw:z-index="0">
<draw:image xlink:href="../Images/yкринформ/2023-04-25T18-06-00-03-00/630_360_1682435091-208.jpg" xlink:type="simple" xlink:show="embed" xlink:actuate="onLoad" draw:mime-type="image/jpeg"/>
</draw:frame>
The first -round and lightwest of Turkish development successfully carried out its first flight.</text:p>
      <text:p text:style-name="P4">
About it reports Ukrinform with reference to the message of the President of Turkey Taiip Erdogan in <text:a xlink:type="simple" xlink:href="https://twitter.com/rterdogan/status/1650809463358517251" text:style-name="Internet_20_link" text:visited-style-name="Visited_20_Internet_20_Link">
</text:a>
.</text:p>
      <text:p text:style-name="P4">
«HÜRJET, наш перший вітчизняний і власної розробки пілотований надзвуковийреактивний літак, успішно здійснив свій перший політ», - заявив Ердоган.</text:p>
      <text:p text:style-name="P4">
<text:span text:style-name="T4">
Читайте також:</text:span>
 <text:a xlink:type="simple" xlink:href="https://www.ukrinform.ua/rubric-world/3700591-polska-aviakompania-lot-vidmovilasa-vzati-na-bort-rosijsku-tenisistku.html" text:style-name="Internet_20_link" text:visited-style-name="Visited_20_Internet_20_Link">
 </text:a>
&gt;
 Our first domestic and national supersonic jet plane Hurjet has successfully realized its first flight&gt;
. Praise. Gift to Türkiye Century!🇹🇷 <text:a xlink:type="simple" xlink:href="https://t.co/KkauZykunV" text:style-name="Internet_20_link" text:visited-style-name="Visited_20_Internet_20_Link">
&gt;
</text:a>
&gt;
&gt;
 - Recep Tayyip Erdogan(@Rterdogan) <text:a xlink:type="simple" xlink:href="https://twitter.com/RTErdogan/status/1650809463358517251" text:style-name="Internet_20_link" text:visited-style-name="Visited_20_Internet_20_Link">
&gt;
 </text:a>
As reported by Ukrinform, in March <text:a xlink:type="simple" xlink:href="https://www.ukrinform.ua/rubric-technology/3684640-tureccina-predstavila-vlasnij-vinisuvac.html" text:style-name="Internet_20_link" text:visited-style-name="Visited_20_Internet_20_Link">
</text:a>
.</text:p>
      <text:p text:style-name="P4">
Фото: Ismail Demir @ismaildemirssb</text:p>
      <text:p text:style-name="P4">
News Source: <text:a xlink:type="simple" xlink:href="https://www.ukrinform.ua/rubric-technology/3700605-tureckij-legkij-vinisuvac-zdijsniv-svij-persij-polit.html" text:style-name="Internet_20_link" text:visited-style-name="Visited_20_Internet_20_Link">
https://www.ukrinform.ua/rubric-technology/3700605-tureckij-legkij-vinisuvac-zdijsniv-svij-persij-polit.html</text:a>
</text:p>
      <!--NEWS-->
      <text:h text:style-name="P10" text:outline-level="1">
<text:span text:style-name="T4">
Sports from tyrants cannot be neutral: a deputy about the possible involvement of the Russian Federation and Belarus in the Olympics</text:span>
</text:h>
      <text:p text:style-name="P4">
Authors: Ukrinform (Person)</text:p>
      <text:p text:style-name="P4">
Publisher: Укринформ (Organization)</text:p>
      <text:p text:style-name="P4">
Published Time: 2023-04-25T18:11:03+03:00</text:p>
      <text:p text:style-name="P4">
Modified Time: 2023-04-25T18:11:03+03:00</text:p>
      <text:p text:style-name="P4">
Description: Sports in tyraniums cannot be neutral, athletes are used as scenery for propaganda. - Ukrinform.</text:p>
      <text:p text:style-name="P4">
Images: ["<text:a xlink:type="simple" xlink:href="https://static.ukrinform.com/photos/2023_04/thumb_files/630_360_1682435253-328.jpeg" text:style-name="Internet_20_link" text:visited-style-name="Visited_20_Internet_20_Link">
630_360_16824...</text:a>
", "<text:a xlink:type="simple" xlink:href="https://static.ukrinform.com/photos/2023_04/1682435253-363.jpeg" text:style-name="Internet_20_link" text:visited-style-name="Visited_20_Internet_20_Link">
1682435253-36...</text:a>
"]</text:p>
      <text:p text:style-name="P4">
Tags: ['білорусь', 'Депутат', 'Кравчук', 'Олімпіада', 'росія']</text:p>
      <text:p text:style-name="P4">
Type: Article</text:p>
      <!--METADATA-->
      <text:p text:style-name="P4">
<draw:frame draw:style-name="fr1" draw:name="Image112" text:anchor-type="as-char" svg:width="6.9236in" svg:height="3.956343in" draw:z-index="0">
<draw:image xlink:href="../Images/yкринформ/2023-04-25T18-11-03-03-00/630_360_1682435253-328.jpeg" xlink:type="simple" xlink:show="embed" xlink:actuate="onLoad" draw:mime-type="image/jpeg"/>
</draw:frame>
Sports can not be neutral, athletes are used as a scenery for propaganda.</text:p>
      <text:p text:style-name="P4">
The deputy chairman of the Verkhovna Rada Committee on Humanitarian and Information Policy, head of the Committee on Culture, Science, Education and Media PACE Yevgeny Kravchuk said about it in a comment on the participation of athletes from the Russian Federation and Belarus Nalympiad-2024.</text:p>
      <text:p text:style-name="P4">
"It can not be normal to return under any neutral or whiteworld of Russian and Belarusian athletes, because in the case of tyrants of sports it is not possible to be neutral, athletes are used as a scenery for propaganda," Kravchuk emphasized.</text:p>
      <text:p text:style-name="P4">
She also pointed out that Russian athletes are members of the army, police or other state structures.</text:p>
      <text:p text:style-name="P4">
<draw:frame draw:style-name="fr1" draw:name="Image113" text:anchor-type="as-char" svg:width="6.9236in" svg:height="3.487443in" draw:z-index="0">
<draw:image xlink:href="../Images/yкринформ/2023-04-25T18-11-03-03-00/1682435253-363.jpeg" xlink:type="simple" xlink:show="embed" xlink:actuate="onLoad" draw:mime-type="image/jpeg"/>
</draw:frame>
“They are financed from the Russian budget, so it is impossible to separate them from the state of Chief. Participation in the Olympiad is not a basic human right. In the absence of the right to life that Ukrainian athletes were stolen from Russia, ” - emphasized.</text:p>
      <text:p text:style-name="P4">
According to her, 35 countries appealed to the International Olympic Committee(Mok)With statements and a call to remove athletes from Russia and Belarus Vidlipiad-2024 in Paris.</text:p>
      <text:p text:style-name="P4">
<text:span text:style-name="T4">
 Read also: </text:span>
 <text:a xlink:type="simple" xlink:href="https://www.ukrinform.ua/rubric-sports/3698615-rosii-ne-misce-na-olimpiadi-2024-roku-zelenskij.html" text:style-name="Internet_20_link" text:visited-style-name="Visited_20_Internet_20_Link">
<text:span text:style-name="T4">
 Olympi </text:span>
</text:a>
“The PACE also prepares the resolution and there is the main message there - it is the appeal that it is necessary to exclude completely Russian and Belarusian athletes, not allowed to the Olympiad. The PACE position is quite clear and it was confirmed today during the speeches of delegates from different countries, that Russian and Belarussian shelters cannot be place in the Olympic movement until Russia stops aggression, and Belarus will not stop being proxy for Russia and will not be paid to Ukraine, ”it said she.</text:p>
      <text:p text:style-name="P4">
As reported by Ukrinform, on April 25 in <text:a xlink:type="simple" xlink:href="https://www.ukrinform.ua/tag-pare" text:style-name="Internet_20_link" text:visited-style-name="Visited_20_Internet_20_Link">
</text:a>
There were open hearings on the removal of athletes from Russia and Belaruside participation in the 2024 Olympics in Paris.</text:p>
      <text:p text:style-name="P4">
Spring plenary session of the Parliamentary Assembly of the Council of Europe(PACE)It will take place in Strasbourg on April 24-28.</text:p>
      <text:p text:style-name="P4">
News Source: <text:a xlink:type="simple" xlink:href="https://www.ukrinform.ua/rubric-sports/3700606-sport-u-tiraniv-ne-moze-buti-nejtralnim-deputatka-pro-mozlivu-ucast-rf-i-bilorusi-v-olimpiadi.html" text:style-name="Internet_20_link" text:visited-style-name="Visited_20_Internet_20_Link">
https://www.ukrinform.ua/rubric-sports/3700606-sport-u-tiraniv-ne-moze-buti-nejtralnim-deputatka-pro-mozlivu-ucast-rf-i-bilorusi-v-olimpiadi.html</text:a>
</text:p>
      <!--NEWS-->
      <text:h text:style-name="P10" text:outline-level="1">
<text:span text:style-name="T4">
The Fencing Federation of Ukraine asks Switzerland court to stop execution of the FIE decision</text:span>
</text:h>
      <text:p text:style-name="P4">
Authors: Ukrinform (Person)</text:p>
      <text:p text:style-name="P4">
Publisher: Укринформ (Organization)</text:p>
      <text:p text:style-name="P4">
Published Time: 2023-04-25T18:13:00+03:00</text:p>
      <text:p text:style-name="P4">
Modified Time: 2023-04-25T18:13:00+03:00</text:p>
      <text:p text:style-name="P4">
Description: FSU asks to stop executing the FIE decision on the admission of Russians and Belarus to international competitions. - Ukrinform.</text:p>
      <text:p text:style-name="P4">
Images: ["<text:a xlink:type="simple" xlink:href="https://static.ukrinform.com/photos/2023_04/thumb_files/630_360_1682435549-428.jpg" text:style-name="Internet_20_link" text:visited-style-name="Visited_20_Internet_20_Link">
630_360_16824...</text:a>
"]</text:p>
      <text:p text:style-name="P4">
Tags: ['Фехтування']</text:p>
      <text:p text:style-name="P4">
Type: Article</text:p>
      <!--METADATA-->
      <text:p text:style-name="P4">
<draw:frame draw:style-name="fr1" draw:name="Image114" text:anchor-type="as-char" svg:width="6.9236in" svg:height="3.956343in" draw:z-index="0">
<draw:image xlink:href="../Images/yкринформ/2023-04-25T18-13-00-03-00/630_360_1682435549-428.jpg" xlink:type="simple" xlink:show="embed" xlink:actuate="onLoad" draw:mime-type="image/jpeg"/>
</draw:frame>
Fhhu will stop the implementation of the FIE decision on the admission of Russians and Belarusian international competitions.</text:p>
      <text:p text:style-name="P4">
On April 5, 2023, the Fencing Federation of Ukraine submitted to the district court <text:a xlink:type="simple" xlink:href="https://www.facebook.com/fencing.ukraine/posts/784612936556519" text:style-name="Internet_20_link" text:visited-style-name="Visited_20_Internet_20_Link">
</text:a>
On suspension of implementation of the decision of the International Federation Federation(OR)About the return of Russians and Belarusians to the competition, Ukrinform reports.</text:p>
      <text:p text:style-name="P4">
"The fencing Federation of Ukraine asks the court to ban on taking any actions aimed at executing the decision of the extraordinary FIE Congress, from FIE and its bodies," - the message reads.</text:p>
      <text:p text:style-name="P4">
<text:span text:style-name="T4">
 Read also: </text:span>
 <text:a xlink:type="simple" xlink:href="https://www.ukrinform.ua/rubric-sports/3696061-norvegia-bude-bojkotuvati-turniri-z-fehtuvanna-za-ucasti-atletiv-z-rf-ta-bilorusi.html" text:style-name="Internet_20_link" text:visited-style-name="Visited_20_Internet_20_Link">
<text:span text:style-name="T4">
 fencing </text:span>
</text:a>
As reported by Ukrinform earlier, on March 30, 2023, the fencing Federation of Ukraine filed a lawsuit with the Sports Arbitration Court on the cancellation of the FIE and Belarusian athlete's decision to international competitions with FIE in the framework of the qualification in the framework of the Olympiad-2024.</text:p>
      <text:p text:style-name="P4">
Photo: Getty Image</text:p>
      <text:p text:style-name="P4">
News Source: <text:a xlink:type="simple" xlink:href="https://www.ukrinform.ua/rubric-sports/3700607-federacia-fehtuvanna-ukraini-podala-zaavu-do-sudu-lozanni.html" text:style-name="Internet_20_link" text:visited-style-name="Visited_20_Internet_20_Link">
https://www.ukrinform.ua/rubric-sports/3700607-federacia-fehtuvanna-ukraini-podala-zaavu-do-sudu-lozanni.html</text:a>
</text:p>
      <!--NEWS-->
      <text:h text:style-name="P10" text:outline-level="1">
<text:span text:style-name="T4">
South Africa before Putin's possible visit declared exit from the International Criminal Court</text:span>
</text:h>
      <text:p text:style-name="P4">
Authors: Ukrinform (Person)</text:p>
      <text:p text:style-name="P4">
Publisher: Укринформ (Organization)</text:p>
      <text:p text:style-name="P4">
Published Time: 2023-04-25T18:16:49+03:00</text:p>
      <text:p text:style-name="P4">
Modified Time: 2023-04-25T18:16:49+03:00</text:p>
      <text:p text:style-name="P4">
Description: The President of the South African Republic of Syril Ramafos stated that the ruling party "African National Congress" (ANC) has decided to withdraw a country from the International Criminal Court, which issued a warrant for the arrest of Russian President Vladimir Putin. - Ukrinform.</text:p>
      <text:p text:style-name="P4">
Images: ["<text:a xlink:type="simple" xlink:href="https://static.ukrinform.com/photos/2023_04/thumb_files/630_360_1682435607-234.jpg" text:style-name="Internet_20_link" text:visited-style-name="Visited_20_Internet_20_Link">
630_360_16824...</text:a>
"]</text:p>
      <text:p text:style-name="P4">
Tags: ['Арешт', 'ПАР', 'путін', 'Візит', 'Міжнародний кримінальний суд']</text:p>
      <text:p text:style-name="P4">
Type: Article</text:p>
      <!--METADATA-->
      <text:p text:style-name="P4">
<draw:frame draw:style-name="fr1" draw:name="Image115" text:anchor-type="as-char" svg:width="6.9236in" svg:height="3.956343in" draw:z-index="0">
<draw:image xlink:href="../Images/yкринформ/2023-04-25T18-16-49-03-00/630_360_1682435607-234.jpg" xlink:type="simple" xlink:show="embed" xlink:actuate="onLoad" draw:mime-type="image/jpeg"/>
</draw:frame>
The Presidential African Republic of Syril Ramafos stated that the ruling party "African National Congress"(ANK)She made a decision to release the country of the International Criminal Court, which issued a warrant for the arrest of Russian President Putin.</text:p>
      <text:p text:style-name="P4">
About it reports <text:a xlink:type="simple" xlink:href="https://www.aljazeera.com/news/2023/4/25/south-africas-ramaphosa-says-governing-party-wants-icc-exit" text:style-name="Internet_20_link" text:visited-style-name="Visited_20_Internet_20_Link">
</text:a>
, reports Ukrinform.</text:p>
      <text:p text:style-name="P4">
"Yes, the ruling party… I decided to be wise to make Paradise with the ISS," Ramafos said during a joint press conference with Finnish President Sauli Niinsto, who arrived in a visit with a visit.</text:p>
      <text:p text:style-name="P4">
Ramafos said that the decision made after the party meeting on the weekend with the ISS is explained by the court's prejudice against certain countries.</text:p>
      <text:p text:style-name="P4">
<text:span text:style-name="T4">
 Read also: </text:span>
 <text:a xlink:type="simple" xlink:href="https://www.ukrinform.ua/rubric-world/3697810-usi-krainipidpisanti-rimskogo-statutu-maut-vikonuvati-order-na-arest-putina-evrokomisia.html" text:style-name="Internet_20_link" text:visited-style-name="Visited_20_Internet_20_Link">
<text:span text:style-name="T4">
 ORDER </text:span>
 <text:span text:style-name="T4">
 arrest </text:span>
 <text:span text:style-name="T4">
 Putin </text:span>
</text:a>
The ISS Order for Putin's arrest means praetoria, which in August this year is accepted by the Brix group summit(Brazil, Russia, India, China and South Africa), should build it after arrival.</text:p>
      <text:p text:style-name="P4">
As to whether or not <text:a xlink:type="simple" xlink:href="https://www.ukrinform.ua/tag-putin" text:style-name="Internet_20_link" text:visited-style-name="Visited_20_Internet_20_Link">
</text:a>
The Government of South Africa, Ramafos said "this issue is being considered."</text:p>
      <text:p text:style-name="P4">
Since the beginning of a full -scale invasion of the Russian Federation in Ukraine, South Africa has refused to condemn Russia's condemnation, stating that she wants to remain neutral and prefers dialogue to end the war.</text:p>
      <text:p text:style-name="P4">
<text:span text:style-name="T4">
 Read also: </text:span>
 <text:a xlink:type="simple" xlink:href="https://www.ukrinform.ua/rubric-polytics/3688481-order-na-arest-putina-rujnue-mif-pro-nemozlivist-pritagnenna-jogo-do-vidpovidalnosti-deputat.html" text:style-name="Internet_20_link" text:visited-style-name="Visited_20_Internet_20_Link">
<text:span text:style-name="T4">
 ORDER </text:span>
 <text:span text:style-name="T4">
 arrest </text:span>
 <text:span text:style-name="T4">
 Putin </text:span>
</text:a>
This is not the country's first attempt to leave the ISS. She tried to do so in 2016 after the dispute a year earlier, when President Sudan Omar al-Bashirswently respected the country to participate in the African Union summit. The South African government refused to consider it despite the fact that the ISS issued a warrant for the arrest of al-Bashir.</text:p>
      <text:p text:style-name="P4">
However, the contradictory decision on the exit was canceled when the national was judged by such a step unconstitutional.</text:p>
      <text:p text:style-name="P4">
<text:span text:style-name="T4">
 Read also: </text:span>
 <text:a xlink:type="simple" xlink:href="https://www.ukrinform.ua/rubric-polytics/3686663-order-na-arest-putina-e-pocatkom-pritagnenna-rf-ta-ii-lideriv-do-vidpovidalnosti-evrosouz.html" text:style-name="Internet_20_link" text:visited-style-name="Visited_20_Internet_20_Link">
<text:span text:style-name="T4">
 ORDER </text:span>
 <text:span text:style-name="T4">
 arrest </text:span>
 <text:span text:style-name="T4">
 Putin </text:span>
</text:a>
</text:p>
      <text:p text:style-name="P4">
It is noted that they are suspected of war crimes in the form of illegal deportation and movement of the population, including children, from the temporarily occupied territory of Ukraine, at least from February 24, 2022.</text:p>
      <text:p text:style-name="P4">
<text:span text:style-name="T5">
Foto: dpa</text:span>
</text:p>
      <text:p text:style-name="P4">
News Source: <text:a xlink:type="simple" xlink:href="https://www.ukrinform.ua/rubric-world/3700609-par-pered-mozlivim-vizitom-putina-zaavila-pro-vihid-iz-miznarodnogo-kriminalnogo-sudu.html" text:style-name="Internet_20_link" text:visited-style-name="Visited_20_Internet_20_Link">
https://www.ukrinform.ua/rubric-world/3700609-par-pered-mozlivim-vizitom-putina-zaavila-pro-vihid-iz-miznarodnogo-kriminalnogo-sudu.html</text:a>
</text:p>
      <!--NEWS-->
      <text:h text:style-name="P10" text:outline-level="1">
<text:span text:style-name="T4">
In Kropyvnytskyi, five soldiers were spent on the last way</text:span>
</text:h>
      <text:p text:style-name="P4">
Authors: Ukrinform (Person)</text:p>
      <text:p text:style-name="P4">
Publisher: Укринформ (Organization)</text:p>
      <text:p text:style-name="P4">
Published Time: 2023-04-25T18:20:00+03:00</text:p>
      <text:p text:style-name="P4">
Modified Time: 2023-04-25T18:20:00+03:00</text:p>
      <text:p text:style-name="P4">
Description: In Kropyvnytskyi, five killed in the war with the invaders of soldiers were held in the last way. The youngest of them is 23 years, and the Narshrus should celebrate the 50th anniversary. - Ukrinform.</text:p>
      <text:p text:style-name="P4">
Images: ["<text:a xlink:type="simple" xlink:href="https://static.ukrinform.com/photos/2023_04/thumb_files/630_360_1682435886-464.jpg" text:style-name="Internet_20_link" text:visited-style-name="Visited_20_Internet_20_Link">
630_360_16824...</text:a>
", "<text:a xlink:type="simple" xlink:href="https://static.ukrinform.com/photos/2023_04/thumb_files/630_360_1682435833-3561.jpeg" text:style-name="Internet_20_link" text:visited-style-name="Visited_20_Internet_20_Link">
630_360_16824...</text:a>
", "<text:a xlink:type="simple" xlink:href="https://static.ukrinform.com/photos/2023_04/thumb_files/630_360_1682435833-6845.jpeg" text:style-name="Internet_20_link" text:visited-style-name="Visited_20_Internet_20_Link">
630_360_16824...</text:a>
", "<text:a xlink:type="simple" xlink:href="https://static.ukrinform.com/photos/2023_04/thumb_files/630_360_1682435833-4516.jpeg" text:style-name="Internet_20_link" text:visited-style-name="Visited_20_Internet_20_Link">
630_360_16824...</text:a>
", "<text:a xlink:type="simple" xlink:href="https://static.ukrinform.com/photos/2023_04/thumb_files/630_360_1682435833-3932.jpeg" text:style-name="Internet_20_link" text:visited-style-name="Visited_20_Internet_20_Link">
630_360_16824...</text:a>
", "<text:a xlink:type="simple" xlink:href="https://static.ukrinform.com/photos/2023_04/thumb_files/630_360_1682435833-9414.jpeg" text:style-name="Internet_20_link" text:visited-style-name="Visited_20_Internet_20_Link">
630_360_16824...</text:a>
"]</text:p>
      <text:p text:style-name="P4">
Tags: ['Кропивницький', 'Похорон', 'Військові', 'Війна з росією']</text:p>
      <text:p text:style-name="P4">
Type: Article</text:p>
      <!--METADATA-->
      <text:p text:style-name="P4">
<draw:frame draw:style-name="fr1" draw:name="Image116" text:anchor-type="as-char" svg:width="6.9236in" svg:height="3.956343in" draw:z-index="0">
<draw:image xlink:href="../Images/yкринформ/2023-04-25T18-20-00-03-00/630_360_1682435886-464.jpg" xlink:type="simple" xlink:show="embed" xlink:actuate="onLoad" draw:mime-type="image/jpeg"/>
</draw:frame>
UKropyvnytskyi was held on the last way of five killed in the war with the occupiers. The youngest of them is 23 years, the Narshrus should celebrate 50 -year -old.</text:p>
      <text:p text:style-name="P4">
According to Ukrinform, the Kropyvnytsky City Council in [] reports(https://www.facebook.com/krrada.official/posts/pfbid0Mwzb9tiNw6RKogtjrQ6PTab2uUgpxqZyqSQoVnH7s7s7jMWc6X15QN15NWW7vpxCl)</text:p>
      <text:p text:style-name="P4">
<draw:frame draw:style-name="fr1" draw:name="Image117" text:anchor-type="as-char" svg:width="6.9236in" svg:height="3.956343in" draw:z-index="0">
<draw:image xlink:href="../Images/yкринформ/2023-04-25T18-20-00-03-00/630_360_1682435833-3561.jpeg" xlink:type="simple" xlink:show="embed" xlink:actuate="onLoad" draw:mime-type="image/jpeg"/>
</draw:frame>
In Kropyvnytskyi, four soldiers were held in the last way / photo: Kropyvnytskyi city council <text:a xlink:type="simple" xlink:href="https://static.ukrinform.com/photos/2023_04/1682435833-3561.jpeg" text:style-name="Internet_20_link" text:visited-style-name="Visited_20_Internet_20_Link">
<draw:frame draw:style-name="fr1" draw:name="Image118" text:anchor-type="as-char" svg:width="6.9236in" svg:height="3.956343in" draw:z-index="0">
<draw:image xlink:href="../Images/yкринформ/2023-04-25T18-20-00-03-00/630_360_1682435833-3561.jpeg" xlink:type="simple" xlink:show="embed" xlink:actuate="onLoad" draw:mime-type="image/jpeg"/>
</draw:frame>
</text:a>
 <text:a xlink:type="simple" xlink:href="https://static.ukrinform.com/photos/2023_04/1682435833-6845.jpeg" text:style-name="Internet_20_link" text:visited-style-name="Visited_20_Internet_20_Link">
<draw:frame draw:style-name="fr1" draw:name="Image119" text:anchor-type="as-char" svg:width="6.9236in" svg:height="3.956343in" draw:z-index="0">
<draw:image xlink:href="../Images/yкринформ/2023-04-25T18-20-00-03-00/630_360_1682435833-6845.jpeg" xlink:type="simple" xlink:show="embed" xlink:actuate="onLoad" draw:mime-type="image/jpeg"/>
</draw:frame>
</text:a>
 <text:a xlink:type="simple" xlink:href="https://static.ukrinform.com/photos/2023_04/1682435833-4516.jpeg" text:style-name="Internet_20_link" text:visited-style-name="Visited_20_Internet_20_Link">
<draw:frame draw:style-name="fr1" draw:name="Image120" text:anchor-type="as-char" svg:width="6.9236in" svg:height="3.956343in" draw:z-index="0">
<draw:image xlink:href="../Images/yкринформ/2023-04-25T18-20-00-03-00/630_360_1682435833-4516.jpeg" xlink:type="simple" xlink:show="embed" xlink:actuate="onLoad" draw:mime-type="image/jpeg"/>
</draw:frame>
</text:a>
 <text:a xlink:type="simple" xlink:href="https://static.ukrinform.com/photos/2023_04/1682435833-3932.jpeg" text:style-name="Internet_20_link" text:visited-style-name="Visited_20_Internet_20_Link">
<draw:frame draw:style-name="fr1" draw:name="Image121" text:anchor-type="as-char" svg:width="6.9236in" svg:height="3.956343in" draw:z-index="0">
<draw:image xlink:href="../Images/yкринформ/2023-04-25T18-20-00-03-00/630_360_1682435833-3932.jpeg" xlink:type="simple" xlink:show="embed" xlink:actuate="onLoad" draw:mime-type="image/jpeg"/>
</draw:frame>
</text:a>
 <text:a xlink:type="simple" xlink:href="https://static.ukrinform.com/photos/2023_04/1682435833-9414.jpeg" text:style-name="Internet_20_link" text:visited-style-name="Visited_20_Internet_20_Link">
<draw:frame draw:style-name="fr1" draw:name="Image122" text:anchor-type="as-char" svg:width="6.9236in" svg:height="3.956343in" draw:z-index="0">
<draw:image xlink:href="../Images/yкринформ/2023-04-25T18-20-00-03-00/630_360_1682435833-9414.jpeg" xlink:type="simple" xlink:show="embed" xlink:actuate="onLoad" draw:mime-type="image/jpeg"/>
</draw:frame>
</text:a>
“The 29-year-old junior sergeant, paratrooper Sergey Bubys, died in the battle of the Rabbit Aggressors on April 17 in the Siverskoydonetsk district of Lugansk region. The young and full strength of the heart of the soldier Maxim Divulsky stopped on the 18th in Luhansk region. He was only 23 years old. On the same day, at the hands of the Russian bakhmut, the gunner of the mechanized department, Sergeantandri Litunovsky, was killed. This year, he should celebrate his 50th anniversary.35-year-old Sagittarius Sanitar Yuri Wise died during the implementation of the combat task on April 18 in the Luhansk region. Chief Sergeant Andriy Slobodenukaghin was April 21, when performing their duties from incompatible immigrants. The 34 -year -old instructor of the recruiting department was experienced military, participated in the ATO, ”the post reads.</text:p>
      <text:p text:style-name="P4">
<text:span text:style-name="T4">
 Read also: </text:span>
 <text:a xlink:type="simple" xlink:href="https://www.ukrinform.ua/rubric-regions/3698082-na-odeskomu-stadioni-poprosalisa-z-fanatom-cornomorca-akij-zaginuv-pid-bahmutom.html" text:style-name="Internet_20_link" text:visited-style-name="Visited_20_Internet_20_Link">
</text:a>
Ukrainian heroes have found eternal rest on the alley of honorary military burial of the Dalica Eastern Cemetery. At the Lelekiv Cemetery, they spent the last five of the wise.Photo: Kropyvnytskyi City Council</text:p>
      <text:p text:style-name="P4">
News Source: <text:a xlink:type="simple" xlink:href="https://www.ukrinform.ua/rubric-regions/3700610-u-kropivnickomu-proveli-v-ostannu-put-cotiroh-voiniv.html" text:style-name="Internet_20_link" text:visited-style-name="Visited_20_Internet_20_Link">
https://www.ukrinform.ua/rubric-regions/3700610-u-kropivnickomu-proveli-v-ostannu-put-cotiroh-voiniv.html</text:a>
</text:p>
      <!--NEWS-->
      <text:h text:style-name="P10" text:outline-level="1">
<text:span text:style-name="T4">
The first batch of metro cars from Polish partners will arrive in Kiev from Warsaw</text:span>
</text:h>
      <text:p text:style-name="P4">
Authors: Ukrinform (Person)</text:p>
      <text:p text:style-name="P4">
Publisher: Укринформ (Organization)</text:p>
      <text:p text:style-name="P4">
Published Time: 2023-04-25T18:24:00+03:00</text:p>
      <text:p text:style-name="P4">
Modified Time: 2023-04-25T18:24:00+03:00</text:p>
      <text:p text:style-name="P4">
Description: The first batch of subway cars from Polish partners will arrive from Warsaw from Warsaw, 60 such cars will receive 60 such cars during the year. - Ukrinform.</text:p>
      <text:p text:style-name="P4">
Images: ["<text:a xlink:type="simple" xlink:href="https://static.ukrinform.com/photos/2023_04/thumb_files/630_360_1682436507-312.jpg" text:style-name="Internet_20_link" text:visited-style-name="Visited_20_Internet_20_Link">
630_360_16824...</text:a>
"]</text:p>
      <text:p text:style-name="P4">
Tags: ['Метро', 'Польща', 'Віталій Кличко', 'Вагони']</text:p>
      <text:p text:style-name="P4">
Type: Article</text:p>
      <!--METADATA-->
      <text:p text:style-name="P4">
<draw:frame draw:style-name="fr1" draw:name="Image123" text:anchor-type="as-char" svg:width="6.9236in" svg:height="3.956343in" draw:z-index="0">
<draw:image xlink:href="../Images/yкринформ/2023-04-25T18-24-00-03-00/630_360_1682436507-312.jpg" xlink:type="simple" xlink:show="embed" xlink:actuate="onLoad" draw:mime-type="image/jpeg"/>
</draw:frame>
The first batch of subway cars from Polish partners will arrive in Kyiv, and 60 such cars will receive the city during the year.</text:p>
      <text:p text:style-name="P4">
About it in <text:a xlink:type="simple" xlink:href="https://t.me/vitaliy_klitschko/1909" text:style-name="Internet_20_link" text:visited-style-name="Visited_20_Internet_20_Link">
</text:a>
Vitaliy Klitschko reported the Kyiv City Chairman, Ukrinform reports.</text:p>
      <text:p text:style-name="P4">
“Soon, the first batch of carriages of the subway, which Polish friends provide us, will arrive from Warsaw. Currently, 6 cars are practically ready, ”he said.</text:p>
      <text:p text:style-name="P4">
The mayor emphasized that thanks to the support of international partners, in particular, the Metro -Persam and the International Public Transport Association, 60 cars will receive the Kyiv subway free of charge.</text:p>
      <text:p text:style-name="P4">
It is about the transfer of the rolling stock of the series №717, which is also operated and Uztolite <text:a xlink:type="simple" xlink:href="https://www.ukrinform.ua/tag-metro" text:style-name="Internet_20_link" text:visited-style-name="Visited_20_Internet_20_Link">
</text:a>
According to Klitschko, the cars obtained will first be used as technical donors for major repairs of the active rolling stock, but part of them will be operated as a full rolling stock on the lines of the subsidiary.</text:p>
      <text:p text:style-name="P4">
<text:span text:style-name="T4">
 Read also: </text:span>
 <text:a xlink:type="simple" xlink:href="https://www.ukrinform.ua/rubric-kyiv/3695434-kiiv-otrimav-cotiri-sucasni-avtobusi-vid-nimeckih-partneriv.html" text:style-name="Internet_20_link" text:visited-style-name="Visited_20_Internet_20_Link">
</text:a>
He also reported that the supply of all 60 cars will be the step -by -step this year.</text:p>
      <text:p text:style-name="P4">
“For the Kiev subway, this is a significant assistance, since 80% of the rolling stock is Soviet production. And we thank our partners for the support of Icebic help!” - the mayor of the capital emphasized.</text:p>
      <text:p text:style-name="P4">
As reported by Ukrinform, from Poland to Ukraine since May 2022 <text:a xlink:type="simple" xlink:href="https://www.ukrinform.ua/rubric-vidbudova/3699441-ukraina-otrimala-vid-polsi-majze-15-tisaci-tonn-obladnanna-vidnovlenna-infrastrukturi.html" text:style-name="Internet_20_link" text:visited-style-name="Visited_20_Internet_20_Link">
</text:a>
, and brick 1.5 thousand tons of equipment.</text:p>
      <text:p text:style-name="P4">
News Source: <text:a xlink:type="simple" xlink:href="https://www.ukrinform.ua/rubric-kyiv/3700620-do-kieva-z-varsavi-pribude-persa-partia-vagoniv-metro-vid-polskih-partneriv.html" text:style-name="Internet_20_link" text:visited-style-name="Visited_20_Internet_20_Link">
https://www.ukrinform.ua/rubric-kyiv/3700620-do-kieva-z-varsavi-pribude-persa-partia-vagoniv-metro-vid-polskih-partneriv.html</text:a>
</text:p>
      <!--NEWS-->
      <text:h text:style-name="P10" text:outline-level="1">
<text:span text:style-name="T4">
After de -occupation in Crimea, a military administration must be created - Tasheva</text:span>
</text:h>
      <text:p text:style-name="P4">
Authors: Ukrinform (Person)</text:p>
      <text:p text:style-name="P4">
Publisher: Укринформ (Organization)</text:p>
      <text:p text:style-name="P4">
Published Time: 2023-04-25T18:26:00+03:00</text:p>
      <text:p text:style-name="P4">
Modified Time: 2023-04-25T18:26:00+03:00</text:p>
      <text:p text:style-name="P4">
Description: After the de -occupation, a military administration must be created on the peninsula, then the military -civil administration, after which the elections must be held. - Ukrinform.</text:p>
      <text:p text:style-name="P4">
Images: ["<text:a xlink:type="simple" xlink:href="https://static.ukrinform.com/photos/2023_04/thumb_files/630_360_1682436345-495.jpg" text:style-name="Internet_20_link" text:visited-style-name="Visited_20_Internet_20_Link">
630_360_16824...</text:a>
"]</text:p>
      <text:p text:style-name="P4">
Tags: ['Крим', 'Стратегія деокупації Криму', 'Таміла Ташева']</text:p>
      <text:p text:style-name="P4">
Type: Article</text:p>
      <!--METADATA-->
      <text:p text:style-name="P4">
<draw:frame draw:style-name="fr1" draw:name="Image124" text:anchor-type="as-char" svg:width="6.9236in" svg:height="3.956343in" draw:z-index="0">
<draw:image xlink:href="../Images/yкринформ/2023-04-25T18-26-00-03-00/630_360_1682436345-495.jpg" xlink:type="simple" xlink:show="embed" xlink:actuate="onLoad" draw:mime-type="image/jpeg"/>
</draw:frame>
The post -excavation on the peninsula must be created by the military administration, then -the military -civilian administration, after which the elections must be held.</text:p>
      <text:p text:style-name="P4">
This was announced during the Crimea Wave Forum by a permanent representative of the President of Ukraine to the ARC and Sevastopol Tamila Tasheva.</text:p>
      <text:p text:style-name="P4">
“In the framework of the working group we considered how state bodies will work in the crimbage. I will say at once that our vision - people's deputies, representatives of states - which, of course, first in the Crimea should be created a military administration. Then there is a transition to a military -civil administration, then - elections and transition to civilian life, ”she said.</text:p>
      <text:p text:style-name="P4">
<text:span text:style-name="T4">
 Read also: </text:span>
 <text:a xlink:type="simple" xlink:href="https://www.ukrinform.ua/rubric-crimea/3697998-grunti-na-pivnoci-krimu-za-roki-okupacii-stali-nepridatnimi-dla-agrariiv-taseva.html" text:style-name="Internet_20_link" text:visited-style-name="Visited_20_Internet_20_Link">
<text:span text:style-name="T4">
 Tasheva </text:span>
</text:a>
Tasheva added that the issue of formation of personnel reservo for Crimea is important in this context.</text:p>
      <text:p text:style-name="P4">
“It is very important for us that young people are involved. They should become frames of development, which will go to the Crimean peninsula and rebuild by scraps, ”Tasheva said.</text:p>
      <text:p text:style-name="P4">
As reported by Ukrinform, Tasheva stated that the strategy for the de -occupation of Tarameintegration of the temporarily occupied territory of Crimea and the city of Sevastopolya will make a key thesis that the end of the war will begin with the release of Crimea.</text:p>
      <text:p text:style-name="P4">
<text:span text:style-name="T4">
 Read also: </text:span>
 <text:a xlink:type="simple" xlink:href="https://www.ukrinform.ua/rubric-crimea/3693951-desatki-tisac-krimskih-tatar-cerez-mobilizaciu-rosii-viihali-z-krimu-taseva.html" text:style-name="Internet_20_link" text:visited-style-name="Visited_20_Internet_20_Link">
<text:span text:style-name="T4">
 Tasheva </text:span>
</text:a>
NSDC Secretary Oleksiy Danilov outlined 12 steps in the de -occupation of Crimea, which is a media about the punishment of Gaulayters and collaborators, the release of the persons of Ukrainians and Crimean Tatars, the dismantling of the Crimean bridge and the transfer of Sevastopol in Akhtiar.</text:p>
      <text:p text:style-name="P4">
News Source: <text:a xlink:type="simple" xlink:href="https://www.ukrinform.ua/rubric-crimea/3700613-pisla-deokupacii-krimu-na-pivostrovi-mae-buti-stvorena-vijskova-administracia-taseva.html" text:style-name="Internet_20_link" text:visited-style-name="Visited_20_Internet_20_Link">
https://www.ukrinform.ua/rubric-crimea/3700613-pisla-deokupacii-krimu-na-pivostrovi-mae-buti-stvorena-vijskova-administracia-taseva.html</text:a>
</text:p>
      <!--NEWS-->
      <text:h text:style-name="P10" text:outline-level="1">
<text:span text:style-name="T4">
Stefanchuk discussed the defensive needs of Ukraine with the Czech President</text:span>
</text:h>
      <text:p text:style-name="P4">
Authors: Ukrinform (Person)</text:p>
      <text:p text:style-name="P4">
Publisher: Укринформ (Organization)</text:p>
      <text:p text:style-name="P4">
Published Time: 2023-04-25T18:26:58+03:00</text:p>
      <text:p text:style-name="P4">
Modified Time: 2023-04-25T18:26:58+03:00</text:p>
      <text:p text:style-name="P4">
Description: The Chairman of the Verkhovna Rada of Ukraine Ruslan Stefanchuk discussed a number of strategic issues with the President of the Czech Republic, including defense support of the Ukrainian army. - Ukrinform.</text:p>
      <text:p text:style-name="P4">
Images: ["<text:a xlink:type="simple" xlink:href="https://static.ukrinform.com/photos/2023_04/thumb_files/630_360_1682436398-174.jpg" text:style-name="Internet_20_link" text:visited-style-name="Visited_20_Internet_20_Link">
630_360_16824...</text:a>
"]</text:p>
      <text:p text:style-name="P4">
Tags: ['Чехія', 'Президент', 'Стефанчук']</text:p>
      <text:p text:style-name="P4">
Type: Article</text:p>
      <!--METADATA-->
      <text:p text:style-name="P4">
<draw:frame draw:style-name="fr1" draw:name="Image125" text:anchor-type="as-char" svg:width="6.9236in" svg:height="3.956343in" draw:z-index="0">
<draw:image xlink:href="../Images/yкринформ/2023-04-25T18-26-58-03-00/630_360_1682436398-174.jpg" xlink:type="simple" xlink:show="embed" xlink:actuate="onLoad" draw:mime-type="image/jpeg"/>
</draw:frame>
Ruslan Stefanchuk, the Chiefial Council of Ukraine, discussed a number of strategic issues with President Peter Pavel, including defense support of the Ukrainian army.</text:p>
      <text:p text:style-name="P4">
The head of the Verkhovna Rada reported this in <text:a xlink:type="simple" xlink:href="https://www.facebook.com/100058105416952/posts/pfbid0AEAHCHVKq7d7qiQnrmaV9gRQDJgtq5FcNh1fgaoZBA9M8n6DDFZqgdoA1oMbrsPGl/" text:style-name="Internet_20_link" text:visited-style-name="Visited_20_Internet_20_Link">
</text:a>
, reports Ukrinform.</text:p>
      <text:p text:style-name="P4">
"During the meeting, he was primarily thanked for all the support that the Czech Republic provides Ukraine.</text:p>
      <text:p text:style-name="P4">
The first thing I focused on was military support for Ukraine. The Czech Representative's defensive needs of our Armed Forces, ”Stefanchuk said.</text:p>
      <text:p text:style-name="P4">
<text:span text:style-name="T4">
 Read also: </text:span>
 <text:a xlink:type="simple" xlink:href="https://www.ukrinform.ua/rubric-polytics/3698147-cehia-gotova-nadati-ukraini-dopomogu-pri-vidnovlenni-ta-u-pidgotovci-do-clenstva-v-nato-pavel.html" text:style-name="Internet_20_link" text:visited-style-name="Visited_20_Internet_20_Link">
</text:a>
He also informed that he discussed with the head of the Czech Republic the issue of justice, which includes the victory of Ukraine on the battlefield, bringing the Russian Federation of reference and compensation for all damage caused.</text:p>
      <text:p text:style-name="P4">
"The third is European and Euro -Atlantic integration of Ukraine. From Peter Pavelapovip very important words that Ukraine's membership in the EU and NATO is not a question" or ". This is the question" when "," the speaker of the Ukrainian Parliament added.</text:p>
      <text:p text:style-name="P4">
As reported by Ukrinform, Chairman of the Verkhovna Rada of Ukraine <text:a xlink:type="simple" xlink:href="https://www.ukrinform.ua/tag-stefancuk" text:style-name="Internet_20_link" text:visited-style-name="Visited_20_Internet_20_Link">
</text:a>
He is on a working visit of the Republic of Sciences.</text:p>
      <text:p text:style-name="P4">
News Source: <text:a xlink:type="simple" xlink:href="https://www.ukrinform.ua/rubric-polytics/3700614-stefancuk-obgovoriv-iz-prezidentom-cehii-oboronni-potrebi-ukraini.html" text:style-name="Internet_20_link" text:visited-style-name="Visited_20_Internet_20_Link">
https://www.ukrinform.ua/rubric-polytics/3700614-stefancuk-obgovoriv-iz-prezidentom-cehii-oboronni-potrebi-ukraini.html</text:a>
</text:p>
      <!--NEWS-->
      <text:h text:style-name="P10" text:outline-level="1">
<text:span text:style-name="T4">
Klitschko in the US will take part in the summit of North and South America cities</text:span>
</text:h>
      <text:p text:style-name="P4">
Authors: Ukrinform (Person)</text:p>
      <text:p text:style-name="P4">
Publisher: Укринформ (Organization)</text:p>
      <text:p text:style-name="P4">
Published Time: 2023-04-25T18:29:16+03:00</text:p>
      <text:p text:style-name="P4">
Modified Time: 2023-04-25T18:29:16+03:00</text:p>
      <text:p text:style-name="P4">
Description: Kyiv Mayor Vitaliy Klitschko arrived in the US for the summit of North and South America, which will take place in Denver on April 26-28. - Ukrinform.</text:p>
      <text:p text:style-name="P4">
Images: ["<text:a xlink:type="simple" xlink:href="https://static.ukrinform.com/photos/2023_04/thumb_files/630_360_1682436473-358.jpg" text:style-name="Internet_20_link" text:visited-style-name="Visited_20_Internet_20_Link">
630_360_16824...</text:a>
", "<text:a xlink:type="simple" xlink:href="https://static.ukrinform.com/photos/2023_04/1682436473-305.jpg" text:style-name="Internet_20_link" text:visited-style-name="Visited_20_Internet_20_Link">
1682436473-30...</text:a>
"]</text:p>
      <text:p text:style-name="P4">
Tags: ['США', 'Віталій Кличко', 'Київ']</text:p>
      <text:p text:style-name="P4">
Type: Article</text:p>
      <!--METADATA-->
      <text:p text:style-name="P4">
<draw:frame draw:style-name="fr1" draw:name="Image126" text:anchor-type="as-char" svg:width="6.9236in" svg:height="3.956343in" draw:z-index="0">
<draw:image xlink:href="../Images/yкринформ/2023-04-25T18-29-16-03-00/630_360_1682436473-358.jpg" xlink:type="simple" xlink:show="embed" xlink:actuate="onLoad" draw:mime-type="image/jpeg"/>
</draw:frame>
The Kyiv City Chairman Vitaliy Klitschko arrived in the USA for the summit of North Talid America, which will take place in Denver on April 26-28.</text:p>
      <text:p text:style-name="P4">
The mayor reported in <text:a xlink:type="simple" xlink:href="https://t.me/KyivCityOfficial/6545" text:style-name="Internet_20_link" text:visited-style-name="Visited_20_Internet_20_Link">
</text:a>
, reports Ukrinform.</text:p>
      <text:p text:style-name="P4">
"At the invitation of our American partners, he arrived in the US to the summit of the bridge and South America, which will take place in Denver on April 26-28," Klitschko said.</text:p>
      <text:p text:style-name="P4">
<draw:frame draw:style-name="fr1" draw:name="Image127" text:anchor-type="as-char" svg:width="6.9236in" svg:height="4.609323in" draw:z-index="0">
<draw:image xlink:href="../Images/yкринформ/2023-04-25T18-29-16-03-00/1682436473-305.jpg" xlink:type="simple" xlink:show="embed" xlink:actuate="onLoad" draw:mime-type="image/jpeg"/>
</draw:frame>
<text:span text:style-name="T4">
 Read also: </text:span>
 <text:a xlink:type="simple" xlink:href="https://www.ukrinform.ua/rubric-kyiv/3698931-klicko-zustrivsa-z-prezidentkou-ebrr.html" text:style-name="Internet_20_link" text:visited-style-name="Visited_20_Internet_20_Link">
<text:span text:style-name="T4">
 Klitschko </text:span>
</text:a>
According to the mayor of Kiev, such an event will be held for the first time, it will be interested in the US State Department and with the support of USAID. At the mayor of the mayor, the western hemisphere will gather for the sake of increasing cooperation, exchange of experience in the development of local self -government.</text:p>
      <text:p text:style-name="P4">
"Today and tomorrow, I will speak about support and assistance to Ukraine in Washington by offenses and congressmans, leading political experts by the US Government Taps," Klitschko emphasized.</text:p>
      <text:p text:style-name="P4">
Photo: Vitaliy Klitschko, Telegrams</text:p>
      <text:p text:style-name="P4">
News Source: <text:a xlink:type="simple" xlink:href="https://www.ukrinform.ua/rubric-kyiv/3700616-klicko-u-ssa-vizme-ucast-v-samiti-mist-pivnicnoi-ta-pivdennoi-ameriki.html" text:style-name="Internet_20_link" text:visited-style-name="Visited_20_Internet_20_Link">
https://www.ukrinform.ua/rubric-kyiv/3700616-klicko-u-ssa-vizme-ucast-v-samiti-mist-pivnicnoi-ta-pivdennoi-ameriki.html</text:a>
</text:p>
      <!--NEWS-->
      <text:h text:style-name="P10" text:outline-level="1">
<text:span text:style-name="T4">
The Government has approved a plan of implementation of barrier -free decisions for 2023 - 2024</text:span>
</text:h>
      <text:p text:style-name="P4">
Authors: Ukrinform (Person)</text:p>
      <text:p text:style-name="P4">
Publisher: Укринформ (Organization)</text:p>
      <text:p text:style-name="P4">
Published Time: 2023-04-25T18:32:00+03:00</text:p>
      <text:p text:style-name="P4">
Modified Time: 2023-04-25T18:32:00+03:00</text:p>
      <text:p text:style-name="P4">
Description: The Government has approved a plan of events for 2023 - 2024 on the implementation of a national strategy for the creation of a barrier space in Ukraine for the period up to 2030. It envisages the implementation of 15 ministries and state bodies 472 measures in this direction. - Ukrinform.</text:p>
      <text:p text:style-name="P4">
Images: ["<text:a xlink:type="simple" xlink:href="https://static.ukrinform.com/photos/2023_03/thumb_files/630_360_1680013214-381.jpg" text:style-name="Internet_20_link" text:visited-style-name="Visited_20_Internet_20_Link">
630_360_16800...</text:a>
"]</text:p>
      <text:p text:style-name="P4">
Tags: ['Кабмін', 'Уряд', 'Інклюзивні програми']</text:p>
      <text:p text:style-name="P4">
Type: Article</text:p>
      <!--METADATA-->
      <text:p text:style-name="P4">
<draw:frame draw:style-name="fr1" draw:name="Image128" text:anchor-type="as-char" svg:width="6.9236in" svg:height="3.956343in" draw:z-index="0">
<draw:image xlink:href="../Images/yкринформ/2023-04-25T18-32-00-03-00/630_360_1680013214-381.jpg" xlink:type="simple" xlink:show="embed" xlink:actuate="onLoad" draw:mime-type="image/jpeg"/>
</draw:frame>
Government has been a plan of events for 2023 - 2024 on the implementation of a national strategy for creating a barrier -free space in Ukraine for the period up to 2030. He previses the execution of 15 ministries and state bodies in 472 measures in this way.</text:p>
      <text:p text:style-name="P4">
This was announced by Viceremier-Minister of Recovery-Minister of Community, Territories and Infrastructure Development Alexander Kubrakov, Ukrinform reports to the Ministry's press service in <text:a xlink:type="simple" xlink:href="https://www.facebook.com/MinInfra.UA" text:style-name="Internet_20_link" text:visited-style-name="Visited_20_Internet_20_Link">
</text:a>
.</text:p>
      <text:p text:style-name="P4">
“The purpose of Ukraine's restoration is not only to rebuild the destroyed, but also to create a qualitatively new infrastructure that will be inclusive for different groups. Our intermediate goal is to 100 percent compliance with the standards of barrier -free space by 2024, ”the official said.</text:p>
      <text:p text:style-name="P4">
The action plan envisages: monitoring the barrier of physical exertion objects, <text:a xlink:type="simple" xlink:href="https://www.ukrinform.ua/tag-transport" text:style-name="Internet_20_link" text:visited-style-name="Visited_20_Internet_20_Link">
</text:a>
 , пристосування їх дляпотреб маломобільних груп населення, а також запровадження нових тавдосконалення чинних державних будівельних норм та стандартів.</text:p>
      <text:p text:style-name="P4">
<text:span text:style-name="T4">
Читайте також:</text:span>
 <text:a xlink:type="simple" xlink:href="https://www.ukrinform.ua/rubric-society/3670577-zelenska-anonsuvala-472-proekti-z-bezbarernosti-budut-zadiani-20-ministerstv.html" text:style-name="Internet_20_link" text:visited-style-name="Visited_20_Internet_20_Link">
 <text:span text:style-name="T4">
безбар</text:span>
 <text:span text:style-name="T4">
єрн</text:span>
 </text:a>
In addition, the plan is aimed at developing new standards and regulatory accessibility of transport and the barrier of transport infrastructure, as well as the training of experts in the field of urban planning, architecture, transport of modern approaches to the creation of barrier space.</text:p>
      <text:p text:style-name="P4">
As it was reported, albumbez barrier decisions were developed with the participation of the Ministry of Restoration. This is a practical guide that contains the recommendations for the construction of a barrier -free space, demonstrating how to make the urban environment a common population for low -mobility groups.</text:p>
      <text:p text:style-name="P4">
News Source: <text:a xlink:type="simple" xlink:href="https://www.ukrinform.ua/rubric-polytics/3700617-urad-uhvaliv-plan-vprovadzenna-bezbarernih-risen-na-2023-2024-roki.html" text:style-name="Internet_20_link" text:visited-style-name="Visited_20_Internet_20_Link">
https://www.ukrinform.ua/rubric-polytics/3700617-urad-uhvaliv-plan-vprovadzenna-bezbarernih-risen-na-2023-2024-roki.html</text:a>
</text:p>
      <!--NEWS-->
      <text:h text:style-name="P10" text:outline-level="1">
<text:span text:style-name="T4">
In occupied Crimea, demographic situation is deteriorating - MP</text:span>
</text:h>
      <text:p text:style-name="P4">
Authors: Ukrinform (Person)</text:p>
      <text:p text:style-name="P4">
Publisher: Укринформ (Organization)</text:p>
      <text:p text:style-name="P4">
Published Time: 2023-04-25T18:36:40+03:00</text:p>
      <text:p text:style-name="P4">
Modified Time: 2023-04-25T18:36:40+03:00</text:p>
      <text:p text:style-name="P4">
Description: In occupied Crimea, the demographic situation is deteriorating, the population is growing. - Ukrinform.</text:p>
      <text:p text:style-name="P4">
Images: ["<text:a xlink:type="simple" xlink:href="https://static.ukrinform.com/photos/2023_04/thumb_files/630_360_1682435680-652.jpg" text:style-name="Internet_20_link" text:visited-style-name="Visited_20_Internet_20_Link">
630_360_16824...</text:a>
"]</text:p>
      <text:p text:style-name="P4">
Tags: ['Демографія', 'Окупація Криму', 'Шуляк']</text:p>
      <text:p text:style-name="P4">
Type: Article</text:p>
      <!--METADATA-->
      <text:p text:style-name="P4">
<draw:frame draw:style-name="fr1" draw:name="Image129" text:anchor-type="as-char" svg:width="6.9236in" svg:height="3.956343in" draw:z-index="0">
<draw:image xlink:href="../Images/yкринформ/2023-04-25T18-36-40-03-00/630_360_1682435680-652.jpg" xlink:type="simple" xlink:show="embed" xlink:actuate="onLoad" draw:mime-type="image/jpeg"/>
</draw:frame>
The demographic situation is deteriorating in the vocal Crimea, the population is growing.</text:p>
      <text:p text:style-name="P4">
The head of the party "Servant of the People" Olenahulak said this during the Crimea Wave Forum, Ukrinform correspondent reports.</text:p>
      <text:p text:style-name="P4">
“The occupied peninsula continues to grow old, despite the fact that in recent years the population of Crimea and Sevastopol was about 35%. Demographicatical in Crimea is getting worse every year, continues to fall in a percentage of patients, ”Shulyak said.</text:p>
      <text:p text:style-name="P4">
According to her, Crimea continues to lose young people who have a creative vein: “The isolation of the peninsula from the world community and the militarization, which is conducted by Russia, created in Crimea terrible conditions for doing business. For 9 years, Russia has transformed our Ukrainian cheerful Crimea to a gloomy military base. "</text:p>
      <text:p text:style-name="P4">
<text:span text:style-name="T4">
 Read also: </text:span>
 <text:a xlink:type="simple" xlink:href="https://www.ukrinform.ua/rubric-crimea/3685043-pisla-povnomasstabnogo-vtorgnenna-u-krimu-posililas-militarizacia-ditej-prokuror.html" text:style-name="Internet_20_link" text:visited-style-name="Visited_20_Internet_20_Link">
</text:a>
Shuliak also emphasized that the militarization of young people continues in Crimea.</text:p>
      <text:p text:style-name="P4">
"There are 874 detachments of so -called Uunarmia in the peninsula, the total number of which is more than 29 thousand people," she said.</text:p>
      <text:p text:style-name="P4">
As reported, in <text:a xlink:type="simple" xlink:href="https://www.ukrinform.ua/tag-krim" text:style-name="Internet_20_link" text:visited-style-name="Visited_20_Internet_20_Link">
</text:a>
The Russian -enabled terror against the local population and looking for guerrillas.</text:p>
      <text:p text:style-name="P4">
News Source: <text:a xlink:type="simple" xlink:href="https://www.ukrinform.ua/rubric-crimea/3700621-v-okupovanomu-krimu-pogirsuetsa-demograficna-situacia-deputatka.html" text:style-name="Internet_20_link" text:visited-style-name="Visited_20_Internet_20_Link">
https://www.ukrinform.ua/rubric-crimea/3700621-v-okupovanomu-krimu-pogirsuetsa-demograficna-situacia-deputatka.html</text:a>
</text:p>
      <!--NEWS-->
      <text:h text:style-name="P10" text:outline-level="1">
<text:span text:style-name="T4">
The Russians in Zaporozhye were picking up with anthrax - torn the cattlemo</text:span>
</text:h>
      <text:p text:style-name="P4">
Authors: Ukrinform (Person)</text:p>
      <text:p text:style-name="P4">
Publisher: Укринформ (Organization)</text:p>
      <text:p text:style-name="P4">
Published Time: 2023-04-25T18:41:00+03:00</text:p>
      <text:p text:style-name="P4">
Modified Time: 2023-04-25T18:41:00+03:00</text:p>
      <text:p text:style-name="P4">
Description: In the Zaporizhzhya direction, the Russian military during the digging of the trenches accidentally ripped the cattlemoir and picked up a anthrax there. - Ukrinform.</text:p>
      <text:p text:style-name="P4">
Images: ["<text:a xlink:type="simple" xlink:href="https://static.ukrinform.com/photos/2023_04/thumb_files/630_360_1680422407-224.png" text:style-name="Internet_20_link" text:visited-style-name="Visited_20_Internet_20_Link">
630_360_16804...</text:a>
"]</text:p>
      <text:p text:style-name="P4">
Tags: ['Федоров', 'Запоріжжя', 'Війна з росією']</text:p>
      <text:p text:style-name="P4">
Type: Article</text:p>
      <!--METADATA-->
      <text:p text:style-name="P4">
<draw:frame draw:style-name="fr1" draw:name="Image130" text:anchor-type="as-char" svg:width="6.9236in" svg:height="3.956343in" draw:z-index="0">
<draw:image xlink:href="../Images/yкринформ/2023-04-25T18-41-00-03-00/630_360_1680422407-224.png" xlink:type="simple" xlink:show="embed" xlink:actuate="onLoad" draw:mime-type="image/png"/>
</draw:frame>
The Russian military was accidentally discharged by the Siberian ulcers there during the digging of the trenches.</text:p>
      <text:p text:style-name="P4">
According to Ukrinform, Melitopol Mayor Ivan Fedorov reported in <text:a xlink:type="simple" xlink:href="https://t.me/ivan_fedorov_melitopol/1778" text:style-name="Internet_20_link" text:visited-style-name="Visited_20_Internet_20_Link">
</text:a>
.</text:p>
      <text:p text:style-name="P4">
According to him, the hostile unit was sent for quarantine. Two -threes were first brought to the Melitopol Hospital, but after confirming diagnosis was taken out in an unknown direction.</text:p>
      <text:p text:style-name="P4">
<text:span text:style-name="T4">
 Read also: </text:span>
 <text:a xlink:type="simple" xlink:href="https://www.ukrinform.ua/rubric-society/3700559-eksministr-dovkilla-rozpoviv-pro-zagrozu-u-vipadku-avarii-na-okupovanij-zaporizkij-aes.html" text:style-name="Internet_20_link" text:visited-style-name="Visited_20_Internet_20_Link">
<text:span text:style-name="T4">
 constipation </text:span>
</text:a>
"No, this is not an episode from the horror movie is the realities of being pigs in Zaporizhzhya Naprymka. The minus the enemy unit is now sitting in quarantine. And the two -Russian units were first brought to the Melitopol Hospital, but after confirming the diagnosis was written off quickly - he was taken out in an unknown direction," he wrote.</text:p>
      <text:p text:style-name="P4">
As reported by Ukrinform, in the temporarily captured territory of the Melitopol district of Zaporizhzhya region <text:a xlink:type="simple" xlink:href="https://www.ukrinform.ua/rubric-regions/3700057-zagarbniki-minuut-pola-u-melitopolskomu-rajoni.html" text:style-name="Internet_20_link" text:visited-style-name="Visited_20_Internet_20_Link">
</text:a>
.</text:p>
      <text:p text:style-name="P4">
Photo: RFE</text:p>
      <text:p text:style-name="P4">
News Source: <text:a xlink:type="simple" xlink:href="https://www.ukrinform.ua/rubric-regions/3700623-rosiani-na-zaporizzi-pidcepili-sibirsku-virazku-rozrili-skotomogilnik.html" text:style-name="Internet_20_link" text:visited-style-name="Visited_20_Internet_20_Link">
https://www.ukrinform.ua/rubric-regions/3700623-rosiani-na-zaporizzi-pidcepili-sibirsku-virazku-rozrili-skotomogilnik.html</text:a>
</text:p>
      <!--NEWS-->
      <text:h text:style-name="P10" text:outline-level="1">
<text:span text:style-name="T4">
In "Action" you can now cancel the proper user of the car</text:span>
</text:h>
      <text:p text:style-name="P4">
Authors: Ukrinform (Person)</text:p>
      <text:p text:style-name="P4">
Publisher: Укринформ (Organization)</text:p>
      <text:p text:style-name="P4">
Published Time: 2023-04-25T18:46:00+03:00</text:p>
      <text:p text:style-name="P4">
Modified Time: 2023-04-25T18:46:00+03:00</text:p>
      <text:p text:style-name="P4">
Description: The service of the proper user of the car in the application "Action" receives additional functionality: from nowady in several clicks not only appoint, but also cancel the proper user. - Ukrinform.</text:p>
      <text:p text:style-name="P4">
Images: ["<text:a xlink:type="simple" xlink:href="https://static.ukrinform.com/photos/2022_12/thumb_files/630_360_1670147770-888.jpg" text:style-name="Internet_20_link" text:visited-style-name="Visited_20_Internet_20_Link">
630_360_16701...</text:a>
"]</text:p>
      <text:p text:style-name="P4">
Tags: ['Автомобіль', 'МВС', 'Додаток “ДІЯ”']</text:p>
      <text:p text:style-name="P4">
Type: Article</text:p>
      <!--METADATA-->
      <text:p text:style-name="P4">
<draw:frame draw:style-name="fr1" draw:name="Image131" text:anchor-type="as-char" svg:width="6.9236in" svg:height="3.956343in" draw:z-index="0">
<draw:image xlink:href="../Images/yкринформ/2023-04-25T18-46-00-03-00/630_360_1670147770-888.jpg" xlink:type="simple" xlink:show="embed" xlink:actuate="onLoad" draw:mime-type="image/jpeg"/>
</draw:frame>
The use of the proper user of the car in the application "Action" receives an additional functional: from now on several clicks not only appoint, but scatter the proper user.</text:p>
      <text:p text:style-name="P4">
This was informed <text:a xlink:type="simple" xlink:href="https://mvs.gov.ua/uk/news/u-diiu-dodali-mozlivist-skasuvannia-naleznogo-koristuvaca-avto" text:style-name="Internet_20_link" text:visited-style-name="Visited_20_Internet_20_Link">
</text:a>
, reports Ukrinform.</text:p>
      <text:p text:style-name="P4">
"Now," Action "can not only be appointed, but also canceled the sherunging agent. To use the service, you have to do a few quotations," - said in the message.</text:p>
      <text:p text:style-name="P4">
To do this, the owner of the car needs to be authorized in "Action", select "Services" - "Shering Auto" - "Cancel Shering"; Check and sign it.</text:p>
      <text:p text:style-name="P4">
For your part, a proper user who wants to initiate cancellation must be: to be authorized in "action"; Select the "Certificate of Registration of Transport" and click the Menu item; select "Refuse to use a car" - "start"; and scratch the formed screen with a request for confirmation.</text:p>
      <text:p text:style-name="P4">
<text:span text:style-name="T4">
 Read also: </text:span>
 <text:a xlink:type="simple" xlink:href="https://www.ukrinform.ua/rubric-society/3700014-otrimati-vitag-pro-nesudimist-teper-mozna-v-dii.html" text:style-name="Internet_20_link" text:visited-style-name="Visited_20_Internet_20_Link">
<text:span text:style-name="T4">
 Actions </text:span>
</text:a>
The Ministry of Internal Affairs shall be informed that the cancellation will take place automatically, and the car re -registration certificate will disappear from the "action" of the proper user.</text:p>
      <text:p text:style-name="P4">
A proper user is one who uses a car that does not belong to, Alena is legally grounds. The commission of offenses must be responsible(https://www.ukrinform.ua/tag-transport)The means. Usually, such an appointment occurs for a certain period. This period is determined by the owner and the one who is given the vehicle for use.</text:p>
      <text:p text:style-name="P4">
This can be from 1 day and up to several years - depends on the agreements of persons. After the term defined by citizens, the term is exhausted, the cancellation is automatically. Earlier it was possible to cancel the sherry of the car with a helm of the Ministry of Internal Affairs Service Center or in the Electronic Office.</text:p>
      <text:p text:style-name="P4">
_ Photo: Minisfra _</text:p>
      <text:p text:style-name="P4">
News Source: <text:a xlink:type="simple" xlink:href="https://www.ukrinform.ua/rubric-technology/3700624-u-dii-vidteper-mozna-skasuvati-naleznogo-koristuvaca-avtomobila.html" text:style-name="Internet_20_link" text:visited-style-name="Visited_20_Internet_20_Link">
https://www.ukrinform.ua/rubric-technology/3700624-u-dii-vidteper-mozna-skasuvati-naleznogo-koristuvaca-avtomobila.html</text:a>
</text:p>
      <!--NEWS-->
      <text:h text:style-name="P10" text:outline-level="1">
<text:span text:style-name="T4">
Children Film Fest has announced the date and format of holding</text:span>
</text:h>
      <text:p text:style-name="P4">
Authors: Ukrinform (Person)</text:p>
      <text:p text:style-name="P4">
Publisher: Укринформ (Organization)</text:p>
      <text:p text:style-name="P4">
Published Time: 2023-04-25T18:50:00+03:00</text:p>
      <text:p text:style-name="P4">
Modified Time: 2023-04-25T18:50:00+03:00</text:p>
      <text:p text:style-name="P4">
Description: Наймасштабніший український кінофестиваль для дітей і підлітків 10-й Чілдрен Кінофест пройде цього року з 30 червня по 9 липня у гібридному форматі.  — Укрінформ.</text:p>
      <text:p text:style-name="P4">
Images: ["<text:a xlink:type="simple" xlink:href="https://static.ukrinform.com/photos/2023_04/thumb_files/630_360_1682438255-429.jpg" text:style-name="Internet_20_link" text:visited-style-name="Visited_20_Internet_20_Link">
630_360_16824...</text:a>
", "<text:a xlink:type="simple" xlink:href="https://static.ukrinform.com/photos/2023_04/1682438273-179.jpg" text:style-name="Internet_20_link" text:visited-style-name="Visited_20_Internet_20_Link">
1682438273-17...</text:a>
"]</text:p>
      <text:p text:style-name="P4">
Tags: ['Діти', 'Кінофестиваль', 'фільм']</text:p>
      <text:p text:style-name="P4">
Type: Article</text:p>
      <!--METADATA-->
      <text:p text:style-name="P4">
<draw:frame draw:style-name="fr1" draw:name="Image132" text:anchor-type="as-char" svg:width="6.9236in" svg:height="3.956343in" draw:z-index="0">
<draw:image xlink:href="../Images/yкринформ/2023-04-25T18-50-00-03-00/630_360_1682438255-429.jpg" xlink:type="simple" xlink:show="embed" xlink:actuate="onLoad" draw:mime-type="image/jpeg"/>
</draw:frame>
The largest Ukrainian Film Festival for Children and Adolescents The 10th Childrenkinofest will be held this year from June 30 to July 9 in a hybrid format.</text:p>
      <text:p text:style-name="P4">
Ukrinform was reported in the Arthouse Traffic Film Company.</text:p>
      <text:p text:style-name="P4">
“Festival shows will continue simultaneously in cinemas of 10 cities of Ukraine(Kyiv, Lviv, Uzhgorod, Vinnitsa, Zhytomyr, Chernivtsi and others); A special anniversary program is prepared for online review-a selection of winning films by Childrenkinofest in previous years. Showing in cinemas and online as you are always non -pre -registration, ”the festival organized.</text:p>
      <text:p text:style-name="P4">
Currently, the 10th Children Film Fest has introduced this year's poster, announced filmmakers and a special anniversary film program.</text:p>
      <text:p text:style-name="P4">
The jury of the children's film contest included Ukrainian cinematographers: director of the animated film "Mavka. Forest Song ”and author of the cartoon cartridge Alexander Ruban, director and screenwriter("Gorlytsy's Nest", "Lucy Inf").</text:p>
      <text:p text:style-name="P4">
Фільмом ретроспективи цьогорічного Чілдрен Кінофесту <text:a xlink:type="simple" xlink:href="https://www.youtube.com/watch" text:style-name="Internet_20_link" text:visited-style-name="Visited_20_Internet_20_Link">
</text:a>
The show will be celebrated 30 years from its release. The Secret Garden in 1993 is the work of the world -renowned director Agnieszka Dutland, familiar to Ukrainian viewers, first of all. This movie is a screening of the classic children's novel of the English writer Francis Godgsonbernet. The tape tells about a 10-year-old girl who solves the secret of the garden hidden in a gloomy estate. Retrospective show within Children the Film Filming is the tradition of dating a young audience with film classics: in different years, the cartoons "Lysenyatko Vuk", "Treasure Island", as well as Swarli Chaplin, Baster Kiton and George Melsea were shown in the various years.</text:p>
      <text:p text:style-name="P4">
<text:span text:style-name="T4">
 Read also: </text:span>
 <text:a xlink:type="simple" xlink:href="https://www.ukrinform.ua/rubric-culture/3700478-na-kinofestivali-u-nimeccini-pokazut-ukrainsku-stricku-la-palisiada.html" text:style-name="Internet_20_link" text:visited-style-name="Visited_20_Internet_20_Link">
</text:a>
Within Children, the omnivorous film competition takes place, participating in the participation of the Uvkoma open to all young directors and directors. Reception of work for the participation of a dry film competition lasts until May 29.</text:p>
      <text:p text:style-name="P4">
<draw:frame draw:style-name="fr1" draw:name="Image133" text:anchor-type="as-char" svg:width="6.9236in" svg:height="8.6545in" draw:z-index="0">
<draw:image xlink:href="../Images/yкринформ/2023-04-25T18-50-00-03-00/1682438273-179.jpg" xlink:type="simple" xlink:show="embed" xlink:actuate="onLoad" draw:mime-type="image/jpeg"/>
</draw:frame>
</text:p>
      <text:p text:style-name="P4">
<text:span text:style-name="T4">
 Read also: </text:span>
 <text:a xlink:type="simple" xlink:href="https://www.ukrinform.ua/rubric-culture/3700551-film-bacenna-metelika-vze-zibrav-u-prokati-ponad-piv-miljona-griven.html" text:style-name="Internet_20_link" text:visited-style-name="Visited_20_Internet_20_Link">
<text:span text:style-name="T4">
 movie </text:span>
</text:a>
Finnish films of the children's film contest will be shown in the cities of the festival in the Children Film Festival, as well as online. The winners of the competition will be marked with prizes from 5 to 10 thousand hryvnias. You can get acquainted with the conditions of participation in the Nasayti Children of the Film Fest.</text:p>
      <text:p text:style-name="P4">
Children Film Fest is the largest in Ukraine <text:a xlink:type="simple" xlink:href="https://www.ukrinform.ua/tag-kinofestival" text:style-name="Internet_20_link" text:visited-style-name="Visited_20_Internet_20_Link">
</text:a>
For children and adolescents, designed to educate new generation of moviegoers in Ukraine, develop practices of family cultural domestic ledge and promotion of cinema. More than 250,000 spectators and viewers visited the whole time since its founding in 2014. From the launch of a children's film contest, it has already been submitted by more than a thousand works, 25 of which were the winners.</text:p>
      <text:p text:style-name="P4">
News Source: <text:a xlink:type="simple" xlink:href="https://www.ukrinform.ua/rubric-culture/3700633-cildren-kinofest-ogolosiv-datu-i-format-provedenna.html" text:style-name="Internet_20_link" text:visited-style-name="Visited_20_Internet_20_Link">
https://www.ukrinform.ua/rubric-culture/3700633-cildren-kinofest-ogolosiv-datu-i-format-provedenna.html</text:a>
</text:p>
      <!--NEWS-->
      <text:h text:style-name="P10" text:outline-level="1">
<text:span text:style-name="T4">
Obama publicly supported Baiden's decision to go on the second presidential term</text:span>
</text:h>
      <text:p text:style-name="P4">
Authors: Ukrinform (Person)</text:p>
      <text:p text:style-name="P4">
Publisher: Укринформ (Organization)</text:p>
      <text:p text:style-name="P4">
Published Time: 2023-04-25T18:52:00+03:00</text:p>
      <text:p text:style-name="P4">
Modified Time: 2023-04-25T18:52:00+03:00</text:p>
      <text:p text:style-name="P4">
Description: Former President Barack Obama, who is still supporting and influenced by the Democrats, firmly advocated the decision of the current head of the White House, Joe Baiden to run for the second presidential term. - Ukrinform.</text:p>
      <text:p text:style-name="P4">
Images: ["<text:a xlink:type="simple" xlink:href="https://static.ukrinform.com/photos/2017_01/thumb_files/630_360_1484115719-2620.jpg" text:style-name="Internet_20_link" text:visited-style-name="Visited_20_Internet_20_Link">
630_360_14841...</text:a>
"]</text:p>
      <text:p text:style-name="P4">
Tags: ['Байден', 'Обама', 'Вибори у США', 'Вибори Президента']</text:p>
      <text:p text:style-name="P4">
Type: Article</text:p>
      <!--METADATA-->
      <text:p text:style-name="P4">
<draw:frame draw:style-name="fr1" draw:name="Image134" text:anchor-type="as-char" svg:width="6.9236in" svg:height="3.956343in" draw:z-index="0">
<draw:image xlink:href="../Images/yкринформ/2023-04-25T18-52-00-03-00/630_360_1484115719-2620.jpg" xlink:type="simple" xlink:show="embed" xlink:actuate="onLoad" draw:mime-type="image/jpeg"/>
</draw:frame>
Former President Barack Obama, who is still supporting and influenced by mid -democrats, firmly advocated the decision of the current head of the White House Jobiden's White House to run for a second presidential term.</text:p>
      <text:p text:style-name="P4">
About this Obama <text:a xlink:type="simple" xlink:href="https://twitter.com/BarackObama/status/1650862300289720326" text:style-name="Internet_20_link" text:visited-style-name="Visited_20_Internet_20_Link">
</text:a>
On the official tweet, Ukrinform reports.</text:p>
      <text:p text:style-name="P4">
“I am proud of the fact that Joe Biden and his administration have been fulfilled in the last few years. He advocated the American people, and he will continue to do so when he is re -echoed, ”the former President -Democrat stressed.</text:p>
      <text:p text:style-name="P4">
Obama wrote this comment to a video which Joe <text:a xlink:type="simple" xlink:href="https://www.ukrinform.ua/tag-bajden" text:style-name="Internet_20_link" text:visited-style-name="Visited_20_Internet_20_Link">
</text:a>
He made public on Tuesday with a statement that he would participate in the Presidential race.</text:p>
      <text:p text:style-name="P4">
Democrats believe that in the event of Donald Trump's victory on Primers, Joe Biden may become the only opponent to win him.</text:p>
      <text:p text:style-name="P4">
However, there are significant reservations about the age of the present presidential: he should be 82 years old in 2024, and if he converted, he will be touched by the country up to 86 years of age. Even during the 2020 elections, Joe Baiden's age was one of the main counter -arguments on the part of his superintendents.</text:p>
      <text:p text:style-name="P4">
<text:span text:style-name="T4">
 Read also: </text:span>
 <text:a xlink:type="simple" xlink:href="https://www.ukrinform.ua/rubric-world/3682048-tramp-zaaviv-so-vin-edinij-kandidat-u-prezidenti-ssa-akij-ne-dopustit-tretoi-svitovoi.html" text:style-name="Internet_20_link" text:visited-style-name="Visited_20_Internet_20_Link">
<text:span text:style-name="T4">
 Trump </text:span>
</text:a>
Biden himself and his family members understand this. Maybe because of this, he and his team have long evaded the direct answers to the intentions to go to the second presidential term. However, two months ago, in one of the TV interpretation, Lady Jill Biden said she would support the man's decision.</text:p>
      <text:p text:style-name="P4">
As reported by Ukrinform, the acting head of the White House Joe Biden on Tuesday <text:a xlink:type="simple" xlink:href="https://www.ukrinform.ua/rubric-world/3700417-bajden-oficijno-ogolosiv-so-jde-na-prezidentski-vibori.html" text:style-name="Internet_20_link" text:visited-style-name="Visited_20_Internet_20_Link">
</text:a>
About his participation in the Presidential Campaign in 2024.</text:p>
      <text:p text:style-name="P4">
“When I ran for presidents four years ago, I said we were leading the soul of America. And we are still in this battle, ”Biden said.</text:p>
      <text:p text:style-name="P4">
News Source: <text:a xlink:type="simple" xlink:href="https://www.ukrinform.ua/rubric-world/3700627-obama-publicno-pidtrimav-risenna-bajdena-jti-na-drugij-prezidentskij-termin.html" text:style-name="Internet_20_link" text:visited-style-name="Visited_20_Internet_20_Link">
https://www.ukrinform.ua/rubric-world/3700627-obama-publicno-pidtrimav-risenna-bajdena-jti-na-drugij-prezidentskij-termin.html</text:a>
</text:p>
      <!--NEWS-->
      <text:h text:style-name="P10" text:outline-level="1">
<text:span text:style-name="T4">
Europe needs Ukrainian agricultural goods - Solsky</text:span>
</text:h>
      <text:p text:style-name="P4">
Authors: Ukrinform (Person)</text:p>
      <text:p text:style-name="P4">
Publisher: Укринформ (Organization)</text:p>
      <text:p text:style-name="P4">
Published Time: 2023-04-25T18:52:54+03:00</text:p>
      <text:p text:style-name="P4">
Modified Time: 2023-04-25T18:52:54+03:00</text:p>
      <text:p text:style-name="P4">
Description: Minister of Agrarian Policy and Food of Ukraine Mykola Solsky believes that Europe needs Ukrainian grain, corn, meal and other agricultural products. - Ukrinform.</text:p>
      <text:p text:style-name="P4">
Images: ["<text:a xlink:type="simple" xlink:href="https://static.ukrinform.com/photos/2023_04/thumb_files/630_360_1681564397-350.jpg" text:style-name="Internet_20_link" text:visited-style-name="Visited_20_Internet_20_Link">
630_360_16815...</text:a>
"]</text:p>
      <text:p text:style-name="P4">
Tags: ['Євросоюз', 'Мінагро', 'Сольський']</text:p>
      <text:p text:style-name="P4">
Type: Article</text:p>
      <!--METADATA-->
      <text:p text:style-name="P4">
<draw:frame draw:style-name="fr1" draw:name="Image135" text:anchor-type="as-char" svg:width="6.9236in" svg:height="3.956343in" draw:z-index="0">
<draw:image xlink:href="../Images/yкринформ/2023-04-25T18-52-54-03-00/630_360_1681564397-350.jpg" xlink:type="simple" xlink:show="embed" xlink:actuate="onLoad" draw:mime-type="image/jpeg"/>
</draw:frame>
Mykola Solsky, Minister of Grade Policy and Food of Ukraine believes that Europe is Ukrainian grain, corn, meal and other agricultural products.</text:p>
      <text:p text:style-name="P4">
He stated this during an online output at an EU Council meeting on agriculture and fishing, Ukrinform reports with reference to <text:a xlink:type="simple" xlink:href="https://minagro.gov.ua/news/mikola-solskij-na-radi-yes-z-pitan-silskogo-gospodarstva-yevropa-potrebuye-ukrayinskogo-zerna-kukurudzi-shrotu-ta-inshoyi-produkciyi" text:style-name="Internet_20_link" text:visited-style-name="Visited_20_Internet_20_Link">
</text:a>
.</text:p>
      <text:p text:style-name="P4">
Solsky noted that Europe requires Ukrainian grain, corn, meal and other products, and Ukrainian goods are useful for the European market. In particular, Ukrainian imports to Poland have brought a lot of benefits not only to Ukraine, but also by Samipolshi, which increased the export of meat and dairy products by 37%last year.</text:p>
      <text:p text:style-name="P4">
<text:span text:style-name="T4">
 Read also: </text:span>
 <text:a xlink:type="simple" xlink:href="https://www.ukrinform.ua/rubric-economy/3700127-solskij-obgovoriv-iz-albanskim-ministrom-eksport-agroprodukcii-z-ukraini.html" text:style-name="Internet_20_link" text:visited-style-name="Visited_20_Internet_20_Link">
<text:span text:style-name="T4">
 Solsky </text:span>
</text:a>
“Grain from Ukraine has increased the competitiveness of Polish producers. So, the neighboring country grew, using Ukrainian raw materials in that number. In particular, in 2022, chicken production in Poland increased by 8.2%compared to 2021. Poland has become one of the EU leaders in chicken to chicken in third countries, ”the minister said.</text:p>
      <text:p text:style-name="P4">
He added that in the first quarter of 2023 Poland sold 10.5 thousand tons of chicken in Ukraine, and Ukraine of Poland - 4 thousand tons, which is 2.5 times less.</text:p>
      <text:p text:style-name="P4">
In addition, Last year, Poland increased by 40% of exports of grain and their products.</text:p>
      <text:p text:style-name="P4">
<text:span text:style-name="T4">
 Read also: </text:span>
 <text:a xlink:type="simple" xlink:href="https://www.ukrinform.ua/rubric-economy/3700395-es-mae-znajti-konstruktivne-risenna-dla-problemi-importu-agroproduktiv-z-ukraini-svecia.html" text:style-name="Internet_20_link" text:visited-style-name="Visited_20_Internet_20_Link">
</text:a>
Solsky stressed that agricultural trade between Ukraine and the EU is a food for EU member states who have suffered from last year's drought. Livestock livestock in Germany, the Netherlands and other leaders. Traders, carriers of TAPORTS also earn on Ukrainian grain.</text:p>
      <text:p text:style-name="P4">
According to the minister, Ukrainian grain was not a key cause of market pricing. Solsky explained that in the last two months the quotations have fallen in spite of the expectations of farmers of all countries not through Ukrainian grain, but a very large crop from Brazil.</text:p>
      <text:p text:style-name="P4">
This factor presses on the markets, perhaps more than exports from Ukraine, according to the Ukrainian minister.</text:p>
      <text:p text:style-name="P4">
«Ми бачимо стрімке зростання обсягів бразильського виробництва і експорту, щопри повільно зростаючому попиті суттєво тисне на ціни. Ми щиро раді за колегіз Південної Америки, але невже, виходячи з останнього досвіду, тепер требазакрити можливості експорту і Бразилії, аби світові ціни знову розвернулися всторону зростання?» - зауважив очільник Мінагрополітики.</text:p>
      <text:p text:style-name="P4">
Сольський нагадав, що українські аграрії працюють у надскладних умовах війни,але розуміють проблеми колег за кордоном. Водночас він акцентував на тому, щоосновна причини нинішньої кризи - повномасштабна війна, розв'язана росією.</text:p>
      <text:p text:style-name="P4">
«Проблеми фермерів у європейських країнах - це не вина українських фермерів. Іпершопричина такої ситуації на європейському ринку - не в ціні українськогозбіжжя, а у війні, яку розв'язала росія проти України. Ця війна, нагадаю,триває вже дев'ять років. З яких ми переживаємо другий рік страшного іцинічного терору, знищення всього українського з боку російського агресора», -підкреслив міністр.</text:p>
      <text:p text:style-name="P4">
<text:span text:style-name="T4">
Читайте також:</text:span>
 <text:a xlink:type="simple" xlink:href="https://www.ukrinform.ua/rubric-economy/3698900-cehia-pidtrimue-ukrainu-v-pitanni-perevezenna-agroprodukcii-do-krain-es.html" text:style-name="Internet_20_link" text:visited-style-name="Visited_20_Internet_20_Link">
 <text:span text:style-name="T4">
агропро</text:span>
 </text:a>
According to Solsky, it is now necessary to achieve a joint mutual decision through discussions and negotiations. At the same time, the minister expressed the hopeful decision of the European Commission.</text:p>
      <text:p text:style-name="P4">
“We emphasize once again that the opinion and position of our clerks are extremely important to us. And that great support we received and receive. We have a single, because there is always a discussion between real friends, and at the same time they always find a solution, ” - summed up the head of the Ministry of Agrarian Policy.</text:p>
      <text:p text:style-name="P4">
As reported by Ukrinform, Poland, Hungary, Slovakia and Bulgaria to introduce a prohibition on imports of grain and other types of agricultural products from Ukraine. Poland also suspended the transit of Ukrainian APC products through its territory, but renewed it from April 21.</text:p>
      <text:p text:style-name="P4">
Romania has not yet imposed restrictions on the import and transit of Ukrainian agro -products, but increased control and inspection of agricultural goods imported by its territory.</text:p>
      <text:p text:style-name="P4">
The European Commission has offered a package of assistance for farmers from the countries that bordering Ukraine, which includes financial assistance and other events. Assistance will be provided to the conditions that will be removed for the import of Ukrainian agro -products.</text:p>
      <text:p text:style-name="P4">
Consultations with the participation of the European Commission and representatives of Bulgaria, Hungary, Poland, Slovakia, Romania and Ukraine are currently underway.</text:p>
      <text:p text:style-name="P4">
News Source: <text:a xlink:type="simple" xlink:href="https://www.ukrinform.ua/rubric-economy/3700628-evropi-potribni-ukrainski-silskogospodarski-tovari-solskij.html" text:style-name="Internet_20_link" text:visited-style-name="Visited_20_Internet_20_Link">
https://www.ukrinform.ua/rubric-economy/3700628-evropi-potribni-ukrainski-silskogospodarski-tovari-solskij.html</text:a>
</text:p>
      <!--NEWS-->
      <text:h text:style-name="P10" text:outline-level="1">
<text:span text:style-name="T4">
French runner ran the fastest in history marathon with his back forward</text:span>
</text:h>
      <text:p text:style-name="P4">
Authors: Ukrinform (Person)</text:p>
      <text:p text:style-name="P4">
Publisher: Укринформ (Organization)</text:p>
      <text:p text:style-name="P4">
Published Time: 2023-04-25T18:53:05+03:00</text:p>
      <text:p text:style-name="P4">
Modified Time: 2023-04-25T18:53:05+03:00</text:p>
      <text:p text:style-name="P4">
Description: It happened during a race in French drom. - Ukrinform.</text:p>
      <text:p text:style-name="P4">
Images: ["<text:a xlink:type="simple" xlink:href="https://static.ukrinform.com/photos/2023_04/thumb_files/630_360_1682437837-868.jpg" text:style-name="Internet_20_link" text:visited-style-name="Visited_20_Internet_20_Link">
630_360_16824...</text:a>
"]</text:p>
      <text:p text:style-name="P4">
Tags: ['Марафон']</text:p>
      <text:p text:style-name="P4">
Type: Article</text:p>
      <!--METADATA-->
      <text:p text:style-name="P4">
<draw:frame draw:style-name="fr1" draw:name="Image136" text:anchor-type="as-char" svg:width="6.9236in" svg:height="3.956343in" draw:z-index="0">
<draw:image xlink:href="../Images/yкринформ/2023-04-25T18-53-05-03-00/630_360_1682437837-868.jpg" xlink:type="simple" xlink:show="embed" xlink:actuate="onLoad" draw:mime-type="image/jpeg"/>
</draw:frame>
 Відбулосяце під час забігу у французькому Дромі.</text:p>
      <text:p text:style-name="P4">
Французький бігун Гійом де Люстрак пробіг найшвидший в історії марафон спиноювперед, <text:a xlink:type="simple" xlink:href="https://www.connexionfrance.com/article/French-news/Man-breaks-world-record-for-fastest-marathon-running-backwards" text:style-name="Internet_20_link" text:visited-style-name="Visited_20_Internet_20_Link">
 </text:a>
The Connexion, reports Ukrinform.</text:p>
      <text:p text:style-name="P4">
According to the Guinness Book of Records, the fastest marathon(Standard distance –42.195 km), overcome back, belongs to China Zhu Zhenjun. The best time in history - 3:43:39 - he installed in October 2004.</text:p>
      <text:p text:style-name="P4">
A 29-year-old Frenchman took up the record of Chinese runner. In everyday life de Lustrak, he works as a carbon balance consultant.</text:p>
      <text:p text:style-name="P4">
In drome, Guillaume started with the rest of the marathonists who ran the distance. Instead, among them the Frenchman overcame his back forward-and took the 199th place among all participants with record time-3 hours and 25 minutes!</text:p>
      <text:p text:style-name="P4">
The razor of Lustrak was film by the athlete's team. In the future, his application should be approved in the Guinness Book of Records.</text:p>
      <text:p text:style-name="P4">
The Frenchman's personal record in a traditional marathon is 2 hours and 33 minutes he set up last year in Spain.</text:p>
      <text:p text:style-name="P4">
<text:span text:style-name="T4">
 Read also: </text:span>
 <text:a xlink:type="simple" xlink:href="https://www.ukrinform.ua/rubric-sports/3699859-oleg-vernaev-gimnast-olimpijskij-cempion.html" text:style-name="Internet_20_link" text:visited-style-name="Visited_20_Internet_20_Link">
<text:span text:style-name="T4">
 Vernyaev </text:span>
</text:a>
As reported earlier, in April, during the London Marathon, Kenietskelwin Kiptum established the second best time in history - 2:01:25, the owner of the world record, the compatriot of Elioda Kipchog, he lost 16 -second.</text:p>
      <text:p text:style-name="P4">
Photo: Saint-Paul-Lès-Romans</text:p>
      <text:p text:style-name="P4">
News Source: <text:a xlink:type="simple" xlink:href="https://www.ukrinform.ua/rubric-sports/3700629-francuzkij-bigun-probig-najsvidsij-v-istorii-marafon-spinou-vpered.html" text:style-name="Internet_20_link" text:visited-style-name="Visited_20_Internet_20_Link">
https://www.ukrinform.ua/rubric-sports/3700629-francuzkij-bigun-probig-najsvidsij-v-istorii-marafon-spinou-vpered.html</text:a>
</text:p>
      <!--NEWS-->
      <text:h text:style-name="P10" text:outline-level="1">
<text:span text:style-name="T4">
Cannes will show the movie "Where where" about evacuation from the dangerous territories of Ukraine</text:span>
</text:h>
      <text:p text:style-name="P4">
Authors: Ukrinform (Person)</text:p>
      <text:p text:style-name="P4">
Publisher: Укринформ (Organization)</text:p>
      <text:p text:style-name="P4">
Published Time: 2023-04-25T19:00:00+03:00</text:p>
      <text:p text:style-name="P4">
Modified Time: 2023-04-25T19:00:00+03:00</text:p>
      <text:p text:style-name="P4">
Description: At the Cannes Film Festival, which will be held on May 16-27, the premiere of the documentary "Where where to where" the joint production of Poland, France and Ukraine on the evacuation of Ukrainian refugees. - Ukrinform.</text:p>
      <text:p text:style-name="P4">
Images: ["<text:a xlink:type="simple" xlink:href="https://static.ukrinform.com/photos/2023_04/thumb_files/630_360_1682438264-523.jpg" text:style-name="Internet_20_link" text:visited-style-name="Visited_20_Internet_20_Link">
630_360_16824...</text:a>
"]</text:p>
      <text:p text:style-name="P4">
Tags: ['Евакуація', 'Каннський кінофестиваль', 'фільм']</text:p>
      <text:p text:style-name="P4">
Type: Article</text:p>
      <!--METADATA-->
      <text:p text:style-name="P4">
<draw:frame draw:style-name="fr1" draw:name="Image137" text:anchor-type="as-char" svg:width="6.9236in" svg:height="3.956343in" draw:z-index="0">
<draw:image xlink:href="../Images/yкринформ/2023-04-25T19-00-00-03-00/630_360_1682438264-523.jpg" xlink:type="simple" xlink:show="embed" xlink:actuate="onLoad" draw:mime-type="image/jpeg"/>
</draw:frame>
The Natural Film Festival, which will take place on May 16-27, will take place the premiere film "Where where to where" the joint production of Poland, France Tukraine about the evacuation of Ukrainian refugees.</text:p>
      <text:p text:style-name="P4">
Ukrinform was reported in the Ukrainian film company "435 Films", which was amazed in the production of the film.</text:p>
      <text:p text:style-name="P4">
The tape was shot by Polish director Machek Chamel.</text:p>
      <text:p text:style-name="P4">
“Over a year ago, I joined as a volunteer in the first evacuation from the Polish-Ukrainian border and then from remote areas of Chernihiv and Donbass. The mate has been an effective cross -border network of volunteers who assisted during the Temporary, one of thousands of such NGOs that arise between Poland. It is an evidence of how friendship is formed before the common threat. The idea of creating this movie appeared on the road, in the evacuation and autobus, ”Khamesla said.</text:p>
      <text:p text:style-name="P4">
<text:span text:style-name="T4">
 Read also: </text:span>
 <text:a xlink:type="simple" xlink:href="https://www.ukrinform.ua/rubric-culture/3700478-na-kinofestivali-u-nimeccini-pokazut-ukrainsku-stricku-la-palisiada.html" text:style-name="Internet_20_link" text:visited-style-name="Visited_20_Internet_20_Link">
</text:a>
The tape is selected in the Cannes Acid program for which the ACID Association ACID ACID(Independent Cinema Association and its distribution)Chooses 9 movies. This is an important step towards updating the issue of the Russian-Ukrainian war and Ukrainian <text:a xlink:type="simple" xlink:href="https://www.ukrinform.ua/tag-bizenci" text:style-name="Internet_20_link" text:visited-style-name="Visited_20_Internet_20_Link">
</text:a>
The Umedia Space of Europe, said in the film company.</text:p>
      <text:p text:style-name="P4">
The full -length documentary "Where where" illustrates the collective image of Ukrainian refugees - children, women, elderly and men who are forced to leave their homes and go to an unknown future. They sit in the evacuation autobus and talk about the physical and moral injuries they had to go through. At the wheel, the director who takes the heroes away from the war tados can save their lives.</text:p>
      <text:p text:style-name="P4">
_Foto: frame from the movie "Where Where" _</text:p>
      <text:p text:style-name="P4">
News Source: <text:a xlink:type="simple" xlink:href="https://www.ukrinform.ua/rubric-culture/3700632-u-kannah-pokazut-film-zvidki-kudi-pro-evakuaciu-z-nebezpecnih-teritorij-ukraini.html" text:style-name="Internet_20_link" text:visited-style-name="Visited_20_Internet_20_Link">
https://www.ukrinform.ua/rubric-culture/3700632-u-kannah-pokazut-film-zvidki-kudi-pro-evakuaciu-z-nebezpecnih-teritorij-ukraini.html</text:a>
</text:p>
      <!--NEWS-->
      <text:h text:style-name="P10" text:outline-level="1">
<text:span text:style-name="T4">
Border Guards staged an "inflammatory weekend" in Bakhmut, which became the last for the occupiers</text:span>
</text:h>
      <text:p text:style-name="P4">
Author: ['АРМІЯINFORM']</text:p>
      <text:p text:style-name="P4">
Time: 2023-04-25T19:00:00-04:00</text:p>
      <text:p text:style-name="P4">
Description: About the sovereign of the Podkordonna Service Service. Trichi Prikordontniki in BII W ... War with Ukraine 2022, War with Ukraine Latest News Today, News War with Ukraine 2022 Last for today, will there be a war between Ukraine and Russia, and when, the war with Ukraine in 2022 will be or not, there will be whether the war with Ukraine in the near future says, the war with Ukraine, Ukrainian news today, Ukrainian news in Ukrainian media in Russian</text:p>
      <text:p text:style-name="P4">
Images: ['<text:a xlink:type="simple" xlink:href="https://armyinform.com.ua/wp-content/uploads/2023/04/news_20230424_172024_1682346024.jpg" text:style-name="Internet_20_link" text:visited-style-name="Visited_20_Internet_20_Link">
news_20230424_172024_1682346024.jpg</text:a>
']</text:p>
      <text:p text:style-name="P4">
Tags: ['STOPRUSSIA', 'АГРЕСІЯ РФ', 'ВІЙНА', 'ВТОРГНЕННЯ РФ', 'ДЕРЖПРИКОРДОНСЛУЖБА', 'ФОРТЕЦЯ БАХМУТ']</text:p>
      <text:p text:style-name="P4">
Category: News</text:p>
      <!--METADATA-->
      <text:p text:style-name="P4">
<draw:frame draw:style-name="fr1" draw:name="Image138" text:anchor-type="as-char" svg:width="6.9236in" svg:height="5.1927in" draw:z-index="0">
<draw:image xlink:href="../Images/AРМІЯINFORM/2023-04-25T19-00-00-04-00/news_20230424_172024_1682346024.jpg" xlink:type="simple" xlink:show="embed" xlink:actuate="onLoad" draw:mime-type="image/jpeg"/>
</draw:frame>
About it <text:a xlink:type="simple" xlink:href="https://dpsu.gov.ua/ua/news/Prikordonniki-u-Bahmuti-vlashtuvali-okupantam-zapalniy-vikend-yakiy-dlya-10-zagarbnikiv-stav-ostannim/" text:style-name="Internet_20_link" text:visited-style-name="Visited_20_Internet_20_Link">
reports</text:a>
State Border Service of Ukraine.</text:p>
      <text:p text:style-name="P4">
Border guards three times in battle with the Russian attackers, with shooting shoes in the fortress city almost continuously.</text:p>
      <text:p text:style-name="P4">
In Bakhmut, the invaders continue to destroy the city's infrastructure, and the hostile infantry tries to attack the defenders of Ukraine by the violations. For the positions that the border guards hold in the city quarters, positional fights took place twice at night. Another combat was going on in the afternoon.</text:p>
      <text:p text:style-name="P4">
Despite the difficult situation, Ukrainian defenders continue to eliminate the assault rifles of the aggressor country in the nearby. Yes, all attempts by defense of defense were restrained. At least 24 opponents were disposed of fire from small arms and mortars: 10 occupiers were being liquidated, and 14 more were injured.</text:p>
      <text:p text:style-name="P4">
News Source: <text:a xlink:type="simple" xlink:href="https://armyinform.com.ua/2023/04/25/prykordonnyky-vlashtuvaly-zapalnyj-vikend/" text:style-name="Internet_20_link" text:visited-style-name="Visited_20_Internet_20_Link">
https://armyinform.com.ua/2023/04/25/prykordonnyky-vlashtuvaly-zapalnyj-vikend/</text:a>
</text:p>
      <!--NEWS-->
      <text:h text:style-name="P10" text:outline-level="1">
<text:span text:style-name="T4">
At the Kherson region with a light of 156 out of 228 settlements</text:span>
</text:h>
      <text:p text:style-name="P4">
Authors: Ukrinform (Person)</text:p>
      <text:p text:style-name="P4">
Publisher: Укринформ (Organization)</text:p>
      <text:p text:style-name="P4">
Published Time: 2023-04-25T19:02:00+03:00</text:p>
      <text:p text:style-name="P4">
Modified Time: 2023-04-25T19:02:00+03:00</text:p>
      <text:p text:style-name="P4">
Description: Electricity was returned in the Kherson region in the Kherson region in 156 out of 228 settlements. - Ukrinform.</text:p>
      <text:p text:style-name="P4">
Images: ["<text:a xlink:type="simple" xlink:href="https://static.ukrinform.com/photos/2022_10/thumb_files/630_360_1666700937-287.jpg" text:style-name="Internet_20_link" text:visited-style-name="Visited_20_Internet_20_Link">
630_360_16667...</text:a>
"]</text:p>
      <text:p text:style-name="P4">
Tags: ['Електроенергія', 'Херсонщина']</text:p>
      <text:p text:style-name="P4">
Type: Article</text:p>
      <!--METADATA-->
      <text:p text:style-name="P4">
<draw:frame draw:style-name="fr1" draw:name="Image139" text:anchor-type="as-char" svg:width="6.9236in" svg:height="3.956343in" draw:z-index="0">
<draw:image xlink:href="../Images/yкринформ/2023-04-25T19-02-00-03-00/630_360_1666700937-287.jpg" xlink:type="simple" xlink:show="embed" xlink:actuate="onLoad" draw:mime-type="image/jpeg"/>
</draw:frame>
The predued area of Kherson region returned electricity supply in 156 out of 228.</text:p>
      <text:p text:style-name="P4">
As Ukrinform reports, he reported in <text:a xlink:type="simple" xlink:href="https://www.facebook.com/alexandr.prokudin.7/posts/pfbid0kP84TEzBguoe2UcXerWPpvhpZa4E8We5V5nsGN3dQNUWqYcTNyVB8PkMvKRfWFNyl" text:style-name="Internet_20_link" text:visited-style-name="Visited_20_Internet_20_Link">
</text:a>
Head of the Kherson Regional Military Administration Alexander Proudin.</text:p>
      <text:p text:style-name="P4">
"David Bridge of the Greater Alexander Community is finally with light," said Proudin.</text:p>
      <text:p text:style-name="P4">
<text:span text:style-name="T5">
Video: oleksandr prokudin</text:span>
</text:p>
      <text:p text:style-name="P4">
According to him, it is 156 of 228 settlements of deookupomen Kherson region, which was restored <text:a xlink:type="simple" xlink:href="https://www.ukrinform.ua/tag-elektroenergia" text:style-name="Internet_20_link" text:visited-style-name="Visited_20_Internet_20_Link">
</text:a>
. Only a week's week has eight settlements connected to the network.</text:p>
      <text:p text:style-name="P4">
Emergency recovery work is ongoing, said Ova chief.</text:p>
      <text:p text:style-name="P4">
<text:span text:style-name="T4">
 Read also: </text:span>
 <text:a xlink:type="simple" xlink:href="https://www.ukrinform.ua/rubric-economy/3700526-pilgovu-cinu-na-elektroenergiu-dla-naselenna-prodovzili-se-na-misac.html" text:style-name="Internet_20_link" text:visited-style-name="Visited_20_Internet_20_Link">
<text:span text:style-name="T4">
 electricity </text:span>
</text:a>
As reported by Ukrinform, in Kherson region because of shelling in general <text:a xlink:type="simple" xlink:href="https://www.ukrinform.ua/rubric-regions/3699996-na-hersonsini-cerez-obstrili-poskodzeni-ta-zrujnovani-ponad-6000-civilnih-obektiv.html" text:style-name="Internet_20_link" text:visited-style-name="Visited_20_Internet_20_Link">
</text:a>
</text:p>
      <text:p text:style-name="P4">
News Source: <text:a xlink:type="simple" xlink:href="https://www.ukrinform.ua/rubric-regions/3700625-na-deokupovanij-hersonsini-zi-svitlom-156-iz-228-naselenih-punktiv.html" text:style-name="Internet_20_link" text:visited-style-name="Visited_20_Internet_20_Link">
https://www.ukrinform.ua/rubric-regions/3700625-na-deokupovanij-hersonsini-zi-svitlom-156-iz-228-naselenih-punktiv.html</text:a>
</text:p>
      <!--NEWS-->
      <text:h text:style-name="P10" text:outline-level="1">
<text:span text:style-name="T4">
Erdogan handed the team of Ukrainian rescuers a thanksgiving medal</text:span>
</text:h>
      <text:p text:style-name="P4">
Authors: Ukrinform (Person)</text:p>
      <text:p text:style-name="P4">
Publisher: Укринформ (Organization)</text:p>
      <text:p text:style-name="P4">
Published Time: 2023-04-25T19:02:41+03:00</text:p>
      <text:p text:style-name="P4">
Modified Time: 2023-04-25T19:02:41+03:00</text:p>
      <text:p text:style-name="P4">
Description: Turkish President Recep TaiP Erdogan presented a medal of gratitude to the team of Ukrainian rescuers who helped to eliminate the effects of destructive earthquakes. - Ukrinform.</text:p>
      <text:p text:style-name="P4">
Images: ["<text:a xlink:type="simple" xlink:href="https://static.ukrinform.com/photos/2023_04/thumb_files/630_360_1682438449-7900.jpeg" text:style-name="Internet_20_link" text:visited-style-name="Visited_20_Internet_20_Link">
630_360_16824...</text:a>
", "<text:a xlink:type="simple" xlink:href="https://static.ukrinform.com/photos/2023_04/thumb_files/630_360_1682438448-9812.jpeg" text:style-name="Internet_20_link" text:visited-style-name="Visited_20_Internet_20_Link">
630_360_16824...</text:a>
", "<text:a xlink:type="simple" xlink:href="https://static.ukrinform.com/photos/2023_04/thumb_files/630_360_1682438448-2957.jpeg" text:style-name="Internet_20_link" text:visited-style-name="Visited_20_Internet_20_Link">
630_360_16824...</text:a>
", "<text:a xlink:type="simple" xlink:href="https://static.ukrinform.com/photos/2023_04/thumb_files/630_360_1682438448-3839.jpeg" text:style-name="Internet_20_link" text:visited-style-name="Visited_20_Internet_20_Link">
630_360_16824...</text:a>
", "<text:a xlink:type="simple" xlink:href="https://static.ukrinform.com/photos/2023_04/thumb_files/630_360_1682438448-6760.jpeg" text:style-name="Internet_20_link" text:visited-style-name="Visited_20_Internet_20_Link">
630_360_16824...</text:a>
", "<text:a xlink:type="simple" xlink:href="https://static.ukrinform.com/photos/2023_04/thumb_files/630_360_1682438448-9420.jpeg" text:style-name="Internet_20_link" text:visited-style-name="Visited_20_Internet_20_Link">
630_360_16824...</text:a>
", "<text:a xlink:type="simple" xlink:href="https://static.ukrinform.com/photos/2023_04/thumb_files/630_360_1682438448-1045.jpeg" text:style-name="Internet_20_link" text:visited-style-name="Visited_20_Internet_20_Link">
630_360_16824...</text:a>
", "<text:a xlink:type="simple" xlink:href="https://static.ukrinform.com/photos/2023_04/thumb_files/630_360_1682438449-3724.jpeg" text:style-name="Internet_20_link" text:visited-style-name="Visited_20_Internet_20_Link">
630_360_16824...</text:a>
"]</text:p>
      <text:p text:style-name="P4">
Tags: ['Ердоган', 'Землетрус', 'Туреччина', 'Боднар']</text:p>
      <text:p text:style-name="P4">
Type: Article</text:p>
      <!--METADATA-->
      <text:p text:style-name="P4">
<draw:frame draw:style-name="fr1" draw:name="Image140" text:anchor-type="as-char" svg:width="6.9236in" svg:height="3.956343in" draw:z-index="0">
<draw:image xlink:href="../Images/yкринформ/2023-04-25T19-02-41-03-00/630_360_1682438449-7900.jpeg" xlink:type="simple" xlink:show="embed" xlink:actuate="onLoad" draw:mime-type="image/jpeg"/>
</draw:frame>
Turkish President Recep TaiP Erdogan presented a medal of gratitude to the Ukrainian rescuers who helped to eliminate the effects of destructive landletrs.</text:p>
      <text:p text:style-name="P4">
According to Ukrinform, Vasyl Bodnar reports about this Ambassador of Ukraine in Turkey in <text:a xlink:type="simple" xlink:href="https://www.facebook.com/Vasyl.Bodnar.1976/posts/pfbid0mpfiJHMmtWRjY9xXWXVh6o2raJPz9f4bcgZAj335nrxQnJXFADfD36APySdaM7nNl" text:style-name="Internet_20_link" text:visited-style-name="Visited_20_Internet_20_Link">
</text:a>
.</text:p>
      <text:p text:style-name="P4">
“Реджеп Таїп Ердоган вручив медаль подяки від турецького народу командіукраїнських рятувальників, які допомагали ліквідовувати наслідки руйнівнихземлетрусів в Туреччині 6 лютого. На ім’я посольства передано відповіднийлист-подяку від глави МЗС ТР”, - написав він.</text:p>
      <text:p text:style-name="P4">
<draw:frame draw:style-name="fr1" draw:name="Image141" text:anchor-type="as-char" svg:width="6.9236in" svg:height="3.956343in" draw:z-index="0">
<draw:image xlink:href="../Images/yкринформ/2023-04-25T19-02-41-03-00/630_360_1682438448-9812.jpeg" xlink:type="simple" xlink:show="embed" xlink:actuate="onLoad" draw:mime-type="image/jpeg"/>
</draw:frame>
Erdoganized by the team of Ukrainian rescuers of the Medal of Thanksgiving / Photo: Vasyl Bodnar <text:a xlink:type="simple" xlink:href="https://static.ukrinform.com/photos/2023_04/1682438448-9812.jpeg" text:style-name="Internet_20_link" text:visited-style-name="Visited_20_Internet_20_Link">
<draw:frame draw:style-name="fr1" draw:name="Image142" text:anchor-type="as-char" svg:width="6.9236in" svg:height="3.956343in" draw:z-index="0">
<draw:image xlink:href="../Images/yкринформ/2023-04-25T19-02-41-03-00/630_360_1682438448-9812.jpeg" xlink:type="simple" xlink:show="embed" xlink:actuate="onLoad" draw:mime-type="image/jpeg"/>
</draw:frame>
</text:a>
 <text:a xlink:type="simple" xlink:href="https://static.ukrinform.com/photos/2023_04/1682438448-2957.jpeg" text:style-name="Internet_20_link" text:visited-style-name="Visited_20_Internet_20_Link">
<draw:frame draw:style-name="fr1" draw:name="Image143" text:anchor-type="as-char" svg:width="6.9236in" svg:height="3.956343in" draw:z-index="0">
<draw:image xlink:href="../Images/yкринформ/2023-04-25T19-02-41-03-00/630_360_1682438448-2957.jpeg" xlink:type="simple" xlink:show="embed" xlink:actuate="onLoad" draw:mime-type="image/jpeg"/>
</draw:frame>
</text:a>
 <text:a xlink:type="simple" xlink:href="https://static.ukrinform.com/photos/2023_04/1682438448-3839.jpeg" text:style-name="Internet_20_link" text:visited-style-name="Visited_20_Internet_20_Link">
<draw:frame draw:style-name="fr1" draw:name="Image144" text:anchor-type="as-char" svg:width="6.9236in" svg:height="3.956343in" draw:z-index="0">
<draw:image xlink:href="../Images/yкринформ/2023-04-25T19-02-41-03-00/630_360_1682438448-3839.jpeg" xlink:type="simple" xlink:show="embed" xlink:actuate="onLoad" draw:mime-type="image/jpeg"/>
</draw:frame>
</text:a>
 <text:a xlink:type="simple" xlink:href="https://static.ukrinform.com/photos/2023_04/1682438448-6760.jpeg" text:style-name="Internet_20_link" text:visited-style-name="Visited_20_Internet_20_Link">
<draw:frame draw:style-name="fr1" draw:name="Image145" text:anchor-type="as-char" svg:width="6.9236in" svg:height="3.956343in" draw:z-index="0">
<draw:image xlink:href="../Images/yкринформ/2023-04-25T19-02-41-03-00/630_360_1682438448-6760.jpeg" xlink:type="simple" xlink:show="embed" xlink:actuate="onLoad" draw:mime-type="image/jpeg"/>
</draw:frame>
</text:a>
 <text:a xlink:type="simple" xlink:href="https://static.ukrinform.com/photos/2023_04/1682438448-9420.jpeg" text:style-name="Internet_20_link" text:visited-style-name="Visited_20_Internet_20_Link">
<draw:frame draw:style-name="fr1" draw:name="Image146" text:anchor-type="as-char" svg:width="6.9236in" svg:height="3.956343in" draw:z-index="0">
<draw:image xlink:href="../Images/yкринформ/2023-04-25T19-02-41-03-00/630_360_1682438448-9420.jpeg" xlink:type="simple" xlink:show="embed" xlink:actuate="onLoad" draw:mime-type="image/jpeg"/>
</draw:frame>
</text:a>
 <text:a xlink:type="simple" xlink:href="https://static.ukrinform.com/photos/2023_04/1682438448-1045.jpeg" text:style-name="Internet_20_link" text:visited-style-name="Visited_20_Internet_20_Link">
<draw:frame draw:style-name="fr1" draw:name="Image147" text:anchor-type="as-char" svg:width="6.9236in" svg:height="3.956343in" draw:z-index="0">
<draw:image xlink:href="../Images/yкринформ/2023-04-25T19-02-41-03-00/630_360_1682438448-1045.jpeg" xlink:type="simple" xlink:show="embed" xlink:actuate="onLoad" draw:mime-type="image/jpeg"/>
</draw:frame>
</text:a>
 <text:a xlink:type="simple" xlink:href="https://static.ukrinform.com/photos/2023_04/1682438449-7900.jpeg" text:style-name="Internet_20_link" text:visited-style-name="Visited_20_Internet_20_Link">
<draw:frame draw:style-name="fr1" draw:name="Image148" text:anchor-type="as-char" svg:width="6.9236in" svg:height="3.956343in" draw:z-index="0">
<draw:image xlink:href="../Images/yкринформ/2023-04-25T19-02-41-03-00/630_360_1682438449-7900.jpeg" xlink:type="simple" xlink:show="embed" xlink:actuate="onLoad" draw:mime-type="image/jpeg"/>
</draw:frame>
</text:a>
 <text:a xlink:type="simple" xlink:href="https://static.ukrinform.com/photos/2023_04/1682438449-3724.jpeg" text:style-name="Internet_20_link" text:visited-style-name="Visited_20_Internet_20_Link">
<draw:frame draw:style-name="fr1" draw:name="Image149" text:anchor-type="as-char" svg:width="6.9236in" svg:height="3.956343in" draw:z-index="0">
<draw:image xlink:href="../Images/yкринформ/2023-04-25T19-02-41-03-00/630_360_1682438449-3724.jpeg" xlink:type="simple" xlink:show="embed" xlink:actuate="onLoad" draw:mime-type="image/jpeg"/>
</draw:frame>
</text:a>
The Ambassador reminded that despite the war, Ukraine sent 87 rescuers to Turkey. This step of solidarity and willingness to come to the aid of extremely emotionally accepted by the Turkish people.</text:p>
      <text:p text:style-name="P4">
<text:span text:style-name="T4">
 Read also: </text:span>
 <text:a xlink:type="simple" xlink:href="https://www.ukrinform.ua/rubric-world/3699455-na-pivdennomu-shodi-tureccini-stavsa-zemletrus.html" text:style-name="Internet_20_link" text:visited-style-name="Visited_20_Internet_20_Link">
<text:span text:style-name="T4">
 earthquake </text:span>
</text:a>
</text:p>
      <text:p text:style-name="P4">
The total number of earthquakes in Turkey and Syria, which occurred on February 6, increased to 50 132 people.</text:p>
      <text:p text:style-name="P4">
News Source: <text:a xlink:type="simple" xlink:href="https://www.ukrinform.ua/rubric-world/3700634-erdogan-vruciv-komandi-ukrainskih-ratuvalnikiv-medal-podaki.html" text:style-name="Internet_20_link" text:visited-style-name="Visited_20_Internet_20_Link">
https://www.ukrinform.ua/rubric-world/3700634-erdogan-vruciv-komandi-ukrainskih-ratuvalnikiv-medal-podaki.html</text:a>
</text:p>
      <!--NEWS-->
      <text:h text:style-name="P10" text:outline-level="1">
<text:span text:style-name="T4">
Defense forces repelled 36 Russian attacks in three directions</text:span>
</text:h>
      <text:p text:style-name="P4">
Authors: Ukrinform (Person)</text:p>
      <text:p text:style-name="P4">
Publisher: Укринформ (Organization)</text:p>
      <text:p text:style-name="P4">
Published Time: 2023-04-25T19:07:00+03:00</text:p>
      <text:p text:style-name="P4">
Modified Time: 2023-04-25T19:07:00+03:00</text:p>
      <text:p text:style-name="P4">
Description: </text:p>
      <text:p text:style-name="P4">
Сили Оборони України Протягом Доби Відбили 36 Атак Російських Загарбників На Бахмутському, Авдіївському Та Мар’Їнському Напрямках. — Укрінформ.: </text:p>
      <text:p text:style-name="P4">
Images: ["<text:a xlink:type="simple" xlink:href="https://static.ukrinform.com/photos/2023_04/thumb_files/630_360_1682438812-465.jpg" text:style-name="Internet_20_link" text:visited-style-name="Visited_20_Internet_20_Link">
630_360_16824...</text:a>
"]</text:p>
      <text:p text:style-name="P4">
Tags: ['Генштаб', 'ЗСУ', 'Війна з росією', '#stoprussia']</text:p>
      <text:p text:style-name="P4">
Type: Article</text:p>
      <!--METADATA-->
      <text:p text:style-name="P4">
<draw:frame draw:style-name="fr1" draw:name="Image150" text:anchor-type="as-char" svg:width="6.9236in" svg:height="3.956343in" draw:z-index="0">
<draw:image xlink:href="../Images/yкринформ/2023-04-25T19-07-00-03-00/630_360_1682438812-465.jpg" xlink:type="simple" xlink:show="embed" xlink:actuate="onLoad" draw:mime-type="image/jpeg"/>
</draw:frame>
During the day, the Silaboron of Ukraine reflected 36 attacks by Russian invaders of Nabakhmut, Avdiiv and Mariinsky.</text:p>
      <text:p text:style-name="P4">
The General Staff of the Armed Forces of Ukraine reported this in <text:a xlink:type="simple" xlink:href="https://www.facebook.com/GeneralStaff.ua/posts/pfbid0GFdgApe8cZWwYs3eikm685gqHpwFxHNXBuu962Kg6AVaCRr7hkqUjAaktivBv94bl" text:style-name="Internet_20_link" text:visited-style-name="Visited_20_Internet_20_Link">
</text:a>
Having published the prompt information as of 18:00 Tuesday, April 25, Ukrinform reports.</text:p>
      <text:p text:style-name="P4">
As it is noted, on the leading actions in the mentioned directions, the Russian concentrates basic efforts. The most fierce battles continue with the fuel immut of Donetsk region.</text:p>
      <text:p text:style-name="P4">
The city of Kupyansk Kharkiv region suffered a rocket strike from the invaders. In other locations during the day of the Russian Federation, six aircraft strikes were performed by a ten -firing of ten firing of rocket launchers.</text:p>
      <text:p text:style-name="P4">
The General Staff warns: the likelihood of missile rocket strokes throughout the territory of Ukraine remains quite high.</text:p>
      <text:p text:style-name="P4">
<text:span text:style-name="T4">
 Read also: </text:span>
 <text:a xlink:type="simple" xlink:href="https://www.ukrinform.ua/rubric-ato/3700449-vorog-zbilsiv-zastosuvanna-kerovanih-aviabomb-bo-mae-perevagu-v-aviacii-naev.html" text:style-name="Internet_20_link" text:visited-style-name="Visited_20_Internet_20_Link">
<text:span text:style-name="T4">
 Naev </text:span>
</text:a>
It is reported that Ukrainian aviation per day has carried out a total of five strokes in the concentration of personnel and military equipment of the invaders of the Yodin Uruda-on the enemy's anti-aircraft missile complex.</text:p>
      <text:p text:style-name="P4">
Units of missile troops and artillery of the Armed Forces, for their part, struck the anti-aircraft missile complex, the area of concentration of personnel and military equipment, as well as the radar station of the Russian army.</text:p>
      <text:p text:style-name="P4">
On <text:span text:style-name="T4">
 Volynskyi </text:span>
 and <text:span text:style-name="T4">
 Polissya directions </text:span>
 Operational situation, given to the General Staff, has not undergone significant changes. Signs of formation of offensive groups of the enemy have not been detected.</text:p>
      <text:p text:style-name="P4">
On <text:span text:style-name="T4">
 Siverskyi </text:span>
 and <text:span text:style-name="T4">
 Slobozhansky directions </text:span>
 Russian troops were beaten from artillery and mortars on Leonivka of Chernihiv region, Korenok, Iskriskivshchyna and the Volfin Sumy region, as well as to the Summer, Zelenoy, Neskivka, Sagitti, Sagitzha, Ogiri, Ogiri. .</text:p>
      <text:p text:style-name="P4">
On the <text:span text:style-name="T4">
 Kupyansk direction </text:span>
 artillery and mortar shellings from the Russian poplars, Kamianka, Krasne First, Figolivka, Novomlinsk, two -year -old Takpeyansk of Kharkiv region.</text:p>
      <text:p text:style-name="P4">
In the <text:span text:style-name="T4">
 Liman direction </text:span>
 offensive actions did not carry out the invaders. The enemy attacked the enemy of the Novoselovskoye, Nevskoye, Dibrova and Bigorivka region, Torke, Yampil, Verkhnamyanskoye and the crossing of the Donetsk region.In the <text:span text:style-name="T4">
 Bakhmut direction </text:span>
 the troops of the Russian Federation continue to take place, heavy battles are ongoing in the city of Bakhmut. In the direction of Bogdanivka, Chrome and Ticks, the Russians had unsuccessful offensive actions during the day.</text:p>
      <text:p text:style-name="P4">
Vasyukivka, Orikhovo-Vasylivka, Markovo, Grigorivka, Bakhmut, Ivanivske, Yar, White Mountain, Northern and New Yorkdonetsk region were injured from enemy shelling.</text:p>
      <text:p text:style-name="P4">
In the <text:span text:style-name="T4">
 Avdeevsky direction </text:span>
 the Russian army conducted offensive actions near the Severeno and Pervomaisky Donetsk region, but did not have success.</text:p>
      <text:p text:style-name="P4">
At the same time, the invaders struck the novobakhmutivka, Novokalinov, Avdiivka, Lastokin, Vodyany, Pervomaisky, Karlovka and Nevelskoyomomudonetsk region.</text:p>
      <text:p text:style-name="P4">
In the <text:span text:style-name="T4">
 Marine direction </text:span>
 during the day of the Defense Forces reflected numerous attacks in the Marinka area. The hostile shellings were suffered by St. George, Marinka, Venta, Novomikhailivka and Paraskovka of Donetsk region.</text:p>
      <text:p text:style-name="P4">
In the <text:span text:style-name="T4">
 mining direction </text:span>
 during the current era of the Russian troops were not conducted, instead fired by coal, Yegorivka, Prechistivka, Golden Niva, Shakhtarsk and Greater Novosilka of Donetsk region.</text:p>
      <text:p text:style-name="P4">
On <text:span text:style-name="T4">
 Zaporizhzhia </text:span>
 and <text:span text:style-name="T4">
 Kherson directions </text:span>
 invaders continue the Varioron actions and strike in settlements. More than 30 cities and villages, including lull, guliaypole, railway, bitter and White, Kherson, Dudchany, Berislav, Vesele, Pominchya, Engineering and Kizomys of Kherson region, have suffered hostile strokes of the front.</text:p>
      <text:p text:style-name="P4">
<text:span text:style-name="T4">
 Read also: </text:span>
 <text:a xlink:type="simple" xlink:href="https://www.ukrinform.ua/rubric-ato/3700597-sili-oboroni-vorog-zbilsiv-artobstrili-zsu-na-tavrijskomu-napramku-500-raziv-za-dva-dni.html" text:style-name="Internet_20_link" text:visited-style-name="Visited_20_Internet_20_Link">
</text:a>
In the temporarily occupied and captured territories of Ukraine, the Russians continue to use children's educational institutions for their own purposes, arranging Tammy objects and covering up with a "live shield" of children and teaching.</text:p>
      <text:p text:style-name="P4">
In particular, in the Urzuf of Mariupol district of Donetsk region there are about 200 servicemen of the Russian Federation from the children's camps of children's camps.</text:p>
      <text:p text:style-name="P4">
According to the General Staff, the invaders continue to do the sorachy of the Ukrainian. Thus, in Kardashinka of the Skadovsky district of Kherson region Russian military at night searches houses, stole in civilians everyday equipment and cars.On the village of Kizomis Kherson region, April 25 Russians <text:a xlink:type="simple" xlink:href="https://www.ukrinform.ua/rubric-ato/3700424-rosiani-skinuli-na-hersonsinu-pat-kerovanih-aviabomb.html" text:style-name="Internet_20_link" text:visited-style-name="Visited_20_Internet_20_Link">
</text:a>
Having damaged 11 residential buildings, a local church of another civilian infrastructure.</text:p>
      <text:p text:style-name="P4">
<text:span text:style-name="T5">
Foto: General Staff of the Armed Forces</text:span>
</text:p>
      <text:p text:style-name="P4">
News Source: <text:a xlink:type="simple" xlink:href="https://www.ukrinform.ua/rubric-ato/3700635-sili-oboroni-vidbili-36-rosijskih-atak-na-troh-napramkah.html" text:style-name="Internet_20_link" text:visited-style-name="Visited_20_Internet_20_Link">
https://www.ukrinform.ua/rubric-ato/3700635-sili-oboroni-vidbili-36-rosijskih-atak-na-troh-napramkah.html</text:a>
</text:p>
      <!--NEWS-->
      <text:h text:style-name="P10" text:outline-level="1">
<text:span text:style-name="T4">
The ISS and Europol have concluded an agreement to intensify cooperation</text:span>
</text:h>
      <text:p text:style-name="P4">
Authors: Ukrinform (Person)</text:p>
      <text:p text:style-name="P4">
Publisher: Укринформ (Organization)</text:p>
      <text:p text:style-name="P4">
Published Time: 2023-04-25T19:10:00+03:00</text:p>
      <text:p text:style-name="P4">
Modified Time: 2023-04-25T19:10:00+03:00</text:p>
      <text:p text:style-name="P4">
Description: The International Criminal Court and the Europol have concluded a work agreement to strengthen cooperation. - Ukrinform.</text:p>
      <text:p text:style-name="P4">
Images: ["<text:a xlink:type="simple" xlink:href="https://static.ukrinform.com/photos/2023_04/thumb_files/630_360_1682438681-663.jpg" text:style-name="Internet_20_link" text:visited-style-name="Visited_20_Internet_20_Link">
630_360_16824...</text:a>
"]</text:p>
      <text:p text:style-name="P4">
Tags: ['Європол', 'Воєнні злочини', 'Угода', 'Міжнародний кримінальний суд']</text:p>
      <text:p text:style-name="P4">
Type: Article</text:p>
      <!--METADATA-->
      <text:p text:style-name="P4">
<draw:frame draw:style-name="fr1" draw:name="Image151" text:anchor-type="as-char" svg:width="6.9236in" svg:height="3.956343in" draw:z-index="0">
<draw:image xlink:href="../Images/yкринформ/2023-04-25T19-10-00-03-00/630_360_1682438681-663.jpg" xlink:type="simple" xlink:show="embed" xlink:actuate="onLoad" draw:mime-type="image/jpeg"/>
</draw:frame>
The International Criminal Court and Europol have concluded a work agreement on strengthening.</text:p>
      <text:p text:style-name="P4">
About it reports Ukrinform with reference to <text:a xlink:type="simple" xlink:href="https://www.icc-cpi.int/news/icc-and-europol-conclude-working-arrangement-enhance-cooperation" text:style-name="Internet_20_link" text:visited-style-name="Visited_20_Internet_20_Link">
</text:a>
“April 25, 2023 President of the International Criminal Court(MKS)Piourfmansky and Catherine de Ball, Executive Director of the European Police Agency(Europol)They signed a work agreement at the Europol headquarters in the Hague, ”the message reads.</text:p>
      <text:p text:style-name="P4">
It is noted that the Agreement provides a legal basis for establishing cooperation between the ISS and Europol, so that institutions strengthen their cooperation and encourage the exchange of information, experience and knowledge.</text:p>
      <text:p text:style-name="P4">
“I look forward to in -depth cooperation and interaction, which will be received in this work agreement. The expertise and specialization of Europol are leading in the world, and the ISS is lucky that it can be used. I am sure that strengthening the relationship between <text:a xlink:type="simple" xlink:href="https://www.ukrinform.ua/tag-miznarodnij-kriminalnij-sud" text:style-name="Internet_20_link" text:visited-style-name="Visited_20_Internet_20_Link">
</text:a>
And Europe can make the ability of both of our organizations to perform the appropriate mandates aimed at ensuring that serious crimes do not remain unpunished, ”said Hofmansky.</text:p>
      <text:p text:style-name="P4">
<text:span text:style-name="T4">
 Read also: </text:span>
 <text:a xlink:type="simple" xlink:href="https://www.ukrinform.ua/rubric-ato/3689989-evropol-identifikuvav-150-pidozruvanih-u-voennih-zlocinah-v-ukraini.html" text:style-name="Internet_20_link" text:visited-style-name="Visited_20_Internet_20_Link">
<text:span text:style-name="T4">
 Europol </text:span>
</text:a>
For her part, the Executive Director of Europol said that the signing of this working success is an important step forward in international efforts to bring the reference of the perpetrators of some of the most serious crimes in the world. “Military room, humanity crimes and genocide have been part of the Europol's mandate since 2017. We have received materials about war crimes from more than 20 different zonconflict, such as Syria, Iraq, Libya and recently Ukraine. This new level of service with the ISS will allow you to respond more effectively to the main internationalnisis, with all the relevant entities will work together and exchange information and resources to put an end to impunity, ”she said.</text:p>
      <text:p text:style-name="P4">
Thus, according to this Agreement, cooperation may include exchanging knowledge, collecting evidence, reports on a general situation, results of strategic analysis, information on criminal investigation procedures, information on methods of crime prevention, participation in training activities, and advice and support in individual criminal cases .<text:span text:style-name="T5">
Foto: Europol</text:span>
</text:p>
      <text:p text:style-name="P4">
News Source: <text:a xlink:type="simple" xlink:href="https://www.ukrinform.ua/rubric-world/3700636-mks-ta-evropol-uklali-ugodu-sodo-posilenna-spivpraci.html" text:style-name="Internet_20_link" text:visited-style-name="Visited_20_Internet_20_Link">
https://www.ukrinform.ua/rubric-world/3700636-mks-ta-evropol-uklali-ugodu-sodo-posilenna-spivpraci.html</text:a>
</text:p>
      <!--NEWS-->
      <text:h text:style-name="P10" text:outline-level="1">
<text:span text:style-name="T4">
The Finnish City of Imatra became Nizhyn's brother</text:span>
</text:h>
      <text:p text:style-name="P4">
Authors: Ukrinform (Person)</text:p>
      <text:p text:style-name="P4">
Publisher: Укринформ (Organization)</text:p>
      <text:p text:style-name="P4">
Published Time: 2023-04-25T19:14:45+03:00</text:p>
      <text:p text:style-name="P4">
Modified Time: 2023-04-25T19:14:45+03:00</text:p>
      <text:p text:style-name="P4">
Description: Mayor of Nizhyn of Chernihiv region Alexander Kodol signed an agreement on partnership with the Finnish city of Imatra. - Ukrinform.</text:p>
      <text:p text:style-name="P4">
Images: ["<text:a xlink:type="simple" xlink:href="https://static.ukrinform.com/photos/2023_04/thumb_files/630_360_1682439030-261.jpg" text:style-name="Internet_20_link" text:visited-style-name="Visited_20_Internet_20_Link">
630_360_16824...</text:a>
", "<text:a xlink:type="simple" xlink:href="https://static.ukrinform.com/photos/2023_04/1682439029-203.jpg" text:style-name="Internet_20_link" text:visited-style-name="Visited_20_Internet_20_Link">
1682439029-20...</text:a>
"]</text:p>
      <text:p text:style-name="P4">
Tags: ['Економіка', 'Фінляндія', 'Ніжин', 'Освіта']</text:p>
      <text:p text:style-name="P4">
Type: Article</text:p>
      <!--METADATA-->
      <text:p text:style-name="P4">
<draw:frame draw:style-name="fr1" draw:name="Image152" text:anchor-type="as-char" svg:width="6.9236in" svg:height="3.956343in" draw:z-index="0">
<draw:image xlink:href="../Images/yкринформ/2023-04-25T19-14-45-03-00/630_360_1682439030-261.jpg" xlink:type="simple" xlink:show="embed" xlink:actuate="onLoad" draw:mime-type="image/jpeg"/>
</draw:frame>
Nizhyn city chairman of the Chernihiv region Alexander Kodol signed an agreement with a prototype with the Finnish city of Imatra.</text:p>
      <text:p text:style-name="P4">
Kodola wrote about it on his page in <text:a xlink:type="simple" xlink:href="https://www.facebook.com/oleksandr.mihalich/posts/pfbid0R9731QzNX2vQ9xKgYtbcYrzUQQVqbwysucbwVFAd3TrcCh4Cx3gnd7wZME2G1eeyl" text:style-name="Internet_20_link" text:visited-style-name="Visited_20_Internet_20_Link">
</text:a>
, reports Ukrinform.</text:p>
      <text:p text:style-name="P4">
"Nizhyn has a new brothers. They have signed a partnership agreement with the Finnish City of Imatra. It is extremely important for the educational, humanitarian tay economic sphere," Kodola wrote.</text:p>
      <text:p text:style-name="P4">
<draw:frame draw:style-name="fr1" draw:name="Image153" text:anchor-type="as-char" svg:width="6.9236in" svg:height="5.1927in" draw:z-index="0">
<draw:image xlink:href="../Images/yкринформ/2023-04-25T19-14-45-03-00/1682439029-203.jpg" xlink:type="simple" xlink:show="embed" xlink:actuate="onLoad" draw:mime-type="image/jpeg"/>
</draw:frame>
</text:p>
      <text:p text:style-name="P4">
За його словами, разом з мером Іматри Матіасом Хільденом обговорили подальшідієві кроки співпраці. Іматра, додав міський голова, – це одне із міст, якепочало допомагати та підтримувати Ніжин ще до підписання офіційної угоди пропартнерство. Фінський народ, маючи аналогічний історичний досвід через нападСРСР на Фінляндію у 1939 році, надає суттєву оборонну підтримку Україні.</text:p>
      <text:p text:style-name="P4">
<text:span text:style-name="T4">
Читайте також:</text:span>
 <text:a xlink:type="simple" xlink:href="https://www.ukrinform.ua/rubric-culture/3699971-korol-britanii-zasvidcit-pobratimstvo-bibliotek-odesi-ta-liverpula.html" text:style-name="Internet_20_link" text:visited-style-name="Visited_20_Internet_20_Link">
 <text:span text:style-name="T4">
Король</text:span>
 <text:span text:style-name="T4">
Британії</text:span>
 <text:span text:style-name="T4">
засвідчить</text:span>
 <text:span text:style-name="T4">
побратимство</text:span>
<text:span text:style-name="T4">
бібліотек</text:span>
 <text:span text:style-name="T4">
Одеси</text:span>
 <text:span text:style-name="T4">
Ліверпуля</text:span>
 </text:a>
In January, Nizhyn visited the IMATRA volunteers and handed over the humanitarian carrier, including batteries and generators. Imatra is a city with advanced infrastructure that has economically powerful enterprises. One of them - Imatralme " - a leading energy efficient heat generating enterprise in the country, will be adopted in Nizhyn.</text:p>
      <text:p text:style-name="P4">
As reported by Ukrinform, earlier <text:a xlink:type="simple" xlink:href="https://www.ukrinform.ua/rubric-regions/3699598-vinnica-ta-nimecke-karlsrue-stali-mistamipobratimami.html" text:style-name="Internet_20_link" text:visited-style-name="Visited_20_Internet_20_Link">
</text:a>
Atbranrity. Cities will cooperate in spheres of spatial development of immobility, energy, IT and scientific activity, culture and tourism, European integration.</text:p>
      <text:p text:style-name="P4">
_ Photo: Alexander Kodola _</text:p>
      <text:p text:style-name="P4">
News Source: <text:a xlink:type="simple" xlink:href="https://www.ukrinform.ua/rubric-regions/3700639-finske-misto-imatra-stalo-pobratimom-nizina.html" text:style-name="Internet_20_link" text:visited-style-name="Visited_20_Internet_20_Link">
https://www.ukrinform.ua/rubric-regions/3700639-finske-misto-imatra-stalo-pobratimom-nizina.html</text:a>
</text:p>
      <!--NEWS-->
      <text:h text:style-name="P10" text:outline-level="1">
<text:span text:style-name="T4">
The Commissioner from the missing person does not take care of the exchange</text:span>
</text:h>
      <text:p text:style-name="P4">
Authors: Ukrinform (Person)</text:p>
      <text:p text:style-name="P4">
Publisher: Укринформ (Organization)</text:p>
      <text:p text:style-name="P4">
Published Time: 2023-04-25T19:17:00+03:00</text:p>
      <text:p text:style-name="P4">
Modified Time: 2023-04-25T19:17:00+03:00</text:p>
      <text:p text:style-name="P4">
Description: The competence of the Commissioner from the missing persons does not include the exchange of prisoners. - Ukrinform.</text:p>
      <text:p text:style-name="P4">
Images: ["<text:a xlink:type="simple" xlink:href="https://static.ukrinform.com/photos/2023_04/thumb_files/630_360_1681680631-471.jpg" text:style-name="Internet_20_link" text:visited-style-name="Visited_20_Internet_20_Link">
630_360_16816...</text:a>
"]</text:p>
      <text:p text:style-name="P4">
Tags: ['Полонені', 'Зниклі безвісти', 'Мінреінтеграції']</text:p>
      <text:p text:style-name="P4">
Type: Article</text:p>
      <!--METADATA-->
      <text:p text:style-name="P4">
<draw:frame draw:style-name="fr1" draw:name="Image154" text:anchor-type="as-char" svg:width="6.9236in" svg:height="3.956343in" draw:z-index="0">
<draw:image xlink:href="../Images/yкринформ/2023-04-25T19-17-00-03-00/630_360_1681680631-471.jpg" xlink:type="simple" xlink:show="embed" xlink:actuate="onLoad" draw:mime-type="image/jpeg"/>
</draw:frame>
The commissioner of the missing person does not exchange prisoners.</text:p>
      <text:p text:style-name="P4">
Such clarification was provided <text:a xlink:type="simple" xlink:href="https://minre.gov.ua/2023/04/25/do-kompetencziyi-upovnovazhenogo-zi-znyklyh-bezvisty-ne-vhodyt-obmin-polonenymy-roz%ca%bcyasnennya-minreintegracziyi/" text:style-name="Internet_20_link" text:visited-style-name="Visited_20_Internet_20_Link">
</text:a>
, reports Ukrinform.</text:p>
      <text:p text:style-name="P4">
“Our task is to find. Equally effective structures that make every effort to do so are released. Only in the interaction have a memorial rescue!” - said Oleg Kotenko, the Commissioner from the missing missing.</text:p>
      <text:p text:style-name="P4">
According to the message, numerous appeals to return prisoners are received on the hotlines of the Ombudsman: military and prisoners. But in the office, they explained that in no way tangential formation of lists of prisoners and exchanges themselves. These processes are engaged in power structures, with which only the exchange of data from the authorized persons is established.</text:p>
      <text:p text:style-name="P4">
<text:span text:style-name="T4">
 Read also: </text:span>
 <text:a xlink:type="simple" xlink:href="https://www.ukrinform.ua/rubric-ato/3700069-ukraina-vze-zvilnila-z-rosijskogo-polonu-ponad-2230-osib-sered-akih-140-civilnih-zelenskij.html" text:style-name="Internet_20_link" text:visited-style-name="Visited_20_Internet_20_Link">
</text:a>
Instead, the competence of the Commissioner's Office team is the search work, lifting bodies in the liberated territories and extraction of bodies from temporarily -corresponding territories.</text:p>
      <text:p text:style-name="P4">
As it was reported, the exchanging of prisoners was taken care of by the Viceremier-Minister Vereshchuk, but now these issues will be dealt with by the Main Directorate of Intelligence of the Ministry of Defense and the Security Service of Ukraine. In addition, the coordinating headquarters on the management of the wedding is engaged in the search.</text:p>
      <text:p text:style-name="P4">
Photo Illustrative: Anna Painter, Telegrams</text:p>
      <text:p text:style-name="P4">
News Source: <text:a xlink:type="simple" xlink:href="https://www.ukrinform.ua/rubric-society/3700611-upovnovazenij-zi-zniklih-bezvisti-ne-opikuetsa-obminom-polonenimi-minreintegracii.html" text:style-name="Internet_20_link" text:visited-style-name="Visited_20_Internet_20_Link">
https://www.ukrinform.ua/rubric-society/3700611-upovnovazenij-zi-zniklih-bezvisti-ne-opikuetsa-obminom-polonenimi-minreintegracii.html</text:a>
</text:p>
      <!--NEWS-->
      <text:h text:style-name="P10" text:outline-level="1">
<text:span text:style-name="T4">
Moscow covers political movements of collaborators in L/DNR - a human rights activist</text:span>
</text:h>
      <text:p text:style-name="P4">
Authors: Ukrinform (Person)</text:p>
      <text:p text:style-name="P4">
Publisher: Укринформ (Organization)</text:p>
      <text:p text:style-name="P4">
Published Time: 2023-04-25T19:20:00+03:00</text:p>
      <text:p text:style-name="P4">
Modified Time: 2023-04-25T19:20:00+03:00</text:p>
      <text:p text:style-name="P4">
Description: In the temporarily occupied territory of Donetsk and Luhansk regions, Russians create "authorities" and completely eliminate the structures of pseudo -republics. - Ukrinform.</text:p>
      <text:p text:style-name="P4">
Images: ["<text:a xlink:type="simple" xlink:href="https://static.ukrinform.com/photos/2018_07/thumb_files/630_360_1531479546-2724.jpg" text:style-name="Internet_20_link" text:visited-style-name="Visited_20_Internet_20_Link">
630_360_15314...</text:a>
"]</text:p>
      <text:p text:style-name="P4">
Tags: ['Кремль', 'Окупація', 'Колаборант', '"Л/ДНР"']</text:p>
      <text:p text:style-name="P4">
Type: Article</text:p>
      <!--METADATA-->
      <text:p text:style-name="P4">
<draw:frame draw:style-name="fr1" draw:name="Image155" text:anchor-type="as-char" svg:width="6.9236in" svg:height="3.956343in" draw:z-index="0">
<draw:image xlink:href="../Images/yкринформ/2023-04-25T19-20-00-03-00/630_360_1531479546-2724.jpg" xlink:type="simple" xlink:show="embed" xlink:actuate="onLoad" draw:mime-type="image/jpeg"/>
</draw:frame>
At the time of the occupied territory of Donetsk and Luhansk regions, the Russians form "authorities" and completely eliminate the structures of pseudo -republics.</text:p>
      <text:p text:style-name="P4">
According to Ukrinform, the director of the Institute for Strategic Table Studies, human rights activist Pavel Lysyansky reported in <text:a xlink:type="simple" xlink:href="https://www.facebook.com/pavllis/posts/pfbid0VbpisXxTpvGx2JzGKRmzuaow49XGHvbnN8rnFu1FHfwe2BzAymSLtcowYjxzFXtfl" text:style-name="Internet_20_link" text:visited-style-name="Visited_20_Internet_20_Link">
</text:a>
“The transition period is now available on the temporarily occupied territory of Lugansk and Donetsk regions. The invaders create regional bodies of occupation power and completely eliminate all structures of the NPF <text:a xlink:type="simple" xlink:href="https://www.ukrinform.ua/tag-ldnr" text:style-name="Internet_20_link" text:visited-style-name="Visited_20_Internet_20_Link">
</text:a>
. Starting in March 2023, the Kremlyanady order has been ordered to suspend funding for Public Movement activities(who played the role of political parties)», - said Lysyansky.</text:p>
      <text:p text:style-name="P4">
In particular, these were created by Moscow political technologists "Public Movements": "MirLugansk", which performed the functions of the "Party of Power" and created the majority in the "People's Council of the LNR", "Lugansk Economic Union" and "Communist Party".</text:p>
      <text:p text:style-name="P4">
<text:span text:style-name="T5">
!DNR </text:span>
*](https://www.ukrinform.ua/rubric-polytics/3697691-mzs-vidklikae-posla-z-minska-pisla-zustrici-lukasenka-z-vatazkom-dnr.html)The Fake "DNR" ceases to exist "public movements": "Donetskrarespublika", "Freedom Donbas" and the local Communist Party.</text:p>
      <text:p text:style-name="P4">
“LDNR NPF projects are completed. Collaborators who have supported the invaders since 2014, or throw away from positions, or put in prisons. However, the traitors are always used and then thrown away, ”the human rights activist summed up.</text:p>
      <text:p text:style-name="P4">
As it was reported, after the proclamation of "Independence" "People's Republics" on December 11, 2014, the occupying authorities hurried to create pseudo -state entities on the site of regional authorities and even wrote the Constitution.</text:p>
      <text:p text:style-name="P4">
News Source: <text:a xlink:type="simple" xlink:href="https://www.ukrinform.ua/rubric-regions/3700641-moskva-zgortae-politicni-ruhi-kolaborantiv-u-ldnr-pravozahisnik.html" text:style-name="Internet_20_link" text:visited-style-name="Visited_20_Internet_20_Link">
https://www.ukrinform.ua/rubric-regions/3700641-moskva-zgortae-politicni-ruhi-kolaborantiv-u-ldnr-pravozahisnik.html</text:a>
</text:p>
      <!--NEWS-->
      <text:h text:style-name="P10" text:outline-level="1">
<text:span text:style-name="T4">
Russian troops were fired again by Orihkhs</text:span>
</text:h>
      <text:p text:style-name="P4">
Authors: Ukrinform (Person)</text:p>
      <text:p text:style-name="P4">
Publisher: Укринформ (Organization)</text:p>
      <text:p text:style-name="P4">
Published Time: 2023-04-25T19:23:40+03:00</text:p>
      <text:p text:style-name="P4">
Modified Time: 2023-04-25T19:23:40+03:00</text:p>
      <text:p text:style-name="P4">
Description: The frontier city of Orikhiv of Zaporizhzhya region again was fired by Russian invaders. - Ukrinform.</text:p>
      <text:p text:style-name="P4">
Images: ["<text:a xlink:type="simple" xlink:href="https://static.ukrinform.com/photos/2023_04/thumb_files/630_360_1682439804-507.jpg" text:style-name="Internet_20_link" text:visited-style-name="Visited_20_Internet_20_Link">
630_360_16824...</text:a>
"]</text:p>
      <text:p text:style-name="P4">
Tags: ['Обстріл', 'Війна з росією']</text:p>
      <text:p text:style-name="P4">
Type: Article</text:p>
      <!--METADATA-->
      <text:p text:style-name="P4">
<draw:frame draw:style-name="fr1" draw:name="Image156" text:anchor-type="as-char" svg:width="6.9236in" svg:height="3.956343in" draw:z-index="0">
<draw:image xlink:href="../Images/yкринформ/2023-04-25T19-23-40-03-00/630_360_1682439804-507.jpg" xlink:type="simple" xlink:show="embed" xlink:actuate="onLoad" draw:mime-type="image/jpeg"/>
</draw:frame>
The frontier city of Orikhiv of Zaporizhzhya region again was fired from the side of Russian invaders.</text:p>
      <text:p text:style-name="P4">
About it in <text:a xlink:type="simple" xlink:href="https://t.me/zoda_gov_ua/18420" text:style-name="Internet_20_link" text:visited-style-name="Visited_20_Internet_20_Link">
</text:a>
The head of Zaporizhzhya Ovayuri Malashko reported, Ukrinform reports.</text:p>
      <text:p text:style-name="P4">
"The frontier Orichs again under the sight of terrorists. Private homeownership was the next target of the Russian projectile," he wrote.</text:p>
      <text:p text:style-name="P4">
According to him, there was no casualties.</text:p>
      <text:p text:style-name="P4">
<text:span text:style-name="T4">
 Read also: </text:span>
 <text:a xlink:type="simple" xlink:href="https://www.ukrinform.ua/rubric-regions/3700317-rosiani-za-dobu-obstrilali-devat-oblastej-ukraini-poskodzeni-skoli-ditsadok-i-budinki.html" text:style-name="Internet_20_link" text:visited-style-name="Visited_20_Internet_20_Link">
<text:span text:style-name="T4">
 Russians </text:span>
 <text:span text:style-name="T4">
 day </text:span>
 <text:span text:style-name="T4">
 </text:span>
 fired <text:span text:style-name="T4">
 </text:span>
 <text:span text:style-name="T4">
 nine </text:span>
 <text:span text:style-name="T4">
 </text:span>
 yat <text:span text:style-name="T4">
<text:span text:style-name="T5">
* areas </text:span>
* </text:span>
 Ukraine <text:span text:style-name="T4">
 </text:span>
 <text:span text:style-name="T4">
 damaged </text:span>
 <text:span text:style-name="T4">
 </text:span>
 <text:span text:style-name="T4">
 Schools </text:span>
 <text:span text:style-name="T4">
 kindergarten </text:span>
 <text:span text:style-name="T4">
 houses </text:span>
</text:a>
As it was reported that last day the enemy hit 111 times on settlements <text:a xlink:type="simple" xlink:href="https://www.ukrinform.ua/tag-zaporizza" text:style-name="Internet_20_link" text:visited-style-name="Visited_20_Internet_20_Link">
</text:a>
In particular, 5 Aviar.</text:p>
      <text:p text:style-name="P4">
<text:span text:style-name="T5">
Foto: Yuri Malashk, telegram</text:span>
</text:p>
      <text:p text:style-name="P4">
News Source: <text:a xlink:type="simple" xlink:href="https://www.ukrinform.ua/rubric-ato/3700642-vijska-rf-znovu-obstrilali-orihiv.html" text:style-name="Internet_20_link" text:visited-style-name="Visited_20_Internet_20_Link">
https://www.ukrinform.ua/rubric-ato/3700642-vijska-rf-znovu-obstrilali-orihiv.html</text:a>
</text:p>
      <!--NEWS-->
      <text:h text:style-name="P10" text:outline-level="1">
<text:span text:style-name="T4">
The participants of the Army Recovery Project were paid ₴ 100 million</text:span>
</text:h>
      <text:p text:style-name="P4">
Authors: Ukrinform (Person)</text:p>
      <text:p text:style-name="P4">
Publisher: Укринформ (Organization)</text:p>
      <text:p text:style-name="P4">
Published Time: 2023-04-25T19:24:00+03:00</text:p>
      <text:p text:style-name="P4">
Modified Time: 2023-04-25T19:24:00+03:00</text:p>
      <text:p text:style-name="P4">
Description: Within the framework of the project "Army of Restoration", 15.7 thousand unemployed Ukrainians were involved in payment of services of which UAH 100 million for renewable work was allocated. - Ukrinform.</text:p>
      <text:p text:style-name="P4">
Images: ["<text:a xlink:type="simple" xlink:href="https://static.ukrinform.com/photos/2018_07/thumb_files/630_360_1530833040-6307.jpg" text:style-name="Internet_20_link" text:visited-style-name="Visited_20_Internet_20_Link">
630_360_15308...</text:a>
", "<text:a xlink:type="simple" xlink:href="https://static.ukrinform.com/photos/2023_04/1682439792-819.jpg" text:style-name="Internet_20_link" text:visited-style-name="Visited_20_Internet_20_Link">
1682439792-81...</text:a>
"]</text:p>
      <text:p text:style-name="P4">
Tags: ['Мінекономіки', 'Гроші', 'Армія відновлення']</text:p>
      <text:p text:style-name="P4">
Type: Article</text:p>
      <!--METADATA-->
      <text:p text:style-name="P4">
<draw:frame draw:style-name="fr1" draw:name="Image157" text:anchor-type="as-char" svg:width="6.9236in" svg:height="3.956343in" draw:z-index="0">
<draw:image xlink:href="../Images/yкринформ/2023-04-25T19-24-00-03-00/630_360_1530833040-6307.jpg" xlink:type="simple" xlink:show="embed" xlink:actuate="onLoad" draw:mime-type="image/jpeg"/>
</draw:frame>
Within the rectal "Army of Restoration", 15.7 thousand unemployed Ukrainians were involved in payment of services of 100 million UAH for renewable work.</text:p>
      <text:p text:style-name="P4">
As Ukrinform reports, it reports <text:a xlink:type="simple" xlink:href="https://www.me.gov.ua/News/Detail" text:style-name="Internet_20_link" text:visited-style-name="Visited_20_Internet_20_Link">
</text:a>
.</text:p>
      <text:p text:style-name="P4">
“15.7 thousand unemployed in 17 regions have already been involved in the report of the Army of Restoration, and recently the Odesa region has recently joined it. The leader of the middle -regions in this project remains the Poltava region, where such workers are exposed to more than 3 600 unemployed. In general, the unemployed who carry out renewable work have already earned UAH 100 million, ”said Tatiana Berezhna, Deputy Minister of Economics of Ukraine.</text:p>
      <text:p text:style-name="P4">
<draw:frame draw:style-name="fr1" draw:name="Image158" text:anchor-type="as-char" svg:width="6.9236in" svg:height="6.9236in" draw:z-index="0">
<draw:image xlink:href="../Images/yкринформ/2023-04-25T19-24-00-03-00/1682439792-819.jpg" xlink:type="simple" xlink:show="embed" xlink:actuate="onLoad" draw:mime-type="image/jpeg"/>
</draw:frame>
The Ministry of Economy emphasized that paying for such work is at least 6700UAH, which is higher than the average amount of unemployment benefits that is registered.</text:p>
      <text:p text:style-name="P4">
<text:span text:style-name="T4">
 Read also: </text:span>
 <text:a xlink:type="simple" xlink:href="https://www.ukrinform.ua/rubric-vidbudova/3700537-ukraina-cogoric-realizue-proekti-vidbudovi-na-14-milardiv-smigal.html" text:style-name="Internet_20_link" text:visited-style-name="Visited_20_Internet_20_Link">
</text:a>
Among the most active participants in the project: Poltava region - 3 623 persons were involved, Kharkiv region - 1955 people, Kyiv region - 1 945 people, Donetsk region - 1 928 people, Chernihiv region - 1 719 people.</text:p>
      <text:p text:style-name="P4">
Most often, the unemployed is involved - in the analysis of rubble, the restoration of residential buildings, which are damaged as a result of hostilities: construction of protective structures, strengthening of dams; provision of social services in points; arrangement and strengthening of blockposts, basements of sub-laying, etc.</text:p>
      <text:p text:style-name="P4">
As it was reported, the project "Army of Restoration" was introduced by the Government in the fall of 20122 in order to attract people who have temporarily lost their work to the reconstruction of Ukraine through the performance of socially useful work.</text:p>
      <text:p text:style-name="P4">
News Source: <text:a xlink:type="simple" xlink:href="https://www.ukrinform.ua/rubric-vidbudova/3700643-ukraina-viplatila-ucasnikam-proektu-armii-vidnovlenna-100-miljoniv.html" text:style-name="Internet_20_link" text:visited-style-name="Visited_20_Internet_20_Link">
https://www.ukrinform.ua/rubric-vidbudova/3700643-ukraina-viplatila-ucasnikam-proektu-armii-vidnovlenna-100-miljoniv.html</text:a>
</text:p>
      <!--NEWS-->
      <text:h text:style-name="P10" text:outline-level="1">
<text:span text:style-name="T4">
The Ministry of Finance has placed the T -bills for another 16.3 billion</text:span>
</text:h>
      <text:p text:style-name="P4">
Authors: Ukrinform (Person)</text:p>
      <text:p text:style-name="P4">
Publisher: Укринформ (Organization)</text:p>
      <text:p text:style-name="P4">
Published Time: 2023-04-25T19:26:39+03:00</text:p>
      <text:p text:style-name="P4">
Modified Time: 2023-04-25T19:26:39+03:00</text:p>
      <text:p text:style-name="P4">
Description: On April 25, the Ministry of Finance on April 25 at an auction of domestic government bonds (ATPP) attracted almost UAH 16.3 billion in the state budget. - Ukrinform.</text:p>
      <text:p text:style-name="P4">
Images: ["<text:a xlink:type="simple" xlink:href="https://static.ukrinform.com/photos/2022_12/thumb_files/630_360_1671535847-816.jpg" text:style-name="Internet_20_link" text:visited-style-name="Visited_20_Internet_20_Link">
630_360_16715...</text:a>
", "<text:a xlink:type="simple" xlink:href="https://static.ukrinform.com/photos/2023_04/1682439899-838.jpg" text:style-name="Internet_20_link" text:visited-style-name="Visited_20_Internet_20_Link">
1682439899-83...</text:a>
"]</text:p>
      <text:p text:style-name="P4">
Tags: ['Аукціон', 'Мінфін', 'Цінні папери']</text:p>
      <text:p text:style-name="P4">
Type: Article</text:p>
      <!--METADATA-->
      <text:p text:style-name="P4">
<draw:frame draw:style-name="fr1" draw:name="Image159" text:anchor-type="as-char" svg:width="6.9236in" svg:height="3.956343in" draw:z-index="0">
<draw:image xlink:href="../Images/yкринформ/2023-04-25T19-26-39-03-00/630_360_1671535847-816.jpg" xlink:type="simple" xlink:show="embed" xlink:actuate="onLoad" draw:mime-type="image/jpeg"/>
</draw:frame>
Ministry of Finance on April 25 at Auction for the Payment Bonds(Towels)Almost UAH 16.3 billion was attracted to the state budget.</text:p>
      <text:p text:style-name="P4">
According to Ukrinform, the press service of the department in [] reports it(https://www.facebook.com/minfin.gov.ua/posts/pfbid0xKjVdo9yFP8WE3UfTpVUN2grFqyv2JoZiVJP54Mez9Vmo1xy8VCXc2rp4J8Fznoml)"The Ministry of Finance has placed state bonds today in the amount of UAH 16.3 billion in equivalents," the statement reads.</text:p>
      <text:p text:style-name="P4">
<draw:frame draw:style-name="fr1" draw:name="Image160" text:anchor-type="as-char" svg:width="6.9236in" svg:height="6.9236in" draw:z-index="0">
<draw:image xlink:href="../Images/yкринформ/2023-04-25T19-26-39-03-00/1682439899-838.jpg" xlink:type="simple" xlink:show="embed" xlink:actuate="onLoad" draw:mime-type="image/jpeg"/>
</draw:frame>
The Ministry of Finance offered investors the hryvnia bonds of the T -bills: UAH 1.88 billion under 18.5% with repayment in 1 year; UAH 2.7 billion at 19% with repayment in 1,2 years; UAH 1.486 million at 19.5% with repayment in 1.6 years and UAH 2.19 billion under 19.6% with repayment in 2 years.</text:p>
      <text:p text:style-name="P4">
Also, a $ 166 million was offered at dollars. Under 4.75% with a repayment of 6 months and $ 54 million. at 4.8% with maturity after 8 months.</text:p>
      <text:p text:style-name="P4">
<text:span text:style-name="T4">
 Read also: </text:span>
 <text:a xlink:type="simple" xlink:href="https://www.ukrinform.ua/rubric-economy/3691281-derzavni-zapozicenna-do-budzetu-v-persomu-kvartali-stanovili-4035-milarda-minfin.html" text:style-name="Internet_20_link" text:visited-style-name="Visited_20_Internet_20_Link">
</text:a>
As reported by Ukrinform, in connection with Russian aggression, the Ukrainian government has taken a decision on a step -by -step issue of military bonds in the amount of up to 400 billion. The Ministry of Finance conducts auctions for the sale of government bonds every Tuesday, starting with the 1st 2022. According to the Prime Minister of Ukraine <text:a xlink:type="simple" xlink:href="https://www.ukrinform.ua/tag-smigal" text:style-name="Internet_20_link" text:visited-style-name="Visited_20_Internet_20_Link">
</text:a>
, last year, almost UAH 600 billion was received at the expense of the release of military.</text:p>
      <text:p text:style-name="P4">
News Source: <text:a xlink:type="simple" xlink:href="https://www.ukrinform.ua/rubric-economy/3700644-minfin-rozmistiv-ovdp-se-na-163-milarda.html" text:style-name="Internet_20_link" text:visited-style-name="Visited_20_Internet_20_Link">
https://www.ukrinform.ua/rubric-economy/3700644-minfin-rozmistiv-ovdp-se-na-163-milarda.html</text:a>
</text:p>
      <!--NEWS-->
      <text:h text:style-name="P10" text:outline-level="1">
<text:span text:style-name="T4">
Teachers' salary should depend on qualification - forest</text:span>
</text:h>
      <text:p text:style-name="P4">
Authors: Ukrinform (Person)</text:p>
      <text:p text:style-name="P4">
Publisher: Укринформ (Organization)</text:p>
      <text:p text:style-name="P4">
Published Time: 2023-04-25T19:27:00+03:00</text:p>
      <text:p text:style-name="P4">
Modified Time: 2023-04-25T19:27:00+03:00</text:p>
      <text:p text:style-name="P4">
Description: In the question of increasing salaries, teachers should take into account a number of criteria, the level of salary should depend on qualification. - Ukrinform.</text:p>
      <text:p text:style-name="P4">
Images: ["<text:a xlink:type="simple" xlink:href="https://static.ukrinform.com/photos/2023_04/thumb_files/630_360_1682440017-406.jpg" text:style-name="Internet_20_link" text:visited-style-name="Visited_20_Internet_20_Link">
630_360_16824...</text:a>
"]</text:p>
      <text:p text:style-name="P4">
Tags: ['Зарплата', 'Вчителі', 'Вчитель', 'Оксен Лісовий']</text:p>
      <text:p text:style-name="P4">
Type: Article</text:p>
      <!--METADATA-->
      <text:p text:style-name="P4">
<draw:frame draw:style-name="fr1" draw:name="Image161" text:anchor-type="as-char" svg:width="6.9236in" svg:height="3.956343in" draw:z-index="0">
<draw:image xlink:href="../Images/yкринформ/2023-04-25T19-27-00-03-00/630_360_1682440017-406.jpg" xlink:type="simple" xlink:show="embed" xlink:actuate="onLoad" draw:mime-type="image/jpeg"/>
</draw:frame>
In the issue of raising salaries by teachers, a number of criteria should be taken into account, the level of salary should depend on the qualification.</text:p>
      <text:p text:style-name="P4">
About it in an interview with the portal <text:a xlink:type="simple" xlink:href="https://osvitoria.media/experience/osvita-tse-ne-pro-vydatky-osvita-tse-investytsiyi-i-rozvytok-derzhavy-oksen-lisovyj/" text:style-name="Internet_20_link" text:visited-style-name="Visited_20_Internet_20_Link">
</text:a>
The Minister of Education and Science Oksen Lisovy said, Ukrinform reports.</text:p>
      <text:p text:style-name="P4">
“The teacher is, without pathos, the creator of the nation. And if so, how much is it to receive? Maybe how military? But the military also have different payment: at zero it is 100 thousand, and in the rear - 20. So first we have to answer the question: what criteria will be taken into account, what determine the teacher's wages? The level of wages should depend on the level qualification and on a number of other factors, " - said Lisovy.</text:p>
      <text:p text:style-name="P4">
The Minister noted that now the work of mechanisms to increase salaries <text:a xlink:type="simple" xlink:href="https://www.ukrinform.ua/tag-vcitel" text:style-name="Internet_20_link" text:visited-style-name="Visited_20_Internet_20_Link">
</text:a>
It is one of the priority tasks of his team.</text:p>
      <text:p text:style-name="P4">
<text:span text:style-name="T4">
 Read also: </text:span>
 <text:a xlink:type="simple" xlink:href="https://www.ukrinform.ua/rubric-society/3700181-multipredmetnij-test-za-kordonom-hocut-sklasti-16-tisac-osib-lisovij.html" text:style-name="Internet_20_link" text:visited-style-name="Visited_20_Internet_20_Link">
<text:span text:style-name="T4">
 forest </text:span>
</text:a>
As it was reported, the Verkhovna Rada adopted a law that provides <text:a xlink:type="simple" xlink:href="https://www.ukrinform.ua/rubric-society/3694486-pedagogi-nadavatimut-psihologicnu-pidtrimku-rada-uhvalila-zakon-pro-pidvisenna-kvalifikacii.html" text:style-name="Internet_20_link" text:visited-style-name="Visited_20_Internet_20_Link">
</text:a>
participants of the educational process.</text:p>
      <text:p text:style-name="P4">
<text:span text:style-name="T5">
Foto: Educator</text:span>
</text:p>
      <text:p text:style-name="P4">
News Source: <text:a xlink:type="simple" xlink:href="https://www.ukrinform.ua/rubric-society/3700646-riven-zarplati-vciteliv-mae-zalezati-vid-kvalifikacii-lisovij.html" text:style-name="Internet_20_link" text:visited-style-name="Visited_20_Internet_20_Link">
https://www.ukrinform.ua/rubric-society/3700646-riven-zarplati-vciteliv-mae-zalezati-vid-kvalifikacii-lisovij.html</text:a>
</text:p>
      <!--NEWS-->
      <text:h text:style-name="P10" text:outline-level="1">
<text:span text:style-name="T4">
WACS started a preparatory meeting in Rotterdam+</text:span>
</text:h>
      <text:p text:style-name="P4">
Authors: Ukrinform (Person)</text:p>
      <text:p text:style-name="P4">
Publisher: Укринформ (Organization)</text:p>
      <text:p text:style-name="P4">
Published Time: 2023-04-25T19:28:53+03:00</text:p>
      <text:p text:style-name="P4">
Modified Time: 2023-04-25T19:28:53+03:00</text:p>
      <text:p text:style-name="P4">
Description: The Supreme Anti -Corruption Court launched a preparatory hearing on the charge of six persons involved in the introduction of the so -called Rotterdam+formula. - Ukrinform.</text:p>
      <text:p text:style-name="P4">
Images: ["<text:a xlink:type="simple" xlink:href="https://static.ukrinform.com/photos/2020_06/thumb_files/630_360_1592145906-212.jpg" text:style-name="Internet_20_link" text:visited-style-name="Visited_20_Internet_20_Link">
630_360_15921...</text:a>
"]</text:p>
      <text:p text:style-name="P4">
Tags: ['Роттердам+', 'САП', 'Вищий антикорупційний суд']</text:p>
      <text:p text:style-name="P4">
Type: Article</text:p>
      <!--METADATA-->
      <text:p text:style-name="P4">
<draw:frame draw:style-name="fr1" draw:name="Image162" text:anchor-type="as-char" svg:width="6.9236in" svg:height="3.956343in" draw:z-index="0">
<draw:image xlink:href="../Images/yкринформ/2023-04-25T19-28-53-03-00/630_360_1592145906-212.jpg" xlink:type="simple" xlink:show="embed" xlink:actuate="onLoad" draw:mime-type="image/jpeg"/>
</draw:frame>
The High Anti -Corruption Court launched a preparatory meeting in the case of charges of persons involved in the introduction of the so -called "Rotterdam+" formula.</text:p>
      <text:p text:style-name="P4">
The specialized anti -corruption prosecutor's office reported in <text:a xlink:type="simple" xlink:href="https://t.me/sap_gov_ua/1330" text:style-name="Internet_20_link" text:visited-style-name="Visited_20_Internet_20_Link">
</text:a>
, reports Ukrinform.</text:p>
      <text:p text:style-name="P4">
As noted, the court granted the petition of the SAP prosecutor and approved special court proceedings(in the absence of)regarding the former chairman of the National Commission for Regulation in the field of energy of such services, and the exchanger of the NERCEP department, who are hiding the victory of the pre -trial investigation and the court.</text:p>
      <text:p text:style-name="P4">
<text:span text:style-name="T4">
 Read also: </text:span>
 <text:a xlink:type="simple" xlink:href="https://www.ukrinform.ua/rubric-economy/3682858-sap-napravila-do-sudu-persij-epizod-spravi-rotterdam-i-zaavila-civilnij-pozov-na-193-milarda.html" text:style-name="Internet_20_link" text:visited-style-name="Visited_20_Internet_20_Link">
<text:span text:style-name="T4">
 Rotterdam </text:span>
</text:a>
The preparatory meeting is ongoing. The next is assigned at 11:00 on June 1.</text:p>
      <text:p text:style-name="P4">
As reported, in August 2019, the National Anti -Corruption Bureau of Ukraine was exchanged by the expert of the NERCEP Dmitry Vovk and five more persons involved in the dose of the so -called "Rotterdam+" formula, suspicion of actions that were caused by electricity consumers.</text:p>
      <text:p text:style-name="P4">
In September 2022, law enforcement officers completed the investigation into the Rotterdam+. Six defendants of the case changed previously declared suspicions.</text:p>
      <text:p text:style-name="P4">
<text:span text:style-name="T4">
 Read also: </text:span>
 <text:a xlink:type="simple" xlink:href="https://www.ukrinform.ua/rubric-economy/3653757-slidstvo-sodo-cleniv-nkrekp-u-spravi-rotterdam-zaversili.html" text:style-name="Internet_20_link" text:visited-style-name="Visited_20_Internet_20_Link">
<text:span text:style-name="T4">
 Rotterdam </text:span>
</text:a>
In March 2023, the first episode of Rotterdam+was sent to the Supreme Anti -Corruption Court. At the same time, the SAP filed a civil claim for 19.357mlrd UAH.</text:p>
      <text:p text:style-name="P4">
News Source: <text:a xlink:type="simple" xlink:href="https://www.ukrinform.ua/rubric-economy/3700645-vaks-rozpocav-pidgotovce-zasidanna-u-spravi-rotterdam.html" text:style-name="Internet_20_link" text:visited-style-name="Visited_20_Internet_20_Link">
https://www.ukrinform.ua/rubric-economy/3700645-vaks-rozpocav-pidgotovce-zasidanna-u-spravi-rotterdam.html</text:a>
</text:p>
      <!--NEWS-->
      <text:h text:style-name="P10" text:outline-level="1">
<text:span text:style-name="T4">
Molchanov will play in the quarterfinals of the soil tournament ATP in Italy</text:span>
</text:h>
      <text:p text:style-name="P4">
Authors: Ukrinform (Person)</text:p>
      <text:p text:style-name="P4">
Publisher: Укринформ (Organization)</text:p>
      <text:p text:style-name="P4">
Published Time: 2023-04-25T19:32:00+03:00</text:p>
      <text:p text:style-name="P4">
Modified Time: 2023-04-25T19:32:00+03:00</text:p>
      <text:p text:style-name="P4">
Description: Kazakh -Ukrainian duo Andriy Golubev - Denis Molchanov released to the 1/4 finals of the Tournament of the Tennis players of professionals (ATR) of the Challenger series in Rome (Italy) with a 1 73 thousand - Ukrinform fund.</text:p>
      <text:p text:style-name="P4">
Images: ["<text:a xlink:type="simple" xlink:href="https://static.ukrinform.com/photos/2023_04/thumb_files/630_360_1682440366-543.jpg" text:style-name="Internet_20_link" text:visited-style-name="Visited_20_Internet_20_Link">
630_360_16824...</text:a>
"]</text:p>
      <text:p text:style-name="P4">
Tags: ['Теніс']</text:p>
      <text:p text:style-name="P4">
Type: Article</text:p>
      <!--METADATA-->
      <text:p text:style-name="P4">
<draw:frame draw:style-name="fr1" draw:name="Image163" text:anchor-type="as-char" svg:width="6.9236in" svg:height="3.956343in" draw:z-index="0">
<draw:image xlink:href="../Images/yкринформ/2023-04-25T19-32-00-03-00/630_360_1682440366-543.jpg" xlink:type="simple" xlink:show="embed" xlink:actuate="onLoad" draw:mime-type="image/jpeg"/>
</draw:frame>
Kazakh -Ukrainian duo Andriy Golubev - Denis Molchanov went to 1/4 Finals of the Tournament of the Association of Tennisists(ATP)The Challenger series is urgent(Italy)with a prize fund € 73 thousand</text:p>
      <text:p text:style-name="P4">
At the start of the soil competitions, Golubev and Molchanov confidently played Italian Alescio Balestriers and Jammarco Handolphi - 6: 0, 6: 1, reports Ukrinform.</text:p>
      <text:p text:style-name="P4">
A ticket to the semi-finals of Kazakh-Ukrainian tandem is playing with a sown under the 4th number(Ecuador)- Patrick Niklas Salminen(Finland), which in turn took the mountain over the Belgians by Joris de Laor Tamihael Gerts - 6: 4, 7: 6(7:4).</text:p>
      <text:p text:style-name="P4">
<text:span text:style-name="T4">
Читайте також:</text:span>
 <text:a xlink:type="simple" xlink:href="https://www.ukrinform.ua/rubric-sports/3700562-astremska-probilasa-v-osnovnu-sitku-turniru-v-madridi.html" text:style-name="Internet_20_link" text:visited-style-name="Visited_20_Internet_20_Link">
 </text:a>
The tournament in the Italian capital will last until April 30.</text:p>
      <text:p text:style-name="P4">
Photo: btu.org.ua.</text:p>
      <text:p text:style-name="P4">
News Source: <text:a xlink:type="simple" xlink:href="https://www.ukrinform.ua/rubric-sports/3700650-molcanov-zigrae-u-cvertfinali-gruntovogo-turniru-atp-v-italii.html" text:style-name="Internet_20_link" text:visited-style-name="Visited_20_Internet_20_Link">
https://www.ukrinform.ua/rubric-sports/3700650-molcanov-zigrae-u-cvertfinali-gruntovogo-turniru-atp-v-italii.html</text:a>
</text:p>
      <!--NEWS-->
      <text:h text:style-name="P10" text:outline-level="1">
<text:span text:style-name="T4">
More than a million places for displaced persons were created in Ukraine - TSC report</text:span>
</text:h>
      <text:p text:style-name="P4">
Authors: Ukrinform (Person)</text:p>
      <text:p text:style-name="P4">
Publisher: Укринформ (Organization)</text:p>
      <text:p text:style-name="P4">
Published Time: 2023-04-25T19:36:20+03:00</text:p>
      <text:p text:style-name="P4">
Modified Time: 2023-04-25T19:36:20+03:00</text:p>
      <text:p text:style-name="P4">
Description: 4 857 200 internally displaced persons have been officially registered in Ukraine. More than a million places for living have been created for them, including 144,000 vacancies in the regions of Ukraine, including 31 thousand for long -term stay. - Ukrinform.</text:p>
      <text:p text:style-name="P4">
Images: ["<text:a xlink:type="simple" xlink:href="https://static.ukrinform.com/photos/2023_04/thumb_files/630_360_1682440150-196.jpg" text:style-name="Internet_20_link" text:visited-style-name="Visited_20_Internet_20_Link">
630_360_16824...</text:a>
"]</text:p>
      <text:p text:style-name="P4">
Tags: ['Переселенці', 'Житло', 'Верховна Рада', 'ТСК']</text:p>
      <text:p text:style-name="P4">
Type: Article</text:p>
      <!--METADATA-->
      <text:p text:style-name="P4">
<draw:frame draw:style-name="fr1" draw:name="Image164" text:anchor-type="as-char" svg:width="6.9236in" svg:height="3.956343in" draw:z-index="0">
<draw:image xlink:href="../Images/yкринформ/2023-04-25T19-36-20-03-00/630_360_1682440150-196.jpg" xlink:type="simple" xlink:show="embed" xlink:actuate="onLoad" draw:mime-type="image/jpeg"/>
</draw:frame>
4 857 200 internally displaced persons are registered in Ukraine. For them, there are a millions of places for living, including 144,000 seats in the regions of Ukraine, including 31 thousand for long -term stay.</text:p>
      <text:p text:style-name="P4">
This is stated in the previous <text:a xlink:type="simple" xlink:href="https://zakon.rada.gov.ua/laws/show/3044-20#Text" text:style-name="Internet_20_link" text:visited-style-name="Visited_20_Internet_20_Link">
</text:a>
The temporary investigative commission of the Sensory Council on the Investigation of Possible Violations of the Legislation of Ukraine in the Sphere of Obtaining, Distribution, Storage, Storage, Use of Humanitarian and Other Assistance, as well as ineffective use Ukrinform.</text:p>
      <text:p text:style-name="P4">
The text of the document states that as of January 3, 2023, under the Rintegration of the Temporarily Occupied Territories, 4 857 200 internally displaced persons were registered in Ukraine, of which more than 3.5 million persons moved after February 24, 2022. 6.8% of this number of IDPs, according to the Ministry of Veterans Affairs of Ukraine, are participants of combatants. 1.8 million displaced persons received residence assistance.</text:p>
      <text:p text:style-name="P4">
<text:span text:style-name="T4">
 Read also: </text:span>
 <text:a xlink:type="simple" xlink:href="https://www.ukrinform.ua/rubric-society/3699825-koordstab-rozpocne-robotu-z-rozgladu-zitlovih-pitan-pereselenciv-veresuk.html" text:style-name="Internet_20_link" text:visited-style-name="Visited_20_Internet_20_Link">
<text:span text:style-name="T4">
 displaced persons </text:span>
</text:a>
The largest number of internally displaced persons is registered in Donetsk, Dnipropetrovsk, Kharkiv, Kyiv regions and Kyiv.</text:p>
      <text:p text:style-name="P4">
According to the office of the President of Ukraine of December 2, 2022, more than a million places for residence have been created for internally distorted persons, including 144,000 vacancies, including 31 thousand for long -term stay.</text:p>
      <text:p text:style-name="P4">
At the same time, it is noted that the main problems of 70% to 95% of IDPs consider the development of housing and work tied to <text:a xlink:type="simple" xlink:href="https://www.ukrinform.ua/tag-zitlo" text:style-name="Internet_20_link" text:visited-style-name="Visited_20_Internet_20_Link">
</text:a>
.</text:p>
      <text:p text:style-name="P4">
This provides a report of the International Migration Organization, which states that the problems that are most concerned about internally displaced persons: housing conditions - 27%, payment of leased housing - 23%, payment for utilities - 20%, unemployment - 13%.</text:p>
      <text:p text:style-name="P4">
<text:span text:style-name="T4">
 Read also: </text:span>
 <text:a xlink:type="simple" xlink:href="https://www.ukrinform.ua/rubric-society/3699018-urad-zaboroniv-staguvati-z-pereselenciv-zaborgovanist-za-komunalni-poslugi.html" text:style-name="Internet_20_link" text:visited-style-name="Visited_20_Internet_20_Link">
<text:span text:style-name="T4">
 displaced persons </text:span>
</text:a>
</text:p>
      <text:p text:style-name="P4">
<text:span text:style-name="T5">
Foto: Alexey Chernyshov in Facebook</text:span>
</text:p>
      <text:p text:style-name="P4">
News Source: <text:a xlink:type="simple" xlink:href="https://www.ukrinform.ua/rubric-society/3700653-v-ukraini-stvorili-ponad-miljon-misc-dla-prozivanna-pereselenciv-zvit-tsk.html" text:style-name="Internet_20_link" text:visited-style-name="Visited_20_Internet_20_Link">
https://www.ukrinform.ua/rubric-society/3700653-v-ukraini-stvorili-ponad-miljon-misc-dla-prozivanna-pereselenciv-zvit-tsk.html</text:a>
</text:p>
      <!--NEWS-->
      <text:h text:style-name="P10" text:outline-level="1">
<text:span text:style-name="T4">
The holder is preparing for safety measures for the ZPP after de -occupation</text:span>
</text:h>
      <text:p text:style-name="P4">
Authors: Ukrinform (Person)</text:p>
      <text:p text:style-name="P4">
Publisher: Укринформ (Organization)</text:p>
      <text:p text:style-name="P4">
Published Time: 2023-04-25T19:39:05+03:00</text:p>
      <text:p text:style-name="P4">
Modified Time: 2023-04-25T19:39:05+03:00</text:p>
      <text:p text:style-name="P4">
Description: The State Nuclear Regulation Inspectorate, together with Energoatom, develops possible algorithms for ensuring a security situation at the Zaporozhye NPP after its de -occupation. - Ukrinform.</text:p>
      <text:p text:style-name="P4">
Images: ["<text:a xlink:type="simple" xlink:href="https://static.ukrinform.com/photos/2018_10/thumb_files/630_360_1539267130-570.jpg" text:style-name="Internet_20_link" text:visited-style-name="Visited_20_Internet_20_Link">
630_360_15392...</text:a>
", "<text:a xlink:type="simple" xlink:href="https://static.ukrinform.com/photos/2023_04/1682440489-702.jpg" text:style-name="Internet_20_link" text:visited-style-name="Visited_20_Internet_20_Link">
1682440489-70...</text:a>
"]</text:p>
      <text:p text:style-name="P4">
Tags: ['Деокупація', 'Безпека', 'Запорізька АЕС']</text:p>
      <text:p text:style-name="P4">
Type: Article</text:p>
      <!--METADATA-->
      <text:p text:style-name="P4">
<draw:frame draw:style-name="fr1" draw:name="Image165" text:anchor-type="as-char" svg:width="6.9236in" svg:height="3.956343in" draw:z-index="0">
<draw:image xlink:href="../Images/yкринформ/2023-04-25T19-39-05-03-00/630_360_1539267130-570.jpg" xlink:type="simple" xlink:show="embed" xlink:actuate="onLoad" draw:mime-type="image/jpeg"/>
</draw:frame>
The State Inspectorate of Nuclear Regulation, together with Energoatom, develops possible algorithms of actions to ensure a security situation at the Zaporizhzhya NPP of the afternoon.</text:p>
      <text:p text:style-name="P4">
About this <text:a xlink:type="simple" xlink:href="https://www.youtube.com/watch" text:style-name="Internet_20_link" text:visited-style-name="Visited_20_Internet_20_Link">
 </text:a>
A.O.Dear regulation - Chief State Inspector of Nuclear and Radiation Security of Ukraine Oleg Korikov during a briefing "Deoocupopomen Chernobyl and ZPPP - what is the situation at stations?" In the Media Center Ukraine - Ukrinform.</text:p>
      <text:p text:style-name="P4">
“We are preparing to ensure a security situation at the Zaporozhye NPP. The work of our nuclear security unit, which will monitor the situational station. It is located at the South Ukrainian NPP, but as soon as the possibility of relocation of the inspection to Energodar, we will immediately devote, ”he said.</text:p>
      <text:p text:style-name="P4">
<draw:frame draw:style-name="fr1" draw:name="Image166" text:anchor-type="as-char" svg:width="6.9236in" svg:height="4.615733in" draw:z-index="0">
<draw:image xlink:href="../Images/yкринформ/2023-04-25T19-39-05-03-00/1682440489-702.jpg" xlink:type="simple" xlink:show="embed" xlink:actuate="onLoad" draw:mime-type="image/jpeg"/>
</draw:frame>
According to him, together with NNEGC "Energoatom" there are preparatory measures. In particular, after the de -occupation, the inspection should be held in the incentive of establishing information on the status of the system and equipment.</text:p>
      <text:p text:style-name="P4">
*!(https://www.ukrinform.ua/rubric-economy/3689920-derzatom-gotuetsa-do-riznih-variantiv-rozvitku-podij-na-zaes.html)Korikov said that today Ukraine has experience in restoring the work of safe operation of enterprises after Chornobyl's de -occupation <text:a xlink:type="simple" xlink:href="https://www.ukrinform.ua/tag-aes" text:style-name="Internet_20_link" text:visited-style-name="Visited_20_Internet_20_Link">
</text:a>
. In particular, the development of approaches to regulation of security issues on such objects.</text:p>
      <text:p text:style-name="P4">
As reported, since September 2022, the IAEA's permanent Mission has been working on the occupied ZPP. At Khmelnytsky, Rivne, South Ukrainian Atomic Stations, as well as at the Chernobyl NPP, which is at the operation of the operation, constant monitoring missions began their activity in January 2023.</text:p>
      <text:p text:style-name="P4">
<text:span text:style-name="T4">
 Read also: </text:span>
 <text:a xlink:type="simple" xlink:href="https://www.ukrinform.ua/rubric-society/3700559-eksministr-dovkilla-rozpoviv-pro-zagrozu-u-vipadku-avarii-na-okupovanij-zaporizkij-aes.html" text:style-name="Internet_20_link" text:visited-style-name="Visited_20_Internet_20_Link">
</text:a>
The IAEA experts at the Ukrainian NPP monitor the situations of the war on the state of nuclear and radiation safety, provide technical advice to Ukrainian specialists, study priority needs for the provision of technical assistance.</text:p>
      <text:p text:style-name="P4">
News Source: <text:a xlink:type="simple" xlink:href="https://www.ukrinform.ua/rubric-economy/3700654-derzatom-gotuetsa-do-bezpekovih-zahodiv-na-zaes-pisla-deokupacii.html" text:style-name="Internet_20_link" text:visited-style-name="Visited_20_Internet_20_Link">
https://www.ukrinform.ua/rubric-economy/3700654-derzatom-gotuetsa-do-bezpekovih-zahodiv-na-zaes-pisla-deokupacii.html</text:a>
</text:p>
      <!--NEWS-->
      <text:h text:style-name="P10" text:outline-level="1">
<text:span text:style-name="T4">
Drift fans can be presented not only in Kiev - police</text:span>
</text:h>
      <text:p text:style-name="P4">
Authors: Ukrinform (Person)</text:p>
      <text:p text:style-name="P4">
Publisher: Укринформ (Organization)</text:p>
      <text:p text:style-name="P4">
Published Time: 2023-04-25T19:40:00+03:00</text:p>
      <text:p text:style-name="P4">
Modified Time: 2023-04-25T19:40:00+03:00</text:p>
      <text:p text:style-name="P4">
Description: Fast -driving fans after the capital can be handed over in other cities of Ukraine. - Ukrinform.</text:p>
      <text:p text:style-name="P4">
Images: ["<text:a xlink:type="simple" xlink:href="https://static.ukrinform.com/photos/2017_10/thumb_files/630_360_1507654552-5163.jpeg" text:style-name="Internet_20_link" text:visited-style-name="Visited_20_Internet_20_Link">
630_360_15076...</text:a>
"]</text:p>
      <text:p text:style-name="P4">
Tags: ['Поліція', 'Повістка', 'Єдині новини']</text:p>
      <text:p text:style-name="P4">
Type: Article</text:p>
      <!--METADATA-->
      <text:p text:style-name="P4">
<draw:frame draw:style-name="fr1" draw:name="Image167" text:anchor-type="as-char" svg:width="6.9236in" svg:height="3.956343in" draw:z-index="0">
<draw:image xlink:href="../Images/yкринформ/2023-04-25T19-40-00-03-00/630_360_1507654552-5163.jpeg" xlink:type="simple" xlink:show="embed" xlink:actuate="onLoad" draw:mime-type="image/jpeg"/>
</draw:frame>
Fast riding reporters after the capital can be handed over in other cities of Ukraine.</text:p>
      <text:p text:style-name="P4">
The first deputy chief of the patrol police Alexei Biloshitsky said this on the air of the Televahorphone "Unified News", answering the calling whether the patrol police cooperation with representatives of military committees in the context of issuing stories will be permanent and whether it will be distributed to other Ukrainian cities.</text:p>
      <text:p text:style-name="P4">
“In fact, I would not say that she was needed constantly. But in some cases it can really be used because such cases(Dorogah's Drift - Red.), they are indicative. We have already reacted to these actions for citizens' actions for quite a long period of time(On this - ed.), we have warned and addressed the ravine of these movements that it is inappropriate to do it now and not on time, ”he said.</text:p>
      <text:p text:style-name="P4">
Biloshitsky informed about <text:a xlink:type="simple" xlink:href="https://www.facebook.com/Bilosh/posts/pfbid02UwVN3B9QXyWmf9N5ZDp95i4yE3B8Ype3Y4iiaqw9cY3yZKs31r2ZrBPYQrmtxhB8l" text:style-name="Internet_20_link" text:visited-style-name="Visited_20_Internet_20_Link">
</text:a>
When several cars recently arrived in the city center recently in Kyiv. According to him, the police, while response, joined the troops.</text:p>
      <text:p text:style-name="P4">
<text:span text:style-name="T4">
 Read also: </text:span>
 <text:a xlink:type="simple" xlink:href="https://www.ukrinform.ua/rubric-society/3696902-v-ukraini-potencijno-mozut-zaprovaditi-elektronni-povistki-venislavskij.html" text:style-name="Internet_20_link" text:visited-style-name="Visited_20_Internet_20_Link">
</text:a>
“Maybe they will be in the future(Such cases - ed.), we will also react to them. And of course, not just in Kiev it is(Joint response of the Ivian police to these incidents - ed.)can be applied. The Bokuvian committees were also interested in checking these documents and inviting persons. We did our job, and they have our own, ”Biloshitsky said.</text:p>
      <text:p text:style-name="P4">
As it was reported, the Cabinet of Ministers amended the Regulations on Territorial Centers of Acquisition and Social Support, <text:a xlink:type="simple" xlink:href="https://www.ukrinform.ua/rubric-society/3694408-povistki-dozvolili-vrucati-nezalezno-vid-misca-vijskovogo-obliku-postanova-uradu.html" text:style-name="Internet_20_link" text:visited-style-name="Visited_20_Internet_20_Link">
</text:a>
</text:p>
      <text:p text:style-name="P4">
News Source: <text:a xlink:type="simple" xlink:href="https://www.ukrinform.ua/rubric-society/3700656-u-policii-ne-viklucaut-so-povistki-lubitelam-driftu-vrucatimut-ne-lise-u-kievi.html" text:style-name="Internet_20_link" text:visited-style-name="Visited_20_Internet_20_Link">
https://www.ukrinform.ua/rubric-society/3700656-u-policii-ne-viklucaut-so-povistki-lubitelam-driftu-vrucatimut-ne-lise-u-kievi.html</text:a>
</text:p>
      <!--NEWS-->
      <text:h text:style-name="P10" text:outline-level="1">
<text:span text:style-name="T4">
The invaders hit mortars on the border of Sumy and Chernihiv region</text:span>
</text:h>
      <text:p text:style-name="P4">
Authors: Ukrinform (Person)</text:p>
      <text:p text:style-name="P4">
Publisher: Укринформ (Organization)</text:p>
      <text:p text:style-name="P4">
Published Time: 2023-04-25T19:52:00+03:00</text:p>
      <text:p text:style-name="P4">
Modified Time: 2023-04-25T19:52:00+03:00</text:p>
      <text:p text:style-name="P4">
Description: On April 25, Russian troops fired at the border areas of Sumy and Chernihiv regions three times. - Ukrinform.</text:p>
      <text:p text:style-name="P4">
Images: ["<text:a xlink:type="simple" xlink:href="https://static.ukrinform.com/photos/2023_01/thumb_files/630_360_1675087707-171.jpg" text:style-name="Internet_20_link" text:visited-style-name="Visited_20_Internet_20_Link">
630_360_16750...</text:a>
"]</text:p>
      <text:p text:style-name="P4">
Tags: ['Обстріл', 'Сумщина', 'Чернігівщина', 'Війна з росією']</text:p>
      <text:p text:style-name="P4">
Type: Article</text:p>
      <!--METADATA-->
      <text:p text:style-name="P4">
<draw:frame draw:style-name="fr1" draw:name="Image168" text:anchor-type="as-char" svg:width="6.9236in" svg:height="3.956343in" draw:z-index="0">
<draw:image xlink:href="../Images/yкринформ/2023-04-25T19-52-00-03-00/630_360_1675087707-171.jpg" xlink:type="simple" xlink:show="embed" xlink:actuate="onLoad" draw:mime-type="image/jpeg"/>
</draw:frame>
On April 25, the Ruskivska fired at the border territories of the Sumy and Chernihiv regions three times.</text:p>
      <text:p text:style-name="P4">
According to Ukrinform, the operational command "North" reported in <text:a xlink:type="simple" xlink:href="https://t.me/ok_pivnich1/2049" text:style-name="Internet_20_link" text:visited-style-name="Visited_20_Internet_20_Link">
</text:a>
In particular, in the Sumy region from 13:45 to 13:55 in the area of the village of Korenok there was a hit, probably from an enemy mortar of 120 mm caliber.</text:p>
      <text:p text:style-name="P4">
From 17:05 to 17:15 Russian invaders <text:a xlink:type="simple" xlink:href="https://www.ukrinform.ua/tag-obstril" text:style-name="Internet_20_link" text:visited-style-name="Visited_20_Internet_20_Link">
</text:a>
According to the same settlement, the same weapons are recorded.</text:p>
      <text:p text:style-name="P4">
In the Chernihiv region, the village of Leonivka came under a hostile blow: from 4:30 pm to 16: 35, there were three hitting on the settlement, probably, also from a mortar120 millimeter caliber.</text:p>
      <text:p text:style-name="P4">
<text:span text:style-name="T4">
 Read also: </text:span>
 <text:a xlink:type="simple" xlink:href="https://www.ukrinform.ua/rubric-ato/3700642-vijska-rf-znovu-obstrilali-orihiv.html" text:style-name="Internet_20_link" text:visited-style-name="Visited_20_Internet_20_Link">
<text:span text:style-name="T4">
 firing </text:span>
</text:a>
In all cases, information about losses among the local population or damage to civilian infrastructure was not received.</text:p>
      <text:p text:style-name="P4">
As reported by Ukrinform, <text:a xlink:type="simple" xlink:href="https://www.ukrinform.ua/rubric-uarazom/3700462-rosiani-znovu-obstrilali-prikordonna-sumsini-i-cernigivsini.html" text:style-name="Internet_20_link" text:visited-style-name="Visited_20_Internet_20_Link">
</text:a>
</text:p>
      <text:p text:style-name="P4">
News Source: <text:a xlink:type="simple" xlink:href="https://www.ukrinform.ua/rubric-ato/3700657-zagarbniki-vdarili-z-minometiv-po-prikordonnu-sumsini-ta-cernigivsini.html" text:style-name="Internet_20_link" text:visited-style-name="Visited_20_Internet_20_Link">
https://www.ukrinform.ua/rubric-ato/3700657-zagarbniki-vdarili-z-minometiv-po-prikordonnu-sumsini-ta-cernigivsini.html</text:a>
</text:p>
      <!--NEWS-->
      <text:h text:style-name="P10" text:outline-level="1">
<text:span text:style-name="T4">
In the Kiev-Pechersk Lavra opened the traveling exhibition "At the Circle"</text:span>
</text:h>
      <text:p text:style-name="P4">
Authors: Ukrinform (Person)</text:p>
      <text:p text:style-name="P4">
Publisher: Укринформ (Organization)</text:p>
      <text:p text:style-name="P4">
Published Time: 2023-04-25T19:53:00+03:00</text:p>
      <text:p text:style-name="P4">
Modified Time: 2023-04-25T19:53:00+03:00</text:p>
      <text:p text:style-name="P4">
Description: In the Great Lavra bell tower of the National Reserve of the Kiev-Pechersk Lavra, the updated wandering exhibition "At the Circle" was opened, which is dedicated to the victims of Russian aggression since 2014. - Ukrinform.</text:p>
      <text:p text:style-name="P4">
Images: ["<text:a xlink:type="simple" xlink:href="https://static.ukrinform.com/photos/2023_04/thumb_files/630_360_1682442118-233.jpg" text:style-name="Internet_20_link" text:visited-style-name="Visited_20_Internet_20_Link">
630_360_16824...</text:a>
", "<text:a xlink:type="simple" xlink:href="https://static.ukrinform.com/photos/2023_04/1682442244-496.jpg" text:style-name="Internet_20_link" text:visited-style-name="Visited_20_Internet_20_Link">
1682442244-49...</text:a>
"]</text:p>
      <text:p text:style-name="P4">
Tags: ['Виставка', 'Київська Лавра']</text:p>
      <text:p text:style-name="P4">
Type: Article</text:p>
      <!--METADATA-->
      <text:p text:style-name="P4">
<draw:frame draw:style-name="fr1" draw:name="Image169" text:anchor-type="as-char" svg:width="6.9236in" svg:height="3.956343in" draw:z-index="0">
<draw:image xlink:href="../Images/yкринформ/2023-04-25T19-53-00-03-00/630_360_1682442118-233.jpg" xlink:type="simple" xlink:show="embed" xlink:actuate="onLoad" draw:mime-type="image/jpeg"/>
</draw:frame>
In the Great Bell tower of the National Reserve of the Kiev-Pechersk Lavra there was an interrogation of the updated wandering exhibition "At the Circle", which is dedicated to the insight from the Russian aggression, since 2014.</text:p>
      <text:p text:style-name="P4">
This was reported by Ukrinform correspondent.</text:p>
      <text:p text:style-name="P4">
"At the heart of the exhibition, most testimony is the testimony of people who have experienced the abccat or persecution of them or their families through pro -Ukrainian views. Memories of these people, experiences can be seen on these stands. Miranged to pick up the most different views, often demonstrate a absolutely controversial view of Another issue ... regarding these manifestations, they have taken place since 2014, and continue to take place withist forces, with a new scale in new territories of a post -after -scale invasion, " - said the researcher of the Eastern Ukrainian Central Committee Center for Community Initiatives.</text:p>
      <text:p text:style-name="P4">
<text:a xlink:type="simple" xlink:href="https://www.ukrinform.ua/tag-vistavka" text:style-name="Internet_20_link" text:visited-style-name="Visited_20_Internet_20_Link">
</text:a>
It consists of 18 stands, each one devoted to one of the problems - "breaking". Exhibition stands are one. On one side, there are excerpts from the stories of people with which the documentary of human rights organizations recorded an interview. The victims are written by the events that have happened to them, talk about their feelings, shared by the replica regarding the experienced.</text:p>
      <text:p text:style-name="P4">
<draw:frame draw:style-name="fr1" draw:name="Image170" text:anchor-type="as-char" svg:width="6.9236in" svg:height="4.615733in" draw:z-index="0">
<draw:image xlink:href="../Images/yкринформ/2023-04-25T19-53-00-03-00/1682442244-496.jpg" xlink:type="simple" xlink:show="embed" xlink:actuate="onLoad" draw:mime-type="image/jpeg"/>
</draw:frame>
<text:span text:style-name="T4">
 Read also: </text:span>
 <text:a xlink:type="simple" xlink:href="https://www.ukrinform.ua/rubric-kyiv/3700468-u-stolici-vidkrili-vistavku-pro-biloruskih-geroiv-z-ukrainou-v-serci.html" text:style-name="Internet_20_link" text:visited-style-name="Visited_20_Internet_20_Link">
<text:span text:style-name="T4">
 exhibition </text:span>
</text:a>
On the other side of the stands there are illustrations - a collective image that complements the history and visualizes the problem that is dedicated to the stand. Infographic images placed on stands, are designed to balance the subjectively representation of the heroes of the exhibition with objective information - the results of sociological surveys, research. Statistical information shows changes that have been given at the level of Ukrainian society or the state as a whole.</text:p>
      <text:p text:style-name="P4">
The new stands of the exhibition contain a map with the places of keeping the prisoners of tasasic sexual violence in the territory of Donetsk and Luhansk region.</text:p>
      <text:p text:style-name="P4">
The exhibition "On the Blide" travels the country since 2019 and visited 37 cities of Ukraine. In particular, in Kiev at the Golden Gate Museum, the first ATO Museum in Dnipro, in the lobby of Luhansk Regional VCA in Severodonetsk, museums and libraries of Uhmelnitsky, Kropyvnytskyi, Vinnytsia, Druzhkivtsi, Cherkasy, Kramatorsk, Rivne, etc.<text:span text:style-name="T5">
Foto: Maria Kovalchuk</text:span>
</text:p>
      <text:p text:style-name="P4">
News Source: <text:a xlink:type="simple" xlink:href="https://www.ukrinform.ua/rubric-society/3700662-u-kievopecerskij-lavri-vidkrilas-mandrivna-vistavka-na-zlami.html" text:style-name="Internet_20_link" text:visited-style-name="Visited_20_Internet_20_Link">
https://www.ukrinform.ua/rubric-society/3700662-u-kievopecerskij-lavri-vidkrilas-mandrivna-vistavka-na-zlami.html</text:a>
</text:p>
      <!--NEWS-->
      <text:h text:style-name="P10" text:outline-level="1">
<text:span text:style-name="T4">
Britain and France have questioned the "neutrality" of Russian and Belarusian athletes</text:span>
</text:h>
      <text:p text:style-name="P4">
Authors: Ukrinform (Person)</text:p>
      <text:p text:style-name="P4">
Publisher: Укринформ (Organization)</text:p>
      <text:p text:style-name="P4">
Published Time: 2023-04-25T19:55:00+03:00</text:p>
      <text:p text:style-name="P4">
Modified Time: 2023-04-25T19:55:00+03:00</text:p>
      <text:p text:style-name="P4">
Description: Ministers of Sports of Great Britain and France have stated that Russian and Belarusian athletes cannot compete as neutral, as recommended by the International Olympic Committee (IOC). - Ukrinform.</text:p>
      <text:p text:style-name="P4">
Images: ["<text:a xlink:type="simple" xlink:href="https://static.ukrinform.com/photos/2021_09/thumb_files/630_360_1632101342-535.jpg" text:style-name="Internet_20_link" text:visited-style-name="Visited_20_Internet_20_Link">
630_360_16321...</text:a>
"]</text:p>
      <text:p text:style-name="P4">
Tags: ['білорусь', 'Британія', 'Франція', 'росія']</text:p>
      <text:p text:style-name="P4">
Type: Article</text:p>
      <!--METADATA-->
      <text:p text:style-name="P4">
<draw:frame draw:style-name="fr1" draw:name="Image171" text:anchor-type="as-char" svg:width="6.9236in" svg:height="3.956343in" draw:z-index="0">
<draw:image xlink:href="../Images/yкринформ/2023-04-25T19-55-00-03-00/630_360_1632101342-535.jpg" xlink:type="simple" xlink:show="embed" xlink:actuate="onLoad" draw:mime-type="image/jpeg"/>
</draw:frame>
The Ministry of Executive of the United Kingdom and France stated that Russian and Belarussian exports cannot compete as neutral, as recommended by the International Olympic Committee(Mok).</text:p>
      <text:p text:style-name="P4">
Як передає Укрінформ, про це повідомляє <text:a xlink:type="simple" xlink:href="https://www.reuters.com/sports/britain-france-query-state-funding-russian-belarusian-athletes-2023-04-25/" text:style-name="Internet_20_link" text:visited-style-name="Visited_20_Internet_20_Link">
</text:a>
.</text:p>
      <text:p text:style-name="P4">
"We know that Tabilorus' connections between the state, military and sports in Russia are strong," said the Council of Europe Lusfrazer, Minister of Culture, Media and Sports of Britain at the parliamentary hearings of the Council of Europe.</text:p>
      <text:p text:style-name="P4">
<text:span text:style-name="T4">
 Read also: </text:span>
 <text:a xlink:type="simple" xlink:href="https://www.ukrinform.ua/rubric-sports/3700453-prezident-pare-prokomentuvav-mozlivist-ucasti-sportsmeniv-z-rf-ta-bilorusi-na-olimpiadi2024.html" text:style-name="Internet_20_link" text:visited-style-name="Visited_20_Internet_20_Link">
</text:a>
She added that the absence in the recommendations of the IOC mention of state -financeding is of concern, as well as that many Russian athletes actively supported Russia's invasion of Ukraine.</text:p>
      <text:p text:style-name="P4">
French Minister of Sports Amelie Us-Caster has stated that the IOC should decide the base before the Olympics began in July next year.</text:p>
      <text:p text:style-name="P4">
“What is the position of IOC to take when it comes to athletes, qualitatively and funded by the Russian or Belarusian state? Or are those who are consonant or receive financial support from growth organizations or Belarus? ”</text:p>
      <text:p text:style-name="P4">
<text:span text:style-name="T4">
 Read also: </text:span>
 <text:a xlink:type="simple" xlink:href="https://www.ukrinform.ua/rubric-sports/3700465-z-pocatku-povnomasstabnoi-vijni-zaginuli-287-ukrainskih-sportsmeniv-ta-treneriv.html" text:style-name="Internet_20_link" text:visited-style-name="Visited_20_Internet_20_Link">
</text:a>
It was reported that the IOC published a statement in which he allowed the participation of Russian and Belarus in the Olympics in Paris under a neutral flag. President of Ukraine Volodymyr Zelensky, Minister of Youth and Sports Gutzait, Foreign Minister Dmytro Kuleba and other officials were reported. The protest of Ukraine will boycott the Paris Games.</text:p>
      <text:p text:style-name="P4">
April 25 at the Council of Europe Parliamentary Assembly(PACE)On April 25, public hearings are held on the probable admission of Russians and Belarus to the Olympic Paralympic Games in Paris.</text:p>
      <text:p text:style-name="P4">
News Source: <text:a xlink:type="simple" xlink:href="https://www.ukrinform.ua/rubric-sports/3700640-britania-i-francia-postavili-pid-sumniv-nejtralnist-rosijskih-ta-biloruskih-sportsmeniv.html" text:style-name="Internet_20_link" text:visited-style-name="Visited_20_Internet_20_Link">
https://www.ukrinform.ua/rubric-sports/3700640-britania-i-francia-postavili-pid-sumniv-nejtralnist-rosijskih-ta-biloruskih-sportsmeniv.html</text:a>
</text:p>
      <!--NEWS-->
      <text:h text:style-name="P10" text:outline-level="1">
<text:span text:style-name="T4">
The European Parliament proposed a shared defense order for EU</text:span>
</text:h>
      <text:p text:style-name="P4">
Authors: Ukrinform (Person)</text:p>
      <text:p text:style-name="P4">
Publisher: Укринформ (Organization)</text:p>
      <text:p text:style-name="P4">
Published Time: 2023-04-25T19:55:03+03:00</text:p>
      <text:p text:style-name="P4">
Modified Time: 2023-04-25T19:55:03+03:00</text:p>
      <text:p text:style-name="P4">
Description: During a joint meeting of the Committee on Industry and the Committee on Foreign Affairs, the MEPs of the European Parliament supported a report that could form the basis for EU legislative acts in matters of a joint defense order in the interests of interested Member States. - Ukrinform.</text:p>
      <text:p text:style-name="P4">
Images: ["<text:a xlink:type="simple" xlink:href="https://static.ukrinform.com/photos/2019_07/thumb_files/630_360_1563445603-194.jpg" text:style-name="Internet_20_link" text:visited-style-name="Visited_20_Internet_20_Link">
630_360_15634...</text:a>
"]</text:p>
      <text:p text:style-name="P4">
Tags: ['Європарламент', 'Оборона', 'Війна з росією']</text:p>
      <text:p text:style-name="P4">
Type: Article</text:p>
      <!--METADATA-->
      <text:p text:style-name="P4">
<draw:frame draw:style-name="fr1" draw:name="Image172" text:anchor-type="as-char" svg:width="6.9236in" svg:height="3.956343in" draw:z-index="0">
<draw:image xlink:href="../Images/yкринформ/2023-04-25T19-55-03-03-00/630_360_1563445603-194.jpg" xlink:type="simple" xlink:show="embed" xlink:actuate="onLoad" draw:mime-type="image/jpeg"/>
</draw:frame>
During a joint meeting of the Committee on Industry, a majority of votes, the deputy parliament supported a report by a majority of votes, which could be the basis for the EU legislative act in matters of joint defense order in the interests of interested member countries.</text:p>
      <text:p text:style-name="P4">
The essence of the document today during a press conference in Brussels was told by his reporters - the Polish deputy Zzzislav Krasnodembsky(ECR)and German deputy Michael Gallery(EPP), reports his own correspondent of Ukrinform.</text:p>
      <text:p text:style-name="P4">
For the report of "Strengthening the European Defense Industry by Joint Claiming"(European defence industry reinforcement through commonprocurement act, EDIRPA)87 deputies voted, 8 against, another 20 maintained.</text:p>
      <text:p text:style-name="P4">
<text:span text:style-name="T4">
 Read also: </text:span>
 <text:a xlink:type="simple" xlink:href="https://www.ukrinform.ua/rubric-polytics/3700507-slovaccina-pidtrimala-nadanna-ukraini-statusu-kandidata-na-clenstvo-v-es-stefancuk.html" text:style-name="Internet_20_link" text:visited-style-name="Visited_20_Internet_20_Link">
</text:a>
</text:p>
      <text:p text:style-name="P4">
«Підготовка цього документу забрала 4 місяці дуже інтенсивної роботи в рамкахКомітетів з питань промисловості, із закордонних справ та підкомітету з питаньоборони й безпеки. EDIRPA – це не лише гроші для закупівлі зброї, але такожінструмент для посилення співробітництва між країнами-членами навколоспільного замовлення. Ми знаємо про критичну ситуацію, яку виявила війна вУкраїні. Головне завдання на майбутнє - посилити європейську обороннупромисловість. В цій трагічній ситуації ми маємо поповнювати наші склади тапідтримувати ефективний захист України», - зазначив з цього приводуКраснодембський.</text:p>
      <text:p text:style-name="P4">
Він зауважив, що сьогоднішнє голосування відобразило спільне розуміннянинішньої ситуації більшістю депутатів, що дозволяє шукати спільні рішення.Депутат висловив сподівання, що переговори щодо запропонованого законодавчогоакту за участю Ради ЄС та Єврокомісії проходитимуть конструктивно.</text:p>
      <text:p text:style-name="P4">
Своєю чергою депутат Галер назвав сьогоднішнє рішення навколо EDIRPA«історичним моментом для європейської оборони».</text:p>
      <text:p text:style-name="P4">
<text:span text:style-name="T4">
Читайте також:</text:span>
 <text:a xlink:type="simple" xlink:href="https://www.ukrinform.ua/rubric-polytics/3700365-prezident-cehii-vvazae-so-kitaj-zacikavlenij-u-zataguvanni-vijni-v-ukraini.html" text:style-name="Internet_20_link" text:visited-style-name="Visited_20_Internet_20_Link">
 </text:a>
“For the first time, the EU can create a tool to bring the positions of Member States to the defense, by providing appropriate funds and creating incentives for a joint order by Member States. This is not only urgently necessary for the sake, but it should have been made for a long time, ”the German MP said.“Even worse - Europe has to prepare much more intense geopolitical competition, as well as tension. Competitive hostility is not necessary to threaten our opponents, but to restrain them, to protect our values and interests, the international rule -based international order, and the safety and welfare of our citizens. Self -citizens call us to this, ”Galer emphasized.</text:p>
      <text:p text:style-name="P4">
<text:span text:style-name="T4">
 Read also: </text:span>
 <text:a xlink:type="simple" xlink:href="https://www.ukrinform.ua/rubric-world/3699724-u-evroparlamenti-zaklikaut-ogolositi-posla-knr-u-francii-personou-non-grata.html" text:style-name="Internet_20_link" text:visited-style-name="Visited_20_Internet_20_Link">
<text:span text:style-name="T4">
 European Parlam </text:span>
</text:a>
The second reason is the need for closer cooperation between the EU countries in the Vorons. According to the deputy, in 2007, the member states have taken to invest 35 percent of defense expenses in joint projects.</text:p>
      <text:p text:style-name="P4">
Finally, the third reason is the need to strengthen European defense and defense industry. One of the tools of this is the recently created European Defense Fund that allows you to combine the efforts of defensive companies of cutting EU countries together. It is a quality strengthening of such work, when the Member States will only be able to place their own orders, but also to formulate a business request for the production of military equipment and weapons. Such an approach will be an incentive for economic development and more efficient use of taxpayers, will increase the level of mutual mutual substitution between the armed forces of different European countries.</text:p>
      <text:p text:style-name="P4">
“Today we have made the first and rather small step in this direction. I wanted to not need to come before the war in Europe to get to such understanding. But it is better to do it later than never, ”the German politician said.</text:p>
      <text:p text:style-name="P4">
<text:span text:style-name="T4">
 Read also: </text:span>
 <text:a xlink:type="simple" xlink:href="https://www.ukrinform.ua/rubric-polytics/3700096-stefancuk-zaprosiv-vidvidati-ukrainu-vsih-hto-dosi-sumnivaetsa-v-neobhidnosti-tribunalu-dla-rf.html" text:style-name="Internet_20_link" text:visited-style-name="Visited_20_Internet_20_Link">
</text:a>
He reported that since the beginning of negotiations for EdirPaevro Commission, he offered an amount of 500 million euros, deputies insisted on the alignment of 1.5 billion euros. Based on the realities, in the framework of the document preparation, the parties agreed the amount of the project of 1 billion euros.He reported that the deputies had included new samples of combat, protective and medical equipment in the list of items that are subject to compensation payments. Another important provision of the document is the requirement for the European Commission to reduce EU dependence on external suppliers in the field of defense.</text:p>
      <text:p text:style-name="P4">
EU countries have reported that Ukraine has made 1 million chips during the year. For this purpose, 1 billion euros have already been allocated for the supply of ammunition from existing arsenals. Another billionaire is allocated for the production of 155 mm caliber shells for Ukraine's defense industry enterprises(Discussions around the location of such ordering is still ongoing). Третій напрямок – довгострокові інвестиції в обороннупромисловість Європи для захисту від нових викликів з безпеки, що виниклипісля початку російської агресії проти України.</text:p>
      <text:p text:style-name="P4">
News Source: <text:a xlink:type="simple" xlink:href="https://www.ukrinform.ua/rubric-world/3700659-u-evroparlamenti-zaproponuvali-instrument-spilnogo-oboronnogo-zamovlenna-dla-es.html" text:style-name="Internet_20_link" text:visited-style-name="Visited_20_Internet_20_Link">
https://www.ukrinform.ua/rubric-world/3700659-u-evroparlamenti-zaproponuvali-instrument-spilnogo-oboronnogo-zamovlenna-dla-es.html</text:a>
</text:p>
      <!--NEWS-->
      <text:h text:style-name="P10" text:outline-level="1">
<text:span text:style-name="T4">
Vorskla is leading in the UPL season by the number of penalties punched</text:span>
</text:h>
      <text:p text:style-name="P4">
Authors: Ukrinform (Person)</text:p>
      <text:p text:style-name="P4">
Publisher: Укринформ (Organization)</text:p>
      <text:p text:style-name="P4">
Published Time: 2023-04-25T19:58:13+03:00</text:p>
      <text:p text:style-name="P4">
Modified Time: 2023-04-25T19:58:13+03:00</text:p>
      <text:p text:style-name="P4">
Description: Vorskla players in the match of the 22nd round with the Kharkiv Metalist three times punched the penalty and came to the leaders of the Ukrainian Premier League (UPL) in the 201022/23 season. - Ukrinform.</text:p>
      <text:p text:style-name="P4">
Images: ["<text:a xlink:type="simple" xlink:href="https://static.ukrinform.com/photos/2023_04/thumb_files/630_360_1682441500-712.jpg" text:style-name="Internet_20_link" text:visited-style-name="Visited_20_Internet_20_Link">
630_360_16824...</text:a>
"]</text:p>
      <text:p text:style-name="P4">
Tags: ['Футбол', 'Ворскла']</text:p>
      <text:p text:style-name="P4">
Type: Article</text:p>
      <!--METADATA-->
      <text:p text:style-name="P4">
<draw:frame draw:style-name="fr1" draw:name="Image173" text:anchor-type="as-char" svg:width="6.9236in" svg:height="3.956343in" draw:z-index="0">
<draw:image xlink:href="../Images/yкринформ/2023-04-25T19-58-13-03-00/630_360_1682441500-712.jpg" xlink:type="simple" xlink:show="embed" xlink:actuate="onLoad" draw:mime-type="image/jpeg"/>
</draw:frame>
Vorskla players in the match of the 22nd round with Kharkiv "Metalist" three times punched and went out to the leaders of the Ukrainian Premier League(UPL)In the season-2022/23, Zazim.</text:p>
      <text:p text:style-name="P4">
As the official informs <text:a xlink:type="simple" xlink:href="https://upl.ua/ua/news/view/7140" text:style-name="Internet_20_link" text:visited-style-name="Visited_20_Internet_20_Link">
</text:a>
UPL, in the current School of Ukraine, Poltava residents earned 9 beats from the 11-meter mark, Ukrinform reports.</text:p>
      <text:p text:style-name="P4">
On the second place, Rivne "Veres" dropped, which in the 21st round also with a "Metalist" punched a penalty twice.</text:p>
      <text:p text:style-name="P4">
<text:span text:style-name="T4">
 Read also: </text:span>
 <text:a xlink:type="simple" xlink:href="https://www.ukrinform.ua/rubric-sports/3699301-vorskla-peremogla-metalist-u-22u-turi-premerligi.html" text:style-name="Internet_20_link" text:visited-style-name="Visited_20_Internet_20_Link">
<text:span text:style-name="T4">
 Vorskla </text:span>
</text:a>
The smallest penalties in the present draw were punched by Lviv and Minaj.</text:p>
      <text:p text:style-name="P4">
Photo: UPL.</text:p>
      <text:p text:style-name="P4">
News Source: <text:a xlink:type="simple" xlink:href="https://www.ukrinform.ua/rubric-sports/3700660-vorskla-lidirue-u-sezoni-upl-za-kilkistu-probitih-penalti.html" text:style-name="Internet_20_link" text:visited-style-name="Visited_20_Internet_20_Link">
https://www.ukrinform.ua/rubric-sports/3700660-vorskla-lidirue-u-sezoni-upl-za-kilkistu-probitih-penalti.html</text:a>
</text:p>
      <!--NEWS-->
      <text:h text:style-name="P10" text:outline-level="1">
<text:span text:style-name="T4">
The National Police recorded almost 200 hits of Russian ammunition in the territory of Zaporozhye</text:span>
</text:h>
      <text:p text:style-name="P4">
Author: ['АРМІЯINFORM']</text:p>
      <text:p text:style-name="P4">
Time: 2023-04-25T20:00:00-04:00</text:p>
      <text:p text:style-name="P4">
Description: The lasts of the Obvorizko -Obluchean 190 Vluchan missile missile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obstrily-zaporizhzhya.jpg" text:style-name="Internet_20_link" text:visited-style-name="Visited_20_Internet_20_Link">
obstrily-zaporizhzhya.jpg</text:a>
', '<text:a xlink:type="simple" xlink:href="https://armyinform.com.ua/wp-content/uploads/2023/04/2-9-150x150.jpeg" text:style-name="Internet_20_link" text:visited-style-name="Visited_20_Internet_20_Link">
2-9-150x150.jpeg</text:a>
', '<text:a xlink:type="simple" xlink:href="https://armyinform.com.ua/wp-content/uploads/2023/04/3-7-150x150.jpeg" text:style-name="Internet_20_link" text:visited-style-name="Visited_20_Internet_20_Link">
3-7-150x150.jpeg</text:a>
', '<text:a xlink:type="simple" xlink:href="https://armyinform.com.ua/wp-content/uploads/2023/04/4-5-150x150.jpeg" text:style-name="Internet_20_link" text:visited-style-name="Visited_20_Internet_20_Link">
4-5-150x150.jpeg</text:a>
', '<text:a xlink:type="simple" xlink:href="https://armyinform.com.ua/wp-content/uploads/2023/04/5-4-150x150.jpeg" text:style-name="Internet_20_link" text:visited-style-name="Visited_20_Internet_20_Link">
5-4-150x150.jpeg</text:a>
', '<text:a xlink:type="simple" xlink:href="https://armyinform.com.ua/wp-content/uploads/2023/04/6-3-150x150.jpeg" text:style-name="Internet_20_link" text:visited-style-name="Visited_20_Internet_20_Link">
6-3-150x150.jpeg</text:a>
', '<text:a xlink:type="simple" xlink:href="https://armyinform.com.ua/wp-content/uploads/2023/04/7-1-150x150.jpeg" text:style-name="Internet_20_link" text:visited-style-name="Visited_20_Internet_20_Link">
7-1-150x150.jpeg</text:a>
', '<text:a xlink:type="simple" xlink:href="https://armyinform.com.ua/wp-content/uploads/2023/04/8-1-150x150.jpeg" text:style-name="Internet_20_link" text:visited-style-name="Visited_20_Internet_20_Link">
8-1-150x150.jpeg</text:a>
', '<text:a xlink:type="simple" xlink:href="https://armyinform.com.ua/wp-content/uploads/2023/04/9-150x150.jpeg" text:style-name="Internet_20_link" text:visited-style-name="Visited_20_Internet_20_Link">
9-150x150.jpeg</text:a>
']</text:p>
      <text:p text:style-name="P4">
Tags: ['STOPRUSSIA', 'АГРЕСІЯ РФ', 'ВОЄННІ ЗЛОЧИНИ РФ', 'ВОРОЖІ ОБСТРИЛИ', 'ВТОРГНЕННЯ РФ', 'ЗАПОРІЖЖЯ']</text:p>
      <text:p text:style-name="P4">
Category: News</text:p>
      <!--METADATA-->
      <text:p text:style-name="P4">
<draw:frame draw:style-name="fr1" draw:name="Image174" text:anchor-type="as-char" svg:width="6.9236in" svg:height="5.1927in" draw:z-index="0">
<draw:image xlink:href="../Images/AРМІЯINFORM/2023-04-25T20-00-00-04-00/obstrily-zaporizhzhya.jpg" xlink:type="simple" xlink:show="embed" xlink:actuate="onLoad" draw:mime-type="image/jpeg"/>
</draw:frame>
During the day, 190 of the Russian missiles and shells took place in the Zaporizhzhya region.</text:p>
      <text:p text:style-name="P4">
About it <text:a xlink:type="simple" xlink:href="https://www.npu.gov.ua/news/190-vluchan-vorozhykh-raket-ta-snariadiv-po-terytorii-zaporizkoi-oblasti-ie-poraneni-politsiia-zibrala-dokazy-zlochyniv-viisk-rf" text:style-name="Internet_20_link" text:visited-style-name="Visited_20_Internet_20_Link">
reports</text:a>
Department of Communication of Police of Zaporizhzhia Region.</text:p>
      <text:p text:style-name="P4">
“The Russians attacked artillery installations, jet systems, anti-aircraft missile systems, used aviation and drones. Damaged residential buildings, farms, warehouses and other Zaporizhzhya, Pologovsky and Vasylivsky districts. Two civilians were injured, ”the message reads.</text:p>
      <text:p text:style-name="P4">
Under the enemy shelling came Vilnyansk, Gulyaipole, Ohikh, Railway, Novoandriivka, Novodanilovka, Novoselivka, Magic, Olgiv, Little Tokmachka, Temirovka, Gulyaiivka, White, Chervona, Poltava, Malinovka, Magician, Magic, Equal, Equal. , Kamianske, smooth, small Shcherbaki. In total, police registered 19 reports.</text:p>
      <text:p text:style-name="P4">
As a result of the shelling, the invading troops damaged the homes of the residents of the day in Pologovshchyna. Some have cut roofs and facades, knocked out windows, others - almost completely destroyed.</text:p>
      <text:p text:style-name="P4">
<text:a xlink:type="simple" xlink:href="https://armyinform.com.ua/wp-content/uploads/2023/04/2-9.jpeg" text:style-name="Internet_20_link" text:visited-style-name="Visited_20_Internet_20_Link">
!(Images/AРМІЯINFORM/2023-04-25T20-00-00-04-00/2-9-150x150.jpeg)</text:a>
</text:p>
      <text:p text:style-name="P4">
<text:a xlink:type="simple" xlink:href="https://armyinform.com.ua/wp-content/uploads/2023/04/3-7.jpeg" text:style-name="Internet_20_link" text:visited-style-name="Visited_20_Internet_20_Link">
<draw:frame draw:style-name="fr1" draw:name="Image175" text:anchor-type="as-char" svg:width="6.9236in" svg:height="6.9236in" draw:z-index="0">
<draw:image xlink:href="../Images/AРМІЯINFORM/2023-04-25T20-00-00-04-00/3-7-150x150.jpeg" xlink:type="simple" xlink:show="embed" xlink:actuate="onLoad" draw:mime-type="image/jpeg"/>
</draw:frame>
</text:a>
</text:p>
      <text:p text:style-name="P4">
<text:a xlink:type="simple" xlink:href="https://armyinform.com.ua/wp-content/uploads/2023/04/4-5.jpeg" text:style-name="Internet_20_link" text:visited-style-name="Visited_20_Internet_20_Link">
<draw:frame draw:style-name="fr1" draw:name="Image176" text:anchor-type="as-char" svg:width="6.9236in" svg:height="6.9236in" draw:z-index="0">
<draw:image xlink:href="../Images/AРМІЯINFORM/2023-04-25T20-00-00-04-00/4-5-150x150.jpeg" xlink:type="simple" xlink:show="embed" xlink:actuate="onLoad" draw:mime-type="image/jpeg"/>
</draw:frame>
</text:a>
</text:p>
      <text:p text:style-name="P4">
Крім житлового фонду постраждало й тваринницьке господарство на Гуляйпільщині.Загарбники обстріляли територію фермерського підприємства, пошкодили будівлюкорівника та декілька складських приміщень.</text:p>
      <text:p text:style-name="P4">
<text:a xlink:type="simple" xlink:href="https://armyinform.com.ua/wp-content/uploads/2023/04/5-4.jpeg" text:style-name="Internet_20_link" text:visited-style-name="Visited_20_Internet_20_Link">
<draw:frame draw:style-name="fr1" draw:name="Image177" text:anchor-type="as-char" svg:width="6.9236in" svg:height="6.9236in" draw:z-index="0">
<draw:image xlink:href="../Images/AРМІЯINFORM/2023-04-25T20-00-00-04-00/5-4-150x150.jpeg" xlink:type="simple" xlink:show="embed" xlink:actuate="onLoad" draw:mime-type="image/jpeg"/>
</draw:frame>
</text:a>
</text:p>
      <text:p text:style-name="P4">
<text:a xlink:type="simple" xlink:href="https://armyinform.com.ua/wp-content/uploads/2023/04/6-3.jpeg" text:style-name="Internet_20_link" text:visited-style-name="Visited_20_Internet_20_Link">
<draw:frame draw:style-name="fr1" draw:name="Image178" text:anchor-type="as-char" svg:width="6.9236in" svg:height="6.9236in" draw:z-index="0">
<draw:image xlink:href="../Images/AРМІЯINFORM/2023-04-25T20-00-00-04-00/6-3-150x150.jpeg" xlink:type="simple" xlink:show="embed" xlink:actuate="onLoad" draw:mime-type="image/jpeg"/>
</draw:frame>
</text:a>
</text:p>
      <text:p text:style-name="P4">
<text:a xlink:type="simple" xlink:href="https://armyinform.com.ua/wp-content/uploads/2023/04/7-1.jpeg" text:style-name="Internet_20_link" text:visited-style-name="Visited_20_Internet_20_Link">
<draw:frame draw:style-name="fr1" draw:name="Image179" text:anchor-type="as-char" svg:width="6.9236in" svg:height="6.9236in" draw:z-index="0">
<draw:image xlink:href="../Images/AРМІЯINFORM/2023-04-25T20-00-00-04-00/7-1-150x150.jpeg" xlink:type="simple" xlink:show="embed" xlink:actuate="onLoad" draw:mime-type="image/jpeg"/>
</draw:frame>
</text:a>
During the artebrot, the Stepnogorsk occupiers damaged an abandoned building of an entrepreneurial facility, and an explosive wave was destroyed by a surrounding.</text:p>
      <text:p text:style-name="P4">
<text:a xlink:type="simple" xlink:href="https://armyinform.com.ua/wp-content/uploads/2023/04/9.jpeg" text:style-name="Internet_20_link" text:visited-style-name="Visited_20_Internet_20_Link">
<draw:frame draw:style-name="fr1" draw:name="Image180" text:anchor-type="as-char" svg:width="6.9236in" svg:height="6.9236in" draw:z-index="0">
<draw:image xlink:href="../Images/AРМІЯINFORM/2023-04-25T20-00-00-04-00/9-150x150.jpeg" xlink:type="simple" xlink:show="embed" xlink:actuate="onLoad" draw:mime-type="image/jpeg"/>
</draw:frame>
</text:a>
In addition, at night the enemy fired at the C-300 missiles in the Zaporozhye district, and several houses were damaged.</text:p>
      <text:p text:style-name="P4">
As a result of an armed attack with mine-explosive injuries, two civilians-residents of Stepnogorsk and Novoyakovlivka-turned to the hospital. The aftergoing medical care they were sent for outpatient treatment.</text:p>
      <text:p text:style-name="P4">
All facts of armed aggression are documented by law enforcement. According to the collected dioxide materials, investigators of the police and UBSU opened criminal proceedings from Art. 438(Violation of the laws and customs of war)Criminal Code of Ukraine.</text:p>
      <text:p text:style-name="P4">
News Source: <text:a xlink:type="simple" xlink:href="https://armyinform.com.ua/2023/04/25/naczpolicziya-zafiksuvala-majzhe-200-vluchan-rosijskyh-boyeprypasiv-po-terytoriyi-zaporizhzhya/" text:style-name="Internet_20_link" text:visited-style-name="Visited_20_Internet_20_Link">
https://armyinform.com.ua/2023/04/25/naczpolicziya-zafiksuvala-majzhe-200-vluchan-rosijskyh-boyeprypasiv-po-terytoriyi-zaporizhzhya/</text:a>
</text:p>
      <!--NEWS-->
      <text:h text:style-name="P10" text:outline-level="1">
<text:span text:style-name="T4">
In Ukraine, anti -dumping legislation will be updated - Getmantsev</text:span>
</text:h>
      <text:p text:style-name="P4">
Authors: Ukrinform (Person)</text:p>
      <text:p text:style-name="P4">
Publisher: Укринформ (Organization)</text:p>
      <text:p text:style-name="P4">
Published Time: 2023-04-25T20:06:28+03:00</text:p>
      <text:p text:style-name="P4">
Modified Time: 2023-04-25T20:06:28+03:00</text:p>
      <text:p text:style-name="P4">
Description: In Ukraine, draft laws have been prepared that will improve the mechanisms of anti -dumping investigations and the use of anti -dumping protective measures. - Ukrinform.</text:p>
      <text:p text:style-name="P4">
Images: ["<text:a xlink:type="simple" xlink:href="https://static.ukrinform.com/photos/2022_06/thumb_files/630_360_1656484725-393.jpg" text:style-name="Internet_20_link" text:visited-style-name="Visited_20_Internet_20_Link">
630_360_16564...</text:a>
"]</text:p>
      <text:p text:style-name="P4">
Tags: ['Законопроєкт', 'Гетманцев', 'Антидемпінгові заходи']</text:p>
      <text:p text:style-name="P4">
Type: Article</text:p>
      <!--METADATA-->
      <text:p text:style-name="P4">
<draw:frame draw:style-name="fr1" draw:name="Image181" text:anchor-type="as-char" svg:width="6.9236in" svg:height="3.956343in" draw:z-index="0">
<draw:image xlink:href="../Images/yкринформ/2023-04-25T20-06-28-03-00/630_360_1656484725-393.jpg" xlink:type="simple" xlink:show="embed" xlink:actuate="onLoad" draw:mime-type="image/jpeg"/>
</draw:frame>
In Ukraine, draft laws have been prepared that will improve the mechanisms of conducting antipydemping investigations and the use of anti -dumping protective measures.</text:p>
      <text:p text:style-name="P4">
This was reported by the Chairman of the Verkhovna Rada Committee on Finance, Customs Policy Tax and Customs Policy in <text:a xlink:type="simple" xlink:href="https://t.me/getmantsevdanil/4618" text:style-name="Internet_20_link" text:visited-style-name="Visited_20_Internet_20_Link">
</text:a>
 ,передає Укрінформ.</text:p>
      <text:p text:style-name="P4">
«Настав час для оновлення і нашого антидемпінгового законодавства. З цієюметою розроблено і виставлено на громадське обговорення проєкти законівУкраїни «Про захисні заходи», «Про захист від демпінгового імпорту» та «Прозахист від субсидованого імпорту», - йдеться в повідомленні.</text:p>
      <text:p text:style-name="P4">
За словами депутата, з моменту прийняття перших законів практика проведенняторговельних розслідувань зазнала суттєвих змін, Україна отримала великукількість роз’яснень і рекомендацій щодо застосування законодавчих норм від <text:a xlink:type="simple" xlink:href="https://www.ukrinform.ua/tag-sot" text:style-name="Internet_20_link" text:visited-style-name="Visited_20_Internet_20_Link">
</text:a>
Approved the relevant EU regulations, which are updated with anti -dumping procedures, etc.</text:p>
      <text:p text:style-name="P4">
The new legislation aims to improve the mechanisms of conducting antiadempying and anti -subsidy protective investigations, the application of antiadempying and compensatory protective measures.</text:p>
      <text:p text:style-name="P4">
“It is large in volume and complex laws, but they are very important for the right Ukrainian producer. Therefore, I invite businesses to get acquainted with these laws in the early stage, to participate in their discussion of tav improvement, ”Getmantsev said.</text:p>
      <text:p text:style-name="P4">
<text:span text:style-name="T4">
 Read also: </text:span>
 <text:a xlink:type="simple" xlink:href="https://www.ukrinform.ua/rubric-economy/3695804-danilo-getmancev-golova-finansovogo-komitetu-verhovnoi-radi.html" text:style-name="Internet_20_link" text:visited-style-name="Visited_20_Internet_20_Link">
<text:span text:style-name="T4">
 Danilo </text:span>
 <text:span text:style-name="T4">
 Getmantsev </text:span>
</text:a>
As it was reported, on June 4, 2022 the regulations of the European Parliament and Council No. 2022/870 on temporary measures for trade liberalization came into force. Cleaning complements the opportunities that Ukrainian exporters have in accordance with the Association between Ukraine and the EU. In February 2023, the European Commission approved the official proposal to continue the autonomous trade events for another year.</text:p>
      <text:p text:style-name="P4">
News Source: <text:a xlink:type="simple" xlink:href="https://www.ukrinform.ua/rubric-economy/3700663-v-ukraini-onovlat-antidempingove-zakonodavstvo-getmancev.html" text:style-name="Internet_20_link" text:visited-style-name="Visited_20_Internet_20_Link">
https://www.ukrinform.ua/rubric-economy/3700663-v-ukraini-onovlat-antidempingove-zakonodavstvo-getmancev.html</text:a>
</text:p>
      <!--NEWS-->
      <text:h text:style-name="P10" text:outline-level="1">
<text:span text:style-name="T4">
Zaluzhni showed the work of arthravnuts on the front</text:span>
</text:h>
      <text:p text:style-name="P4">
Authors: Ukrinform (Person)</text:p>
      <text:p text:style-name="P4">
Publisher: Укринформ (Organization)</text:p>
      <text:p text:style-name="P4">
Published Time: 2023-04-25T20:14:00+03:00</text:p>
      <text:p text:style-name="P4">
Modified Time: 2023-04-25T20:14:00+03:00</text:p>
      <text:p text:style-name="P4">
Description: The commander -in -chief of the Armed Forces of Ukraine Valery Zaluzhny showed the work of artillery intelligence, which around the clock opposes the enemy along the entire front line. - Ukrinform.</text:p>
      <text:p text:style-name="P4">
Images: ["<text:a xlink:type="simple" xlink:href="https://static.ukrinform.com/photos/2023_04/thumb_files/630_360_1682359952-617.jpg" text:style-name="Internet_20_link" text:visited-style-name="Visited_20_Internet_20_Link">
630_360_16823...</text:a>
"]</text:p>
      <text:p text:style-name="P4">
Tags: ['Безпілотник', 'Розвідка', 'Валерій Залужний', 'Війна з росією']</text:p>
      <text:p text:style-name="P4">
Type: Article</text:p>
      <!--METADATA-->
      <text:p text:style-name="P4">
<draw:frame draw:style-name="fr1" draw:name="Image182" text:anchor-type="as-char" svg:width="6.9236in" svg:height="3.956343in" draw:z-index="0">
<draw:image xlink:href="../Images/yкринформ/2023-04-25T20-14-00-03-00/630_360_1682359952-617.jpg" xlink:type="simple" xlink:show="embed" xlink:actuate="onLoad" draw:mime-type="image/jpeg"/>
</draw:frame>
Commander -in -Chief of the Armed Forces of Ukraine Valery Zaluzhny showed the work of the artillery intelligence, which opposes the enemy around the clock along the entire line Front.</text:p>
      <text:p text:style-name="P4">
Video work of arthvascular he was published in <text:a xlink:type="simple" xlink:href="https://t.me/CinCAFU/484" text:style-name="Internet_20_link" text:visited-style-name="Visited_20_Internet_20_Link">
</text:a>
, reports Ukrinform.</text:p>
      <text:p text:style-name="P4">
"In effective cooperation with other units of the Armed Forces, arthravnias transform the equipment into scrap metal," Zaluzhny emphasized.</text:p>
      <text:p text:style-name="P4">
According to Charlotte's video, the crew commander of the unmanned aviation complex <text:a xlink:type="simple" xlink:href="https://www.ukrinform.ua/tag-rozvidka" text:style-name="Internet_20_link" text:visited-style-name="Visited_20_Internet_20_Link">
</text:a>
and adjusting the Furia Furie Furie, their work is to identify target, adjustment and damage.</text:p>
      <text:p text:style-name="P4">
<text:span text:style-name="T5">
Viso: <text:a xlink:type="simple" xlink:href="https://t.me/CinCAFU/484" text:style-name="Internet_20_link" text:visited-style-name="Visited_20_Internet_20_Link">
</text:a>
</text:span>
</text:p>
      <text:p text:style-name="P4">
“We can fly both day and night. It all depends on the weather conditions and enemy. We can accomplish any task that puts the command, ”-said.</text:p>
      <text:p text:style-name="P4">
<text:span text:style-name="T4">
 Read also: </text:span>
 <text:a xlink:type="simple" xlink:href="https://www.ukrinform.ua/rubric-ato/3692830-u-pivnicnu-operacijnu-zonu-pribuv-pidrozdil-udarnih-bezpilotnikiv.html" text:style-name="Internet_20_link" text:visited-style-name="Visited_20_Internet_20_Link">
</text:a>
According to her, daily work, a constant analysis of the tasks completed and the exchange with other aeronautics raise the professional level of the unit, and in turn, it allows to work and destroy the occupiers effectively. "The best emotions when the goal is affected," Charlotte assures.</text:p>
      <text:p text:style-name="P4">
As reported, <text:a xlink:type="simple" xlink:href="https://www.ukrinform.ua/rubric-ato/3700132-dla-ukrainskih-vijskovih-pid-bahmutom-vidpravili-100-droniv.html" text:style-name="Internet_20_link" text:visited-style-name="Visited_20_Internet_20_Link">
</text:a>
.</text:p>
      <text:p text:style-name="P4">
_ Photo illustrative: General Staff of the Armed Forces_</text:p>
      <text:p text:style-name="P4">
News Source: <text:a xlink:type="simple" xlink:href="https://www.ukrinform.ua/rubric-ato/3700666-zaluznij-pokazav-robotu-artrozvidnikiv-na-fronti.html" text:style-name="Internet_20_link" text:visited-style-name="Visited_20_Internet_20_Link">
https://www.ukrinform.ua/rubric-ato/3700666-zaluznij-pokazav-robotu-artrozvidnikiv-na-fronti.html</text:a>
</text:p>
      <!--NEWS-->
      <text:h text:style-name="P10" text:outline-level="1">
<text:span text:style-name="T4">
The Council pay attention to the need to regulate the sphere of humanitarian aid</text:span>
</text:h>
      <text:p text:style-name="P4">
Authors: Ukrinform (Person)</text:p>
      <text:p text:style-name="P4">
Publisher: Укринформ (Organization)</text:p>
      <text:p text:style-name="P4">
Published Time: 2023-04-25T20:16:37+03:00</text:p>
      <text:p text:style-name="P4">
Modified Time: 2023-04-25T20:16:37+03:00</text:p>
      <text:p text:style-name="P4">
Description: In Ukraine, it is necessary to regulate a number of humanitarian aid issues at the legislation. - Ukrinform.</text:p>
      <text:p text:style-name="P4">
Images: ["<text:a xlink:type="simple" xlink:href="https://static.ukrinform.com/photos/2022_09/thumb_files/630_360_1664337051-664.jpg" text:style-name="Internet_20_link" text:visited-style-name="Visited_20_Internet_20_Link">
630_360_16643...</text:a>
"]</text:p>
      <text:p text:style-name="P4">
Tags: ['Гуманітарна допомога', 'Верховна Рада', 'ТСК']</text:p>
      <text:p text:style-name="P4">
Type: Article</text:p>
      <!--METADATA-->
      <text:p text:style-name="P4">
<draw:frame draw:style-name="fr1" draw:name="Image183" text:anchor-type="as-char" svg:width="6.9236in" svg:height="3.956343in" draw:z-index="0">
<draw:image xlink:href="../Images/yкринформ/2023-04-25T20-16-37-03-00/630_360_1664337051-664.jpg" xlink:type="simple" xlink:show="embed" xlink:actuate="onLoad" draw:mime-type="image/jpeg"/>
</draw:frame>
In Ukrainian, it is necessary to regulate a number of issues in the field of humanitarian aid at the legislation.</text:p>
      <text:p text:style-name="P4">
As Ukrinform reports, this is said in <text:a xlink:type="simple" xlink:href="https://zakon.rada.gov.ua/laws/show/3044-20" text:style-name="Internet_20_link" text:visited-style-name="Visited_20_Internet_20_Link">
</text:a>
on the investigation of possible violations of the legislation of Ukraine in the sphericity, distribution, transportation, storage, use of humanitarian and other assistance, as well as ineffective use of state property, which can be used to temporarily identify internally displaced persons and meet other needs of the state.</text:p>
      <text:p text:style-name="P4">
“The normative -legal acts of the Cabinet of Ministers of Ukraine, adopted in 2022, qualify the procedure for the import, storage and distribution of humanitarian aid, contradict the rules of the Law of Ukraine" On Humanitarian Aid ", and in some time - actually abolish the rules of this Law. This is unacceptable from the point of the principle of legal certainty and subordination under the legal force of executive acts of executive power. This leads to proper control and gives rise to a significant number of corruption rises at each individual stage of humanitarian assistance, ”the Uzsovki reads.</text:p>
      <text:p text:style-name="P4">
<text:span text:style-name="T4">
 Read also: </text:span>
 <text:a xlink:type="simple" xlink:href="https://www.ukrinform.ua/rubric-regions/3700373-na-lvivsini-beb-viavilo-nelegalnij-sklad-gumanitarnoi-dopomogi.html" text:style-name="Internet_20_link" text:visited-style-name="Visited_20_Internet_20_Link">
<text:span text:style-name="T4">
 humanitarian </text:span>
</text:a>
The issues of the legal status of the donor, the acquirer, the recipient, the powers of the coordination and humanitarian headquarters, the maintenance of accounting, reporting at all levels, the lack of information about the need for humanitarian assistance and their satisfaction remain unregulated.</text:p>
      <text:p text:style-name="P4">
The issue of restriction of the right of conscripts to depart Ukraine requires attention.</text:p>
      <text:p text:style-name="P4">
"In this regard, urgent measures should be taken to: bring all -normative legal acts of the Cabinet of Ministers of Ukraine in the field of providing humanitarian assistance in Ukraine in the conditions of martial law in accordance with the Law of Ukraine" On Humanitarian Aid "," the conclusions read.<text:span text:style-name="T4">
 Read also: </text:span>
 <text:a xlink:type="simple" xlink:href="https://www.ukrinform.ua/rubric-regions/3700283-u-zvilneni-nevske-i-novolubivku-dostavili-gumanitarnu-dopomogu.html" text:style-name="Internet_20_link" text:visited-style-name="Visited_20_Internet_20_Link">
<text:span text:style-name="T4">
 humanitarian </text:span>
</text:a>
It is necessary to regulate the issue of restriction of the right of military personnel to the exit of the boundaries of Ukraine, the approval of the projects of the relevant regulations of the re -improvement of the functioning of the system "path", including for the implementation of liability for violation of the order of intersection of the State Cordon of Ukraine, exchange of information, organization of operational control.</text:p>
      <text:p text:style-name="P4">
The Law of Ukraine "On Humanitarian Aid" does not meet the requirements of today. There is no unified centralized coordinated system for the formation of aid in humanitarian assistance to purchaser, reliable information about persons in need of assistance, volume and types of necessary assistance, which leads to the pre -effective satisfaction TSK.</text:p>
      <text:p text:style-name="P4">
The Provisional Investigation Commission proposes the Verkhovna Rada Committee on the Social Policy of the Betrans of Veterans, together with the central executive bodies of the executive ownership to develop and submit to the Verkhovna Rada of Ukraine the Project of the Law of Ukraine for Assistance, which will determine the legal, organizational, social basis for the use and will promote the transparency and transparency of this process.</text:p>
      <text:p text:style-name="P4">
<text:span text:style-name="T4">
 Read also: </text:span>
 <text:a xlink:type="simple" xlink:href="https://www.ukrinform.ua/rubric-economy/3698889-do-sistemi-slah-vnesli-vze-ponad-236-tisac-vodiiv.html" text:style-name="Internet_20_link" text:visited-style-name="Visited_20_Internet_20_Link">
</text:a>
The materials investigated by the commission indicate the lack of reporting of the property of the property in which the procedure of coercive alienation has been applied(withdrawal). Недостатньо прозора звітність та нечітке визначення предметапримусового вилучення (individual types of household appliances, gadgets, tobacco products)It is doubtful and is the risk of not transferring such property to the need for the personal composition of bodies and structures that provide the armed aggression of the Russian Federation, and can lead to the waste of such property of the memorial enrichment of individuals through its sale.</text:p>
      <text:p text:style-name="P4">
The facts of improper storage of the humid aid, violation of the term saving of goods, poor quality of preparation of materials for the commission's appeal, violated criminal proceedings indicate the unsatisfactory state of organization of the work on the receipt, storage and distribution of humanitarian and other assistance to military administrations.The Provisional Investigation Commission has established frequent facts of improper performance by law enforcement officials of their official duties, in particular, the response to the facts of possible legal orders revealed during the meetings. The Commission considers it appropriate to propose ministical cases of Ukraine, the Office of the Prosecutor General, the State Bureau of Investigations, the Security Service of Ukraine, the National Anti -Corruption Bureau, the Bureau of Economic Security of Ukraine to control the investigation of such fact.</text:p>
      <text:p text:style-name="P4">
As it was reported, on September 20, 2022, the Verkhovna Rada approved a resolution(TSK)on investigation of humanitarian aid violations.</text:p>
      <text:p text:style-name="P4">
News Source: <text:a xlink:type="simple" xlink:href="https://www.ukrinform.ua/rubric-society/3700668-u-radi-zvertaut-uvagu-na-neobhidnist-vreguluvati-sferu-gumanitarnoi-dopomogi.html" text:style-name="Internet_20_link" text:visited-style-name="Visited_20_Internet_20_Link">
https://www.ukrinform.ua/rubric-society/3700668-u-radi-zvertaut-uvagu-na-neobhidnist-vreguluvati-sferu-gumanitarnoi-dopomogi.html</text:a>
</text:p>
      <!--NEWS-->
      <text:h text:style-name="P10" text:outline-level="1">
<text:span text:style-name="T4">
Cartoon "Mavka. Forest Song »will be shown in Ukrainian on the big screens of the USA and Canada</text:span>
</text:h>
      <text:p text:style-name="P4">
Authors: Ukrinform (Person)</text:p>
      <text:p text:style-name="P4">
Publisher: Укринформ (Organization)</text:p>
      <text:p text:style-name="P4">
Published Time: 2023-04-25T20:20:52+03:00</text:p>
      <text:p text:style-name="P4">
Modified Time: 2023-04-25T20:20:52+03:00</text:p>
      <text:p text:style-name="P4">
Description: Animation tape "Mavka. The forest song ”in May will be published in Ukrainian on the large screens of the USA and Canada. - Ukrinform.</text:p>
      <text:p text:style-name="P4">
Images: ["<text:a xlink:type="simple" xlink:href="https://static.ukrinform.com/photos/2023_04/thumb_files/630_360_1680615242-465.jpg" text:style-name="Internet_20_link" text:visited-style-name="Visited_20_Internet_20_Link">
630_360_16806...</text:a>
", "<text:a xlink:type="simple" xlink:href="https://static.ukrinform.com/photos/2023_04/1682443107-172.jpg" text:style-name="Internet_20_link" text:visited-style-name="Visited_20_Internet_20_Link">
1682443107-17...</text:a>
"]</text:p>
      <text:p text:style-name="P4">
Tags: ['Канада', 'США', 'Мультфільм']</text:p>
      <text:p text:style-name="P4">
Type: Article</text:p>
      <!--METADATA-->
      <text:p text:style-name="P4">
<draw:frame draw:style-name="fr1" draw:name="Image184" text:anchor-type="as-char" svg:width="6.9236in" svg:height="3.956343in" draw:z-index="0">
<draw:image xlink:href="../Images/yкринформ/2023-04-25T20-20-52-03-00/630_360_1680615242-465.jpg" xlink:type="simple" xlink:show="embed" xlink:actuate="onLoad" draw:mime-type="image/jpeg"/>
</draw:frame>
Animation Naster "Mavka. The forest song ”in May will be published in Ukrainian at the US and Canada.</text:p>
      <text:p text:style-name="P4">
According to Ukrinform, the State Agency of Ukraine for Cinema reported in <text:a xlink:type="simple" xlink:href="https://www.facebook.com/ukrainefilmagency/posts/pfbid02Zj6s8MgWT9jmxwv7Wf1psErGUHyUCicR5LnvocZzKtr44voQJTPwRGPnAYyUvVDkl" text:style-name="Internet_20_link" text:visited-style-name="Visited_20_Internet_20_Link">
</text:a>
.</text:p>
      <text:p text:style-name="P4">
Перші покази мультфільму відбудуться у <text:a xlink:type="simple" xlink:href="https://www.ukrinform.ua/tag-nujork" text:style-name="Internet_20_link" text:visited-style-name="Visited_20_Internet_20_Link">
 </text:a>
: May 13 - at Cinema Village, May 14 - at The Marlene Meyerson Jccmanhattan.</text:p>
      <text:p text:style-name="P4">
On May 20, the tape will be shown in San Diego, namely Landmark's Hillcrest Cinemas.24-at Landmark's Century Theater in Chicago.</text:p>
      <text:p text:style-name="P4">
<draw:frame draw:style-name="fr1" draw:name="Image185" text:anchor-type="as-char" svg:width="6.9236in" svg:height="6.9236in" draw:z-index="0">
<draw:image xlink:href="../Images/yкринформ/2023-04-25T20-20-52-03-00/1682443107-172.jpg" xlink:type="simple" xlink:show="embed" xlink:actuate="onLoad" draw:mime-type="image/jpeg"/>
</draw:frame>
May 24 will show the tape at Landmark Bethesda Row in Washington, 29th - Miami Savor Cinema.</text:p>
      <text:p text:style-name="P4">
On July 1, the cartoon will show Landmark's Ritz Five in Philadelphia, July 4 - Elkgrove Classic Cinemas in Chicago.</text:p>
      <text:p text:style-name="P4">
The details will be later in the Los Angeles.</text:p>
      <text:p text:style-name="P4">
<text:span text:style-name="T4">
 Read also: </text:span>
 <text:a xlink:type="simple" xlink:href="https://www.ukrinform.ua/rubric-culture/3699250-multfilm-mavka-lisova-pisna-u-kinoteatrah-nimeccini-spersu-pokazut-ukrainskou.html" text:style-name="Internet_20_link" text:visited-style-name="Visited_20_Internet_20_Link">
<text:span text:style-name="T4">
 Mavka </text:span>
</text:a>
In Canada, the Mavka shows are scheduled for the following dates:</text:p>
      <text:p text:style-name="P4">
May 27 - Toronto, Film.ca</text:p>
      <text:p text:style-name="P4">
May 20 - Vancouver, Rio</text:p>
      <text:p text:style-name="P4">
May 27 - Victoria, Vic Theatre</text:p>
      <text:p text:style-name="P4">
May 28-Pitt Medows, Hollywood 3</text:p>
      <text:p text:style-name="P4">
May 27 - Montreal, Cinemathique.</text:p>
      <text:p text:style-name="P4">
The start of the movie theater rental of cartoon will be announced in English.</text:p>
      <text:p text:style-name="P4">
The Mavka Prime Minister will also take place on the Digital platforms in the US and Canada.</text:p>
      <text:p text:style-name="P4">
As reported by Ukrinform, in the cinemas of France <text:a xlink:type="simple" xlink:href="https://www.ukrinform.ua/rubric-culture/3691494-mavka-lisova-pisna-stala-liderom-peregladiv-u-kinoteatrah-francii.html" text:style-name="Internet_20_link" text:visited-style-name="Visited_20_Internet_20_Link">
</text:a>
 .</text:p>
      <text:p text:style-name="P4">
News Source: <text:a xlink:type="simple" xlink:href="https://www.ukrinform.ua/rubric-culture/3700669-multfilm-mavka-lisova-pisna-pokazut-ukrainskou-na-velikih-ekranah-ssa-i-kanadi.html" text:style-name="Internet_20_link" text:visited-style-name="Visited_20_Internet_20_Link">
https://www.ukrinform.ua/rubric-culture/3700669-multfilm-mavka-lisova-pisna-pokazut-ukrainskou-na-velikih-ekranah-ssa-i-kanadi.html</text:a>
</text:p>
      <!--NEWS-->
      <text:h text:style-name="P10" text:outline-level="1">
<text:span text:style-name="T4">
The Ministry of Reintegration named the first first steps of Ukraine in Crimea after de -occupation</text:span>
</text:h>
      <text:p text:style-name="P4">
Authors: Ukrinform (Person)</text:p>
      <text:p text:style-name="P4">
Publisher: Укринформ (Organization)</text:p>
      <text:p text:style-name="P4">
Published Time: 2023-04-25T20:22:20+03:00</text:p>
      <text:p text:style-name="P4">
Modified Time: 2023-04-25T20:22:20+03:00</text:p>
      <text:p text:style-name="P4">
Description: Security, demilitarization of Russian military bases, bringing to justice of state -owned communities, restoration of public authorities, providing information security - such will be the first steps of Ukraine in Crimea after its de -occupation. - Ukrinform.</text:p>
      <text:p text:style-name="P4">
Images: ["<text:a xlink:type="simple" xlink:href="https://static.ukrinform.com/photos/2023_04/thumb_files/630_360_1682443177-907.jpg" text:style-name="Internet_20_link" text:visited-style-name="Visited_20_Internet_20_Link">
630_360_16824...</text:a>
"]</text:p>
      <text:p text:style-name="P4">
Tags: ['Крим', 'Мінреінтеграції', 'Стратегія деокупації Криму']</text:p>
      <text:p text:style-name="P4">
Type: Article</text:p>
      <!--METADATA-->
      <text:p text:style-name="P4">
<draw:frame draw:style-name="fr1" draw:name="Image186" text:anchor-type="as-char" svg:width="6.9236in" svg:height="3.956343in" draw:z-index="0">
<draw:image xlink:href="../Images/yкринформ/2023-04-25T20-22-20-03-00/630_360_1682443177-907.jpg" xlink:type="simple" xlink:show="embed" xlink:actuate="onLoad" draw:mime-type="image/jpeg"/>
</draw:frame>
Safety, demilitarization of Russian military bases, attracting responsibility of state -owned units, restoration of public authorities, providing information security - such will be the first steps of Ukraine in the crimondom after its de -occupation.</text:p>
      <text:p text:style-name="P4">
The Deputy Minister for Reintegration of Temporarily Occupied Territories Anatoly Stelmakh told this during the Crimea Wave Forum, Ukrinform reports.</text:p>
      <text:p text:style-name="P4">
“We are working on the first steps to be taken after the Crimean Peninsula is released. The first of them is undoubtedly ensuring the safety of citizens who live there. The second is the demilitarization of the Peninsula of the Switches, ”Stelmach said.</text:p>
      <text:p text:style-name="P4">
<text:span text:style-name="T4">
 Read also: </text:span>
 <text:a xlink:type="simple" xlink:href="https://www.ukrinform.ua/rubric-crimea/3700621-v-okupovanomu-krimu-pogirsuetsa-demograficna-situacia-deputatka.html" text:style-name="Internet_20_link" text:visited-style-name="Visited_20_Internet_20_Link">
</text:a>
The third step, according to him, is the prosecution of the perpetrators.</text:p>
      <text:p text:style-name="P4">
“People who committed criminal offenses against our country. will be held accountable. And those who have illegally arrived at the peninsula have to leave them, we will even even publish them, ”the Deputy Minister added.</text:p>
      <text:p text:style-name="P4">
The next step is the restoration of public authorities.</text:p>
      <text:p text:style-name="P4">
“To do this, our Ministry, together with the Presidential Representation at the ARC, is working on a normative legal act on the creation of a Cading Reserve. The state authorities will compile lists of people, which will generally be a civil service agency. This will create the reaper of employees who will go to Crimea after its release. All posts in Crimea should be occupied by professional people and undoubtedly patriots, ”Stelmakh said.</text:p>
      <text:p text:style-name="P4">
<text:span text:style-name="T4">
 Read also: </text:span>
 <text:a xlink:type="simple" xlink:href="https://www.ukrinform.ua/rubric-crimea/3700613-pisla-deokupacii-krimu-na-pivostrovi-mae-buti-stvorena-vijskova-administracia-taseva.html" text:style-name="Internet_20_link" text:visited-style-name="Visited_20_Internet_20_Link">
</text:a>
He added that during the formation of a personnel reserve for Crimea it will be taken into account that the primary right to occupy certain positions should be granted to representatives of the nation, in particular the Crimean Tatar.</text:p>
      <text:p text:style-name="P4">
“We will also prefer patriotic youth. And also the same, to which we will appeal to record to the personnel reserve - our Veverans. From whom, not from them to form officials for our country, ”the Deputy Minister acted.</text:p>
      <text:p text:style-name="P4">
The fifth step that will be taken by Ukraine in the Crimea, according to Stelmakh, will be to ensure information security.As it was reported, according to the permanent representative of the President of Ukraine in Arkpizly, the military administration should be created in the Crimea, then -the military -civilian administration, after which the elections must be held.</text:p>
      <text:p text:style-name="P4">
News Source: <text:a xlink:type="simple" xlink:href="https://www.ukrinform.ua/rubric-crimea/3700670-u-minreintegracii-nazvali-pat-persih-krokiv-ukraini-v-krimu-pisla-deokupacii.html" text:style-name="Internet_20_link" text:visited-style-name="Visited_20_Internet_20_Link">
https://www.ukrinform.ua/rubric-crimea/3700670-u-minreintegracii-nazvali-pat-persih-krokiv-ukraini-v-krimu-pisla-deokupacii.html</text:a>
</text:p>
      <!--NEWS-->
      <text:h text:style-name="P10" text:outline-level="1">
<text:span text:style-name="T4">
Wax has appointed Trukhanov pledge of over 30 million - the center of counteraction to corruption</text:span>
</text:h>
      <text:p text:style-name="P4">
Authors: Ukrinform (Person)</text:p>
      <text:p text:style-name="P4">
Publisher: Укринформ (Organization)</text:p>
      <text:p text:style-name="P4">
Published Time: 2023-04-25T20:25:00+03:00</text:p>
      <text:p text:style-name="P4">
Modified Time: 2023-04-25T20:25:00+03:00</text:p>
      <text:p text:style-name="P4">
Description: The Supreme Anti -Corruption Court changed the measure of restraint of the mayor of Odessa Gennady Trukhanov from a personal obligation for pledge of 30 million 866 thousand UAH. It is a matter of "Krajan". - Ukrinform.</text:p>
      <text:p text:style-name="P4">
Images: ["<text:a xlink:type="simple" xlink:href="https://static.ukrinform.com/photos/2019_03/thumb_files/630_360_1552301828-509.jpg" text:style-name="Internet_20_link" text:visited-style-name="Visited_20_Internet_20_Link">
630_360_15523...</text:a>
"]</text:p>
      <text:p text:style-name="P4">
Tags: ['Одеса', 'Застава', 'Труханов', 'Краян', 'Вищий антикорупційний суд']</text:p>
      <text:p text:style-name="P4">
Type: Article</text:p>
      <!--METADATA-->
      <text:p text:style-name="P4">
<draw:frame draw:style-name="fr1" draw:name="Image187" text:anchor-type="as-char" svg:width="6.9236in" svg:height="3.956343in" draw:z-index="0">
<draw:image xlink:href="../Images/yкринформ/2023-04-25T20-25-00-03-00/630_360_1552301828-509.jpg" xlink:type="simple" xlink:show="embed" xlink:actuate="onLoad" draw:mime-type="image/jpeg"/>
</draw:frame>
The Supreme Anti -Corruption Court changed the measure of restraint of the mayor of Odessa Gennadyrukhanov from a personal obligation for pledge of 30 million 866 thousand UAH. It is a matter of "Krajan".</text:p>
      <text:p text:style-name="P4">
About it in <text:a xlink:type="simple" xlink:href="https://t.me/fuckcorruption/2246" text:style-name="Internet_20_link" text:visited-style-name="Visited_20_Internet_20_Link">
</text:a>
reported at the center of anti -culture, Ukrinform reports.</text:p>
      <text:p text:style-name="P4">
The prosecutor sought for the use of a pre -trial detention in Odessa in the form of a detention with an alternative to pledge of 30 million 866 thousand UAH.</text:p>
      <text:p text:style-name="P4">
"The request of Judge Wax was partially granted, applying the pledge in the amount of 30 million UAH. The decision was made with a separate opinion of one of the judges," the statement said.</text:p>
      <text:p text:style-name="P4">
It is noted that Trukhanov's money has 5 days.</text:p>
      <text:p text:style-name="P4">
In addition to making collateral, the mayor should wear an electronic bracelet. Gennadyrukhanov was also forbidden to leave the territory of Ukraine without a court permission, they were obliged to pass foreign passports. In case of failure to fulfill the duties, they will pledge the budget.</text:p>
      <text:p text:style-name="P4">
The ban was justified by the fact that Trukhanov could be hiding from the court abroad. It is noted that he left Ukraine several times during the military. In particular, 6 trips have been recorded since February 2022.</text:p>
      <text:p text:style-name="P4">
<text:span text:style-name="T4">
 Read also: </text:span>
 <text:a xlink:type="simple" xlink:href="https://www.ukrinform.ua/rubric-society/3700198-prokuratura-vimagae-vzati-mera-odesi-truhanova-pid-vartu-za-miljonni-roztrati.html" text:style-name="Internet_20_link" text:visited-style-name="Visited_20_Internet_20_Link">
<text:span text:style-name="T4">
 Trukhanova </text:span>
</text:a>
The prosecutor emphasized that Trukhanov had permitted a violation of his demands. In particular, the mayor of Odessa repeatedly missed court sessions, and the "absenteeism" was not always valid.</text:p>
      <text:p text:style-name="P4">
According to the CPC, Trukhanov stated that "political hunting continues as the mayor of the city by the SAP." The mayor added that he is a military man who has given the state to the state, and has no intention to hide.</text:p>
      <text:p text:style-name="P4">
Also <text:a xlink:type="simple" xlink:href="https://www.ukrinform.ua/tag-truhanov" text:style-name="Internet_20_link" text:visited-style-name="Visited_20_Internet_20_Link">
 </text:a>
He noted that he had a business trip to Switzerland today.</text:p>
      <text:p text:style-name="P4">
Tomorrow, the court plans to continue the consideration of requests for precautions by the other, including the deputy mayor of the Coalman.</text:p>
      <text:p text:style-name="P4">
According to NABU, in 2016, the Odessa mayor Trukhanovsky with other officials of the Odessa City Hall and representatives of the private company <text:a xlink:type="simple" xlink:href="https://www.ukrinform.ua/rubric-society/3700198-prokuratura-vimagae-vzati-mera-odesi-truhanova-pid-vartu-za-miljonni-roztrati.html" text:style-name="Internet_20_link" text:visited-style-name="Visited_20_Internet_20_Link">
</text:a>
City of Odesa in the amount of UAH 92 million.</text:p>
      <text:p text:style-name="P4">
News Source: <text:a xlink:type="simple" xlink:href="https://www.ukrinform.ua/rubric-society/3700677-vaks-priznaciv-truhanovu-zastavu-u-ponad-30-miljoniv-centr-protidii-korupcii.html" text:style-name="Internet_20_link" text:visited-style-name="Visited_20_Internet_20_Link">
https://www.ukrinform.ua/rubric-society/3700677-vaks-priznaciv-truhanovu-zastavu-u-ponad-30-miljoniv-centr-protidii-korupcii.html</text:a>
</text:p>
      <!--NEWS-->
      <text:h text:style-name="P10" text:outline-level="1">
<text:span text:style-name="T4">
In Ukraine tomorrow up to 19 ° warm, in times of rain</text:span>
</text:h>
      <text:p text:style-name="P4">
Authors: Ukrinform (Person)</text:p>
      <text:p text:style-name="P4">
Publisher: Укринформ (Organization)</text:p>
      <text:p text:style-name="P4">
Published Time: 2023-04-25T20:31:00+03:00</text:p>
      <text:p text:style-name="P4">
Modified Time: 2023-04-25T20:31:00+03:00</text:p>
      <text:p text:style-name="P4">
Description: On Wednesday, April 26, warm weather with rains from individual areas will prevail in Ukraine. - Ukrinform.</text:p>
      <text:p text:style-name="P4">
Images: ["<text:a xlink:type="simple" xlink:href="https://static.ukrinform.com/photos/2022_05/thumb_files/630_360_1652175453-232.jpg" text:style-name="Internet_20_link" text:visited-style-name="Visited_20_Internet_20_Link">
630_360_16521...</text:a>
"]</text:p>
      <text:p text:style-name="P4">
Tags: ['Дощ', 'Погода', 'Тепло', 'Прогноз', 'Весна']</text:p>
      <text:p text:style-name="P4">
Type: Article</text:p>
      <!--METADATA-->
      <text:p text:style-name="P4">
<draw:frame draw:style-name="fr1" draw:name="Image188" text:anchor-type="as-char" svg:width="6.9236in" svg:height="3.956343in" draw:z-index="0">
<draw:image xlink:href="../Images/yкринформ/2023-04-25T20-31-00-03-00/630_360_1652175453-232.jpg" xlink:type="simple" xlink:show="embed" xlink:actuate="onLoad" draw:mime-type="image/jpeg"/>
</draw:frame>
On Wednesday, April 26, warm weather with rains from individual areas will prevail in Ukraine.</text:p>
      <text:p text:style-name="P4">
Ukrinform was reported at the Ukrainian Hydrometeorological Center.</text:p>
      <text:p text:style-name="P4">
“At night in Western, Zhytomyr, Vinnytsia, Odessa regions, in the daytime, short -term rains, sometimes thunderstorms and Chernihiv region and Chernihiv region(At night in the Carpathian); in the rest of the territory of non -rapid precipitation, ”the message reads.</text:p>
      <text:p text:style-name="P4">
South wind(in the west of the country - northwestern), 7-12 m/s.</text:p>
      <text:p text:style-name="P4">
Temperature at night 5-10 °, in the afternoon 14-19 °; In Western, Zhytomyr and Vinnytsia region 2-7 ° heat at night, 7-12 ° in the afternoon.</text:p>
      <text:p text:style-name="P4">
At the same time in <text:a xlink:type="simple" xlink:href="https://www.ukrinform.ua/tag-karpati" text:style-name="Internet_20_link" text:visited-style-name="Visited_20_Internet_20_Link">
</text:a>
expected rain with wet(at night there is significant rainfall); The temperature during the day is from 2 ° frostbite 3 ° heat.</text:p>
      <text:p text:style-name="P4">
In Kyiv and Kyiv region, April 26 is cloudy with clearings. At night, there is a short rain in the night. Temperature in the capital at night 7-9 °, in the afternoon 15-17 °; On the area at night 5-10 °, in the afternoon 14-19 °.</text:p>
      <text:p text:style-name="P4">
<text:span text:style-name="T4">
 Read also: </text:span>
 <text:a xlink:type="simple" xlink:href="https://www.ukrinform.ua/rubric-regions/3700403-vesnane-vodopilla-pidtoplen-pomensalo-riven-vodi-u-rickah-pid-kontrolem.html" text:style-name="Internet_20_link" text:visited-style-name="Visited_20_Internet_20_Link">
<text:span text:style-name="T4">
 submerged </text:span>
</text:a>
In the next two days, April 27-28, the forecasters are predicted in Ukraine to reduce the temperature of air and rain. In particular, on April 27, there will be only large areas without precipitation, short -term rains in the rest of the territory, and thunderstorms on the Left Bank. Temperature at night 4-9 °, in the southeastern regions up to 12 ° heat, in the western regions of 1-6 ° heat, on the surface of the soil of frost 0-3 °; in the afternoon 8-13 ° heat, in most southern, Dnipropetrovsk, Poltava Tasum regions 14-19 °, in the eastern regions 17-22 °.</text:p>
      <text:p text:style-name="P4">
On April 28 in the eastern, southeastern regions moderate, in the rest of the territory, short-term rains, in the western, Zhytomyr, Vinnytsia regions, in the afternoon on the Right Bank without precipitation. Temperature at night 4-9 ° warm(In Kyiv region2-7 ° heat), in the eastern, southeastern regions 7-12 °; In Zhytomyr region, Tavinnytsia region 1-6 ° heat, on the surface of the soil, in the western regions and in air cutting 0-3 °; In the afternoon in Ukraine 11-16 ° warm, in the eastern regions up to 19 °.</text:p>
      <text:p text:style-name="P4">
On the highlands of the Carpathians without precipitation; The temperature is 0-5 ° frost at night, 27-7 ° heat in the afternoon, April 28 6-11 °.In the capital region, on April 27, short -term rain; On April 28, at night, there is a rainbow rain, in the afternoon without precipitation. In Kiev on April 27, the temperature at night 6-8 °, in the afternoon 9-11 °; April 28 at night 3-5 ° heat, in the afternoon 12-14 °. In the region on April 27 4-9 °, in the afternoon 8-13 °; April 28 at night 2-7 ° heat, 11-16 ° in the afternoon.</text:p>
      <text:p text:style-name="P4">
During April 29-30, in the eastern, southeastern regions of Ukraine, it is expected in time rains, in the afternoon of thunderstorms; The temperature at night is 6-12 °, in the afternoon 13-19 °.</text:p>
      <text:p text:style-name="P4">
In the western regions at night without precipitation, in the afternoon, short-term rain, thunderstorm; temperature at night 1-6 ° heat, on the soil surface of the frost 0-3 °; in the afternoon 12-17 ° heat.</text:p>
      <text:p text:style-name="P4">
In the rest of the territory without precipitation; Temperature at night 29 April 1-7 ° heat(in the external, Zhytomyr region and Vinnytsia region on the surface of the soil of frost 0-3 °), 30 April 3-9 ° C; day 13-19 °.</text:p>
      <text:p text:style-name="P4">
In Kiev and the region on April 29-30 without precipitation. Temperature in the capital at night 29 2-7 ° heat, April 30 4-9 °; day 13-18 °. On the region on the night of April 29-5 ° warm, April 30 6-8 °; day 16-18 °.</text:p>
      <text:p text:style-name="P4">
News Source: <text:a xlink:type="simple" xlink:href="https://www.ukrinform.ua/rubric-regions/3700582-v-ukraini-zavtra-do-19-tepla-miscami-dosi.html" text:style-name="Internet_20_link" text:visited-style-name="Visited_20_Internet_20_Link">
https://www.ukrinform.ua/rubric-regions/3700582-v-ukraini-zavtra-do-19-tepla-miscami-dosi.html</text:a>
</text:p>
      <!--NEWS-->
      <text:h text:style-name="P10" text:outline-level="1">
<text:span text:style-name="T4">
Determined applicants to accept the women's football championship in 2027</text:span>
</text:h>
      <text:p text:style-name="P4">
Authors: Ukrinform (Person)</text:p>
      <text:p text:style-name="P4">
Publisher: Укринформ (Organization)</text:p>
      <text:p text:style-name="P4">
Published Time: 2023-04-25T20:32:56+03:00</text:p>
      <text:p text:style-name="P4">
Modified Time: 2023-04-25T20:32:56+03:00</text:p>
      <text:p text:style-name="P4">
Description: The International Federation of Football Associations (FIFA) has received four applications for the 2027 World Cup among women. - Ukrinform.</text:p>
      <text:p text:style-name="P4">
Images: ["<text:a xlink:type="simple" xlink:href="https://static.ukrinform.com/photos/2023_04/thumb_files/630_360_1682443770-251.jpg" text:style-name="Internet_20_link" text:visited-style-name="Visited_20_Internet_20_Link">
630_360_16824...</text:a>
"]</text:p>
      <text:p text:style-name="P4">
Tags: ['Чемпіонат світу', 'Футбол', 'Жінки']</text:p>
      <text:p text:style-name="P4">
Type: Article</text:p>
      <!--METADATA-->
      <text:p text:style-name="P4">
<draw:frame draw:style-name="fr1" draw:name="Image189" text:anchor-type="as-char" svg:width="6.9236in" svg:height="3.956343in" draw:z-index="0">
<draw:image xlink:href="../Images/yкринформ/2023-04-25T20-32-56-03-00/630_360_1682443770-251.jpg" xlink:type="simple" xlink:show="embed" xlink:actuate="onLoad" draw:mime-type="image/jpeg"/>
</draw:frame>
International Federation of Football Associations(FIFA)She received four applications for the 2027 World World Championship.</text:p>
      <text:p text:style-name="P4">
According to the official <text:a xlink:type="simple" xlink:href="https://www.fifa.com/about-fifa/organisation/news/fifa-receives-expressions-of-interest-to-host-fifa-womens-world-cup-2027-tm" text:style-name="Internet_20_link" text:visited-style-name="Visited_20_Internet_20_Link">
</text:a>
Organizations, two joint applications were submitted - Secreland, the Netherlands and Germany and from the USA and Mexico, as well as a separate concern in the tournament were found by two associations - Brazil Taul -Affiric Republic(COUPLE), reports Ukrinform.</text:p>
      <text:p text:style-name="P4">
Applicants represent four confederations at once(Uєfa, Concakaf, Collebolt Cafe), and two more(AFK that OFK)They will accept women's World Cup 2023(In the summer will be in Australia and New Zealand).</text:p>
      <text:p text:style-name="P4">
На думку ФІФА, такий рівень участі підтверджує глобальну привабливістьзмагань.</text:p>
      <text:p text:style-name="P4">
<text:span text:style-name="T4">
Читайте також:</text:span>
 <text:a xlink:type="simple" xlink:href="https://www.ukrinform.ua/rubric-sports/3692357-nacionalna-zbirna-ukraini-rozpocala-rik-na-30u-misci-rejtingu-fifa.html" text:style-name="Internet_20_link" text:visited-style-name="Visited_20_Internet_20_Link">
 <text:span text:style-name="T4">
ФІФА</text:span>
 </text:a>
The definition of the winner of the tender for the women's World Cup 2027 will take place on the FIFA congress on May 17, 2024.</text:p>
      <text:p text:style-name="P4">
News Source: <text:a xlink:type="simple" xlink:href="https://www.ukrinform.ua/rubric-sports/3700675-viznacilisa-pretendenti-prijnati-zinocij-cempionat-svitu-z-futbolu-u-2027-roci.html" text:style-name="Internet_20_link" text:visited-style-name="Visited_20_Internet_20_Link">
https://www.ukrinform.ua/rubric-sports/3700675-viznacilisa-pretendenti-prijnati-zinocij-cempionat-svitu-z-futbolu-u-2027-roci.html</text:a>
</text:p>
      <!--NEWS-->
      <text:h text:style-name="P10" text:outline-level="1">
<text:span text:style-name="T4">
In Kherson region, civilians were completely forbidden to use vessels - ova</text:span>
</text:h>
      <text:p text:style-name="P4">
Authors: Ukrinform (Person)</text:p>
      <text:p text:style-name="P4">
Publisher: Укринформ (Organization)</text:p>
      <text:p text:style-name="P4">
Published Time: 2023-04-25T20:49:00+03:00</text:p>
      <text:p text:style-name="P4">
Modified Time: 2023-04-25T20:49:00+03:00</text:p>
      <text:p text:style-name="P4">
Description: In the Kherson region, the exit and stay on water objects of all types of swimming means, except for the ships of the Defense Forces of Ukraine and specialists who protect aquatic bioresources, are prohibited. - Ukrinform.</text:p>
      <text:p text:style-name="P4">
Images: ["<text:a xlink:type="simple" xlink:href="https://static.ukrinform.com/photos/2023_04/thumb_files/630_360_1682446562-674.jpg" text:style-name="Internet_20_link" text:visited-style-name="Visited_20_Internet_20_Link">
630_360_16824...</text:a>
"]</text:p>
      <text:p text:style-name="P4">
Tags: ['Херсон', 'Херсонщина', 'Війна з росією']</text:p>
      <text:p text:style-name="P4">
Type: Article</text:p>
      <!--METADATA-->
      <text:p text:style-name="P4">
<draw:frame draw:style-name="fr1" draw:name="Image190" text:anchor-type="as-char" svg:width="6.9236in" svg:height="3.956343in" draw:z-index="0">
<draw:image xlink:href="../Images/yкринформ/2023-04-25T20-49-00-03-00/630_360_1682446562-674.jpg" xlink:type="simple" xlink:show="embed" xlink:actuate="onLoad" draw:mime-type="image/jpeg"/>
</draw:frame>
Uherson region prohibits the exit and stay on water objects of all kinds of swimming means, except for the ships of the Defense Forces of Ukraine and specialists, which are recognized by the protection of aquatic bioresources.</text:p>
      <text:p text:style-name="P4">
According to Ukrinform, the Kherson Regional Military Administration reported in <text:a xlink:type="simple" xlink:href="https://t.me/khersonskaODA/5370" text:style-name="Internet_20_link" text:visited-style-name="Visited_20_Internet_20_Link">
</text:a>
.</text:p>
      <text:p text:style-name="P4">
The relevant joint order was signed by the head of the Kherson OVA Alexander Proprokudin and the brigade general, the commander of the operational group of Kherson troops Mikhail Drapaty.</text:p>
      <text:p text:style-name="P4">
<text:span text:style-name="T4">
 Read also: </text:span>
 <text:a xlink:type="simple" xlink:href="https://www.ukrinform.ua/rubric-ato/3700424-rosiani-skinuli-na-hersonsinu-pat-kerovanih-aviabomb.html" text:style-name="Internet_20_link" text:visited-style-name="Visited_20_Internet_20_Link">
<text:span text:style-name="T4">
 Khersonshi </text:span>
</text:a>
It is noted that such a decision was made in order to ensure the safety of adhesive and citizens on water bodies, minimizing the risks of diversions and terrorist threats in the internal waters of Ukraine.</text:p>
      <text:p text:style-name="P4">
The ban applies to all types of civilian vessels - sports vessels, fishing, entertainment and more.</text:p>
      <text:p text:style-name="P4">
The restriction will act before the abolition of martial law or separate order.</text:p>
      <text:p text:style-name="P4">
<text:span text:style-name="T4">
 Read also: </text:span>
 <text:a xlink:type="simple" xlink:href="https://www.ukrinform.ua/rubric-ato/3700223-v-ok-pivden-kazut-pro-dosit-potuzni-rezultati-roboti-zsu-na-hersonsini.html" text:style-name="Internet_20_link" text:visited-style-name="Visited_20_Internet_20_Link">
<text:span text:style-name="T4">
 Kherson region </text:span>
</text:a>
As reported by Ukrinform, earlier in the operational command "South" stated that the publication of information on the Ukrainian forces on the left -wing of the Dnieper in the Kherson region led to the intensification of the actions of the Russians the assaulting of enemy shelling.</text:p>
      <text:p text:style-name="P4">
News Source: <text:a xlink:type="simple" xlink:href="https://www.ukrinform.ua/rubric-regions/3700680-na-hersonsini-civilnim-povnistu-zaboronili-koristuvatisa-plavzasobami-ova.html" text:style-name="Internet_20_link" text:visited-style-name="Visited_20_Internet_20_Link">
https://www.ukrinform.ua/rubric-regions/3700680-na-hersonsini-civilnim-povnistu-zaboronili-koristuvatisa-plavzasobami-ova.html</text:a>
</text:p>
      <!--NEWS-->
      <text:h text:style-name="P10" text:outline-level="1">
<text:span text:style-name="T4">
Ukrzaliznytsia has warned the failure of the application and the delayed portal</text:span>
</text:h>
      <text:p text:style-name="P4">
Authors: Ukrinform (Person)</text:p>
      <text:p text:style-name="P4">
Publisher: Укринформ (Organization)</text:p>
      <text:p text:style-name="P4">
Published Time: 2023-04-25T20:57:09+03:00</text:p>
      <text:p text:style-name="P4">
Modified Time: 2023-04-25T20:57:09+03:00</text:p>
      <text:p text:style-name="P4">
Description: JSC "Ukrzaliznytsia" warned of failures for technical reasons in the work of its application, chatbots and the portal of delayed. - Ukrinform.</text:p>
      <text:p text:style-name="P4">
Images: ["<text:a xlink:type="simple" xlink:href="https://static.ukrinform.com/photos/2018_11/thumb_files/630_360_1542029434-760.jpg" text:style-name="Internet_20_link" text:visited-style-name="Visited_20_Internet_20_Link">
630_360_15420...</text:a>
"]</text:p>
      <text:p text:style-name="P4">
Tags: ['Залізниця', 'Укрзалізниця', 'Сайт']</text:p>
      <text:p text:style-name="P4">
Type: Article</text:p>
      <!--METADATA-->
      <text:p text:style-name="P4">
<draw:frame draw:style-name="fr1" draw:name="Image191" text:anchor-type="as-char" svg:width="6.9236in" svg:height="3.956343in" draw:z-index="0">
<draw:image xlink:href="../Images/yкринформ/2023-04-25T20-57-09-03-00/630_360_1542029434-760.jpg" xlink:type="simple" xlink:show="embed" xlink:actuate="onLoad" draw:mime-type="image/jpeg"/>
</draw:frame>
JSC "Ukrzaliznytsya" warned of failures for technical reasons in the work of its computers, chatbots and the portal of delayed.</text:p>
      <text:p text:style-name="P4">
As Ukrinform reports, this is said in <text:a xlink:type="simple" xlink:href="https://t.me/UkrzalInfo/4347" text:style-name="Internet_20_link" text:visited-style-name="Visited_20_Internet_20_Link">
</text:a>
Ultrasound.</text:p>
      <text:p text:style-name="P4">
“For technical reasons, there may be failures in the work of some railways. This applies primarily to the application, chatbots, the portal of the late delay, ”the message reads.</text:p>
      <text:p text:style-name="P4">
<text:span text:style-name="T4">
 Read also: </text:span>
 <text:a xlink:type="simple" xlink:href="https://www.ukrinform.ua/rubric-economy/3699157-ukrzaliznica-zapuskae-bezperesadkovij-rejs-z-avstrii.html" text:style-name="Internet_20_link" text:visited-style-name="Visited_20_Internet_20_Link">
<text:span text:style-name="T4">
 Ukrzaliznits </text:span>
</text:a>
Site to purchase tickets <text:a xlink:type="simple" xlink:href="https://booking.uz.gov.ua/" text:style-name="Internet_20_link" text:visited-style-name="Visited_20_Internet_20_Link">
</text:a>
Works without fail, the cashier is open, trains - clearly by schedule.</text:p>
      <text:p text:style-name="P4">
It is reported that UZ specialists are already working to solve the problem.</text:p>
      <text:p text:style-name="P4">
As reported by Ukrinform, Ukrzaliznytsia <text:a xlink:type="simple" xlink:href="https://www.ukrinform.ua/rubric-economy/3700204-ukrzaliznica-vidnovila-tranzit-zerna-teritorieu-polsi.html" text:style-name="Internet_20_link" text:visited-style-name="Visited_20_Internet_20_Link">
</text:a>
 .</text:p>
      <text:p text:style-name="P4">
News Source: <text:a xlink:type="simple" xlink:href="https://www.ukrinform.ua/rubric-society/3700681-ukrzaliznica-poperedila-pro-zboi-v-roboti-zastosunku-ta-portalu-vidstezenna-zapiznen.html" text:style-name="Internet_20_link" text:visited-style-name="Visited_20_Internet_20_Link">
https://www.ukrinform.ua/rubric-society/3700681-ukrzaliznica-poperedila-pro-zboi-v-roboti-zastosunku-ta-portalu-vidstezenna-zapiznen.html</text:a>
</text:p>
      <!--NEWS-->
      <text:h text:style-name="P10" text:outline-level="1">
<text:span text:style-name="T4">
From service in the army to one's own business: how the state supports veterans</text:span>
</text:h>
      <text:p text:style-name="P4">
Author: ['АРМІЯINFORM']</text:p>
      <text:p text:style-name="P4">
Time: 2023-04-25T21:00:00-04:00</text:p>
      <text:p text:style-name="P4">
Description: About CED DOIMELA, URIVAS PORTAL. Behind the PIDSUMKI Pershvii, by claiming ... the war with Ukraine 2022, the war with Ukraine is the latest news today, the news war with Ukraine 2022 is the last for today, will there be a war between Ukraine and Russia and when, the war with Ukraine will or not be in 2022 , Will there be a war with Ukraine in the near future, they say, the war with Ukraine, Ukrainian news today, Ukrainian news in Ukrainian media in Russian</text:p>
      <text:p text:style-name="P4">
Images: ['<text:a xlink:type="simple" xlink:href="https://armyinform.com.ua/wp-content/uploads/2022/12/630_360_1462927657-8164.jpg" text:style-name="Internet_20_link" text:visited-style-name="Visited_20_Internet_20_Link">
630_360_1462927657-8164.jpg</text:a>
']</text:p>
      <text:p text:style-name="P4">
Tags: ['STOPRUSSIA', 'АГРЕСІЯ РФ', 'ВІЙНА', 'ВТОРГНЕННЯ РФ', 'ДОДАТОК «ДІЯ»', 'ЄРОБОТА']</text:p>
      <text:p text:style-name="P4">
Category: News</text:p>
      <!--METADATA-->
      <text:p text:style-name="P4">
<draw:frame draw:style-name="fr1" draw:name="Image192" text:anchor-type="as-char" svg:width="6.9236in" svg:height="3.954686in" draw:z-index="0">
<draw:image xlink:href="../Images/AРМІЯINFORM/2023-04-25T21-00-00-04-00/630_360_1462927657-8164.jpg" xlink:type="simple" xlink:show="embed" xlink:actuate="onLoad" draw:mime-type="image/jpeg"/>
</draw:frame>
About it <text:a xlink:type="simple" xlink:href="https://www.kmu.gov.ua/news/yerobota-ukrainski-zakhysnyky-i-zakhysnytsi-podaly-zaiavky-na-otrymannia-hrantiv-vid-derzhavy-na-21-mln-hrn-dlia-pidpryiemnytstva" text:style-name="Internet_20_link" text:visited-style-name="Visited_20_Internet_20_Link">
reports</text:a>
Government portal.</text:p>
      <text:p text:style-name="P4">
According to the results of the first wave of submission of grants for veterans under the program "Own business" 54 Ukrainian defenders and defenders, as well as the second departed spouse invited grant funds for UAH 21 million for the start or development of their business. A second wave of applications started on April 24. The Deputy Minister of Economy of Ukraine Tatiana Berezhna reported about this.</text:p>
      <text:p text:style-name="P4">
“54 Ukrainian defenders and defenders took advantage of financial support for the development of their own business and applied for veterans in the first wave. The maximum amount of the grant in UAH 1 million was asked for 5 applicants, 15 applications received from the second spouse veteran upheld up to 500 thousand UAH. I note that 80% of the applicants asked grants to co -financing, that is, they are ready to separate responsibility with the state for the development of their business and plan to invest a more project of 30% of their own funds. In total, veterans invited a grant for 21 million UAH and intend to sell their business projects worth more than UAH 32 million, ”Tatiana Berezhna said.</text:p>
      <text:p text:style-name="P4">
The grant applications received within the next 15 working days will be operated by the Savings Bank and the State Employment Service, which will check the applicant's deed and the documents submitted by him, will evaluate the realisticness of his business plan, after which he must be interviewed grant.</text:p>
      <text:p text:style-name="P4">
<text:span text:style-name="T4">
 The Deputy Minister recalled that veterans grants are provided: </text:span>
</text:p>
      <ul>
        <li>
250 thousand UAH - for a participant of hostilities and/or persons with disabilities as a result of war, provided that one workplace is created; * 500 thousand UAH - for the wife/husband of a participant of hostilities and/or persons with disabilities as a result of war, subject to the creation of two jobs; * 1 million UAH - for a participant in hostilities and/or persons with disabilities due to a war registered as a FOP for at least 3 years, subject to the creation of four jobs, at least 2 of whom will occupy veterans or persons with disabilities as a result of war.Grant funds are returned to the state in the form of taxes paid and fees in the activity of the entrepreneur over three years. Applications for receipt are granting through the portal action together with the business plan.</li>
      </ul>
      <text:p text:style-name="P4">
The first wave of applications for veterans grants started on April 10, with a 2nd - the second wave, which will last 2 weeks.</text:p>
      <text:p text:style-name="P4">
Recall government project <text:a xlink:type="simple" xlink:href="https://www.me.gov.ua/Documents/Detail" text:style-name="Internet_20_link" text:visited-style-name="Visited_20_Internet_20_Link">
Ebot.</text:a>
Includes grant programs aimed at stimulating business activities and creating working places. In particular, these are micro -grants programs for the opening or development of their own business, grants for the creation and development of processing enterprises, bookmarking of viticulture, greenhouse. Both existing entrepreneurs and people who do not have business experience will apply for granting. Application is due through <text:a xlink:type="simple" xlink:href="https://diia.gov.ua/services/categories/biznesu/yerobota" text:style-name="Internet_20_link" text:visited-style-name="Visited_20_Internet_20_Link">
Portold.</text:a>
</text:p>
      <text:p text:style-name="P4">
News Source: <text:a xlink:type="simple" xlink:href="https://armyinform.com.ua/2023/04/25/vid-sluzhby-v-armiyi-do-vlasnogo-biznesu-yak-derzhava-pidtrymuye-veteraniv/" text:style-name="Internet_20_link" text:visited-style-name="Visited_20_Internet_20_Link">
https://armyinform.com.ua/2023/04/25/vid-sluzhby-v-armiyi-do-vlasnogo-biznesu-yak-derzhava-pidtrymuye-veteraniv/</text:a>
</text:p>
      <!--NEWS-->
      <text:h text:style-name="P10" text:outline-level="1">
<text:span text:style-name="T4">
The number of victims of religious cult in Kenya has increased to 89</text:span>
</text:h>
      <text:p text:style-name="P4">
Authors: Ukrinform (Person)</text:p>
      <text:p text:style-name="P4">
Publisher: Укринформ (Organization)</text:p>
      <text:p text:style-name="P4">
Published Time: 2023-04-25T21:03:00+03:00</text:p>
      <text:p text:style-name="P4">
Modified Time: 2023-04-25T21:03:00+03:00</text:p>
      <text:p text:style-name="P4">
Description: Kenya's authorities exhumed 16 more bodies, so the number of good news in the International Church has increased to 89. - Ukrinform.</text:p>
      <text:p text:style-name="P4">
Images: ["<text:a xlink:type="simple" xlink:href="https://static.ukrinform.com/photos/2023_04/thumb_files/630_360_1682404748-923.jpg" text:style-name="Internet_20_link" text:visited-style-name="Visited_20_Internet_20_Link">
630_360_16824...</text:a>
"]</text:p>
      <text:p text:style-name="P4">
Tags: ['Голодування', 'Кенія', 'Релігія', 'Ексгумація']</text:p>
      <text:p text:style-name="P4">
Type: Article</text:p>
      <!--METADATA-->
      <text:p text:style-name="P4">
<draw:frame draw:style-name="fr1" draw:name="Image193" text:anchor-type="as-char" svg:width="6.9236in" svg:height="3.956343in" draw:z-index="0">
<draw:image xlink:href="../Images/yкринформ/2023-04-25T21-03-00-03-00/630_360_1682404748-923.jpg" xlink:type="simple" xlink:show="embed" xlink:actuate="onLoad" draw:mime-type="image/jpeg"/>
</draw:frame>
Badakenia exhumed 16 more bodies, so the death toll in the International Church "Good News" increased to 89.</text:p>
      <text:p text:style-name="P4">
As Ukrinform reports, it reports <text:a xlink:type="simple" xlink:href="https://www.voanews.com/a/kenya-fears-more-starvation-cult-victims-as-search-resumes/7064963.html" text:style-name="Internet_20_link" text:visited-style-name="Visited_20_Internet_20_Link">
</text:a>
.</text:p>
      <text:p text:style-name="P4">
Kenya's authorities continue to exhumulate the bodies of people who, following the teachings of Pastorpol Mackenzie, have been hungry in the hope of meeting their creator.</text:p>
      <text:p text:style-name="P4">
Last week, the country's authorities arrested McKenzie, and now it remains in the coastal city of Malindi. No accusations have been made because the authorities require more time to complete the investigation.</text:p>
      <text:p text:style-name="P4">
At the same time, the prosecutor of Kenya Nurdin Hadzhi said on Monday that McKenzie would accuse of radicalization and terrorism.</text:p>
      <text:p text:style-name="P4">
Kenya, where the majority of the population constitute Christians, divides the state and church in the country, but increases the pressure on the control of the activity of some cordials and religious leaders.</text:p>
      <text:p text:style-name="P4">
The Kenya Government assured that Mackenzie and those who supported him would be held accountable for the death of his followers.</text:p>
      <text:p text:style-name="P4">
<text:span text:style-name="T4">
 Read also: </text:span>
 <text:a xlink:type="simple" xlink:href="https://www.ukrinform.ua/rubric-world/3699632-u-kenii-viavili-desatki-til-viran-aki-goloduvali-do-smerti.html" text:style-name="Internet_20_link" text:visited-style-name="Visited_20_Internet_20_Link">
<text:span text:style-name="T4">
 Kenia </text:span>
 <text:span text:style-name="T4">
 </text:span>
 Found <text:span text:style-name="T4">
 </text:span>
 tens <text:span text:style-name="T4">
 </text:span>
 bodies <text:span text:style-name="T4">
 </text:span>
 <text:span text:style-name="T4">
 Faith </text:span>
<text:span text:style-name="T5">
 What </text:span>
<text:span text:style-name="T5">
 </text:span>
<text:span text:style-name="T5">
 </text:span>
<text:span text:style-name="T5">
 starved </text:span>
<text:span text:style-name="T5">
 </text:span>
<text:span text:style-name="T5">
 </text:span>
<text:span text:style-name="T5">
 death </text:span>
*</text:a>
On Friday, police started exhumation of bodies from Lisushachal on Friday near the coastal city of Malindi. People who were involved in the good news documents believed that they would fall into heaven if they kill themselves.</text:p>
      <text:p text:style-name="P4">
Church leader Paul McKenzie Ntene called his followers to starve Ustromy to "meet Jesus." He is in custody in anticipation of the court. It is considered that some of his fans can still hide the inserts around the shackhalo.</text:p>
      <text:p text:style-name="P4">
The last incident is not the first scandal around Ntene, which in 2017 and 2018 has been accused of radicalization of school -age children and maintenance <text:a xlink:type="simple" xlink:href="https://www.ukrinform.ua/tag-cerkva" text:style-name="Internet_20_link" text:visited-style-name="Visited_20_Internet_20_Link">
</text:a>
at the expense obtained by the corruption. Human rights activists claim that the cult is engaged in illegal activities.</text:p>
      <text:p text:style-name="P4">
Photo: The Guardian</text:p>
      <text:p text:style-name="P4">
News Source: <text:a xlink:type="simple" xlink:href="https://www.ukrinform.ua/rubric-world/3700682-kilkist-zertv-religijnogo-kultu-v-kenii-zrosla-do-89.html" text:style-name="Internet_20_link" text:visited-style-name="Visited_20_Internet_20_Link">
https://www.ukrinform.ua/rubric-world/3700682-kilkist-zertv-religijnogo-kultu-v-kenii-zrosla-do-89.html</text:a>
</text:p>
      <!--NEWS-->
      <text:h text:style-name="P10" text:outline-level="1">
<text:span text:style-name="T4">
Diplomats of 18 countries visited the Khanenko Museum in Kiev</text:span>
</text:h>
      <text:p text:style-name="P4">
Authors: Ukrinform (Person)</text:p>
      <text:p text:style-name="P4">
Publisher: Укринформ (Organization)</text:p>
      <text:p text:style-name="P4">
Published Time: 2023-04-25T21:08:00+03:00</text:p>
      <text:p text:style-name="P4">
Modified Time: 2023-04-25T21:08:00+03:00</text:p>
      <text:p text:style-name="P4">
Description: Diplomatic representatives of 18 countries and five international institutions got acquainted with the achievements of Ukrainian culture on the example of exposition of contemporary art at the Khanenko Museum. - Ukrinform.</text:p>
      <text:p text:style-name="P4">
Images: ["<text:a xlink:type="simple" xlink:href="https://static.ukrinform.com/photos/2023_04/thumb_files/630_360_1682446171-597.jpg" text:style-name="Internet_20_link" text:visited-style-name="Visited_20_Internet_20_Link">
630_360_16824...</text:a>
"]</text:p>
      <text:p text:style-name="P4">
Tags: ['Музей', 'Ткаченко', 'Дипломати', 'МКІП ']</text:p>
      <text:p text:style-name="P4">
Type: Article</text:p>
      <!--METADATA-->
      <text:p text:style-name="P4">
Diplomatic representatives of 18 countries and five international institutions have got acquainted with the achievements of Ukrainian culture on the example of exposition of contemporary art in Khanenko Museum.</text:p>
      <text:p text:style-name="P4">
This was reported in <text:a xlink:type="simple" xlink:href="http://t.me/otkachenkokyiv/3471" text:style-name="Internet_20_link" text:visited-style-name="Visited_20_Internet_20_Link">
</text:a>
Minister of Culture of TACCULATION POLICY Oleksandr Tkachenko, reports Ukrinform.</text:p>
      <text:p text:style-name="P4">
"Today, our culture lives and develops, despite wars of wars from the United States, Canada, Japan, Germany, France, Italy, Belgium, Spain, the Netherlands, Moldova, Portugal, Croatia, India, South Korea, Canada, Hungarian, Turkey , representatives of the British Council in Ukraine, UNESCO in Ukraine, the Czech Center in Kiev, the Youth Emre Institute in Kiev, the Polish Institute in Kiev, "he wrote.</text:p>
      <text:p text:style-name="P4">
Tkachenko noted that the delegations visited the Khanenko Museum. According to him, most exhibitions were evacuated, but "first of all, the current exposition of modern art indicates that Ukrainian culture continues to function, the Amytans are to create."</text:p>
      <text:p text:style-name="P4">
The Minister also recalled that Ukrainian theaters gave more than 50 premiere of the last year.</text:p>
      <text:p text:style-name="P4">
At the same time, museum exhibitions, despite the war, continue to operate.</text:p>
      <text:p text:style-name="P4">
"The interest of visitors to museums and in general cultural consumers has only grown compared to 2021. Therefore, our sphere of culture requires international support within the country. This is emphasized today and emphasized to always be more international partners," the MKIP head emphasized.</text:p>
      <text:p text:style-name="P4">
<text:span text:style-name="T4">
 Read also: </text:span>
 <text:a xlink:type="simple" xlink:href="https://www.ukrinform.ua/rubric-culture/3681165-u-muzei-hanenkiv-vidkrili-vistavku-robit-refleksij-na-podii-vijni.html" text:style-name="Internet_20_link" text:visited-style-name="Visited_20_Internet_20_Link">
<text:span text:style-name="T4">
 Hanenk </text:span>
</text:a>
He added that <text:a xlink:type="simple" xlink:href="https://www.ukrinform.ua/tag-kultura" text:style-name="Internet_20_link" text:visited-style-name="Visited_20_Internet_20_Link">
</text:a>
- This is the second front that continues to develop despite the war. Tkachenko also noted that there were huge challenges of the precultural community: the preservation from the total removal of missiles and shells of the invaders of exhibitions, collections, funds - all cultural heritage, as well as the continuation of artistic and cultural activity.</text:p>
      <text:p text:style-name="P4">
As reported by Ukrinform, Tkachenko stated that the MKIP plans to present a workaris artist Christian Hemi, created in the center of Kiev, as well as organize a photo exhibition of his works at the Museum of War.</text:p>
      <text:p text:style-name="P4">
News Source: <text:a xlink:type="simple" xlink:href="https://www.ukrinform.ua/rubric-culture/3700684-diplomati-18-krain-vidvidali-muzej-hanenkiv-u-kievi.html" text:style-name="Internet_20_link" text:visited-style-name="Visited_20_Internet_20_Link">
https://www.ukrinform.ua/rubric-culture/3700684-diplomati-18-krain-vidvidali-muzej-hanenkiv-u-kievi.html</text:a>
</text:p>
      <!--NEWS-->
      <text:h text:style-name="P10" text:outline-level="1">
<text:span text:style-name="T4">
Kostyshyn left the position of head coach of Kazakhstan "Aksa"</text:span>
</text:h>
      <text:p text:style-name="P4">
Authors: Ukrinform (Person)</text:p>
      <text:p text:style-name="P4">
Publisher: Укринформ (Organization)</text:p>
      <text:p text:style-name="P4">
Published Time: 2023-04-25T21:10:00+03:00</text:p>
      <text:p text:style-name="P4">
Modified Time: 2023-04-25T21:10:00+03:00</text:p>
      <text:p text:style-name="P4">
Description: Ukrainian specialist Ruslan Kostyshyn resigned from the post of head coach of the Kazakhstan football team "AKSU". - Ukrinform.</text:p>
      <text:p text:style-name="P4">
Images: ["<text:a xlink:type="simple" xlink:href="https://static.ukrinform.com/photos/2023_04/thumb_files/630_360_1682446074-655.jpg" text:style-name="Internet_20_link" text:visited-style-name="Visited_20_Internet_20_Link">
630_360_16824...</text:a>
"]</text:p>
      <text:p text:style-name="P4">
Tags: ['Футбол']</text:p>
      <text:p text:style-name="P4">
Type: Article</text:p>
      <!--METADATA-->
      <text:p text:style-name="P4">
<draw:frame draw:style-name="fr1" draw:name="Image195" text:anchor-type="as-char" svg:width="6.9236in" svg:height="3.956343in" draw:z-index="0">
<draw:image xlink:href="../Images/yкринформ/2023-04-25T21-10-00-03-00/630_360_1682446074-655.jpg" xlink:type="simple" xlink:show="embed" xlink:actuate="onLoad" draw:mime-type="image/jpeg"/>
</draw:frame>
Ukrainian specialist Ruslan Kostyshyn resigned from the post of Chief Drainea of Kazakhstan Football Team "AKSU".</text:p>
      <text:p text:style-name="P4">
As <text:a xlink:type="simple" xlink:href="https://sport.ua/uk/news/623840-kostishin-podav-u-vidstavku-z-posadi-golovnogo-trenera-kazahstanskogo-aksu" text:style-name="Internet_20_link" text:visited-style-name="Visited_20_Internet_20_Link">
 </text:a>
Sport.ua, Kostyshyn headed the Pavlodarsky club in January 2022, reports Ukrinform.</text:p>
      <text:p text:style-name="P4">
Last year, AKSA took 6th place in the championships of the ACSU under the leadership of Kostyshyn, scoring 36 points.</text:p>
      <text:p text:style-name="P4">
This season, Kostyshyn team scored only 4 points in 7 matches.</text:p>
      <text:p text:style-name="P4">
<text:span text:style-name="T4">
 Read also: </text:span>
 <text:a xlink:type="simple" xlink:href="https://www.ukrinform.ua/rubric-sports/3627165-kostisin-ta-oleksandria-rozirvali-kontrakt-za-vzaemnou-zgodou.html" text:style-name="Internet_20_link" text:visited-style-name="Visited_20_Internet_20_Link">
<text:span text:style-name="T4">
 Kostyshyn </text:span>
</text:a>
We will remind, Ruslan Kostyshyn trained Kovalivsky "Kolos", with which he won the second -hand championship of Ukraine(2015)and became the silver medalist of the first league(2019)by bringing the team to the Ukrainian Premier League(UPL).</text:p>
      <text:p text:style-name="P4">
Фото: ФК «Аксу».</text:p>
      <text:p text:style-name="P4">
News Source: <text:a xlink:type="simple" xlink:href="https://www.ukrinform.ua/rubric-sports/3700683-kostisin-zalisiv-posadu-golovnogo-trenera-kazahstanskogo-aksu.html" text:style-name="Internet_20_link" text:visited-style-name="Visited_20_Internet_20_Link">
https://www.ukrinform.ua/rubric-sports/3700683-kostisin-zalisiv-posadu-golovnogo-trenera-kazahstanskogo-aksu.html</text:a>
</text:p>
      <!--NEWS-->
      <text:h text:style-name="P10" text:outline-level="1">
<text:span text:style-name="T4">
Power is developing a new economic strategy of Ukraine - Zelensky</text:span>
</text:h>
      <text:p text:style-name="P4">
Authors: Ukrinform (Person)</text:p>
      <text:p text:style-name="P4">
Publisher: Укринформ (Organization)</text:p>
      <text:p text:style-name="P4">
Published Time: 2023-04-25T21:12:00+03:00</text:p>
      <text:p text:style-name="P4">
Modified Time: 2023-04-25T21:12:00+03:00</text:p>
      <text:p text:style-name="P4">
Description: The authorities of Ukraine are actively working on a new economic strategy for the development of our country. - Ukrinform.</text:p>
      <text:p text:style-name="P4">
Images: ["<text:a xlink:type="simple" xlink:href="https://static.ukrinform.com/photos/2023_04/thumb_files/630_360_1682446495-603.jpg" text:style-name="Internet_20_link" text:visited-style-name="Visited_20_Internet_20_Link">
630_360_16824...</text:a>
"]</text:p>
      <text:p text:style-name="P4">
Tags: ['Економіка', 'Зеленський', 'Офіс Президента']</text:p>
      <text:p text:style-name="P4">
Type: Article</text:p>
      <!--METADATA-->
      <text:p text:style-name="P4">
<draw:frame draw:style-name="fr1" draw:name="Image196" text:anchor-type="as-char" svg:width="6.9236in" svg:height="3.956343in" draw:z-index="0">
<draw:image xlink:href="../Images/yкринформ/2023-04-25T21-12-00-03-00/630_360_1682446495-603.jpg" xlink:type="simple" xlink:show="embed" xlink:actuate="onLoad" draw:mime-type="image/jpeg"/>
</draw:frame>
Vlad -Ukraine is actively working on a new economic strategy for the development of our state.</text:p>
      <text:p text:style-name="P4">
As Ukrinform reports with reference to <text:a xlink:type="simple" xlink:href="http://t.me/V_Zelenskiy_official/6000" text:style-name="Internet_20_link" text:visited-style-name="Visited_20_Internet_20_Link">
</text:a>
Vladimir Zelensky, this was discussed at the meeting at the Presidential Office.</text:p>
      <text:p text:style-name="P4">
“We are actively working on the new economic strategy of Ukraine. This year is the year beginning of our economic growth. We step by step rebuild momoinfrastructure, but it is important to start thinking now on the restoration of our country, ”the Head of State wrote.</text:p>
      <text:p text:style-name="P4">
According to him, during the meeting they considered in detail the ways to ensure growth -growing <text:a xlink:type="simple" xlink:href="https://www.ukrinform.ua/tag-ekonomika" text:style-name="Internet_20_link" text:visited-style-name="Visited_20_Internet_20_Link">
</text:a>
and GDP, development of different sectors of the economy, priority strategic sectors and investment politics.</text:p>
      <text:p text:style-name="P4">
<text:span text:style-name="T4">
 Read also: </text:span>
 <text:a xlink:type="simple" xlink:href="https://www.ukrinform.ua/rubric-polytics/3700140-zelenskij-uze-gotuemo-nasu-energetiku-do-nastupnoi-zimi.html" text:style-name="Internet_20_link" text:visited-style-name="Visited_20_Internet_20_Link">
<text:span text:style-name="T4">
 Zelensky </text:span>
</text:a>
As it was reported, Prime Minister Denis Shmigal stated at a government meeting, however, that Ukraine plans to sell projects for 14 billion dollars this year.</text:p>
      <text:p text:style-name="P4">
<text:span text:style-name="T5">
Foto: op</text:span>
</text:p>
      <text:p text:style-name="P4">
News Source: <text:a xlink:type="simple" xlink:href="https://www.ukrinform.ua/rubric-economy/3700686-vlada-napracovue-novu-ekonomicnu-strategiu-ukraini-zelenskij.html" text:style-name="Internet_20_link" text:visited-style-name="Visited_20_Internet_20_Link">
https://www.ukrinform.ua/rubric-economy/3700686-vlada-napracovue-novu-ekonomicnu-strategiu-ukraini-zelenskij.html</text:a>
</text:p>
      <!--NEWS-->
      <text:h text:style-name="P10" text:outline-level="1">
<text:span text:style-name="T4">
Kanatovo airfield shelling: the court was taken into custody</text:span>
</text:h>
      <text:p text:style-name="P4">
Authors: Ukrinform (Person)</text:p>
      <text:p text:style-name="P4">
Publisher: Укринформ (Organization)</text:p>
      <text:p text:style-name="P4">
Published Time: 2023-04-25T21:15:00+03:00</text:p>
      <text:p text:style-name="P4">
Modified Time: 2023-04-25T21:15:00+03:00</text:p>
      <text:p text:style-name="P4">
Description: The court chose a measure of restraint in the form of detention without the right to make a pledge for a former acting commander of one of the parts of the Special Operation of the Roman Chervinsky, whose actions led to the firing of the Kanatovo airfield in the Kirovograd region. - Ukrinform.</text:p>
      <text:p text:style-name="P4">
Images: ["<text:a xlink:type="simple" xlink:href="https://static.ukrinform.com/photos/2023_04/thumb_files/630_360_1682446981-986.jpg" text:style-name="Internet_20_link" text:visited-style-name="Visited_20_Internet_20_Link">
630_360_16824...</text:a>
"]</text:p>
      <text:p text:style-name="P4">
Tags: ['Суд', 'Кіровоградщина', 'Війна з росією']</text:p>
      <text:p text:style-name="P4">
Type: Article</text:p>
      <!--METADATA-->
      <text:p text:style-name="P4">
<draw:frame draw:style-name="fr1" draw:name="Image197" text:anchor-type="as-char" svg:width="6.9236in" svg:height="3.956343in" draw:z-index="0">
<draw:image xlink:href="../Images/yкринформ/2023-04-25T21-15-00-03-00/630_360_1682446981-986.jpg" xlink:type="simple" xlink:show="embed" xlink:actuate="onLoad" draw:mime-type="image/jpeg"/>
</draw:frame>
The court is a pre -trial event in the form of detention without the right to make a bail of the acting commander of one part of the forces of the specialist -operating Roman Chervinsky, whose actions led to the firing of the Russian -eagle "Kanatovo" in the Kirovograd region.</text:p>
      <text:p text:style-name="P4">
As Ukrinform reports, this has reported <text:a xlink:type="simple" xlink:href="https://suspilne.media/456468-obstril-rf-aerodromu-kanatove-ekskomandiru-cervinskomu-obiraut-zapobiznij-zahid/" text:style-name="Internet_20_link" text:visited-style-name="Visited_20_Internet_20_Link">
</text:a>
.</text:p>
      <text:p text:style-name="P4">
According to a court decision, Chervinsky will be in custody for two months.</text:p>
      <text:p text:style-name="P4">
<text:span text:style-name="T4">
 Read also: </text:span>
 <text:a xlink:type="simple" xlink:href="https://www.ukrinform.ua/rubric-society/3700000-sbu-zatrimala-oficera-cervinskogo-akogo-sukali-v-spravi-pro-obstril-aerodromu-kanatove-dzerelo.html" text:style-name="Internet_20_link" text:visited-style-name="Visited_20_Internet_20_Link">
<text:span text:style-name="T4">
 Chervinsk </text:span>
</text:a>
The defense party stated that the officer had been delaying and prior to the officer. Lawyers will appeal to the court decision.</text:p>
      <text:p text:style-name="P4">
As reported by Ukrinform, the investigation <text:a xlink:type="simple" xlink:href="https://www.ukrinform.ua/rubric-ato/3698454-hotili-vkrasti-vorozij-litak-ale-naskodili-ukraini-sbu-zavela-spravu-na-vijskovih.html" text:style-name="Internet_20_link" text:visited-style-name="Visited_20_Internet_20_Link">
</text:a>
that the massive rocket strike of Russian invaders of the Kanatovo airfield in July 2022 provoked the unauthorized actions of individual servicemen.</text:p>
      <text:p text:style-name="P4">
<text:span text:style-name="T4">
 Read also: </text:span>
 <text:a xlink:type="simple" xlink:href="https://www.ukrinform.ua/rubric-society/3698964-obstril-rosianami-aerodromu-kanatove-sbu-povidomila-pro-pidozru-eksbijcu-sso.html" text:style-name="Internet_20_link" text:visited-style-name="Visited_20_Internet_20_Link">
</text:a>
On April 24, the Security Service of Ukraine detention of Chervinsky. He was hiding from the investigation.</text:p>
      <text:p text:style-name="P4">
News Source: <text:a xlink:type="simple" xlink:href="https://www.ukrinform.ua/rubric-society/3700688-obstril-aerodromu-kanatove-sud-uzav-pid-vartu-oficera-cervinskogo-zmi.html" text:style-name="Internet_20_link" text:visited-style-name="Visited_20_Internet_20_Link">
https://www.ukrinform.ua/rubric-society/3700688-obstril-aerodromu-kanatove-sud-uzav-pid-vartu-oficera-cervinskogo-zmi.html</text:a>
</text:p>
      <!--NEWS-->
      <text:h text:style-name="P10" text:outline-level="1">
<text:span text:style-name="T4">
In Zaporozhye the evacuation of the main collaborators - the head of the Nikopol RVA began</text:span>
</text:h>
      <text:p text:style-name="P4">
Authors: Ukrinform (Person)</text:p>
      <text:p text:style-name="P4">
Publisher: Укринформ (Organization)</text:p>
      <text:p text:style-name="P4">
Published Time: 2023-04-25T21:18:44+03:00</text:p>
      <text:p text:style-name="P4">
Modified Time: 2023-04-25T21:18:44+03:00</text:p>
      <text:p text:style-name="P4">
Description: In the temporarily captured territory of Zaporizhzhya region the evacuation of the main collaborators began.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Евакуація', 'Запоріжжя', 'Війна з росією']</text:p>
      <text:p text:style-name="P4">
Type: Article</text:p>
      <!--METADATA-->
      <text:p text:style-name="P4">
<draw:frame draw:style-name="fr1" draw:name="Image198" text:anchor-type="as-char" svg:width="6.9236in" svg:height="3.956343in" draw:z-index="0">
<draw:image xlink:href="../Images/yкринформ/2023-04-25T21-18-44-03-00/630_360_1668461240-442.jpg" xlink:type="simple" xlink:show="embed" xlink:actuate="onLoad" draw:mime-type="image/jpeg"/>
</draw:frame>
The evacuation of major collaborators began with the timely captured territory of the Zaporizhzhya region.</text:p>
      <text:p text:style-name="P4">
According to Ukrinform, Yevgeny Yevtushenko, the head of the Nikopol District Military Administration, said this in <text:a xlink:type="simple" xlink:href="https://t.me/Yevtushenko_E/3337" text:style-name="Internet_20_link" text:visited-style-name="Visited_20_Internet_20_Link">
</text:a>
with reference to the testimony of the locals.</text:p>
      <text:p text:style-name="P4">
Yes, the arrival of buses for evacuation is noticed in the temporarily captured city Kamyanka.</text:p>
      <text:p text:style-name="P4">
The young family tried to register for a flight, but received a refusal from the Zagarbnitsky Pseudo -administration.</text:p>
      <text:p text:style-name="P4">
<text:span text:style-name="T4">
 Read also: </text:span>
 <text:a xlink:type="simple" xlink:href="https://www.ukrinform.ua/rubric-ato/3699381-zagarbniki-zaplanuvali-evakuaciu-z-energodara-na-5-travna-fedorov.html" text:style-name="Internet_20_link" text:visited-style-name="Visited_20_Internet_20_Link">
<text:span text:style-name="T4">
 Evakua </text:span>
</text:a>
Local are afraid that before leaving the Russians will provoke with mass sacrifices to blame Ukraine.</text:p>
      <text:p text:style-name="P4">
As reported by Ukrinform, on April 17, from the temporarily occupied Luhansk region to the side of the settlement, the Russians tried to carry out the medical evacuation of their servicemen by the Belgorod region, having involved 14 load cars.</text:p>
      <text:p text:style-name="P4">
News Source: <text:a xlink:type="simple" xlink:href="https://www.ukrinform.ua/rubric-regions/3700687-na-zaporizzi-pocalas-evakuacia-golovnih-kolaborantiv-kerivnik-nikopolskoi-rva.html" text:style-name="Internet_20_link" text:visited-style-name="Visited_20_Internet_20_Link">
https://www.ukrinform.ua/rubric-regions/3700687-na-zaporizzi-pocalas-evakuacia-golovnih-kolaborantiv-kerivnik-nikopolskoi-rva.html</text:a>
</text:p>
      <!--NEWS-->
      <text:h text:style-name="P10" text:outline-level="1">
<text:span text:style-name="T4">
Berb Boycott was a "false show" of Lavrov on the UN Council</text:span>
</text:h>
      <text:p text:style-name="P4">
Authors: Ukrinform (Person)</text:p>
      <text:p text:style-name="P4">
Publisher: Укринформ (Organization)</text:p>
      <text:p text:style-name="P4">
Published Time: 2023-04-25T21:25:00+03:00</text:p>
      <text:p text:style-name="P4">
Modified Time: 2023-04-25T21:25:00+03:00</text:p>
      <text:p text:style-name="P4">
Description: Foreign Minister of Germany Annalen Berb did not want to "see a false show" of Lavrov at the UN Council. - Ukrinform.</text:p>
      <text:p text:style-name="P4">
Images: ["<text:a xlink:type="simple" xlink:href="https://static.ukrinform.com/photos/2022_08/thumb_files/630_360_1661958577-366.jpg" text:style-name="Internet_20_link" text:visited-style-name="Visited_20_Internet_20_Link">
630_360_16619...</text:a>
"]</text:p>
      <text:p text:style-name="P4">
Tags: ['лавров', 'Радбез ООН', 'Бербок']</text:p>
      <text:p text:style-name="P4">
Type: Article</text:p>
      <!--METADATA-->
      <text:p text:style-name="P4">
<draw:frame draw:style-name="fr1" draw:name="Image199" text:anchor-type="as-char" svg:width="6.9236in" svg:height="3.956343in" draw:z-index="0">
<draw:image xlink:href="../Images/yкринформ/2023-04-25T21-25-00-03-00/630_360_1661958577-366.jpg" xlink:type="simple" xlink:show="embed" xlink:actuate="onLoad" draw:mime-type="image/jpeg"/>
</draw:frame>
German Minister of Law Annalen Berb did not want to "see a false show" of Lavrov at the UN Council.</text:p>
      <text:p text:style-name="P4">
About it writes the edition <text:a xlink:type="simple" xlink:href="https://www.bild.de/politik/ausland/politik-inland/zynische-propagandaspielchen-baerbock-will-lawrows-luegenshow-nicht-sehen-83675834.bild.html" text:style-name="Internet_20_link" text:visited-style-name="Visited_20_Internet_20_Link">
</text:a>
, reports Ukrinform.</text:p>
      <text:p text:style-name="P4">
"We will not participate in such cynical and transparent propaganda games," Berbok explained her decision not to participate in the meeting.</text:p>
      <text:p text:style-name="P4">
Russian Minister Sergey Lavrov, who is currently presiding on the RB, accused the West, allegedly desire to replace the UN Statute(as the basis of international order)opposed to the rest of the world. He also told the "Nazis in Kiev" once again in the US, the newspaper reports.</text:p>
      <text:p text:style-name="P4">
<text:span text:style-name="T4">
 Read also: </text:span>
 <text:a xlink:type="simple" xlink:href="https://www.ukrinform.ua/rubric-world/3700167-britania-rozkritikuvala-licemirstvo-rosii-na-zasidanni-radbezu-oon.html" text:style-name="Internet_20_link" text:visited-style-name="Visited_20_Internet_20_Link">
</text:a>
UN Secretary General Anthony Guterres did not look at this meeting that everything was in order and condemned the destruction caused by the Russian attack by Science.</text:p>
      <text:p text:style-name="P4">
The illegal invasion of Russia into Ukraine caused "mass suffering of taspus for the country", Guterrry said in New York on Monday in the presence of Lavrova.</text:p>
      <text:p text:style-name="P4">
This meeting was the culmination of Russia's monthly presidency in the Security Council.</text:p>
      <text:p text:style-name="P4">
<text:span text:style-name="T4">
 Read also: </text:span>
 <text:a xlink:type="simple" xlink:href="https://www.ukrinform.ua/rubric-world/3700178-postpred-ssa-pri-oon-nagadala-lavrovu-golovni-principi-statutu-organizacii.html" text:style-name="Internet_20_link" text:visited-style-name="Visited_20_Internet_20_Link">
<text:span text:style-name="T4">
 Laurel </text:span>
</text:a>
It was reported that on Monday at the UN Security Council under the chairmanship of Lavrov underwent "Effective Multilaterality through the Protection of the Principles of the UN Charter."(https://www.ukrinform.ua/tag-oon).</text:p>
      <text:p text:style-name="P4">
<text:span text:style-name="T5">
Foto: PhotoThek</text:span>
</text:p>
      <text:p text:style-name="P4">
News Source: <text:a xlink:type="simple" xlink:href="https://www.ukrinform.ua/rubric-world/3700689-berbok-bojkotuvala-brehlive-sou-lavrova-na-radbezi-oon.html" text:style-name="Internet_20_link" text:visited-style-name="Visited_20_Internet_20_Link">
https://www.ukrinform.ua/rubric-world/3700689-berbok-bojkotuvala-brehlive-sou-lavrova-na-radbezi-oon.html</text:a>
</text:p>
      <!--NEWS-->
      <text:h text:style-name="P10" text:outline-level="1">
<text:span text:style-name="T4">
The Government will introduce new standards for military service - Shmigal</text:span>
</text:h>
      <text:p text:style-name="P4">
Authors: Ukrinform (Person)</text:p>
      <text:p text:style-name="P4">
Publisher: Укринформ (Organization)</text:p>
      <text:p text:style-name="P4">
Published Time: 2023-04-25T21:29:00+03:00</text:p>
      <text:p text:style-name="P4">
Modified Time: 2023-04-25T21:29:00+03:00</text:p>
      <text:p text:style-name="P4">
Description: The Cabinet of Ministers is actively working on the introduction of new standards of military service. - Ukrinform.</text:p>
      <text:p text:style-name="P4">
Images: ["<text:a xlink:type="simple" xlink:href="https://static.ukrinform.com/photos/2023_03/thumb_files/630_360_1679676099-828.jpg" text:style-name="Internet_20_link" text:visited-style-name="Visited_20_Internet_20_Link">
630_360_16796...</text:a>
"]</text:p>
      <text:p text:style-name="P4">
Tags: ['Кабмін', 'Військові', 'Шмигаль', 'ВЛК']</text:p>
      <text:p text:style-name="P4">
Type: Article</text:p>
      <!--METADATA-->
      <text:p text:style-name="P4">
<draw:frame draw:style-name="fr1" draw:name="Image200" text:anchor-type="as-char" svg:width="6.9236in" svg:height="3.956343in" draw:z-index="0">
<draw:image xlink:href="../Images/yкринформ/2023-04-25T21-29-00-03-00/630_360_1679676099-828.jpg" xlink:type="simple" xlink:show="embed" xlink:actuate="onLoad" draw:mime-type="image/jpeg"/>
</draw:frame>
Cabinet ministers are actively working on the introduction of new standards of servicemen.</text:p>
      <text:p text:style-name="P4">
Prime Minister Denis Shmigal wrote about it in <text:a xlink:type="simple" xlink:href="http://t.me/Denys_Smyhal/5071" text:style-name="Internet_20_link" text:visited-style-name="Visited_20_Internet_20_Link">
</text:a>
After the meeting on this topic, Ukrinform reports.</text:p>
      <text:p text:style-name="P4">
“Further tasks, terms and responsible persons have been identified. The ultimate goal is to become convenient and quick to pass the VLK and new standards of servicemen, ”the Cabinet head said.</text:p>
      <text:p text:style-name="P4">
According to him, certificates should go for the military, not the other way around.</text:p>
      <text:p text:style-name="P4">
<text:span text:style-name="T4">
 Read also: </text:span>
 <text:a xlink:type="simple" xlink:href="https://www.ukrinform.ua/rubric-society/3700495-viplati-vijskovim-pid-cas-likuvanna-venislavskij-rozpoviv-pro-perspektivi-virisenna-pitanna.html" text:style-name="Internet_20_link" text:visited-style-name="Visited_20_Internet_20_Link">
</text:a>
According to him, at a meeting with government officials, parliamentarians and representatives of the office -president summed up that they have already been done in this direction. In particular, the increasing number of VLCs, the government's resolution on the introduction of a new packaged services within the framework of the Medical Guarantee Program, the legislative changes in the creation of the VLK at state and communal health care institutions were developed. In order to improve the service, recommendations for the organization of work of VLK have been developed launched pilot projections of electronic document management between the V/H and CCC and JV.</text:p>
      <text:p text:style-name="P4">
As it was reported, on April 18, the government allowed the establishment of military medical commissions at civilian health care institutions.</text:p>
      <text:p text:style-name="P4">
<text:span text:style-name="T4">
 Read also: </text:span>
 <text:a xlink:type="simple" xlink:href="https://www.ukrinform.ua/rubric-society/3697910-vijskovi-prodovzuut-otrimuvati-nadbavki-u-period-likuvanna-pisla-poranen-stefancuk.html" text:style-name="Internet_20_link" text:visited-style-name="Visited_20_Internet_20_Link">
</text:a>
VLK determines the degrees of suitability for military service, granting leave <text:a xlink:type="simple" xlink:href="https://www.ukrinform.ua/tag-vijskovi" text:style-name="Internet_20_link" text:visited-style-name="Visited_20_Internet_20_Link">
</text:a>
Due to the disease, their dismissal of their health service after injury. The commissions are now very transmitted through long -term mobilization and the consequences of active fighting.</text:p>
      <text:p text:style-name="P4">
<text:span text:style-name="T5">
Foto: Cabinet</text:span>
</text:p>
      <text:p text:style-name="P4">
News Source: <text:a xlink:type="simple" xlink:href="https://www.ukrinform.ua/rubric-society/3700691-urad-zaprovadit-novi-standarti-obslugovuvanna-vijskovih-smigal.html" text:style-name="Internet_20_link" text:visited-style-name="Visited_20_Internet_20_Link">
https://www.ukrinform.ua/rubric-society/3700691-urad-zaprovadit-novi-standarti-obslugovuvanna-vijskovih-smigal.html</text:a>
</text:p>
      <!--NEWS-->
      <text:h text:style-name="P10" text:outline-level="1">
<text:span text:style-name="T4">
European countries will increase gas imports from Azerbaijan</text:span>
</text:h>
      <text:p text:style-name="P4">
Authors: Ukrinform (Person)</text:p>
      <text:p text:style-name="P4">
Publisher: Укринформ (Organization)</text:p>
      <text:p text:style-name="P4">
Published Time: 2023-04-25T21:32:46+03:00</text:p>
      <text:p text:style-name="P4">
Modified Time: 2023-04-25T21:32:46+03:00</text:p>
      <text:p text:style-name="P4">
Description: National operators of Bulgaria, Romania, Hungary and Slovakia have agreed to increase natural gas transportation from Azerbaijan on Tuesday using the existing infrastructure of their countries. - Ukrinform.</text:p>
      <text:p text:style-name="P4">
Images: ["<text:a xlink:type="simple" xlink:href="https://static.ukrinform.com/photos/2021_10/thumb_files/630_360_1634736693-847.jpg" text:style-name="Internet_20_link" text:visited-style-name="Visited_20_Internet_20_Link">
630_360_16347...</text:a>
"]</text:p>
      <text:p text:style-name="P4">
Tags: ['Азербайджан', 'Європа', 'Газ', 'росія']</text:p>
      <text:p text:style-name="P4">
Type: Article</text:p>
      <!--METADATA-->
      <text:p text:style-name="P4">
<draw:frame draw:style-name="fr1" draw:name="Image201" text:anchor-type="as-char" svg:width="6.9236in" svg:height="3.956343in" draw:z-index="0">
<draw:image xlink:href="../Images/yкринформ/2023-04-25T21-32-46-03-00/630_360_1634736693-847.jpg" xlink:type="simple" xlink:show="embed" xlink:actuate="onLoad" draw:mime-type="image/jpeg"/>
</draw:frame>
The national operators of Bulgaria, Romania, Hungary and Slovakia gas systems have obtained on Tuesday to increase the transportation of the natural gas of Isazerbaijan using the existing infrastructure of their countries.</text:p>
      <text:p text:style-name="P4">
As Ukrinform reports, it reports <text:a xlink:type="simple" xlink:href="https://www.euronews.com/2023/04/25/european-countries-to-boost-gas-imports-from-azerbaijan" text:style-name="Internet_20_link" text:visited-style-name="Visited_20_Internet_20_Link">
</text:a>
.</text:p>
      <text:p text:style-name="P4">
Президент Азербайджану Ільхам Алієв назвав підписання угоди між європейськимидержавами та Державною нафтовою компанією Азербайджанської Республіки «дужесвоєчасним кроком», який принесе більші та безпечніші постачання газу багатьоміншим країнам Європи.</text:p>
      <text:p text:style-name="P4">
Церемонія підписання відбулась у столиці <text:a xlink:type="simple" xlink:href="https://www.ukrinform.ua/tag-bolgaria" text:style-name="Internet_20_link" text:visited-style-name="Visited_20_Internet_20_Link">
 </text:a>
The city of Sofia.</text:p>
      <text:p text:style-name="P4">
After the start of a full -scale invasion of Russia into Ukraine, the EU tries to diversify European energy sources from Russian gas. In July 2022, the EU signed a Memorandum of Understanding with Azerbaijan to do so up to 20 billion cubic meters per year until 20127.</text:p>
      <text:p text:style-name="P4">
<text:span text:style-name="T4">
 Read also: </text:span>
 <text:a xlink:type="simple" xlink:href="https://www.ukrinform.ua/rubric-economy/3663517-alternativa-rosijskomu-gazu-bolgaria-pocala-budivnictvo-truboprovodu-do-serbii.html" text:style-name="Internet_20_link" text:visited-style-name="Visited_20_Internet_20_Link">
<text:span text:style-name="T4">
 alternative </text:span>
 <text:span text:style-name="T4">
 </text:span>
 <text:span text:style-name="T4">
 </text:span>
 <text:span text:style-name="T4">
 gas </text:span>
 <text:span text:style-name="T4">
 </text:span>
 Bulgaria <text:span text:style-name="T4">
<text:span text:style-name="T5">
* started </text:span>
* </text:span>
 Construction <text:span text:style-name="T4">
 </text:span>
 <text:span text:style-name="T4">
 Pipeline </text:span>
 <text:span text:style-name="T4">
 </text:span>
 Serbia <text:span text:style-name="T4">
 </text:span>
</text:a>
As reported by Ukrinform, on March 11, President of Bulgaria Rumen Rade was a request to President of Azerbaijan Ilham Aliyev <text:a xlink:type="simple" xlink:href="https://www.ukrinform.ua/rubric-economy/3681207-bolgaria-mae-namir-zbilsiti-postavki-gazu-z-azerbajdzanu.html" text:style-name="Internet_20_link" text:visited-style-name="Visited_20_Internet_20_Link">
</text:a>
.</text:p>
      <text:p text:style-name="P4">
According to Radev, Bulgaria plans to connect its gas network from networks, Hungary and Slovakia to increase the supply of natural gas of Isazerbaijan.</text:p>
      <text:p text:style-name="P4">
News Source: <text:a xlink:type="simple" xlink:href="https://www.ukrinform.ua/rubric-economy/3700692-evropejski-kraini-zbilsat-import-gazu-z-azerbajdzanu.html" text:style-name="Internet_20_link" text:visited-style-name="Visited_20_Internet_20_Link">
https://www.ukrinform.ua/rubric-economy/3700692-evropejski-kraini-zbilsat-import-gazu-z-azerbajdzanu.html</text:a>
</text:p>
      <!--NEWS-->
      <text:h text:style-name="P10" text:outline-level="1">
<text:span text:style-name="T4">
Russia has increased the number of rocket carriers in the Black Sea, total volley - 24 "calibra"</text:span>
</text:h>
      <text:p text:style-name="P4">
Authors: Ukrinform (Person)</text:p>
      <text:p text:style-name="P4">
Publisher: Укринформ (Organization)</text:p>
      <text:p text:style-name="P4">
Published Time: 2023-04-25T21:35:13+03:00</text:p>
      <text:p text:style-name="P4">
Modified Time: 2023-04-25T21:35:13+03:00</text:p>
      <text:p text:style-name="P4">
Description: The Russian Federation has doubled the number of rocket launchers in the Black Sea, their potential volley is 24 rockets. - Ukrinform.</text:p>
      <text:p text:style-name="P4">
Images: ["<text:a xlink:type="simple" xlink:href="https://static.ukrinform.com/photos/2017_11/thumb_files/630_360_1509493085-3383.jpg" text:style-name="Internet_20_link" text:visited-style-name="Visited_20_Internet_20_Link">
630_360_15094...</text:a>
"]</text:p>
      <text:p text:style-name="P4">
Tags: ['Ракета', ' Чорне море', 'Війна з росією']</text:p>
      <text:p text:style-name="P4">
Type: Article</text:p>
      <!--METADATA-->
      <text:p text:style-name="P4">
<draw:frame draw:style-name="fr1" draw:name="Image202" text:anchor-type="as-char" svg:width="6.9236in" svg:height="3.956343in" draw:z-index="0">
<draw:image xlink:href="../Images/yкринформ/2023-04-25T21-35-13-03-00/630_360_1509493085-3383.jpg" xlink:type="simple" xlink:show="embed" xlink:actuate="onLoad" draw:mime-type="image/jpeg"/>
</draw:frame>
Russian federation has doubled the number of rocket launchers in the combat duty of the soup, their potential volley is 24 rockets.</text:p>
      <text:p text:style-name="P4">
According to Ukrinform, the operational command "South" reported in <text:a xlink:type="simple" xlink:href="https://www.facebook.com/OperationalCommandSouth/posts/pfbid02jjfNgWDKpiYSkTUc7Wgq7NYst8xq8jCXpKr4tEUQKuNQgtvDip2x3QTNiuEL1cy5l" text:style-name="Internet_20_link" text:visited-style-name="Visited_20_Internet_20_Link">
</text:a>
.</text:p>
      <text:p text:style-name="P4">
"Наразі на бойовому чергуванні 2 надводних і 2 підводних ракетоносії,загальний залп "Калібрів" може сягати 24. Рівень ракетної загрози дужевисокий", — ідеться в повідомленні.</text:p>
      <text:p text:style-name="P4">
<text:span text:style-name="T4">
Читайте також:</text:span>
 <text:a xlink:type="simple" xlink:href="https://www.ukrinform.ua/rubric-ato/3699184-rosiani-trimaut-u-cornomu-mori-dva-pidvodnih-covni-z-kalibrami.html" text:style-name="Internet_20_link" text:visited-style-name="Visited_20_Internet_20_Link">
 <text:span text:style-name="T4">
Калібр</text:span>
 </text:a>
In general, the ship grouping of the Russian Federation in the Black Sea, according to the command, will now be 13 ships.</text:p>
      <text:p text:style-name="P4">
As reported by Ukrinform, in the morning on April 25 in the Black Sea on combat masks <text:a xlink:type="simple" xlink:href="https://www.ukrinform.ua/rubric-ato/3700346-u-cornomu-mori-rosia-trimae-dva-raketonosii-z-vismoma-kalibrami.html" text:style-name="Internet_20_link" text:visited-style-name="Visited_20_Internet_20_Link">
</text:a>
 .</text:p>
      <text:p text:style-name="P4">
News Source: <text:a xlink:type="simple" xlink:href="https://www.ukrinform.ua/rubric-ato/3700695-rosia-zbilsila-kilkist-raketonosiiv-u-cornomu-mori-zagalnij-zalp-24-kalibri.html" text:style-name="Internet_20_link" text:visited-style-name="Visited_20_Internet_20_Link">
https://www.ukrinform.ua/rubric-ato/3700695-rosia-zbilsila-kilkist-raketonosiiv-u-cornomu-mori-zagalnij-zalp-24-kalibri.html</text:a>
</text:p>
      <!--NEWS-->
      <text:h text:style-name="P10" text:outline-level="1">
<text:span text:style-name="T4">
UEFA Champions League Matches plan to hold in the US</text:span>
</text:h>
      <text:p text:style-name="P4">
Authors: Ukrinform (Person)</text:p>
      <text:p text:style-name="P4">
Publisher: Укринформ (Organization)</text:p>
      <text:p text:style-name="P4">
Published Time: 2023-04-25T21:43:39+03:00</text:p>
      <text:p text:style-name="P4">
Modified Time: 2023-04-25T21:43:39+03:00</text:p>
      <text:p text:style-name="P4">
Description: The Union of European Football Associations (UEFA) considers the option with the US Champions League matches. - Ukrinform.</text:p>
      <text:p text:style-name="P4">
Images: ["<text:a xlink:type="simple" xlink:href="https://static.ukrinform.com/photos/2021_03/thumb_files/630_360_1615877120-335.jpg" text:style-name="Internet_20_link" text:visited-style-name="Visited_20_Internet_20_Link">
630_360_16158...</text:a>
"]</text:p>
      <text:p text:style-name="P4">
Tags: ['Футбол', 'Ліга чемпіонів', 'УЄФА']</text:p>
      <text:p text:style-name="P4">
Type: Article</text:p>
      <!--METADATA-->
      <text:p text:style-name="P4">
<draw:frame draw:style-name="fr1" draw:name="Image203" text:anchor-type="as-char" svg:width="6.9236in" svg:height="3.956343in" draw:z-index="0">
<draw:image xlink:href="../Images/yкринформ/2023-04-25T21-43-39-03-00/630_360_1615877120-335.jpg" xlink:type="simple" xlink:show="embed" xlink:actuate="onLoad" draw:mime-type="image/jpeg"/>
</draw:frame>
The Union of European Football Associations(UEFA)Considers the option from the US Champions League.</text:p>
      <text:p text:style-name="P4">
About it reports American <text:a xlink:type="simple" xlink:href="https://www.espn.com/soccer/uefa-champions-league/story/4933132/champions-league-matches-in-us-possible-uefa-president-ceferin" text:style-name="Internet_20_link" text:visited-style-name="Visited_20_Internet_20_Link">
</text:a>
ESPN, Ukrinform reports.</text:p>
      <text:p text:style-name="P4">
“Of course, the US Champions League is possible. We discuss this idea. It will be after 2025, ”UEFA President Alexander Cheferin said.</text:p>
      <text:p text:style-name="P4">
As it is noted, football is now being promoted in the United States, Americans are watching a game in Europe.</text:p>
      <text:p text:style-name="P4">
UEFA has already entered the US market by selling their English rights companies CBS, Viacom and Paramount.</text:p>
      <text:p text:style-name="P4">
<text:span text:style-name="T4">
 Read also: </text:span>
 <text:a xlink:type="simple" xlink:href="https://www.ukrinform.ua/rubric-sports/3700179-az-u19-peremozec-unackoi-ligi-uefa.html" text:style-name="Internet_20_link" text:visited-style-name="Visited_20_Internet_20_Link">
<text:span text:style-name="T4">
 UEFA </text:span>
</text:a>
Recall that in the UEFA Champions League, the 20122/23 Champions League will play Italian "Milan" with "intere", as well as the Spanish "Real" with the English "Manchestersti".</text:p>
      <text:p text:style-name="P4">
The 1/2 finals matches are scheduled for 9-10 and May 16-17.</text:p>
      <text:p text:style-name="P4">
The UEFA Champions League final match will take place on June 10 at Ataturk Olympic Stadion in Istanbul(Turkey).</text:p>
      <text:p text:style-name="P4">
News Source: <text:a xlink:type="simple" xlink:href="https://www.ukrinform.ua/rubric-sports/3700698-matci-ligi-cempioniv-uefa-planuut-provoditi-u-ssa.html" text:style-name="Internet_20_link" text:visited-style-name="Visited_20_Internet_20_Link">
https://www.ukrinform.ua/rubric-sports/3700698-matci-ligi-cempioniv-uefa-planuut-provoditi-u-ssa.html</text:a>
</text:p>
      <!--NEWS-->
      <text:h text:style-name="P10" text:outline-level="1">
<text:span text:style-name="T4">
Ukraine will act on its secret plan if weapons are powerful - Danilov</text:span>
</text:h>
      <text:p text:style-name="P4">
Authors: Ukrinform (Person)</text:p>
      <text:p text:style-name="P4">
Publisher: Укринформ (Organization)</text:p>
      <text:p text:style-name="P4">
Published Time: 2023-04-25T21:52:01+03:00</text:p>
      <text:p text:style-name="P4">
Modified Time: 2023-04-25T21:52:01+03:00</text:p>
      <text:p text:style-name="P4">
Description: Ukraine will operate on its plan on the expulsion of Russian invaders from our land, which no one knows if the pace of weapons will be powerful. - Ukrinform.</text:p>
      <text:p text:style-name="P4">
Images: ["<text:a xlink:type="simple" xlink:href="https://static.ukrinform.com/photos/2023_04/thumb_files/630_360_1680783784-260.jpg" text:style-name="Internet_20_link" text:visited-style-name="Visited_20_Internet_20_Link">
630_360_16807...</text:a>
"]</text:p>
      <text:p text:style-name="P4">
Tags: ['Бахмут', 'РНБО', 'Данілов', 'Єдині новини']</text:p>
      <text:p text:style-name="P4">
Type: Article</text:p>
      <!--METADATA-->
      <text:p text:style-name="P4">
<draw:frame draw:style-name="fr1" draw:name="Image204" text:anchor-type="as-char" svg:width="6.9236in" svg:height="3.956343in" draw:z-index="0">
<draw:image xlink:href="../Images/yкринформ/2023-04-25T21-52-01-03-00/630_360_1680783784-260.jpg" xlink:type="simple" xlink:show="embed" xlink:actuate="onLoad" draw:mime-type="image/jpeg"/>
</draw:frame>
It will be Ukrainian as a plan for the expulsion of Russian invaders from our land, which no one knows if the pace of weapons will be powerful.</text:p>
      <text:p text:style-name="P4">
The secretary of the National Security and Defense Council of Ukraine Alexei Danilov was about this on the air of the Teleterna "Unified News", Ukrinform reports.</text:p>
      <text:p text:style-name="P4">
“We are aware that if in the same way in the same way with such Zhemps will be the supply of weapons that have finally started today, a more powerful pace, then we have our own plan that is unknown to anyone. And when they start talking about this so -called big counter -offensive, keep in mind that information about it has a very limited number of people. When, in what way, you will see with your own eyes, ”Danilov said.</text:p>
      <text:p text:style-name="P4">
<text:span text:style-name="T4">
 Read also: </text:span>
 <text:a xlink:type="simple" xlink:href="https://www.ukrinform.ua/rubric-ato/3700604-nicogo-spilnogo-z-realnistu-malar-prokomentuvala-kinosni-scenarii-kontrnastupu.html" text:style-name="Internet_20_link" text:visited-style-name="Visited_20_Internet_20_Link">
<text:span text:style-name="T4">
 counter -offensive </text:span>
</text:a>
According to him, now our country has quality military equipment and weapons.</text:p>
      <text:p text:style-name="P4">
The NSDC secretary emphasized that a lot of misinformation is now from a boxing. But it is not necessary to believe in everything, now Ukrainians have to wait, because the Deborons do their work.</text:p>
      <text:p text:style-name="P4">
He noted that the meeting of the Supreme Commander-in-Chief of the Bakhmut's defense is at least 2-3 times a week and the issue of Bakhmut's defense every time is obligatory on the day and every time the military emphasizes the need to keep the front of the front, so that the other part would not be sprinkled and that Ukraine may be able to prepare. “Bakhmut is a strategically important front for us. When it came to what we need to surrender, we need to move away, then if we do, we can reach our western borders so quickly, ”Danilov said.</text:p>
      <text:p text:style-name="P4">
<text:span text:style-name="T4">
 Read also: </text:span>
 <text:a xlink:type="simple" xlink:href="https://www.ukrinform.ua/rubric-ato/3700522-na-bahmutskomu-napramku-zsu-znisili-175-zagarbnikiv-cerevatij.html" text:style-name="Internet_20_link" text:visited-style-name="Visited_20_Internet_20_Link">
<text:span text:style-name="T4">
 Bakhmut </text:span>
</text:a>
The NSDC Secretary stressed that Ukraine does not exclude options that the Russian people can continue offensive actions. “Our intelligence reports on the state of affairs and actions that our enemy can take. Everything is taken into account, analyzed, systematized, and only after that certain decisions are made, ”he said.<text:span text:style-name="T4">
 Read also: </text:span>
 <text:a xlink:type="simple" xlink:href="https://www.ukrinform.ua/rubric-ato/3699512-danilov-zaklikav-pripiniti-sadzati-ukrainu-za-stil-peregovoriv.html" text:style-name="Internet_20_link" text:visited-style-name="Visited_20_Internet_20_Link">
<text:span text:style-name="T4">
 Danilov </text:span>
</text:a>
They also discussed the course of staffing staff and technicians.</text:p>
      <text:p text:style-name="P4">
News Source: <text:a xlink:type="simple" xlink:href="https://www.ukrinform.ua/rubric-ato/3700702-ukraina-diatime-za-svoim-sekretnim-planom-akso-postacanna-zbroi-budut-potuznimi-danilov.html" text:style-name="Internet_20_link" text:visited-style-name="Visited_20_Internet_20_Link">
https://www.ukrinform.ua/rubric-ato/3700702-ukraina-diatime-za-svoim-sekretnim-planom-akso-postacanna-zbroi-budut-potuznimi-danilov.html</text:a>
</text:p>
      <!--NEWS-->
      <text:h text:style-name="P10" text:outline-level="1">
<text:span text:style-name="T4">
47 applications have been submitted by veterans and families of the victims in the contest #should "do your own"</text:span>
</text:h>
      <text:p text:style-name="P4">
Author: ['Леся Медведенко']</text:p>
      <text:p text:style-name="P4">
Time: 2023-04-25T22:00:00-04:00</text:p>
      <text:p text:style-name="P4">
Description: About Tse of Rospovil in iz izherv'yu Armyinform, perishable intercessor of the Viconavchy Director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1-ruslana-velychko.jpg" text:style-name="Internet_20_link" text:visited-style-name="Visited_20_Internet_20_Link">
1-ruslana-velychko.jpg</text:a>
']</text:p>
      <text:p text:style-name="P4">
Tags: ['STOPRUSSIA', 'АГРЕСІЯ РФ', 'ВІЙНА', 'ВТОРГНЕННЯ РФ', 'РУСЛАНА ВЕЛИЧКО-ТРИФОНЮК', 'УКРАЇНСЬКИЙ ВЕТЕРАНСЬКИЙ ФОНД']</text:p>
      <text:p text:style-name="P4">
Category: News</text:p>
      <!--METADATA-->
      <text:p text:style-name="P4">
<draw:frame draw:style-name="fr1" draw:name="Image205" text:anchor-type="as-char" svg:width="6.9236in" svg:height="4.615733in" draw:z-index="0">
<draw:image xlink:href="../Images/AРМІЯINFORM/2023-04-25T22-00-00-04-00/1-ruslana-velychko.jpg" xlink:type="simple" xlink:show="embed" xlink:actuate="onLoad" draw:mime-type="image/jpeg"/>
</draw:frame>
She told this in <text:a xlink:type="simple" xlink:href="https://armyinform.com.ua/2023/04/24/na-yaki-zminy-chekaye-veteranskyj-biznes-v-ukrayini/" text:style-name="Internet_20_link" text:visited-style-name="Visited_20_Internet_20_Link">
interview</text:a>
Armyinform First Deputy Director of the Ukrainian Veterans Fund Ruslan Velichko-Trimonyuk.</text:p>
      <ul>
        <li>
all information about competitions is constantly updated on the official pages <text:a xlink:type="simple" xlink:href="https://veteranfund.com.ua/contests/varto-do-own/" text:style-name="Internet_20_link" text:visited-style-name="Visited_20_Internet_20_Link">
Ukrainian Veterans Fund</text:a>
. Методологія оцінювання експертами погоджена і максимально незалежна.Експертна рада набирається на конкурсних основах. Поки до мене не доведутьрейтинговий список, я не знаю учасників і не втручаюся в процес, — зазначилавона.</li>
      </ul>
      <text:p text:style-name="P4">
Щодо складності подання заявки, представниця УВФ пояснила, що тут радшейдеться про продуктивність і ефективність запропонованого проєкту: «Колидивишся на заявки, які пройшли відбір, то розумієш, чому ти не пройшов. Доприкладу, якщо бізнесмен хоче персональну автівку, щоб їздити по клієнтах, тонапевно така заявка не пройде. А якщо він потребує агродрон для обробкипродукції, то така заявка буде прийнята. Анкета, яку слід заповнити, настількилогічна і деталізована, що поки відповідаєш, вже розумієш, наскільки тиготовий до участі у програмі. В процесі її подання починаєш розбивати свійплан на етапи, змінювати кошторис, тобто проходиш увесь шлях роботи надпроєктом. Власне процес подання заявки дозволяє кандидатам оцінити свої сили івизначитись, чи на правильному вони шляху».</text:p>
      <text:p text:style-name="P4">
Переможців конкурсу оголосять 14-15 травня 2023 року.</text:p>
      <text:p text:style-name="P4">
News Source: <text:a xlink:type="simple" xlink:href="https://armyinform.com.ua/2023/04/25/47-zayavok-podaly-veterany-ta-rodyny-zagyblyh-u-ramkah-konkursu-varto-robyty-svoye/" text:style-name="Internet_20_link" text:visited-style-name="Visited_20_Internet_20_Link">
https://armyinform.com.ua/2023/04/25/47-zayavok-podaly-veterany-ta-rodyny-zagyblyh-u-ramkah-konkursu-varto-robyty-svoye/</text:a>
</text:p>
      <!--NEWS-->
      <text:h text:style-name="P10" text:outline-level="1">
<text:span text:style-name="T4">
Ukrainian border guards "prank" Belarusians - turn on the alarm signal</text:span>
</text:h>
      <text:p text:style-name="P4">
Authors: Ukrinform (Person)</text:p>
      <text:p text:style-name="P4">
Publisher: Укринформ (Organization)</text:p>
      <text:p text:style-name="P4">
Published Time: 2023-04-25T22:01:35+03:00</text:p>
      <text:p text:style-name="P4">
Modified Time: 2023-04-25T22:01:35+03:00</text:p>
      <text:p text:style-name="P4">
Description: The fighters of the State Border Service of Ukraine on the border with Belarus turn on the air alarm signal so that residents of the neighboring country have the idea that Ukrainians are experiencing daily. - Ukrinform.</text:p>
      <text:p text:style-name="P4">
Images: ["<text:a xlink:type="simple" xlink:href="https://static.ukrinform.com/photos/2023_02/thumb_files/630_360_1675505942-999.jpg" text:style-name="Internet_20_link" text:visited-style-name="Visited_20_Internet_20_Link">
630_360_16755...</text:a>
"]</text:p>
      <text:p text:style-name="P4">
Tags: ['білорусь', 'Прикордонники', 'Повітряна тривога']</text:p>
      <text:p text:style-name="P4">
Type: Article</text:p>
      <!--METADATA-->
      <text:p text:style-name="P4">
<draw:frame draw:style-name="fr1" draw:name="Image206" text:anchor-type="as-char" svg:width="6.9236in" svg:height="3.956343in" draw:z-index="0">
<draw:image xlink:href="../Images/yкринформ/2023-04-25T22-01-35-03-00/630_360_1675505942-999.jpg" xlink:type="simple" xlink:show="embed" xlink:actuate="onLoad" draw:mime-type="image/jpeg"/>
</draw:frame>
The Ukrainian border guards on the border with Belarus turn on a signal alarm so that residents of the neighboring country have an idea that Ukrainians are worried about the day.</text:p>
      <text:p text:style-name="P4">
According to Ukrinform, the corresponding video of the SPSU posted in <text:a xlink:type="simple" xlink:href="https://t.me/DPSUkr/10757" text:style-name="Internet_20_link" text:visited-style-name="Visited_20_Internet_20_Link">
</text:a>
.</text:p>
      <text:p text:style-name="P4">
It is noted that the air alarm signal will be heard in the areas of Zhytomyr and Rivne border units.</text:p>
      <text:p text:style-name="P4">
<text:span text:style-name="T4">
 Read also: </text:span>
 <text:a xlink:type="simple" xlink:href="https://www.ukrinform.ua/rubric-ato/3700561-risenna-rf-rozmistiti-takticnu-adernu-zbrou-u-bilorusi-e-gibridnou-nastupalnou-operacieu-ekspert.html" text:style-name="Internet_20_link" text:visited-style-name="Visited_20_Internet_20_Link">
<text:span text:style-name="T4">
 Belarus </text:span>
</text:a>
As it was reported, the above political leadership of Belarus continues to maintain armed aggression of the Russian Federation against Ukraine, in particular by providing a military Camrf airspace and territory.</text:p>
      <text:p text:style-name="P4">
Photo: DPSU</text:p>
      <text:p text:style-name="P4">
News Source: <text:a xlink:type="simple" xlink:href="https://www.ukrinform.ua/rubric-regions/3700704-ukrainski-prikordonniki-prankuut-bilorusiv-vmikaut-signal-povitranoi-trivogi.html" text:style-name="Internet_20_link" text:visited-style-name="Visited_20_Internet_20_Link">
https://www.ukrinform.ua/rubric-regions/3700704-ukrainski-prikordonniki-prankuut-bilorusiv-vmikaut-signal-povitranoi-trivogi.html</text:a>
</text:p>
      <!--NEWS-->
      <text:h text:style-name="P10" text:outline-level="1">
<text:span text:style-name="T4">
In the area of earthquake in Turkey continue to collapse houses</text:span>
</text:h>
      <text:p text:style-name="P4">
Authors: Ukrinform (Person)</text:p>
      <text:p text:style-name="P4">
Publisher: Укринформ (Organization)</text:p>
      <text:p text:style-name="P4">
Published Time: 2023-04-25T22:08:00+03:00</text:p>
      <text:p text:style-name="P4">
Modified Time: 2023-04-25T22:08:00+03:00</text:p>
      <text:p text:style-name="P4">
Description: In the province of Malatia, which in the east of Turkey, a 6-storey building collapsed, which was previously severely affected during an earthquake. - Ukrinform.</text:p>
      <text:p text:style-name="P4">
Images: ["<text:a xlink:type="simple" xlink:href="https://static.ukrinform.com/photos/2023_04/thumb_files/630_360_1682449568-215.jpg" text:style-name="Internet_20_link" text:visited-style-name="Visited_20_Internet_20_Link">
630_360_16824...</text:a>
"]</text:p>
      <text:p text:style-name="P4">
Tags: ['Землетрус', 'Туреччина']</text:p>
      <text:p text:style-name="P4">
Type: Article</text:p>
      <!--METADATA-->
      <text:p text:style-name="P4">
<draw:frame draw:style-name="fr1" draw:name="Image207" text:anchor-type="as-char" svg:width="6.9236in" svg:height="3.956343in" draw:z-index="0">
<draw:image xlink:href="../Images/yкринформ/2023-04-25T22-08-00-03-00/630_360_1682449568-215.jpg" xlink:type="simple" xlink:show="embed" xlink:actuate="onLoad" draw:mime-type="image/jpeg"/>
</draw:frame>
Malatia, which in the east of Turkey, collapsed with a 6-storey building that was more severely affected during an earthquake.</text:p>
      <text:p text:style-name="P4">
About it reports Ukrinform with reference to <text:a xlink:type="simple" xlink:href="https://www.trthaber.com/haber/turkiye/malatyada-agir-hasarli-bina-coktu-762780.html" text:style-name="Internet_20_link" text:visited-style-name="Visited_20_Internet_20_Link">
</text:a>
.</text:p>
      <text:p text:style-name="P4">
"In Malatia, where an earthquake in Kakhramanmahashi caused a significant setting, an apartment building collapsed ... During a survey conducted by groups of rescuers who arrived at the scene, it was found that no one was found under the wreckage of a 6 -storey building," the Telekanal reported.</text:p>
      <text:p text:style-name="Quotations">

<text:p text:style-name="P4">
Malatya'da ağır hassarlı bina çöktü. Çöken binanın yanındaki yapıda bulunan 4&gt;
 kişşi tedbiren hastaneye kaldırıldı. Olay Yerinden Son Detaylar <text:a xlink:type="simple" xlink:href="https://twitter.com/trthaber" text:style-name="Internet_20_link" text:visited-style-name="Visited_20_Internet_20_Link">
&gt;
</text:a>
'of. <text:a xlink:type="simple" xlink:href="https://t.co/dw8095fH0v" text:style-name="Internet_20_link" text:visited-style-name="Visited_20_Internet_20_Link">
&gt;
</text:a>
 <text:a xlink:type="simple" xlink:href="https://t.co/CnNgNF40Gs" text:style-name="Internet_20_link" text:visited-style-name="Visited_20_Internet_20_Link">
 </text:a>
&gt;
&gt;
 - TRT News Live(@trthabercanli) <text:a xlink:type="simple" xlink:href="https://twitter.com/trthabercanli/status/1650879621573881856" text:style-name="Internet_20_link" text:visited-style-name="Visited_20_Internet_20_Link">
&gt;
 </text:a>
Four people who were in the building next to the collapsing were blocked by the rescuers and sent to the hospital.</text:p>

</text:p>
      <text:p text:style-name="P4">
<text:span text:style-name="T4">
 Read also: </text:span>
 <text:a xlink:type="simple" xlink:href="https://www.ukrinform.ua/rubric-world/3698645-u-rajoni-zemletrusu-v-tureccini-pronissa-uragan-e-zertvi.html" text:style-name="Internet_20_link" text:visited-style-name="Visited_20_Internet_20_Link">
<text:span text:style-name="T4">
 earthquake </text:span>
</text:a>
According to recent data, as a result of <text:a xlink:type="simple" xlink:href="https://www.ukrinform.ua/tag-zemletrus" text:style-name="Internet_20_link" text:visited-style-name="Visited_20_Internet_20_Link">
</text:a>
50 783 people were killed.</text:p>
      <text:p text:style-name="P4">
According to <text:a xlink:type="simple" xlink:href="https://www.trthaber.com/haber/turkiye/malatyadaki-konteyner-kentlere-28-bin-802-depremzede-yerlestirildi-762750.html" text:style-name="Internet_20_link" text:visited-style-name="Visited_20_Internet_20_Link">
 </text:a>
, in the city of Malatia(Provincial Admin Center)More than 28,000 victims from the earthquake placed 6811 containers in the center of temporary accommodation in the city.</text:p>
      <text:p text:style-name="P4">
As reported by Ukrinform, Turkish President Recep Tayyip Erdogan <text:a xlink:type="simple" xlink:href="https://www.ukrinform.ua/rubric-world/3700634-erdogan-vruciv-komandi-ukrainskih-ratuvalnikiv-medal-podaki.html" text:style-name="Internet_20_link" text:visited-style-name="Visited_20_Internet_20_Link">
</text:a>
which helped eliminate the consequences of destructive earthquakes.</text:p>
      <text:p text:style-name="P4">
<text:span text:style-name="T5">
Foto: aa</text:span>
</text:p>
      <text:p text:style-name="P4">
News Source: <text:a xlink:type="simple" xlink:href="https://www.ukrinform.ua/rubric-world/3700706-u-zoni-zemletrusu-v-tureccini-prodovzuut-obvaluvatisa-budinki.html" text:style-name="Internet_20_link" text:visited-style-name="Visited_20_Internet_20_Link">
https://www.ukrinform.ua/rubric-world/3700706-u-zoni-zemletrusu-v-tureccini-prodovzuut-obvaluvatisa-budinki.html</text:a>
</text:p>
      <!--NEWS-->
      <text:h text:style-name="P10" text:outline-level="1">
<text:span text:style-name="T4">
In the processes of reintegration of Crimea, youth - Kornienko should be actively involved</text:span>
</text:h>
      <text:p text:style-name="P4">
Authors: Ukrinform (Person)</text:p>
      <text:p text:style-name="P4">
Publisher: Укринформ (Organization)</text:p>
      <text:p text:style-name="P4">
Published Time: 2023-04-25T22:11:43+03:00</text:p>
      <text:p text:style-name="P4">
Modified Time: 2023-04-25T22:11:43+03:00</text:p>
      <text:p text:style-name="P4">
Description: The processes related to the reintegration of Crimea should take an active part of young people. - Ukrinform.</text:p>
      <text:p text:style-name="P4">
Images: ["<text:a xlink:type="simple" xlink:href="https://static.ukrinform.com/photos/2023_04/thumb_files/630_360_1682449785-512.jpg" text:style-name="Internet_20_link" text:visited-style-name="Visited_20_Internet_20_Link">
630_360_16824...</text:a>
"]</text:p>
      <text:p text:style-name="P4">
Tags: ['Крим', 'Корнієнко', 'Стратегія деокупації Криму']</text:p>
      <text:p text:style-name="P4">
Type: Article</text:p>
      <!--METADATA-->
      <text:p text:style-name="P4">
<draw:frame draw:style-name="fr1" draw:name="Image208" text:anchor-type="as-char" svg:width="6.9236in" svg:height="3.956343in" draw:z-index="0">
<draw:image xlink:href="../Images/yкринформ/2023-04-25T22-11-43-03-00/630_360_1682449785-512.jpg" xlink:type="simple" xlink:show="embed" xlink:actuate="onLoad" draw:mime-type="image/jpeg"/>
</draw:frame>
The reintegration of the Crimea should be actively involved in the reintegration of Crimea.</text:p>
      <text:p text:style-name="P4">
The first deputy speaker of the Verkhovna Rada of Ukraine Oleksandr Kornienko said this during the Crimea Wave Forum, Ukrinform correspondent reports.</text:p>
      <text:p text:style-name="P4">
“The war will end with our victory, the return of Crimea. The processes of reintegration of previously occupied territories will begin. And now we need to prepare seriously so that immediately after the release of the peninsula to start work. We need to develop strategies, plans, bills. And in all these processes, young people should take an active part, ”he said.</text:p>
      <text:p text:style-name="P4">
<text:span text:style-name="T4">
 Read also: </text:span>
 <text:a xlink:type="simple" xlink:href="https://www.ukrinform.ua/rubric-crimea/3700670-u-minreintegracii-nazvali-pat-persih-krokiv-ukraini-v-krimu-pisla-deokupacii.html" text:style-name="Internet_20_link" text:visited-style-name="Visited_20_Internet_20_Link">
</text:a>
Kornienko added that after the liberation of the Crimea, many areas of work of semi -island will need to start from scratch.</text:p>
      <text:p text:style-name="P4">
“Ukraine, as a candidate for EU members, should return the European tradition of Crimea. In general, it is important to return Crimea not only physically but also mentally. For this we will need a large number of specialists, cultural figures, representatives of different industries. That is why we are talking about Crimea now to implement all our strategies in the future and quickly, ”summed up the first deputy of the VR speaker.</text:p>
      <text:p text:style-name="P4">
<text:span text:style-name="T4">
 Read also: </text:span>
 <text:a xlink:type="simple" xlink:href="https://www.ukrinform.ua/rubric-crimea/3700621-v-okupovanomu-krimu-pogirsuetsa-demograficna-situacia-deputatka.html" text:style-name="Internet_20_link" text:visited-style-name="Visited_20_Internet_20_Link">
</text:a>
As it was reported, the Ministry of Reintegration stated that the first steps in the crimover will be ensured security, demilitarization of Russian military bases, prosecution of state -owned statesmen, restoration of state authorities, ensuring information security.</text:p>
      <text:p text:style-name="P4">
News Source: <text:a xlink:type="simple" xlink:href="https://www.ukrinform.ua/rubric-crimea/3700707-u-procesah-reintegracii-krimu-mae-brati-aktivnu-ucast-molod-kornienko.html" text:style-name="Internet_20_link" text:visited-style-name="Visited_20_Internet_20_Link">
https://www.ukrinform.ua/rubric-crimea/3700707-u-procesah-reintegracii-krimu-mae-brati-aktivnu-ucast-molod-kornienko.html</text:a>
</text:p>
      <!--NEWS-->
      <text:h text:style-name="P10" text:outline-level="1">
<text:span text:style-name="T4">
States with allies restrain the impact of Wagner PVC on different continents - State Department</text:span>
</text:h>
      <text:p text:style-name="P4">
Authors: Ukrinform (Person)</text:p>
      <text:p text:style-name="P4">
Publisher: Укринформ (Organization)</text:p>
      <text:p text:style-name="P4">
Published Time: 2023-04-25T22:12:00+03:00</text:p>
      <text:p text:style-name="P4">
Modified Time: 2023-04-25T22:12:00+03:00</text:p>
      <text:p text:style-name="P4">
Description: The United States in cooperation with allies and partners makes practical efforts to restrain the destructive influence of the Russian Wagner PEC in Africa and other regions of the world. - Ukrinform.</text:p>
      <text:p text:style-name="P4">
Images: ["<text:a xlink:type="simple" xlink:href="https://static.ukrinform.com/photos/2018_02/thumb_files/630_360_1517552325-3537.jpg" text:style-name="Internet_20_link" text:visited-style-name="Visited_20_Internet_20_Link">
630_360_15175...</text:a>
"]</text:p>
      <text:p text:style-name="P4">
Tags: ['Африка', 'США', 'Держдеп', 'ПВК "Вагнера"']</text:p>
      <text:p text:style-name="P4">
Type: Article</text:p>
      <!--METADATA-->
      <text:p text:style-name="P4">
<draw:frame draw:style-name="fr1" draw:name="Image209" text:anchor-type="as-char" svg:width="6.9236in" svg:height="3.956343in" draw:z-index="0">
<draw:image xlink:href="../Images/yкринформ/2023-04-25T22-12-00-03-00/630_360_1517552325-3537.jpg" xlink:type="simple" xlink:show="embed" xlink:actuate="onLoad" draw:mime-type="image/jpeg"/>
</draw:frame>
Combining in cooperation with allies and partners make practical efforts to restrain the destructive influence of the Russian group of Wagner PEC in Africa in other regions of the world.</text:p>
      <text:p text:style-name="P4">
This was stated during a pressing in Washington by US Deputy District State Administration Vedant Patel, Ukrinform correspondent reports.</text:p>
      <text:p text:style-name="P4">
"We work together with our allies and partners to curb the influence of the Wagner group," of course, on the African continent, as well as Inde, "the US Foreign Ministry spokesman.</text:p>
      <text:p text:style-name="P4">
<text:span text:style-name="T4">
 Read also: </text:span>
 <text:a xlink:type="simple" xlink:href="https://www.ukrinform.ua/rubric-ato/3698912-vidpovid-vagnerivcam-povinna-mati-globalnij-harakter-kostin.html" text:style-name="Internet_20_link" text:visited-style-name="Visited_20_Internet_20_Link">
<text:span text:style-name="T4">
 Wagner </text:span>
</text:a>
In this connection, he stated that those countries where <text:a xlink:type="simple" xlink:href="https://www.ukrinform.ua/tag-pvk-vagnera" text:style-name="Internet_20_link" text:visited-style-name="Visited_20_Internet_20_Link">
</text:a>
interferes with internal affairs, become more vulnerable to threats, and the situation in them will destabilize.</text:p>
      <text:p text:style-name="P4">
As reported by Ukrinform, on the eve of US Secretary of State <text:a xlink:type="simple" xlink:href="http://www.ukrinform.ua/rubric-world/3700210-stati-gliboko-nepokoat-dii-grupi-vagner-u-sudani-blinken.html" text:style-name="Internet_20_link" text:visited-style-name="Visited_20_Internet_20_Link">
</text:a>
In connection with the role that Wagner PEC plays by a permanent Sudan military conflict.</text:p>
      <text:p text:style-name="P4">
News Source: <text:a xlink:type="simple" xlink:href="https://www.ukrinform.ua/rubric-world/3700703-stati-iz-souznikami-strimuut-vpliv-pvk-vagner-na-riznih-kontinentah-derzdep.html" text:style-name="Internet_20_link" text:visited-style-name="Visited_20_Internet_20_Link">
https://www.ukrinform.ua/rubric-world/3700703-stati-iz-souznikami-strimuut-vpliv-pvk-vagner-na-riznih-kontinentah-derzdep.html</text:a>
</text:p>
      <!--NEWS-->
      <text:h text:style-name="P10" text:outline-level="1">
<text:span text:style-name="T4">
Gironi Tsigankova has overcome Real Lunin</text:span>
</text:h>
      <text:p text:style-name="P4">
Authors: Ukrinform (Person)</text:p>
      <text:p text:style-name="P4">
Publisher: Укринформ (Organization)</text:p>
      <text:p text:style-name="P4">
Published Time: 2023-04-25T22:24:00+03:00</text:p>
      <text:p text:style-name="P4">
Modified Time: 2023-04-25T22:24:00+03:00</text:p>
      <text:p text:style-name="P4">
Description: The team of Ukrainian Viktor Tsigankov "Girona" defeated the Real Madrid in the home match of the 31st round of the Spanish Football Championship. - Ukrinform.</text:p>
      <text:p text:style-name="P4">
Images: ["<text:a xlink:type="simple" xlink:href="https://static.ukrinform.com/photos/2023_04/thumb_files/630_360_1682450599-919.jpg" text:style-name="Internet_20_link" text:visited-style-name="Visited_20_Internet_20_Link">
630_360_16824...</text:a>
"]</text:p>
      <text:p text:style-name="P4">
Tags: ['Футбол', 'Циганков']</text:p>
      <text:p text:style-name="P4">
Type: Article</text:p>
      <!--METADATA-->
      <text:p text:style-name="P4">
<draw:frame draw:style-name="fr1" draw:name="Image210" text:anchor-type="as-char" svg:width="6.9236in" svg:height="3.956343in" draw:z-index="0">
<draw:image xlink:href="../Images/yкринформ/2023-04-25T22-24-00-03-00/630_360_1682450599-919.jpg" xlink:type="simple" xlink:show="embed" xlink:actuate="onLoad" draw:mime-type="image/jpeg"/>
</draw:frame>
Viktor Tsigankov's team "Girona" was defeated by the Real Madrid Madrid in the home match of the 31st round of the Spanish Football Championship.</text:p>
      <text:p text:style-name="P4">
The match at Estadio Munisipal de Montilivi in Giron has ended victories with a score of 4: 2, Ukrinform reports.</text:p>
      <text:p text:style-name="P4">
All the balls at the Gate of Real Madrid, which this time defended Ukrainian goalkeeper Andriyomunin, scored the Argentine forward "Gironi" Valentin Castellinos(12, 24, 46,62-a minute).</text:p>
      <text:p text:style-name="P4">
У складі «Реала» відзначилися Вінісіус Жуніор (34)That Lucas Vasquez(85).</text:p>
      <text:p text:style-name="P4">
Циганкова на 72-й хвилині замінив Валері Фернандес.</text:p>
      <text:p text:style-name="P4">
<text:span text:style-name="T4">
Читайте також:</text:span>
 <text:a xlink:type="simple" xlink:href="https://www.ukrinform.ua/rubric-sports/3700186-barselona-uklala-ugodu-dla-rekonstrukcii-kamp-nou.html" text:style-name="Internet_20_link" text:visited-style-name="Visited_20_Internet_20_Link">
 </text:a>
The La League tournament is headed by Barcelona, which has 76 points. The second Ydemadrid "Real"(65). «Жирона» (41)It rose to 9th place.</text:p>
      <text:p text:style-name="P4">
Photo: AFP.</text:p>
      <text:p text:style-name="P4">
News Source: <text:a xlink:type="simple" xlink:href="https://www.ukrinform.ua/rubric-sports/3700709-zirona-cigankova-peregrala-real-lunina.html" text:style-name="Internet_20_link" text:visited-style-name="Visited_20_Internet_20_Link">
https://www.ukrinform.ua/rubric-sports/3700709-zirona-cigankova-peregrala-real-lunina.html</text:a>
</text:p>
      <!--NEWS-->
      <text:h text:style-name="P10" text:outline-level="1">
<text:span text:style-name="T4">
President: Each manifestation of Russian terror - additional arguments that everything should end in the tribunal</text:span>
</text:h>
      <text:p text:style-name="P4">
Authors: Ukrinform (Person)</text:p>
      <text:p text:style-name="P4">
Publisher: Укринформ (Organization)</text:p>
      <text:p text:style-name="P4">
Published Time: 2023-04-25T22:26:00+03:00</text:p>
      <text:p text:style-name="P4">
Modified Time: 2023-04-25T22:26:00+03:00</text:p>
      <text:p text:style-name="P4">
Description: Every manifestation of Russian terror, every day of aggression is additional arguments that all this should end in the tribunal - in the new Nuremberg regarding Rashism - Ukrinform.</text:p>
      <text:p text:style-name="P4">
Images: ["<text:a xlink:type="simple" xlink:href="https://static.ukrinform.com/photos/2023_03/thumb_files/630_360_1678738078-322.jpeg" text:style-name="Internet_20_link" text:visited-style-name="Visited_20_Internet_20_Link">
630_360_16787...</text:a>
"]</text:p>
      <text:p text:style-name="P4">
Tags: ['Трибунал', 'Україна', 'Зеленський', 'Війна з росією']</text:p>
      <text:p text:style-name="P4">
Type: Article</text:p>
      <!--METADATA-->
      <text:p text:style-name="P4">
<draw:frame draw:style-name="fr1" draw:name="Image211" text:anchor-type="as-char" svg:width="6.9236in" svg:height="3.956343in" draw:z-index="0">
<draw:image xlink:href="../Images/yкринформ/2023-04-25T22-26-00-03-00/630_360_1678738078-322.jpeg" xlink:type="simple" xlink:show="embed" xlink:actuate="onLoad" draw:mime-type="image/jpeg"/>
</draw:frame>
Each of Russian terror, every day of aggression is additional arguments that all should end in the tribunal - in the new Nuremberg about Rashism</text:p>
      <text:p text:style-name="P4">
Volodymyr Zelenskyy said this in <text:a xlink:type="simple" xlink:href="https://www.youtube.com/watch" text:style-name="Internet_20_link" text:visited-style-name="Visited_20_Internet_20_Link">
</text:a>
, reports Ukrinform.</text:p>
      <text:p text:style-name="P4">
<text:span text:style-name="T5">
Viso: <text:a xlink:type="simple" xlink:href="https://t.me/OP_UA/9324" text:style-name="Internet_20_link" text:visited-style-name="Visited_20_Internet_20_Link">
</text:a>
</text:span>
</text:p>
      <text:p text:style-name="P4">
<text:span text:style-name="T4">
 Ukrainians!Ukrainians!All our partners in the world!</text:span>
</text:p>
      <text:p text:style-name="P4">
During the day, there was a parsing in the city of Kupyansk Kharkiv region after the Russian shelling of the C-300 missiles. On ordinary civilian. The target for terrorists was the museum of local lore and adjacent houses. Rossia killed this blow of two women. My condolences to my relatives and loved ones ... Ten people were injured - they are given the necessary help.</text:p>
      <text:p text:style-name="P4">
In total, more than 60 museums and galleries in different areas of our country are so self -destroyed or damaged by the occupier.</text:p>
      <text:p text:style-name="P4">
Today, in the Kherson region, the blow of Russian aviation was destroyed. In the village of Kizomis, the Belozersky community. Orthodox temple ... managed by theuaabomb. That is, the Russian military knew that they were destroying. This church has been one of the hundreds of churches and prayer houses broken by Russian blows.</text:p>
      <text:p text:style-name="P4">
Crimea ... Today, the invaders broke into the house of Abdureshit Jepparova. He is the single representatives of the Crimean Tatar national movement, human rights activist, citizen of Ukraine. Where he is now, which is unknown to him. This is another example of the Crimea's indigenous people, against all our people. Those and thousands of such examples during aggression in the Crimea and in other regions occupied by Russia.</text:p>
      <text:p text:style-name="P4">
No one can feel safe anywhere until the aggressor is broken. This is the day in Ukraine proves - all that Russian troops and special services are doing on our land against our people. And this is that they dream of bringing other peoples on the ground. The whole world knows it.</text:p>
      <text:p text:style-name="P4">
The world also knows: Russia can be stopped. This is a common interest. Stop the powerful soldiers on the front line. Our weapons - both Ukrainian and the one we make from partners. By the power of law, that is, sanctions that need constant strengthening, as well as our joint work for the sake of justice. The manifestation of Russian terror, every day of aggression - these are additional arguments that all this should end in the tribunal - in the new Nuremberg on Rashism, relative And people who have rockets against museums, and managed avaibombs - against churches.Today, our international sanction group, a group of experts headed by Andriyermak and Michael McFol, presented a document on strengthening sanctions against Russia. The first such sanction plan was fulfilled by more than 70%. Therefore, the infected with what directions it is possible to increase the sanction pressure and how to give a more stability due to the complete exclusion from the global relations of all deestructive Russian entities, all those who work for the war.</text:p>
      <text:p text:style-name="P4">
This sanction document will be on the tables with all key leaders in the world - both political and public, business. Sanctions against the Russian Naptogaza Sector, against the nuclear industry, against absolutely everyone who helps Russia to circumstance. This is necessary self -defense of international order.</text:p>
      <text:p text:style-name="P4">
Today I held the next meeting. Commanders, Head, Intelligence, Ministry of Defense. Reports on hostilities on the front are now actively moving, the equipment of new units. The Ramstein and further communication with our partners have been separate today.</text:p>
      <text:p text:style-name="P4">
He also held a meeting on the economic restoration of Ukraine. Shmigal, Sviridenko, Shurma, Kubrakov, Fedorov - our restore team. Presented the economic experiment of today and post -war period. It is already clear that the result of a more victory will be the opportunity of Ukraine to be a real supplier of security to all our partners, for all in the world, who appreciates the international order based on the rules. The new safety standards that we embody in our lives: in our infrastructure, energy, logistics and communication, in the social and educational spheres, in our production - all this can be scale in other parts of the world.</text:p>
      <text:p text:style-name="P4">
Similarly, Ukrainian protection systems, our weapons, our experience of our people, acquired in the confrontation of Russian terror. All this will work on Global, so that no one in the world has ever repeated Russian crimes.</text:p>
      <text:p text:style-name="P4">
Glory to every warrior who is now in battle, in combat posts, at combat operations!Separately, I want to celebrate today the 80th Airborne Assault Brigade.</text:p>
      <text:p text:style-name="P4">
Well done guys!Thank you for the determination when destroying the occupier in Bakhmut!</text:p>
      <text:p text:style-name="P4">
<text:span text:style-name="T4">
Glory to Ukraine!</text:span>
</text:p>
      <text:p text:style-name="P4">
<text:span text:style-name="T5">
Foto: op</text:span>
</text:p>
      <text:p text:style-name="P4">
News Source: <text:a xlink:type="simple" xlink:href="https://www.ukrinform.ua/rubric-ato/3700712-prezident-kozen-proav-teroru-rf-dodatkovi-argumenti-so-vse-mae-zaversitis-u-tribunali.html" text:style-name="Internet_20_link" text:visited-style-name="Visited_20_Internet_20_Link">
https://www.ukrinform.ua/rubric-ato/3700712-prezident-kozen-proav-teroru-rf-dodatkovi-argumenti-so-vse-mae-zaversitis-u-tribunali.html</text:a>
</text:p>
      <!--NEWS-->
      <text:h text:style-name="P10" text:outline-level="1">
<text:span text:style-name="T4">
The SBU detained Russian agents - one of them urged to strike "Satan" on the countries of the event</text:span>
</text:h>
      <text:p text:style-name="P4">
Authors: Ukrinform (Person)</text:p>
      <text:p text:style-name="P4">
Publisher: Укринформ (Organization)</text:p>
      <text:p text:style-name="P4">
Published Time: 2023-04-25T22:30:00+03:00</text:p>
      <text:p text:style-name="P4">
Modified Time: 2023-04-25T22:30:00+03:00</text:p>
      <text:p text:style-name="P4">
Description: The Security Service of Ukraine neutralized the interregional network of pro -Russian agents that spread misinformation and Kremlin narratives about the war in messengers and prohibited social networks. - Ukrinform.</text:p>
      <text:p text:style-name="P4">
Images: ["<text:a xlink:type="simple" xlink:href="https://static.ukrinform.com/photos/2021_10/thumb_files/630_360_1634664278-801.jpg" text:style-name="Internet_20_link" text:visited-style-name="Visited_20_Internet_20_Link">
630_360_16346...</text:a>
", "<text:a xlink:type="simple" xlink:href="https://static.ukrinform.com/photos/2023_04/1682424557-405.jpg" text:style-name="Internet_20_link" text:visited-style-name="Visited_20_Internet_20_Link">
1682424557-40...</text:a>
", "<text:a xlink:type="simple" xlink:href="https://static.ukrinform.com/photos/2023_04/1682424557-196.jpg" text:style-name="Internet_20_link" text:visited-style-name="Visited_20_Internet_20_Link">
1682424557-19...</text:a>
", "<text:a xlink:type="simple" xlink:href="https://static.ukrinform.com/photos/2023_04/1682424557-716.jpg" text:style-name="Internet_20_link" text:visited-style-name="Visited_20_Internet_20_Link">
1682424557-71...</text:a>
", "<text:a xlink:type="simple" xlink:href="https://static.ukrinform.com/photos/2023_04/1682424557-870.jpg" text:style-name="Internet_20_link" text:visited-style-name="Visited_20_Internet_20_Link">
1682424557-87...</text:a>
"]</text:p>
      <text:p text:style-name="P4">
Tags: ['СБУ', 'Кримінал', 'Війна з росією']</text:p>
      <text:p text:style-name="P4">
Type: Article</text:p>
      <!--METADATA-->
      <text:p text:style-name="P4">
<draw:frame draw:style-name="fr1" draw:name="Image212" text:anchor-type="as-char" svg:width="6.9236in" svg:height="3.956343in" draw:z-index="0">
<draw:image xlink:href="../Images/yкринформ/2023-04-25T22-30-00-03-00/630_360_1634664278-801.jpg" xlink:type="simple" xlink:show="embed" xlink:actuate="onLoad" draw:mime-type="image/jpeg"/>
</draw:frame>
The service of Ukraine has neutralized the interregional network of pro -Russian agents that distributed in messengers and forbidden social networks of misinformation Takremliv narratives about the war.</text:p>
      <text:p text:style-name="P4">
As Ukrinform reports, this has reported <text:a xlink:type="simple" xlink:href="https://ssu.gov.ua/novyny/sbu-zatrymala-6-internetahentiv-rf-odyn-z-nykh-zaklykav-do-henotsydu-ukraintsiv-ta-udariv-raketamy-satana-po-zakhidnykh-krainakh" text:style-name="Internet_20_link" text:visited-style-name="Visited_20_Internet_20_Link">
</text:a>
.</text:p>
      <text:p text:style-name="P4">
It was found that six enemy associates were included in the network. They took more part of destructive content from Russian online resources.</text:p>
      <text:p text:style-name="P4">
<draw:frame draw:style-name="fr1" draw:name="Image213" text:anchor-type="as-char" svg:width="6.9236in" svg:height="4.615733in" draw:z-index="0">
<draw:image xlink:href="../Images/yкринформ/2023-04-25T22-30-00-03-00/1682424557-405.jpg" xlink:type="simple" xlink:show="embed" xlink:actuate="onLoad" draw:mime-type="image/jpeg"/>
</draw:frame>
In particular, in Kyiv, law enforcement officers exposed a 37-year-old resident who called for the mass killings of Ukrainians of Ukrainian intercontinental ballistic missiles "Satan" against the Western State Partners of Ukraine.</text:p>
      <text:p text:style-name="P4">
<text:span text:style-name="T4">
 Read also: </text:span>
 <text:a xlink:type="simple" xlink:href="https://www.ukrinform.ua/rubric-ato/3699980-sbu-ogolosila-pidozru-vagnerivcu-z-kazahstanu-akogo-vzali-v-polon-pid-bahmutom.html" text:style-name="Internet_20_link" text:visited-style-name="Visited_20_Internet_20_Link">
<text:span text:style-name="T4">
 SBU </text:span>
</text:a>
The attacker also tried to discredit the Ukrainian military, including the azovstal.</text:p>
      <text:p text:style-name="P4">
<draw:frame draw:style-name="fr1" draw:name="Image214" text:anchor-type="as-char" svg:width="6.9236in" svg:height="9.231467in" draw:z-index="0">
<draw:image xlink:href="../Images/yкринформ/2023-04-25T22-30-00-03-00/1682424557-196.jpg" xlink:type="simple" xlink:show="embed" xlink:actuate="onLoad" draw:mime-type="image/jpeg"/>
</draw:frame>
The person defendant has been suspected of a number of articles of the Criminal Code of Ukraine: Part. 2 tbsp. 442(genocide), p. 1 v. 258-2(Public calls for a terrorist act)and h. 2, 3 tbsp. 109(Actions aimed at violence or overthrow of a constitutional order or seizure of state power).</text:p>
      <text:p text:style-name="P4">
<text:span text:style-name="T4">
Читайте також:</text:span>
 <text:a xlink:type="simple" xlink:href="https://www.ukrinform.ua/rubric-other_news/3699994-sbu-zatrimala-oficera-cervinskogo-dii-akogo-prizveli-do-obstrilu-aerodromu-kanatove.html" text:style-name="Internet_20_link" text:visited-style-name="Visited_20_Internet_20_Link">
 <text:span text:style-name="T4">
СБУ</text:span>
 </text:a>
The suspect is also charged with the commission of the crimes under 1, 2 cent. 110(encroachment on the territorial integrity and integrity of Ukraine), p.436(Propaganda of war)and h. 2, 3 tbsp. 436-2(justification, recognition right, denial of armed aggression of the Russian Federation against Ukraine, glorification)CCU.</text:p>
      <text:p text:style-name="P4">
<draw:frame draw:style-name="fr1" draw:name="Image215" text:anchor-type="as-char" svg:width="6.9236in" svg:height="5.1927in" draw:z-index="0">
<draw:image xlink:href="../Images/yкринформ/2023-04-25T22-30-00-03-00/1682424557-716.jpg" xlink:type="simple" xlink:show="embed" xlink:actuate="onLoad" draw:mime-type="image/jpeg"/>
</draw:frame>
In the Odessa regions, law enforcement officers blocked the information and subversive activity of a local resident, which administered several pro-Kremlin channels of the Utelegram, where she posted publications calling for shelling of the Ukrainianman and spread fakes about the number of death defenders of Ukraine.</text:p>
      <text:p text:style-name="P4">
<draw:frame draw:style-name="fr1" draw:name="Image216" text:anchor-type="as-char" svg:width="6.664062in" svg:height="10.0in" draw:z-index="0">
<draw:image xlink:href="../Images/yкринформ/2023-04-25T22-30-00-03-00/1682424557-870.jpg" xlink:type="simple" xlink:show="embed" xlink:actuate="onLoad" draw:mime-type="image/jpeg"/>
</draw:frame>
In Kharkiv, Kiberfahivka documented the criminal activity of a local resident who called for cooperation with militants and the Zaporbnitskaya Pseudo -administration in captured areas in eastern Ukraine.</text:p>
      <text:p text:style-name="P4">
Two more enemy agents are exposed in Cherkasy region. The malefactors pointed the participants of the invading groups of the Russian Federation and "heroned" their habitats.</text:p>
      <text:p text:style-name="P4">
<text:span text:style-name="T4">
 Read also: </text:span>
 <text:a xlink:type="simple" xlink:href="https://www.ukrinform.ua/rubric-society/3699917-u-spravi-katastrofi-vertolota-u-brovarah-priznacili-ponad-100-ekspertiz-sbu.html" text:style-name="Internet_20_link" text:visited-style-name="Visited_20_Internet_20_Link">
<text:span text:style-name="T4">
 SBU </text:span>
</text:a>
According to the mentioned facts, investigative actions within the limits of criminal proceedings are inquired by articles of the Criminal Code of Ukraine: 436-2(justification, recognition right, denial of armed aggression of the Russian Federation against Ukraine, glorification)and Art. 111-1(Collaboration).</text:p>
      <text:p text:style-name="P4">
Як повідомляв Укрінформ, днями СБУ затримала російську агентку, яка намагаласявлаштуватися до органу місцевого самоврядування в Черкаській області.</text:p>
      <text:p text:style-name="P4">
News Source: <text:a xlink:type="simple" xlink:href="https://www.ukrinform.ua/rubric-society/3700489-sbu-zatrimala-rosijskih-agentiv-odin-z-nih-zaklikav-udariti-satanou-po-krainah-zahodu.html" text:style-name="Internet_20_link" text:visited-style-name="Visited_20_Internet_20_Link">
https://www.ukrinform.ua/rubric-society/3700489-sbu-zatrimala-rosijskih-agentiv-odin-z-nih-zaklikav-udariti-satanou-po-krainah-zahodu.html</text:a>
</text:p>
      <!--NEWS-->
      <text:h text:style-name="P10" text:outline-level="1">
<text:span text:style-name="T4">
Russia has to lose, otherwise will lose the world - Zelensky</text:span>
</text:h>
      <text:p text:style-name="P4">
Authors: Ukrinform (Person)</text:p>
      <text:p text:style-name="P4">
Publisher: Укринформ (Organization)</text:p>
      <text:p text:style-name="P4">
Published Time: 2023-04-25T22:34:00+03:00</text:p>
      <text:p text:style-name="P4">
Modified Time: 2023-04-25T22:34:00+03:00</text:p>
      <text:p text:style-name="P4">
Description: Russia has to lose, otherwise there will be a loss of life, a loss of law, a loss, in fact, the world. - Ukrinform.</text:p>
      <text:p text:style-name="P4">
Images: ["<text:a xlink:type="simple" xlink:href="https://static.ukrinform.com/photos/2023_04/thumb_files/630_360_1682451261-591.jpeg" text:style-name="Internet_20_link" text:visited-style-name="Visited_20_Internet_20_Link">
630_360_16824...</text:a>
"]</text:p>
      <text:p text:style-name="P4">
Tags: ['росія', 'Зеленський', 'Війна з росією']</text:p>
      <text:p text:style-name="P4">
Type: Article</text:p>
      <!--METADATA-->
      <text:p text:style-name="P4">
<draw:frame draw:style-name="fr1" draw:name="Image217" text:anchor-type="as-char" svg:width="6.9236in" svg:height="3.956343in" draw:z-index="0">
<draw:image xlink:href="../Images/yкринформ/2023-04-25T22-34-00-03-00/630_360_1682451261-591.jpeg" xlink:type="simple" xlink:show="embed" xlink:actuate="onLoad" draw:mime-type="image/jpeg"/>
</draw:frame>
Russia has to play, otherwise there will be a loss of life, a loss of law, a loss, in fact, the world.</text:p>
      <text:p text:style-name="P4">
President of Ukraine Volodymyr Zelenskyy said this in <text:a xlink:type="simple" xlink:href="https://www.president.gov.ua/news/kozhen-proyav-rosijskogo-teroru-ce-dodatkovi-argumenti-sho-v-82481" text:style-name="Internet_20_link" text:visited-style-name="Visited_20_Internet_20_Link">
</text:a>
, reports Ukrinform.</text:p>
      <text:p text:style-name="P4">
Video: <text:a xlink:type="simple" xlink:href="https://t.me/OP_UA/9324" text:style-name="Internet_20_link" text:visited-style-name="Visited_20_Internet_20_Link">
</text:a>
“Russia can be stopped. This is a common interest. To stop the power of our warriors - on the front. Our weapons - both Ukrainian and the one we receive by the District. By the power of law, that is, sanctions that need constant strengthening, as well as our joint work for the sake of justice, ”Zelensky said.</text:p>
      <text:p text:style-name="P4">
<text:span text:style-name="T4">
 Read also: </text:span>
 <text:a xlink:type="simple" xlink:href="https://www.ukrinform.ua/rubric-ato/3700461-najskladnisi-napramki-frontu-i-rezultati-ramstajnu-zelenskij-proviv-zasidanna-stavki.html" text:style-name="Internet_20_link" text:visited-style-name="Visited_20_Internet_20_Link">
<text:span text:style-name="T4">
 Zelensky </text:span>
</text:a>
According to him, every manifestation of Russian terror, every day of aggression - teditional arguments that all this should end in the tribunal - in Novinurnberg about Rashism, "for those who destroy life and people, who have missiles - opposite museums, and managed aircraft against churches. Russia must lose. There can be no other sign in the world. Because everything else is a loss of life, it is a loss of law, it is a loss, in fact, the world, ”the head of state added.</text:p>
      <text:p text:style-name="P4">
The President also stressed that no one can now feel safe until the aggressor is broken. “All that the Russian troops of the occupier are doing on our land against our people. And this is what they do brought to the earth other peoples ... The whole world knows it, ”Domzelensky.</text:p>
      <text:p text:style-name="P4">
As reported by Ukrinform, <text:a xlink:type="simple" xlink:href="https://www.ukrinform.ua/rubric-economy/3700686-vlada-napracovue-novu-ekonomicnu-strategiu-ukraini-zelenskij.html" text:style-name="Internet_20_link" text:visited-style-name="Visited_20_Internet_20_Link">
</text:a>
.</text:p>
      <text:p text:style-name="P4">
Photo: op</text:p>
      <text:p text:style-name="P4">
News Source: <text:a xlink:type="simple" xlink:href="https://www.ukrinform.ua/rubric-ato/3700713-rosia-mae-prograti-inakse-bude-progras-svitu-zelenskij.html" text:style-name="Internet_20_link" text:visited-style-name="Visited_20_Internet_20_Link">
https://www.ukrinform.ua/rubric-ato/3700713-rosia-mae-prograti-inakse-bude-progras-svitu-zelenskij.html</text:a>
</text:p>
      <!--NEWS-->
      <text:h text:style-name="P10" text:outline-level="1">
<text:span text:style-name="T4">
The European Commission proposes to prohibit the import of agricultural products from Ukraine in five EU countries by the end of the year</text:span>
</text:h>
      <text:p text:style-name="P4">
Authors: Ukrinform (Person)</text:p>
      <text:p text:style-name="P4">
Publisher: Укринформ (Organization)</text:p>
      <text:p text:style-name="P4">
Published Time: 2023-04-25T22:40:00+03:00</text:p>
      <text:p text:style-name="P4">
Modified Time: 2023-04-25T22:40:00+03:00</text:p>
      <text:p text:style-name="P4">
Description: The European Commission is ready to submit to the member states a proposal to temporarily ban the import of the five most sensitive agricultural goods from Ukraine to five EU countries-Ukrinform.</text:p>
      <text:p text:style-name="P4">
Images: ["<text:a xlink:type="simple" xlink:href="https://static.ukrinform.com/photos/2016_05/thumb_files/630_360_1462365899-2256.jpg" text:style-name="Internet_20_link" text:visited-style-name="Visited_20_Internet_20_Link">
630_360_14623...</text:a>
"]</text:p>
      <text:p text:style-name="P4">
Tags: ['Єврокомісія', 'Євросоюз', 'Імпорт', 'Сільське господарство', 'Україна', 'Заборона']</text:p>
      <text:p text:style-name="P4">
Type: Article</text:p>
      <!--METADATA-->
      <text:p text:style-name="P4">
<draw:frame draw:style-name="fr1" draw:name="Image218" text:anchor-type="as-char" svg:width="6.9236in" svg:height="3.956343in" draw:z-index="0">
<draw:image xlink:href="../Images/yкринформ/2023-04-25T22-40-00-03-00/630_360_1462365899-2256.jpg" xlink:type="simple" xlink:show="embed" xlink:actuate="onLoad" draw:mime-type="image/jpeg"/>
</draw:frame>
The European Commission is ready to submit to Member States a proposal for a prohibition of import of five most sensitive agricultural goods from Ukraine to five EU countries</text:p>
      <text:p text:style-name="P4">
This was stated in Luxembourg during the Press Conference on the results of the EU Council of Ministers of Agriculture and Fisheries by the European Commissioner for the Church of the Economy, Janusz Wojciechowski, correspondent.</text:p>
      <text:p text:style-name="P4">
“We are very close to a good agreement, which provides for a temporary prohibition for five -made products, as well as the investigation, in accordance with the protective measures provided for in the Agreement on Liberalization of Trade with Ukraine. These and these will be used until June 5, so these regulatory rulers will have an effect. But we know if the new rules are agreed, so the time measures should also be continued by the end of the year. The Commission is open to this opportunity, ”the European Commissar said.</text:p>
      <text:p text:style-name="P4">
<text:span text:style-name="T4">
 Read also: </text:span>
 <text:a xlink:type="simple" xlink:href="https://www.ukrinform.ua/rubric-economy/3700395-es-mae-znajti-konstruktivne-risenna-dla-problemi-importu-agroproduktiv-z-ukraini-svecia.html" text:style-name="Internet_20_link" text:visited-style-name="Visited_20_Internet_20_Link">
<text:span text:style-name="T4">
 import </text:span>
</text:a>
He noted that these proposals of the European Commission were already on the table - to introduce a temporarily to import five of the most sensitive products from Ukraine - such as Kukurudza, wheat, rapeseed, sunflower and sunny oil. This restriction will not be the total of the EU, but only five "frontier" countries. The request of such protective measures was initiated by Poland, but the governments of the whirlwind of several countries supported it. At the same time, they raised the issue of prohibition on imports from Ukraine for eight more products, such as honey, sugar, chicken, meat and dairy products. But the European Commissioner supported this proposal, because 90 percent of the "problem" import of the Ukrainian is grain and oils.</text:p>
      <text:p text:style-name="P4">
"Unilateral measures are not a solution, decisions are needed at the European level.</text:p>
      <text:p text:style-name="P4">
<text:span text:style-name="T4">
 Read also: </text:span>
 <text:a xlink:type="simple" xlink:href="https://www.ukrinform.ua/rubric-economy/3698850-ukraina-u-potocnomu-marketingovomu-roci-eksportuvala-ponad-40-miljona-tonn-zernovih.html" text:style-name="Internet_20_link" text:visited-style-name="Visited_20_Internet_20_Link">
<text:span text:style-name="T4">
 Export </text:span>
</text:a>
</text:p>
      <text:p text:style-name="P4">
After the start of Russian aggression against Ukraine and blocking the Black Sea ports, through which, usually exports of agricultural products were exported to the world market, the European Union organized "Solidarity Corridors" on the borders with Ukraine to direct part of the country's exports to the world market, with the use Inland waterway arteries. More than 32 million tons of grain and other agricultural goods were imported in this way.</text:p>
      <text:p text:style-name="P4">
News Source: <text:a xlink:type="simple" xlink:href="https://www.ukrinform.ua/rubric-economy/3700714-evrokomisia-proponue-zaboroniti-import-agroprodukcii-z-ukraini-u-pat-krain-es-do-kinca-roku.html" text:style-name="Internet_20_link" text:visited-style-name="Visited_20_Internet_20_Link">
https://www.ukrinform.ua/rubric-economy/3700714-evrokomisia-proponue-zaboroniti-import-agroprodukcii-z-ukraini-u-pat-krain-es-do-kinca-roku.html</text:a>
</text:p>
      <!--NEWS-->
      <text:h text:style-name="P10" text:outline-level="1">
<text:span text:style-name="T4">
In Ukraine, the Russian Federation has destroyed hundreds of churches, as well as more than 60 museums and galleries - Zelensky</text:span>
</text:h>
      <text:p text:style-name="P4">
Authors: Ukrinform (Person)</text:p>
      <text:p text:style-name="P4">
Publisher: Укринформ (Organization)</text:p>
      <text:p text:style-name="P4">
Published Time: 2023-04-25T22:49:00+03:00</text:p>
      <text:p text:style-name="P4">
Modified Time: 2023-04-25T22:49:00+03:00</text:p>
      <text:p text:style-name="P4">
Description: Russia has destroyed more than 60 museums and galleries, as well as hundreds of churches in different regions of Ukraine with its rockets. - Ukrinform.</text:p>
      <text:p text:style-name="P4">
Images: ["<text:a xlink:type="simple" xlink:href="https://static.ukrinform.com/photos/2023_04/thumb_files/630_360_1682063024-559.jpeg" text:style-name="Internet_20_link" text:visited-style-name="Visited_20_Internet_20_Link">
630_360_16820...</text:a>
"]</text:p>
      <text:p text:style-name="P4">
Tags: ['Церква', 'Зеленський', 'Війна з росією']</text:p>
      <text:p text:style-name="P4">
Type: Article</text:p>
      <!--METADATA-->
      <text:p text:style-name="P4">
<draw:frame draw:style-name="fr1" draw:name="Image219" text:anchor-type="as-char" svg:width="6.9236in" svg:height="3.956343in" draw:z-index="0">
<draw:image xlink:href="../Images/yкринформ/2023-04-25T22-49-00-03-00/630_360_1682063024-559.jpeg" xlink:type="simple" xlink:show="embed" xlink:actuate="onLoad" draw:mime-type="image/jpeg"/>
</draw:frame>
In Russian rockets, more than 60 museums and galleries, as well as hundreds of churches of mortise regions of Ukraine, destroyed.</text:p>
      <text:p text:style-name="P4">
President of Ukraine Volodymyr Zelenskyy said this in <text:a xlink:type="simple" xlink:href="https://www.president.gov.ua/news/kozhen-proyav-rosijskogo-teroru-ce-dodatkovi-argumenti-sho-v-82481" text:style-name="Internet_20_link" text:visited-style-name="Visited_20_Internet_20_Link">
</text:a>
, reports Ukrinform.</text:p>
      <text:p text:style-name="P4">
"In total, more than 60 museums and galleries in different areas of our country are so self -destroyed or damaged by the occupier," Zelensky said.</text:p>
      <text:p text:style-name="P4">
<text:span text:style-name="T4">
 Read also: </text:span>
 <text:a xlink:type="simple" xlink:href="https://www.ukrinform.ua/rubric-ato/3700713-rosia-mae-prograti-inakse-bude-progras-svitu-zelenskij.html" text:style-name="Internet_20_link" text:visited-style-name="Visited_20_Internet_20_Link">
<text:span text:style-name="T4">
 Zelensky </text:span>
</text:a>
According to him, during the day it lasted <text:a xlink:type="simple" xlink:href="https://www.ukrinform.ua/rubric-regions/3700475-u-kupansku-distali-zpid-zavaliv-muzeu-tilo-drugoi-zagibloi.html" text:style-name="Internet_20_link" text:visited-style-name="Visited_20_Internet_20_Link">
</text:a>
After Russian shelling, C-300 missiles. There, the target of terrorists became a local museum and surrounding houses. “Russia has killed these women. My condolences to my relatives and relatives of the dead ... Ten people have been exposed - they are given the necessary help, ”the Head of State added.</text:p>
      <text:p text:style-name="P4">
In addition, he noted, in the village of Kizomis, the Belozersky community of the Kherson region by the blow of Russian aviation was destroyed by the church.</text:p>
      <text:p text:style-name="P4">
<text:span text:style-name="T4">
 Read also: </text:span>
 <text:a xlink:type="simple" xlink:href="https://www.ukrinform.ua/rubric-ato/3700712-prezident-kozen-proav-teroru-rf-dodatkovi-argumenti-so-vse-mae-zaversitis-u-tribunali.html" text:style-name="Internet_20_link" text:visited-style-name="Visited_20_Internet_20_Link">
</text:a>
“Orthodox temple… managed airbots. That is, the Russian military knew that they were destroying. This church has become one of the hundreds of churches and prayer houses broken by Russian scales, ”Zelensky said.</text:p>
      <text:p text:style-name="P4">
As reported by Ukrinform, both <text:a xlink:type="simple" xlink:href="https://www.ukrinform.ua/rubric-ato/3700424-rosiani-skinuli-na-hersonsinu-pat-kerovanih-aviabomb.html" text:style-name="Internet_20_link" text:visited-style-name="Visited_20_Internet_20_Link">
</text:a>
.</text:p>
      <text:p text:style-name="P4">
Photo: op</text:p>
      <text:p text:style-name="P4">
News Source: <text:a xlink:type="simple" xlink:href="https://www.ukrinform.ua/rubric-ato/3700715-v-ukraini-rf-zrujnuvala-sotni-cerkov-a-takoz-ponad-60-muzeiv-ta-galerej-zelenskij.html" text:style-name="Internet_20_link" text:visited-style-name="Visited_20_Internet_20_Link">
https://www.ukrinform.ua/rubric-ato/3700715-v-ukraini-rf-zrujnuvala-sotni-cerkov-a-takoz-ponad-60-muzeiv-ta-galerej-zelenskij.html</text:a>
</text:p>
      <!--NEWS-->
      <text:h text:style-name="P10" text:outline-level="1">
<text:span text:style-name="T4">
Russians fired at four Sumy region communities for a day, there is a destruction</text:span>
</text:h>
      <text:p text:style-name="P4">
Authors: Ukrinform (Person)</text:p>
      <text:p text:style-name="P4">
Publisher: Укринформ (Organization)</text:p>
      <text:p text:style-name="P4">
Published Time: 2023-04-25T22:54:00+03:00</text:p>
      <text:p text:style-name="P4">
Modified Time: 2023-04-25T22:54:00+03:00</text:p>
      <text:p text:style-name="P4">
Description: The troops of the Russian Federation on Tuesday, April 25, fired at four territorial communities of Sumy region, producing a total of 70 mines and shells. - Ukrinform.</text:p>
      <text:p text:style-name="P4">
Images: ["<text:a xlink:type="simple" xlink:href="https://static.ukrinform.com/photos/2023_01/thumb_files/630_360_1675087707-171.jpg" text:style-name="Internet_20_link" text:visited-style-name="Visited_20_Internet_20_Link">
630_360_16750...</text:a>
"]</text:p>
      <text:p text:style-name="P4">
Tags: ['Обстріл', 'Сумщина', 'Війна з росією']</text:p>
      <text:p text:style-name="P4">
Type: Article</text:p>
      <!--METADATA-->
      <text:p text:style-name="P4">
<draw:frame draw:style-name="fr1" draw:name="Image220" text:anchor-type="as-char" svg:width="6.9236in" svg:height="3.956343in" draw:z-index="0">
<draw:image xlink:href="../Images/yкринформ/2023-04-25T22-54-00-03-00/630_360_1675087707-171.jpg" xlink:type="simple" xlink:show="embed" xlink:actuate="onLoad" draw:mime-type="image/jpeg"/>
</draw:frame>
The Russian Federation on Tuesday, April 25, fired at four territorial groups of Sumy region, producing a total of 70 mines and shells.</text:p>
      <text:p text:style-name="P4">
According to Ukrinform, the Sumy Regional Military Administration reported in <text:a xlink:type="simple" xlink:href="http://t.me/Sumy_news_ODA/15654" text:style-name="Internet_20_link" text:visited-style-name="Visited_20_Internet_20_Link">
</text:a>
.</text:p>
      <text:p text:style-name="P4">
In particular, in the young community, the invaders hit the artillery - four "arrivals". In the territory of one of the enterprises, hostile fire is damaged by a line electricity network, a car garage and windows indoors. In addition, two mines were released throughout the community.</text:p>
      <text:p text:style-name="P4">
Mortar and artillery strikes also caused the Russian army to the Popeilon community - 25 and 17 "arrivals", respectively. As a result of the article, one of the households has been subjected to harm.</text:p>
      <text:p text:style-name="P4">
Nine mines of mortars were released by the invaders in the Khotin community, damaging the power supply.</text:p>
      <text:p text:style-name="P4">
<text:span text:style-name="T4">
 Read also: </text:span>
 <text:a xlink:type="simple" xlink:href="https://www.ukrinform.ua/rubric-ato/3700657-zagarbniki-vdarili-z-minometiv-po-prikordonnu-sumsini-ta-cernigivsini.html" text:style-name="Internet_20_link" text:visited-style-name="Visited_20_Internet_20_Link">
<text:span text:style-name="T4">
 Sumshchyn </text:span>
</text:a>
From mortars, the Russians fired at the Esman community four times - 13 <text:a xlink:type="simple" xlink:href="https://www.ukrinform.ua/tag-vibuh" text:style-name="Internet_20_link" text:visited-style-name="Visited_20_Internet_20_Link">
</text:a>
.</text:p>
      <text:p text:style-name="P4">
"According to the military, there are currently no enemy offensive groups near the state border," the Ova noted.</text:p>
      <text:p text:style-name="P4">
As reported by Ukrinform, April 24 <text:a xlink:type="simple" xlink:href="http://www.ukrinform.ua/rubric-ato/3700183-zagarbniki-uprodovz-dna-obstrilali-sim-gromad-sumsini-ova.html" text:style-name="Internet_20_link" text:visited-style-name="Visited_20_Internet_20_Link">
</text:a>
There were seven territorial communities of Sumy region.</text:p>
      <text:p text:style-name="P4">
_Foto: OK "North" _</text:p>
      <text:p text:style-name="P4">
News Source: <text:a xlink:type="simple" xlink:href="https://www.ukrinform.ua/rubric-ato/3700710-rosiani-za-den-obstrilali-cotiri-gromadi-sumsini-e-rujnuvanna.html" text:style-name="Internet_20_link" text:visited-style-name="Visited_20_Internet_20_Link">
https://www.ukrinform.ua/rubric-ato/3700710-rosiani-za-den-obstrilali-cotiri-gromadi-sumsini-e-rujnuvanna.html</text:a>
</text:p>
      <!--NEWS-->
      <text:h text:style-name="P10" text:outline-level="1">
<text:span text:style-name="T4">
What are the veteran entrepreneurship tax benefits</text:span>
</text:h>
      <text:p text:style-name="P4">
Author: ['АРМІЯINFORM']</text:p>
      <text:p text:style-name="P4">
Time: 2023-04-25T23:00:00-04:00</text:p>
      <text:p text:style-name="P4">
Description: About Tse of Rospovil in iz izherv'yu Armyinform, perishable intercessor of the Viconavchy Director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golovna-uvf-e1682345670746.jpg" text:style-name="Internet_20_link" text:visited-style-name="Visited_20_Internet_20_Link">
golovna-uvf-e1682345670746.jpg</text:a>
']</text:p>
      <text:p text:style-name="P4">
Tags: ['STOPRUSSIA', 'АГРЕСІЯ РФ', 'ВЕТЕРАНИ АТО/ООС', 'ВЕТЕРАНИ ВІЙНИ', 'ВІЙНА', 'ВТОРГНЕННЯ РФ']</text:p>
      <text:p text:style-name="P4">
Category: News</text:p>
      <!--METADATA-->
      <text:p text:style-name="P4">
<draw:frame draw:style-name="fr1" draw:name="Image221" text:anchor-type="as-char" svg:width="6.9236in" svg:height="5.397331in" draw:z-index="0">
<draw:image xlink:href="../Images/AРМІЯINFORM/2023-04-25T23-00-00-04-00/golovna-uvf-e1682345670746.jpg" xlink:type="simple" xlink:show="embed" xlink:actuate="onLoad" draw:mime-type="image/jpeg"/>
</draw:frame>
She told this in <text:a xlink:type="simple" xlink:href="https://armyinform.com.ua/2023/04/24/na-yaki-zminy-chekaye-veteranskyj-biznes-v-ukrayini/" text:style-name="Internet_20_link" text:visited-style-name="Visited_20_Internet_20_Link">
interview</text:a>
Armyinform First Deputy Executive Director of the Ukrainian Veterans Fund Ruslan Velichko-Trimonyuk.</text:p>
      <ul>
        <li>
veterans do not pay only a single social contribution(ESV). А оскількивизначення «ветеранського бізнесу» не існує, то і пільгових преференцій до нихне застосовують. Хоча для фермерського підприємства і стосовно «Дія Сіті»(Legal and Tax Space for IT companies in Ukraine)There are tax references. However, until the legislation defines the concept of "veteran business" - there is no language about tangible tax preferences, ”she said.</li>
      </ul>
      <text:p text:style-name="P4">
According to the UVF representative, the preferences for veterans business should be perceived as an opportunity to establish normal business processes in the country.</text:p>
      <text:p text:style-name="P4">
News Source: <text:a xlink:type="simple" xlink:href="https://armyinform.com.ua/2023/04/25/yaki-podatkovi-pilgy-u-sferi-veteranskogo-pidpryyemnycztva/" text:style-name="Internet_20_link" text:visited-style-name="Visited_20_Internet_20_Link">
https://armyinform.com.ua/2023/04/25/yaki-podatkovi-pilgy-u-sferi-veteranskogo-pidpryyemnycztva/</text:a>
</text:p>
      <!--NEWS-->
      <text:h text:style-name="P10" text:outline-level="1">
<text:span text:style-name="T4">
The location of the human rights activist Jepperov is still unknown - President</text:span>
</text:h>
      <text:p text:style-name="P4">
Authors: Ukrinform (Person)</text:p>
      <text:p text:style-name="P4">
Publisher: Укринформ (Organization)</text:p>
      <text:p text:style-name="P4">
Published Time: 2023-04-25T23:01:00+03:00</text:p>
      <text:p text:style-name="P4">
Modified Time: 2023-04-25T23:01:00+03:00</text:p>
      <text:p text:style-name="P4">
Description: The location of the human rights activist Abdureshit Jepperov, detained by Russian security forces in the temporarily occupied Crimea remains unknown. - Ukrinform.</text:p>
      <text:p text:style-name="P4">
Images: ["<text:a xlink:type="simple" xlink:href="https://static.ukrinform.com/photos/2016_12/thumb_files/630_360_1482405064-5439.jpg" text:style-name="Internet_20_link" text:visited-style-name="Visited_20_Internet_20_Link">
630_360_14824...</text:a>
"]</text:p>
      <text:p text:style-name="P4">
Tags: ['Арешт', 'Крим', 'Правозахисники', 'Зеленський']</text:p>
      <text:p text:style-name="P4">
Type: Article</text:p>
      <!--METADATA-->
      <text:p text:style-name="P4">
<draw:frame draw:style-name="fr1" draw:name="Image222" text:anchor-type="as-char" svg:width="6.9236in" svg:height="3.956343in" draw:z-index="0">
<draw:image xlink:href="../Images/yкринформ/2023-04-25T23-01-00-03-00/630_360_1482405064-5439.jpg" xlink:type="simple" xlink:show="embed" xlink:actuate="onLoad" draw:mime-type="image/jpeg"/>
</draw:frame>
The location of the human rights activist Abdureshit Jepparov, detained by Russian force in the temporarily occupied Crimea, remains unknown.</text:p>
      <text:p text:style-name="P4">
Volodymyr Zelenskyy said this in <text:a xlink:type="simple" xlink:href="https://www.youtube.com/watch" text:style-name="Internet_20_link" text:visited-style-name="Visited_20_Internet_20_Link">
</text:a>
, reports Ukrinform.</text:p>
      <text:p text:style-name="P4">
“Today, the invaders broke into the house of Abdureshit Jepparova. He is one of the representatives of the Crimean Tatar national movement, human rights activist, citizen of Ukraine. Where he is now, which is unknown to him. This is another butt -Russian repression against the indigenous people of Crimea, against all our people. Those and thousands of such examples during the aggression in the Crimea and in other regions occupied by Russia, ”Zelensky said.</text:p>
      <text:p text:style-name="P4">
<text:span text:style-name="T5">
Viso: <text:a xlink:type="simple" xlink:href="https://t.me/OP_UA/9324" text:style-name="Internet_20_link" text:visited-style-name="Visited_20_Internet_20_Link">
</text:a>
</text:span>
</text:p>
      <text:p text:style-name="P4">
The President added that no one can feel safe anywhere until the aggressor is undisputed.</text:p>
      <text:p text:style-name="P4">
As reported by Ukrinform, in the morning of April 25 Russian security forces in the temporarily occupied <text:a xlink:type="simple" xlink:href="https://www.ukrinform.ua/tag-krim" text:style-name="Internet_20_link" text:visited-style-name="Visited_20_Internet_20_Link">
</text:a>
They came with a search of the supporter Abdureshit Dureshit, after which the man was detained.</text:p>
      <text:p text:style-name="P4">
<text:span text:style-name="T4">
 Read also: </text:span>
 <text:a xlink:type="simple" xlink:href="https://www.ukrinform.ua/rubric-crimea/3698450-zagarbniki-hocut-deportuvati-v-rosiu-dzelalova-ta-brativ-ahtemovih-pravozahisniki.html" text:style-name="Internet_20_link" text:visited-style-name="Visited_20_Internet_20_Link">
<text:span text:style-name="T4">
 Human Rights </text:span>
</text:a>
In his house was searched on March 16, 2022. As a result of this, the lawyer was detained, the "court" appointed him 15 days of the administration "Definement of Nazi symbolism".</text:p>
      <text:p text:style-name="P4">
<text:span text:style-name="T5">
Foto: Meduza.io</text:span>
</text:p>
      <text:p text:style-name="P4">
News Source: <text:a xlink:type="simple" xlink:href="https://www.ukrinform.ua/rubric-crimea/3700718-misce-perebuvanna-pravozahisnika-dzepparova-dosi-nevidome-prezident.html" text:style-name="Internet_20_link" text:visited-style-name="Visited_20_Internet_20_Link">
https://www.ukrinform.ua/rubric-crimea/3700718-misce-perebuvanna-pravozahisnika-dzepparova-dosi-nevidome-prezident.html</text:a>
</text:p>
      <!--NEWS-->
      <text:h text:style-name="P10" text:outline-level="1">
<text:span text:style-name="T4">
In the south of the Armed Forces, three observation points of the Russians were destroyed</text:span>
</text:h>
      <text:p text:style-name="P4">
Authors: Ukrinform (Person)</text:p>
      <text:p text:style-name="P4">
Publisher: Укринформ (Organization)</text:p>
      <text:p text:style-name="P4">
Published Time: 2023-04-25T23:10:00+03:00</text:p>
      <text:p text:style-name="P4">
Modified Time: 2023-04-25T23:10:00+03:00</text:p>
      <text:p text:style-name="P4">
Description: In the south of the Defense Forces of Ukraine, three observational points, an autonomous complex of thermal imaging surveillance "MUR", a radio electronic struggle station and dozens of units of Russian invaders. - Ukrinform.</text:p>
      <text:p text:style-name="P4">
Images: ["<text:a xlink:type="simple" xlink:href="https://static.ukrinform.com/photos/2023_04/thumb_files/630_360_1680422407-224.png" text:style-name="Internet_20_link" text:visited-style-name="Visited_20_Internet_20_Link">
630_360_16804...</text:a>
"]</text:p>
      <text:p text:style-name="P4">
Tags: ['Зброя', 'ЗСУ', 'Війна з росією']</text:p>
      <text:p text:style-name="P4">
Type: Article</text:p>
      <!--METADATA-->
      <text:p text:style-name="P4">
<draw:frame draw:style-name="fr1" draw:name="Image223" text:anchor-type="as-char" svg:width="6.9236in" svg:height="3.956343in" draw:z-index="0">
<draw:image xlink:href="../Images/yкринформ/2023-04-25T23-10-00-03-00/630_360_1680422407-224.png" xlink:type="simple" xlink:show="embed" xlink:actuate="onLoad" draw:mime-type="image/png"/>
</draw:frame>
In the south of the defense of Ukraine, three observational points, an autonomous compilation of "Mur", a station of electronic struggle of Tadestone units of equipment of Russian invaders were destroyed.</text:p>
      <text:p text:style-name="P4">
According to Ukrinform, the operational command "South" reported in <text:a xlink:type="simple" xlink:href="https://www.facebook.com/OperationalCommandSouth/posts/pfbid02jjfNgWDKpiYSkTUc7Wgq7NYst8xq8jCXpKr4tEUQKuNQgtvDip2x3QTNiuEL1cy5l" text:style-name="Internet_20_link" text:visited-style-name="Visited_20_Internet_20_Link">
</text:a>
.</text:p>
      <text:p text:style-name="P4">
Так, у результаті ударів авіації й ракетно-артилерійських підрозділів Силоборони півдня російська армія втратила десятьох представників особовогоскладу, комплекс відеоспостереження «Муром», станцію РЕБ, великокалібернугармату «Гіацинт», зенітно-ракетний комплекс «Тор-М2», п'ять одиницьавтобронетанкової техніки й один спостережний пункт.</text:p>
      <text:p text:style-name="P4">
<text:span text:style-name="T4">
Читайте також:</text:span>
 <text:a xlink:type="simple" xlink:href="https://www.ukrinform.ua/rubric-ato/3700713-rosia-mae-prograti-inakse-bude-progras-svitu-zelenskij.html" text:style-name="Internet_20_link" text:visited-style-name="Visited_20_Internet_20_Link">
 </text:a>
During the previous combat day, the south defense forces were destroyed by 18 Russian reaches, 21 units of military equipment, and the felt supply system of Thadva Supervisory points of the enemy.</text:p>
      <text:p text:style-name="P4">
Among the destroyed are two anti-aircraft missile systems "Thor-M2", two T-72/T-62 tanks, GIACINT Grand Caliber Garma, Nona-S artillery, ten units "And" Mavik-3 ".</text:p>
      <text:p text:style-name="P4">
The command warns: against the background of activation of combat events, Russian -shaped ones intensify attacks on the civil sector.</text:p>
      <text:p text:style-name="P4">
<text:span text:style-name="T4">
 Read also: </text:span>
 <text:a xlink:type="simple" xlink:href="https://www.ukrinform.ua/rubric-ato/3700522-na-bahmutskomu-napramku-zsu-znisili-175-zagarbnikiv-cerevatij.html" text:style-name="Internet_20_link" text:visited-style-name="Visited_20_Internet_20_Link">
<text:span text:style-name="T4">
 destroy </text:span>
</text:a>
As reported by Ukrinform, Russia has doubled the number of rocket launchers with duty in the Black Sea, <text:a xlink:type="simple" xlink:href="https://www.ukrinform.ua/rubric-ato/3700695-rosia-zbilsila-kilkist-raketonosiiv-u-cornomu-mori-zagalnij-zalp-24-kalibri.html" text:style-name="Internet_20_link" text:visited-style-name="Visited_20_Internet_20_Link">
</text:a>
.</text:p>
      <text:p text:style-name="P4">
Photo: RFE</text:p>
      <text:p text:style-name="P4">
News Source: <text:a xlink:type="simple" xlink:href="https://www.ukrinform.ua/rubric-ato/3700721-na-pivdni-zsu-znisili-tri-sposterezni-punkti-rosian.html" text:style-name="Internet_20_link" text:visited-style-name="Visited_20_Internet_20_Link">
https://www.ukrinform.ua/rubric-ato/3700721-na-pivdni-zsu-znisili-tri-sposterezni-punkti-rosian.html</text:a>
</text:p>
      <!--NEWS-->
      <text:h text:style-name="P10" text:outline-level="1">
<text:span text:style-name="T4">
Zelensky: Today, a group of Yermak-Macfola introduced a document on strengthening sanctions against Russia</text:span>
</text:h>
      <text:p text:style-name="P4">
Authors: Ukrinform (Person)</text:p>
      <text:p text:style-name="P4">
Publisher: Укринформ (Organization)</text:p>
      <text:p text:style-name="P4">
Published Time: 2023-04-25T23:21:29+03:00</text:p>
      <text:p text:style-name="P4">
Modified Time: 2023-04-25T23:21:29+03:00</text:p>
      <text:p text:style-name="P4">
Description: Yermak-Macfola International Sanction Group presented a plan of action, which will facilitate further sanctions against Russia. - Ukrinform.</text:p>
      <text:p text:style-name="P4">
Images: ["<text:a xlink:type="simple" xlink:href="https://static.ukrinform.com/photos/2023_03/thumb_files/630_360_1678738078-322.jpeg" text:style-name="Internet_20_link" text:visited-style-name="Visited_20_Internet_20_Link">
630_360_16787...</text:a>
"]</text:p>
      <text:p text:style-name="P4">
Tags: ['Антиросійські санкції', 'Зеленський', 'Єрмак']</text:p>
      <text:p text:style-name="P4">
Type: Article</text:p>
      <!--METADATA-->
      <text:p text:style-name="P4">
<draw:frame draw:style-name="fr1" draw:name="Image224" text:anchor-type="as-char" svg:width="6.9236in" svg:height="3.956343in" draw:z-index="0">
<draw:image xlink:href="../Images/yкринформ/2023-04-25T23-21-29-03-00/630_360_1678738078-322.jpeg" xlink:type="simple" xlink:show="embed" xlink:actuate="onLoad" draw:mime-type="image/jpeg"/>
</draw:frame>
Yermak-Macfola International Sanction Group presented a plan of action that promoted further sanctions against Russia.</text:p>
      <text:p text:style-name="P4">
President of Ukraine Volodymyr Zelenskyy said this in <text:a xlink:type="simple" xlink:href="https://www.president.gov.ua/news/kozhen-proyav-rosijskogo-teroru-ce-dodatkovi-argumenti-sho-v-82481" text:style-name="Internet_20_link" text:visited-style-name="Visited_20_Internet_20_Link">
</text:a>
, reports Ukrinform.</text:p>
      <text:p text:style-name="P4">
“Today, our international sanction group, a group of experts, headed by Andriy Yermak and Michael McFol, presented a document to strengthen the sanctions of the antsiability. The first such sanction plan <text:a xlink:type="simple" xlink:href="https://www.ukrinform.ua/rubric-polytics/3567437-plan-sankcij-proti-rf-vikonanij-na-70-ermak.html" text:style-name="Internet_20_link" text:visited-style-name="Visited_20_Internet_20_Link">
</text:a>
. Therefore, the infected with what directions it is possible to increase the sanction pressure and how to give a more stability due to the complete exclusion from the global relations of all deestructive Russian entities, all those who work for the war, ” - saidzelensky.</text:p>
      <text:p text:style-name="P4">
<text:span text:style-name="T4">
 Read also: </text:span>
 <text:a xlink:type="simple" xlink:href="https://www.ukrinform.ua/rubric-polytics/3695291-grupa-ermakamakfola-nastupnogo-tizna-prezentue-plan-posilenna-sankcij-proti-rosii.html" text:style-name="Internet_20_link" text:visited-style-name="Visited_20_Internet_20_Link">
<text:span text:style-name="T4">
 Ermak </text:span>
 <text:span text:style-name="T4">
 </text:span>
 McF **</text:a>
According to him, this sanction document will be on the tables with all key leaders of the world - both political and public, business. Sanctions should be applicable against the Russian oil and gas sector, against the nuclear industry, against absolutely anyone who helps Russia to bypass the already applied restriction - it is a necessary self -defense of international law.</text:p>
      <text:p text:style-name="P4">
As reported by Ukrinform, the Yermak -Macfola group, together with experts in the Kyiv School of Economics, has published a study of the impact of sanctions on the Russian economy. Kluchov's conclusion that experts have reached - sanctions work, but there is an opportunity to strengthen them.</text:p>
      <text:p text:style-name="P4">
Photo: op</text:p>
      <text:p text:style-name="P4">
News Source: <text:a xlink:type="simple" xlink:href="https://www.ukrinform.ua/rubric-polytics/3700722-zelenskij-sogodni-grupa-ermakamakfola-predstavila-dokument-sodo-posilenna-sankcij-proti-rf.html" text:style-name="Internet_20_link" text:visited-style-name="Visited_20_Internet_20_Link">
https://www.ukrinform.ua/rubric-polytics/3700722-zelenskij-sogodni-grupa-ermakamakfola-predstavila-dokument-sodo-posilenna-sankcij-proti-rf.html</text:a>
</text:p>
      <!--NEWS-->
      <text:h text:style-name="P10" text:outline-level="1">
<text:span text:style-name="T4">
Yastremskaya will play with Wimbledon's finalist at the start of a tennis tournament in Spain</text:span>
</text:h>
      <text:p text:style-name="P4">
Authors: Ukrinform (Person)</text:p>
      <text:p text:style-name="P4">
Publisher: Укринформ (Organization)</text:p>
      <text:p text:style-name="P4">
Published Time: 2023-04-25T23:23:00+03:00</text:p>
      <text:p text:style-name="P4">
Modified Time: 2023-04-25T23:23:00+03:00</text:p>
      <text:p text:style-name="P4">
Description: Ukrainian Diana Yastremskaya received the first rival at the prestigious tournament of the Women's Tennis Association (WTA) - Mutua Madrid Open - in Madrid (Spain) with a prize fund of $ 7.652 million - Ukrinform.</text:p>
      <text:p text:style-name="P4">
Images: ["<text:a xlink:type="simple" xlink:href="https://static.ukrinform.com/photos/2023_04/thumb_files/630_360_1682454226-320.jpg" text:style-name="Internet_20_link" text:visited-style-name="Visited_20_Internet_20_Link">
630_360_16824...</text:a>
"]</text:p>
      <text:p text:style-name="P4">
Tags: ['Теніс', 'Вімблдон', 'Даяна Ястремська']</text:p>
      <text:p text:style-name="P4">
Type: Article</text:p>
      <!--METADATA-->
      <text:p text:style-name="P4">
<draw:frame draw:style-name="fr1" draw:name="Image225" text:anchor-type="as-char" svg:width="6.9236in" svg:height="3.956343in" draw:z-index="0">
<draw:image xlink:href="../Images/yкринформ/2023-04-25T23-23-00-03-00/630_360_1682454226-320.jpg" xlink:type="simple" xlink:show="embed" xlink:actuate="onLoad" draw:mime-type="image/jpeg"/>
</draw:frame>
Ukrainian Yastremskaya received the first rival at the prestigious tournament(WTA)- Mutua Madrid Open - in Madrid(Spain) із призовимфондом $7,652 млн.</text:p>
      <text:p text:style-name="P4">
У поєдинку за вихід до другого кола змагань Ястремська зустрінеться зфіналісткою Вімблдону-2014 Ежені Бушар із Канади, яка також розпочинала своюучасть із відбіркової сітки, передає Укрінфом,</text:p>
      <text:p text:style-name="P4">
<text:span text:style-name="T4">
Читайте також:</text:span>
 <text:a xlink:type="simple" xlink:href="https://www.ukrinform.ua/rubric-sports/3700562-astremska-probilasa-v-osnovnu-sitku-turniru-v-madridi.html" text:style-name="Internet_20_link" text:visited-style-name="Visited_20_Internet_20_Link">
 </text:a>
The Madrid tournament will last until May 6.</text:p>
      <text:p text:style-name="P4">
Photo: Getty Images.</text:p>
      <text:p text:style-name="P4">
News Source: <text:a xlink:type="simple" xlink:href="https://www.ukrinform.ua/rubric-sports/3700723-astremska-zigrae-z-finalistkou-vimbldon-na-starti-tenisnogo-turnirui-v-ispanii.html" text:style-name="Internet_20_link" text:visited-style-name="Visited_20_Internet_20_Link">
https://www.ukrinform.ua/rubric-sports/3700723-astremska-zigrae-z-finalistkou-vimbldon-na-starti-tenisnogo-turnirui-v-ispanii.html</text:a>
</text:p>
      <!--NEWS-->
      <text:h text:style-name="P10" text:outline-level="1">
<text:span text:style-name="T4">
The enemy hit the artillery on manganese and Nikopol, two women were injured</text:span>
</text:h>
      <text:p text:style-name="P4">
Authors: Ukrinform (Person)</text:p>
      <text:p text:style-name="P4">
Publisher: Укринформ (Organization)</text:p>
      <text:p text:style-name="P4">
Published Time: 2023-04-25T23:35:00+03:00</text:p>
      <text:p text:style-name="P4">
Modified Time: 2023-04-25T23:35:00+03:00</text:p>
      <text:p text:style-name="P4">
Description: The Russian army on April 25 struck from heavy artillery in the cities of Marganets and Nikopol of Dnipropetrovsk region, there are victims among civilians. - Ukrinform.</text:p>
      <text:p text:style-name="P4">
Images: ["<text:a xlink:type="simple" xlink:href="https://static.ukrinform.com/photos/2023_04/thumb_files/630_360_1682454085-928.jpg" text:style-name="Internet_20_link" text:visited-style-name="Visited_20_Internet_20_Link">
630_360_16824...</text:a>
"]</text:p>
      <text:p text:style-name="P4">
Tags: ['Дніпропетровщина', 'Нікополь', 'Обстріл', 'Війна з росією']</text:p>
      <text:p text:style-name="P4">
Type: Article</text:p>
      <!--METADATA-->
      <text:p text:style-name="P4">
<draw:frame draw:style-name="fr1" draw:name="Image226" text:anchor-type="as-char" svg:width="6.9236in" svg:height="3.956343in" draw:z-index="0">
<draw:image xlink:href="../Images/yкринформ/2023-04-25T23-35-00-03-00/630_360_1682454085-928.jpg" xlink:type="simple" xlink:show="embed" xlink:actuate="onLoad" draw:mime-type="image/jpeg"/>
</draw:frame>
The Russian army in the evening of April 25 struck from heavy artillery in the cities of Marganets Inikopol of Dnipropetrovsk region, there are victims among civilians.</text:p>
      <text:p text:style-name="P4">
According to Ukrinform, the Dnipropetrovsk Regional Military Administration reported in <text:a xlink:type="simple" xlink:href="http://www.facebook.com/dniproODA/posts/pfbid02svj5t7JxEQdkDDSYwZTuUudneEbL7utAVuckeQYFDiAz5Ejgmqa2hXE1c4xgvyGcl" text:style-name="Internet_20_link" text:visited-style-name="Visited_20_Internet_20_Link">
</text:a>
with reference to the Regional Directorate of the SES.</text:p>
      <text:p text:style-name="P4">
In manganese, two women aged 64 and 77 years were injured as a result of Russian shelling. They will be treated on an outpatient basis.</text:p>
      <text:p text:style-name="P4">
Two administrative buildings were damaged in the city with enemy fire, eight private homes, one five -storey and one two -storey building were destroyed.</text:p>
      <text:p text:style-name="P4">
Two outbuildings were also destroyed, 12 more - mutilated, beaten gas -guns.</text:p>
      <text:p text:style-name="P4">
In addition, the garage caught fire through the shelling. As of this time <text:a xlink:type="simple" xlink:href="https://www.ukrinform.ua/tag-pozeza" text:style-name="Internet_20_link" text:visited-style-name="Visited_20_Internet_20_Link">
</text:a>
Taming.</text:p>
      <text:p text:style-name="P4">
<text:span text:style-name="T4">
 Read also: </text:span>
 <text:a xlink:type="simple" xlink:href="https://www.ukrinform.ua/rubric-regions/3699992-pisla-vcorasnogo-udaru-po-nikopolu-odna-ludina-zalisaetsa-v-likarni.html" text:style-name="Internet_20_link" text:visited-style-name="Visited_20_Internet_20_Link">
<text:span text:style-name="T4">
 Nikopol </text:span>
</text:a>
In Nikopol, Russian troops have been damaged by a private enterprise, an apartment building, a shop and cars.</text:p>
      <text:p text:style-name="P4">
The survey of territories is ongoing. The information is specified.</text:p>
      <text:p text:style-name="P4">
As reported by Ukrinform, <text:a xlink:type="simple" xlink:href="http://www.ukrinform.ua/rubric-ato/3700152-zagarbniki-atakuvali-z-vazkoi-artilerii-ta-droniv-gromadu-na-dnipropetrovsini.html" text:style-name="Internet_20_link" text:visited-style-name="Visited_20_Internet_20_Link">
</text:a>
Dnipropetrovsk region from heavy artillery Tabespilonik.</text:p>
      <text:p text:style-name="P4">
News Source: <text:a xlink:type="simple" xlink:href="https://www.ukrinform.ua/rubric-ato/3700724-vorog-udariv-z-artilerii-po-margancu-j-nikopolu-postrazdali-dvi-zinki.html" text:style-name="Internet_20_link" text:visited-style-name="Visited_20_Internet_20_Link">
https://www.ukrinform.ua/rubric-ato/3700724-vorog-udariv-z-artilerii-po-margancu-j-nikopolu-postrazdali-dvi-zinki.html</text:a>
</text:p>
      <!--NEWS-->
      <text:h text:style-name="P10" text:outline-level="1">
<text:span text:style-name="T4">
In Zaporozhye, explosions were thickened - the media</text:span>
</text:h>
      <text:p text:style-name="P4">
Authors: Ukrinform (Person)</text:p>
      <text:p text:style-name="P4">
Publisher: Укринформ (Organization)</text:p>
      <text:p text:style-name="P4">
Published Time: 2023-04-25T23:49:00+03:00</text:p>
      <text:p text:style-name="P4">
Modified Time: 2023-04-25T23:49:00+03:00</text:p>
      <text:p text:style-name="P4">
Description: During air anxiety in Zaporozhye, explosions were hear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Вибух', 'Запоріжжя', 'Війна з росією', 'Повітряна тривога']</text:p>
      <text:p text:style-name="P4">
Type: Article</text:p>
      <!--METADATA-->
      <text:p text:style-name="P4">
<draw:frame draw:style-name="fr1" draw:name="Image227" text:anchor-type="as-char" svg:width="6.9236in" svg:height="3.956343in" draw:z-index="0">
<draw:image xlink:href="../Images/yкринформ/2023-04-25T23-49-00-03-00/630_360_1538997483-946.jpg" xlink:type="simple" xlink:show="embed" xlink:actuate="onLoad" draw:mime-type="image/jpeg"/>
</draw:frame>
 Під часповітряної тривоги в Запоріжжі було чути вибухи.</text:p>
      <text:p text:style-name="P4">
Про це повідомляє <text:a xlink:type="simple" xlink:href="https://t.me/suspilnenews/20163" text:style-name="Internet_20_link" text:visited-style-name="Visited_20_Internet_20_Link">
 </text:a>
, reports Ukrinform.</text:p>
      <text:p text:style-name="P4">
"In Zaporozhye, the sounds of explosions are heard, the correspondents of the public reports," it will be in the post.</text:p>
      <text:p text:style-name="P4">
Air anxiety has been announced in the city and region.</text:p>
      <text:p text:style-name="P4">
<text:span text:style-name="T4">
 Read also: </text:span>
 <text:a xlink:type="simple" xlink:href="https://www.ukrinform.ua/rubric-ato/3699732-zmi-povidomili-pro-vibuhi-u-zaporizzi.html" text:style-name="Internet_20_link" text:visited-style-name="Visited_20_Internet_20_Link">
<text:span text:style-name="T4">
 Zaporizhia </text:span>
</text:a>
As it was reported, on April 24, the Russians fired at the Zaporozhye region from aviation and "hail", resulting in a woman wounded.</text:p>
      <text:p text:style-name="P4">
News Source: <text:a xlink:type="simple" xlink:href="https://www.ukrinform.ua/rubric-ato/3700729-u-zaporizzi-progrimili-vibuhi-zmi.html" text:style-name="Internet_20_link" text:visited-style-name="Visited_20_Internet_20_Link">
https://www.ukrinform.ua/rubric-ato/3700729-u-zaporizzi-progrimili-vibuhi-zmi.html</text:a>
</text:p>
      <!--NEWS-->
      <text:h text:style-name="P10" text:outline-level="1">
<text:span text:style-name="T4">
The UN Human Rights Office reminded that the death of a prisoner is a war crime</text:span>
</text:h>
      <text:p text:style-name="P4">
Authors: Ukrinform (Person)</text:p>
      <text:p text:style-name="P4">
Publisher: Укринформ (Organization)</text:p>
      <text:p text:style-name="P4">
Published Time: 2023-04-25T23:56:00+03:00</text:p>
      <text:p text:style-name="P4">
Modified Time: 2023-04-25T23:56:00+03:00</text:p>
      <text:p text:style-name="P4">
Description: Ukraine and Russia should investigate and publicly condemn the recently widespread audio records that may testify to the executions of prisoners of war without trial and investigation. - Ukrinform.</text:p>
      <text:p text:style-name="P4">
Images: ["<text:a xlink:type="simple" xlink:href="https://static.ukrinform.com/photos/2022_02/thumb_files/630_360_1643894096-658.jpg" text:style-name="Internet_20_link" text:visited-style-name="Visited_20_Internet_20_Link">
630_360_16438...</text:a>
"]</text:p>
      <text:p text:style-name="P4">
Tags: ['ООН', 'Права людини', 'Страта', 'Полонені', 'Війна з росією']</text:p>
      <text:p text:style-name="P4">
Type: Article</text:p>
      <!--METADATA-->
      <text:p text:style-name="P4">
<draw:frame draw:style-name="fr1" draw:name="Image228" text:anchor-type="as-char" svg:width="6.9236in" svg:height="3.956343in" draw:z-index="0">
<draw:image xlink:href="../Images/yкринформ/2023-04-25T23-56-00-03-00/630_360_1643894096-658.jpg" xlink:type="simple" xlink:show="embed" xlink:actuate="onLoad" draw:mime-type="image/jpeg"/>
</draw:frame>
Ukraine Tarosia must investigate and publicly condemn the recently widespread in social networks, which may testify to the executions of prisoners of war without the trial.</text:p>
      <text:p text:style-name="P4">
According to Ukrinform, a spokeswoman for the UN Human Rights Directorate of Ravinashamdasani <text:a xlink:type="simple" xlink:href="http://news.un.org/en/story/2023/04/1135982" text:style-name="Internet_20_link" text:visited-style-name="Visited_20_Internet_20_Link">
</text:a>
At a briefing, noting that such actions can be equated with military crimes.</text:p>
      <text:p text:style-name="P4">
She mentioned the audio recordings that appeared on Sunday in several telegrams, at which participants of hostilities urge not to capture the military or to execute the already captured.</text:p>
      <text:p text:style-name="P4">
According to Shamdasan, one of the records "allegedly owns a serviceman of the Armed Forces, who orders to eliminate the prisoner of war from the so -called PEC" Wagner " - the Urbation of Russian mercenaries, led by Yevgeny Prigogin.</text:p>
      <text:p text:style-name="P4">
"Subsequently, the statement was published, apparently, from the head of the Wagner group, and Mazhuki said that they would no longer take prisoners of war on the polyb," she said.</text:p>
      <text:p text:style-name="P4">
<text:span text:style-name="T4">
 Read also: </text:span>
 <text:a xlink:type="simple" xlink:href="https://www.ukrinform.ua/rubric-ato/3695661-video-zi-stratami-bijciv-zsu-ne-vplinut-na-povodzenna-z-rosijskimi-polonenimi-lubinec.html" text:style-name="Internet_20_link" text:visited-style-name="Visited_20_Internet_20_Link">
<text:span text:style-name="T4">
 Strati </text:span>
</text:a>
</text:p>
      <text:p text:style-name="P4">
Речниця УВКПЛ додала, що, хоча автентичність записів ще не підтверджена, «такізаяви можуть спровокувати або заохочувати страти військовополонених без судута слідства».</text:p>
      <text:p text:style-name="P4">
Шамдасані вказала, що наказ про страту без суду та слідства військовополонених«з подальшим їх убивством або спробою вбивства, є <text:a xlink:type="simple" xlink:href="https://www.ukrinform.ua/tag-vijskovi-zlocini" text:style-name="Internet_20_link" text:visited-style-name="Visited_20_Internet_20_Link">
</text:a>
- as well as a statement, however, that there will be no mercy. "</text:p>
      <text:p text:style-name="P4">
"We urge the Russian and Ukrainian authorities to fulfill their obligations for marriage law and investigate applications on these records, as well as to identify the perpetrators and bring the perpetrators," the spokeswoman of the UDCL said.</text:p>
      <text:p text:style-name="P4">
<text:span text:style-name="T4">
 Read also: </text:span>
 <text:a xlink:type="simple" xlink:href="https://www.ukrinform.ua/rubric-polytics/3695481-video-zi-stratami-ukrainskih-vijskovih-rosianami-lubinec-zvernuvsa-do-moskalkovoi.html" text:style-name="Internet_20_link" text:visited-style-name="Visited_20_Internet_20_Link">
<text:span text:style-name="T4">
 Strati </text:span>
</text:a>
She also urged military commanders to give "clear and unambiguously on the protection and humane treatment of prisoners of war and persons who were captured, and to ensure strict observance of these orders."</text:p>
      <text:p text:style-name="P4">
News Source: <text:a xlink:type="simple" xlink:href="https://www.ukrinform.ua/rubric-ato/3700727-v-upravlinni-oon-z-prav-ludini-nagadali-so-strata-polonenogo-e-voennim-zlocinom.html" text:style-name="Internet_20_link" text:visited-style-name="Visited_20_Internet_20_Link">
https://www.ukrinform.ua/rubric-ato/3700727-v-upravlinni-oon-z-prav-ludini-nagadali-so-strata-polonenogo-e-voennim-zlocinom.html</text:a>
</text:p>
      <!--NEWS-->
      <text:h text:style-name="P10" text:outline-level="1">
<text:span text:style-name="T4">
Information landfills are spreading a manipulative "news" about responsibility for evasion of mobilization</text:span>
</text:h>
      <text:p text:style-name="P4">
Author: ['АРМІЯINFORM']</text:p>
      <text:p text:style-name="P4">
Time: 2023-04-25T24:00:00-04:00</text:p>
      <text:p text:style-name="P4">
Description: Центр протидії дезінформації при РНБО повідомляє, що окремі українські меді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obilizacziya-v-ukrayini-2.jpg" text:style-name="Internet_20_link" text:visited-style-name="Visited_20_Internet_20_Link">
mobilizacziya-v-ukrayini-2.jpg</text:a>
']</text:p>
      <text:p text:style-name="P4">
Tags: []</text:p>
      <text:p text:style-name="P4">
Category: News</text:p>
      <!--METADATA-->
      <text:p text:style-name="P4">
<draw:frame draw:style-name="fr1" draw:name="Image229" text:anchor-type="as-char" svg:width="6.9236in" svg:height="4.328998in" draw:z-index="0">
<draw:image xlink:href="../Images/AРМІЯINFORM/2023-04-25T24-00-00-04-00/mobilizacziya-v-ukrayini-2.jpg" xlink:type="simple" xlink:show="embed" xlink:actuate="onLoad" draw:mime-type="image/jpeg"/>
</draw:frame>
 Колаж АрміяInform</text:p>
      <text:p text:style-name="P4">
Центр протидії дезінформації при РНБО<text:a xlink:type="simple" xlink:href="https://www.facebook.com/protydiyadezinformatsiyi.cpd/posts/pfbid02zRwN68AWpZUsFwukUy2yT51bissQbYBrGinSDovxZaDwuTjiUYtkZZyMyof4cbELl" text:style-name="Internet_20_link" text:visited-style-name="Visited_20_Internet_20_Link">
повідомляє</text:a>
that individual Ukrainian media and telegram channels have begun to disseminate information during the announcement of general mobilization in Ukraine, emphasizing the attention of readers of the winding of territorial centers of staffing and social support to search for military persons who did not appear on the call.</text:p>
      <text:p text:style-name="P4">
“We warn!This news is manipulative and spreads solely for raising ratings, ”the NSDC warns.</text:p>
      <text:p text:style-name="P4">
The Center notes that general mobilization in Ukraine was <text:a xlink:type="simple" xlink:href="https://armyinform.com.ua/2022/02/25/prezydent-pidpysav-ukaz-pro-zagalnu-mobilizacziyu/" text:style-name="Internet_20_link" text:visited-style-name="Visited_20_Internet_20_Link">
announced</text:a>
The Decree of the President of Ukraine on February 24, 2022. At the same time, mobilization measures are extended every 90 days. The topical decree of the president of Ukraine was extended from 19th 2023 for a period of 90 days.</text:p>
      <text:p text:style-name="P4">
“In addition, the occurrence of liability for evasion of mobilization is also not a notorious and provided for by the criminal legislation of Ukraine, whose last credit is dated in 2021. Only trust the sources of verified information, ” - calls the Center for Combating Misinformation.</text:p>
      <text:p text:style-name="P4">
News Source: <text:a xlink:type="simple" xlink:href="https://armyinform.com.ua/2023/04/25/informaczijni-smitnyky-poshyryut-manipulyatyvnu-novynu-pro-vidpovidalnist-za-uhylennya-vid-mobilizacziyi/" text:style-name="Internet_20_link" text:visited-style-name="Visited_20_Internet_20_Link">
https://armyinform.com.ua/2023/04/25/informaczijni-smitnyky-poshyryut-manipulyatyvnu-novynu-pro-vidpovidalnist-za-uhylennya-vid-mobilizacziyi/</text:a>
</text:p>
      <!--NEWS-->
      <text:h text:style-name="P10" text:outline-level="1">
<text:span text:style-name="T4">
Always brave!Psychological obstacle traffic trains physical skills and moral resilience</text:span>
</text:h>
      <text:p text:style-name="P4">
Author: ['АРМІЯINFORM']</text:p>
      <text:p text:style-name="P4">
Time: 2023-04-25T25:00:00-04:00</text:p>
      <text:p text:style-name="P4">
Description: Not reacting to Vibuhi, we also stroked the same bailrovati Boyovi Zavdannya - the war with Ukraine 2022, the war with Ukraine is the latest news today, the news war with Ukraine 2022 last today, whether there will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smuga-pereshkod-magura-3-150x150.jpg" text:style-name="Internet_20_link" text:visited-style-name="Visited_20_Internet_20_Link">
smuga-pereshkod-magura-3-150x150.jpg</text:a>
', '<text:a xlink:type="simple" xlink:href="https://armyinform.com.ua/wp-content/uploads/2023/04/smuga-pereshkod-magura-11-150x150.jpg" text:style-name="Internet_20_link" text:visited-style-name="Visited_20_Internet_20_Link">
smuga-pereshkod-magura-11-150x150.jpg</text:a>
', '<text:a xlink:type="simple" xlink:href="https://armyinform.com.ua/wp-content/uploads/2023/04/smuga-pereshkod-magura-10-150x150.jpg" text:style-name="Internet_20_link" text:visited-style-name="Visited_20_Internet_20_Link">
smuga-pereshkod-magura-10-150x150.jpg</text:a>
', '<text:a xlink:type="simple" xlink:href="https://armyinform.com.ua/wp-content/uploads/2023/04/smuga-pereshkod-magura-9-150x150.jpg" text:style-name="Internet_20_link" text:visited-style-name="Visited_20_Internet_20_Link">
smuga-pereshkod-magura-9-150x150.jpg</text:a>
', '<text:a xlink:type="simple" xlink:href="https://armyinform.com.ua/wp-content/uploads/2023/04/smuga-pereshkod-magura-8-150x150.jpg" text:style-name="Internet_20_link" text:visited-style-name="Visited_20_Internet_20_Link">
smuga-pereshkod-magura-8-150x150.jpg</text:a>
', '<text:a xlink:type="simple" xlink:href="https://armyinform.com.ua/wp-content/uploads/2023/04/smuga-pereshkod-magura-7-150x150.jpg" text:style-name="Internet_20_link" text:visited-style-name="Visited_20_Internet_20_Link">
smuga-pereshkod-magura-7-150x150.jpg</text:a>
', '<text:a xlink:type="simple" xlink:href="https://armyinform.com.ua/wp-content/uploads/2023/04/smuga-pereshkod-magura-6-150x150.jpg" text:style-name="Internet_20_link" text:visited-style-name="Visited_20_Internet_20_Link">
smuga-pereshkod-magura-6-150x150.jpg</text:a>
', '<text:a xlink:type="simple" xlink:href="https://armyinform.com.ua/wp-content/uploads/2023/04/smuga-pereshkod-magura-5-150x150.jpg" text:style-name="Internet_20_link" text:visited-style-name="Visited_20_Internet_20_Link">
smuga-pereshkod-magura-5-150x150.jpg</text:a>
', '<text:a xlink:type="simple" xlink:href="https://armyinform.com.ua/wp-content/uploads/2023/04/smuga-pereshkod-magura-4-150x150.jpg" text:style-name="Internet_20_link" text:visited-style-name="Visited_20_Internet_20_Link">
smuga-pereshkod-magura-4-150x150.jpg</text:a>
', '<text:a xlink:type="simple" xlink:href="https://armyinform.com.ua/wp-content/uploads/2023/04/smuga-pereshkod-magura-2-150x150.jpg" text:style-name="Internet_20_link" text:visited-style-name="Visited_20_Internet_20_Link">
smuga-pereshkod-magura-2-150x150.jpg</text:a>
', '<text:a xlink:type="simple" xlink:href="https://armyinform.com.ua/wp-content/uploads/2023/04/smuga-pereshkod-magura-1-150x150.jpg" text:style-name="Internet_20_link" text:visited-style-name="Visited_20_Internet_20_Link">
smuga-pereshkod-magura-1-150x150.jpg</text:a>
']</text:p>
      <text:p text:style-name="P4">
Tags: ['47 БРИГАДА', 'СМУГА ПЕРЕШКОД']</text:p>
      <text:p text:style-name="P4">
Category: News</text:p>
      <!--METADATA-->
      <text:p text:style-name="P4">
<text:a xlink:type="simple" xlink:href="https://armyinform.com.ua/wp-content/uploads/2023/04/smuga-pereshkod-magura-3.jpg" text:style-name="Internet_20_link" text:visited-style-name="Visited_20_Internet_20_Link">
<draw:frame draw:style-name="fr1" draw:name="Image230" text:anchor-type="as-char" svg:width="6.9236in" svg:height="6.9236in" draw:z-index="0">
<draw:image xlink:href="../Images/AРМІЯINFORM/2023-04-25T25-00-00-04-00/smuga-pereshkod-magura-3-150x150.jpg" xlink:type="simple" xlink:show="embed" xlink:actuate="onLoad" draw:mime-type="image/jpeg"/>
</draw:frame>
</text:a>
</text:p>
      <text:p text:style-name="P4">
<text:a xlink:type="simple" xlink:href="https://armyinform.com.ua/wp-content/uploads/2023/04/smuga-pereshkod-magura-11.jpg" text:style-name="Internet_20_link" text:visited-style-name="Visited_20_Internet_20_Link">
<draw:frame draw:style-name="fr1" draw:name="Image231" text:anchor-type="as-char" svg:width="6.9236in" svg:height="6.9236in" draw:z-index="0">
<draw:image xlink:href="../Images/AРМІЯINFORM/2023-04-25T25-00-00-04-00/smuga-pereshkod-magura-11-150x150.jpg" xlink:type="simple" xlink:show="embed" xlink:actuate="onLoad" draw:mime-type="image/jpeg"/>
</draw:frame>
</text:a>
Do not respond to explosions, shots and coordinated combat missions - all about the psychological obstacle.</text:p>
      <text:p text:style-name="P4">
The press service of a separate mechanized brigade, known as "Magur", <text:a xlink:type="simple" xlink:href="https://www.facebook.com/47brigade/posts/pfbid02dxPQ35Y7tfudszyrqi4KAUPHZpyX5tgwestZ4jXjBrbX3Wy45dKjcTmzaCKnYddkl" text:style-name="Internet_20_link" text:visited-style-name="Visited_20_Internet_20_Link">
shared</text:a>
Photos where military personnel train not only physical skills, but immoral stability, confirming their motto: "Semper Audentes!"(Always careful).</text:p>
      <text:p text:style-name="P4">
<text:a xlink:type="simple" xlink:href="https://armyinform.com.ua/wp-content/uploads/2023/04/smuga-pereshkod-magura-10.jpg" text:style-name="Internet_20_link" text:visited-style-name="Visited_20_Internet_20_Link">
<draw:frame draw:style-name="fr1" draw:name="Image232" text:anchor-type="as-char" svg:width="6.9236in" svg:height="6.9236in" draw:z-index="0">
<draw:image xlink:href="../Images/AРМІЯINFORM/2023-04-25T25-00-00-04-00/smuga-pereshkod-magura-10-150x150.jpg" xlink:type="simple" xlink:show="embed" xlink:actuate="onLoad" draw:mime-type="image/jpeg"/>
</draw:frame>
</text:a>
</text:p>
      <text:p text:style-name="P4">
<text:a xlink:type="simple" xlink:href="https://armyinform.com.ua/wp-content/uploads/2023/04/smuga-pereshkod-magura-9.jpg" text:style-name="Internet_20_link" text:visited-style-name="Visited_20_Internet_20_Link">
<draw:frame draw:style-name="fr1" draw:name="Image233" text:anchor-type="as-char" svg:width="6.9236in" svg:height="6.9236in" draw:z-index="0">
<draw:image xlink:href="../Images/AРМІЯINFORM/2023-04-25T25-00-00-04-00/smuga-pereshkod-magura-9-150x150.jpg" xlink:type="simple" xlink:show="embed" xlink:actuate="onLoad" draw:mime-type="image/jpeg"/>
</draw:frame>
</text:a>
</text:p>
      <text:p text:style-name="P4">
<text:a xlink:type="simple" xlink:href="https://armyinform.com.ua/wp-content/uploads/2023/04/smuga-pereshkod-magura-8.jpg" text:style-name="Internet_20_link" text:visited-style-name="Visited_20_Internet_20_Link">
<draw:frame draw:style-name="fr1" draw:name="Image234" text:anchor-type="as-char" svg:width="6.9236in" svg:height="6.9236in" draw:z-index="0">
<draw:image xlink:href="../Images/AРМІЯINFORM/2023-04-25T25-00-00-04-00/smuga-pereshkod-magura-8-150x150.jpg" xlink:type="simple" xlink:show="embed" xlink:actuate="onLoad" draw:mime-type="image/jpeg"/>
</draw:frame>
</text:a>
</text:p>
      <text:p text:style-name="P4">
<text:a xlink:type="simple" xlink:href="https://armyinform.com.ua/wp-content/uploads/2023/04/smuga-pereshkod-magura-7.jpg" text:style-name="Internet_20_link" text:visited-style-name="Visited_20_Internet_20_Link">
<draw:frame draw:style-name="fr1" draw:name="Image235" text:anchor-type="as-char" svg:width="6.9236in" svg:height="6.9236in" draw:z-index="0">
<draw:image xlink:href="../Images/AРМІЯINFORM/2023-04-25T25-00-00-04-00/smuga-pereshkod-magura-7-150x150.jpg" xlink:type="simple" xlink:show="embed" xlink:actuate="onLoad" draw:mime-type="image/jpeg"/>
</draw:frame>
</text:a>
</text:p>
      <text:p text:style-name="P4">
<text:a xlink:type="simple" xlink:href="https://armyinform.com.ua/wp-content/uploads/2023/04/smuga-pereshkod-magura-6.jpg" text:style-name="Internet_20_link" text:visited-style-name="Visited_20_Internet_20_Link">
<draw:frame draw:style-name="fr1" draw:name="Image236" text:anchor-type="as-char" svg:width="6.9236in" svg:height="6.9236in" draw:z-index="0">
<draw:image xlink:href="../Images/AРМІЯINFORM/2023-04-25T25-00-00-04-00/smuga-pereshkod-magura-6-150x150.jpg" xlink:type="simple" xlink:show="embed" xlink:actuate="onLoad" draw:mime-type="image/jpeg"/>
</draw:frame>
</text:a>
</text:p>
      <text:p text:style-name="P4">
<text:a xlink:type="simple" xlink:href="https://armyinform.com.ua/wp-content/uploads/2023/04/smuga-pereshkod-magura-5.jpg" text:style-name="Internet_20_link" text:visited-style-name="Visited_20_Internet_20_Link">
<draw:frame draw:style-name="fr1" draw:name="Image237" text:anchor-type="as-char" svg:width="6.9236in" svg:height="6.9236in" draw:z-index="0">
<draw:image xlink:href="../Images/AРМІЯINFORM/2023-04-25T25-00-00-04-00/smuga-pereshkod-magura-5-150x150.jpg" xlink:type="simple" xlink:show="embed" xlink:actuate="onLoad" draw:mime-type="image/jpeg"/>
</draw:frame>
</text:a>
</text:p>
      <text:p text:style-name="P4">
<text:a xlink:type="simple" xlink:href="https://armyinform.com.ua/wp-content/uploads/2023/04/smuga-pereshkod-magura-4.jpg" text:style-name="Internet_20_link" text:visited-style-name="Visited_20_Internet_20_Link">
<draw:frame draw:style-name="fr1" draw:name="Image238" text:anchor-type="as-char" svg:width="6.9236in" svg:height="6.9236in" draw:z-index="0">
<draw:image xlink:href="../Images/AРМІЯINFORM/2023-04-25T25-00-00-04-00/smuga-pereshkod-magura-4-150x150.jpg" xlink:type="simple" xlink:show="embed" xlink:actuate="onLoad" draw:mime-type="image/jpeg"/>
</draw:frame>
</text:a>
</text:p>
      <text:p text:style-name="P4">
<text:a xlink:type="simple" xlink:href="https://armyinform.com.ua/wp-content/uploads/2023/04/smuga-pereshkod-magura-2.jpg" text:style-name="Internet_20_link" text:visited-style-name="Visited_20_Internet_20_Link">
<draw:frame draw:style-name="fr1" draw:name="Image239" text:anchor-type="as-char" svg:width="6.9236in" svg:height="6.9236in" draw:z-index="0">
<draw:image xlink:href="../Images/AРМІЯINFORM/2023-04-25T25-00-00-04-00/smuga-pereshkod-magura-2-150x150.jpg" xlink:type="simple" xlink:show="embed" xlink:actuate="onLoad" draw:mime-type="image/jpeg"/>
</draw:frame>
</text:a>
</text:p>
      <text:p text:style-name="P4">
<text:a xlink:type="simple" xlink:href="https://armyinform.com.ua/wp-content/uploads/2023/04/smuga-pereshkod-magura-1.jpg" text:style-name="Internet_20_link" text:visited-style-name="Visited_20_Internet_20_Link">
<draw:frame draw:style-name="fr1" draw:name="Image240" text:anchor-type="as-char" svg:width="6.9236in" svg:height="6.9236in" draw:z-index="0">
<draw:image xlink:href="../Images/AРМІЯINFORM/2023-04-25T25-00-00-04-00/smuga-pereshkod-magura-1-150x150.jpg" xlink:type="simple" xlink:show="embed" xlink:actuate="onLoad" draw:mime-type="image/jpeg"/>
</draw:frame>
</text:a>
</text:p>
      <text:p text:style-name="P4">
News Source: <text:a xlink:type="simple" xlink:href="https://armyinform.com.ua/2023/04/25/zavzhdy-vidvazhni-psyhologichna-smuga-pereshkod/" text:style-name="Internet_20_link" text:visited-style-name="Visited_20_Internet_20_Link">
https://armyinform.com.ua/2023/04/25/zavzhdy-vidvazhni-psyhologichna-smuga-pereshkod/</text:a>
</text:p>
      <!--NEWS-->
      <text:h text:style-name="P10" text:outline-level="1">
<text:span text:style-name="T4">
Without pity and fear: military weekdays</text:span>
</text:h>
      <text:p text:style-name="P4">
Author: ['АРМІЯINFORM']</text:p>
      <text:p text:style-name="P4">
Time: 2023-04-25T26:00:00-04:00</text:p>
      <text:p text:style-name="P4">
Description: Smrem Girsko-Shturmova Transcarpatska Brigade is one of the PIDROZDILIV, Actively Bere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342857844_246597471234104_4529013987861770201_n.jpg" text:style-name="Internet_20_link" text:visited-style-name="Visited_20_Internet_20_Link">
342857844_246597471234104_4529013987861770201_n.jpg</text:a>
', '<text:a xlink:type="simple" xlink:href="https://armyinform.com.ua/wp-content/uploads/2023/04/342973893_952908269393310_7623306764087003414_n-150x150.jpg" text:style-name="Internet_20_link" text:visited-style-name="Visited_20_Internet_20_Link">
342973893_952908269393310_7623306764087003414_n-150x150.jpg</text:a>
', '<text:a xlink:type="simple" xlink:href="https://armyinform.com.ua/wp-content/uploads/2023/04/342904912_612019327470511_7252552180811401635_n-150x150.jpg" text:style-name="Internet_20_link" text:visited-style-name="Visited_20_Internet_20_Link">
342904912_612019327470511_7252552180811401635_n-150x150.jpg</text:a>
', '<text:a xlink:type="simple" xlink:href="https://armyinform.com.ua/wp-content/uploads/2023/04/342975321_626014838972901_2023991142717906180_n-150x150.jpg" text:style-name="Internet_20_link" text:visited-style-name="Visited_20_Internet_20_Link">
342975321_626014838972901_2023991142717906180_n-150x150.jpg</text:a>
', '<text:a xlink:type="simple" xlink:href="https://armyinform.com.ua/wp-content/uploads/2023/04/342990998_909439330340810_1054993144835168192_n-150x150.jpg" text:style-name="Internet_20_link" text:visited-style-name="Visited_20_Internet_20_Link">
342990998_909439330340810_1054993144835168192_n-150x150.jpg</text:a>
', '<text:a xlink:type="simple" xlink:href="https://armyinform.com.ua/wp-content/uploads/2023/04/342984310_765603031757985_7076568178669484830_n-150x150.jpg" text:style-name="Internet_20_link" text:visited-style-name="Visited_20_Internet_20_Link">
342984310_765603031757985_7076568178669484830_n-150x150.jpg</text:a>
', '<text:a xlink:type="simple" xlink:href="https://armyinform.com.ua/wp-content/uploads/2023/04/343004722_3426095974316289_6741618778241046806_n-150x150.jpg" text:style-name="Internet_20_link" text:visited-style-name="Visited_20_Internet_20_Link">
343004722_3426095974316289_6741618778241046806_n-150x150.jpg</text:a>
', '<text:a xlink:type="simple" xlink:href="https://armyinform.com.ua/wp-content/uploads/2023/04/342975721_137282925872243_6372549936381115088_n-150x150.jpg" text:style-name="Internet_20_link" text:visited-style-name="Visited_20_Internet_20_Link">
342975721_137282925872243_6372549936381115088_n-150x150.jpg</text:a>
', '<text:a xlink:type="simple" xlink:href="https://armyinform.com.ua/wp-content/uploads/2023/04/342977223_559619769667451_3393359141998723263_n-150x150.jpg" text:style-name="Internet_20_link" text:visited-style-name="Visited_20_Internet_20_Link">
342977223_559619769667451_3393359141998723263_n-150x150.jpg</text:a>
']</text:p>
      <text:p text:style-name="P4">
Tags: ['STOPRUSSIA', 'АГРЕСІЯ РФ', 'ВІЙНА', 'ВТОРГНЕННЯ РФ']</text:p>
      <text:p text:style-name="P4">
Category: News</text:p>
      <!--METADATA-->
      <text:p text:style-name="P4">
<draw:frame draw:style-name="fr1" draw:name="Image241" text:anchor-type="as-char" svg:width="6.9236in" svg:height="4.615733in" draw:z-index="0">
<draw:image xlink:href="../Images/AРМІЯINFORM/2023-04-25T26-00-00-04-00/342857844_246597471234104_4529013987861770201_n.jpg" xlink:type="simple" xlink:show="embed" xlink:actuate="onLoad" draw:mime-type="image/jpeg"/>
</draw:frame>
Separate mountain and assault Brigade is one of the units that actively participates in hostilities in eastern Ukraine. The fighters of this unit of the day collide with the enemy on the front line, protecting their native land.</text:p>
      <text:p text:style-name="P4">
War is always scary, and this is confirmed by every soldier who was on the front. Every day, it offers new trials and dangers that become a noorma for soldiers who protect the country. And this is the case when the custom "routine" loses its usual meaning.</text:p>
      <text:p text:style-name="P4">
<text:a xlink:type="simple" xlink:href="https://armyinform.com.ua/wp-content/uploads/2023/04/342973893_952908269393310_7623306764087003414_n.jpg" text:style-name="Internet_20_link" text:visited-style-name="Visited_20_Internet_20_Link">
!(Images/AРМІЯINFORM/2023-04-25T26-00-00-04-00/342973893_952908269393310_7623306764087003414_n-150x150.jpg)</text:a>
</text:p>
      <text:p text:style-name="P4">
<text:a xlink:type="simple" xlink:href="https://armyinform.com.ua/wp-content/uploads/2023/04/342904912_612019327470511_7252552180811401635_n.jpg" text:style-name="Internet_20_link" text:visited-style-name="Visited_20_Internet_20_Link">
<draw:frame draw:style-name="fr1" draw:name="Image242" text:anchor-type="as-char" svg:width="6.9236in" svg:height="6.9236in" draw:z-index="0">
<draw:image xlink:href="../Images/AРМІЯINFORM/2023-04-25T26-00-00-04-00/342904912_612019327470511_7252552180811401635_n-150x150.jpg" xlink:type="simple" xlink:show="embed" xlink:actuate="onLoad" draw:mime-type="image/jpeg"/>
</draw:frame>
</text:a>
</text:p>
      <text:p text:style-name="P4">
<text:a xlink:type="simple" xlink:href="https://armyinform.com.ua/wp-content/uploads/2023/04/342975321_626014838972901_2023991142717906180_n.jpg" text:style-name="Internet_20_link" text:visited-style-name="Visited_20_Internet_20_Link">
<draw:frame draw:style-name="fr1" draw:name="Image243" text:anchor-type="as-char" svg:width="6.9236in" svg:height="6.9236in" draw:z-index="0">
<draw:image xlink:href="../Images/AРМІЯINFORM/2023-04-25T26-00-00-04-00/342975321_626014838972901_2023991142717906180_n-150x150.jpg" xlink:type="simple" xlink:show="embed" xlink:actuate="onLoad" draw:mime-type="image/jpeg"/>
</draw:frame>
</text:a>
</text:p>
      <text:p text:style-name="P4">
<text:a xlink:type="simple" xlink:href="https://armyinform.com.ua/wp-content/uploads/2023/04/342990998_909439330340810_1054993144835168192_n.jpg" text:style-name="Internet_20_link" text:visited-style-name="Visited_20_Internet_20_Link">
<draw:frame draw:style-name="fr1" draw:name="Image244" text:anchor-type="as-char" svg:width="6.9236in" svg:height="6.9236in" draw:z-index="0">
<draw:image xlink:href="../Images/AРМІЯINFORM/2023-04-25T26-00-00-04-00/342990998_909439330340810_1054993144835168192_n-150x150.jpg" xlink:type="simple" xlink:show="embed" xlink:actuate="onLoad" draw:mime-type="image/jpeg"/>
</draw:frame>
</text:a>
</text:p>
      <text:p text:style-name="P4">
<text:a xlink:type="simple" xlink:href="https://armyinform.com.ua/wp-content/uploads/2023/04/342984310_765603031757985_7076568178669484830_n.jpg" text:style-name="Internet_20_link" text:visited-style-name="Visited_20_Internet_20_Link">
<draw:frame draw:style-name="fr1" draw:name="Image245" text:anchor-type="as-char" svg:width="6.9236in" svg:height="6.9236in" draw:z-index="0">
<draw:image xlink:href="../Images/AРМІЯINFORM/2023-04-25T26-00-00-04-00/342984310_765603031757985_7076568178669484830_n-150x150.jpg" xlink:type="simple" xlink:show="embed" xlink:actuate="onLoad" draw:mime-type="image/jpeg"/>
</draw:frame>
</text:a>
</text:p>
      <text:p text:style-name="P4">
<text:a xlink:type="simple" xlink:href="https://armyinform.com.ua/wp-content/uploads/2023/04/343004722_3426095974316289_6741618778241046806_n.jpg" text:style-name="Internet_20_link" text:visited-style-name="Visited_20_Internet_20_Link">
<draw:frame draw:style-name="fr1" draw:name="Image246" text:anchor-type="as-char" svg:width="6.9236in" svg:height="6.9236in" draw:z-index="0">
<draw:image xlink:href="../Images/AРМІЯINFORM/2023-04-25T26-00-00-04-00/343004722_3426095974316289_6741618778241046806_n-150x150.jpg" xlink:type="simple" xlink:show="embed" xlink:actuate="onLoad" draw:mime-type="image/jpeg"/>
</draw:frame>
</text:a>
</text:p>
      <text:p text:style-name="P4">
<text:a xlink:type="simple" xlink:href="https://armyinform.com.ua/wp-content/uploads/2023/04/342975721_137282925872243_6372549936381115088_n.jpg" text:style-name="Internet_20_link" text:visited-style-name="Visited_20_Internet_20_Link">
<draw:frame draw:style-name="fr1" draw:name="Image247" text:anchor-type="as-char" svg:width="6.9236in" svg:height="6.9236in" draw:z-index="0">
<draw:image xlink:href="../Images/AРМІЯINFORM/2023-04-25T26-00-00-04-00/342975721_137282925872243_6372549936381115088_n-150x150.jpg" xlink:type="simple" xlink:show="embed" xlink:actuate="onLoad" draw:mime-type="image/jpeg"/>
</draw:frame>
</text:a>
</text:p>
      <text:p text:style-name="P4">
<text:a xlink:type="simple" xlink:href="https://armyinform.com.ua/wp-content/uploads/2023/04/342977223_559619769667451_3393359141998723263_n.jpg" text:style-name="Internet_20_link" text:visited-style-name="Visited_20_Internet_20_Link">
<draw:frame draw:style-name="fr1" draw:name="Image248" text:anchor-type="as-char" svg:width="6.9236in" svg:height="6.9236in" draw:z-index="0">
<draw:image xlink:href="../Images/AРМІЯINFORM/2023-04-25T26-00-00-04-00/342977223_559619769667451_3393359141998723263_n-150x150.jpg" xlink:type="simple" xlink:show="embed" xlink:actuate="onLoad" draw:mime-type="image/jpeg"/>
</draw:frame>
</text:a>
</text:p>
      <text:p text:style-name="P4">
Due to the destroyed shelling, settlements have to move in heavy talks, counting on their strengths and skills. Only the remains of destroyed buildings and infrastructure have remained in the territory that previously had people who have been humbled by humans. Damaged civilian cars and dead pets are just little things compared to the terrible consequences of the war.</text:p>
      <text:p text:style-name="P4">
<text:span text:style-name="T4">
 Source: </text:span>
 <text:span text:style-name="T5">
Or.(https://www.facebook.com/brigade128/posts/pfbid0D1npsmDa924hRmL92wkaZMjZAcGDCdrUk6whEd4qeTSsnQ4ByoGSgv4egAYzb1F6l)Transcarpathian brigade</text:span>
</text:p>
      <text:p text:style-name="P4">
News Source: <text:a xlink:type="simple" xlink:href="https://armyinform.com.ua/2023/04/25/bez-zhalyu-ta-strahu-voyenni-budni-bijcziv-okremoyi-girsko-shturmovoyi-brygady/" text:style-name="Internet_20_link" text:visited-style-name="Visited_20_Internet_20_Link">
https://armyinform.com.ua/2023/04/25/bez-zhalyu-ta-strahu-voyenni-budni-bijcziv-okremoyi-girsko-shturmovoyi-brygady/</text:a>
</text:p>
      <!--NEWS-->
      <text:h text:style-name="P10" text:outline-level="1">
<text:span text:style-name="T4">
"Saber": a new remote-rooted fire complex</text:span>
</text:h>
      <text:p text:style-name="P4">
Author: ['АРМІЯINFORM']</text:p>
      <text:p text:style-name="P4">
Time: 2023-04-25T27:00:00-04:00</text:p>
      <text:p text:style-name="P4">
Description: The “Rosoma” of Z'yasil “The Nut”-Ukrainian Automation of Distance-Kegs ... War with Ukraine 2022, War with Ukraine Latest news today, News War with Ukraine 2022 Last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 'ВІЙНА', 'ВТОРГНЕННЯ РФ']</text:p>
      <text:p text:style-name="P4">
Category: News</text:p>
      <!--METADATA-->
      <text:p text:style-name="P4">
The Saber appeared in Wolsomes-a Ukrainian automated remote-rooted fire complex designed for a stationary installation of nanterhore objects or special transport.</text:p>
      <text:p text:style-name="P4">
The guys called the new assistant Wall!</text:p>
      <text:p text:style-name="P4">
The coordination of fire is carried out by means of a control panel, which allow the battle at a distance while maintaining the life of the operator.</text:p>
      <text:p text:style-name="P4">
Source: Land Forces of the Armed Forces of Ukraine</text:p>
      <text:p text:style-name="P4">
News Source: <text:a xlink:type="simple" xlink:href="https://armyinform.com.ua/2023/04/25/shablya-novyj-dystanczijno-kerovanyj-vognevyj-kompleks/" text:style-name="Internet_20_link" text:visited-style-name="Visited_20_Internet_20_Link">
https://armyinform.com.ua/2023/04/25/shablya-novyj-dystanczijno-kerovanyj-vognevyj-kompleks/</text:a>
</text:p>
      <!--NEWS-->
      <text:h text:style-name="P10" text:outline-level="1">
<text:span text:style-name="T4">
Russian terrorist Prigogine tries to earn the loyalty of Russians - CPD</text:span>
</text:h>
      <text:p text:style-name="P4">
Author: ['АРМІЯINFORM']</text:p>
      <text:p text:style-name="P4">
Time: 2023-04-25T28:00:00-04:00</text:p>
      <text:p text:style-name="P4">
Description: Basics of the Grace, Shogodnі, Vyat Rosiyski Zmi, - Curvature of the Kerivnik’s words “Grury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prygozhyn-teroryst.jpg" text:style-name="Internet_20_link" text:visited-style-name="Visited_20_Internet_20_Link">
prygozhyn-teroryst.jpg</text:a>
']</text:p>
      <text:p text:style-name="P4">
Tags: ['ПВК ВАГНЕРА', 'РОСІЙСЬКА ПРОПАГАНДА', 'ЦПД РНБО']</text:p>
      <text:p text:style-name="P4">
Category: News</text:p>
      <!--METADATA-->
      <text:p text:style-name="P4">
<draw:frame draw:style-name="fr1" draw:name="Image249" text:anchor-type="as-char" svg:width="6.9236in" svg:height="6.9236in" draw:z-index="0">
<draw:image xlink:href="../Images/AРМІЯINFORM/2023-04-25T28-00-00-04-00/prygozhyn-teroryst.jpg" xlink:type="simple" xlink:show="embed" xlink:actuate="onLoad" draw:mime-type="image/jpeg"/>
</draw:frame>
The main narrative that Russian media promoted today is the words of the leader of the Wagner group that the children of the Russian "elite" are hiding from war.</text:p>
      <text:p text:style-name="P4">
As <text:a xlink:type="simple" xlink:href="https://www.facebook.com/protydiyadezinformatsiyi.cpd/posts/pfbid02zRwN68AWpZUsFwukUy2yT51bissQbYBrGinSDovxZaDwuTjiUYtkZZyMyof4cbELl" text:style-name="Internet_20_link" text:visited-style-name="Visited_20_Internet_20_Link">
reports</text:a>
The Center for Combating Misinformation in the NSDC of Ukraine, radical statements by advertisement are often broadcast by propaganda channels of the Russian Federation.</text:p>
      <text:p text:style-name="P4">
"The recent words of the terrorist that the Wagnerians will no longer take the people, supported many Russians, which makes Prigoine rating growing," the CPD covers.</text:p>
      <text:p text:style-name="P4">
The founder of Wagner PEC with such statements retransures the locations who are connected with him, as well as discredit his internal runoff, who are only talking about the war and are in comfort.</text:p>
      <text:p text:style-name="P4">
“In this way, Terrorist Prigogine shows his proximity to the Russians inhabits their loyalty, which in the future can develop the replenishment of ranks of the" Wagnerians. " Also, sharp statements of the Putin Chef testify to the split among the Kremlin elite, which will only increase by the consideration of the presidential elections in the Russian Federation, ”the Central Protidium Central Pedidium said.</text:p>
      <text:p text:style-name="P4">
News Source: <text:a xlink:type="simple" xlink:href="https://armyinform.com.ua/2023/04/25/rosijskyj-teroryst-prygozhyn-namagayetsya-zasluzhyty-loyalnist-rosiyan-czpd/" text:style-name="Internet_20_link" text:visited-style-name="Visited_20_Internet_20_Link">
https://armyinform.com.ua/2023/04/25/rosijskyj-teroryst-prygozhyn-namagayetsya-zasluzhyty-loyalnist-rosiyan-czpd/</text:a>
</text:p>
      <!--NEWS-->
      <text:h text:style-name="P10" text:outline-level="1">
<text:span text:style-name="T4">
Frames of work "Bakhmut's Ghosts" - SCO snipers</text:span>
</text:h>
      <text:p text:style-name="P4">
Author: ['АРМІЯINFORM']</text:p>
      <text:p text:style-name="P4">
Time: 2023-04-25T29:00:00-04:00</text:p>
      <text:p text:style-name="P4">
Description: Commandment of the forces of the special operations of the ZS Ukrainian was published by Video with Roboti’s personnel ...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p>
      <text:p text:style-name="P4">
Tags: ['БАХМУТСЬКИЙ НАПРЯМОК', 'ВІДЕО', 'СНАЙПЕРИ', 'ССО ЗСУ']</text:p>
      <text:p text:style-name="P4">
Category: News</text:p>
      <!--METADATA-->
      <text:p text:style-name="P4">
The Command of Special Operations forces of the Armed Forces of Ukraine published a video with personnel of Bakhmut ghosts.</text:p>
      <text:p text:style-name="P4">
"Another productive night is a minus 4 occupiers, if one to a single one went closer, there would be so many ammunition," - said a sniper of symbolic operations with a call sign "rapier".</text:p>
      <text:p text:style-name="P4">
News Source: <text:a xlink:type="simple" xlink:href="https://armyinform.com.ua/2023/04/25/kadry-roboty-pryvydiv-bahmutu-snajperiv-sso/" text:style-name="Internet_20_link" text:visited-style-name="Visited_20_Internet_20_Link">
https://armyinform.com.ua/2023/04/25/kadry-roboty-pryvydiv-bahmutu-snajperiv-sso/</text:a>
</text:p>
      <!--NEWS-->
      <text:h text:style-name="P10" text:outline-level="1">
<text:span text:style-name="T4">
In the liberated territories, government banks continue to restore work</text:span>
</text:h>
      <text:p text:style-name="P4">
Author: ['АРМІЯINFORM']</text:p>
      <text:p text:style-name="P4">
Time: 2023-04-25T30:00:00-04:00</text:p>
      <text:p text:style-name="P4">
Description: About the CENREMELA Minreintegrait. Minoi Tizhnya ATM Termi ... War with Ukraine 2022, War with Ukraine Latest News Today, News War with Ukraine 2022 Last for today, will there be a war between Ukraine and Russia and when, there will be a war with Ukraine in 2022 or not, it will be or not, it will be or not, it will be or not. whether the war with Ukraine in the near future says, the war with Ukraine, Ukrainian news today, Ukrainian news in Ukrainian media in Russian</text:p>
      <text:p text:style-name="P4">
Images: ['<text:a xlink:type="simple" xlink:href="https://armyinform.com.ua/wp-content/uploads/2023/01/bankomat.jpg" text:style-name="Internet_20_link" text:visited-style-name="Visited_20_Internet_20_Link">
bankomat.jpg</text:a>
']</text:p>
      <text:p text:style-name="P4">
Tags: ['STOPRUSSIA', 'АГРЕСІЯ РФ', 'ВІЙНА', 'ВТОРГНЕННЯ РФ', 'МІНРЕІНТЕГРАЦІЇ']</text:p>
      <text:p text:style-name="P4">
Category: News</text:p>
      <!--METADATA-->
      <text:p text:style-name="P4">
<draw:frame draw:style-name="fr1" draw:name="Image250" text:anchor-type="as-char" svg:width="6.9236in" svg:height="5.191078in" draw:z-index="0">
<draw:image xlink:href="../Images/AРМІЯINFORM/2023-04-25T30-00-00-04-00/bankomat.jpg" xlink:type="simple" xlink:show="embed" xlink:actuate="onLoad" draw:mime-type="image/jpeg"/>
</draw:frame>
About it <text:a xlink:type="simple" xlink:href="https://minre.gov.ua/2023/04/24/na-zvilnenyh-terytoriyah-prodovzhuyut-vidnovlyuvaty-robotu-derzhavni-banky/" text:style-name="Internet_20_link" text:visited-style-name="Visited_20_Internet_20_Link">
reports</text:a>
Ministry of Reintegration.</text:p>
      <text:p text:style-name="P4">
Last week, ATMs and self -service terminals of the Savings Bank were launched by the town of Velika Alexandrovka and the high -pearl of the Beryslav district of the Kherson region.</text:p>
      <text:p text:style-name="P4">
It is actually minivancy. Inhabitants can use almost all banking services: withdraw cash, pay for utilities and more.</text:p>
      <text:p text:style-name="P4">
Also, more than 60 offices are already working in Kharkiv region.</text:p>
      <text:p text:style-name="P4">
News Source: <text:a xlink:type="simple" xlink:href="https://armyinform.com.ua/2023/04/25/na-zvilnenyh-terytoriyah-prodovzhuyut-vidnovlyuvaty-robotu-derzhavni-banky/" text:style-name="Internet_20_link" text:visited-style-name="Visited_20_Internet_20_Link">
https://armyinform.com.ua/2023/04/25/na-zvilnenyh-terytoriyah-prodovzhuyut-vidnovlyuvaty-robotu-derzhavni-banky/</text:a>
</text:p>
      <!--NEWS-->
      <text:h text:style-name="P10" text:outline-level="1">
<text:span text:style-name="T4">
Ukrainian aviation has struck the enemy anti-aircraft missile complexes and its concentration areas</text:span>
</text:h>
      <text:p text:style-name="P4">
Author: ['АРМІЯINFORM']</text:p>
      <text:p text:style-name="P4">
Time: 2023-04-25T31:00:00-04:00</text:p>
      <text:p text:style-name="P4">
Description: About the General Headquarters of the Zbroyshany forces of Ukraine. “Avіaatsіya defense forces ... War with Ukraine 2022, the war with Ukraine is the latest news today, the news war with Ukraine 2022 last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3/02/ukrayinska-aviacziya.jpg" text:style-name="Internet_20_link" text:visited-style-name="Visited_20_Internet_20_Link">
ukrayinska-aviacziya.jpg</text:a>
']</text:p>
      <text:p text:style-name="P4">
Tags: ['STOPRUSSIA', 'АГРЕСІЯ РФ', 'ВТОРГНЕННЯ РФ', 'ВТРАТИ ВОРОГА', 'ГШ ЗСУ', 'ОПЕРАТИВНА ІНФОРМАЦІЯ', 'РАНКОВЕ ЗВЕДЕННЯ']</text:p>
      <text:p text:style-name="P4">
Category: News</text:p>
      <!--METADATA-->
      <text:p text:style-name="P4">
<draw:frame draw:style-name="fr1" draw:name="Image251" text:anchor-type="as-char" svg:width="6.9236in" svg:height="4.615733in" draw:z-index="0">
<draw:image xlink:href="../Images/AРМІЯINFORM/2023-04-25T31-00-00-04-00/ukrayinska-aviacziya.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KhbVBT2DBisGrWb8gMdBmWyeDPMLA5EsJ4UpyUrwFye6zMtNvLahTEh4YF3n46fKl" text:style-name="Internet_20_link" text:visited-style-name="Visited_20_Internet_20_Link">
reports</text:a>
General Staff of the Armed Forces of Ukraine.</text:p>
      <text:p text:style-name="P4">
“Aviation of defense forces over the past day has struck 9 beats in the areas of concentration of personal staff and military equipment of the occupiers, as well as 3 strokes on anti-aircraft missile complexes. In addition, our defenders knocked down 10 enemy UAVs of various types, ”the message reads.</text:p>
      <text:p text:style-name="P4">
It is also noted that the units of rocket troops and artillery during the past spectacles struck the anti-aircraft missile complex and 2 stations of electronic wrestling.</text:p>
      <text:p text:style-name="P4">
News Source: <text:a xlink:type="simple" xlink:href="https://armyinform.com.ua/2023/04/25/ukrayinska-aviacziya-zavdala-udariv-po-zenitno-raketnyh-kompleksah-voroga/" text:style-name="Internet_20_link" text:visited-style-name="Visited_20_Internet_20_Link">
https://armyinform.com.ua/2023/04/25/ukrayinska-aviacziya-zavdala-udariv-po-zenitno-raketnyh-kompleksah-voroga/</text:a>
</text:p>
      <!--NEWS-->
      <text:h text:style-name="P10" text:outline-level="1">
<text:span text:style-name="T4">
Ministry of Veterans will create a memorial to all defenders of Ukraine - Yulia Laputina</text:span>
</text:h>
      <text:p text:style-name="P4">
Author: ['АРМІЯINFORM']</text:p>
      <text:p text:style-name="P4">
Time: 2023-04-25T32:00:00-04:00</text:p>
      <text:p text:style-name="P4">
Description: About Tslodomil Miniger at the right of veteran, Ukrainian Yulia Laputin in iznerva'yu CNN PID ... War with Ukraine 2022, War with Ukraine Latest News today, News War with Ukraine 2022 Last for today, there will be a war between Ukraine and Russia and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znimok-ekrana-2023-04-24-125604.png" text:style-name="Internet_20_link" text:visited-style-name="Visited_20_Internet_20_Link">
znimok-ekrana-2023-04-24-125604.png</text:a>
']</text:p>
      <text:p text:style-name="P4">
Tags: ['STOPRUSSIA', 'АГРЕСІЯ РФ', 'ВІЙНА', 'ВТОРГНЕННЯ РФ', 'ВТРАТИ ВОРОГА', 'МІНВЕТЕРАНІВ']</text:p>
      <text:p text:style-name="P4">
Category: News</text:p>
      <!--METADATA-->
      <text:p text:style-name="P4">
<draw:frame draw:style-name="fr1" draw:name="Image252" text:anchor-type="as-char" svg:width="6.9236in" svg:height="3.918437in" draw:z-index="0">
<draw:image xlink:href="../Images/AРМІЯINFORM/2023-04-25T32-00-00-04-00/znimok-ekrana-2023-04-24-125604.png" xlink:type="simple" xlink:show="embed" xlink:actuate="onLoad" draw:mime-type="image/png"/>
</draw:frame>
About it <text:a xlink:type="simple" xlink:href="https://mva.gov.ua/ua/news/yuliya-laputina-minveteraniv-stvorit-memorial-usim-zahisnikam-ukrayini" text:style-name="Internet_20_link" text:visited-style-name="Visited_20_Internet_20_Link">
reported</text:a>
Minister of Veterans of Ukraine Yulia Laputina in <text:a xlink:type="simple" xlink:href="https://edition.cnn.com/2023/04/23/politics/ukrainian-veterans-affairs-minister-arlington/index.html" text:style-name="Internet_20_link" text:visited-style-name="Visited_20_Internet_20_Link">
interview CNN</text:a>
during a working visit to the US.</text:p>
      <text:p text:style-name="P4">
She noted that visiting the Arlington National Cemetery of Her very touching experience. "I am amazed by the incredible honor of the memory of respect for the people who defended your country," the minister said.</text:p>
      <text:p text:style-name="P4">
According to her, the Ministry of Veterans plans to take the experience of Arlington as an example of the National Military Memorial Cemetery in Kiev, the construction of which should begin soon.</text:p>
      <text:p text:style-name="P4">
"It will be a memorial not only to our heroes of the Russo-Ukrainian War, but also to all the defenders and defenders of our country, to the participants of Ukraine's struggle for its independence in different historical periods," Yulia Laputina emphasized.</text:p>
      <text:p text:style-name="Quotations">

<text:p text:style-name="P4">
<text:span text:style-name="T4">
 Reference. </text:span>
 Arlington National Cemetery - Military Cemetery B&gt;
 Arlington, Virginia, USA. Participants in the wars are buried in its territory,&gt;
 Presidents, Supreme Court Chairman and astronauts. Currently, the cemetery has&gt;
 about 300,000 burials.</text:p>

</text:p>
      <text:p text:style-name="P4">
<text:span text:style-name="T5">
Opto Embassy of Ukraine in the USA.</text:span>
</text:p>
      <text:p text:style-name="P4">
News Source: <text:a xlink:type="simple" xlink:href="https://armyinform.com.ua/2023/04/25/memorial-usim-zahysnykam-ukrayiny-stvoryt-minveteraniv/" text:style-name="Internet_20_link" text:visited-style-name="Visited_20_Internet_20_Link">
https://armyinform.com.ua/2023/04/25/memorial-usim-zahysnykam-ukrayiny-stvoryt-minveteraniv/</text:a>
</text:p>
      <!--NEWS-->
      <text:h text:style-name="P10" text:outline-level="1">
<text:span text:style-name="T4">
The most fierce battles continue for Bakhmut and Marinka - the General Staff of the Armed Forces</text:span>
</text:h>
      <text:p text:style-name="P4">
Author: ['АРМІЯINFORM']</text:p>
      <text:p text:style-name="P4">
Time: 2023-04-25T33:00:00-04:00</text:p>
      <text:p text:style-name="P4">
Description: Basic Zusillya Vorog I Dali Zereudzhu on the leading advanced di at Bakhmutsky,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43056001_600180368711481_8757561508141990812_n.jpg" text:style-name="Internet_20_link" text:visited-style-name="Visited_20_Internet_20_Link">
343056001_600180368711481_8757561508141990812_n.jpg</text:a>
']</text:p>
      <text:p text:style-name="P4">
Tags: ['STOPRUSSIA', 'АГРЕСІЯ РФ', 'ВТОРГНЕННЯ РФ', 'ГШ ЗСУ', 'ОПЕРАТИВНА ІНФОРМАЦІЯ', 'РАНКОВЕ ЗВЕДЕННЯ']</text:p>
      <text:p text:style-name="P4">
Category: News</text:p>
      <!--METADATA-->
      <text:p text:style-name="P4">
<draw:frame draw:style-name="fr1" draw:name="Image253" text:anchor-type="as-char" svg:width="6.9236in" svg:height="4.608521in" draw:z-index="0">
<draw:image xlink:href="../Images/AРМІЯINFORM/2023-04-25T33-00-00-04-00/343056001_600180368711481_8757561508141990812_n.jpg" xlink:type="simple" xlink:show="embed" xlink:actuate="onLoad" draw:mime-type="image/jpeg"/>
</draw:frame>
Illustrative Photo <text:span text:style-name="T4">
 🔥 Situation on Russian invasion </text:span>
</text:p>
      <text:p text:style-name="P4">
The main efforts of the enemy continue to focus on the ** offensive actions by Nabakhmut, Avdiiv and Mariinsky directions.</text:p>
      <text:p text:style-name="P4">
About it <text:a xlink:type="simple" xlink:href="https://www.facebook.com/GeneralStaff.ua/posts/pfbid02KhbVBT2DBisGrWb8gMdBmWyeDPMLA5EsJ4UpyUrwFye6zMtNvLahTEh4YF3n46fKl" text:style-name="Internet_20_link" text:visited-style-name="Visited_20_Internet_20_Link">
reports</text:a>
General Staff of the Armed Forces of Ukraine.</text:p>
      <text:p text:style-name="P4">
On <text:span text:style-name="T4">
 Bakhmut direction </text:span>
 the enemy continues to take offensive actions. Weighted battles are ongoing in Bakhmut. In addition, during the last day, the enemy of the vibrant offensive actions in the direction of the settlements of Novomarka Tachrome. Vasyukivka, Orikhovo-Vasylivka, Markovo, Grigorivka, Chrome, Bakhmut, Ivanivske, Yar, Stupochka, North New York of Donetsk region were injured from enemy shelling.</text:p>
      <text:p text:style-name="P4">
In the <text:span text:style-name="T4">
 Avdeevsky direction </text:span>
 the enemy conducted offensive actions near the inhabited novokalin, Steppe, Severne and Pervomaisk Donetsk region, had no success. He fired settlements. These are, in particular, Novokalinovo, Avdiivka, Severne, Tonenko, Lastokne, Pervomaisko, Karlovka and Nevelskadonetsk region.</text:p>
      <text:p text:style-name="P4">
On the <text:span text:style-name="T4">
 Marinsky direction </text:span>
 Over the past day, our defenders of the enemy -ups in the area of the settlement of Marinka, as well as near Nonovomikhailivka. Krasnogorivka, acute, Georgiyivka, Marinka, Vicoda, Novomikhailivka and Paraskovka of Donetsk region were enemy.</text:p>
      <text:p text:style-name="P4">
News Source: <text:a xlink:type="simple" xlink:href="https://armyinform.com.ua/2023/04/25/najzapeklishi-boyi-tryvayut-za-bahmut-ta-maryinku/" text:style-name="Internet_20_link" text:visited-style-name="Visited_20_Internet_20_Link">
https://armyinform.com.ua/2023/04/25/najzapeklishi-boyi-tryvayut-za-bahmut-ta-maryinku/</text:a>
</text:p>
      <!--NEWS-->
      <text:h text:style-name="P10" text:outline-level="1">
<text:span text:style-name="T4">
The occupiers deploy military hospitals in civilian hospitals</text:span>
</text:h>
      <text:p text:style-name="P4">
Author: ['АРМІЯINFORM']</text:p>
      <text:p text:style-name="P4">
Time: 2023-04-25T34:00:00-04:00</text:p>
      <text:p text:style-name="P4">
Description: About the General Headquarters of the Zbroyshany forces of Ukraine. “For the Nadannya Medical ... War with Ukraine 2022, the war with Ukraine is the latest news today, the war with Ukraine 2022 last today, will there be a war between Ukraine and Russia and when, the war with Ukraine in 2022 will be or not, whether there will be, will there be The war with Ukraine in the near future says, the war with Ukraine, Ukrainian news today, Ukrainian news in Ukrainian media in Russian</text:p>
      <text:p text:style-name="P4">
Images: ['<text:a xlink:type="simple" xlink:href="https://armyinform.com.ua/wp-content/uploads/2022/08/poranenyj-okupant.jpg" text:style-name="Internet_20_link" text:visited-style-name="Visited_20_Internet_20_Link">
poranenyj-okupant.jpg</text:a>
']</text:p>
      <text:p text:style-name="P4">
Tags: ['STOPRUSSIA', 'АГРЕСІЯ РФ', 'ВТОРГНЕННЯ РФ', 'ГШ ЗСУ', 'ЛУГАНЩИНА', 'ОПЕРАТИВНА ІНФОРМАЦІЯ', 'РАНКОВЕ ЗВЕДЕННЯ', 'ТИМЧАСОВО ОКУПОВАНІ ТЕРИТОРІЇ']</text:p>
      <text:p text:style-name="P4">
Category: News</text:p>
      <!--METADATA-->
      <text:p text:style-name="P4">
<draw:frame draw:style-name="fr1" draw:name="Image254" text:anchor-type="as-char" svg:width="6.9236in" svg:height="3.606042in" draw:z-index="0">
<draw:image xlink:href="../Images/AРМІЯINFORM/2023-04-25T34-00-00-04-00/poranenyj-okupant.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KhbVBT2DBisGrWb8gMdBmWyeDPMLA5EsJ4UpyUrwFye6zMtNvLahTEh4YF3n46fKl" text:style-name="Internet_20_link" text:visited-style-name="Visited_20_Internet_20_Link">
reports</text:a>
General Staff of the Armed Forces of Ukraine.</text:p>
      <text:p text:style-name="P4">
“To provide medical care with their wounded, Russian invaders are actively using medical institutions of settlements of the occupied Luhansk region. In particular, in the city of Khrustalny, the invaders launched a military hospital in the territory of the city hospital, ”the message goes.</text:p>
      <text:p text:style-name="P4">
News Source: <text:a xlink:type="simple" xlink:href="https://armyinform.com.ua/2023/04/25/okupanty-rozgortayut-vijskovi-shpytali-na-terytoriyi-czyvilnyh-likaren/" text:style-name="Internet_20_link" text:visited-style-name="Visited_20_Internet_20_Link">
https://armyinform.com.ua/2023/04/25/okupanty-rozgortayut-vijskovi-shpytali-na-terytoriyi-czyvilnyh-likaren/</text:a>
</text:p>
      <!--NEWS-->
      <text:h text:style-name="P10" text:outline-level="1">
<text:span text:style-name="T4">
Rashists conducted new raids on the search for guerrillas in occupied Crimea</text:span>
</text:h>
      <text:p text:style-name="P4">
Author: ['АРМІЯINFORM']</text:p>
      <text:p text:style-name="P4">
Time: 2023-04-25T35:00:00-04:00</text:p>
      <text:p text:style-name="P4">
Description: At the Timchasovo permanent Pіvostrovi, Crim Bright Voyvati Come in the Shode Viyavlenny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sprotyv.jpeg" text:style-name="Internet_20_link" text:visited-style-name="Visited_20_Internet_20_Link">
sprotyv.jpeg</text:a>
']</text:p>
      <text:p text:style-name="P4">
Tags: ['STOPRUSSIA', 'АГРЕСІЯ РФ', 'ВТОРГНЕННЯ РФ', 'КРИМ', 'ОКУПАНТИ', 'ПАРТИЗАНИ', 'ТИМЧАСОВО ОКУПОВАНИЙ КРИМ']</text:p>
      <text:p text:style-name="P4">
Category: News</text:p>
      <!--METADATA-->
      <text:p text:style-name="P4">
<draw:frame draw:style-name="fr1" draw:name="Image255" text:anchor-type="as-char" svg:width="6.9236in" svg:height="4.615733in" draw:z-index="0">
<draw:image xlink:href="../Images/AРМІЯINFORM/2023-04-25T35-00-00-04-00/sprotyv.jpeg" xlink:type="simple" xlink:show="embed" xlink:actuate="onLoad" draw:mime-type="image/jpeg"/>
</draw:frame>
On the temporarily occupied Peninsula of Crimea, the enemy continues to intensify measures to identify members of the Ukrainian underground.</text:p>
      <text:p text:style-name="P4">
About it <text:a xlink:type="simple" xlink:href="https://sprotyv.mod.gov.ua/2023/04/24/v-krymu-okupanty-provely-novi-rejdy-u-poshukah-partyzan/" text:style-name="Internet_20_link" text:visited-style-name="Visited_20_Internet_20_Link">
reports</text:a>
Center for National Resistance to Syspial Operations.</text:p>
      <text:p text:style-name="P4">
In particular, on the peninsula conducted searches of apartments in those whom they suspect "disloyalty". The searches were conducted without the presence of the owners. Also, cases of selective checks were increased on the streets.</text:p>
      <text:p text:style-name="P4">
It should be noted that in the Crimea there is increasing discontent of the population through the representatives of the occupation administrations of an active mobilization campaign.</text:p>
      <text:p text:style-name="P4">
We will remind, earlier in the Crimea the Russians installed additional cameras of tracking to the guerrilla. This was a reaction to the successful actions of local guerrillas, in particular the Movement of Atesh.</text:p>
      <text:p text:style-name="P4">
News Source: <text:a xlink:type="simple" xlink:href="https://armyinform.com.ua/2023/04/25/okupanty-shukayut-partyzaniv-u-krymu-provely-novi-rejdy/" text:style-name="Internet_20_link" text:visited-style-name="Visited_20_Internet_20_Link">
https://armyinform.com.ua/2023/04/25/okupanty-shukayut-partyzaniv-u-krymu-provely-novi-rejdy/</text:a>
</text:p>
      <!--NEWS-->
      <text:h text:style-name="P10" text:outline-level="1">
<text:span text:style-name="T4">
The Council of Europe Action Plan for Ukraine "Stability. Restoration. Reconstruction"</text:span>
</text:h>
      <text:p text:style-name="P4">
Author: ['АРМІЯINFORM']</text:p>
      <text:p text:style-name="P4">
Time: 2023-04-25T36:00:00-04:00</text:p>
      <text:p text:style-name="P4">
Description: The Kiwi was a presentation to the plan for the sake of єvropy for Ukrainian "staiki. Willed .... War with Ukraine 2022, War with Ukraine latest news today, News War with Ukraine 2022 The last for today, whether the war between Ukraine and Russia will be and when, the war with Ukraine in 2022 will be or not, will there be war with Ukraine in the near future says, the war with Ukraine, Ukraine’s news today, Ukrainian news in Ukrainian media in Russian</text:p>
      <text:p text:style-name="P4">
Images: ['<text:a xlink:type="simple" xlink:href="https://armyinform.com.ua/wp-content/uploads/2023/04/zag.jpg" text:style-name="Internet_20_link" text:visited-style-name="Visited_20_Internet_20_Link">
zag.jpg</text:a>
', '<text:a xlink:type="simple" xlink:href="https://armyinform.com.ua/wp-content/uploads/2023/04/1vk104443_1170.jpg" text:style-name="Internet_20_link" text:visited-style-name="Visited_20_Internet_20_Link">
1vk104443_1170.jpg</text:a>
']</text:p>
      <text:p text:style-name="P4">
Tags: ['МІНСОЦПОЛІТИКИ', 'ПРЕЗЕНТАЦІЯ', 'РАДА ЄВРОПИ']</text:p>
      <text:p text:style-name="P4">
Category: News</text:p>
      <!--METADATA-->
      <text:p text:style-name="P4">
<draw:frame draw:style-name="fr1" draw:name="Image256" text:anchor-type="as-char" svg:width="6.9236in" svg:height="3.484879in" draw:z-index="0">
<draw:image xlink:href="../Images/AРМІЯINFORM/2023-04-25T36-00-00-04-00/zag.jpg" xlink:type="simple" xlink:show="embed" xlink:actuate="onLoad" draw:mime-type="image/jpeg"/>
</draw:frame>
The Council of Europe Action Plan for Ukraine “Sustainability. Recovery. Reconstruction ”for 2023–2026, organized by the Office of Europe in Ukraine with the assistance of the Ministry of Foreign Affairs of Ukraine.</text:p>
      <text:p text:style-name="P4">
About it <text:a xlink:type="simple" xlink:href="https://www.kmu.gov.ua/news/anna-prorok-vziala-uchast-u-prezentatsii-planu-dii-rady-ievropy-dlia-ukrainy-stiikist-vidnovlennia-vidbudova-na-2023-2026-roky" text:style-name="Internet_20_link" text:visited-style-name="Visited_20_Internet_20_Link">
reports</text:a>
Ministry of Social Policy of Ukraine.</text:p>
      <text:p text:style-name="P4">
The event was attended by representatives of all interested authorities, local self -government bodies, civil society involved in the implementation of the CoE actions for Ukraine.</text:p>
      <text:p text:style-name="P4">
The Ministry of Social Policy has established constructive interaction with the Council of Europe in the field policy. During his speech to the participants of the presentation, the Deputy Minister of Social Policy on European Integration Hanna Prophet emphasized the importance and relevance , "Combating Trafficking in Human Beings", as well as "Protection of the Rights of Ukrainian Children during Time and in the Post -War period."</text:p>
      <text:p text:style-name="P4">
Separately, Anna Prophet stressed that in order to support the protection of the rights of Ukrainian children, the CEE developed a project of the Declaration on the situation of children of Ukraine, which were stated as a result of aggression of the Russian Federation against Ukraine. It is envisaged to create a special coordination mechanism for data exchange, discussing the legal aspects of the situation, status and needs of Ukrainian children, which are in other member states of the Council of Europe, as well as for the development of family forms of education, etc.</text:p>
      <text:p text:style-name="P4">
<draw:frame draw:style-name="fr1" draw:name="Image257" text:anchor-type="as-char" svg:width="6.9236in" svg:height="3.893785in" draw:z-index="0">
<draw:image xlink:href="../Images/AРМІЯINFORM/2023-04-25T36-00-00-04-00/1vk104443_1170.jpg" xlink:type="simple" xlink:show="embed" xlink:actuate="onLoad" draw:mime-type="image/jpeg"/>
</draw:frame>
In addition, the Deputy Minister for European Integration noted the mandidity of providing the project "Strengthening Social Protection in Ukraine" for the development and implementation of relevant regulatory and legal acts to promote the provision of people with disabilities equal access to the ring and effective compliance with their social.</text:p>
      <text:p text:style-name="P4">
Anna Prophet has confirmed the readiness and openness of the Ministry of Social Policy to prose labor within the framework of the Council of Europe Action Plan for Ukraine “Resistance. Reconstruction »for 2023-2026.</text:p>
      <text:p text:style-name="P4">
News Source: <text:a xlink:type="simple" xlink:href="https://armyinform.com.ua/2023/04/25/prezentovanyj-plan-dij-rady-yevropy-dlya-ukrayiny-stijkist-vidnovlennya-vidbudova/" text:style-name="Internet_20_link" text:visited-style-name="Visited_20_Internet_20_Link">
https://armyinform.com.ua/2023/04/25/prezentovanyj-plan-dij-rady-yevropy-dlya-ukrayiny-stijkist-vidnovlennya-vidbudova/</text:a>
</text:p>
      <!--NEWS-->
      <text:h text:style-name="P10" text:outline-level="1">
<text:span text:style-name="T4">
Enemy loss per day: almost 700 invaders were eliminated, 14 artisystems and 24 UAVs were destroyed</text:span>
</text:h>
      <text:p text:style-name="P4">
Author: ['АРМІЯINFORM']</text:p>
      <text:p text:style-name="P4">
Time: 2023-04-25T37:00:00-04:00</text:p>
      <text:p text:style-name="P4">
Description: Zagalni Boyov, take the enemy on 02.24.22 to 04/25/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b3253203-0205-4df0-b5c9-4ea1cd4a4714-scaled.jpg" text:style-name="Internet_20_link" text:visited-style-name="Visited_20_Internet_20_Link">
b3253203-0205-4df0-b5c9-4ea1cd4a4714-scaled.jpg</text:a>
']</text:p>
      <text:p text:style-name="P4">
Tags: ['STOPRUSSIA', 'АГРЕСІЯ РФ', 'ВТОРГНЕННЯ РФ', 'ВТРАТИ ВОРОГА', 'ГШ ЗСУ']</text:p>
      <text:p text:style-name="P4">
Category: News</text:p>
      <!--METADATA-->
      <text:p text:style-name="P4">
<draw:frame draw:style-name="fr1" draw:name="Image258" text:anchor-type="as-char" svg:width="6.9236in" svg:height="6.975527in" draw:z-index="0">
<draw:image xlink:href="../Images/AРМІЯINFORM/2023-04-25T37-00-00-04-00/b3253203-0205-4df0-b5c9-4ea1cd4a4714-scaled.jpg" xlink:type="simple" xlink:show="embed" xlink:actuate="onLoad" draw:mime-type="image/jpeg"/>
</draw:frame>
The total combat loss of the enemy from 24.02.22 to 25.04.23 will be orientated:</text:p>
      <text:p text:style-name="P4">
<text:span text:style-name="T4">
<text:span text:style-name="T5">
 Personnel - </text:span>
* 187770(+690)persons eliminated</text:span>
<text:span text:style-name="T5">
 tanks - </text:span>
<text:span text:style-name="T5">
 3688(+5)</text:span>
<text:span text:style-name="T4">
 combat armored vehicles - </text:span>
 7151(+12)<text:span text:style-name="T4">
<text:span text:style-name="T5">
 Artillery systems - </text:span>
<text:span text:style-name="T5">
 2863(+14)</text:span>
 </text:span>
 RSZV - <text:span text:style-name="T4">
 539(0)</text:span>
<text:span text:style-name="T5">
 air defense - </text:span>
<text:span text:style-name="T5">
 291(+2)</text:span>
<text:span text:style-name="T4">
 aircraft - </text:span>
 308(0)<text:span text:style-name="T4">
<text:span text:style-name="T5">
 helicopters - </text:span>
* 294(0)</text:span>
<text:span text:style-name="T5">
 UAV Operative Tactical Level-</text:span>
<text:span text:style-name="T5">
 2437(+24)</text:span>
<text:span text:style-name="T4">
 Winged missiles - </text:span>
 911(0)<text:span text:style-name="T4">
<text:span text:style-name="T5">
 ships / boats - </text:span>
* 18(0)</text:span>
<text:span text:style-name="T5">
 Automobile equipment and tanks - </text:span>
<text:span text:style-name="T5">
 5784(+31)</text:span>
<text:span text:style-name="T4">
 Special Technique - </text:span>
 345(+6)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25.04.23.</text:p>
      <text:p text:style-name="P4">
News Source: <text:a xlink:type="simple" xlink:href="https://armyinform.com.ua/2023/04/25/vtraty-voroga-za-dobu-likvidovano-majzhe-700-okupantiv-znyshheno-14-artsystem-i-24-bpla/" text:style-name="Internet_20_link" text:visited-style-name="Visited_20_Internet_20_Link">
https://armyinform.com.ua/2023/04/25/vtraty-voroga-za-dobu-likvidovano-majzhe-700-okupantiv-znyshheno-14-artsystem-i-24-bpla/</text:a>
</text:p>
      <!--NEWS-->
      <text:h text:style-name="P10" text:outline-level="1">
<text:span text:style-name="T4">
Bakhmut's defenders have been handed a hundred drones purchased at United24</text:span>
</text:h>
      <text:p text:style-name="P4">
Author: ['АРМІЯINFORM']</text:p>
      <text:p text:style-name="P4">
Time: 2023-04-25T38:00:00-04:00</text:p>
      <text:p text:style-name="P4">
Description: Internet-Vidannya “Bliscavka” for two days Zibrahi through Fandreyzingov Platform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photo_5348331583695866679_y.jpg" text:style-name="Internet_20_link" text:visited-style-name="Visited_20_Internet_20_Link">
photo_5348331583695866679_y.jpg</text:a>
']</text:p>
      <text:p text:style-name="P4">
Tags: ['АРМІЯ ДРОНІВ', 'МІНЦИФРИ', 'ПЛАТФОРМА UNITED24']</text:p>
      <text:p text:style-name="P4">
Category: News</text:p>
      <!--METADATA-->
      <text:p text:style-name="P4">
<draw:frame draw:style-name="fr1" draw:name="Image259" text:anchor-type="as-char" svg:width="6.9236in" svg:height="3.586208in" draw:z-index="0">
<draw:image xlink:href="../Images/AРМІЯINFORM/2023-04-25T38-00-00-04-00/photo_5348331583695866679_y.jpg" xlink:type="simple" xlink:show="embed" xlink:actuate="onLoad" draw:mime-type="image/jpeg"/>
</draw:frame>
Subscribers of the online edition of "Lightning" in two days collected the Fandexing platform United24 more than UAH 10.4 million per 500 drones-Kamikadze.</text:p>
      <text:p text:style-name="P4">
About it <text:a xlink:type="simple" xlink:href="https://t.me/zedigital/3060" text:style-name="Internet_20_link" text:visited-style-name="Visited_20_Internet_20_Link">
reported</text:a>
Viceremier on innovation, development of education, science and technology - Minister of Digital Transformation Mikhailofedorov.</text:p>
      <text:p text:style-name="P4">
He noted that these drones were transferred to the Bakhmut direction.</text:p>
      <text:p text:style-name="P4">
“The first birds birds are already flying to one of the 59-Brigade aerial reconnaissance units. They will help the soldiers promptly deliver "gifts" to the Russians. I thank the partners and everyone who supports the army of drones, ”he said.</text:p>
      <text:p text:style-name="P4">
News Source: <text:a xlink:type="simple" xlink:href="https://armyinform.com.ua/2023/04/25/zahysnykam-bahmuta-peredano-sotnyu-droniv-prydbanyh-za-koshty-united24/" text:style-name="Internet_20_link" text:visited-style-name="Visited_20_Internet_20_Link">
https://armyinform.com.ua/2023/04/25/zahysnykam-bahmuta-peredano-sotnyu-droniv-prydbanyh-za-koshty-united24/</text:a>
</text:p>
      <!--NEWS-->
      <text:h text:style-name="P10" text:outline-level="1">
<text:span text:style-name="T4">
Crimes committed by Rosarmia in Ukraine should not go unpunished - Commissioner of the Council of Europe</text:span>
</text:h>
      <text:p text:style-name="P4">
Author: ['АРМІЯINFORM']</text:p>
      <text:p text:style-name="P4">
Time: 2023-04-25T39:00:00-04:00</text:p>
      <text:p text:style-name="P4">
Description: Komіsarka for the sake of єvropy is the rights of the people Dunya Miatovich PDA Has Pajydannya Par, the war with Ukraine 2022, the war with Ukraine is the latest news today, the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9053.png" text:style-name="Internet_20_link" text:visited-style-name="Visited_20_Internet_20_Link">
9053.png</text:a>
']</text:p>
      <text:p text:style-name="P4">
Tags: ['STOPRUSSIA', 'АГРЕСІЯ РФ', 'ВОЄННІ ЗЛОЧИНИ РФ', 'ВТОРГНЕННЯ РФ', 'ДУНЯ МІЯТОВИЧ', 'ПАРЄ']</text:p>
      <text:p text:style-name="P4">
Category: News</text:p>
      <!--METADATA-->
      <text:p text:style-name="P4">
<draw:frame draw:style-name="fr1" draw:name="Image260" text:anchor-type="as-char" svg:width="6.9236in" svg:height="4.698157in" draw:z-index="0">
<draw:image xlink:href="../Images/AРМІЯINFORM/2023-04-25T39-00-00-04-00/9053.png" xlink:type="simple" xlink:show="embed" xlink:actuate="onLoad" draw:mime-type="image/png"/>
</draw:frame>
The Commissioner of the Council of Europe on Human Rights Dunya Miyatovich during a meeting of Parelya was an annual report, which was mostly focused on atrocities committed by the Russian Federation in Ukraine.</text:p>
      <text:p text:style-name="P4">
About it <text:a xlink:type="simple" xlink:href="https://pace.coe.int/en/news/9053/annual-report-2022-commissioner-mijatovic-calls-for-renewed-commitment-to-human-rights-protection-to-address-numerous-systemic-problems" text:style-name="Internet_20_link" text:visited-style-name="Visited_20_Internet_20_Link">
reports</text:a>
The press service of the Council.</text:p>
      <text:p text:style-name="P4">
“The horrific crimes committed by Russian troops in Ukraine should not be unpunished. Justice should be carried out, including through efficient cooperation with the International Criminal Court and the long -term support of the Ukrainian Justice system, ”Dunya Miyatovich stressed.</text:p>
      <text:p text:style-name="P4">
The report refers to, in particular, the violation of human rights of Ukrainian children transferred to the Russian Federation or temporarily occupied territories, some of the reaches have received Russian citizenship with a gross violation of international humanitarian law.</text:p>
      <text:p text:style-name="P4">
News Source: <text:a xlink:type="simple" xlink:href="https://armyinform.com.ua/2023/04/25/zlochyny-skoyeni-rosarmiyeyu-v-ukrayini-ne-povynni-zalyshytysya-bezkarnymy-komisarka-rady-yevropy/" text:style-name="Internet_20_link" text:visited-style-name="Visited_20_Internet_20_Link">
https://armyinform.com.ua/2023/04/25/zlochyny-skoyeni-rosarmiyeyu-v-ukrayini-ne-povynni-zalyshytysya-bezkarnymy-komisarka-rady-yevropy/</text:a>
</text:p>
      <!--NEWS-->
      <text:h text:style-name="P10" text:outline-level="1">
<text:span text:style-name="T4">
In Ukraine a moment of silence</text:span>
</text:h>
      <text:p text:style-name="P4">
Author: ['АРМІЯINFORM']</text:p>
      <text:p text:style-name="P4">
Time: 2023-04-25T40: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candle-1.gif" text:style-name="Internet_20_link" text:visited-style-name="Visited_20_Internet_20_Link">
candle-1.gif</text:a>
']</text:p>
      <text:p text:style-name="P4">
Tags: ['STOPRUSSIA', 'АГРЕСІЯ РФ', 'ВІЙНА', 'ВТОРГНЕННЯ РФ', 'ХВИЛИНА МОВЧАННЯ']</text:p>
      <text:p text:style-name="P4">
Category: News</text:p>
      <!--METADATA-->
      <text:p text:style-name="P4">
<draw:frame draw:style-name="fr1" draw:name="Image261" text:anchor-type="as-char" svg:width="6.9236in" svg:height="3.895992in" draw:z-index="0">
<draw:image xlink:href="../Images/AРМІЯINFORM/2023-04-25T40-00-00-04-00/candle-1.gif" xlink:type="simple" xlink:show="embed" xlink:actuate="onLoad" draw:mime-type="image/gif"/>
</draw:frame>
According to the Decree of the President of Ukraine Volodymyr Zelensky No. 143/2022, minutes are being held daily at 9:00, it is announced in all means of mass information.</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4/25/v-ukrayini-hvylyna-movchannya-3/" text:style-name="Internet_20_link" text:visited-style-name="Visited_20_Internet_20_Link">
https://armyinform.com.ua/2023/04/25/v-ukrayini-hvylyna-movchannya-3/</text:a>
</text:p>
      <!--NEWS-->
      <text:h text:style-name="P10" text:outline-level="1">
<text:span text:style-name="T4">
The countries that make peaceful proposals should see aggression through the eyes of Ukrainians that are bombarded by the Russian Federation - Josep Borrel</text:span>
</text:h>
      <text:p text:style-name="P4">
Author: ['АРМІЯINFORM']</text:p>
      <text:p text:style-name="P4">
Time: 2023-04-25T41:00:00-04:00</text:p>
      <text:p text:style-name="P4">
Description: China of the Brazili, yaki was hung up to the world, I have a fraud of Projati before Ukraine Zarnuti in ... War with Ukraine 2022, war with Ukraine Latest news today, News War with Ukraine 2022 are the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4/d4bb728f-3206-4449-9437-7ac0a94fcbc3.jpg" text:style-name="Internet_20_link" text:visited-style-name="Visited_20_Internet_20_Link">
d4bb728f-3206-4449-9437-7ac0a94fcbc3.jpg</text:a>
']</text:p>
      <text:p text:style-name="P4">
Tags: ['STOPRUSSIA', 'АГРЕСІЯ РФ', 'ВЕРХОВНИЙ ПРЕДСТАВНИК ЄС', 'ВТОРГНЕННЯ РФ', 'ЖОЗЕП БОРРЕЛЬ']</text:p>
      <text:p text:style-name="P4">
Category: News</text:p>
      <!--METADATA-->
      <text:p text:style-name="P4">
<draw:frame draw:style-name="fr1" draw:name="Image262" text:anchor-type="as-char" svg:width="6.9236in" svg:height="3.894525in" draw:z-index="0">
<draw:image xlink:href="../Images/AРМІЯINFORM/2023-04-25T41-00-00-04-00/d4bb728f-3206-4449-9437-7ac0a94fcbc3.jpg" xlink:type="simple" xlink:show="embed" xlink:actuate="onLoad" draw:mime-type="image/jpeg"/>
</draw:frame>
China and Brazil, who have put forward the ideas of peace, should first come to Ukraine to zoom into the eyes of those who touched Russian aggression.</text:p>
      <text:p text:style-name="P4">
On this <text:a xlink:type="simple" xlink:href="https://www.eeas.europa.eu/eeas/foreign-affairs-council-press-remarks-high-representative-josep-borrell-after-meeting-4_en" text:style-name="Internet_20_link" text:visited-style-name="Visited_20_Internet_20_Link">
emphasizes</text:a>
The high representative of the European Union for Foreign Affairs and Security Policy of the Zhozep Borrel.</text:p>
      <text:p text:style-name="P4">
“Recently, some ideas about peace have been put forward by China as well as Brazil. For the hopeful, honest peaceful efforts, you also need to talk to Kiev and go your best to see aggression by their eyes, the eyes of those they bombard. I want to remedy about the terrible situation on the spot for all the people who are now calling Domir. I also call for peace. But where were these calls when Russia is pulled on the borders? We need to understand very clearly what is happening. There is an aggressor that violated the UN Statute and invaded another country, and there is a victim of this aggression. We can take such a benevolent approach that states: "Oh, one is bad to stop, and the other does not want. Oh no!" It is impossible to put one level of the aggressor and aggressive, ”said Josep Borrel.</text:p>
      <text:p text:style-name="P4">
He stressed that the EU countries are aware of the urgent need of Ukraine with poor trims and missiles, and they are needed to protect their territory.</text:p>
      <text:p text:style-name="P4">
“Russia does not want to stop the invasion, and Ukraine must continue to defend. The all -right way to explain what is happening there. That is why we support Ukraine, now including tanks, air defense and even fighters. I can evaluate that over 13 billion euros of military support have been provided to Ukraine by the European Union and Member States. We continue to fulfill our promises over Artillery ammunition and missiles worth(https://armyinform.com.ua/2023/04/13/milyard-yevro-na-boyeprypasy-dlya-ukrayiny-yevropejska-rada-pogodyla-vydilennya-transhu/)For Ukraine, ”Josep Borrel said.</text:p>
      <text:p text:style-name="P4">
News Source: <text:a xlink:type="simple" xlink:href="https://armyinform.com.ua/2023/04/25/krayinam-yaki-vysuvayut-myrni-propozycziyi-slid-pobachyty-agresiyu-ochyma-ukrayincziv-yakyh-bombarduye-rf-zhozep-borrel/" text:style-name="Internet_20_link" text:visited-style-name="Visited_20_Internet_20_Link">
https://armyinform.com.ua/2023/04/25/krayinam-yaki-vysuvayut-myrni-propozycziyi-slid-pobachyty-agresiyu-ochyma-ukrayincziv-yakyh-bombarduye-rf-zhozep-borrel/</text:a>
</text:p>
      <!--NEWS-->
      <text:h text:style-name="P10" text:outline-level="1">
<text:span text:style-name="T4">
The Kremlin already has a plan to explain to the Russian society the loss of Crimea - Kirill Budanov</text:span>
</text:h>
      <text:p text:style-name="P4">
Author: ['АРМІЯINFORM']</text:p>
      <text:p text:style-name="P4">
Time: 2023-04-25T42:00:00-04:00</text:p>
      <text:p text:style-name="P4">
Description: Head of the head management of the ROZVIKIA OF MALSENSY Major General Kirilo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20230425-1.jpg" text:style-name="Internet_20_link" text:visited-style-name="Visited_20_Internet_20_Link">
20230425-1.jpg</text:a>
']</text:p>
      <text:p text:style-name="P4">
Tags: ['STOPRUSSIA', 'АГРЕСІЯ РФ', 'ВТОРГНЕННЯ РФ', 'ГУР МОУ', 'ЗВІЛЬНЕННЯ КРИМУ', 'КИРИЛО БУДАНОВ']</text:p>
      <text:p text:style-name="P4">
Category: News</text:p>
      <!--METADATA-->
      <text:p text:style-name="P4">
<draw:frame draw:style-name="fr1" draw:name="Image263" text:anchor-type="as-char" svg:width="6.9236in" svg:height="4.615733in" draw:z-index="0">
<draw:image xlink:href="../Images/AРМІЯINFORM/2023-04-25T42-00-00-04-00/20230425-1.jpg" xlink:type="simple" xlink:show="embed" xlink:actuate="onLoad" draw:mime-type="image/jpeg"/>
</draw:frame>
The head of the Main Directorate of Intelligence of the Ministry of Defense of Ukraine Major-General Kirill Budanov told how the propaganda of the Russian Federation will explain the defeat in the war and fights in the Donbass. He said that Russian propagandists deceive their people as much as no one in the world can do it better. Therefore, the hole will return to Ukraine Crimea, it will be easier to explain the loss of the internal audience.</text:p>
      <text:p text:style-name="P4">
About it <text:a xlink:type="simple" xlink:href="https://gur.gov.ua/content/kreml-vzhe-maie-plan-iak-poiasnyty-rosiiskomu-suspilstvu-vtratu-krymu.html" text:style-name="Internet_20_link" text:visited-style-name="Visited_20_Internet_20_Link">
reports</text:a>
Main Directorate of Intelligence of Defense of Ukraine.</text:p>
      <text:p text:style-name="P4">
The same, recalled the head of Ukrainian military intelligence, we have already observed during the de -occupation of Kherson, which was presented in Russian propaganda media "forced step".</text:p>
      <text:p text:style-name="P4">
"Believe me, there a propaganda machine works as a model, it is a real model. They" abandon "their population as no one in the world. Their propaganda machine showed itself as effectively as possible. They showed the loss of Kherson - which was the largest achievement of such a "special military operation" - simply as a ordinary business. It was heard so that it was, in principle, a good thing was for them, ”said GURE.</text:p>
      <text:p text:style-name="P4">
According to Major General Kirill Budanova, the Kremlin already has a plan, how to present the news of the loss of the Crimea.</text:p>
      <text:p text:style-name="P4">
“They have already worked. Models on how to show news during the event of Crimea - they are all already known to us. Believe me, they will work in an emerging society, ”said the head of Ukraine's military intelligence.</text:p>
      <text:p text:style-name="P4">
News Source: <text:a xlink:type="simple" xlink:href="https://armyinform.com.ua/2023/04/25/kreml-vzhe-maye-plan-yak-poyasnyty-rosijskomu-suspilstvu-vtratu-krymu-kyrylo-budanov/" text:style-name="Internet_20_link" text:visited-style-name="Visited_20_Internet_20_Link">
https://armyinform.com.ua/2023/04/25/kreml-vzhe-maye-plan-yak-poyasnyty-rosijskomu-suspilstvu-vtratu-krymu-kyrylo-budanov/</text:a>
</text:p>
      <!--NEWS-->
      <text:h text:style-name="P10" text:outline-level="1">
<text:span text:style-name="T4">
Estonia Prime Minister in Bucha: There should be no immunity for crimes of</text:span>
</text:h>
      <text:p text:style-name="P4">
Author: ['АРМІЯINFORM']</text:p>
      <text:p text:style-name="P4">
Time: 2023-04-25T43:00:00-04:00</text:p>
      <text:p text:style-name="P4">
Description: Prem’r-Ministoni Etoni Kaya Kallas Pіd Hour Vizita in Ukrainian Vidvіdal Bucha.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fuftmdwwaaimtqc.jpg" text:style-name="Internet_20_link" text:visited-style-name="Visited_20_Internet_20_Link">
fuftmdwwaaimtqc.jpg</text:a>
', '<text:a xlink:type="simple" xlink:href="https://armyinform.com.ua/wp-content/uploads/2023/04/fuftgagxsaqzea--150x150.jpg" text:style-name="Internet_20_link" text:visited-style-name="Visited_20_Internet_20_Link">
fuftgagxsaqzea--150x150.jpg</text:a>
', '<text:a xlink:type="simple" xlink:href="https://armyinform.com.ua/wp-content/uploads/2023/04/fuftmdfwiaaxxoc-150x150.jpg" text:style-name="Internet_20_link" text:visited-style-name="Visited_20_Internet_20_Link">
fuftmdfwiaaxxoc-150x150.jpg</text:a>
']</text:p>
      <text:p text:style-name="P4">
Tags: ['БУЧА', 'КАЯ КАЛЛАС']</text:p>
      <text:p text:style-name="P4">
Category: News</text:p>
      <!--METADATA-->
      <text:p text:style-name="P4">
<draw:frame draw:style-name="fr1" draw:name="Image264" text:anchor-type="as-char" svg:width="6.9236in" svg:height="4.615733in" draw:z-index="0">
<draw:image xlink:href="../Images/AРМІЯINFORM/2023-04-25T43-00-00-04-00/fuftmdwwaaimtqc.jpg" xlink:type="simple" xlink:show="embed" xlink:actuate="onLoad" draw:mime-type="image/jpeg"/>
</draw:frame>
Estonia Prime Minister Kai Callas visited Bucha during her visit to Ukraine.</text:p>
      <text:p text:style-name="P4">
About it <text:a xlink:type="simple" xlink:href="https://twitter.com/kajakallas/status/1650520725801844736" text:style-name="Internet_20_link" text:visited-style-name="Visited_20_Internet_20_Link">
wrote</text:a>
In his Twitter.</text:p>
      <text:p text:style-name="P4">
She stressed that there should be no impunity and immunity for the crimes of the Russian Federation, in particular for the crime of aggression.</text:p>
      <text:p text:style-name="P4">
“The testimony of the atrocities of Russia in Bucha is a reminder: there is a struggle for freedom, and the eborthba for justice. Ukraine must win both. We are ready to help in this. There should be no impunity and immunity for Russia's crimes, in particular for the crime of aggression, ”her post reads.</text:p>
      <text:p text:style-name="P4">
<text:a xlink:type="simple" xlink:href="https://armyinform.com.ua/wp-content/uploads/2023/04/fuftgagxsaqzea-.jpg" text:style-name="Internet_20_link" text:visited-style-name="Visited_20_Internet_20_Link">
!(Images/AРМІЯINFORM/2023-04-25T43-00-00-04-00/fuftgagxsaqzea--150x150.jpg)</text:a>
</text:p>
      <text:p text:style-name="P4">
<text:a xlink:type="simple" xlink:href="https://armyinform.com.ua/wp-content/uploads/2023/04/fuftmdfwiaaxxoc.jpg" text:style-name="Internet_20_link" text:visited-style-name="Visited_20_Internet_20_Link">
<draw:frame draw:style-name="fr1" draw:name="Image265" text:anchor-type="as-char" svg:width="6.9236in" svg:height="6.9236in" draw:z-index="0">
<draw:image xlink:href="../Images/AРМІЯINFORM/2023-04-25T43-00-00-04-00/fuftmdfwiaaxxoc-150x150.jpg" xlink:type="simple" xlink:show="embed" xlink:actuate="onLoad" draw:mime-type="image/jpeg"/>
</draw:frame>
</text:a>
Estonia Prime Minister Kaya Callas, together with President of Ukraine Volodymyrzelensky, also <text:a xlink:type="simple" xlink:href="https://armyinform.com.ua/2023/04/24/ukrayina-czinuye-kozhnu-peredanu-nam-estoniyeyu-odynyczyu-zbroyi-prezydent-ukrayiny/" text:style-name="Internet_20_link" text:visited-style-name="Visited_20_Internet_20_Link">
visited</text:a>
Zhytomyr region.</text:p>
      <text:p text:style-name="P4">
News Source: <text:a xlink:type="simple" xlink:href="https://armyinform.com.ua/2023/04/25/premyerka-estoniyi-u-buchi-ne-povynno-buty-imunitetu-za-zlochyny-rosiyi/" text:style-name="Internet_20_link" text:visited-style-name="Visited_20_Internet_20_Link">
https://armyinform.com.ua/2023/04/25/premyerka-estoniyi-u-buchi-ne-povynno-buty-imunitetu-za-zlochyny-rosiyi/</text:a>
</text:p>
      <!--NEWS-->
      <text:h text:style-name="P10" text:outline-level="1">
<text:span text:style-name="T4">
For NCCC cybersecurity experts, he has been trained to protect the energy sector</text:span>
</text:h>
      <text:p text:style-name="P4">
Author: ['АРМІЯINFORM']</text:p>
      <text:p text:style-name="P4">
Time: 2023-04-25T44:00:00-04:00</text:p>
      <text:p text:style-name="P4">
Description: National Coordinating Center of the Kіberbezpeki (NKSTS) Under the National National Bezpeki I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1/06/kiberzahyst.jpeg" text:style-name="Internet_20_link" text:visited-style-name="Visited_20_Internet_20_Link">
kiberzahyst.jpeg</text:a>
']</text:p>
      <text:p text:style-name="P4">
Tags: ['КІБЕРБЕЗПЕКА', 'НКЦК', 'РНБО УКРАЇНИ']</text:p>
      <text:p text:style-name="P4">
Category: News</text:p>
      <!--METADATA-->
      <text:p text:style-name="P4">
<draw:frame draw:style-name="fr1" draw:name="Image266" text:anchor-type="as-char" svg:width="6.9236in" svg:height="3.624921in" draw:z-index="0">
<draw:image xlink:href="../Images/AРМІЯINFORM/2023-04-25T44-00-00-04-00/kiberzahyst.jpeg" xlink:type="simple" xlink:show="embed" xlink:actuate="onLoad" draw:mime-type="image/jpeg"/>
</draw:frame>
National Cybersecurity Coordination Center(NKCK)At the Council of National Security and Defense of Ukraine, with the support of CRDF Global in Ukraine from March 13 to April 20, 2023, he held a training event from the Series "Verification Management" series(VDP).</text:p>
      <text:p text:style-name="P4">
Про це <text:a xlink:type="simple" xlink:href="https://www.rnbo.gov.ua/ua/Diialnist/6286.html" text:style-name="Internet_20_link" text:visited-style-name="Visited_20_Internet_20_Link">
повідомляє</text:a>
National Security and Defense of Ukraine.</text:p>
      <text:p text:style-name="P4">
The tenth program from the Series "Vulnerable Management" took part of more than 30 professional technical specialists, who represented 20 organizations of the energy sector of Ukraine, among which the Ministry of Energy of Ukraine, NNEC "Energoatom", NEC "Ukrenergo", regional power companies, etc.</text:p>
      <text:p text:style-name="P4">
The purpose of such measures is to improve the practical skills to identify vulnerability of waterproof systems and to provide comprehensive cyber defense in the main suburbs of cybersecurity, state institutions, objects of critical infrastructure and other organizations within the framework of public-private partnership.</text:p>
      <text:p text:style-name="P4">
«The Vulnery Management Program was created to increase the level of Kibiber protection of organizations of different sectors of critical infrastructure of Ukraine by training and advanced training of key cybersecurity specialists of cybersecurity. It provides clear guidelines and methodologies to identify and eliminate the vulnerability of safety and counteract cyberattacks, as well as helps organization of changing cyberrisists, facilitating the identification and elimination of vulnerability before the attackers use, ”said the head of the NCCC Support Department of Ukraine.</text:p>
      <text:p text:style-name="P4">
Serhiy Prokopenko also thanked all the specialists for active participation, as it was used to raise awareness, the development of special practical skills of safety and to improve in the future cybersecurity program of critical infrastructure.</text:p>
      <text:p text:style-name="P4">
The VDP participants showed high interest in solving problems and ctf. The winners of the six -week training for the energy sector workers received prizes that will help them continue to develop their professional skills.</text:p>
      <text:p text:style-name="P4">
The curriculum was designed to meet the requirements of the companies of the energy sector of critical infrastructure, which are confronted with specific cybersecurity challenges, especially during Russian aggression.</text:p>
      <text:p text:style-name="P4">
News Source: <text:a xlink:type="simple" xlink:href="https://armyinform.com.ua/2023/04/25/dlya-fahivcziv-z-kiberbezpeky-nkczk-proviv-navchannya-shhodo-zahystu-energetychnogo-sektoru/" text:style-name="Internet_20_link" text:visited-style-name="Visited_20_Internet_20_Link">
https://armyinform.com.ua/2023/04/25/dlya-fahivcziv-z-kiberbezpeky-nkczk-proviv-navchannya-shhodo-zahystu-energetychnogo-sektoru/</text:a>
</text:p>
      <!--NEWS-->
      <text:h text:style-name="P10" text:outline-level="1">
<text:span text:style-name="T4">
Head of State on Kupjanskaya: the Russian Federation is doing everything to destroy us - our history, culture, people</text:span>
</text:h>
      <text:p text:style-name="P4">
Author: ['АРМІЯINFORM']</text:p>
      <text:p text:style-name="P4">
Time: 2023-04-25T45:00:00-04:00</text:p>
      <text:p text:style-name="P4">
Description: The Crimean-Terian fired the center of the Kerkiwsko Klusti center. Invalled Budіlyu ... The war with Ukraine 2022, the war with Ukraine is the latest news today, the news war with Ukraine 2022 last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photo_5350443316036093248_y.jpg" text:style-name="Internet_20_link" text:visited-style-name="Visited_20_Internet_20_Link">
photo_5350443316036093248_y.jpg</text:a>
']</text:p>
      <text:p text:style-name="P4">
Tags: []</text:p>
      <text:p text:style-name="P4">
Category: News</text:p>
      <!--METADATA-->
      <text:p text:style-name="P4">
<draw:frame draw:style-name="fr1" draw:name="Image267" text:anchor-type="as-char" svg:width="6.9236in" svg:height="4.615733in" draw:z-index="0">
<draw:image xlink:href="../Images/AРМІЯINFORM/2023-04-25T45-00-00-04-00/photo_5350443316036093248_y.jpg" xlink:type="simple" xlink:show="embed" xlink:actuate="onLoad" draw:mime-type="image/jpeg"/>
</draw:frame>
The terrorist country fired at the Kupyansk Kharkiv Oblast Center. The embeddation of the Museum of Local History was embedded.</text:p>
      <text:p text:style-name="P4">
About it <text:a xlink:type="simple" xlink:href="https://t.me/V_Zelenskiy_official/5988" text:style-name="Internet_20_link" text:visited-style-name="Visited_20_Internet_20_Link">
reported</text:a>
President of Ukraine Zelensky.</text:p>
      <text:p text:style-name="P4">
“The terrorist country is doing everything to destroy us completely: our history, nurture, our people, absolutely barbaric methods by killing Ukrainians. We have the right to forget this for a second. We have and answer!” "The head of state wrote.</text:p>
      <text:p text:style-name="P4">
The museum and ten wounded worker is now known. There are people under Zalamyshche. The elimination of the effects of shelling continues. All the necessary ones are involved.</text:p>
      <text:p text:style-name="P4">
“The eternal memory of the dead and sympathy for the relatives. And the responsibility of all guilty war crimes will be sure, and it will be ruthless, ”the President of Ukraine said.</text:p>
      <text:p text:style-name="P4">
News Source: <text:a xlink:type="simple" xlink:href="https://armyinform.com.ua/2023/04/25/glava-derzhavy-pro-obstril-kup%ca%bcyanska-rf-robyt-use-shhob-znyshhyty-nas-nashu-istoriyu-kulturu-lyudej/" text:style-name="Internet_20_link" text:visited-style-name="Visited_20_Internet_20_Link">
https://armyinform.com.ua/2023/04/25/glava-derzhavy-pro-obstril-kup%ca%bcyanska-rf-robyt-use-shhob-znyshhyty-nas-nashu-istoriyu-kulturu-lyudej/</text:a>
</text:p>
      <!--NEWS-->
      <text:h text:style-name="P10" text:outline-level="1">
<text:span text:style-name="T4">
On the website of the Defense Ministry launched an online course on Crimea's de-occupation</text:span>
</text:h>
      <text:p text:style-name="P4">
Author: ['Тетяна Головатюк']</text:p>
      <text:p text:style-name="P4">
Time: 2023-04-25T46:00:00-04:00</text:p>
      <text:p text:style-name="P4">
Description: On the OFITICH Site of the Mini -Construction of Ukraine, the Rososti was a course about deoking ... War with Ukraine 2022, war with Ukraine Latest news today, News War with Ukraine 2022 The last ones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articleimage_31512.webp" text:style-name="Internet_20_link" text:visited-style-name="Visited_20_Internet_20_Link">
articleimage_31512.webp</text:a>
']</text:p>
      <text:p text:style-name="P4">
Tags: []</text:p>
      <text:p text:style-name="P4">
Category: News</text:p>
      <!--METADATA-->
      <text:p text:style-name="P4">
<draw:frame draw:style-name="fr1" draw:name="Image268" text:anchor-type="as-char" svg:width="6.9236in" svg:height="4.698157in" draw:z-index="0">
<draw:image xlink:href="../ConvertedIMGs/AРМІЯINFORM/2023-04-25T46-00-00-04-00/articleimage_31512.png" xlink:type="simple" xlink:show="embed" xlink:actuate="onLoad" draw:mime-type="image/png"/>
</draw:frame>
On the official website of the Ministry of Defense of Ukraine placed <text:a xlink:type="simple" xlink:href="https://courses.zrozumilo.in.ua/courses/course-v1:EEF+EEF-036+March2023/about" text:style-name="Internet_20_link" text:visited-style-name="Visited_20_Internet_20_Link">
course</text:a>
about the de -occupation of the Crimean Peninsula. It is developed within the framework of the Project "Support of the Crimean Platform: It is time to remind that Crimea is Ukraine", which is conquered(USAID).</text:p>
      <text:p text:style-name="P4">
«Це просвітницький курс для державних службовців, працівників органівмісцевого самоврядування і політиків щодо окремих правових та політичнихпитань державної політики в контексті тимчасової окупації АвтономноїРеспубліки Крим та м. Севастополь», — йдеться в повідомленні.</text:p>
      <text:p text:style-name="P4">
Метою курсу є ознайомлення його учасників із темою державної політики щодотимчасово окупованої території АР Крим та м. Севастополь, подій та процесів,що відбуваються на півострові, а також державною політикою стосовно деокупаціїпівострова та реінтеграції громадян із цих територій.</text:p>
      <text:p text:style-name="P4">
Онлайн-курс налічує вступне відео, 10 лекцій українською мовою зкримськотатарськими субтитрами та додаткову лекцію з коментарями експертіванглійською мовою. Тривалість відеолекцій — близько 10 хвилин. У додатковійангломовній лекції зібрані коментарі окремих українських експертів іпредставників органів влади про Крим.</text:p>
      <text:p text:style-name="P4">
Охочі пройти курс повинні створити обліковий запис за<text:a xlink:type="simple" xlink:href="https://courses.zrozumilo.in.ua/register" text:style-name="Internet_20_link" text:visited-style-name="Visited_20_Internet_20_Link">
посиланням</text:a>
.</text:p>
      <text:p text:style-name="P4">
News Source: <text:a xlink:type="simple" xlink:href="https://armyinform.com.ua/2023/04/25/na-sajti-minoborony-zapustyly-onlajn-kurs-pro-deokupacziyu-krymu/" text:style-name="Internet_20_link" text:visited-style-name="Visited_20_Internet_20_Link">
https://armyinform.com.ua/2023/04/25/na-sajti-minoborony-zapustyly-onlajn-kurs-pro-deokupacziyu-krymu/</text:a>
</text:p>
      <!--NEWS-->
      <text:h text:style-name="P10" text:outline-level="1">
<text:span text:style-name="T4">
The first training complex with Takmed was launched</text:span>
</text:h>
      <text:p text:style-name="P4">
Author: ['Олександр Тереверко']</text:p>
      <text:p text:style-name="P4">
Time: 2023-04-25T47:00:00-04:00</text:p>
      <text:p text:style-name="P4">
Description: The ArmyinForm was not uncertained, the well -being of the “Turn” the Swords of the Sword ... The war with Ukraine 2022, the war with Ukraine is the latest news today, the war with Ukraine 2022 is the last for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f1.png" text:style-name="Internet_20_link" text:visited-style-name="Visited_20_Internet_20_Link">
f1.png</text:a>
', '<text:a xlink:type="simple" xlink:href="https://armyinform.com.ua/wp-content/uploads/2023/04/f2.png" text:style-name="Internet_20_link" text:visited-style-name="Visited_20_Internet_20_Link">
f2.png</text:a>
', '<text:a xlink:type="simple" xlink:href="https://armyinform.com.ua/wp-content/uploads/2023/04/f3-150x150.png" text:style-name="Internet_20_link" text:visited-style-name="Visited_20_Internet_20_Link">
f3-150x150.png</text:a>
', '<text:a xlink:type="simple" xlink:href="https://armyinform.com.ua/wp-content/uploads/2023/04/f4-1-150x150.png" text:style-name="Internet_20_link" text:visited-style-name="Visited_20_Internet_20_Link">
f4-1-150x150.png</text:a>
', '<text:a xlink:type="simple" xlink:href="https://armyinform.com.ua/wp-content/uploads/2023/04/f5.png" text:style-name="Internet_20_link" text:visited-style-name="Visited_20_Internet_20_Link">
f5.png</text:a>
']</text:p>
      <text:p text:style-name="P4">
Tags: ['ВТОРГНЕННЯ РФ', 'ТАКМЕД']</text:p>
      <text:p text:style-name="P4">
Category: News</text:p>
      <!--METADATA-->
      <text:p text:style-name="P4">
<draw:frame draw:style-name="fr1" draw:name="Image269" text:anchor-type="as-char" svg:width="6.9236in" svg:height="4.677921in" draw:z-index="0">
<draw:image xlink:href="../Images/AРМІЯINFORM/2023-04-25T47-00-00-04-00/f1.png" xlink:type="simple" xlink:show="embed" xlink:actuate="onLoad" draw:mime-type="image/png"/>
</draw:frame>
Recently, the Armyinform reported that the Charitable Foundation "Come back alive" in the project "I keep!" He is working on the deployment of eight training complexes in tactical medicine at the landfills of the Armed Forces of Ukraine. About to read <text:a xlink:type="simple" xlink:href="https://armyinform.com.ua/2023/04/11/visim-mobilnyh-navchalno-trenuvalnyh-kompleksiv-iz-takmedu-rozgortaye-blagodijnyj-fond-povernys-zhyvym/" text:style-name="Internet_20_link" text:visited-style-name="Visited_20_Internet_20_Link">
here</text:a>
.</text:p>
      <text:p text:style-name="P4">
І ось на одному з полігонів перший навчально-тренувальний комплекс запрацював.</text:p>
      <text:p text:style-name="P4">
— До того 12 інструкторів з тактичної медицини пройшли підготовку з викладаннякурсу ТССС АСМ — All Service Members Course, — повідомила кореспондентуАрміяInform керівниця інструкторського напряму з тактичної медицини фонду«Повернись живим» Людмила Паутець. — Це стандарт догоспітальної допомоги наполі бою, розроблений для всіх військовослужбовців, які не є медиками. Йоговикористовують армії країн НАТО, а влітку минулого року перехід на ньогозатвердили Збройні Сили.</text:p>
      <text:p text:style-name="P4">
<draw:frame draw:style-name="fr1" draw:name="Image270" text:anchor-type="as-char" svg:width="6.9236in" svg:height="4.414558in" draw:z-index="0">
<draw:image xlink:href="../Images/AРМІЯINFORM/2023-04-25T47-00-00-04-00/f2.png" xlink:type="simple" xlink:show="embed" xlink:actuate="onLoad" draw:mime-type="image/png"/>
</draw:frame>
The "Come Alive" team transferred three tents with power and heating systems for the training classes of the training ground for the training complex of the landfill. Simulation equipment, training dummies and excellence: turnstiles, bandages, tires, etc., and training training - basic sets of instructors.</text:p>
      <text:p text:style-name="P4">
The total cost of this assistance is over UAH 2 million.</text:p>
      <text:p text:style-name="P4">
<text:a xlink:type="simple" xlink:href="https://armyinform.com.ua/wp-content/uploads/2023/04/f3.png" text:style-name="Internet_20_link" text:visited-style-name="Visited_20_Internet_20_Link">
!(Images/AРМІЯINFORM/2023-04-25T47-00-00-04-00/f3-150x150.png)</text:a>
</text:p>
      <text:p text:style-name="P4">
<text:a xlink:type="simple" xlink:href="https://armyinform.com.ua/wp-content/uploads/2023/04/f4-1.png" text:style-name="Internet_20_link" text:visited-style-name="Visited_20_Internet_20_Link">
<draw:frame draw:style-name="fr1" draw:name="Image271" text:anchor-type="as-char" svg:width="6.9236in" svg:height="6.9236in" draw:z-index="0">
<draw:image xlink:href="../Images/AРМІЯINFORM/2023-04-25T47-00-00-04-00/f4-1-150x150.png" xlink:type="simple" xlink:show="embed" xlink:actuate="onLoad" draw:mime-type="image/png"/>
</draw:frame>
</text:a>
According to the commander of the training unit, from now on the lesson is more significant: the theory is learned in the tent, practice - at the training grounds the use of combat imitation. To consolidate the theoretical material, the instructors combined the evacuation of the wounded, domedic assistance with tactical movement.</text:p>
      <text:p text:style-name="P4">
Tactical medicine takes 10 hours in the 30-day year of basic general military training. To date, about 1,800 fighters have gained a basics in tactical medicine.</text:p>
      <text:p text:style-name="P4">
<draw:frame draw:style-name="fr1" draw:name="Image272" text:anchor-type="as-char" svg:width="6.9236in" svg:height="3.63489in" draw:z-index="0">
<draw:image xlink:href="../Images/AРМІЯINFORM/2023-04-25T47-00-00-04-00/f5.png" xlink:type="simple" xlink:show="embed" xlink:actuate="onLoad" draw:mime-type="image/png"/>
</draw:frame>
According to Lyudmila Pautets, in ten days classes in tactical medicine will develop at another landfill. In total, more than 200,000 Ukrainian soldiers will be trained with such a takmed during the year.</text:p>
      <text:p text:style-name="P4">
News Source: <text:a xlink:type="simple" xlink:href="https://armyinform.com.ua/2023/04/25/zapraczyuvav-pershyj-navchalno-trenuvalnyj-kompleks-iz-takmedu/" text:style-name="Internet_20_link" text:visited-style-name="Visited_20_Internet_20_Link">
https://armyinform.com.ua/2023/04/25/zapraczyuvav-pershyj-navchalno-trenuvalnyj-kompleks-iz-takmedu/</text:a>
</text:p>
      <!--NEWS-->
      <text:h text:style-name="P10" text:outline-level="1">
<text:span text:style-name="T4">
Ambassadors of 27 EU countries called on Russia to withdraw troops from Ukraine</text:span>
</text:h>
      <text:p text:style-name="P4">
Author: ['АРМІЯINFORM']</text:p>
      <text:p text:style-name="P4">
Time: 2023-04-25T48:00:00-04:00</text:p>
      <text:p text:style-name="P4">
Description: 27 post-old union near New York at a front of the UN Radbeza UN was Valized by ZI ... War with Ukraine 2022, War with Ukraine Latest News today, News War with Ukraine 2022 Last for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e74c3833-f5e4-4232-80b3-56ce3ce4e972.jpg" text:style-name="Internet_20_link" text:visited-style-name="Visited_20_Internet_20_Link">
e74c3833-f5e4-4232-80b3-56ce3ce4e972.jpg</text:a>
']</text:p>
      <text:p text:style-name="P4">
Tags: ['STOPRUSSIA', 'АГРЕСІЯ РФ', 'ВТОРГНЕННЯ РФ', 'ДОПОМОГА ПАРТНЕРІВ', 'ООН', 'ПРЕДСТАВНИЦТВО ЄС', 'СВІТ ПІДТРИМУЄ УКРАЇНУ', 'СПІЛЬНА ЗАЯВА ПОСЛІВ ЄС']</text:p>
      <text:p text:style-name="P4">
Category: News</text:p>
      <!--METADATA-->
      <text:p text:style-name="P4">
<draw:frame draw:style-name="fr1" draw:name="Image273" text:anchor-type="as-char" svg:width="6.9236in" svg:height="3.894525in" draw:z-index="0">
<draw:image xlink:href="../Images/AРМІЯINFORM/2023-04-25T48-00-00-04-00/e74c3833-f5e4-4232-80b3-56ce3ce4e972.jpg" xlink:type="simple" xlink:show="embed" xlink:actuate="onLoad" draw:mime-type="image/jpeg"/>
</draw:frame>
27 Ambassadors of the European Union to New York on the eve of the Uonberez Soviet Security Council, with a joint statement condemned in which Russia was condemned against Ukraine and its UN Charter.</text:p>
      <text:p text:style-name="P4">
Statement <text:a xlink:type="simple" xlink:href="https://www.eeas.europa.eu/delegations/un-new-york/joint-european-union-stakeout-ahead-un-security-council-open-debate_en" text:style-name="Internet_20_link" text:visited-style-name="Visited_20_Internet_20_Link">
published</text:a>
Representation of the European Union to the UN in New York.</text:p>
      <text:p text:style-name="P4">
“By organizing these debates in the Radbeza, Russia tries to show itself as a defender of the UN status and multilaterality. Nothing can be far from truth. Cincinically. We all know that while Russia is destroying, we are building. While they are breaking, we protect. The UN Statute, the UN General Assembly, the International Court of Justice, the International Criminal Court - wherever you look, Russia is disrespectful, ”the statement reads.</text:p>
      <text:p text:style-name="P4">
EU ambassadors repeated the demand for Russia to withdraw troops from the territory of Ukraine.</text:p>
      <text:p text:style-name="P4">
"If Russia cares for effective multilaterality, it is the first way to prove it. Compliance with the rules based on the rules - a term that Russia consciously interprets, means respect for international law and the UN Charter of Recovery of these Rules to be applied to all," - emphasized. .</text:p>
      <text:p text:style-name="P4">
The international community should remain firmly committed to the responsibility for the crimes committed in and against Ukraine.</text:p>
      <text:p text:style-name="P4">
“The Ukrainian people have paid the most expensive price, but the harmful consequences of Russian aggression are felt all over the world. In close dialogue with our partners, it was asactivated to overcome the global consequences of the Russian War. We emphasize that all efforts to support Ukraine were made in addition, and the unobstructedness of our global obligations, ”the document said.</text:p>
      <text:p text:style-name="P4">
News Source: <text:a xlink:type="simple" xlink:href="https://armyinform.com.ua/2023/04/25/posly-27-krayin-yes-zaklykaly-rosiyu-vyvesty-vijska-z-ukrayiny/" text:style-name="Internet_20_link" text:visited-style-name="Visited_20_Internet_20_Link">
https://armyinform.com.ua/2023/04/25/posly-27-krayin-yes-zaklykaly-rosiyu-vyvesty-vijska-z-ukrayiny/</text:a>
</text:p>
      <!--NEWS-->
      <text:h text:style-name="P10" text:outline-level="1">
<text:span text:style-name="T4">
Three aircraft and more than 400 explosive items were neutralized</text:span>
</text:h>
      <text:p text:style-name="P4">
Author: ['АРМІЯINFORM']</text:p>
      <text:p text:style-name="P4">
Time: 2023-04-25T49:00:00-04:00</text:p>
      <text:p text:style-name="P4">
Description: The village of 25 Krotekhnikychi PIDRODILI PIPRODILI was healed 149 times to Vikonnny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1000_545_1650620172-1658.webp" text:style-name="Internet_20_link" text:visited-style-name="Visited_20_Internet_20_Link">
1000_545_1650620172-1658.webp</text:a>
', '<text:a xlink:type="simple" xlink:href="https://armyinform.com.ua/wp-content/uploads/2023/04/photo_5348067696610232750_y.jpg" text:style-name="Internet_20_link" text:visited-style-name="Visited_20_Internet_20_Link">
photo_5348067696610232750_y.jpg</text:a>
']</text:p>
      <text:p text:style-name="P4">
Tags: ['АВІАБОМБИ', 'ВИБУХОНЕБЕЗПЕЧНІ ПРЕДМЕТИ', 'ДСНС УКРАЇНИ']</text:p>
      <text:p text:style-name="P4">
Category: News</text:p>
      <!--METADATA-->
      <text:p text:style-name="P4">
<draw:frame draw:style-name="fr1" draw:name="Image274" text:anchor-type="as-char" svg:width="6.9236in" svg:height="3.773362in" draw:z-index="0">
<draw:image xlink:href="../ConvertedIMGs/AРМІЯINFORM/2023-04-25T49-00-00-04-00/1000_545_1650620172-1658.png" xlink:type="simple" xlink:show="embed" xlink:actuate="onLoad" draw:mime-type="image/png"/>
</draw:frame>
<text:span text:style-name="T4">
 As of April 25 </text:span>
 Pyrotechnical units of the SES were involved <text:span text:style-name="T4">
 149 times </text:span>
 to perform demining tasks.</text:p>
      <text:p text:style-name="P4">
About this <text:a xlink:type="simple" xlink:href="https://t.me/dsns_telegram/16229" text:style-name="Internet_20_link" text:visited-style-name="Visited_20_Internet_20_Link">
_ reports_</text:a>
State Service for Emergency Situations.</text:p>
      <text:p text:style-name="P4">
Pyrotechnical units revealed, seized and disposed of <text:span text:style-name="T4">
 409 exclusive </text:span>
 <text:span text:style-name="T4">
 items </text:span>
, including <text:span text:style-name="T4">
 3 Aviation bombs </text:span>
.(cleared)area of area <text:span text:style-name="T4">
 107 hectares </text:span>
.</text:p>
      <text:p text:style-name="P4">
Background: from the beginning of large -scale aggression of the Russian Federation of Ukrainian Federation of Ukraine, pyrotechnic units of the SES of Ukraine were neutralized <text:span text:style-name="T4">
 349 897 exquisite objects </text:span>
, including <text:span text:style-name="T4">
 2 212 Aviation bombs </text:span>
.</text:p>
      <text:p text:style-name="P4">
A total of 174 thousand square meters remain. km of potentially dangerous territories, measuring 30% of the total area of the state.</text:p>
      <text:p text:style-name="P4">
<draw:frame draw:style-name="fr1" draw:name="Image275" text:anchor-type="as-char" svg:width="6.9236in" svg:height="5.804039in" draw:z-index="0">
<draw:image xlink:href="../Images/AРМІЯINFORM/2023-04-25T49-00-00-04-00/photo_5348067696610232750_y.jpg" xlink:type="simple" xlink:show="embed" xlink:actuate="onLoad" draw:mime-type="image/jpeg"/>
</draw:frame>
</text:p>
      <text:p text:style-name="P4">
News Source: <text:a xlink:type="simple" xlink:href="https://armyinform.com.ua/2023/04/25/try-aviabomby-ta-ponad-400-vybuhonebezpechnyh-predmetiv-zneshkodyly-pirotehniky-dsns-za-dobu/" text:style-name="Internet_20_link" text:visited-style-name="Visited_20_Internet_20_Link">
https://armyinform.com.ua/2023/04/25/try-aviabomby-ta-ponad-400-vybuhonebezpechnyh-predmetiv-zneshkodyly-pirotehniky-dsns-za-dobu/</text:a>
</text:p>
      <!--NEWS-->
      <text:h text:style-name="P10" text:outline-level="1">
<text:span text:style-name="T4">
I do not believe that NATO is a future without Ukraine - Lithuanian Foreign Minister</text:span>
</text:h>
      <text:p text:style-name="P4">
Author: ['АРМІЯINFORM']</text:p>
      <text:p text:style-name="P4">
Time: 2023-04-25T50:00:00-04:00</text:p>
      <text:p text:style-name="P4">
Description: Lithuania Pam'yatayat the sound of the Rosieki tanks, yaki ї їhali by vulitsey mіst, I aggressiya Rosiya Rosiya Aggy 2022, war with Ukraine Latest news today, News War with Ukraine 2022 are the last for today, will there be a war between Ukraine and Russia and when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4/2355d88b-c8c5-4998-840a-3e3cde640a88.jpg" text:style-name="Internet_20_link" text:visited-style-name="Visited_20_Internet_20_Link">
2355d88b-c8c5-4998-840a-3e3cde640a88.jpg</text:a>
']</text:p>
      <text:p text:style-name="P4">
Tags: ['STOPRUSSIA', 'АГРЕСІЯ РФ', 'ГАБРІЕЛЮС ЛАНДСБЕРГІС', 'МІНІСТР ЗАКОРДОННИХ СПРАВ ЛИТВИ', 'НАТО']</text:p>
      <text:p text:style-name="P4">
Category: News</text:p>
      <!--METADATA-->
      <text:p text:style-name="P4">
<draw:frame draw:style-name="fr1" draw:name="Image276" text:anchor-type="as-char" svg:width="6.9236in" svg:height="3.894525in" draw:z-index="0">
<draw:image xlink:href="../Images/AРМІЯINFORM/2023-04-25T50-00-00-04-00/2355d88b-c8c5-4998-840a-3e3cde640a88.jpg" xlink:type="simple" xlink:show="embed" xlink:actuate="onLoad" draw:mime-type="image/jpeg"/>
</draw:frame>
Lithuanians remember the sound of Russian tanks that were riding the streets of cities, and aggression against Ukraine reminds the Lithuanians of the struggle for independence.</text:p>
      <text:p text:style-name="P4">
On this <text:a xlink:type="simple" xlink:href="https://twitter.com/GLandsbergis/status/1650511286180933641" text:style-name="Internet_20_link" text:visited-style-name="Visited_20_Internet_20_Link">
emphasized</text:a>
The Glavasic Political Office of Lithuania Gabrielus Landsbergis.</text:p>
      <text:p text:style-name="P4">
“We are NATO members, Article 5 protects us and guarantees that we will not be amazed. The events in Georgia in 2008 and in Ukraine in 2014, and the current imposition of the Russian Federation in Ukraine really shows that NATO can protect the countries that know this side of the border, ”Gabrielus Landsbergis reminded.</text:p>
      <text:p text:style-name="P4">
According to him, the same Russian tanks that shot unarmed not guilty of the civilians of Lithuania, who tried to defend the country liberated in 1991, are now killing Ukrainians.</text:p>
      <text:p text:style-name="P4">
Lithuanian Foreign Minister reminded that in two months in Vilnius <text:a xlink:type="simple" xlink:href="https://armyinform.com.ua/2022/11/09/nastupnyj-samit-nato-vidbudetsya-vlitku-2023-roku-v-lytvi/" text:style-name="Internet_20_link" text:visited-style-name="Visited_20_Internet_20_Link">
will take place</text:a>
The NATO Summit, and the holdings of the capital, which is so close to Russia and Belarus, is a landmark.</text:p>
      <text:p text:style-name="P4">
“I do not believe that Ukraine has a future without NATO, and I do not believe that NATO is a capacious without Ukraine. If we want Europe and the North Atlantic to be safe or protected, we should include countries that are confronted with a ration from Russia. We have already said that Russia is a fundamental strategic threat to the North Atlantic Alliance. That is why all countries that are highly threatened should be together, they must be protected together in order to restrain any future aggression, ”Gabrielus Landsbergis stressed.</text:p>
      <text:p text:style-name="P4">
News Source: <text:a xlink:type="simple" xlink:href="https://armyinform.com.ua/2023/04/25/ya-ne-viryu-shho-v-nato-ye-majbutnye-bez-ukrayiny-ministr-zakordonnyh-sprav-lytvy/" text:style-name="Internet_20_link" text:visited-style-name="Visited_20_Internet_20_Link">
https://armyinform.com.ua/2023/04/25/ya-ne-viryu-shho-v-nato-ye-majbutnye-bez-ukrayiny-ministr-zakordonnyh-sprav-lytvy/</text:a>
</text:p>
      <!--NEWS-->
      <text:h text:style-name="P10" text:outline-level="1">
<text:span text:style-name="T4">
126 of the settlements of Ukraine fired Rosarmia per day</text:span>
</text:h>
      <text:p text:style-name="P4">
Author: ['АРМІЯINFORM']</text:p>
      <text:p text:style-name="P4">
Time: 2023-04-25T51:00:00-04:00</text:p>
      <text:p text:style-name="P4">
Description: The last passes of the Rosiyski -binge -bie -tie was shelled by the Teritors of the Verpers ... The war with Ukraine 2022, the war with Ukraine is the latest news today, the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7adc890e-b772-4bfe-b7a7-4cee3b88fe78.jpg" text:style-name="Internet_20_link" text:visited-style-name="Visited_20_Internet_20_Link">
7adc890e-b772-4bfe-b7a7-4cee3b88fe78.jpg</text:a>
']</text:p>
      <text:p text:style-name="P4">
Tags: ['MILITARY MEDIA CENTER', 'STOPRUSSIA', 'АГРЕСІЯ РФ', 'ВОРОЖІ ОБСТРІЛИ', 'ВТОРГНЕННЯ РФ']</text:p>
      <text:p text:style-name="P4">
Category: News</text:p>
      <!--METADATA-->
      <text:p text:style-name="P4">
<draw:frame draw:style-name="fr1" draw:name="Image277" text:anchor-type="as-char" svg:width="6.9236in" svg:height="4.80174in" draw:z-index="0">
<draw:image xlink:href="../Images/AРМІЯINFORM/2023-04-25T51-00-00-04-00/7adc890e-b772-4bfe-b7a7-4cee3b88fe78.jpg" xlink:type="simple" xlink:show="embed" xlink:actuate="onLoad" draw:mime-type="image/jpeg"/>
</draw:frame>
During the last day, Russian occupation troops fired at the territory of some regions of Ukraine.</text:p>
      <text:p text:style-name="P4">
About it <text:a xlink:type="simple" xlink:href="https://t.me/militarymediacenter/1783" text:style-name="Internet_20_link" text:visited-style-name="Visited_20_Internet_20_Link">
reports</text:a>
Military Mediacenter.</text:p>
      <text:p text:style-name="P4">
In general, of different types of weapons(mortars, tanks, barrel and reactive fittingule, SPR, UAV, tactical aviation)126 inhabited fees were fired, 70 infrastructure objects were defeated.</text:p>
      <text:p text:style-name="P4">
3 people were killed and 17 were injured.</text:p>
      <text:p text:style-name="P4">
News Source: <text:a xlink:type="simple" xlink:href="https://armyinform.com.ua/2023/04/25/126-naselenyh-punktiv-ukrayiny-obstrilyala-rosarmiya-za-dobu/" text:style-name="Internet_20_link" text:visited-style-name="Visited_20_Internet_20_Link">
https://armyinform.com.ua/2023/04/25/126-naselenyh-punktiv-ukrayiny-obstrilyala-rosarmiya-za-dobu/</text:a>
</text:p>
      <!--NEWS-->
      <text:h text:style-name="P10" text:outline-level="1">
<text:span text:style-name="T4">
Sergey Naev: The Russian Federation holds about 17 thousand people in two border areas and Belarus</text:span>
</text:h>
      <text:p text:style-name="P4">
Author: ['АРМІЯINFORM']</text:p>
      <text:p text:style-name="P4">
Time: 2023-04-25T52:00:00-04:00</text:p>
      <text:p text:style-name="P4">
Description: Before, the opponent of the thaw two uglys of the sovereign’s lifting on the pyvnika straighte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343063693_721655253069524_4899932926809879422_n.jpg" text:style-name="Internet_20_link" text:visited-style-name="Visited_20_Internet_20_Link">
343063693_721655253069524_4899932926809879422_n.jpg</text:a>
']</text:p>
      <text:p text:style-name="P4">
Tags: ['ПІВНІЧНИЙ НАПРЯМОК', 'СЕРГІЙ НАЄВ']</text:p>
      <text:p text:style-name="P4">
Category: News</text:p>
      <!--METADATA-->
      <text:p text:style-name="P4">
<draw:frame draw:style-name="fr1" draw:name="Image278" text:anchor-type="as-char" svg:width="6.9236in" svg:height="4.615733in" draw:z-index="0">
<draw:image xlink:href="../Images/AРМІЯINFORM/2023-04-25T52-00-00-04-00/343063693_721655253069524_4899932926809879422_n.jpg" xlink:type="simple" xlink:show="embed" xlink:actuate="onLoad" draw:mime-type="image/jpeg"/>
</draw:frame>
The enemy involves two groups of covering the state border in the northern direction. They are deployed in the southern part of Belarus and Storetoria of the Bryansk and Kursk regions of Russia, with a total number of about 17 thousand people.</text:p>
      <text:p text:style-name="P4">
About it <text:a xlink:type="simple" xlink:href="https://www.facebook.com/JointForcesCommandAFU/posts/pfbid06yE7WSA7umvboQfkZKhkcgdBKraHKDqvMJzY7rqbQANTnFyFEBN6JZdYJdMFnoo8l" text:style-name="Internet_20_link" text:visited-style-name="Visited_20_Internet_20_Link">
reported</text:a>
Commander of the Armed Forces of Ukraine Lieutenant General Sergey Naev, commenting on the northern borders of the state.</text:p>
      <text:p text:style-name="P4">
In addition, the number of Russian contingent in the landfills of Belarus lifts 2,800 people. At the Belarusian military airfields continue the helicopters and helicopters of the Air Force of the Armed Forces of the Armed Forces of the Russian Federation.</text:p>
      <text:p text:style-name="P4">
“But despite this, we continue to strengthen the Northern Group of Vyevsk, we prepare reserves. We monitor the situation, we re -enlighten modern foreign samples, improve long -term fortification structures, increase the density of mining of the territory of border strips, teach people ”, - said Sergey Naev.</text:p>
      <text:p text:style-name="P4">
The commander stressed that the situation on the northern borders of the country is controlled.</text:p>
      <text:p text:style-name="P4">
"At the same time, the enemy continues systematically firing from the artillery of the border and Chernihiv regions, conducts air intelligence for the purpose of influencing damage to the objects of critical civil infrastructure and exposing the other air defense system," he said.</text:p>
      <text:p text:style-name="P4">
Enemy aircraft are mainly caused by military facilities. But, unfortunately, these blows are numerous raids of the destruction of civilians and victims among the local population.</text:p>
      <text:p text:style-name="P4">
News Source: <text:a xlink:type="simple" xlink:href="https://armyinform.com.ua/2023/04/25/sergij-nayev-rf-trymaye-blyzko-17-tysyach-osib-u-dvoh-prykordonnyh-oblastyah-ta-bilorusi/" text:style-name="Internet_20_link" text:visited-style-name="Visited_20_Internet_20_Link">
https://armyinform.com.ua/2023/04/25/sergij-nayev-rf-trymaye-blyzko-17-tysyach-osib-u-dvoh-prykordonnyh-oblastyah-ta-bilorusi/</text:a>
</text:p>
      <!--NEWS-->
      <text:h text:style-name="P10" text:outline-level="1">
<text:span text:style-name="T4">
A successful rescue operation to evacuate citizens from Sudan</text:span>
</text:h>
      <text:p text:style-name="P4">
Author: ['АРМІЯINFORM']</text:p>
      <text:p text:style-name="P4">
Time: 2023-04-25T53:00:00-04:00</text:p>
      <text:p text:style-name="P4">
Description: Golovna Directorate Rosvydki in the coordinating of the President of the Ukrainian, the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2023-04-25_09-39-03-e1682413445174.jpg" text:style-name="Internet_20_link" text:visited-style-name="Visited_20_Internet_20_Link">
photo_2023-04-25_09-39-03-e1682413445174.jpg</text:a>
']</text:p>
      <text:p text:style-name="P4">
Tags: ['ГУР МО УКРАЇНИ', 'УКРАЇНСЬКИЙ НАРОД НЕПЕРЕМОЖНИЙ']</text:p>
      <text:p text:style-name="P4">
Category: News</text:p>
      <!--METADATA-->
      <text:p text:style-name="P4">
<draw:frame draw:style-name="fr1" draw:name="Image279" text:anchor-type="as-char" svg:width="6.9236in" svg:height="5.106155in" draw:z-index="0">
<draw:image xlink:href="../Images/AРМІЯINFORM/2023-04-25T53-00-00-04-00/photo_2023-04-25_09-39-03-e1682413445174.jpg" xlink:type="simple" xlink:show="embed" xlink:actuate="onLoad" draw:mime-type="image/jpeg"/>
</draw:frame>
The Main Directorate of Intelligence in Coordination with the Presidential Office of Ukraine Taministerism conducted a successful rescue operation with the Zavacing of civilians from the Khartum's battle - the capital of Sudan.</text:p>
      <text:p text:style-name="P4">
Under the conditions of continuous fighting, failure to comply with the regime of "silence", the absence of food, the use of equipment from the area of armed conflict evacuated 87 citizens of Ukraine, mostly aviation specialists - pilots, technicians and members of their families. Also evacuated by the citizens of Georgia and Peru. In total, 138 citizens are saved. Among them 35 women and 12 children.</text:p>
      <text:p text:style-name="P4">
Currently, all evacuees are safe in Egypt. They have the necessary medical care, food and water. Citizens of Ukraine are supported by visa and documentary support and expect a quick return home.</text:p>
      <text:p text:style-name="P4">
Ukraine will save all its citizens!</text:p>
      <text:p text:style-name="P4">
<text:span text:style-name="T4">
 Source: </text:span>
 <text:a xlink:type="simple" xlink:href="https://t.me/DIUkraine/2247" text:style-name="Internet_20_link" text:visited-style-name="Visited_20_Internet_20_Link">
<text:span text:style-name="T5">
gur</text:span>
</text:a>
</text:p>
      <text:p text:style-name="P4">
News Source: <text:a xlink:type="simple" xlink:href="https://armyinform.com.ua/2023/04/25/provedeno-uspishnu-ryatuvalnu-operacziyu-z-evakuacziyi-gromadyan-iz-terytoriyi-sudanu/" text:style-name="Internet_20_link" text:visited-style-name="Visited_20_Internet_20_Link">
https://armyinform.com.ua/2023/04/25/provedeno-uspishnu-ryatuvalnu-operacziyu-z-evakuacziyi-gromadyan-iz-terytoriyi-sudanu/</text:a>
</text:p>
      <!--NEWS-->
      <text:h text:style-name="P10" text:outline-level="1">
<text:span text:style-name="T4">
The EU has allocated to Ukraine another one and a half billion euros of macro -financial assistance</text:span>
</text:h>
      <text:p text:style-name="P4">
Author: ['АРМІЯINFORM']</text:p>
      <text:p text:style-name="P4">
Time: 2023-04-25T54:00:00-04:00</text:p>
      <text:p text:style-name="P4">
Description: Єvropysky union visible Ukrainian € 1.5 billion macrophyninsky pretext.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e98f776f-bdfc-48c3-b8ad-0091bf0ede1f.jpg" text:style-name="Internet_20_link" text:visited-style-name="Visited_20_Internet_20_Link">
e98f776f-bdfc-48c3-b8ad-0091bf0ede1f.jpg</text:a>
']</text:p>
      <text:p text:style-name="P4">
Tags: ['STOPRUSSIA', 'YES', 'АГРЕСІЯ РФ', 'ДОПОМОГА ПАРТНЕРІВ', 'СВІТ ПІДТРИМУЄ УКРАЇНУ', 'УРСУЛА ФОН ДЕР ЛЯЄН']</text:p>
      <text:p text:style-name="P4">
Category: News</text:p>
      <!--METADATA-->
      <text:p text:style-name="P4">
<draw:frame draw:style-name="fr1" draw:name="Image280" text:anchor-type="as-char" svg:width="6.9236in" svg:height="3.894525in" draw:z-index="0">
<draw:image xlink:href="../Images/AРМІЯINFORM/2023-04-25T54-00-00-04-00/e98f776f-bdfc-48c3-b8ad-0091bf0ede1f.jpg" xlink:type="simple" xlink:show="embed" xlink:actuate="onLoad" draw:mime-type="image/jpeg"/>
</draw:frame>
The European Union has allocated € 1.5 billion macro -financial assistance to Ukraine.</text:p>
      <text:p text:style-name="P4">
About it <text:a xlink:type="simple" xlink:href="https://twitter.com/vonderleyen/status/1650778834952650752" text:style-name="Internet_20_link" text:visited-style-name="Visited_20_Internet_20_Link">
reported</text:a>
The President of the European Commission Ursula von der Lien.</text:p>
      <text:p text:style-name="P4">
“Today we provide Ukraine with another 1.5 billion euros within our annual pacumacro -financial assistance. We will continue to help Ukraine with Russia's counter -aggression, support the work of its institutions and infrastructure, and to carry out important reforms, ”said Ursula von Der Lyen.</text:p>
      <text:p text:style-name="P4">
Recall that in January 2023 Ukraine and the EU <text:a xlink:type="simple" xlink:href="https://armyinform.com.ua/2023/01/16/ukrayina-ta-yes-pidpysaly-memorandum-shhodo-vydilennya-e18-mlrd-makrofinansovoyi-dopomogy/" text:style-name="Internet_20_link" text:visited-style-name="Visited_20_Internet_20_Link">
concluded</text:a>
Memorandum for the allocation of € 18 billion macro -financial assistance.</text:p>
      <text:p text:style-name="P4">
News Source: <text:a xlink:type="simple" xlink:href="https://armyinform.com.ua/2023/04/25/yevrosoyuz-vydilyv-ukrayini-shhe-pivtora-milyardy-yevro-makrofinansovoyi-dopomogy/" text:style-name="Internet_20_link" text:visited-style-name="Visited_20_Internet_20_Link">
https://armyinform.com.ua/2023/04/25/yevrosoyuz-vydilyv-ukrayini-shhe-pivtora-milyardy-yevro-makrofinansovoyi-dopomogy/</text:a>
</text:p>
      <!--NEWS-->
      <text:h text:style-name="P10" text:outline-level="1">
<text:span text:style-name="T4">
For many years we have talked to Russia patiently. However, it was a conversation with the wall - the premieres of Poland, Slovakia and the Czech Republic</text:span>
</text:h>
      <text:p text:style-name="P4">
Author: ['АРМІЯINFORM']</text:p>
      <text:p text:style-name="P4">
Time: 2023-04-25T55:00:00-04:00</text:p>
      <text:p text:style-name="P4">
Description: Long Bagatookh Rokyv Termerachi, by his own surveillance, the rosbias in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c1ba4a37-f18f-4593-9696-0c5528ff5296.jpg" text:style-name="Internet_20_link" text:visited-style-name="Visited_20_Internet_20_Link">
c1ba4a37-f18f-4593-9696-0c5528ff5296.jpg</text:a>
']</text:p>
      <text:p text:style-name="P4">
Tags: ['STOPRUSSIA', 'АГРЕСІЯ РФ', 'ВТОРГНЕННЯ РФ', 'ЕДУАРД ГЕҐЕР', 'МАТЕУШ МОРАВЕЦЬКИЙ', 'НАТО', 'ПЕТР ФІАЛА']</text:p>
      <text:p text:style-name="P4">
Category: News</text:p>
      <!--METADATA-->
      <text:p text:style-name="P4">
<draw:frame draw:style-name="fr1" draw:name="Image281" text:anchor-type="as-char" svg:width="6.9236in" svg:height="3.894525in" draw:z-index="0">
<draw:image xlink:href="../Images/AРМІЯINFORM/2023-04-25T55-00-00-04-00/c1ba4a37-f18f-4593-9696-0c5528ff5296.jpg" xlink:type="simple" xlink:show="embed" xlink:actuate="onLoad" draw:mime-type="image/jpeg"/>
</draw:frame>
For many years with Russia, they have patiently shared their views and integrity in various contexts, including Nato-Rosia Rada, but there is little effect. Conversation with the wall will not change the behavior of the Russians.</text:p>
      <text:p text:style-name="P4">
About this <text:a xlink:type="simple" xlink:href="https://www.foreignaffairs.com/ukraine/free-world-must-stay-course-ukraine" text:style-name="Internet_20_link" text:visited-style-name="Visited_20_Internet_20_Link">
it is referred</text:a>
In a joint article by the Czech Prime Ministers, Peter Fali, Slovakia Edward Heger and Poland Mateusha Moravtsky in Foreignaffairs.</text:p>
      <text:p text:style-name="P4">
“Having faced with a non-existent dialogue, NATO, as a political and military Alliance, should be ready to adjust its strategy on the go. For seventy -six years, this magazine, George Kennan, called for a policy of restraining the Doradian Union. Similar principles can be applied today, the vicious power, rigid sanctions, the isolation of Russia and the transatlantic unity with the eclipinal principles of our strategy, ”the authors of the article say.</text:p>
      <text:p text:style-name="P4">
The premieres of these countries emphasize that if Europe wants to remain holistic, American participation and leadership will remain decisive.</text:p>
      <text:p text:style-name="P4">
“However, the determination in support of Ukraine will also help contain aggression in other parts of the world, sending reports that tyrants do not calm whether LLC in Europe, asia, or anywhere else. This message will become especially clear, if Ukraine will win, and Russia will be defeated, ”the article reads.</text:p>
      <text:p text:style-name="P4">
News Source: <text:a xlink:type="simple" xlink:href="https://armyinform.com.ua/2023/04/25/bagato-rokiv-my-terplyache-rozmovlyaly-z-rosiyeyu-odnak-cze-bula-rozmova-zi-stinoyu-premyery-polshhi-slovachchyny-ta-chehiyi/" text:style-name="Internet_20_link" text:visited-style-name="Visited_20_Internet_20_Link">
https://armyinform.com.ua/2023/04/25/bagato-rokiv-my-terplyache-rozmovlyaly-z-rosiyeyu-odnak-cze-bula-rozmova-zi-stinoyu-premyery-polshhi-slovachchyny-ta-chehiyi/</text:a>
</text:p>
      <!--NEWS-->
      <text:h text:style-name="P10" text:outline-level="1">
<text:span text:style-name="T4">
Russia increased the number of its ships in the Black Sea</text:span>
</text:h>
      <text:p text:style-name="P4">
Author: ['АРМІЯINFORM']</text:p>
      <text:p text:style-name="P4">
Time: 2023-04-25T56:00:00-04:00</text:p>
      <text:p text:style-name="P4">
Description: Rosiyski Vіsyska Zbilshili Kilkiy Ugroopannni at China Morce up to seven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maxresdefault-1.jpg" text:style-name="Internet_20_link" text:visited-style-name="Visited_20_Internet_20_Link">
maxresdefault-1.jpg</text:a>
']</text:p>
      <text:p text:style-name="P4">
Tags: ['ВМС ЗС УКРАЇНИ', 'РАКЕТИ «КАЛІБР»', 'ЧОРНЕ МОРЕ']</text:p>
      <text:p text:style-name="P4">
Category: News</text:p>
      <!--METADATA-->
      <text:p text:style-name="P4">
<draw:frame draw:style-name="fr1" draw:name="Image282" text:anchor-type="as-char" svg:width="6.9236in" svg:height="3.894525in" draw:z-index="0">
<draw:image xlink:href="../Images/AРМІЯINFORM/2023-04-25T56-00-00-04-00/maxresdefault-1.jpg" xlink:type="simple" xlink:show="embed" xlink:actuate="onLoad" draw:mime-type="image/jpeg"/>
</draw:frame>
Russian troops have increased the number of ship groups in Black Morido seven units, including two rocket launchers with a total volley of up to eight rockets "Caliber".</text:p>
      <text:p text:style-name="P4">
About it <text:a xlink:type="simple" xlink:href="https://t.me/ukrainian_navy/2825https://t.me/ukrainian_navy/2825" text:style-name="Internet_20_link" text:visited-style-name="Visited_20_Internet_20_Link">
reports</text:a>
The press service of the Navy of the Armed Forces.</text:p>
      <text:p text:style-name="P4">
There is one enemy ship in the Sea of Azov.</text:p>
      <text:p text:style-name="P4">
In the Mediterranean, there are four enemy ships on the battle duty, of which are three carriers of winged Caliber missiles, a total volley of up to 28 missiles.</text:p>
      <text:p text:style-name="P4">
During the day in the interests of the Russian Federation the passage of the Kerch-Yenikhal Strait made:</text:p>
      <ul>
        <li>
to the Azov Sea - 33 vessels, 9 of them moved from the Bosphorus Strait; * To the Black Sea - 21 vessels, 4 of them continued the movement in the direction of the Bosphorus.</li>
      </ul>
      <text:p text:style-name="P4">
The Russian Federation continues to violate the International Convention on the Protection of Human Life at the Sea of 1974.(SOLAS)by turning off automatic identification systems(AIS)Nazi vessels in the Azov Sea.</text:p>
      <text:p text:style-name="P4">
News Source: <text:a xlink:type="simple" xlink:href="https://armyinform.com.ua/2023/04/25/rosiya-zbilshyla-kilkist-svoyih-korabliv-u-chornomu-mori-2/" text:style-name="Internet_20_link" text:visited-style-name="Visited_20_Internet_20_Link">
https://armyinform.com.ua/2023/04/25/rosiya-zbilshyla-kilkist-svoyih-korabliv-u-chornomu-mori-2/</text:a>
</text:p>
      <!--NEWS-->
      <text:h text:style-name="P10" text:outline-level="1">
<text:span text:style-name="T4">
Supply from partner countries of modern aircraft will change the situation in the sky-Sergey Naev</text:span>
</text:h>
      <text:p text:style-name="P4">
Author: ['АРМІЯINFORM']</text:p>
      <text:p text:style-name="P4">
Time: 2023-04-25T57:00:00-04:00</text:p>
      <text:p text:style-name="P4">
Description: Commander of the Opniyan forces of the ZK Ukrainian, Lieutenant General Sergiy Nav Rosoviv, Shcho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343045388_1282705075663438_3837011977616990912_n.jpg" text:style-name="Internet_20_link" text:visited-style-name="Visited_20_Internet_20_Link">
343045388_1282705075663438_3837011977616990912_n.jpg</text:a>
']</text:p>
      <text:p text:style-name="P4">
Tags: ['STOPRUSSIA', 'АГРЕСІЯ РФ', 'ВТОРГНЕННЯ РФ', "КОМАНДУВАННЯ ОБ'ЄДНАНИХ СИЛ", 'СЕРГІЙ НАЄВ']</text:p>
      <text:p text:style-name="P4">
Category: News</text:p>
      <!--METADATA-->
      <text:p text:style-name="P4">
<draw:frame draw:style-name="fr1" draw:name="Image283" text:anchor-type="as-char" svg:width="6.9236in" svg:height="4.621503in" draw:z-index="0">
<draw:image xlink:href="../Images/AРМІЯINFORM/2023-04-25T57-00-00-04-00/343045388_1282705075663438_3837011977616990912_n.jpg" xlink:type="simple" xlink:show="embed" xlink:actuate="onLoad" draw:mime-type="image/jpeg"/>
</draw:frame>
The Commander of the United States of the Armed Forces of Ukraine Lieutenant General Sergey Naev said that the number of applications of the enemy of managed aviation bombs-modernized Soviet fabs increased. This is a striking example of how the enemy is useful in aviation, because it uses these bombs without entering the zonudium of our air defense.</text:p>
      <text:p text:style-name="P4">
About it <text:a xlink:type="simple" xlink:href="https://www.facebook.com/JointForcesCommandAFU/posts/pfbid08vhMgEy4KsPBvoUVhZF5HkfHRjREYBhJVbxC9FVhjDvie64Sa8V9BFznGaCwTxT9l" text:style-name="Internet_20_link" text:visited-style-name="Visited_20_Internet_20_Link">
reports</text:a>
Public Relations Service of the United States Command of the Armed Forces of Ukraine.</text:p>
      <text:p text:style-name="P4">
“In addition, the actions of bombard aviation are covered by Su-30 TASU-35 fighters, whose onboard weapons allow you to identify and destroy our aircraft-interceptors even before approaching the distance of air-air missiles. will change the situation, ”the message goes.</text:p>
      <text:p text:style-name="P4">
Lieutenant General Sergey Naev also commented on the change in the tactics of action troops:</text:p>
      <text:p text:style-name="P4">
“Speaking of the canons of military science, changes in the tactics of actions are determined by the development of technologies, as well as the emergence on the battlefield of the newest and perspective samples of weapons and military equipment. In the context of international sanctions, Russia is significantly limited in the production of new weapons, needed time and resources to establish import substitution of a deficit element base. "</text:p>
      <text:p text:style-name="P4">
According to him, over the last 6 months the enemy has renewed the use of anti-aircraft missiles of the S-300 S-300 SPR.</text:p>
      <text:p text:style-name="P4">
News Source: <text:a xlink:type="simple" xlink:href="https://armyinform.com.ua/2023/04/25/postachannya-vid-krayin-partneriv-suchasnyh-litakiv-zminyt-sytuacziyu-u-nebi-sergij-nayev/" text:style-name="Internet_20_link" text:visited-style-name="Visited_20_Internet_20_Link">
https://armyinform.com.ua/2023/04/25/postachannya-vid-krayin-partneriv-suchasnyh-litakiv-zminyt-sytuacziyu-u-nebi-sergij-nayev/</text:a>
</text:p>
      <!--NEWS-->
      <text:h text:style-name="P10" text:outline-level="1">
<text:span text:style-name="T4">
The enemy comes in the east simultaneously in several directions - Alexander Sirsky</text:span>
</text:h>
      <text:p text:style-name="P4">
Author: ['АРМІЯINFORM']</text:p>
      <text:p text:style-name="P4">
Time: 2023-04-25T58:00:00-04:00</text:p>
      <text:p text:style-name="P4">
Description: About the cesspool of the schedule of the SCIDARY UgiSK, Colonel General Oleksandr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5346.jpg" text:style-name="Internet_20_link" text:visited-style-name="Visited_20_Internet_20_Link">
photo_5346.jpg</text:a>
']</text:p>
      <text:p text:style-name="P4">
Tags: ['ОЛЕКСАНДР СИРСЬКИЙ']</text:p>
      <text:p text:style-name="P4">
Category: News</text:p>
      <!--METADATA-->
      <text:p text:style-name="P4">
<draw:frame draw:style-name="fr1" draw:name="Image284" text:anchor-type="as-char" svg:width="6.9236in" svg:height="4.661597in" draw:z-index="0">
<draw:image xlink:href="../Images/AРМІЯINFORM/2023-04-25T58-00-00-04-00/photo_5346.jpg" xlink:type="simple" xlink:show="embed" xlink:actuate="onLoad" draw:mime-type="image/jpeg"/>
</draw:frame>
About it <text:a xlink:type="simple" xlink:href="https://armyinform.com.ua/2023/04/25/utrymuyuchy-bahmut-my-ne-dayemo-vorogu-mozhlyvosti-zbilshuvaty-front-oleksandr-syrskyj/" text:style-name="Internet_20_link" text:visited-style-name="Visited_20_Internet_20_Link">
reported</text:a>
Commander of the Eastern group of troops, Colonel-General Alexander Sirsky.</text:p>
      <ul>
        <li>
Indeed, the enemy comes in the east at a time in several directions. Now the most baked battles continue in the area of Bakhmut and Avdiivka in Donetsk. The enemy leaves attempts to surround and seize these settlements, despite the depicon losses in living strength and technology. The enemy also shows the Kremin's direction, trying to displace our troops from the Serebryansky forestry south of Kreminna, thereby creating favorable conditions for the development of the offensive in the direction of Liman. The military units of the "estuary" reflect the enemy's attacks, inflict significant losses. And, in fact, at the estuary, our fighters do not allow the enemy to move. For the strengthening of their abomination capabilities, the troops were regrouid here and the positions were completed with a state,-said Colonel-General Alexander Sirsky.</li>
      </ul>
      <text:p text:style-name="P4">
He added that in the rest of the directions the situation is controlled, without features.</text:p>
      <text:p text:style-name="P4">
News Source: <text:a xlink:type="simple" xlink:href="https://armyinform.com.ua/2023/04/25/vorog-nastupaye-na-shodi-odnochasno-na-dekilkoh-napryamkah-oleksandr-syrskyj/" text:style-name="Internet_20_link" text:visited-style-name="Visited_20_Internet_20_Link">
https://armyinform.com.ua/2023/04/25/vorog-nastupaye-na-shodi-odnochasno-na-dekilkoh-napryamkah-oleksandr-syrskyj/</text:a>
</text:p>
      <!--NEWS-->
      <text:h text:style-name="P10" text:outline-level="1">
<text:span text:style-name="T4">
The plan to win Ukraine in three days was transformed into 9-month-old attempts around a small city-Alexander Sirsky</text:span>
</text:h>
      <text:p text:style-name="P4">
Author: ['АРМІЯINFORM']</text:p>
      <text:p text:style-name="P4">
Time: 2023-04-25T59:00:00-04:00</text:p>
      <text:p text:style-name="P4">
Description: About Tse in Interv'yu, the commander of the SCIDARY Ugroopovannik general, Colonel General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foto-3-syrskyj.jpeg" text:style-name="Internet_20_link" text:visited-style-name="Visited_20_Internet_20_Link">
foto-3-syrskyj.jpeg</text:a>
']</text:p>
      <text:p text:style-name="P4">
Tags: ['STOPRUSSIA', 'АГРЕСІЯ РФ', 'ВТОРГНЕННЯ РФ', 'ОЛЕКСАНДР СИРСЬКИЙ']</text:p>
      <text:p text:style-name="P4">
Category: News</text:p>
      <!--METADATA-->
      <text:p text:style-name="P4">
<draw:frame draw:style-name="fr1" draw:name="Image285" text:anchor-type="as-char" svg:width="6.9236in" svg:height="5.375754in" draw:z-index="0">
<draw:image xlink:href="../Images/AРМІЯINFORM/2023-04-25T59-00-00-04-00/foto-3-syrskyj.jpeg" xlink:type="simple" xlink:show="embed" xlink:actuate="onLoad" draw:mime-type="image/jpeg"/>
</draw:frame>
About it in <text:a xlink:type="simple" xlink:href="https://armyinform.com.ua/2023/04/25/utrymuyuchy-bahmut-my-ne-dayemo-vorogu-mozhlyvosti-zbilshuvaty-front-oleksandr-syrskyj/" text:style-name="Internet_20_link" text:visited-style-name="Visited_20_Internet_20_Link">
interview</text:a>
The commander of the eastern group of troops was informed by Colonel-General Alexander.</text:p>
      <text:p text:style-name="P4">
-Indeed, Bakhmut remains the object of focusing the main efforts of Vorozhaz, among all other areas. For Russia, the East of Ukraine is the only part of the front where it has made at least some progress with the beginning of the "big offensive". The plan to win Ukraine in three days has transformed into nine -month attempts by a small city. After a series of defeats in the north and south of the Ukrainian -ownership, it is necessary to demonstrate at least the slightest success in the occupation of Donbass. Without mastering it, the invaders will not be able to develop the offensive in the direction of Kramatorsk and Siverskaya. Therefore, Russian propaganda provides battles for Bakhmut as a "battle for Stalingrad". They love such parallels. And in order to reach its goals, Russia will not regret human or material resources,-said Colonel-General Alexander Sirsky.</text:p>
      <text:p text:style-name="P4">
News Source: <text:a xlink:type="simple" xlink:href="https://armyinform.com.ua/2023/04/25/plan-zavoyuvaty-ukrayinu-za-try-dni-transformuvavsya-u-9-misyachni-sproby-dovkola-nevelykogo-mista-oleksandr-syrskyj/" text:style-name="Internet_20_link" text:visited-style-name="Visited_20_Internet_20_Link">
https://armyinform.com.ua/2023/04/25/plan-zavoyuvaty-ukrayinu-za-try-dni-transformuvavsya-u-9-misyachni-sproby-dovkola-nevelykogo-mista-oleksandr-syrskyj/</text:a>
</text:p>
      <!--NEWS-->
      <text:h text:style-name="P10" text:outline-level="1">
<text:span text:style-name="T4">
Three pseudo -departments of the so -called "Administration of May Day District of DNR" reported suspicion</text:span>
</text:h>
      <text:p text:style-name="P4">
Author: ['АРМІЯINFORM']</text:p>
      <text:p text:style-name="P4">
Time: 2023-04-25T60:00:00-04:00</text:p>
      <text:p text:style-name="P4">
Description: For the proprietary Kerivnitvva, Donetskiye Prosecutor's Office of the Tom Gromyans in absentia ... The war with Ukraine 2022, the war with Ukraine is the latest news today, the News War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img-20230425-wa0009.jpg" text:style-name="Internet_20_link" text:visited-style-name="Visited_20_Internet_20_Link">
img-20230425-wa0009.jpg</text:a>
']</text:p>
      <text:p text:style-name="P4">
Tags: ['STOPRUSSIA', 'АГРЕСІЯ РФ', 'ВТОРГНЕННЯ РФ', 'КОЛАБОРАНТИ', 'ОФІС ГЕНЕРАЛЬНОГО ПРОКУРОРА УКРАЇНИ']</text:p>
      <text:p text:style-name="P4">
Category: News</text:p>
      <!--METADATA-->
      <text:p text:style-name="P4">
<draw:frame draw:style-name="fr1" draw:name="Image286" text:anchor-type="as-char" svg:width="6.9236in" svg:height="5.1927in" draw:z-index="0">
<draw:image xlink:href="../Images/AРМІЯINFORM/2023-04-25T60-00-00-04-00/img-20230425-wa0009.jpg" xlink:type="simple" xlink:show="embed" xlink:actuate="onLoad" draw:mime-type="image/jpeg"/>
</draw:frame>
Under the procedural leadership of the Donetsk Regional Prosecutor's Office, three citizens were reported suspected of collaborative activity.</text:p>
      <text:p text:style-name="P4">
According to the investigation, in June 2022, after the occupation of Mangush township township, the resident of Yalta voluntarily occupied the position of the so-called "Administration of the May Day DNR District".</text:p>
      <text:p text:style-name="P4">
Supporting Russian propaganda on the dominance of the Russian Federation on the post-Soviet space and having his own experience in the head of the said administration in 20110-2014, the man decided to make additional efforts to establish a business cooperation with the invaders.</text:p>
      <text:p text:style-name="P4">
To do this, he created a group of like -minded people, namely, appointed his deputy chief of the Mangush settlement council department, and managing affairs, the Execution of one of the political parties of the district organization.</text:p>
      <text:p text:style-name="P4">
While in the District Army of the Russian Federation of settlements, pseudo-officials in the organized group held meetings at which they pretended to solve social and household issues.</text:p>
      <text:p text:style-name="P4">
At the same time, they did not forget to serve before the occupiers celebrating the prominent dan-aggressor and the award of certificates. They boasted the implementation of "state" youth policy aimed at "patriotic" upbringing of young people.</text:p>
      <text:p text:style-name="P4">
They were also agitated for receiving the residents of the village of Russian passports and the joining of the painter to the Russian Federation. They are actively illuminated by their own Telegram channel.</text:p>
      <text:p text:style-name="P4">
The pre -trial investigation conducts the Security Service of Ukraine in Donetsk and Luhansk regions.</text:p>
      <text:p text:style-name="P4">
<text:span text:style-name="T4">
 Source: </text:span>
 <text:a xlink:type="simple" xlink:href="https://www.gp.gov.ua/ua/posts/tryom-psevdoposadovcyam-tak-zvanoyi-administraciyi-persotravnevogo-raionu-dnr-povidomleno-pro-pidozru" text:style-name="Internet_20_link" text:visited-style-name="Visited_20_Internet_20_Link">
Office of Prosecutor General Ukraine</text:a>
</text:p>
      <text:p text:style-name="P4">
News Source: <text:a xlink:type="simple" xlink:href="https://armyinform.com.ua/2023/04/25/trom-psevdoposadovczyam-tak-zvanoyi-administracziyi-pershotravnevogo-rajonu-dnr-povidomleno-pro-pidozru/" text:style-name="Internet_20_link" text:visited-style-name="Visited_20_Internet_20_Link">
https://armyinform.com.ua/2023/04/25/trom-psevdoposadovczyam-tak-zvanoyi-administracziyi-pershotravnevogo-rajonu-dnr-povidomleno-pro-pidozru/</text:a>
</text:p>
      <!--NEWS-->
      <text:h text:style-name="P10" text:outline-level="1">
<text:span text:style-name="T4">
The corrector who "cited" the Artudar of the Russian Federation on military units was detained in the Donetsk region</text:span>
</text:h>
      <text:p text:style-name="P4">
Author: ['АРМІЯINFORM']</text:p>
      <text:p text:style-name="P4">
Time: 2023-04-25T61:00:00-04:00</text:p>
      <text:p text:style-name="P4">
Description: The Service of the Bezpequi Vikrila Shchelnik of one tank of the Russian Federation PID Hour of the counter -persons arrived at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44326d53413af334d73d63ce4c2014dc.jpeg" text:style-name="Internet_20_link" text:visited-style-name="Visited_20_Internet_20_Link">
44326d53413af334d73d63ce4c2014dc.jpeg</text:a>
']</text:p>
      <text:p text:style-name="P4">
Tags: ['STOPRUSSIA', 'ВТОРГНЕННЯ РФ', 'СБУ']</text:p>
      <text:p text:style-name="P4">
Category: News</text:p>
      <!--METADATA-->
      <text:p text:style-name="P4">
<draw:frame draw:style-name="fr1" draw:name="Image287" text:anchor-type="as-char" svg:width="6.9236in" svg:height="4.615733in" draw:z-index="0">
<draw:image xlink:href="../Images/AРМІЯINFORM/2023-04-25T61-00-00-04-00/44326d53413af334d73d63ce4c2014dc.jpeg" xlink:type="simple" xlink:show="embed" xlink:actuate="onLoad" draw:mime-type="image/jpeg"/>
</draw:frame>
The Security Service exposed another Russian associate during counter -priderations in the frontline areas of Donetsk region.</text:p>
      <text:p text:style-name="P4">
The attacker was a resident of the Belozersky district, who in July last year went out to the occupiers and offered them his help in the war of Ukraine.</text:p>
      <text:p text:style-name="P4">
He collected information about the places of dislocation and movement of units of defense forces in the Bakhmut direction.</text:p>
      <text:p text:style-name="P4">
The enemy was especially interested in the intelligence on the location of radar stations of Ukrainian troops.</text:p>
      <text:p text:style-name="P4">
In addition, the person involved in the invaders coordinates the base of the Ukrainian military in the region.</text:p>
      <text:p text:style-name="P4">
Then, behind his "dug", the racists carried out artillery shelling of military personnel.</text:p>
      <text:p text:style-name="P4">
SBU staff detained the person involved in the performance of a hostile exploration task.</text:p>
      <text:p text:style-name="P4">
According to the cyberfactors of the Security Service, communication with the aggressor Winterly supported through the "liaison" - a representative created by the invaders of "Militiahlnr".</text:p>
      <text:p text:style-name="P4">
According to his instructions, the collaborator went out to the terrain and collected intelligence, which then transferred the enemy with a detailed description of the location of military objects and the adjacent territory, the application of geolocation points, through the messenger in one of the popular social networks.</text:p>
      <text:p text:style-name="P4">
During the search at the place of residence of the detainee, a mobile phone was found, which he used to correspond with the occupiers.</text:p>
      <text:p text:style-name="P4">
On the basis of the evidence collected, the SBU investigators informed him about suspicion under Part 7 of Art. 111-1 of the Criminal Code of Ukraine(Collaboration).</text:p>
      <text:p text:style-name="P4">
Наразі він перебуває під вартою. Зловмиснику загрожує до 15 років ув’язнення.</text:p>
      <text:p text:style-name="P4">
Комплексні заходи проводили співробітники СБУ у Черкаській області запроцесуального керівництва обласної прокуратури.</text:p>
      <text:p text:style-name="P4">
<text:span text:style-name="T4">
Джерело:</text:span>
 <text:a xlink:type="simple" xlink:href="https://ssu.gov.ua/novyny/sbu-zatrymala-koryhuvalnyka-yakyi-navodyv-artudary-rf-po-viiskovykh-obiektakh-na-donechchyni" text:style-name="Internet_20_link" text:visited-style-name="Visited_20_Internet_20_Link">
<text:span text:style-name="T5">
СБУ</text:span>
</text:a>
</text:p>
      <text:p text:style-name="P4">
News Source: <text:a xlink:type="simple" xlink:href="https://armyinform.com.ua/2023/04/25/zatrymano-koryguvalnyka-yakyj-navodyv-artudary-rf-po-vijskovyh-obyektah-na-donechchyni/" text:style-name="Internet_20_link" text:visited-style-name="Visited_20_Internet_20_Link">
https://armyinform.com.ua/2023/04/25/zatrymano-koryguvalnyka-yakyj-navodyv-artudary-rf-po-vijskovyh-obyektah-na-donechchyni/</text:a>
</text:p>
      <!--NEWS-->
      <text:h text:style-name="P10" text:outline-level="1">
<text:span text:style-name="T4">
Alexander Syrsky told why it is important to keep Bakhmut</text:span>
</text:h>
      <text:p text:style-name="P4">
Author: ['АРМІЯINFORM']</text:p>
      <text:p text:style-name="P4">
Time: 2023-04-25T62:00:00-04:00</text:p>
      <text:p text:style-name="P4">
Description: Commander of the SCID CCTS VIISK ZSU General Oleksandr Sirsky i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syrskyj_01-e1679558385743.jpg" text:style-name="Internet_20_link" text:visited-style-name="Visited_20_Internet_20_Link">
syrskyj_01-e1679558385743.jpg</text:a>
']</text:p>
      <text:p text:style-name="P4">
Tags: ['STOPRUSSIA', 'АГРЕСІЯ РФ', 'БАХМУТ', 'ВТОРГНЕННЯ РФ', 'ОЛЕКСАНДР СИРСЬКИЙ']</text:p>
      <text:p text:style-name="P4">
Category: News</text:p>
      <!--METADATA-->
      <text:p text:style-name="P4">
<draw:frame draw:style-name="fr1" draw:name="Image288" text:anchor-type="as-char" svg:width="6.9236in" svg:height="3.686817in" draw:z-index="0">
<draw:image xlink:href="../Images/AРМІЯINFORM/2023-04-25T62-00-00-04-00/syrskyj_01-e1679558385743.jpg" xlink:type="simple" xlink:show="embed" xlink:actuate="onLoad" draw:mime-type="image/jpeg"/>
</draw:frame>
Commander of the Eastern Group of the Armed Forces of the Armed Forces of the Armed Forces Colonel-General Alexander in <text:a xlink:type="simple" xlink:href="https://armyinform.com.ua/2023/04/25/utrymuyuchy-bahmut-my-ne-dayemo-vorogu-mozhlyvosti-zbilshuvaty-front-oleksandr-syrskyj/" text:style-name="Internet_20_link" text:visited-style-name="Visited_20_Internet_20_Link">
interview</text:a>
The main reasons for the long -term maintenance of Bakhmut.</text:p>
      <text:p text:style-name="P4">
<text:span text:style-name="T4">
 Bakhmut's further maintenance is important for our defense for all reasons: </text:span>
</text:p>
      <ul>
        <li>
The city is an important node of defense, the maintenance of which ensures the stability of the troops as a whole; * Bakhmut is a successfully placed natural fortress, which is surrounded by rivers and placed on the hills, which contributes to defense; * The protection of the city is also facilitated by the availability of multi -storey buildings and developed infrastructure on the left bank of the Bakhmutovka River, where our troops are defense; * a fight for the mastery of the city is a specific type of fighting, which requires special skills and creates difficulties for troops that have led the offensive in the forest -steppe; * Bakhmut is part of the Constantine-Kramatorsk agglomeration, the maintenance of which excludes the enemy's exit in the flank and the rear of the groups of our troops in the Lisichansky and Donetsk directions.</li>
      </ul>
      <text:p text:style-name="P4">
News Source: <text:a xlink:type="simple" xlink:href="https://armyinform.com.ua/2023/04/25/oleksandr-syrskyj-rozpoviv-chomu-vazhlyvo-utrymuvaty-bahmut/" text:style-name="Internet_20_link" text:visited-style-name="Visited_20_Internet_20_Link">
https://armyinform.com.ua/2023/04/25/oleksandr-syrskyj-rozpoviv-chomu-vazhlyvo-utrymuvaty-bahmut/</text:a>
</text:p>
      <!--NEWS-->
      <text:h text:style-name="P10" text:outline-level="1">
<text:span text:style-name="T4">
In the Limano-Kupyan direction, the enemy beats records by using the means of defeat-Sergey Cherevaty</text:span>
</text:h>
      <text:p text:style-name="P4">
Author: ['Олексій Тригуб']</text:p>
      <text:p text:style-name="P4">
Time: 2023-04-25T63:00:00-04:00</text:p>
      <text:p text:style-name="P4">
Description: Rosіyskі Vuinni Malias, Zasobi Zasobi Uzhinni on civilians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cherevatyj-2.jpg" text:style-name="Internet_20_link" text:visited-style-name="Visited_20_Internet_20_Link">
cherevatyj-2.jpg</text:a>
']</text:p>
      <text:p text:style-name="P4">
Tags: ['STOPRUSSIA', 'АГРЕСІЯ РФ', 'ВТОРГНЕННЯ РФ', 'СЕРГІЙ ЧЕРЕВАТИЙ']</text:p>
      <text:p text:style-name="P4">
Category: News</text:p>
      <!--METADATA-->
      <text:p text:style-name="P4">
<draw:frame draw:style-name="fr1" draw:name="Image289" text:anchor-type="as-char" svg:width="6.9236in" svg:height="4.61393in" draw:z-index="0">
<draw:image xlink:href="../Images/AРМІЯINFORM/2023-04-25T63-00-00-04-00/cherevatyj-2.jpg" xlink:type="simple" xlink:show="embed" xlink:actuate="onLoad" draw:mime-type="image/jpeg"/>
</draw:frame>
Russian military criminals continue to apply all means of damage to the foreign objects, neglecting all the rules of the rules of war. About this during direct inclusion in <text:a xlink:type="simple" xlink:href="https://www.youtube.com/watch" text:style-name="Internet_20_link" text:visited-style-name="Visited_20_Internet_20_Link">
Telelorphone</text:a>
The only news was told by a spokesman for the Eastern Group of the Armed Forces of Ukraine Colonel Sergiy Cherevaty.</text:p>
      <text:p text:style-name="P4">
-About 9.15 in the morning, the enemy hit preliminary information, with the two-year-old C-300 complex at the Kupyansk Museum of Local History, which one person, a museum worker, died, and ten people, one body, perhaps, is still under the rubble. - The runoffer says. - In this place, people received humanitarian aid, so the blow of the misery once again emphasizes the crime and inhumanity of our enemies. This is their day practice. Where they get artillery, they beat artillery, and deraketes - there rockets, where aviation - there by aviation. But for all this is not to answer!</text:p>
      <text:p text:style-name="P4">
Also, a spokesman for the Eastern Group of Troops said that now in the Limano-Kupyansk direction the enemy does not attack the positions of our troops, but here he is a herecord holder in the use of means of defeat.</text:p>
      <ul>
        <li>
During this day, 432 times the enemy struck various types of artillery of the tareactive systems of volley fire, made 13 aircraft aircraft, caught the heratic blows, - the colonel Sergey Cherevaty specifies. - But our Deborons did not allow the enemy to relax and also struck. The ascent of our blows 15 invaders was destroyed, 65 were injured.</li>
      </ul>
      <text:p text:style-name="P4">
In addition, in this direction, Ukrainian defenders during the day destroyed a licensee, the largest caliber, which is in service with Russian army, 240 mm mortar, tulip, anti-tank gun MT-12 "Rapir" and three drones.</text:p>
      <text:p text:style-name="P4">
News Source: <text:a xlink:type="simple" xlink:href="https://armyinform.com.ua/2023/04/25/na-lymano-kupyanskomu-napryamku-vorog-bye-rekordy-za-vykorystannyam-zasobiv-urazhennya-sergij-cherevatyj/" text:style-name="Internet_20_link" text:visited-style-name="Visited_20_Internet_20_Link">
https://armyinform.com.ua/2023/04/25/na-lymano-kupyanskomu-napryamku-vorog-bye-rekordy-za-vykorystannyam-zasobiv-urazhennya-sergij-cherevatyj/</text:a>
</text:p>
      <!--NEWS-->
      <text:h text:style-name="P10" text:outline-level="1">
<text:span text:style-name="T4">
The Supreme Commander -in -Chief Staff summed up the meeting in Ramstein format</text:span>
</text:h>
      <text:p text:style-name="P4">
Author: ['АРМІЯINFORM']</text:p>
      <text:p text:style-name="P4">
Time: 2023-04-25T64:00:00-04:00</text:p>
      <text:p text:style-name="P4">
Description: President of Ukraine Volodymyr Zelensky, 25 Kvіnya, pro -imprinting Chergov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1/zelenskyj-1.jpeg" text:style-name="Internet_20_link" text:visited-style-name="Visited_20_Internet_20_Link">
zelenskyj-1.jpeg</text:a>
']</text:p>
      <text:p text:style-name="P4">
Tags: ['СТАВКА ВЕРХОВНОГО ГОЛОВНОКОМАНДУВАЧА']</text:p>
      <text:p text:style-name="P4">
Category: News</text:p>
      <!--METADATA-->
      <text:p text:style-name="P4">
<draw:frame draw:style-name="fr1" draw:name="Image290" text:anchor-type="as-char" svg:width="6.9236in" svg:height="4.617948in" draw:z-index="0">
<draw:image xlink:href="../Images/AРМІЯINFORM/2023-04-25T64-00-00-04-00/zelenskyj-1.jpeg" xlink:type="simple" xlink:show="embed" xlink:actuate="onLoad" draw:mime-type="image/jpeg"/>
</draw:frame>
President of Ukraine Volodymyr Zelensky today, April 25, has been dating the rates of the Supreme Commander.</text:p>
      <text:p text:style-name="P4">
About it <text:a xlink:type="simple" xlink:href="https://t.me/V_Zelenskiy_official/5999" text:style-name="Internet_20_link" text:visited-style-name="Visited_20_Internet_20_Link">
informs</text:a>
President.</text:p>
      <text:p text:style-name="P4">
“They summarized and considered the results of the next meeting in Ramstein format. Ukraine and its defense forces are constantly stronger. But we must admire the pace of weapons supply, because every day of delay is the life of our bullies, ”the Head of State emphasized.</text:p>
      <text:p text:style-name="P4">
At the Chief Commander -in -Chief, his participants updated information about the situation on the battlefield, in particular in the most difficult directions. Commander-operative-strategic groups of Khortytsia, Tavriya, Odessa, North have reported on the course of hostilities in the front areas within their responsibility.</text:p>
      <text:p text:style-name="P4">
“They also discussed the course of staffing staff and technicians. The fighters should be provided with everything necessary for the more quality fulfillment of the tasks of the command of the approach of our victory, ”the President of Ukraine survived.</text:p>
      <text:p text:style-name="P4">
News Source: <text:a xlink:type="simple" xlink:href="https://armyinform.com.ua/2023/04/25/na-stavczi-verhovnogo-golovnokomanduvacha-pidbyly-pidsumky-zustrichi-u-formati-ramshtajn/" text:style-name="Internet_20_link" text:visited-style-name="Visited_20_Internet_20_Link">
https://armyinform.com.ua/2023/04/25/na-stavczi-verhovnogo-golovnokomanduvacha-pidbyly-pidsumky-zustrichi-u-formati-ramshtajn/</text:a>
</text:p>
      <!--NEWS-->
      <text:h text:style-name="P10" text:outline-level="1">
<text:span text:style-name="T4">
The Ministry of Defense will improve regulatory regulation of state aviation activity of Ukraine</text:span>
</text:h>
      <text:p text:style-name="P4">
Author: ['Валентина Вілюра']</text:p>
      <text:p text:style-name="P4">
Time: 2023-04-25T65:00:00-04:00</text:p>
      <text:p text:style-name="P4">
Description: Days in the head management of the Holden AvIACAIKA (Gudau) were held by the timid of Mazhvydoch ... The war with Ukraine 2022, the war with Ukraine is th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golovna-51-e1682421514437.jpg" text:style-name="Internet_20_link" text:visited-style-name="Visited_20_Internet_20_Link">
golovna-51-e1682421514437.jpg</text:a>
', '<text:a xlink:type="simple" xlink:href="https://armyinform.com.ua/wp-content/uploads/2023/04/photo_5350329507992684144_y-150x150.jpg" text:style-name="Internet_20_link" text:visited-style-name="Visited_20_Internet_20_Link">
photo_5350329507992684144_y-150x150.jpg</text:a>
', '<text:a xlink:type="simple" xlink:href="https://armyinform.com.ua/wp-content/uploads/2023/04/photo_5350329507992684141_x-150x150.jpg" text:style-name="Internet_20_link" text:visited-style-name="Visited_20_Internet_20_Link">
photo_5350329507992684141_x-150x150.jpg</text:a>
', '<text:a xlink:type="simple" xlink:href="https://armyinform.com.ua/wp-content/uploads/2023/04/photo_5350329507992684143_y-e1682421587114.jpg" text:style-name="Internet_20_link" text:visited-style-name="Visited_20_Internet_20_Link">
photo_5350329507992684143_y-e1682421587114.jpg</text:a>
']</text:p>
      <text:p text:style-name="P4">
Tags: ['ГУДАУ']</text:p>
      <text:p text:style-name="P4">
Category: News</text:p>
      <!--METADATA-->
      <text:p text:style-name="P4">
<draw:frame draw:style-name="fr1" draw:name="Image291" text:anchor-type="as-char" svg:width="6.9236in" svg:height="5.43615in" draw:z-index="0">
<draw:image xlink:href="../Images/AРМІЯINFORM/2023-04-25T65-00-00-04-00/golovna-51-e1682421514437.jpg" xlink:type="simple" xlink:show="embed" xlink:actuate="onLoad" draw:mime-type="image/jpeg"/>
</draw:frame>
The other day in the Main Directorate of State Aviation of Ukraine(Gudau)held a working meeting to improve the legal regulation of the state aviation of Ukraine.</text:p>
      <text:p text:style-name="P4">
In addition to representatives, in fact, the Main Directorate of the State Aviation of Ukraine, specialists of the Department of Regulation of the State Aviation of the Internal Affairs of Ukraine, the Command of the Armed Forces, command of the Army Aviation of the Armed Forces of the Armed Forces of the Armed Forces, the Command of the Naval Forces of the Armed Forces, the Department of Air Force, Aviation and Aviation Security and Aviation Command SES, Aviation Department of the State Border Guard Service of Ukraine, Department and Police on Water of the National Police of Ukraine, Main Directorate of Intelligence of the Ministry of Defense, Aviation Department of the Department of Personal Staff of the National Guard of Ukraine, as well as the Aviation Service of Ukraine.</text:p>
      <text:p text:style-name="P4">
The purpose of the event is to discuss proposals for amendments to regulatory acts(Next - NPA)State Aviation of Ukraine(Dali - to)on the issues of performance and provision of flights, working out measures for improving the normative regulation of state aviation activity and determining the composition of the working group on the processing of changes to the NPA and DA.</text:p>
      <text:p text:style-name="P4">
The Head of the Main Department of State Aviation of Ukraine Andriy Teleginocressed the urgent need to work out proposals for changes in donor-regulatory acts of state aviation on the implementation and provision of flights both during the martial law and during peacetime. Vena centered on the fact that in addition to the consolidation of a strategic course in the Constitution of Ukraine for the acquisition of full membership with the EU and NATO, the need to achieve criteria of mutual legal acts, there is also an urgent need for the requirements of the European Defense Agency, the European Aviation Agency and the International Standards, and Aviation and implementation of the requirements of HATOU domestic legal acts.Also, as reported in the Main Directorate of the State Aviation of Ukraine, the Ukrainian Defense Ministry of the Czech Republic was reported with representatives of the Czech Military Aviation Department.</text:p>
      <text:p text:style-name="P4">
During this meeting, in particular, an agreement was agreed and signed in all areas of activity in the field of state aviation.</text:p>
      <text:p text:style-name="P4">
<text:a xlink:type="simple" xlink:href="https://armyinform.com.ua/wp-content/uploads/2023/04/photo_5350329507992684144_y.jpg" text:style-name="Internet_20_link" text:visited-style-name="Visited_20_Internet_20_Link">
!(Images/AРМІЯINFORM/2023-04-25T65-00-00-04-00/photo_5350329507992684144_y-150x150.jpg)</text:a>
</text:p>
      <text:p text:style-name="P4">
<text:a xlink:type="simple" xlink:href="https://armyinform.com.ua/wp-content/uploads/2023/04/photo_5350329507992684141_x.jpg" text:style-name="Internet_20_link" text:visited-style-name="Visited_20_Internet_20_Link">
<draw:frame draw:style-name="fr1" draw:name="Image292" text:anchor-type="as-char" svg:width="6.9236in" svg:height="6.9236in" draw:z-index="0">
<draw:image xlink:href="../Images/AРМІЯINFORM/2023-04-25T65-00-00-04-00/photo_5350329507992684141_x-150x150.jpg" xlink:type="simple" xlink:show="embed" xlink:actuate="onLoad" draw:mime-type="image/jpeg"/>
</draw:frame>
</text:a>
"The Department of the Czech Republic of the Czech Republic has finally processed, agreed and signed an agreement on the process of mutual recognition by all -analyzes in the field of state aviation, which will allow mutual recognition of certificates issued by the Main Directorate of the State Aviation of Ukraine and the Czech Republic of Military Aviation.</text:p>
      <text:p text:style-name="P4">
<draw:frame draw:style-name="fr1" draw:name="Image293" text:anchor-type="as-char" svg:width="6.9236in" svg:height="8.834802in" draw:z-index="0">
<draw:image xlink:href="../Images/AРМІЯINFORM/2023-04-25T65-00-00-04-00/photo_5350329507992684143_y-e1682421587114.jpg" xlink:type="simple" xlink:show="embed" xlink:actuate="onLoad" draw:mime-type="image/jpeg"/>
</draw:frame>
The parties also discussed the possibilities of preparation and retraining of Ukrainian pilots of military and civil aviation on a training base in the Czech Republic. In addition, as part of the visit, representatives of the Ukrainian side visited the Lom Praha Aviation Repair Plant, where they got acquainted with the main areas of activity of the enterprise and the process of overhauling helicopters(Mi-8, Mi-24 and their modifications).</text:p>
      <text:p text:style-name="P4">
Як зазначається, ремонтне підприємство є власністю держави (Czech Republic - editorial)And at this time, it is experiencing a sharp lack of spare parts and units, which is due to the lack of their supply directly from the Russian Federation. 3 of this Pristorons have agreed on the possibilities of cooperation in the field of repair and technical service of aviation equipment and exchange on mutually beneficial conditions to critically important spare parts.</text:p>
      <text:p text:style-name="P4">
<text:span text:style-name="T5">
Foto provided by the Main Directorate of the State Aviation of Ukraine</text:span>
</text:p>
      <text:p text:style-name="P4">
News Source: <text:a xlink:type="simple" xlink:href="https://armyinform.com.ua/2023/04/25/u-minoborony-udoskonalyuvatymut-normatyvno-pravove-regulyuvannya-diyalnosti-derzhavnoyi-aviacziyi-ukrayiny/" text:style-name="Internet_20_link" text:visited-style-name="Visited_20_Internet_20_Link">
https://armyinform.com.ua/2023/04/25/u-minoborony-udoskonalyuvatymut-normatyvno-pravove-regulyuvannya-diyalnosti-derzhavnoyi-aviacziyi-ukrayiny/</text:a>
</text:p>
      <!--NEWS-->
      <text:h text:style-name="P10" text:outline-level="1">
<text:span text:style-name="T4">
In each brigade (regiment) the enemy was assault detachments "Storm"</text:span>
</text:h>
      <text:p text:style-name="P4">
Author: ['АРМІЯINFORM']</text:p>
      <text:p text:style-name="P4">
Time: 2023-04-25T66:00:00-04:00</text:p>
      <text:p text:style-name="P4">
Description: Commander of the SCID CCTS VIISK ZSU General Oleksandr Sirsky i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7435e59bdbdc3cbd.jpg" text:style-name="Internet_20_link" text:visited-style-name="Visited_20_Internet_20_Link">
7435e59bdbdc3cbd.jpg</text:a>
']</text:p>
      <text:p text:style-name="P4">
Tags: ['STOPRUSSIA', 'ВТОРГНЕННЯ РФ', 'ОЛЕКСАНДР СИРСЬКИЙ']</text:p>
      <text:p text:style-name="P4">
Category: News</text:p>
      <!--METADATA-->
      <text:p text:style-name="P4">
<draw:frame draw:style-name="fr1" draw:name="Image294" text:anchor-type="as-char" svg:width="6.9236in" svg:height="3.750283in" draw:z-index="0">
<draw:image xlink:href="../Images/AРМІЯINFORM/2023-04-25T66-00-00-04-00/7435e59bdbdc3cbd.jpg" xlink:type="simple" xlink:show="embed" xlink:actuate="onLoad" draw:mime-type="image/jpeg"/>
</draw:frame>
Alexander Sirsky</text:p>
      <text:p text:style-name="P4">
Commander of the Eastern Group of the Armed Forces of the Armed Forces of the Armed Forces Colonel-General Alexander in <text:a xlink:type="simple" xlink:href="https://armyinform.com.ua/2023/04/25/utrymuyuchy-bahmut-my-ne-dayemo-vorogu-mozhlyvosti-zbilshuvaty-front-oleksandr-syrskyj/" text:style-name="Internet_20_link" text:visited-style-name="Visited_20_Internet_20_Link">
interview</text:a>
He told how the tactics of Russian troops in the East changed lately.</text:p>
      <ul>
        <li>
The enemy analyzes the results of his actions, makes some conclusions and improves the tactics of the use of troops. For example, in every brigade(Regiment)Separate and protatan units are formed by the tanks, mortar, mortar and protatan units, which are designed to restore lost positions. To create favorable conditions for the assault actions, the enemy actively uses tank Tartyilers units(incl. From closed fire positions). During the assault actions, it is necessary to use the pale, so that the enemy corrects the artillery fire, and the commander of the group can effectively manage the subordinate personnel,-the Colonel-General Alexander Sirsky announced.</li>
      </ul>
      <text:p text:style-name="P4">
Read also:</text:p>
      <text:p text:style-name="P4">
<text:a xlink:type="simple" xlink:href="https://armyinform.com.ua/2023/04/06/shturmovi-roty-z-armiyi-rf-cze-garmatne-myaso/" text:style-name="Internet_20_link" text:visited-style-name="Visited_20_Internet_20_Link">
The assault company "Z" of the army of the Russian Federation is a cannony</text:a>
He also noted that in urban conditions, the enemy uses long -sighted firing for fireflies on the object of attack, and the attack by a group of up to 10 people with small arms is stormed directly.</text:p>
      <ul>
        <li>
Combat equipment is rarely used. Usually it is an offensive in 3-4 "waves". The losses of the assault group are promptly replenished with the evacuation group. The commanders of the assault groups use smartphones with screening software "Alpine Quest GPS", in which the coordinates of the positions of our firearms, the objects of attack, the routes of nomination to them, as well as the tasks of neighboring units, - said the commander of the Eastern Undership of the Armed Forces.</li>
      </ul>
      <text:p text:style-name="P4">
News Source: <text:a xlink:type="simple" xlink:href="https://armyinform.com.ua/2023/04/25/u-kozhnij-brygadi-polku-voroga-sformovano-shturmovi-zagony-shtorm/" text:style-name="Internet_20_link" text:visited-style-name="Visited_20_Internet_20_Link">
https://armyinform.com.ua/2023/04/25/u-kozhnij-brygadi-polku-voroga-sformovano-shturmovi-zagony-shtorm/</text:a>
</text:p>
      <!--NEWS-->
      <text:h text:style-name="P10" text:outline-level="1">
<text:span text:style-name="T4">
Bakhmut became the final border for the criminal group "Wagner" - Sergey Cherevaty</text:span>
</text:h>
      <text:p text:style-name="P4">
Author: ['Олексій Тригуб']</text:p>
      <text:p text:style-name="P4">
Time: 2023-04-25T67:00:00-04:00</text:p>
      <text:p text:style-name="P4">
Description: Vorog is a sinking concentration of his Zuellya at the demand of Bakhmut's wanted.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2/10/sergij-cherevatyj.webp" text:style-name="Internet_20_link" text:visited-style-name="Visited_20_Internet_20_Link">
sergij-cherevatyj.webp</text:a>
']</text:p>
      <text:p text:style-name="P4">
Tags: ['БАХМУТ', 'ВТОРГНЕННЯ РФ', 'ЄДИНІ НОВИНИ', 'СЕРГІЙ ЧЕРЕВАТИЙ']</text:p>
      <text:p text:style-name="P4">
Category: News</text:p>
      <!--METADATA-->
      <text:p text:style-name="P4">
<draw:frame draw:style-name="fr1" draw:name="Image295" text:anchor-type="as-char" svg:width="6.9236in" svg:height="4.613552in" draw:z-index="0">
<draw:image xlink:href="../ConvertedIMGs/AРМІЯINFORM/2023-04-25T67-00-00-04-00/sergij-cherevatyj.png" xlink:type="simple" xlink:show="embed" xlink:actuate="onLoad" draw:mime-type="image/png"/>
</draw:frame>
The enemy continues to concentrate his efforts on trying to capture Bakhmut. Live Air(https://www.youtube.com/watch?v=WY8sDvZdWEA)"The only news" was said by a spokesman for the eastern grouping of armed force troops Colonel Sergey Cherevaty.</text:p>
      <ul>
        <li>
In Bakhmut, the situation is dynamic, it changes from time to time, because a position war is ongoing, - he says. - We do everything as possible to inflict the lesion, maneuvering, we use all the available means of damage. The enemy also concentrates his efforts on Bakhmut - in fact, in our operating room, there is no such powerful fighting anywhere else.</li>
      </ul>
      <text:p text:style-name="P4">
Over the past day, the enemy has attacked our positions on the Bakhmut Napryamka, 280 times struck various types of artillery, performed 4 Avhalts. Only in Bakhmut area there were 85 shelling and 20 combatants. As a result of the fighting, 175 invaders were destroyed and 213 were injured. The enemy T-72 tank was shot down, four combat drifts, three MSTA-B guns, five unmanned aerial vehicles, a single-electronic wrestling one, as well as four field deposits.</text:p>
      <text:p text:style-name="P4">
According to Colonel Sergei Cherevatov, for the whole period of defense of Bakhmutu -Ukrainian defenders have already destroyed tens of thousands of Russians.</text:p>
      <ul>
        <li>
I think, over time, our military analysts will name the exact figures, but the loss is huge here, - says the officer. - As for the criminal group "Wagner", it is no longer able to perform combat tasks on its own, which has been done earlier, actually monopolizing this direction. Although the "Wagnerivtsi" is the main force that attacks, the Russians in the Bakhmut direction, they can no longer act without the help of a regular army. The more ashable units of the troops of the invaders, the units of special purposes are increasingly used, so we understand that the loss of the enemy is very significant as Wagner is probably the final border.</li>
      </ul>
      <text:p text:style-name="P4">
News Source: <text:a xlink:type="simple" xlink:href="https://armyinform.com.ua/2023/04/25/bahmut-stav-kinczevym-rubezhem-dlya-zlochynnogo-ugrupovannya-vagner-sergij-cherevatyj/" text:style-name="Internet_20_link" text:visited-style-name="Visited_20_Internet_20_Link">
https://armyinform.com.ua/2023/04/25/bahmut-stav-kinczevym-rubezhem-dlya-zlochynnogo-ugrupovannya-vagner-sergij-cherevatyj/</text:a>
</text:p>
      <!--NEWS-->
      <text:h text:style-name="P10" text:outline-level="1">
<text:span text:style-name="T4">
The enemy was unable to get dominance in the air due to the work of our means of air lesions</text:span>
</text:h>
      <text:p text:style-name="P4">
Author: ['Олексій Тригуб']</text:p>
      <text:p text:style-name="P4">
Time: 2023-04-25T68:00:00-04:00</text:p>
      <text:p text:style-name="P4">
Description: The Vorog is named Vikoristovati Usovni from Nogo Zasobi Uzhennya, Zokrem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1/nasams-2.jpg" text:style-name="Internet_20_link" text:visited-style-name="Visited_20_Internet_20_Link">
nasams-2.jpg</text:a>
']</text:p>
      <text:p text:style-name="P4">
Tags: ['ВТОРГНЕННЯ РФ', 'ЄДИНІ НОВИНИ', 'ППО ЗСУ', 'СЕРГІЙ ЧЕРЕВАТИЙ']</text:p>
      <text:p text:style-name="P4">
Category: News</text:p>
      <!--METADATA-->
      <text:p text:style-name="P4">
<draw:frame draw:style-name="fr1" draw:name="Image296" text:anchor-type="as-char" svg:width="6.9236in" svg:height="4.450886in" draw:z-index="0">
<draw:image xlink:href="../Images/AРМІЯINFORM/2023-04-25T68-00-00-04-00/nasams-2.jpg" xlink:type="simple" xlink:show="embed" xlink:actuate="onLoad" draw:mime-type="image/jpeg"/>
</draw:frame>
Illustrative photo</text:p>
      <text:p text:style-name="P4">
The enemy tries to use all the means of destruction, including and aviation. About it today on aired <text:a xlink:type="simple" xlink:href="https://www.youtube.com/watch" text:style-name="Internet_20_link" text:visited-style-name="Visited_20_Internet_20_Link">
Telelorphone</text:a>
The only news said the spokesman of the Eastern Group of the Armed Forces of Ukraine Colonel Cherevaty.</text:p>
      <ul>
        <li>
However, the air park at the invaders is mainly aircraft of Soviet times, - the officer notes. -For the most part, strokes are made by Su-25 or Army Aviation Aviation Air-25 aircraft. They try to make it a good distance for them, or - very quickly, otherwise they get the lesions of our air defense. It is as a means of air-to-10 air-torn troops such as "Arrow-10" or "OSA", as well as portable anti-aircraft-rocket complexes or our fighter aviation. Therefore, the enemy was using the Iviation, but he was unable to obtain its dominance in the air. He could not make it, as for example, the armies of developed countries during various conflicts and the key. And first of all - thanks to our means of airfill.</li>
      </ul>
      <text:p text:style-name="P4">
News Source: <text:a xlink:type="simple" xlink:href="https://armyinform.com.ua/2023/04/25/protyvnyk-ne-zmig-zdobuty-panuvannya-v-povitri-zavdyaky-roboti-nashyh-zasobiv-protypovitryanogo-urazhennya/" text:style-name="Internet_20_link" text:visited-style-name="Visited_20_Internet_20_Link">
https://armyinform.com.ua/2023/04/25/protyvnyk-ne-zmig-zdobuty-panuvannya-v-povitri-zavdyaky-roboti-nashyh-zasobiv-protypovitryanogo-urazhennya/</text:a>
</text:p>
      <!--NEWS-->
      <text:h text:style-name="P10" text:outline-level="1">
<text:span text:style-name="T4">
Ukrainian defenders do not allow the enemy to gain control of the supply routes to Bakhmut - Sergey Cherevaty</text:span>
</text:h>
      <text:p text:style-name="P4">
Author: ['Олексій Тригуб']</text:p>
      <text:p text:style-name="P4">
Time: 2023-04-25T69:00:00-04:00</text:p>
      <text:p text:style-name="P4">
Description: The direct efiri telemarafon “єdini novel” is the rhinchik of the SCIDARY UGRAPOSKAK ZBROYN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e08cf257-8475-41c5-9d72-6ced5f2a914e-1.jpg" text:style-name="Internet_20_link" text:visited-style-name="Visited_20_Internet_20_Link">
e08cf257-8475-41c5-9d72-6ced5f2a914e-1.jpg</text:a>
']</text:p>
      <text:p text:style-name="P4">
Tags: ['СЕРГІЙ ЧЕРЕВАТИЙ']</text:p>
      <text:p text:style-name="P4">
Category: News</text:p>
      <!--METADATA-->
      <text:p text:style-name="P4">
<draw:frame draw:style-name="fr1" draw:name="Image297" text:anchor-type="as-char" svg:width="6.9236in" svg:height="4.396486in" draw:z-index="0">
<draw:image xlink:href="../Images/AРМІЯINFORM/2023-04-25T69-00-00-04-00/e08cf257-8475-41c5-9d72-6ced5f2a914e-1.jpg" xlink:type="simple" xlink:show="embed" xlink:actuate="onLoad" draw:mime-type="image/jpeg"/>
</draw:frame>
Live broadcast <text:a xlink:type="simple" xlink:href="https://www.youtube.com/watch" text:style-name="Internet_20_link" text:visited-style-name="Visited_20_Internet_20_Link">
TEMACHORFON</text:a>
The "only news" of the spokesman of the Eastern Group of the Armed Forces of Ukraine Sergey Cherevaty noted that the enemy seeks to obtain a fire controlde through the ways of delivery in Bakhmut, but Ukrainian defenders do not give him such possible possibleness.</text:p>
      <ul>
        <li>
The work of our artillerymen, who constantly conduct a counter -backer, and do not allow the enemy to concentrate constant blows in the ways of communication, is invaluable, "he says. - Also, our engineers, military scientists, through which we have several ways of communication, scouts of symbols -specific operations - all make every effort to make the fortress of Bakhmotsta, and that we can deliver, albeit difficulty, ammunition, ammunition, proviator, ammunition. In the city of Bakhmut, and also take our wounds from there.</li>
      </ul>
      <text:p text:style-name="P4">
News Source: <text:a xlink:type="simple" xlink:href="https://armyinform.com.ua/2023/04/25/ukrayinski-zahysnyky-ne-dayut-vorogu-zdobuty-kontrol-nad-shlyahamy-postachannya-v-bahmut-sergij-cherevatyj/" text:style-name="Internet_20_link" text:visited-style-name="Visited_20_Internet_20_Link">
https://armyinform.com.ua/2023/04/25/ukrayinski-zahysnyky-ne-dayut-vorogu-zdobuty-kontrol-nad-shlyahamy-postachannya-v-bahmut-sergij-cherevatyj/</text:a>
</text:p>
      <!--NEWS-->
      <text:h text:style-name="P10" text:outline-level="1">
<text:span text:style-name="T4">
No one in the world has the right to destroy the peace and life of people - Volodymyr Zelenskyy</text:span>
</text:h>
      <text:p text:style-name="P4">
Author: ['АРМІЯINFORM']</text:p>
      <text:p text:style-name="P4">
Time: 2023-04-25T70:00:00-04:00</text:p>
      <text:p text:style-name="P4">
Description: President of Ukraine Volodymyr Zelensky Vyzha, nikhto has no Ruinwati right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photo_5350481249187251461_y.jpg" text:style-name="Internet_20_link" text:visited-style-name="Visited_20_Internet_20_Link">
photo_5350481249187251461_y.jpg</text:a>
', '<text:a xlink:type="simple" xlink:href="https://armyinform.com.ua/wp-content/uploads/2023/04/photo_5350481249187251458_y-150x150.jpg" text:style-name="Internet_20_link" text:visited-style-name="Visited_20_Internet_20_Link">
photo_5350481249187251458_y-150x150.jpg</text:a>
', '<text:a xlink:type="simple" xlink:href="https://armyinform.com.ua/wp-content/uploads/2023/04/photo_5350481249187251462_y-150x150.jpg" text:style-name="Internet_20_link" text:visited-style-name="Visited_20_Internet_20_Link">
photo_5350481249187251462_y-150x150.jpg</text:a>
', '<text:a xlink:type="simple" xlink:href="https://armyinform.com.ua/wp-content/uploads/2023/04/photo_5350481249187251460_y-150x150.jpg" text:style-name="Internet_20_link" text:visited-style-name="Visited_20_Internet_20_Link">
photo_5350481249187251460_y-150x150.jpg</text:a>
', '<text:a xlink:type="simple" xlink:href="https://armyinform.com.ua/wp-content/uploads/2023/04/photo_5350481249187251459_y-150x150.jpg" text:style-name="Internet_20_link" text:visited-style-name="Visited_20_Internet_20_Link">
photo_5350481249187251459_y-150x150.jpg</text:a>
']</text:p>
      <text:p text:style-name="P4">
Tags: ['ВОЛОДИМИР ЗЕЛЕНСЬКИЙ', 'РОСІЙСЬКО-УКРАЇНСЬКА ВІЙНА']</text:p>
      <text:p text:style-name="P4">
Category: News</text:p>
      <!--METADATA-->
      <text:p text:style-name="P4">
<draw:frame draw:style-name="fr1" draw:name="Image298" text:anchor-type="as-char" svg:width="6.9236in" svg:height="4.622144in" draw:z-index="0">
<draw:image xlink:href="../Images/AРМІЯINFORM/2023-04-25T70-00-00-04-00/photo_5350481249187251461_y.jpg" xlink:type="simple" xlink:show="embed" xlink:actuate="onLoad" draw:mime-type="image/jpeg"/>
</draw:frame>
Illustrative photo</text:p>
      <text:p text:style-name="P4">
President of Ukraine Volodymyr Zelenskyy believes that no one in the world has to law and stand higher than people's lives.</text:p>
      <text:p text:style-name="P4">
About this <text:a xlink:type="simple" xlink:href="https://t.me/V_Zelenskiy_official/5998" text:style-name="Internet_20_link" text:visited-style-name="Visited_20_Internet_20_Link">
it is referred</text:a>
In his telegram channel.</text:p>
      <text:p text:style-name="P4">
“No one in the world has the right to stand higher than human life. No one in the world has the right to destroy peace. No one in the world should be "flat" than international right, "he wrote.</text:p>
      <text:p text:style-name="P4">
<text:a xlink:type="simple" xlink:href="https://armyinform.com.ua/wp-content/uploads/2023/04/photo_5350481249187251458_y.jpg" text:style-name="Internet_20_link" text:visited-style-name="Visited_20_Internet_20_Link">
!(Images/AРМІЯINFORM/2023-04-25T70-00-00-04-00/photo_5350481249187251458_y-150x150.jpg)</text:a>
</text:p>
      <text:p text:style-name="P4">
<text:a xlink:type="simple" xlink:href="https://armyinform.com.ua/wp-content/uploads/2023/04/photo_5350481249187251462_y.jpg" text:style-name="Internet_20_link" text:visited-style-name="Visited_20_Internet_20_Link">
<draw:frame draw:style-name="fr1" draw:name="Image299" text:anchor-type="as-char" svg:width="6.9236in" svg:height="6.9236in" draw:z-index="0">
<draw:image xlink:href="../Images/AРМІЯINFORM/2023-04-25T70-00-00-04-00/photo_5350481249187251462_y-150x150.jpg" xlink:type="simple" xlink:show="embed" xlink:actuate="onLoad" draw:mime-type="image/jpeg"/>
</draw:frame>
</text:a>
</text:p>
      <text:p text:style-name="P4">
<text:a xlink:type="simple" xlink:href="https://armyinform.com.ua/wp-content/uploads/2023/04/photo_5350481249187251460_y.jpg" text:style-name="Internet_20_link" text:visited-style-name="Visited_20_Internet_20_Link">
<draw:frame draw:style-name="fr1" draw:name="Image300" text:anchor-type="as-char" svg:width="6.9236in" svg:height="6.9236in" draw:z-index="0">
<draw:image xlink:href="../Images/AРМІЯINFORM/2023-04-25T70-00-00-04-00/photo_5350481249187251460_y-150x150.jpg" xlink:type="simple" xlink:show="embed" xlink:actuate="onLoad" draw:mime-type="image/jpeg"/>
</draw:frame>
</text:a>
</text:p>
      <text:p text:style-name="P4">
<text:a xlink:type="simple" xlink:href="https://armyinform.com.ua/wp-content/uploads/2023/04/photo_5350481249187251459_y.jpg" text:style-name="Internet_20_link" text:visited-style-name="Visited_20_Internet_20_Link">
<draw:frame draw:style-name="fr1" draw:name="Image301" text:anchor-type="as-char" svg:width="6.9236in" svg:height="6.9236in" draw:z-index="0">
<draw:image xlink:href="../Images/AРМІЯINFORM/2023-04-25T70-00-00-04-00/photo_5350481249187251459_y-150x150.jpg" xlink:type="simple" xlink:show="embed" xlink:actuate="onLoad" draw:mime-type="image/jpeg"/>
</draw:frame>
</text:a>
</text:p>
      <text:p text:style-name="P4">
News Source: <text:a xlink:type="simple" xlink:href="https://armyinform.com.ua/2023/04/25/nihto-u-sviti-ne-maye-prava-rujnuvaty-myr-ta-zhyttya-lyudej-volodymyr-zelenskyj/" text:style-name="Internet_20_link" text:visited-style-name="Visited_20_Internet_20_Link">
https://armyinform.com.ua/2023/04/25/nihto-u-sviti-ne-maye-prava-rujnuvaty-myr-ta-zhyttya-lyudej-volodymyr-zelenskyj/</text:a>
</text:p>
      <!--NEWS-->
      <text:h text:style-name="P10" text:outline-level="1">
<text:span text:style-name="T4">
The price of each brick in Bakhmut for the enemy is enormous - Sergey Cherevaty</text:span>
</text:h>
      <text:p text:style-name="P4">
Author: ['Олексій Тригуб']</text:p>
      <text:p text:style-name="P4">
Time: 2023-04-25T71:00:00-04:00</text:p>
      <text:p text:style-name="P4">
Description: Chi snakes the tactics of the Vorog on the Bakhmutsky straightening of the I - the enemy tactics ... the war with Ukraine 2022, the war with Ukraine is the latest news today, the News War with Ukraine 2022 is the last for today, will there be a war between Ukraine and Russia and when the war with Ukraine will b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bahmut-5.jpg" text:style-name="Internet_20_link" text:visited-style-name="Visited_20_Internet_20_Link">
bahmut-5.jpg</text:a>
']</text:p>
      <text:p text:style-name="P4">
Tags: ['СЕРГІЙ ЧЕРЕВАТИЙ']</text:p>
      <text:p text:style-name="P4">
Category: News</text:p>
      <!--METADATA-->
      <text:p text:style-name="P4">
<draw:frame draw:style-name="fr1" draw:name="Image302" text:anchor-type="as-char" svg:width="6.9236in" svg:height="4.32725in" draw:z-index="0">
<draw:image xlink:href="../Images/AРМІЯINFORM/2023-04-25T71-00-00-04-00/bahmut-5.jpg" xlink:type="simple" xlink:show="embed" xlink:actuate="onLoad" draw:mime-type="image/jpeg"/>
</draw:frame>
Illustrative photo</text:p>
      <text:p text:style-name="P4">
Has the tactics of the enemy in the Bakhmut direction changed and - whether the opponent of the tactics of the so -called meat shafts continues, live <text:a xlink:type="simple" xlink:href="https://www.youtube.com/watch" text:style-name="Internet_20_link" text:visited-style-name="Visited_20_Internet_20_Link">
Telelorphone</text:a>
The only news was told by a spokesman for the Eastern Group of the Armed Forces of Ukraine Colonel Sergiy Cherevaty.</text:p>
      <ul>
        <li>
Due to the fact that today the fighting is actually completely state -owned, they use small groups tactics, trying to move around the city, - says Sergey Cherevaty. - But the price of every cephalons in Bakhmut for them is simply enormous, because our defense forces are powerful on them by means of artillery lesions and in nearby, using small arms, grenades, grenade launchers. Therefore, the ratio of losses is not very useful in favor of the enemy.</li>
      </ul>
      <text:p text:style-name="P4">
News Source: <text:a xlink:type="simple" xlink:href="https://armyinform.com.ua/2023/04/25/czina-kozhnoyi-czeglyny-u-bahmuti-dlya-voroga-kolosalna-sergij-cherevatyj/" text:style-name="Internet_20_link" text:visited-style-name="Visited_20_Internet_20_Link">
https://armyinform.com.ua/2023/04/25/czina-kozhnoyi-czeglyny-u-bahmuti-dlya-voroga-kolosalna-sergij-cherevatyj/</text:a>
</text:p>
      <!--NEWS-->
      <text:h text:style-name="P10" text:outline-level="1">
<text:span text:style-name="T4">
The Chairman of the Verkhovna Rada is foreign colleagues: it is important to create a special journey about Russian crimes</text:span>
</text:h>
      <text:p text:style-name="P4">
Author: ['АРМІЯINFORM']</text:p>
      <text:p text:style-name="P4">
Time: 2023-04-25T72:00:00-04:00</text:p>
      <text:p text:style-name="P4">
Description: For Ukrainian, the Panita is the pantyan of justice, Zokrem, the fraud of the special tribunal ... War with Ukraine 2022, the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77cb0c42-8e19-4ece-9ba6-b0c9c4471d89.jpg" text:style-name="Internet_20_link" text:visited-style-name="Visited_20_Internet_20_Link">
77cb0c42-8e19-4ece-9ba6-b0c9c4471d89.jpg</text:a>
']</text:p>
      <text:p text:style-name="P4">
Tags: ['STOPRUSSIA', 'АГРЕСІЯ РФ', 'ВЕРХОВНА РАДА УКРАЇНИ', 'КОНФЕРЕНЦІЯ ГОЛІВ ПАРЛАМЕНТІВ КРАЇН ЄВРОСОЮЗУ', 'РУСЛАН СТЕФАНЧУК', 'СПЕЦТРИБУНАЛ ПРОТИ РФ']</text:p>
      <text:p text:style-name="P4">
Category: News</text:p>
      <!--METADATA-->
      <text:p text:style-name="P4">
<draw:frame draw:style-name="fr1" draw:name="Image303" text:anchor-type="as-char" svg:width="6.9236in" svg:height="3.894525in" draw:z-index="0">
<draw:image xlink:href="../Images/AРМІЯINFORM/2023-04-25T72-00-00-04-00/77cb0c42-8e19-4ece-9ba6-b0c9c4471d89.jpg" xlink:type="simple" xlink:show="embed" xlink:actuate="onLoad" draw:mime-type="image/jpeg"/>
</draw:frame>
For Ukraine, the issue of justice is an important issue, in particular, the creation of a special tribunal regarding the crime of aggression, which is the first crime that has given rise to all other persons that Russia commits in Ukraine.</text:p>
      <text:p text:style-name="P4">
This was during the work of the Conference of Parliaments of the EU parliaments in Prague <text:a xlink:type="simple" xlink:href="https://www.rada.gov.ua/news/Top-novyna/235687.html" text:style-name="Internet_20_link" text:visited-style-name="Visited_20_Internet_20_Link">
reported</text:a>
Ruslan Stefanchuk Ruslan Stefanchuk.</text:p>
      <text:p text:style-name="P4">
He invited the Chairman of the House of Parliament of the Italian Republic to visit Ukraine to see with his own eyes the results of Russian aggression. Also, Ruslan Stefanchuk invited Italy to support the formula of peace of President of Vladimir Zelensky.</text:p>
      <text:p text:style-name="P4">
During a conversation with the Ricksdag speaker of the Kingdom, Sweden Andreas Norlenomuslan Stefanchuk expressed his gratitude to Sweden for his help: military, humanitarian financial.</text:p>
      <text:p text:style-name="P4">
The Chairman of the Verkhovna Rada of Ukraine appealed to the speaker of the Ricksdag of the Kingdom of Sweden to identify the Holodomor of 1932-1933 by the genocide of the Ukrainian people, because for Ukraine it is important to restore historical justice.</text:p>
      <text:p text:style-name="P4">
During a meeting with the chairman of the Seimas of the Latvian Republic, Edwards SmiltenSolov of the Verkhovna Rada of Ukraine expressed gratitude for all the assistance provided, including military and financial. He also emphasized the importance of Ukraine's path to the European Union and NATO, thanking Latvia for support.</text:p>
      <text:p text:style-name="P4">
"Ukraine has fulfilled all the recommendations and is ready to start negotiations of the EU renowned membership," Ruslan Stefanchuk emphasized during the meeting with the lords of the House of Representatives of the General States of the Kingdom of the Netherlands Verabergm and the President of the Senate General of the Netherlands.</text:p>
      <text:p text:style-name="P4">
“A full -fledged peace will come not only after victory on the battlefield, but also in all international judicial institutions. Ukraine requires a complete victory by the superstressor, ”the Speaker of the Parliament of Ukraine emphasized.</text:p>
      <text:p text:style-name="P4">
News Source: <text:a xlink:type="simple" xlink:href="https://armyinform.com.ua/2023/04/25/golova-verhovnoyi-rady-inozemnym-kolegam-dlya-ukrayiny-ye-vazhlyvym-stvorennya-specztrybunalu-shhodo-zlochyniv-rf/" text:style-name="Internet_20_link" text:visited-style-name="Visited_20_Internet_20_Link">
https://armyinform.com.ua/2023/04/25/golova-verhovnoyi-rady-inozemnym-kolegam-dlya-ukrayiny-ye-vazhlyvym-stvorennya-specztrybunalu-shhodo-zlochyniv-rf/</text:a>
</text:p>
      <!--NEWS-->
      <text:h text:style-name="P10" text:outline-level="1">
<text:span text:style-name="T4">
The army of the Russian Federation again fired at the border of Sumy region and Chernihiv region from mortars</text:span>
</text:h>
      <text:p text:style-name="P4">
Author: ['АРМІЯINFORM']</text:p>
      <text:p text:style-name="P4">
Time: 2023-04-25T73:00:00-04:00</text:p>
      <text:p text:style-name="P4">
Description: Syogodnі Rosіyski Vіsykka Dvichi fired a prinnage of Summonkoye Tu Chernigiv ... War with Ukraine 2022, War with Ukraine Latest News today, News War with Ukraine 2022 Last for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censornet_news_704.webp" text:style-name="Internet_20_link" text:visited-style-name="Visited_20_Internet_20_Link">
censornet_news_704.webp</text:a>
']</text:p>
      <text:p text:style-name="P4">
Tags: ['STOPRUSSIA', 'ОК «ПІВНІЧ»']</text:p>
      <text:p text:style-name="P4">
Category: News</text:p>
      <!--METADATA-->
      <text:p text:style-name="P4">
<draw:frame draw:style-name="fr1" draw:name="Image304" text:anchor-type="as-char" svg:width="6.9236in" svg:height="4.32725in" draw:z-index="0">
<draw:image xlink:href="../ConvertedIMGs/AРМІЯINFORM/2023-04-25T73-00-00-04-00/censornet_news_704.png" xlink:type="simple" xlink:show="embed" xlink:actuate="onLoad" draw:mime-type="image/png"/>
</draw:frame>
Today, Russian troops fired at the border of Sumy and Chernihiv regions from mortars.</text:p>
      <text:p text:style-name="P4">
About it <text:a xlink:type="simple" xlink:href="https://t.me/ok_pivnich1/2037" text:style-name="Internet_20_link" text:visited-style-name="Visited_20_Internet_20_Link">
reports</text:a>
Operational Command "North".</text:p>
      <text:p text:style-name="P4">
«<text:span text:style-name="T4">
 From 10:30 to 10: 45 </text:span>
 four parishes have been recorded, probably with a mortar 120 mm, in the area of the settlement Korrenok.</text:p>
      <text:p text:style-name="P4">
<text:span text:style-name="T4">
 From 11:00 to 11: 10 </text:span>
 three parishes have been recorded, probably from a mortar 120 mm, in the Korrenok settlement.</text:p>
      <text:p text:style-name="P4">
<text:span text:style-name="T4">
 From 10:15 to 10: 51 </text:span>
 five parishes were recorded, probably from a mortar 120 mm, in the village of Leonivka, ”the post reads.</text:p>
      <text:p text:style-name="P4">
It is noted that information was not received about losses among the local population or damage to civil infrastructure.</text:p>
      <text:p text:style-name="P4">
News Source: <text:a xlink:type="simple" xlink:href="https://armyinform.com.ua/2023/04/25/armiya-rf-vchergove-obstrilyala-prykordonnya-sumshhyny-ta-chernigivshhyny-z-minometiv/" text:style-name="Internet_20_link" text:visited-style-name="Visited_20_Internet_20_Link">
https://armyinform.com.ua/2023/04/25/armiya-rf-vchergove-obstrilyala-prykordonnya-sumshhyny-ta-chernigivshhyny-z-minometiv/</text:a>
</text:p>
      <!--NEWS-->
      <text:h text:style-name="P10" text:outline-level="1">
<text:span text:style-name="T4">
It is not necessary to guess when the counter -offensive of Ukraine - you need to do everything for its victory - the Foreign Minister of Lithuania</text:span>
</text:h>
      <text:p text:style-name="P4">
Author: ['АРМІЯINFORM']</text:p>
      <text:p text:style-name="P4">
Time: 2023-04-25T74:00:00-04:00</text:p>
      <text:p text:style-name="P4">
Description: Not Varto Rosidumuvati about the counterattack of Ukraine - Zahіd May, take the zobov’s owns ... The war with Ukraine 2022, the war with Ukraine is th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counteroffensive.jpg" text:style-name="Internet_20_link" text:visited-style-name="Visited_20_Internet_20_Link">
counteroffensive.jpg</text:a>
']</text:p>
      <text:p text:style-name="P4">
Tags: ['ГАБРІЕЛЮС ЛАНДСБЕРГІС', 'ГЛАВА МЗС ЛИТВИ', 'СВІТ ПІДТРИМУЄ УКРАЇНУ']</text:p>
      <text:p text:style-name="P4">
Category: News</text:p>
      <!--METADATA-->
      <text:p text:style-name="P4">
<draw:frame draw:style-name="fr1" draw:name="Image305" text:anchor-type="as-char" svg:width="6.9236in" svg:height="3.894525in" draw:z-index="0">
<draw:image xlink:href="../Images/AРМІЯINFORM/2023-04-25T74-00-00-04-00/counteroffensive.jpg" xlink:type="simple" xlink:show="embed" xlink:actuate="onLoad" draw:mime-type="image/jpeg"/>
</draw:frame>
Illustrative photo</text:p>
      <text:p text:style-name="P4">
It is not necessary to think about the counter -offensive of Ukraine - the event should take the duty to help Ukraine win Russia.</text:p>
      <text:p text:style-name="P4">
About it <text:a xlink:type="simple" xlink:href="https://www.urm.lt/default/lt/naujienos/g-landsbergis-nereikia-spelioti-kada-bus-ar-nebus-ukrainos-kontrpuolimas-viskas-ka-turime-dabar-padaryti-isipareigoti-ukrainos-pergalei-ir-jos-siekti" text:style-name="Internet_20_link" text:visited-style-name="Visited_20_Internet_20_Link">
stated</text:a>
Lithuanian Minister of Law Gabrielus Landsbergis.</text:p>
      <text:p text:style-name="P4">
"There is no need to guess when Ukraine will happen or not happen. As a thing that we have to do now, it is commitment to and strive for Ukraine," Gabrielus Landsbergis said.</text:p>
      <text:p text:style-name="P4">
We will remind, Deputy Minister of Defense of Ukraine Anna Malyar <text:a xlink:type="simple" xlink:href="https://armyinform.com.ua/2023/04/19/my-ne-mayemo-prava-obgovoryuvaty-v-publichnomu-prostori-plany-zbrojnyh-syl-ukrayiny-ganna-malyar/" text:style-name="Internet_20_link" text:visited-style-name="Visited_20_Internet_20_Link">
emphasized</text:a>
that in the conditions of war, information about counter -offensive is classified, and the plans of the Armed Forces in the public space are prohibited.</text:p>
      <text:p text:style-name="P4">
News Source: <text:a xlink:type="simple" xlink:href="https://armyinform.com.ua/2023/04/25/ne-varto-gadaty-koly-vidbudetsya-kontrnastup-ukrayiny-potribno-robyty-use-dlya-yiyi-peremogy-glava-mzs-lytvy/" text:style-name="Internet_20_link" text:visited-style-name="Visited_20_Internet_20_Link">
https://armyinform.com.ua/2023/04/25/ne-varto-gadaty-koly-vidbudetsya-kontrnastup-ukrayiny-potribno-robyty-use-dlya-yiyi-peremogy-glava-mzs-lytvy/</text:a>
</text:p>
      <!--NEWS-->
      <text:h text:style-name="P10" text:outline-level="1">
<text:span text:style-name="T4">
Sergey Naev: The most effective motivator for defenders of Ukraine is the destruction of the enemy</text:span>
</text:h>
      <text:p text:style-name="P4">
Author: ['АРМІЯINFORM']</text:p>
      <text:p text:style-name="P4">
Time: 2023-04-25T75:00:00-04:00</text:p>
      <text:p text:style-name="P4">
Description: The newly huts for Zakhisnikov Ukrainian Bulo, є і і ryshchensh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43051649_621577653349255_7542997026477779891_n.jpg" text:style-name="Internet_20_link" text:visited-style-name="Visited_20_Internet_20_Link">
343051649_621577653349255_7542997026477779891_n.jpg</text:a>
']</text:p>
      <text:p text:style-name="P4">
Tags: ['КОМАНДУВАЧ ОБ’ЄДНАНИХ СИЛ ЗС УКРАЇНИ', 'СЕРГІЙ НАЄВ']</text:p>
      <text:p text:style-name="P4">
Category: News</text:p>
      <!--METADATA-->
      <text:p text:style-name="P4">
<draw:frame draw:style-name="fr1" draw:name="Image306" text:anchor-type="as-char" svg:width="6.9236in" svg:height="4.933065in" draw:z-index="0">
<draw:image xlink:href="../Images/AРМІЯINFORM/2023-04-25T75-00-00-04-00/343051649_621577653349255_7542997026477779891_n.jpg" xlink:type="simple" xlink:show="embed" xlink:actuate="onLoad" draw:mime-type="image/jpeg"/>
</draw:frame>
The largest and most effective motivator for the defenders of Ukraine was the building of the enemy, because the protection of his homeland, his relatives, victory over the superfluous is the greatest desire for today.</text:p>
      <text:p text:style-name="P4">
About it <text:a xlink:type="simple" xlink:href="https%3A%2F%2Fwww.facebook.com%2FJointForcesCommandAFU%2Fposts%2Fpfbid0kUUTeQcF1t4xEVgfPLJR9pi7RyzHCtEJnqMbAcZvBzxJAeaL6cdguAD2ayqW6XPal&amp;show_text=true&amp;width=500" text:style-name="Internet_20_link" text:visited-style-name="Visited_20_Internet_20_Link">
reported</text:a>
Commander of the Joint Forces of the Armed Forces of Ukraine Lieutenant General Sergey Naev, talking about the morale and motivation of our soldiers.</text:p>
      <text:p text:style-name="P4">
“Almost for everyone who took their arms and stood in defense of their homeland, their relatives, victory over the enemy is the greatest desire for today. Each serviceman knows that behind his back - his family, which needs to be protected, ”the message reads.</text:p>
      <text:p text:style-name="P4">
According to him, military personnel are convinced that the constant development and transmission of experience is a new reality and critical need for today.</text:p>
      <text:p text:style-name="P4">
"There are fewer mistakes - more saved lives, and to not allow them, they train hard," - said Sergei Naev.</text:p>
      <text:p text:style-name="P4">
The commander said that additional stress loads help to work with the fighters stability on the battlefield. Military skills are strengthened by pain and daily wins. In daily training increases the strength of the spirit, the will of the will and the character becomes hardened. There are no printing tasks. There is a goal to be achieved with the least moral and physical loss. It is the result of long -term training, during which knowledge, skills and skills are reflected.</text:p>
      <text:p text:style-name="P4">
“But first of all, undoubtedly, it is necessary to live Ukraine, to work for Ukraine and to be with Ukraine in the heart. And all who defend Ukraine today are just that way. A powerful incentive to continue the struggle is the desire of will and the desire to release the Ukrainian land from the barbarians and the arms that wanted to build in our homes, ”he said.</text:p>
      <text:p text:style-name="P4">
News Source: <text:a xlink:type="simple" xlink:href="https://armyinform.com.ua/2023/04/25/sergij-nayev-najdiyevishyj-motyvator-dlya-zahysnykiv-ukrayiny-znyshhennya-voroga/" text:style-name="Internet_20_link" text:visited-style-name="Visited_20_Internet_20_Link">
https://armyinform.com.ua/2023/04/25/sergij-nayev-najdiyevishyj-motyvator-dlya-zahysnykiv-ukrayiny-znyshhennya-voroga/</text:a>
</text:p>
      <!--NEWS-->
      <text:h text:style-name="P10" text:outline-level="1">
<text:span text:style-name="T4">
Alexei Dmitrashkivsky told about changes in the tactics of the enemy in the Tavriysk direction</text:span>
</text:h>
      <text:p text:style-name="P4">
Author: ['Олексій Тригуб']</text:p>
      <text:p text:style-name="P4">
Time: 2023-04-25T76:00:00-04:00</text:p>
      <text:p text:style-name="P4">
Description: The direct Efirphon “єini News” has the chief of the defense forces of the defense forces of the defense forces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dmytrashkivskyj.jpg" text:style-name="Internet_20_link" text:visited-style-name="Visited_20_Internet_20_Link">
dmytrashkivskyj.jpg</text:a>
']</text:p>
      <text:p text:style-name="P4">
Tags: ['БПЛА', 'ВУГЛЕДАР', 'ЄДИНІ НОВИНИ', 'ОЛЕКСІЙ ДМИТРАШКІВСЬКИЙ', 'ТАВРІЙСЬКИЙ НАПРЯМОК']</text:p>
      <text:p text:style-name="P4">
Category: News</text:p>
      <!--METADATA-->
      <text:p text:style-name="P4">
<draw:frame draw:style-name="fr1" draw:name="Image307" text:anchor-type="as-char" svg:width="6.9236in" svg:height="3.940682in" draw:z-index="0">
<draw:image xlink:href="../Images/AРМІЯINFORM/2023-04-25T76-00-00-04-00/dmytrashkivskyj.jpg" xlink:type="simple" xlink:show="embed" xlink:actuate="onLoad" draw:mime-type="image/jpeg"/>
</draw:frame>
Alexei Dmitrashkivsky. Illustrative photo</text:p>
      <text:p text:style-name="P4">
Live broadcast <text:a xlink:type="simple" xlink:href="https://www.youtube.com/watch" text:style-name="Internet_20_link" text:visited-style-name="Visited_20_Internet_20_Link">
TEMACHORFON</text:a>
The only news is the head of the united Press Center of Defense forces of Tavriysky, Colonel Alexei Dmitryashkivsky noted that the enemy began to start his artillery component again.</text:p>
      <ul>
        <li>
The enemy firets our positions with almost the same intensity as Tsybul in February, - says the officer. - In yesterday and today, the enemy has almost 500 each position from different artillery systems.</li>
      </ul>
      <text:p text:style-name="P4">
Alexei Dmitrashkivsky told about the assault actions, the enemy 22 times healed the positions of our troops. It happened in the Marinka area, which the enemy was not at attempts to capture to block Avdiivka.</text:p>
      <text:p text:style-name="P4">
Also, the head of the united Press Center of Defense Forces of Tavriyskaya direction was that yesterday the enemy changed his tactics. So, trying to show the advantage in the air, the enemy increased the number of aviation strikes, and moving to the tactics of group air strikes. That is, two aircraft released Ukrainian air defense, and the third struck.</text:p>
      <text:p text:style-name="P4">
Due to the improvement of weather conditions, the enemy doubled the number of use of unmanned aerial vehicles yesterday. First of all, the vows are said.</text:p>
      <text:p text:style-name="P4">
-Also yesterday there was a change in the use of the enemy Dronov-Kamikadze,-continues Alexei Dmitrashkivsky. - Yesterday afternoon, they first consided the Shahledi, which were well knocked down, but after the "Shahmed" appeared "lancets". This was also the purpose of identifying our points of antipyretic defense.</text:p>
      <text:p text:style-name="P4">
The officer also told about the deterioration of the moral and psychological state of the avalanche, and the news in the Tavriya direction. Yes, he noted that in the recent information about the arrival in the area of Avdiivka of the new tanking unit of the occupying army, it has not shown itself at all, and for the attacks of our positions the enemy uses the fourth day in a row exclusively infantry. Oleksiy Dmitrashkivsky may assume, this is due to the fact that the opponent is not so much selected to use this technique as to demonstrate the effect of its precision.</text:p>
      <text:p text:style-name="P4">
And in the carbon direction, as the head of the united press center told, a broken enemy of the 155th Brigade of Marine Corps appeared again. However, it is unlikely that it could fully restore the combat capability in such compisormins.</text:p>
      <text:p text:style-name="P4">
News Source: <text:a xlink:type="simple" xlink:href="https://armyinform.com.ua/2023/04/25/oleksij-dmytrashkivskyj-rozpoviv-pro-zminy-taktyky-voroga-na-tavrijskomu-napryamku/" text:style-name="Internet_20_link" text:visited-style-name="Visited_20_Internet_20_Link">
https://armyinform.com.ua/2023/04/25/oleksij-dmytrashkivskyj-rozpoviv-pro-zminy-taktyky-voroga-na-tavrijskomu-napryamku/</text:a>
</text:p>
      <!--NEWS-->
      <text:h text:style-name="P10" text:outline-level="1">
<text:span text:style-name="T4">
More than 17,000 crimes against National Security have documented the Office of Prosecutor General</text:span>
</text:h>
      <text:p text:style-name="P4">
Author: ['АРМІЯINFORM']</text:p>
      <text:p text:style-name="P4">
Time: 2023-04-25T77: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warcrime-25042023ua.jpg" text:style-name="Internet_20_link" text:visited-style-name="Visited_20_Internet_20_Link">
warcrime-25042023ua.jpg</text:a>
', '<text:a xlink:type="simple" xlink:href="https://armyinform.com.ua/wp-content/uploads/2023/04/warcrime-25042023en.jpg" text:style-name="Internet_20_link" text:visited-style-name="Visited_20_Internet_20_Link">
warcrime-25042023en.jpg</text:a>
']</text:p>
      <text:p text:style-name="P4">
Tags: ['ВОЄННІ ЗЛОЧИНИ РФ', 'ОФІС ГЕНПРОКУРОРА УКРАЇНИ']</text:p>
      <text:p text:style-name="P4">
Category: News</text:p>
      <!--METADATA-->
      <text:p text:style-name="P4">
<draw:frame draw:style-name="fr1" draw:name="Image308" text:anchor-type="as-char" svg:width="6.9236in" svg:height="4.448413in" draw:z-index="0">
<draw:image xlink:href="../Images/AРМІЯINFORM/2023-04-25T77-00-00-04-00/warcrime-2504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April 25 </text:span>
 Registered:</text:p>
      <ul>
        <li>
82 487 Military Crimes, * 17 071 Crime against National Security of Ukraine.</li>
      </ul>
      <text:p text:style-name="P4">
In addition, according to juvenile prosecutors, <text:span text:style-name="T4">
 1419 children were injured </text:span>
 due to aggression of the Russian Federation, including:</text:p>
      <ul>
        <li>
470 - children were killed, * 949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309" text:anchor-type="as-char" svg:width="6.9236in" svg:height="4.448413in" draw:z-index="0">
<draw:image xlink:href="../Images/AРМІЯINFORM/2023-04-25T77-00-00-04-00/warcrime-25042023en.jpg" xlink:type="simple" xlink:show="embed" xlink:actuate="onLoad" draw:mime-type="image/jpeg"/>
</draw:frame>
</text:p>
      <text:p text:style-name="P4">
News Source: <text:a xlink:type="simple" xlink:href="https://armyinform.com.ua/2023/04/25/ponad-17-tysyach-zlochyniv-proty-naczbezpeky-ukrayiny-zadokumentuvav-ofis-genprokurora/" text:style-name="Internet_20_link" text:visited-style-name="Visited_20_Internet_20_Link">
https://armyinform.com.ua/2023/04/25/ponad-17-tysyach-zlochyniv-proty-naczbezpeky-ukrayiny-zadokumentuvav-ofis-genprokurora/</text:a>
</text:p>
      <!--NEWS-->
      <text:h text:style-name="P10" text:outline-level="1">
<text:span text:style-name="T4">
Representatives of the Armed Forces of Ukraine won five medals at the European Athletics Championships</text:span>
</text:h>
      <text:p text:style-name="P4">
Author: ['АРМІЯINFORM']</text:p>
      <text:p text:style-name="P4">
Time: 2023-04-25T78:00:00-04:00</text:p>
      <text:p text:style-name="P4">
Description: At the champions of an athletics, Yakiya Vidnovy in єrevani (Virmenia), represented ... War with Ukraine 2022, War with Ukraine Latest News today, News War with Ukraine 2022 Last for Ukraine, there will be a war between Ukraine and Russia and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340249990_210943508332678_6786888924302587599_n.jpg" text:style-name="Internet_20_link" text:visited-style-name="Visited_20_Internet_20_Link">
340249990_210943508332678_6786888924302587599_n.jpg</text:a>
', '<text:a xlink:type="simple" xlink:href="https://armyinform.com.ua/wp-content/uploads/2023/04/340136436_2487326908085386_2135364626655877396_n.jpg" text:style-name="Internet_20_link" text:visited-style-name="Visited_20_Internet_20_Link">
340136436_2487326908085386_2135364626655877396_n.jpg</text:a>
']</text:p>
      <text:p text:style-name="P4">
Tags: []</text:p>
      <text:p text:style-name="P4">
Category: News</text:p>
      <!--METADATA-->
      <text:p text:style-name="P4">
<draw:frame draw:style-name="fr1" draw:name="Image310" text:anchor-type="as-char" svg:width="6.9236in" svg:height="4.61393in" draw:z-index="0">
<draw:image xlink:href="../Images/AРМІЯINFORM/2023-04-25T78-00-00-04-00/340249990_210943508332678_6786888924302587599_n.jpg" xlink:type="simple" xlink:show="embed" xlink:actuate="onLoad" draw:mime-type="image/jpeg"/>
</draw:frame>
At the European Athletics Championships held in Yerevan(Armenia), representatives of the 7th Sports Club won five medals-four silver taod bronze award.</text:p>
      <text:p text:style-name="P4">
Yes, <text:span text:style-name="T4">
 Anastasia Manevskaya </text:span>
 in the weight category up to 87 kg won "silver" - in the sum of two -partes with a result of 238 kg, in the jerk - 108 kg and in the push - 130 kg.</text:p>
      <text:p text:style-name="P4">
<text:span text:style-name="T4">
 Valentina Kisil </text:span>
 in the weight category over 87 kg won silver in the jerk of 111 kg. She also won a bronze medal in the amount of double -trailing 244 kg.</text:p>
      <text:p text:style-name="P4">
<draw:frame draw:style-name="fr1" draw:name="Image311" text:anchor-type="as-char" svg:width="6.9236in" svg:height="5.902369in" draw:z-index="0">
<draw:image xlink:href="../Images/AРМІЯINFORM/2023-04-25T78-00-00-04-00/340136436_2487326908085386_2135364626655877396_n.jpg" xlink:type="simple" xlink:show="embed" xlink:actuate="onLoad" draw:mime-type="image/jpeg"/>
</draw:frame>
</text:p>
      <text:p text:style-name="P4">
News Source: <text:a xlink:type="simple" xlink:href="https://armyinform.com.ua/2023/04/25/predstavnyczi-zs-ukrayiny-zdobuly-pyat-medalej-na-chempionati-yevropy-z-vazhkoyi-atletyky/" text:style-name="Internet_20_link" text:visited-style-name="Visited_20_Internet_20_Link">
https://armyinform.com.ua/2023/04/25/predstavnyczi-zs-ukrayiny-zdobuly-pyat-medalej-na-chempionati-yevropy-z-vazhkoyi-atletyky/</text:a>
</text:p>
      <!--NEWS-->
      <text:h text:style-name="P10" text:outline-level="1">
<text:span text:style-name="T4">
Slovakia supported Ukraine with the status of a candidate for EU membership - Ruslan Stefanchuk</text:span>
</text:h>
      <text:p text:style-name="P4">
Author: ['АРМІЯINFORM']</text:p>
      <text:p text:style-name="P4">
Time: 2023-04-25T79:00:00-04:00</text:p>
      <text:p text:style-name="P4">
Description: The head of the Supreme for the sake of Ukrainian Ruslan Stefanchuk, prying the Slovachini for the Pidannnya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25042023.jpg" text:style-name="Internet_20_link" text:visited-style-name="Visited_20_Internet_20_Link">
25042023.jpg</text:a>
']</text:p>
      <text:p text:style-name="P4">
Tags: ['ПАРЛАМЕНТ', 'РУСЛАН СТЕФАНЧУК', 'СЛОВАЧЧИНА', 'УКРАЇНА-КАНДИДАТ НА ЧЛЕНСТВО В ЄС']</text:p>
      <text:p text:style-name="P4">
Category: News</text:p>
      <!--METADATA-->
      <text:p text:style-name="P4">
<draw:frame draw:style-name="fr1" draw:name="Image312" text:anchor-type="as-char" svg:width="6.9236in" svg:height="4.615733in" draw:z-index="0">
<draw:image xlink:href="../Images/AРМІЯINFORM/2023-04-25T79-00-00-04-00/25042023.jpg" xlink:type="simple" xlink:show="embed" xlink:actuate="onLoad" draw:mime-type="image/jpeg"/>
</draw:frame>
The Chairman of the Verkhovna Rada of Ukraine Ruslan Stefanchuk thanked Slovakia with the suspension of granting the status of a candidate for the EU membership to Ukraine, emphasizing that he is counting on the same strong support for further European integration of Ukraine, in particular, the beginning of negotiations on full -fledged membership.</text:p>
      <text:p text:style-name="P4">
About it <text:a xlink:type="simple" xlink:href="https://www.rada.gov.ua/news/Top-novyna/235706.html" text:style-name="Internet_20_link" text:visited-style-name="Visited_20_Internet_20_Link">
informs</text:a>
Parliament press service on the results of the meeting of the Chairman of the Verkhovna Rada of Ukraine Ruslan Stefanchuk with the chairman of the National Council of the Slovak Republic of Boriscollar.</text:p>
      <text:p text:style-name="P4">
Ruslan Stefanchuk also expressed his sincere gratitude to Slovakia for the entire military, humanitarian and political support provided to our country of the fastest days of a full -scale invasion of Russia.</text:p>
      <text:p text:style-name="P4">
During the conversation, the Chairman of the Verkhovna Rada of Ukraine also noted that another strategic purpose of Ukraine is NATO membership and the authority and support of Slovakia are important here.</text:p>
      <text:p text:style-name="P4">
The parties stopped in detail on the creation of a special about a journal for Russia for crimes in Ukraine. The head of the Ukrainian Parliament thanked the Parliamentar for adopting a resolution that supports its creation.</text:p>
      <text:p text:style-name="P4">
The chairman of the National Council of the Slovak Republic assured the Ukrainian colleague that the Parliament of Slovakia had taken a clear position, adopting resolutions the reassessment of Russia's aggression and the recognition of the Russian regime by terrorist, and the Russian Federation-the state-state-existence of terrorism.</text:p>
      <text:p text:style-name="P4">
He also stressed that the Slovak Republic is a reliable partner of Ukraine, which support us in the just war and defense of our country.</text:p>
      <text:p text:style-name="P4">
News Source: <text:a xlink:type="simple" xlink:href="https://armyinform.com.ua/2023/04/25/slovachchyna-pidtrymala-nadannya-ukrayini-statusu-kandydata-na-chlenstvo-v-yes-ruslan-stefanchuk/" text:style-name="Internet_20_link" text:visited-style-name="Visited_20_Internet_20_Link">
https://armyinform.com.ua/2023/04/25/slovachchyna-pidtrymala-nadannya-ukrayini-statusu-kandydata-na-chlenstvo-v-yes-ruslan-stefanchuk/</text:a>
</text:p>
      <!--NEWS-->
      <text:h text:style-name="P10" text:outline-level="1">
<text:span text:style-name="T4">
6 enemy associates that spread the Kremlin narratives about the war in Ukraine were detained</text:span>
</text:h>
      <text:p text:style-name="P4">
Author: ['АРМІЯINFORM']</text:p>
      <text:p text:style-name="P4">
Time: 2023-04-25T80:00:00-04:00</text:p>
      <text:p text:style-name="P4">
Description: The Service of the Bezpeki neutralized by the Rosgaluje Migregіnal, the Merosyskiye Land ... The war with Ukraine 2022, the war with Ukraine is the latest news today, the News War with Ukraine 2022 is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4/a0f2d4b6ac63e135968ae723159f73ef.jpeg" text:style-name="Internet_20_link" text:visited-style-name="Visited_20_Internet_20_Link">
a0f2d4b6ac63e135968ae723159f73ef.jpeg</text:a>
']</text:p>
      <text:p text:style-name="P4">
Tags: ['STOPRUSSIA', 'АГРЕСІЯ РФ', 'ВТОРГНЕННЯ РФ', 'СБУ']</text:p>
      <text:p text:style-name="P4">
Category: News</text:p>
      <!--METADATA-->
      <text:p text:style-name="P4">
<draw:frame draw:style-name="fr1" draw:name="Image313" text:anchor-type="as-char" svg:width="6.9236in" svg:height="4.615733in" draw:z-index="0">
<draw:image xlink:href="../Images/AРМІЯINFORM/2023-04-25T80-00-00-04-00/a0f2d4b6ac63e135968ae723159f73ef.jpeg" xlink:type="simple" xlink:show="embed" xlink:actuate="onLoad" draw:mime-type="image/jpeg"/>
</draw:frame>
The Security Service neutralized a branched interregional network of pro-Russian internet agents. It consisted of six enemy associates.</text:p>
      <text:p text:style-name="P4">
In the messengers and forbidden social networks, they spread the misinformation of the Takremliv narratives about the war in Ukraine.</text:p>
      <text:p text:style-name="P4">
Most of the destructive content, the attackers took from the online resources of the aggressor.</text:p>
      <text:p text:style-name="P4">
<text:span text:style-name="T4">
 Yes, in Kiev: </text:span>
</text:p>
      <text:p text:style-name="P4">
A 37-year-old resident of the capital was exposed, who called for mass killings of Ukrainians in the Russian social network "VKontakte".</text:p>
      <text:p text:style-name="P4">
He also agitated the use of Satan's intercontinental ballistic missiles against the western partner countries of our country.</text:p>
      <text:p text:style-name="P4">
In addition, the attacker tried to discredit the Ukrainian military, including the defenders of the azovstal.</text:p>
      <text:p text:style-name="P4">
These and other facts of the person reported suspected of six protrudes of the Criminal Code of Ukraine:</text:p>
      <ul>
        <li>
h. 2 Art. 442(genocide); * h. 1 v. 258-2(Public calls for a terrorist act); * h. 2, 3 tbsp. 109(actions aimed at a violent change or overthrow of a constitutional order or seizure of state power); * h. 1, 2 tbsp. 110(encroachment on the territorial integrity and integrity of Ukraine); * Art. 436(Propaganda of war); * h. 2, 3 tbsp. 436-2(justification, recognition legitimate, denial of armed aggression of the Russian Federation against Ukraine, glorification of its participants).</li>
      </ul>
      <text:p text:style-name="P4">
<text:span text:style-name="T4">
В Одеські області:</text:span>
</text:p>
      <text:p text:style-name="P4">
блоковано інформаційно-підривну діяльність мешканки регіону, якаадмініструвала декілька прокремлівських Телеграм-каналів.</text:p>
      <text:p text:style-name="P4">
На цих ресурсах вона розміщувала публікації із закликами до обстрілівукраїнських міст та поширювала фейки про кількість загиблих оборонців України.</text:p>
      <text:p text:style-name="P4">
<text:span text:style-name="T4">
На Миколаївщині:</text:span>
</text:p>
      <text:p text:style-name="P4">
повідомлено про підозру дружині настоятеля одного із храмів УПЦ (MP). Улистуваннях з мешканцями громади жінка схвалювала воєнні злочини окупантів, атакож репостила антиукраїнські матеріали росмедіа.</text:p>
      <text:p text:style-name="P4">
<text:span text:style-name="T4">
У Харкові:</text:span>
</text:p>
      <text:p text:style-name="P4">
кіберфахівці СБУ задокументували злочинну діяльність жительки міста, яка в«Одноклассниках» закликала до співпраці з бойовиками та окупаційноюадміністрацією у захоплених районах на сході України.</text:p>
      <text:p text:style-name="P4">
<text:span text:style-name="T4">
У Черкаській області:</text:span>
</text:p>
      <text:p text:style-name="P4">
викрито двох мешканців регіону, що популяризували учасників окупаційнихугруповань рф та «героїзували» їхні злочини.</text:p>
      <text:p text:style-name="P4">
За цими фактами тривають слідчі дії у межах кримінальних проваджень за двомастаттями Кримінального кодексу України:</text:p>
      <text:p text:style-name="P4">
Complex measures were carried out by the SBU staff in Kyiv and Kyiv region, in the Nikolaev, Kharkiv and Cherkasy regions together with the National Police under the procedural management of the prosecutor's office.</text:p>
      <text:p text:style-name="P4">
<text:span text:style-name="T4">
 Source: </text:span>
 <text:a xlink:type="simple" xlink:href="https://ssu.gov.ua/novyny/sbu-zatrymala-6-internetahentiv-rf-odyn-z-nykh-zaklykav-do-henotsydu-ukraintsiv-ta-udariv-raketamy-satana-po-zakhidnykh-krainakh" text:style-name="Internet_20_link" text:visited-style-name="Visited_20_Internet_20_Link">
<text:span text:style-name="T5">
SBU</text:span>
</text:a>
</text:p>
      <text:p text:style-name="P4">
News Source: <text:a xlink:type="simple" xlink:href="https://armyinform.com.ua/2023/04/25/zatrymano-6-vorozhyh-poplichnykiv-shho-poshyryuvaly-kremlivski-naratyvy-pro-vijnu-v-ukrayini/" text:style-name="Internet_20_link" text:visited-style-name="Visited_20_Internet_20_Link">
https://armyinform.com.ua/2023/04/25/zatrymano-6-vorozhyh-poplichnykiv-shho-poshyryuvaly-kremlivski-naratyvy-pro-vijnu-v-ukrayini/</text:a>
</text:p>
      <!--NEWS-->
      <text:h text:style-name="P10" text:outline-level="1">
<text:span text:style-name="T4">
Ukroboronprom entered the TOP-10 employers of Ukraine</text:span>
</text:h>
      <text:p text:style-name="P4">
Author: ['АРМІЯINFORM']</text:p>
      <text:p text:style-name="P4">
Time: 2023-04-25T81:00:00-04:00</text:p>
      <text:p text:style-name="P4">
Description: For the version of Forbes Ukraine, the Holder Concern "Ukroboronprom", Yaki Opnnu, the war with Ukraine 2022, the war with Ukraine Latest news today, the war with Ukraine 2022 is the last for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quc3pr0yq5sfwxjaxndoopb5hhhmozxxvbr9ei1i.jpg" text:style-name="Internet_20_link" text:visited-style-name="Visited_20_Internet_20_Link">
quc3pr0yq5sfwxjaxndoopb5hhhmozxxvbr9ei1i.jpg</text:a>
']</text:p>
      <text:p text:style-name="P4">
Tags: ['УКРАЇНСЬКИЙ НАРОД НЕПЕРЕМОЖНИЙ']</text:p>
      <text:p text:style-name="P4">
Category: News</text:p>
      <!--METADATA-->
      <text:p text:style-name="P4">
<draw:frame draw:style-name="fr1" draw:name="Image314" text:anchor-type="as-char" svg:width="6.9236in" svg:height="3.894525in" draw:z-index="0">
<draw:image xlink:href="../Images/AРМІЯINFORM/2023-04-25T81-00-00-04-00/quc3pr0yq5sfwxjaxndoopb5hhhmozxxvbr9ei1i.jpg" xlink:type="simple" xlink:show="embed" xlink:actuate="onLoad" draw:mime-type="image/jpeg"/>
</draw:frame>
According to Forbes Ukraine magazine, the State Concern "Ukroboronprom", which connects more than a hundred defense enterprises, entered the top 50 of the best employers of Ukraine, taking 9th place. The top 10 formed five IT companies, two tobacco, two agrarian and for the first time machine-building-Ukroboronprom.</text:p>
      <text:p text:style-name="P4">
“I sincerely thank everyone who is working at Ukroboronprom and other enterprises of the OPC. All of you are in the time of war without exaggerating the heroes of our country. Together we bring our victory and make Ukraine strong!”, - said Director of Ukroboronprom Yuri Gusev.</text:p>
      <text:p text:style-name="P4">
After February 24, Ukroboronprom increased by 6,700 employees to make the company's largest rating employer. Having heard about the recruitment of the personnel of 2022, nearly 10,000 Ukrainians wanted to join, some of them - a hunting basis.</text:p>
      <text:p text:style-name="P4">
Demand for office positions has almost disappeared, but has grown to technical and engineering. The focus shifted to Hard Skills. In priority, endurance, desire to work more physically for long distances.</text:p>
      <text:p text:style-name="P4">
It is noticeable that according to the criteria "Feeling of protection", "opportunities for development" Ukroboronprom scored 5 of 5 possible points, "working conditions"-12 of the 15th, "social package"-7 out of 10, and and For "Victory contribution"-8 out of 10 possible.</text:p>
      <text:p text:style-name="P4">
Ukroboronprom is still looking for people - more than 2,000 vacancies have been opened today. Vacancies can be found in employment centers, for each region - a separate list.</text:p>
      <text:p text:style-name="P4">
<text:span text:style-name="T4">
 Source: </text:span>
 <text:a xlink:type="simple" xlink:href="https://ukroboronprom.com.ua/news/ukroboronprom-v-top-10-robotodavciv-ukrayini" text:style-name="Internet_20_link" text:visited-style-name="Visited_20_Internet_20_Link">
_ Ukroboronprom_</text:a>
</text:p>
      <text:p text:style-name="P4">
News Source: <text:a xlink:type="simple" xlink:href="https://armyinform.com.ua/2023/04/25/ukroboronprom-uvijshov-v-top-10-robotodavcziv-ukrayiny/" text:style-name="Internet_20_link" text:visited-style-name="Visited_20_Internet_20_Link">
https://armyinform.com.ua/2023/04/25/ukroboronprom-uvijshov-v-top-10-robotodavcziv-ukrayiny/</text:a>
</text:p>
      <!--NEWS-->
      <text:h text:style-name="P10" text:outline-level="1">
<text:span text:style-name="T4">
Ukroboronprom entered the TOP-10 employers of Ukraine</text:span>
</text:h>
      <text:p text:style-name="P4">
Author: ['АРМІЯINFORM']</text:p>
      <text:p text:style-name="P4">
Time: 2023-04-25T82:00:00-04:00</text:p>
      <text:p text:style-name="P4">
Description: For the version of Forbes Ukraine, the Holder Concern "Ukroboronprom", Yaki Opnnu, the war with Ukraine 2022, the war with Ukraine Latest news today, the war with Ukraine 2022 is the last for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quc3pr0yq5sfwxjaxndoopb5hhhmozxxvbr9ei1i.jpg" text:style-name="Internet_20_link" text:visited-style-name="Visited_20_Internet_20_Link">
quc3pr0yq5sfwxjaxndoopb5hhhmozxxvbr9ei1i.jpg</text:a>
']</text:p>
      <text:p text:style-name="P4">
Tags: ['УКРАЇНСЬКИЙ НАРОД НЕПЕРЕМОЖНИЙ']</text:p>
      <text:p text:style-name="P4">
Category: News</text:p>
      <!--METADATA-->
      <text:p text:style-name="P4">
<draw:frame draw:style-name="fr1" draw:name="Image315" text:anchor-type="as-char" svg:width="6.9236in" svg:height="3.894525in" draw:z-index="0">
<draw:image xlink:href="../Images/AРМІЯINFORM/2023-04-25T82-00-00-04-00/quc3pr0yq5sfwxjaxndoopb5hhhmozxxvbr9ei1i.jpg" xlink:type="simple" xlink:show="embed" xlink:actuate="onLoad" draw:mime-type="image/jpeg"/>
</draw:frame>
According to Forbes Ukraine magazine, the State Concern "Ukroboronprom", which connects more than a hundred defense enterprises, entered the top 50 of the best employers of Ukraine, taking 9th place. The top 10 formed five IT companies, two tobacco, two agrarian and for the first time machine-building-Ukroboronprom.</text:p>
      <text:p text:style-name="P4">
“I sincerely thank everyone who is working at Ukroboronprom and other enterprises of the OPC. All of you are in the time of war without exaggerating the heroes of our country. Together we bring our victory and make Ukraine strong!”, - said Director of Ukroboronprom Yuri Gusev.</text:p>
      <text:p text:style-name="P4">
After February 24, Ukroboronprom increased by 6,700 employees to make the company's largest rating employer. Having heard about the recruitment of the personnel of 2022, nearly 10,000 Ukrainians wanted to join, some of them - a hunting basis.</text:p>
      <text:p text:style-name="P4">
Demand for office positions has almost disappeared, but has grown to technical and engineering. The focus shifted to Hard Skills. In priority, endurance, desire to work more physically for long distances.</text:p>
      <text:p text:style-name="P4">
It is noticeable that according to the criteria "Feeling of protection", "opportunities for development" Ukroboronprom scored 5 of 5 possible points, "working conditions"-12 of the 15th, "social package"-7 out of 10, and and For "Victory contribution"-8 out of 10 possible.</text:p>
      <text:p text:style-name="P4">
Ukroboronprom is still looking for people - more than 2,000 vacancies have been opened today. Vacancies can be found in employment centers, for each region - a separate list.</text:p>
      <text:p text:style-name="P4">
<text:span text:style-name="T4">
 Source: </text:span>
 <text:a xlink:type="simple" xlink:href="https://ukroboronprom.com.ua/news/ukroboronprom-v-top-10-robotodavciv-ukrayini" text:style-name="Internet_20_link" text:visited-style-name="Visited_20_Internet_20_Link">
_ Ukroboronprom_</text:a>
</text:p>
      <text:p text:style-name="P4">
News Source: <text:a xlink:type="simple" xlink:href="https://armyinform.com.ua/2023/04/25/ukroboronprom-uvijshov-v-top-10-robotodavcziv-ukrayiny/" text:style-name="Internet_20_link" text:visited-style-name="Visited_20_Internet_20_Link">
https://armyinform.com.ua/2023/04/25/ukroboronprom-uvijshov-v-top-10-robotodavcziv-ukrayiny/</text:a>
</text:p>
      <!--NEWS-->
      <text:h text:style-name="P10" text:outline-level="1">
<text:span text:style-name="T4">
11 kolabiar educators who were engaged in Russification of captured schools in Mariupol were exposed</text:span>
</text:h>
      <text:p text:style-name="P4">
Author: ['АРМІЯINFORM']</text:p>
      <text:p text:style-name="P4">
Time: 2023-04-25T83:00:00-04:00</text:p>
      <text:p text:style-name="P4">
Description: Service Systematically Vikriva Kolaborandiv, Dopomagayut Agresoro Knrevjuvati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sbu-golovna.jpg" text:style-name="Internet_20_link" text:visited-style-name="Visited_20_Internet_20_Link">
sbu-golovna.jpg</text:a>
']</text:p>
      <text:p text:style-name="P4">
Tags: ['STOPRUSSIA', 'АГРЕСІЯ РФ', 'КОЛАБОРАНТИ', 'СБУ']</text:p>
      <text:p text:style-name="P4">
Category: News</text:p>
      <!--METADATA-->
      <text:p text:style-name="P4">
<draw:frame draw:style-name="fr1" draw:name="Image316" text:anchor-type="as-char" svg:width="6.9236in" svg:height="5.938293in" draw:z-index="0">
<draw:image xlink:href="../Images/AРМІЯINFORM/2023-04-25T83-00-00-04-00/sbu-golovna.jpg" xlink:type="simple" xlink:show="embed" xlink:actuate="onLoad" draw:mime-type="image/jpeg"/>
</draw:frame>
Illustrative photo</text:p>
      <text:p text:style-name="P4">
The Security Service systematically exposes collaborators to help aggressor Russian education programs in temporarily occupied areas of Ukraine.</text:p>
      <text:p text:style-name="P4">
As a result of comprehensive measures, 11 more teachers reported suspicion of fertile cooperation with the invaders.</text:p>
      <text:p text:style-name="P4">
Among them are the heads of captured Ukrainian schools and education departments.</text:p>
      <text:p text:style-name="P4">
Thus, in Donetsk the "director" of one of the secondary educational institutions of the Novoazov district was identified.</text:p>
      <text:p text:style-name="P4">
She called for graduates to join Russian universities and in the future to "devote themselves" to work in favor of the aggressor country.</text:p>
      <text:p text:style-name="P4">
In addition, the former teacher was exposed in Mariupol, who after the capture of the city supported the invaders and offered them their help in spreading the Kremliv regime.</text:p>
      <text:p text:style-name="P4">
For this she was appointed "Deputy Director" of School No. 26.</text:p>
      <text:p text:style-name="P4">
One of its first decisions in the "position" is the destruction of all Ukrainian textbooks that were in the library of the educational institution.</text:p>
      <text:p text:style-name="P4">
The criminal activity of the head of the Mariupol Education Department was also documented.</text:p>
      <text:p text:style-name="P4">
According to the investigation, she accepted "reports" from the heads of local educational institutions on the organization of the educational process according to Russian "standards".</text:p>
      <text:p text:style-name="P4">
Currently, these and other persons have reported suspicion of collaboration.</text:p>
      <text:p text:style-name="P4">
With regard to four of them, security investigators have completed pre -trial investigations and plan to send indictments to court.</text:p>
      <text:p text:style-name="P4">
In all exposed facts, complex measures are underway to hold the guilty responsibility for crimes against our country.</text:p>
      <text:p text:style-name="P4">
The investigation was carried out by SBU staff in Donetsk and Luhansk regions of the procedural leadership of the Donetsk Regional Prosecutor's Office.</text:p>
      <text:p text:style-name="P4">
<text:span text:style-name="T4">
 Source: </text:span>
 <text:a xlink:type="simple" xlink:href="https://ssu.gov.ua/novyny/sbu-vykryla-shche-11-osvitiankolaborantiv-yaki-zaimalys-rusyfikatsiieiu-zakhoplenykh-shkil-u-mariupoli" text:style-name="Internet_20_link" text:visited-style-name="Visited_20_Internet_20_Link">
<text:span text:style-name="T5">
SBU</text:span>
</text:a>
</text:p>
      <text:p text:style-name="P4">
News Source: <text:a xlink:type="simple" xlink:href="https://armyinform.com.ua/2023/04/25/vykryto-11-osvityan-kolaborantiv-yaki-zajmalys-rusyfikacziyeyu-zahoplenyh-shkil-u-mariupoli/" text:style-name="Internet_20_link" text:visited-style-name="Visited_20_Internet_20_Link">
https://armyinform.com.ua/2023/04/25/vykryto-11-osvityan-kolaborantiv-yaki-zajmalys-rusyfikacziyeyu-zahoplenyh-shkil-u-mariupoli/</text:a>
</text:p>
      <!--NEWS-->
      <text:h text:style-name="P10" text:outline-level="1">
<text:span text:style-name="T4">
The government proposes to introduce sectoral sanctions against Iran for 50 years</text:span>
</text:h>
      <text:p text:style-name="P4">
Author: ['АРМІЯINFORM']</text:p>
      <text:p text:style-name="P4">
Time: 2023-04-25T84:00:00-04:00</text:p>
      <text:p text:style-name="P4">
Description: Kabіnet Min) Praise Rivhennya about the Vesennya to the roslo Propositziyi Scho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2822330.jpg" text:style-name="Internet_20_link" text:visited-style-name="Visited_20_Internet_20_Link">
2822330.jpg</text:a>
']</text:p>
      <text:p text:style-name="P4">
Tags: ['STOPRUSSIA', 'САНКЦІЇ ПРОТИ ІРАНУ']</text:p>
      <text:p text:style-name="P4">
Category: News</text:p>
      <!--METADATA-->
      <text:p text:style-name="P4">
<draw:frame draw:style-name="fr1" draw:name="Image317" text:anchor-type="as-char" svg:width="6.9236in" svg:height="4.369813in" draw:z-index="0">
<draw:image xlink:href="../Images/AРМІЯINFORM/2023-04-25T84-00-00-04-00/2822330.jpg" xlink:type="simple" xlink:show="embed" xlink:actuate="onLoad" draw:mime-type="image/jpeg"/>
</draw:frame>
Illustrative photo</text:p>
      <text:p text:style-name="P4">
The Cabinet of Ministers made a decision to submit proposals for application of sectoral sanctions in the NSDC to the Islamic Republic of Iran. The government approved the relevant to the meeting on April 25.</text:p>
      <text:p text:style-name="P4">
Pre-proposals were considered and recommended for submission to the Cabinet of Ministers by an interagency working group on the implementation of state sanction policy under the chairmanship of the First Vice Prime Minister of Ukraine-Minister of Economy of Ukraine Yulia Sviridenko.</text:p>
      <text:p text:style-name="P4">
“We start the sectoral sanctions against Iran. The previous restrictions imposed by Ukraine and our partners on persons and companies directly involved in the supply of Russia's weapons were unfortunately not perceived as a serious warning. Well, we will strengthen our arguments. We will also work to ensure that such rigid decisions are joined as possible as possible. Aggression against Ukraine will not remain unpunished. It is so unmistakable for the uncommon help of the aggressor, ”Yulia Sviridenko said.</text:p>
      <text:p text:style-name="P4">
According to government proposals, sanctions are imposed for a term of 50 years there:</text:p>
      <ul>
        <li>
prevention of withdrawal of capital by residents of the Islamic Republic of Iran outside Ukraine; * prohibition of the transfer to residents of Iran technologies, rights to intellectual property rights; * prohibition of investments in Iran and to/in favor of residents of the country; * Stopping service of electronic payment means(In particular, transfers, payments and cash issuance)Iran's issued residents; * prohibition of registration by the National Bank of Ukraine of the international payment system, a participant of the international payment system, whose operators are residents of the Islamic Republic of Iran, etc.; * Restriction of trade transactions with goods, the international broadcasts of which is subject to the Law of Ukraine “On State Control over International Programs for Military Purpose and Dual Usage” with residents(Complete ban), restriction of trade operations with services related to the supply, sale, transmission, production or use of such goods, complete termination of transit of resources, flights and transportation by the residents of the Islamic Republic of Iran in the territory of Ukraine related to the above operations.<text:span text:style-name="T4">
 Source: </text:span>
 <text:a xlink:type="simple" xlink:href="https://www.kmu.gov.ua/news/zaprovadzhuiemo-sanktsii-proty-iranu-dopomoha-ahresoru-ne-zalyshytsia-nepokaranoiu-iuliia-svyrydenko" text:style-name="Internet_20_link" text:visited-style-name="Visited_20_Internet_20_Link">
<text:span text:style-name="T5">
asor portal</text:span>
</text:a>
</li>
      </ul>
      <text:p text:style-name="P4">
News Source: <text:a xlink:type="simple" xlink:href="https://armyinform.com.ua/2023/04/25/uryad-proponuye-vvesty-sektoralni-sankcziyi-proty-iranu-na-50-rokiv/" text:style-name="Internet_20_link" text:visited-style-name="Visited_20_Internet_20_Link">
https://armyinform.com.ua/2023/04/25/uryad-proponuye-vvesty-sektoralni-sankcziyi-proty-iranu-na-50-rokiv/</text:a>
</text:p>
      <!--NEWS-->
      <text:h text:style-name="P10" text:outline-level="1">
<text:span text:style-name="T4">
In Russia, they are preparing for the Third World War - the interception of GUR</text:span>
</text:h>
      <text:p text:style-name="P4">
Author: ['АРМІЯINFORM']</text:p>
      <text:p text:style-name="P4">
Time: 2023-04-25T85:00:00-04:00</text:p>
      <text:p text:style-name="P4">
Description: VIISKOVOVOVOVEV ROSPOVIDAI BIGINI about the non -Basy Zhiti Dali Zhiti. Vaughn in its worm ... War with Ukraine 2022, War with Ukraine latest news today, News War with Ukraine 2022 The last for today, whether the war between Ukraine and Russia will be, and when, the war with Ukraine in 2022 will be or not, whether there will be, will there be The war with Ukraine in the near future says, the war with Ukraine, Ukrainian news today, Ukrainian news in Ukrainian media in Russian</text:p>
      <text:p text:style-name="P4">
Images: ['<text:a xlink:type="simple" xlink:href="https://armyinform.com.ua/wp-content/uploads/2023/04/654035c8_de8c_4a96_bd5f_54568d845384_650x410-e1682436258531.jpg" text:style-name="Internet_20_link" text:visited-style-name="Visited_20_Internet_20_Link">
654035c8_de8c_4a96_bd5f_54568d845384_650x410-e1682436258531.jpg</text:a>
']</text:p>
      <text:p text:style-name="P4">
Tags: ['STOPRUSSIA', 'АГРЕСІЯ РФ', 'ВТОРГНЕННЯ РФ', 'ГУР МО УКРАЇНИ']</text:p>
      <text:p text:style-name="P4">
Category: News</text:p>
      <!--METADATA-->
      <text:p text:style-name="P4">
<draw:frame draw:style-name="fr1" draw:name="Image318" text:anchor-type="as-char" svg:width="6.9236in" svg:height="4.888664in" draw:z-index="0">
<draw:image xlink:href="../Images/AРМІЯINFORM/2023-04-25T85-00-00-04-00/654035c8_de8c_4a96_bd5f_54568d845384_650x410-e1682436258531.jpg" xlink:type="simple" xlink:show="embed" xlink:actuate="onLoad" draw:mime-type="image/jpeg"/>
</draw:frame>
Illustrative photo</text:p>
      <text:p text:style-name="P4">
The Russian serviceman tells his wife about the unwillingness to live. She in turn tells that all people around her are preparing for the third world.</text:p>
      <text:p text:style-name="P4">
<text:span text:style-name="T4">
 Source: </text:span>
 <text:a xlink:type="simple" xlink:href="https://gur.gov.ua/content/szhymaetsia-vsyo-voobshche-pokoia-ne-daiut-ynoi-raz-zastrelytsia-uzhe-okhota.html" text:style-name="Internet_20_link" text:visited-style-name="Visited_20_Internet_20_Link">
_gur mou__</text:a>
</text:p>
      <text:p text:style-name="P4">
News Source: <text:a xlink:type="simple" xlink:href="https://armyinform.com.ua/2023/04/25/na-rosiyi-gotuyutsya-do-tretoyi-svitovoyi-vijny-perehoplennya-gur/" text:style-name="Internet_20_link" text:visited-style-name="Visited_20_Internet_20_Link">
https://armyinform.com.ua/2023/04/25/na-rosiyi-gotuyutsya-do-tretoyi-svitovoyi-vijny-perehoplennya-gur/</text:a>
</text:p>
      <!--NEWS-->
      <text:h text:style-name="P10" text:outline-level="1">
<text:span text:style-name="T4">
The enemy has inflicted 2 missile and 6 aviation strikes in Ukraine</text:span>
</text:h>
      <text:p text:style-name="P4">
Author: ['АРМІЯINFORM']</text:p>
      <text:p text:style-name="P4">
Time: 2023-04-25T86:00:00-04:00</text:p>
      <text:p text:style-name="P4">
Description: Triva Chotirist Twodzita Shosta added a large -scale zbro aggression of Rosiysko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photo_5350481249187251461_y.jpg" text:style-name="Internet_20_link" text:visited-style-name="Visited_20_Internet_20_Link">
photo_5350481249187251461_y.jpg</text:a>
']</text:p>
      <text:p text:style-name="P4">
Tags: ['STOPRUSSIA', 'АГРЕСІЯ РФ']</text:p>
      <text:p text:style-name="P4">
Category: News</text:p>
      <!--METADATA-->
      <text:p text:style-name="P4">
<draw:frame draw:style-name="fr1" draw:name="Image319" text:anchor-type="as-char" svg:width="6.9236in" svg:height="4.622144in" draw:z-index="0">
<draw:image xlink:href="../Images/AРМІЯINFORM/2023-04-25T86-00-00-04-00/photo_5350481249187251461_y.jpg" xlink:type="simple" xlink:show="embed" xlink:actuate="onLoad" draw:mime-type="image/jpeg"/>
</draw:frame>
Illustrative Photo <text:span text:style-name="T4">
 🔥Set on Russian invasion </text:span>
</text:p>
      <text:p text:style-name="P4">
Four hundred twenty -sixth a large -scale armed aggression of the Russian Federation against our country lasts.</text:p>
      <text:p text:style-name="P4">
During the day, Russian invaders struck 2 missile strikes from the S-300 Personal of the Kupyansk Mirny City of Kharkiv region. As a result, there were injured among the civilian population, the building of the Museum of Local History was destroyed, no military facility has not been damaged and another civilian infrastructure has been damaged. In addition, the enemy has struck 6 aircraft strikes and made more than 10 shelling of rocket launchers in other places.</text:p>
      <text:p text:style-name="P4">
The likelihood of rocket and aviation strikes throughout Ukraine is quite high.</text:p>
      <text:p text:style-name="P4">
<text:span text:style-name="T4">
 Source: </text:span>
 _ <text:a xlink:type="simple" xlink:href="https://www.facebook.com/GeneralStaff.ua/posts/pfbid0GFdgApe8cZWwYs3eikm685gqHpwFxHNXBuu962Kg6AVaCRr7hkqUjAaktivBv94bl" text:style-name="Internet_20_link" text:visited-style-name="Visited_20_Internet_20_Link">
GSZSU</text:a>
_</text:p>
      <text:p text:style-name="P4">
News Source: <text:a xlink:type="simple" xlink:href="https://armyinform.com.ua/2023/04/25/vorog-zavdav-2-raketnyh-ta-6-aviaczijnyh-udariv-po-terytoriyi-ukrayiny/" text:style-name="Internet_20_link" text:visited-style-name="Visited_20_Internet_20_Link">
https://armyinform.com.ua/2023/04/25/vorog-zavdav-2-raketnyh-ta-6-aviaczijnyh-udariv-po-terytoriyi-ukrayiny/</text:a>
</text:p>
      <!--NEWS-->
      <text:h text:style-name="P10" text:outline-level="1">
<text:span text:style-name="T4">
The enemy focuses major efforts on Bakhmut, Avdiiv and Mariinsky directions</text:span>
</text:h>
      <text:p text:style-name="P4">
Author: ['АРМІЯINFORM']</text:p>
      <text:p text:style-name="P4">
Time: 2023-04-25T87:00:00-04:00</text:p>
      <text:p text:style-name="P4">
Description: The PIDRODRILs of the forces of the defense of Ukraine reached 36 enemy attacks on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e08cf257-8475-41c5-9d72-6ced5f2a914e-1.jpg" text:style-name="Internet_20_link" text:visited-style-name="Visited_20_Internet_20_Link">
e08cf257-8475-41c5-9d72-6ced5f2a914e-1.jpg</text:a>
']</text:p>
      <text:p text:style-name="P4">
Tags: ['STOPRUSSIA', 'АГРЕСІЯ РФ', 'ВТОРГНЕННЯ РФ', 'ГШ ЗСУ', 'ХРОНІКА ОБОРОНИ']</text:p>
      <text:p text:style-name="P4">
Category: News</text:p>
      <!--METADATA-->
      <text:p text:style-name="P4">
<draw:frame draw:style-name="fr1" draw:name="Image320" text:anchor-type="as-char" svg:width="6.9236in" svg:height="4.396486in" draw:z-index="0">
<draw:image xlink:href="../Images/AРМІЯINFORM/2023-04-25T87-00-00-04-00/e08cf257-8475-41c5-9d72-6ced5f2a914e-1.jpg" xlink:type="simple" xlink:show="embed" xlink:actuate="onLoad" draw:mime-type="image/jpeg"/>
</draw:frame>
** 🔥I</text:p>
      <text:p text:style-name="P4">
The units of the Defense Forces of Ukraine during the day were reflected 36 attacks by these areas of the front. The most fierce battles last for Bakhmut Tamarin.</text:p>
      <text:p text:style-name="P4">
In the Volyn and Polissya directions, the operational situation without significant changes. There were no signs of enemy offensive groups.</text:p>
      <text:p text:style-name="P4">
In the Siversky and Slobozhansky directions, the enemy during the day feasible and mortar shelling of settlements of Leonivka Chernihiv region; Korenok, Iskryskivshchyna and Volphin of Sumy region, as well as veterinary, green, non -elastic, shooter, Ogirtseve, huts, barn.</text:p>
      <text:p text:style-name="P4">
In the Kupyansk direction of artillery and mortar shelling, the enemies were placed settlements of Topoli, Kamianka, Krasne First, Figolivka, Novomlinsk, two -year and Kupyansk of Kharkiv region.</text:p>
      <text:p text:style-name="P4">
In the estuary direction, the enemy did not take the offensive actions. Novoselivske, Nevskoye, Dibrova, Bigorivka of the Lugansk region and Torke, Yampil, Verkhnamyanskoye and Transhizna, Donetsk region were shown by artillery.</text:p>
      <text:p text:style-name="P4">
In the Bakhmut direction, the enemy continues to take offensive actions. The city of Bakhmut continues. In addition, during the day the enemy conducted unsuccessful successive actions in the direction of the settlements of Bogdanivka, chrome and tick.</text:p>
      <text:p text:style-name="P4">
In the Avdeevsky direction, the enemy conducted the offensive actions near the Severenovis and Pervomaisky Donetsk region, no success. He was fired by novobakhmutivka, Novokalinovka, Avdiivka, Lastochyne, Vodyane, Pervomaisk, Karlovka and Nevelskoye Donetsk region.</text:p>
      <text:p text:style-name="P4">
In the Marine direction, our defenders repelled numerous attacks in the area of Marinka settlement. Enemy shellings of Vallageorgiivka, Marinka, Venta, Novomikhailivka and Paraskovka of Donetsk region.</text:p>
      <text:p text:style-name="P4">
In the mineral direction during the current day, the enemy of offensive actions was not. He fired at the settlements of Kalledar, Yegorivka, Prychistivka, Golden Niva, Shakhtarske and Veliky Novosilka of Donetsk region.</text:p>
      <text:p text:style-name="P4">
<text:span text:style-name="T4">
 Source: </text:span>
 _ <text:a xlink:type="simple" xlink:href="https://www.facebook.com/GeneralStaff.ua/posts/pfbid0GFdgApe8cZWwYs3eikm685gqHpwFxHNXBuu962Kg6AVaCRr7hkqUjAaktivBv94bl" text:style-name="Internet_20_link" text:visited-style-name="Visited_20_Internet_20_Link">
GSZSU</text:a>
_</text:p>
      <text:p text:style-name="P4">
News Source: <text:a xlink:type="simple" xlink:href="https://armyinform.com.ua/2023/04/25/protyvnyk-zoseredzhuye-osnovni-zusyllya-na-bahmutskomu-avdiyivskomu-ta-maryinskomu-napryamkah/" text:style-name="Internet_20_link" text:visited-style-name="Visited_20_Internet_20_Link">
https://armyinform.com.ua/2023/04/25/protyvnyk-zoseredzhuye-osnovni-zusyllya-na-bahmutskomu-avdiyivskomu-ta-maryinskomu-napryamkah/</text:a>
</text:p>
      <!--NEWS-->
      <text:h text:style-name="P10" text:outline-level="1">
<text:span text:style-name="T4">
The enemy fired at more than 30 settlements in Zaporizhzhya and Kherson directions</text:span>
</text:h>
      <text:p text:style-name="P4">
Author: ['АРМІЯINFORM']</text:p>
      <text:p text:style-name="P4">
Time: 2023-04-25T88:00:00-04:00</text:p>
      <text:p text:style-name="P4">
Description: At the Zaporizhznykh Tu Kherson straighteners, the enemy is to be deflated by the Office .... The war with Ukraine 2022, the war with Ukraine is the latest news today, the News War with Ukraine 2022 are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15-3.jpg" text:style-name="Internet_20_link" text:visited-style-name="Visited_20_Internet_20_Link">
15-3.jpg</text:a>
']</text:p>
      <text:p text:style-name="P4">
Tags: ['STOPRUSSIA', 'АГРЕСІЯ РФ', 'ВТОРГНЕННЯ РФ', 'ГШ ЗСУ']</text:p>
      <text:p text:style-name="P4">
Category: News</text:p>
      <!--METADATA-->
      <text:p text:style-name="P4">
<draw:frame draw:style-name="fr1" draw:name="Image321" text:anchor-type="as-char" svg:width="6.9236in" svg:height="4.581115in" draw:z-index="0">
<draw:image xlink:href="../Images/AРМІЯINFORM/2023-04-25T88-00-00-04-00/15-3.jpg" xlink:type="simple" xlink:show="embed" xlink:actuate="onLoad" draw:mime-type="image/jpeg"/>
</draw:frame>
Illustrative Photo <text:span text:style-name="T4">
 🔥 Situation on Russian invasion </text:span>
</text:p>
      <text:p text:style-name="P4">
In Zaporizhzhya and Kherson directions, the enemy continues to conduct defense. Fired at more than 30 settlements. Among them are lull, Guliaypole, railway, bitter, White, Zaporizhzhya region and Dudchany, Berislav, Merry, nomination, engineering, Kizomis, as well as the city of Kherson. As a result of the traveling of two -kept aviation bombs, more than 10 residential houses of civilians were damaged on the settlement of Kizomis, 2 of them are completely destroyed. The local church and other civil infrastructure were also destroyed.</text:p>
      <text:p text:style-name="P4">
<text:span text:style-name="T4">
 Source: </text:span>
 _ <text:a xlink:type="simple" xlink:href="https://www.facebook.com/GeneralStaff.ua/posts/pfbid0GFdgApe8cZWwYs3eikm685gqHpwFxHNXBuu962Kg6AVaCRr7hkqUjAaktivBv94bl" text:style-name="Internet_20_link" text:visited-style-name="Visited_20_Internet_20_Link">
GSZSU</text:a>
_</text:p>
      <text:p text:style-name="P4">
News Source: <text:a xlink:type="simple" xlink:href="https://armyinform.com.ua/2023/04/25/vorog-obstrilyav-ponad-30-naselenyh-punktiv-na-zaporizkomu-ta-hersonskomu-napryamkah/" text:style-name="Internet_20_link" text:visited-style-name="Visited_20_Internet_20_Link">
https://armyinform.com.ua/2023/04/25/vorog-obstrilyav-ponad-30-naselenyh-punktiv-na-zaporizkomu-ta-hersonskomu-napryamkah/</text:a>
</text:p>
      <!--NEWS-->
      <text:h text:style-name="P10" text:outline-level="1">
<text:span text:style-name="T4">
The occupiers continue the maroodes and destroy children's educational institutions</text:span>
</text:h>
      <text:p text:style-name="P4">
Author: ['АРМІЯINFORM']</text:p>
      <text:p text:style-name="P4">
Time: 2023-04-25T89:00:00-04:00</text:p>
      <text:p text:style-name="P4">
Description: The enemy is the Vikoristovati Dityachi, the Timchasovo of the Timchasovo one ... the war with Ukraine 2022, the war with Ukraine is the latest news today, the News War with Ukraine 2022 The last ones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1/rosiyany-marodery.jpg" text:style-name="Internet_20_link" text:visited-style-name="Visited_20_Internet_20_Link">
rosiyany-marodery.jpg</text:a>
']</text:p>
      <text:p text:style-name="P4">
Tags: ['STOPRUSSIA', 'АГРЕСІЯ РФ', 'ВТОРГНЕННЯ РФ', 'ГШ ЗСУ']</text:p>
      <text:p text:style-name="P4">
Category: News</text:p>
      <!--METADATA-->
      <text:p text:style-name="P4">
<draw:frame draw:style-name="fr1" draw:name="Image322" text:anchor-type="as-char" svg:width="6.9236in" svg:height="4.32725in" draw:z-index="0">
<draw:image xlink:href="../Images/AРМІЯINFORM/2023-04-25T89-00-00-04-00/rosiyany-marodery.jpg" xlink:type="simple" xlink:show="embed" xlink:actuate="onLoad" draw:mime-type="image/jpeg"/>
</draw:frame>
Illustrative Photo <text:span text:style-name="T4">
 🔥 Situation on Russian invasion </text:span>
</text:p>
      <text:p text:style-name="P4">
The enemy continues to use children's educational institutions of temporary and captured territories for their own purposes. It arranges their military objects in them, covering up with a "live shield" of children and teaching.</text:p>
      <text:p text:style-name="P4">
Thus, in the settlement of the Urzuf of Mariupol district of Donetsk region, the gerrulates of one of the children's camps marked the placement of up to 200 military servants of Russian occupation troops from among the mobilized.</text:p>
      <text:p text:style-name="P4">
Russian invaders continue to do looting in the territory of Ukraine. In particular, in the settlement of Kardashinka of the Skadovsky district of Kherson region, military personnel of Russian occupation troops at night search buildings, stole household appliances and cars from civilians.</text:p>
      <text:p text:style-name="P4">
<text:span text:style-name="T4">
 Source: </text:span>
 _ <text:a xlink:type="simple" xlink:href="https://www.facebook.com/GeneralStaff.ua/posts/pfbid0GFdgApe8cZWwYs3eikm685gqHpwFxHNXBuu962Kg6AVaCRr7hkqUjAaktivBv94bl" text:style-name="Internet_20_link" text:visited-style-name="Visited_20_Internet_20_Link">
GSZSU</text:a>
_</text:p>
      <text:p text:style-name="P4">
News Source: <text:a xlink:type="simple" xlink:href="https://armyinform.com.ua/2023/04/25/okupanty-prodovzhuyut-maroderyty-ta-nyshhyty-dytyachi-osvitni-zaklady/" text:style-name="Internet_20_link" text:visited-style-name="Visited_20_Internet_20_Link">
https://armyinform.com.ua/2023/04/25/okupanty-prodovzhuyut-maroderyty-ta-nyshhyty-dytyachi-osvitni-zaklady/</text:a>
</text:p>
      <!--NEWS-->
      <text:h text:style-name="P10" text:outline-level="1">
<text:span text:style-name="T4">
Fans of the Russian world have been informed of a new suspicion for calls for genocide</text:span>
</text:h>
      <text:p text:style-name="P4">
Author: ['АРМІЯINFORM']</text:p>
      <text:p text:style-name="P4">
Time: 2023-04-25T90:00:00-04:00</text:p>
      <text:p text:style-name="P4">
Description: The prosecutor’s office of the Kirivnitvvy MISKOMEKA was naked about PIDOZRA ... The war with Ukraine 2022, the war with Ukraine is the latest news today, the News War with Ukraine 2022 is the last ones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9-24.jpg" text:style-name="Internet_20_link" text:visited-style-name="Visited_20_Internet_20_Link">
9-24.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323" text:anchor-type="as-char" svg:width="6.9236in" svg:height="4.496482in" draw:z-index="0">
<draw:image xlink:href="../Images/AРМІЯINFORM/2023-04-25T90-00-00-04-00/9-24.jpg" xlink:type="simple" xlink:show="embed" xlink:actuate="onLoad" draw:mime-type="image/jpeg"/>
</draw:frame>
The procedural leadership of the Kyiv City Prosecutor's Office was informed by the profunds to the native of Lugansk region on the facts of distribution of materials to the Publitey calls for the overthrow of the constitutional order in Ukraine, the encroachment .</text:p>
      <text:p text:style-name="P4">
According to the investigation, the suspect since April 2022, using his own account in the prohibited social network in Ukraine, distributed text messages and images to its users unlimited to its users, in which the Armed Aggression of the Russian Federation against Ukraine.</text:p>
      <text:p text:style-name="P4">
The suspect in his posts supported and promoted the actions of the aggressor country with a full-scale invasion of Ukraine. He spread Russian fakes, called for the genocide of Ukrainians, argued that "Ukrainians themselves in the ourselves." He also called the "fair decommunization" the destruction of all Ukrainian intersections.</text:p>
      <text:p text:style-name="P4">
In addition, in his posts, the suspect humiliated and negatively represented representatives of the state authorities and the Armed Forces.</text:p>
      <text:p text:style-name="P4">
The expertise's conclusion is confirmed that the texts of published materials are propaganda and aimed at justification, recognition of lawful armed aggression of the Russian Federation against Ukraine, as well as contain public calls for a pre -aggressive war against Ukraine, genocide and a terrorist act.</text:p>
      <text:p text:style-name="P4">
The suspect is currently in custody.</text:p>
      <text:p text:style-name="P4">
Earlier, the Prosecutor's Office sent to court an indictment against a citizen on the dissemination of information that contains justification, recognition legitimate and denial of armed aggression of the Russian Federation against Ukraine. The trial is currently ongoing.</text:p>
      <text:p text:style-name="P4">
Measures to expose criminal activity were carried out by prosecutors jointly by the SBU in the city of Kyiv and Kyiv region.</text:p>
      <text:p text:style-name="P4">
<text:span text:style-name="T4">
 Source: </text:span>
 <text:a xlink:type="simple" xlink:href="https://www.gp.gov.ua/ua/posts/zaklikav-do-genocidu-ta-povalennya-konstituciinogo-ladu-v-ukrayini-sanuvalniku-russkogo-mira-povidomleno-shhe-odnu-pidozru" text:style-name="Internet_20_link" text:visited-style-name="Visited_20_Internet_20_Link">
<text:span text:style-name="T5">
opice general prosecutor</text:span>
</text:a>
</text:p>
      <text:p text:style-name="P4">
News Source: <text:a xlink:type="simple" xlink:href="https://armyinform.com.ua/2023/04/25/shanuvalnyku-russkogo-myra-povidomleno-pro-novu-pidozru-za-zaklyky-do-genoczydu/" text:style-name="Internet_20_link" text:visited-style-name="Visited_20_Internet_20_Link">
https://armyinform.com.ua/2023/04/25/shanuvalnyku-russkogo-myra-povidomleno-pro-novu-pidozru-za-zaklyky-do-genoczydu/</text:a>
</text:p>
      <!--NEWS-->
      <text:h text:style-name="P10" text:outline-level="1">
<text:span text:style-name="T4">
The occupiers require a passport of Russian Federation in exchange for "free food" of children in schools</text:span>
</text:h>
      <text:p text:style-name="P4">
Author: ['АРМІЯINFORM']</text:p>
      <text:p text:style-name="P4">
Time: 2023-04-25T91:00:00-04:00</text:p>
      <text:p text:style-name="P4">
Description: Piacanty introduced the Bezkoshtovna Kharchuvannya for era 1-4 grades on Timchasovo perpules ... War with Ukraine 2022, war with Ukraine Latest news today, News War with Ukraine 2022 Last today, will there be a war between Ukraine and Russia and when, war,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1/07/pasport.jpg" text:style-name="Internet_20_link" text:visited-style-name="Visited_20_Internet_20_Link">
pasport.jpg</text:a>
']</text:p>
      <text:p text:style-name="P4">
Tags: ['STOPRUSSIA', 'АГРЕСІЯ РФ', 'ВТОРГНЕННЯ РФ', 'ТОТ']</text:p>
      <text:p text:style-name="P4">
Category: News</text:p>
      <!--METADATA-->
      <text:p text:style-name="P4">
<draw:frame draw:style-name="fr1" draw:name="Image324" text:anchor-type="as-char" svg:width="6.9236in" svg:height="3.956343in" draw:z-index="0">
<draw:image xlink:href="../Images/AРМІЯINFORM/2023-04-25T91-00-00-04-00/pasport.jpg" xlink:type="simple" xlink:show="embed" xlink:actuate="onLoad" draw:mime-type="image/jpeg"/>
</draw:frame>
Illustrative photo</text:p>
      <text:p text:style-name="P4">
The invaders introduced "free food" for children of grades 1-4 in the temporary-heated territories of southern Ukraine, but the condition is a statement of parents with a passport.</text:p>
      <text:p text:style-name="P4">
About it <text:a xlink:type="simple" xlink:href="https://sprotyv.mod.gov.ua/2023/04/25/rosiyany-vymagayut-pasport-rf-vid-batkiv-v-obmin-na-bezkoshtovne-harchuvannya-ditej-u-shkolah/" text:style-name="Internet_20_link" text:visited-style-name="Visited_20_Internet_20_Link">
reports</text:a>
Center for National Resistance.</text:p>
      <text:p text:style-name="P4">
The latter should be confirmed paternity, but in fact, it is another element and coercion to receive an enemy passport, because the Russian stamp about children is not obligatory. At the same time, the passport is not yet required, but innovations are announced from the new school year.</text:p>
      <text:p text:style-name="P4">
That is, in fact, parents should get red wastelings until the local elections, which the occupiers plan to spend on tot in early September.</text:p>
      <text:p text:style-name="P4">
News Source: <text:a xlink:type="simple" xlink:href="https://armyinform.com.ua/2023/04/25/na-tot-okupanty-vymagayut-vid-batkiv-pasport-rf-v-obmin-na-bezkoshtovne-harchuvannya-ditej-u-shkolah/" text:style-name="Internet_20_link" text:visited-style-name="Visited_20_Internet_20_Link">
https://armyinform.com.ua/2023/04/25/na-tot-okupanty-vymagayut-vid-batkiv-pasport-rf-v-obmin-na-bezkoshtovne-harchuvannya-ditej-u-shkolah/</text:a>
</text:p>
      <!--NEWS-->
      <text:h text:style-name="P10" text:outline-level="1">
<text:span text:style-name="T4">
Six settlements have been identified where a comprehensive recovery on new principles will take place - Denis Shmigal</text:span>
</text:h>
      <text:p text:style-name="P4">
Author: ['АРМІЯINFORM']</text:p>
      <text:p text:style-name="P4">
Time: 2023-04-25T92:00:00-04:00</text:p>
      <text:p text:style-name="P4">
Description: The principle of “Build Back Better”, Tobto “Vidbuduvati is Colusing, NIZH BULO” - one basic for ... War with Ukraine 2022, war with Ukraine Latest news today, News War with Ukraine 2022 Last for today, will there be a war between Ukraine and Russia and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thumb_202844_820_360_0_0_auto.jpg" text:style-name="Internet_20_link" text:visited-style-name="Visited_20_Internet_20_Link">
thumb_202844_820_360_0_0_auto.jpg</text:a>
']</text:p>
      <text:p text:style-name="P4">
Tags: ['STOPRUSSIA', 'АГРЕСІЯ РФ', 'ВТОРГНЕННЯ РФ', 'ДЕНИС ШМИГАЛЬ']</text:p>
      <text:p text:style-name="P4">
Category: News</text:p>
      <!--METADATA-->
      <text:p text:style-name="P4">
<draw:frame draw:style-name="fr1" draw:name="Image325" text:anchor-type="as-char" svg:width="6.9236in" svg:height="4.610104in" draw:z-index="0">
<draw:image xlink:href="../Images/AРМІЯINFORM/2023-04-25T92-00-00-04-00/thumb_202844_820_360_0_0_auto.jpg" xlink:type="simple" xlink:show="embed" xlink:actuate="onLoad" draw:mime-type="image/jpeg"/>
</draw:frame>
The principle of "Build Back Better", that is, "rebuild better than it" is one way for reconstruction. During the meeting, the Government approved a resolution that sets out six settlements, where within the framework of experimental designing will be comprehensively and on new principles. This was reported by the Minister Denis Shmigal.</text:p>
      <text:p text:style-name="P4">
Settlements selected: Borodyanka and Moshchun in the Kiev region, Trostyanets in the Usum region, post-Pokrovske in the Kherson region, circuses of the Vharkiv region and berry in the Chernihiv region.</text:p>
      <text:p text:style-name="P4">
“All these settlements have been terrible destruction. Now they will be comprehensively renewed. This means that they will not rebuild separately and structures, but all with a systematic approach, new planning and complete transformation of these settlements, ”the head of the government emphasized.</text:p>
      <text:p text:style-name="P4">
At the same time, the Prime Minister stressed that the implementation of the experimental project means that the restoration will not affect other settlements.</text:p>
      <text:p text:style-name="P4">
“Reconstruction is already going on all over the country. This document is about finding the most effective approaches that will ensure transparency, efficiency, systematic safety recovery at the same time, ”Denis Shmigal said.</text:p>
      <text:p text:style-name="P4">
According to the head of government, the rapid recovery plan has five priorities this year, and at the same time it is hundreds of different projects, hundreds of cities and towns, where it will be assembled at the same time: “It is important for us that Ukrainians have already made that reconstruction is reality this year. It gives hope and faith in a better future. "</text:p>
      <text:p text:style-name="P4">
<text:span text:style-name="T4">
 Source: </text:span>
 <text:a xlink:type="simple" xlink:href="https://www.kmu.gov.ua/news/vyznacheno-shist-naselenykh-punktiv-de-vidbuvatymetsia-kompleksne-vidnovlennia-za-novymy-pryntsypamy-premier-ministr" text:style-name="Internet_20_link" text:visited-style-name="Visited_20_Internet_20_Link">
<text:span text:style-name="T5">
asor portal</text:span>
</text:a>
</text:p>
      <text:p text:style-name="P4">
News Source: <text:a xlink:type="simple" xlink:href="https://armyinform.com.ua/2023/04/25/vyznacheno-shist-naselenyh-punktiv-de-vidbuvatymetsya-kompleksne-vidnovlennya-za-novymy-prynczypamy-denys-shmygal/" text:style-name="Internet_20_link" text:visited-style-name="Visited_20_Internet_20_Link">
https://armyinform.com.ua/2023/04/25/vyznacheno-shist-naselenyh-punktiv-de-vidbuvatymetsya-kompleksne-vidnovlennya-za-novymy-prynczypamy-denys-shmygal/</text:a>
</text:p>
      <!--NEWS-->
      <text:h text:style-name="P10" text:outline-level="1">
<text:span text:style-name="T4">
In Mykolaiv region, a local resident was exposed that justified the armed aggression of the Russian Federation</text:span>
</text:h>
      <text:p text:style-name="P4">
Author: ['АРМІЯINFORM']</text:p>
      <text:p text:style-name="P4">
Time: 2023-04-25T93:00:00-04:00</text:p>
      <text:p text:style-name="P4">
Description: For the proprietary Kerivnitvva Mikolavsko districts of the prosecutor's office, the war with Ukraine 2022, the war with Ukraine is the latest news today, the News War with Ukraine 2022 The last ones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photo-2023-04-24-17-56-56-e1682440106818.jpg" text:style-name="Internet_20_link" text:visited-style-name="Visited_20_Internet_20_Link">
photo-2023-04-24-17-56-56-e1682440106818.jp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326" text:anchor-type="as-char" svg:width="6.9236in" svg:height="5.552in" draw:z-index="0">
<draw:image xlink:href="../Images/AРМІЯINFORM/2023-04-25T93-00-00-04-00/photo-2023-04-24-17-56-56-e1682440106818.jpg" xlink:type="simple" xlink:show="embed" xlink:actuate="onLoad" draw:mime-type="image/jpeg"/>
</draw:frame>
Under the procedural leadership of the Mykolaiv District Prosecutor's Office, residents of one of the territorial communities of the Nikolaev area were reported to the dissemination of materials that contain justifies armed aggression against Ukraine, as well as the glorification of persons who carry out such aggression.</text:p>
      <text:p text:style-name="P4">
According to the investigation, the suspect, who is a representative of one of the religious communities of Mykolaiv region, did not accept state power in Ukraine.</text:p>
      <text:p text:style-name="P4">
During 2022, based on ideological motifs, in private chats for the internet messers of "Viber" and "Telegram", she distributed the media of familiar videos. They contained justification, recognition of right and denial of armed aggression of the Russian Federation against Ukraine. Video glorified persons who are aggression against our country, started in 2014.</text:p>
      <text:p text:style-name="P4">
The pre -trial investigation is carried out by the State Institution of NP in the Nikolaev area of the SBU management in the region.</text:p>
      <text:p text:style-name="P4">
<text:span text:style-name="T4">
 Source: </text:span>
 <text:a xlink:type="simple" xlink:href="https://www.gp.gov.ua/ua/posts/na-mikolayivshhini-vikrito-miscevu-meskanku-yaka-vipravdovuvala-zbroinu-agresiyu-rf" text:style-name="Internet_20_link" text:visited-style-name="Visited_20_Internet_20_Link">
<text:span text:style-name="T5">
OFIS of the Prosecutor General of Ukraine</text:span>
</text:a>
</text:p>
      <text:p text:style-name="P4">
News Source: <text:a xlink:type="simple" xlink:href="https://armyinform.com.ua/2023/04/25/na-mykolayivshhyni-vykryto-misczevu-meshkanku-yaka-vypravdovuvala-zbrojnu-agresiyu-rf/" text:style-name="Internet_20_link" text:visited-style-name="Visited_20_Internet_20_Link">
https://armyinform.com.ua/2023/04/25/na-mykolayivshhyni-vykryto-misczevu-meshkanku-yaka-vypravdovuvala-zbrojnu-agresiyu-rf/</text:a>
</text:p>
      <!--NEWS-->
      <text:h text:style-name="P10" text:outline-level="1">
<text:span text:style-name="T4">
Within the Anthocks of the Convention, the devastating impact of Russian aggression on the environmental situation in Ukraine is recognized</text:span>
</text:h>
      <text:p text:style-name="P4">
Author: ['АРМІЯINFORM']</text:p>
      <text:p text:style-name="P4">
Time: 2023-04-25T94:00:00-04:00</text:p>
      <text:p text:style-name="P4">
Description: Participants of the XV Zustychi Groups of access to the interdortrum in the inter -Chuisy conventions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01-8.jpg" text:style-name="Internet_20_link" text:visited-style-name="Visited_20_Internet_20_Link">
01-8.jpg</text:a>
']</text:p>
      <text:p text:style-name="P4">
Tags: ['STOPRUSSIA', 'АГРЕСІЯ РФ', 'ОФІС ГЕНЕРАЛЬНОГО ПРОКУРОРА УКРАЇНИ', 'СВІТ ПІДТРИМУЄ УКРАЇНУ']</text:p>
      <text:p text:style-name="P4">
Category: News</text:p>
      <!--METADATA-->
      <text:p text:style-name="P4">
<draw:frame draw:style-name="fr1" draw:name="Image327" text:anchor-type="as-char" svg:width="6.9236in" svg:height="5.1927in" draw:z-index="0">
<draw:image xlink:href="../Images/AРМІЯINFORM/2023-04-25T94-00-00-04-00/01-8.jpg" xlink:type="simple" xlink:show="embed" xlink:actuate="onLoad" draw:mime-type="image/jpeg"/>
</draw:frame>
Participants of the 15th meeting of the target group on access to justice within the framework of the Aorchus Convention declared the serious environmental consequences of Russian aggression of anti -Ukraine aggression.</text:p>
      <text:p text:style-name="P4">
The key results of the meeting, convened by the European Economic Commission of the UN, refers to the devastating impact of aggression on people's lives, social economic development of the region and the environment.</text:p>
      <text:p text:style-name="P4">
The participants of the meeting reminded that the Anthovsk Convention protects the rights of public stine access to decision -making and justice on the environment. The unjustified tape -provoked full -scale invasion of Russia has undermined progress, sometimes achieved in the field of environmental protection in Ukraine.</text:p>
      <text:p text:style-name="P4">
_ "We urge the parties relevant to international organizations and bodies of condemnation of the Russian Federation against Ukraine and provide any possible assistance in Ukraine in overcoming the above calls" _,-the document reads.</text:p>
      <text:p text:style-name="P4">
According to the adviser to the Prosecutor General Maxim Popov, the proposal was fixed by the Ukrainian delegation.</text:p>
      <text:p text:style-name="P4">
_ “In my speech, I emphasized that the 16th point of sustainable development of the Uonn-scattered peace and justice. At the same time, the war in Ukraine is threatened with people, situations in the region and the environment. In connection with the cybul, it is proposed to condemn the aggression of the Russian Federation against Ukraine. The rest of the participants of the target group of access to justice supported us, especially grateful to the colleagues of the Grease ”_, - said Maxim Popov.</text:p>
      <text:p text:style-name="P4">
In addition to condemning Russian aggression, the participants of the target group also called on the Aarchus Convention, which has already been ratified by more than 40 countries, supporting the creation of international special bodies and international tribunals, which will consider cases of aggression of the Russian Federation against Ukraine. It is possible to ensure the possibility of compensation for environmental damage for tailov reports for such harm.</text:p>
      <text:p text:style-name="P4">
Recall that at the United For Justice conference in Lviv it was stated that the expedited losses of ecology as a result of Russian aggression were 2 trillion.</text:p>
      <text:p text:style-name="P4">
<text:span text:style-name="T4">
 Source: </text:span>
 <text:a xlink:type="simple" xlink:href="https://www.gp.gov.ua/ua/posts/cilyova-grupa-z-dostupu-do-pravosuddya-v-mezax-orxuskoyi-konvenciyi-viznala-ruinivnii-vpliv-agresiyi-rf-na-ekologicnu-situaciyu-v-ukrayini" text:style-name="Internet_20_link" text:visited-style-name="Visited_20_Internet_20_Link">
<text:span text:style-name="T5">
OFIS of the Prosecutor General of Ukraine</text:span>
</text:a>
</text:p>
      <text:p text:style-name="P4">
News Source: <text:a xlink:type="simple" xlink:href="https://armyinform.com.ua/2023/04/25/v-mezhah-orhuskoyi-konvencziyi-vyznano-rujnivnyj-vplyv-agresiyi-rf-na-ekologichnu-sytuacziyu-v-ukrayini/" text:style-name="Internet_20_link" text:visited-style-name="Visited_20_Internet_20_Link">
https://armyinform.com.ua/2023/04/25/v-mezhah-orhuskoyi-konvencziyi-vyznano-rujnivnyj-vplyv-agresiyi-rf-na-ekologichnu-sytuacziyu-v-ukrayini/</text:a>
</text:p>
      <!--NEWS-->
      <text:h text:style-name="P10" text:outline-level="1">
<text:span text:style-name="T4">
We will not arrange "witch hunting" in Crimea, but all criminals and traitors have to answer - Tamila Tashava</text:span>
</text:h>
      <text:p text:style-name="P4">
Author: ['АРМІЯINFORM']</text:p>
      <text:p text:style-name="P4">
Time: 2023-04-25T95:00:00-04:00</text:p>
      <text:p text:style-name="P4">
Description: Post -person representations of the president of Ukraine in Arm Crim Tashev acted to the forum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ajhev-1.png" text:style-name="Internet_20_link" text:visited-style-name="Visited_20_Internet_20_Link">
ajhev-1.png</text:a>
']</text:p>
      <text:p text:style-name="P4">
Tags: ['STOPRUSSIA', 'АГРЕСІЯ РФ', 'АР КРИМ', 'ВТОРГНЕННЯ РФ', 'ТАМІЛА ТАШЕВА']</text:p>
      <text:p text:style-name="P4">
Category: News</text:p>
      <!--METADATA-->
      <text:p text:style-name="P4">
<draw:frame draw:style-name="fr1" draw:name="Image328" text:anchor-type="as-char" svg:width="6.9236in" svg:height="6.9236in" draw:z-index="0">
<draw:image xlink:href="../Images/AРМІЯINFORM/2023-04-25T95-00-00-04-00/ajhev-1.png" xlink:type="simple" xlink:show="embed" xlink:actuate="onLoad" draw:mime-type="image/png"/>
</draw:frame>
The permanent representative of the President of Ukraine to the Crimea Tamil Tashev joined the Dornum "Crimea Wave". She acted as a speaker on the first panel disposition "Returning Home: Military, Political and Legal Similation of Crimea."</text:p>
      <text:p text:style-name="P4">
About it <text:a xlink:type="simple" xlink:href="https://ppu.gov.ua/press-center/postiyna-predstavnytsia-vziala-uchast-u-forumi-krym-wave/" text:style-name="Internet_20_link" text:visited-style-name="Visited_20_Internet_20_Link">
reports</text:a>
Representation of the President of Ukraine in Arkrime.</text:p>
      <text:p text:style-name="P4">
“Now it has become a much better understanding that Crimea will be inevitone -derived. First of all, because it is also existential for Ukraine, and for our people there is no way back, we have to return all territories, ”Tamila Tasheva said.</text:p>
      <text:p text:style-name="P4">
Also, a permanent representative told more about the president of Ukraine Volodymyr Zelensky's priority steps of the state of the state of post -occupation of Crimea on behalf of the president of Ukraine. The constant representative paid considerable attention to the future of the King's policy, the restoration of public authorities on the liberated peninsula, and as well as the involvement of young people in these processes.</text:p>
      <text:p text:style-name="P4">
Ms. Tasheva also shared with the audience new information about the movements of the occupied Crimea: as large -scale - Crimean battle gulls, yellow ribbon, ath, Crimean guerrillas - and single movements, when people write on the walls of the Armed Forces, raise the state flag and sing the hymn Ukraine.</text:p>
      <text:p text:style-name="P4">
Andriy Kulikov conveyed from the hall a significant question of how to communicate with the citizens of Ukraine the issue of punishment for collaboration.</text:p>
      <text:p text:style-name="P4">
"It is important not to arrange a" witch hunt ". We also work on this issue. Of course, to be those who committed collaborative activity: they were engaged in propaganda, destroyed the ecology involved in Russia's crimes. These people should be held accountable, but it is not hundreds of thousands. Most of our citizens were victims of occupation. All cases will need to be considered individual. This is very careful to communicate among the Crimeans, ”the permanent representative replied.</text:p>
      <text:p text:style-name="P4">
The speakers on the panel discussion were also: Deputy Ministers for Reintegration of Temporarily Occupied Territories of Ukraine Anatoly Stelmakh, First Deputy Head of the Prosecutor's Office of the Autonomous Republic of Crimea and Misaasevastopol Vitaliy Secretary and People's Deputy of Ukraine, political leader.</text:p>
      <text:p text:style-name="P4">
News Source: <text:a xlink:type="simple" xlink:href="https://armyinform.com.ua/2023/04/25/my-ne-vlashtovuvatyme-v-krymu-polyuvannya-na-vidom-ale-vsi-zlochynczi-ta-zradnyky-mayut-vidpovisty-tamila-tasheva/" text:style-name="Internet_20_link" text:visited-style-name="Visited_20_Internet_20_Link">
https://armyinform.com.ua/2023/04/25/my-ne-vlashtovuvatyme-v-krymu-polyuvannya-na-vidom-ale-vsi-zlochynczi-ta-zradnyky-mayut-vidpovisty-tamila-tasheva/</text:a>
</text:p>
      <!--NEWS-->
      <text:h text:style-name="P10" text:outline-level="1">
<text:span text:style-name="T4">
The OSCE Bureau in Copenhagen discussed the issues of the Russian Federation against Ukraine</text:span>
</text:h>
      <text:p text:style-name="P4">
Author: ['АРМІЯINFORM']</text:p>
      <text:p text:style-name="P4">
Time: 2023-04-25T96:00:00-04:00</text:p>
      <text:p text:style-name="P4">
Description: 24 KVITRY 2022 ROCOSKENT STRISTER KERIVNIKED PRODOGATSIA, member of the Parliamentary Bureau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2504-pa-obsye1.jpg" text:style-name="Internet_20_link" text:visited-style-name="Visited_20_Internet_20_Link">
2504-pa-obsye1.jpg</text:a>
']</text:p>
      <text:p text:style-name="P4">
Tags: ['STOPRUSSIA', 'АГРЕСІЯ РФ', 'ВТОРГНЕННЯ РФ', 'ОБСЄ']</text:p>
      <text:p text:style-name="P4">
Category: News</text:p>
      <!--METADATA-->
      <text:p text:style-name="P4">
<draw:frame draw:style-name="fr1" draw:name="Image329" text:anchor-type="as-char" svg:width="6.9236in" svg:height="4.619339in" draw:z-index="0">
<draw:image xlink:href="../Images/AРМІЯINFORM/2023-04-25T96-00-00-04-00/2504-pa-obsye1.jpg" xlink:type="simple" xlink:show="embed" xlink:actuate="onLoad" draw:mime-type="image/jpeg"/>
</draw:frame>
On April 24, 2022, Deputy Head of Permanent Delegation, Member of the OSCE Bureau Assembly, Deputy Chairman of the General Committee of the OSCE Score, Science, Technology and Environment Arthurgerasimov in the video conference mode of the bureau, which took place(Denmark).</text:p>
      <text:p text:style-name="P4">
Про це <text:a xlink:type="simple" xlink:href="https://www.rada.gov.ua/news/news_kom/235720.html" text:style-name="Internet_20_link" text:visited-style-name="Visited_20_Internet_20_Link">
повідомляє</text:a>
The press service of the Verkhovna Rada of Ukraine.</text:p>
      <text:p text:style-name="P4">
The order of the meeting of the governing body of the Assembly was considered the issue of training for the annual summer session of the Assembly in Vancouver(Canada), considering the results and reports of three general committees, as well as current favors, including reports on the work of OSCE missions on election. tension in the Armenian-Azerbaijani confrontation, the issues of refugees and internally displaced persons.</text:p>
      <text:p text:style-name="P4">
OSCE General Committee on Political Issues and Security Laurinaskaschynas(Lithuania)He announced that the general committee resolution in the summer session of Vancouver would include in the overwhelming part of the provision on Russian armed aggression and a call for unconditional withdrawal of Russian troops from the territory of Ukraine. The politician called for the development of a strategy and expanding the OSCE Instrumental Science in conflict prevention.</text:p>
      <text:p text:style-name="P4">
As part of the presentation of the resolution and the report of the General Committee of the OSCE of Scorgone Issues, Science, Technology and the Environment to the Summer Summer in Vancouver the speaker of the General Committee Gudrun Kugler(Austria)She stressed that the resolution to cover a wide range of issues related to the development of commercial and industry, the protection of the environment and the impact of armed aggression of the Russian Federation on the economy, ecology and development of the region, the restoration of Ukraine and its destroyed energy infrastructure.</text:p>
      <text:p text:style-name="P4">
The General Committee on Democracy, Human Rights and Humanitarian Affairs(Sweden)He emphasized that the report and resolution before the Summer Session of PABSE will include issues of human rights violations, including women and children during the full -scale war of Russia against Ukraine, the problems of persecution and massacre in the Russian Federation, as well as the issue of development of digitalization and civil society.</text:p>
      <text:p text:style-name="P4">
News Source: <text:a xlink:type="simple" xlink:href="https://armyinform.com.ua/2023/04/25/na-byuro-pa-obsye-u-kopengageni-obgovoryly-pytannya-vijny-rf-proty-ukrayiny/" text:style-name="Internet_20_link" text:visited-style-name="Visited_20_Internet_20_Link">
https://armyinform.com.ua/2023/04/25/na-byuro-pa-obsye-u-kopengageni-obgovoryly-pytannya-vijny-rf-proty-ukrayiny/</text:a>
</text:p>
      <!--NEWS-->
      <text:h text:style-name="P10" text:outline-level="1">
<text:span text:style-name="T4">
Every manifestation of Russian terror is additional arguments that everything should end in the tribunal - President of Ukraine</text:span>
</text:h>
      <text:p text:style-name="P4">
Author: ['АРМІЯINFORM']</text:p>
      <text:p text:style-name="P4">
Time: 2023-04-25T97:00:00-04:00</text:p>
      <text:p text:style-name="P4">
Description: Ukrainian!Ukrainian!Out our partners with Svitі!The day of the day, Triv -Rozbir ... The war with Ukraine 2022, the war with Ukraine is the latest news today, the news war with Ukraine 2022 The last for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4/a96d2d57d7255a2b9c2d62859ae694d9_1682450642_extra_large.jpeg" text:style-name="Internet_20_link" text:visited-style-name="Visited_20_Internet_20_Link">
a96d2d57d7255a2b9c2d62859ae694d9_1682450642_extra_large.jpeg</text:a>
']</text:p>
      <text:p text:style-name="P4">
Tags: ['STOPRUSSIA', 'АГРЕСІЯ РФ', 'ВОЛОДИМИР ЗЕЛЕНСЬКИЙ', 'ВТОРГНЕННЯ РФ']</text:p>
      <text:p text:style-name="P4">
Category: News</text:p>
      <!--METADATA-->
      <text:p text:style-name="P4">
<draw:frame draw:style-name="fr1" draw:name="Image330" text:anchor-type="as-char" svg:width="6.9236in" svg:height="3.894525in" draw:z-index="0">
<draw:image xlink:href="../Images/AРМІЯINFORM/2023-04-25T97-00-00-04-00/a96d2d57d7255a2b9c2d62859ae694d9_1682450642_extra_large.jpeg" xlink:type="simple" xlink:show="embed" xlink:actuate="onLoad" draw:mime-type="image/jpeg"/>
</draw:frame>
_ <text:span text:style-name="T4">
 Ukrainians!Ukrainians!All our partners in the world!</text:span>
 _</text:p>
      <text:p text:style-name="P4">
During the day, there was a parsing in the city of Kupyansk Kharkiv region after the Russian shelling of the C-300 missiles. On ordinary civilian. The target for terrorists was the Caraean Museum and adjacent houses. Rossia killed this blow of two women. My condolences to my relatives and loved ones ... Ten people were injured - they are given the necessary help.</text:p>
      <text:p text:style-name="P4">
In total, more than 60 museums and galleries in different areas of our country are so self -destroyed or damaged by the occupier.</text:p>
      <text:p text:style-name="P4">
Today, in the Kherson region, the blow of Russian aviation was destroyed. In the village of Kizomis, the Belozersky community. Orthodox temple ... managed by theuaabomb. That is, the Russian military knew that they were destroying. This church has been one of the hundreds of churches and prayer houses broken by Russian blows.</text:p>
      <text:p text:style-name="P4">
Crimea ... Today, the invaders broke into the house of Abdureshit Jepparova. He is the single representatives of the Crimean Tatar national movement, human rights activist, citizen of Ukraine. Where he is now, which is unknown to him. This is another example of the Crimea's indigenous people, against all our people. Those and thousands of such examples during aggression in the Crimea and in other regions occupied by Russia.</text:p>
      <text:p text:style-name="P4">
No one can feel safe anywhere until the aggressor is broken. This is the day in Ukraine proves - all that Russian troops and special services are doing on our land against our people. And this is that they dream of bringing other peoples on the ground. The whole world knows it.</text:p>
      <text:p text:style-name="P4">
The world also knows: Russia can be stopped. This is a common interest. Stop the powerful soldiers on the front line. Our weapons - both Ukrainian and the one we are muscular from partners. By the power of law, that is, sanctions that need constant strengthening, as well as our joint work for the sake of justice. The manifestation of Russian terror, every day of aggression, is additional arguments that all this should end in the tribunal - in the new Nuremberg on Rashism, relative And people who have rockets against museums, and managed avaibombs against churches.This sanction document will be on the tables with all key leaders in the world - both political and public, business. Sanctions against the Russian Naptogaza Sector, against the nuclear industry, against absolutely everyone who helps Russia to circumstance. This is necessary self -defense of international order.</text:p>
      <text:p text:style-name="P4">
Today I held the next meeting. Commanders, Head, Intelligence, Ministry of Defense. Reports on hostilities on the front are now actively moving, the equipment of new units. The Ramstein and further communication with our partners have been separate today.</text:p>
      <text:p text:style-name="P4">
He also held a meeting on the economic restoration of Ukraine. Shmigal, Sviridenko, Shurma, Kubrakov, Fedorov - our restore team. Presented the economic experiment of today and post -war period. It is already clear that the result of a more victory will be the opportunity of Ukraine to be a real supplier of security to all our partners, for all in the world, who appreciates the international order based on the rules. The new safety standards that we embody in our lives: in our infrastructure, energy, logistics and communication, in the social and educational spheres, in our production - all this can be scale in other parts of the world.</text:p>
      <text:p text:style-name="P4">
Similarly, Ukrainian protection systems, our weapons, our experience of our people, acquired in the confrontation of Russian terror. All this will work on Global, so that no one in the world has ever repeated Russian crimes.</text:p>
      <text:p text:style-name="P4">
Glory to every warrior who is now in battle, in combat posts, at combat operations!Separately, I want to celebrate today the 80th Airborne Assault Brigade.</text:p>
      <text:p text:style-name="P4">
Well done guys!Thank you for the determination when destroying the occupier in Bakhmut!</text:p>
      <text:p text:style-name="P4">
<text:span text:style-name="T4">
<text:span text:style-name="T5">
Glory to Ukraine!</text:span>
  </text:span>
</text:p>
      <text:p text:style-name="P4">
News Source: <text:a xlink:type="simple" xlink:href="https://armyinform.com.ua/2023/04/25/kozhen-proyav-rosijskogo-teroru-cze-dodatkovi-argumenty-shho-vse-maye-zavershytys-u-trybunali-prezydent-ukrayiny/" text:style-name="Internet_20_link" text:visited-style-name="Visited_20_Internet_20_Link">
https://armyinform.com.ua/2023/04/25/kozhen-proyav-rosijskogo-teroru-cze-dodatkovi-argumenty-shho-vse-maye-zavershytys-u-trybunali-prezydent-ukrayiny/</text:a>
</text:p>
      <!--NEWS-->
      <text:h text:style-name="P10" text:outline-level="1">
<text:span text:style-name="T4">
The team of Ukrainian rescuers received a thanks medal from Turkish President</text:span>
</text:h>
      <text:p text:style-name="P4">
Author: ['АРМІЯINFORM']</text:p>
      <text:p text:style-name="P4">
Time: 2023-04-25T98:00:00-04:00</text:p>
      <text:p text:style-name="P4">
Description: Президент Туреччини Реджеп Таїп Ердоган вручив медаль подяки команді україн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140936_538175635130354_4925581156795928177_n.jpg" text:style-name="Internet_20_link" text:visited-style-name="Visited_20_Internet_20_Link">
343140936_538175635130354_4925581156795928177_n.jpg</text:a>
']</text:p>
      <text:p text:style-name="P4">
Tags: ['ЗЕМЛЕТРУС В ТУРЕЧЧИНІ', 'УКРАЇНСЬКИЙ НАРОД НЕПЕРЕМОЖНИЙ']</text:p>
      <text:p text:style-name="P4">
Category: News</text:p>
      <!--METADATA-->
      <text:p text:style-name="P4">
<draw:frame draw:style-name="fr1" draw:name="Image331" text:anchor-type="as-char" svg:width="6.9236in" svg:height="4.901127in" draw:z-index="0">
<draw:image xlink:href="../Images/AРМІЯINFORM/2023-04-25T98-00-00-04-00/343140936_538175635130354_4925581156795928177_n.jpg" xlink:type="simple" xlink:show="embed" xlink:actuate="onLoad" draw:mime-type="image/jpeg"/>
</draw:frame>
Turkish President Recep TaiP Erdogan presented a medal of gratitude to the Ukrainian rescuers who helped to eliminate the effects of destructive landletrs.</text:p>
      <text:p text:style-name="P4">
Ambassador of Ukraine to Turkey Vasyl Bodnar <text:a xlink:type="simple" xlink:href="https://www.facebook.com/Vasyl.Bodnar.1976/posts/pfbid0mpfiJHMmtWRjY9xXWXVh6o2raJPz9f4bcgZAj335nrxQnJXFADfD36APySdaM7nNl" text:style-name="Internet_20_link" text:visited-style-name="Visited_20_Internet_20_Link">
wrote</text:a>
on Facebook.</text:p>
      <text:p text:style-name="P4">
“Recep TaiP Erdogan presented a medal of gratitude from the Turkish people to the team of Ukrainian rescuers who helped to eliminate the effects of devastating land in Turkey on February 6. In the name of the embassy, the corresponding leafed thank you from the head of the Foreign Ministry TR, ”he wrote.</text:p>
      <text:p text:style-name="P4">
The ambassador reminded that despite the war, Ukraine sent 87 rescuers to Turkey. This step of solidarity and willingness to come to the rescue was extremely emotionally perceived by the Turkish people.</text:p>
      <text:p text:style-name="P4">
News Source: <text:a xlink:type="simple" xlink:href="https://armyinform.com.ua/2023/04/25/komanda-ukrayinskyh-ryatuvalnykiv-otrymala-medal-podyaky-vid-prezydenta-turechchyny/" text:style-name="Internet_20_link" text:visited-style-name="Visited_20_Internet_20_Link">
https://armyinform.com.ua/2023/04/25/komanda-ukrayinskyh-ryatuvalnykiv-otrymala-medal-podyaky-vid-prezydenta-turechchyny/</text:a>
</text:p>
      <!--NEWS-->
      <text:h text:style-name="P10" text:outline-level="1">
<text:span text:style-name="T4">
Yermak-Macfola International Expert Group has presented a new plan for strengthening sanctions against Russia-Presidential Office Head</text:span>
</text:h>
      <text:p text:style-name="P4">
Author: ['АРМІЯINFORM']</text:p>
      <text:p text:style-name="P4">
Time: 2023-04-25T99:00:00-04:00</text:p>
      <text:p text:style-name="P4">
Description: For the guards of the President of Ukraine Volodimir Zelensky, the Mi -farm, Roboccam Grupa Schodo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278deb35a55aecd53c460da5ca678d56_1682408039_extra_large.jpeg" text:style-name="Internet_20_link" text:visited-style-name="Visited_20_Internet_20_Link">
278deb35a55aecd53c460da5ca678d56_1682408039_extra_large.jpeg</text:a>
']</text:p>
      <text:p text:style-name="P4">
Tags: ['STOPRUSSIA', 'АГРЕСІЯ РФ', 'АНТИРОСІЙСЬКІ САНКЦІЇ', 'ВТОРГНЕННЯ РФ', 'ГРУПА ЄРМАКА-МАКФОЛА', 'СВІТ ПІДТРИМУЄ УКРАЇНУ']</text:p>
      <text:p text:style-name="P4">
Category: News</text:p>
      <!--METADATA-->
      <text:p text:style-name="P4">
<draw:frame draw:style-name="fr1" draw:name="Image332" text:anchor-type="as-char" svg:width="6.9236in" svg:height="4.604691in" draw:z-index="0">
<draw:image xlink:href="../Images/AРМІЯINFORM/2023-04-25T99-00-00-04-00/278deb35a55aecd53c460da5ca678d56_1682408039_extra_large.jpeg" xlink:type="simple" xlink:show="embed" xlink:actuate="onLoad" draw:mime-type="image/jpeg"/>
</draw:frame>
On behalf of President of Ukraine Volodymyr Zelensky, the International Work Group on Sanctions against Russia, headed by Presidential Office Head Andriyermak, together with the Director(FSI), Ambassador Michael McFol, presented a new plan of action in order to further reinforce the sanction pressure on Russia. The head of the Presidential Office told this during online meetings with representatives of the expert and media environment.</text:p>
      <text:p text:style-name="P4">
Andriy Yermak explained that the plan of action to strengthen sanctions against Russia, which the international expert group presented last year, became the basis for the introduction of important sanctions.</text:p>
      <text:p text:style-name="P4">
“The documents of our group today lie on the tables of all world leaders and all those who are sanctioned. I am proud that today the development of our group is the basis of more than 70% of sanctions that have been implemented and implemented in the EU, the United Kingdom and other countries, ”he said.</text:p>
      <text:p text:style-name="P4">
Andriy Yermak stressed that through the work of the group, embargo naproots and petroleum products were introduced, the price limits on them, the full blocking of approximately against the 20 largest Russian banks, as well as Russia, and all rights in FATF were subject to Russia. In addition, a widespread list of dual -use goods, impedable sanctions on thousands of persons from different spheres, has been imposed under trade restrictions, coordinating mechanism of implementation of "Greater Seven" sanctions was created.</text:p>
      <text:p text:style-name="P4">
“Almost everything from the foreground was implemented. I would like to thank all Ukrainians. Sanctions are a strong weapon with which we defend our Ukraine and which we will win the aggressor, ”he said.</text:p>
      <text:p text:style-name="P4">
The head of the head of state said that the International Working Group has presented a new plan for sanctions - Action Plan 2.0.</text:p>
      <text:p text:style-name="P4">
“We expect new powerful sanctions packages provided for in this plan. This is an extremely important document, and I thank everyone who participated in its development, ”said Andriy Yermak.</text:p>
      <text:p text:style-name="P4">
He stressed that the new plan should be as soon as possible to the world leaders and the relevant organizations that take care of the issues of sanctions. Andriy Yermak also marked the importance of imposing sanctions on Russian athletes whom the aggressor country uses as a tool for promoting his war.Ambassador Michael McFol emphasized that, despite the considerable amount of work performed by the sanction struggle, many work still needs to be realized. It was on these areas that experts in the process of preparation of the updated plan focused. The suggested directions of the sanctioning way are very specific. It is about the most painful points of the Russian economy, in which it should be pressed to reduce Russia's potential for hostilities. In particular, Mr Macfol emphasized the importance of further implementation of the sanction over the energy complex of the Russian Federation and the defense industry, the restriction of the use of financial instruments, the confiscation of assets of the central bank of Russia and their transmission to Ukraine, as well as other areas, reflected in the plan.</text:p>
      <text:p text:style-name="P4">
According to him, the sanctions regime should be strengthened, and the new document shows how they can be implemented in relation to the aggressor country.</text:p>
      <text:p text:style-name="P4">
<text:span text:style-name="T4">
 Source: </text:span>
 <text:a xlink:type="simple" xlink:href="https://www.president.gov.ua/news/mizhnarodna-ekspertna-grupa-yermaka-makfola-predstavila-novi-82473" text:style-name="Internet_20_link" text:visited-style-name="Visited_20_Internet_20_Link">
<text:span text:style-name="T5">
OSIS President -Ukraine</text:span>
</text:a>
</text:p>
      <text:p text:style-name="P4">
News Source: <text:a xlink:type="simple" xlink:href="https://armyinform.com.ua/2023/04/25/mizhnarodna-ekspertna-grupa-yermaka-makfola-predstavyla-novyj-plan-dij-shhodo-posylennya-sankczij-proty-rosiyi-kerivnyk-ofisu-prezydenta/" text:style-name="Internet_20_link" text:visited-style-name="Visited_20_Internet_20_Link">
https://armyinform.com.ua/2023/04/25/mizhnarodna-ekspertna-grupa-yermaka-makfola-predstavyla-novyj-plan-dij-shhodo-posylennya-sankczij-proty-rosiyi-kerivnyk-ofisu-prezydenta/</text:a>
</text:p>
      <!--NEWS-->
      <text:h text:style-name="P10" text:outline-level="1">
<text:span text:style-name="T4">
The crisis of agricultural imports should be resolved on the basis of solidarity with Ukraine - the EU Council</text:span>
</text:h>
      <text:p text:style-name="P4">
Authors: Ukrinform (Person)</text:p>
      <text:p text:style-name="P4">
Publisher: Укринформ (Organization)</text:p>
      <text:p text:style-name="P4">
Published Time: 2023-04-26T00:17:00+03:00</text:p>
      <text:p text:style-name="P4">
Modified Time: 2023-04-26T00:17:00+03:00</text:p>
      <text:p text:style-name="P4">
Description: The EU is aware that the current crisis with the import of Ukrainian agro -products to the EU is caused by Russian aggression and will take all measures to solve it, based on the principles of solidarity with Ukraine. - Ukrinform.</text:p>
      <text:p text:style-name="P4">
Images: ["<text:a xlink:type="simple" xlink:href="https://static.ukrinform.com/photos/2023_01/thumb_files/630_360_1674044884-685.jpg" text:style-name="Internet_20_link" text:visited-style-name="Visited_20_Internet_20_Link">
630_360_16740...</text:a>
"]</text:p>
      <text:p text:style-name="P4">
Tags: ['Євросоюз', 'Імпорт', 'Криза', 'Сільське господарство', 'Війна з росією', 'Рада ЄС']</text:p>
      <text:p text:style-name="P4">
Type: Article</text:p>
      <!--METADATA-->
      <text:p text:style-name="P4">
<draw:frame draw:style-name="fr1" draw:name="Image333" text:anchor-type="as-char" svg:width="6.9236in" svg:height="3.956343in" draw:z-index="0">
<draw:image xlink:href="../Images/yкринформ/2023-04-26T00-17-00-03-00/630_360_1674044884-685.jpg" xlink:type="simple" xlink:show="embed" xlink:actuate="onLoad" draw:mime-type="image/jpeg"/>
</draw:frame>
The European Union is aware that the current crisis with the import of Ukrainian agricultural products to the ESUSE is caused by Russian aggression and will take all measures to solve it, based on the principles of solidarity with Ukraine.</text:p>
      <text:p text:style-name="P4">
This was stated in Luxembourg during the Press Conference on the results of the Council of Ministers of the ESEZ Agriculture and fisheries by the representative of Sweden Agrarian Agrarian Exercise, Peter Kulgren, Ukrinform correspondent reports.</text:p>
      <text:p text:style-name="P4">
“We had the honor of communicating with our Ukrainian colleague Nicholas Solsky, who participated in a videoconference at the beginning of the meeting. The participation of the Ukrainian minister helped to concentrate our thoughts on what really matters.</text:p>
      <text:p text:style-name="P4">
He acknowledged that there are problems in the EU's internal market, especially in those countries that border Ukraine. In this connection, he emphasized the need to carry out a thorough analysis of the impact that the Ukrainian agricultural imports committed on the market situation. Today, according to him, the EU Radaminist has expressed solid support not only for Ukraine, but also for the neighboring EU countries.</text:p>
      <text:p text:style-name="P4">
<text:span text:style-name="T4">
 Read also: </text:span>
 <text:a xlink:type="simple" xlink:href="https://www.ukrinform.ua/rubric-economy/3700628-evropi-potribni-ukrainski-silskogospodarski-tovari-solskij.html" text:style-name="Internet_20_link" text:visited-style-name="Visited_20_Internet_20_Link">
</text:a>
“In this connection, the EU Council has another important message. We need to respond to the strictness as the European Union. The EU continues to maintain unity in the solidarity of Zauzina, and intends to find a solution that will not compromise solidarity with our neighbor, ” - said the representative of the Swedish presidency of the European Union.</text:p>
      <text:p text:style-name="P4">
In turn, the European Commissioner for Agriculture Janusz Wojciechowski has argued that the European Commission is fully understanding the concern of five states in connection with excessive production of products from Ukraine, which creates many problems for farmers. The European Commission is negotiating with the governments of these countries to work out the problem.</text:p>
      <text:p text:style-name="P4">
"This situation is 100% caused by Russian unprovured, criminal -justified aggression against Ukraine, which has a consequence for the market, for the food system and for increasing imports, above all, grain, from Ukraine to the European Union," the European Commissar said.He recalled that before the war on the basis of the Association Agreement between the EU and Ukraine Import of major agricultural goods was free from <text:a xlink:type="simple" xlink:href="https://www.ukrinform.ua/tag-tarif" text:style-name="Internet_20_link" text:visited-style-name="Visited_20_Internet_20_Link">
</text:a>
and restrictions, including rapeseed seeds. But the actual import of these products to Poland, Romania, Bulgaria, Slovakia and Hungary was very insignificant. Everything changed when the war began. As a result of Russian aggression in Ukraine, the grain record of 2021 was actually blocked.</text:p>
      <text:p text:style-name="P4">
“It was the reason why grain in Ukraine was very cheap, and many traders of the Zevrian Union, especially in border countries, purchased grain in Ukraine. Import of grain(in the EU - ed.)In 2022, compared to 2021, it increased from € 7 billion to € 13 billion. The whole volume of increasing imports from the "frontier" state of the EU, "said Janusz Voitsekhovsky.</text:p>
      <text:p text:style-name="P4">
He noted that the EU countries are close to the decision to pay these states the second aid from the Reserve Agricultural Fund, which was increased from the initial proposal of € 100 million to € 150 million. This money is planned to be directed to support farmers in five countries who have lost their loss with a decline in food prices in the domestic market. The first time, which has already been highlighted, is € 56 million.</text:p>
      <text:p text:style-name="P4">
<text:span text:style-name="T4">
 Read also: </text:span>
 <text:a xlink:type="simple" xlink:href="https://www.ukrinform.ua/rubric-economy/3700714-evrokomisia-proponue-zaboroniti-import-agroprodukcii-z-ukraini-u-pat-krain-es-do-kinca-roku.html" text:style-name="Internet_20_link" text:visited-style-name="Visited_20_Internet_20_Link">
<text:span text:style-name="T4">
 European Commission </text:span>
</text:a>
The governments of the five countries of the EU - Poland, Slovakia, Hungary, Romania of Bulgaria - have referred to the European Commission with a letter that contains to ask for protective measures to restrict agricultural imports from Ukraine, since a large flow of grain and food that falls on the market From Ukraine, led to a fall in prices for such products. This has caused damage to the farms, first of all, in countries bordering Ukraine.</text:p>
      <text:p text:style-name="P4">
After the beginning of Russian aggression against Ukraine and blocking the Black Sea ports, through which it was usually made exports of agricultural products to the world market, the European Union organized "corridors of solidarity" on the borders with Ukraine to direct part of its farm exports to the world market, with the use Also, more than 32 million tons of grain and other agricultural goods were imported in the course of the year.</text:p>
      <text:p text:style-name="P4">
<text:span text:style-name="T5">
Foto: cfts.org.ua</text:span>
</text:p>
      <text:p text:style-name="P4">
News Source: <text:a xlink:type="simple" xlink:href="https://www.ukrinform.ua/rubric-ato/3700730-krizu-agrarnogo-importu-slid-virisuvati-na-zasadah-solidarnosti-z-ukrainou-rada-es.html" text:style-name="Internet_20_link" text:visited-style-name="Visited_20_Internet_20_Link">
https://www.ukrinform.ua/rubric-ato/3700730-krizu-agrarnogo-importu-slid-virisuvati-na-zasadah-solidarnosti-z-ukrainou-rada-es.html</text:a>
</text:p>
      <!--NEWS-->
      <text:h text:style-name="P10" text:outline-level="1">
<text:span text:style-name="T4">
State Department: States are watching for military cooperation of the DPRK and</text:span>
</text:h>
      <text:p text:style-name="P4">
Authors: Ukrinform (Person)</text:p>
      <text:p text:style-name="P4">
Publisher: Укринформ (Organization)</text:p>
      <text:p text:style-name="P4">
Published Time: 2023-04-26T00:37:00+03:00</text:p>
      <text:p text:style-name="P4">
Modified Time: 2023-04-26T00:37:00+03:00</text:p>
      <text:p text:style-name="P4">
Description: The United States will pay close attention to the likely cooperation of Russia and North Korea on the supply of lethal weapons. - Ukrinform.</text:p>
      <text:p text:style-name="P4">
Images: ["<text:a xlink:type="simple" xlink:href="https://static.ukrinform.com/photos/2016_10/thumb_files/630_360_1476560565-7635.jpg" text:style-name="Internet_20_link" text:visited-style-name="Visited_20_Internet_20_Link">
630_360_14765...</text:a>
"]</text:p>
      <text:p text:style-name="P4">
Tags: ['КНДР', 'США', 'Зброя', 'Держдеп', 'Війна з росією']</text:p>
      <text:p text:style-name="P4">
Type: Article</text:p>
      <!--METADATA-->
      <text:p text:style-name="P4">
<draw:frame draw:style-name="fr1" draw:name="Image334" text:anchor-type="as-char" svg:width="6.9236in" svg:height="3.956343in" draw:z-index="0">
<draw:image xlink:href="../Images/yкринформ/2023-04-26T00-37-00-03-00/630_360_1476560565-7635.jpg" xlink:type="simple" xlink:show="embed" xlink:actuate="onLoad" draw:mime-type="image/jpeg"/>
</draw:frame>
The United States will pay close attention to the probable cooperation of Russia and North Korea inquiring the supply of lethal weapons.</text:p>
      <text:p text:style-name="P4">
This was stated during a briefing in Washington, the deputy spokesman of the State Department of the State Department Vedant Patel, reports his own correspondent of Ukrinform.</text:p>
      <text:p text:style-name="P4">
“We used to talk openly about the supply of ammunition from the DPRK(to Russia - ed.), so we will continue to pay close attention to this, in particular, the transmission of North Korea, ”the State Department spokesman said.</text:p>
      <text:p text:style-name="P4">
In this connection, he emphasized that Washington was concerned about the latest messages in the media about the probable interaction between Russia and <text:a xlink:type="simple" xlink:href="https://www.ukrinform.ua/tag-kndr" text:style-name="Internet_20_link" text:visited-style-name="Visited_20_Internet_20_Link">
</text:a>
in the military sphere.</text:p>
      <text:p text:style-name="P4">
<text:span text:style-name="T4">
 Read also: </text:span>
 <text:a xlink:type="simple" xlink:href="https://www.ukrinform.ua/rubric-world/3698628-phenan-zaviv-pro-ostatocnij-i-nezvorotnij-status-kndr-ak-svitovoi-adernoi-derzavi.html" text:style-name="Internet_20_link" text:visited-style-name="Visited_20_Internet_20_Link">
<text:span text:style-name="T4">
 DPRK </text:span>
</text:a>
It was reported that a state visit of the President of the Republicarea to the United States should take place on Wednesday, where he will meet with the head of the White House Joe Biden.</text:p>
      <text:p text:style-name="P4">
News Source: <text:a xlink:type="simple" xlink:href="https://www.ukrinform.ua/rubric-world/3700708-stati-pilnuut-za-jmovirnimi-postacannami-zbroi-z-kndr-do-rosii-derzdep.html" text:style-name="Internet_20_link" text:visited-style-name="Visited_20_Internet_20_Link">
https://www.ukrinform.ua/rubric-world/3700708-stati-pilnuut-za-jmovirnimi-postacannami-zbroi-z-kndr-do-rosii-derzdep.html</text:a>
</text:p>
      <!--NEWS-->
      <text:h text:style-name="P10" text:outline-level="1">
<text:span text:style-name="T4">
A private spacecraft from Japan could not land for a month</text:span>
</text:h>
      <text:p text:style-name="P4">
Authors: Ukrinform (Person)</text:p>
      <text:p text:style-name="P4">
Publisher: Укринформ (Organization)</text:p>
      <text:p text:style-name="P4">
Published Time: 2023-04-26T00:54:00+03:00</text:p>
      <text:p text:style-name="P4">
Modified Time: 2023-04-26T00:54:00+03:00</text:p>
      <text:p text:style-name="P4">
Description: On Tuesday, the Japanese landing module Hakuto-R did not cope with an attempt to go down in history after landing for a month. - Ukrinform.</text:p>
      <text:p text:style-name="P4">
Images: ["<text:a xlink:type="simple" xlink:href="https://static.ukrinform.com/photos/2023_04/thumb_files/630_360_1682450930-220.jpg" text:style-name="Internet_20_link" text:visited-style-name="Visited_20_Internet_20_Link">
630_360_16824...</text:a>
"]</text:p>
      <text:p text:style-name="P4">
Tags: ['Японія', 'Космос', 'Місяць']</text:p>
      <text:p text:style-name="P4">
Type: Article</text:p>
      <!--METADATA-->
      <text:p text:style-name="P4">
<draw:frame draw:style-name="fr1" draw:name="Image335" text:anchor-type="as-char" svg:width="6.9236in" svg:height="3.956343in" draw:z-index="0">
<draw:image xlink:href="../Images/yкринформ/2023-04-26T00-54-00-03-00/630_360_1682450930-220.jpg" xlink:type="simple" xlink:show="embed" xlink:actuate="onLoad" draw:mime-type="image/jpeg"/>
</draw:frame>
On Tuesday, Hakuto-R did not cope with an attempt to enter the history after planting.</text:p>
      <text:p text:style-name="P4">
As Ukrinform reports, it reports <text:a xlink:type="simple" xlink:href="https://www.space.com/ispace-hakuto-r-moon-landing-failure" text:style-name="Internet_20_link" text:visited-style-name="Visited_20_Internet_20_Link">
</text:a>
.</text:p>
      <text:p text:style-name="P4">
The Hakuto-R Tokyo's spacecraft was aimed at becoming the first private spacecraft and the first vehicle of Japanese production that had ever done a soft landing for a month.</text:p>
      <text:p text:style-name="P4">
<text:span text:style-name="T4">
 Read also: </text:span>
 <text:a xlink:type="simple" xlink:href="https://www.ukrinform.ua/rubric-technology/3700533-aponskij-startap-gotue-persij-u-sviti-komercijnij-polit-na-misac.html" text:style-name="Internet_20_link" text:visited-style-name="Visited_20_Internet_20_Link">
</text:a>
However, ISPACE has lost its connection with Hakuto-R at the time when the schedule was scheduled.</text:p>
      <text:p text:style-name="P4">
"So, we must assume that we have not been able to finish landing on the surface of the moon," said the founder and CEO of ISPACE.</text:p>
      <text:p text:style-name="P4">
He added that the company will continue to attempt to contact the landing module and determine what happened.</text:p>
      <text:p text:style-name="P4">
<text:span text:style-name="T4">
 Read also: </text:span>
 <text:a xlink:type="simple" xlink:href="https://www.ukrinform.ua/rubric-technology/3700263-kitaj-planue-visaditi-ludej-na-misac-do-2030-roku.html" text:style-name="Internet_20_link" text:visited-style-name="Visited_20_Internet_20_Link">
</text:a>
The Japanese company "ISPACE" planned to plant its cosmic device Hakuto-R Mission 1(M1)per month 1:40 nights on Wednesday Tapora time(16.40 by Greenwich on Tuesday)After December takeoff from Mysuanaveral, Florida, SpaceX.</text:p>
      <text:p text:style-name="P4">
Photo: Ispace Illustration</text:p>
      <text:p text:style-name="P4">
News Source: <text:a xlink:type="simple" xlink:href="https://www.ukrinform.ua/rubric-technology/3700711-privatnij-kosmicnij-korabel-z-aponii-ne-zmig-zdijsniti-posadku-na-misac.html" text:style-name="Internet_20_link" text:visited-style-name="Visited_20_Internet_20_Link">
https://www.ukrinform.ua/rubric-technology/3700711-privatnij-kosmicnij-korabel-z-aponii-ne-zmig-zdijsniti-posadku-na-misac.html</text:a>
</text:p>
      <!--NEWS-->
      <text:h text:style-name="P10" text:outline-level="1">
<text:span text:style-name="T4">
The occupiers doubled the number of rocket carriers in the Black Sea - OK "South"</text:span>
</text:h>
      <text:p text:style-name="P4">
Author: ['АРМІЯINFORM']</text:p>
      <text:p text:style-name="P4">
Time: 2023-04-26T96:00:00-04:00</text:p>
      <text:p text:style-name="P4">
Description: Rosia Airborne Forces ZBILSHIL KILKIST RAKTONOSIV on the Boyal Cherguvanni in Chorny Morі ... War with Ukraine 2022, War with Ukraine Latest News today, News War with Ukraine 2022 Last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55_tn.jpg" text:style-name="Internet_20_link" text:visited-style-name="Visited_20_Internet_20_Link">
55_tn.jpg</text:a>
']</text:p>
      <text:p text:style-name="P4">
Tags: ['STOPRUSSIA', 'АГРЕСІЯ РФ', 'ВТОРГНЕННЯ РФ']</text:p>
      <text:p text:style-name="P4">
Category: News</text:p>
      <!--METADATA-->
      <text:p text:style-name="P4">
<draw:frame draw:style-name="fr1" draw:name="Image336" text:anchor-type="as-char" svg:width="6.9236in" svg:height="5.1927in" draw:z-index="0">
<draw:image xlink:href="../Images/AРМІЯINFORM/2023-04-26T96-00-00-04-00/55_tn.jpg" xlink:type="simple" xlink:show="embed" xlink:actuate="onLoad" draw:mime-type="image/jpeg"/>
</draw:frame>
Photo illustrative</text:p>
      <text:p text:style-name="P4">
Russia has doubled the number of rocket carriers on the fighting in the marriage, their potential volley is 24 rockets.</text:p>
      <text:p text:style-name="P4">
About it <text:a xlink:type="simple" xlink:href="https://www.facebook.com/OperationalCommandSouth/posts/pfbid02jjfNgWDKpiYSkTUc7Wgq7NYst8xq8jCXpKr4tEUQKuNQgtvDip2x3QTNiuEL1cy5l" text:style-name="Internet_20_link" text:visited-style-name="Visited_20_Internet_20_Link">
reports</text:a>
Operational Command "South".</text:p>
      <ul>
        <li>
Currently, on combat alternation of 2 surfaces and 2 submarine rocket launchers, the total volley of "calibers" can reach 24. The level of rocket threat is very high, - the message reads.</li>
      </ul>
      <text:p text:style-name="P4">
In general, the ship grouping of the Russian Federation in the Black Sea, according to the command, will now be 13 ships.</text:p>
      <text:p text:style-name="P4">
News Source: <text:a xlink:type="simple" xlink:href="https://armyinform.com.ua/2023/04/26/okupanty-podvoyily-kilkist-raketonosiyiv-u-chornomu-mori-ok-pivden/" text:style-name="Internet_20_link" text:visited-style-name="Visited_20_Internet_20_Link">
https://armyinform.com.ua/2023/04/26/okupanty-podvoyily-kilkist-raketonosiyiv-u-chornomu-mori-ok-pivden/</text:a>
</text:p>
      <!--NEWS-->
      <text:h text:style-name="P10" text:outline-level="1">
<text:span text:style-name="T4">
Baltic countries and Poland are clearly aware of the threat that Russia continues</text:span>
</text:h>
      <text:p text:style-name="P4">
Author: ['АРМІЯINFORM']</text:p>
      <text:p text:style-name="P4">
Time: 2023-04-26T97:00:00-04:00</text:p>
      <text:p text:style-name="P4">
Description: The head of the Supreme Comix for Ukrainian, the Ukrainian Ukrainian, is up to єs єsannn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2504-klimp.jpeg" text:style-name="Internet_20_link" text:visited-style-name="Visited_20_Internet_20_Link">
2504-klimp.jpeg</text:a>
']</text:p>
      <text:p text:style-name="P4">
Tags: ['STOPRUSSIA', 'АГРЕСІЯ РФ', 'СВІТ ПІДТРИМУЄ УКРАЇНУ']</text:p>
      <text:p text:style-name="P4">
Category: News</text:p>
      <!--METADATA-->
      <text:p text:style-name="P4">
<draw:frame draw:style-name="fr1" draw:name="Image337" text:anchor-type="as-char" svg:width="6.9236in" svg:height="6.765733in" draw:z-index="0">
<draw:image xlink:href="../Images/AРМІЯINFORM/2023-04-26T97-00-00-04-00/2504-klimp.jpeg" xlink:type="simple" xlink:show="embed" xlink:actuate="onLoad" draw:mime-type="image/jpeg"/>
</draw:frame>
The Chairman of the Verkhovna Rada of Ukraine Committee on Integration of Ukraine to Esovna Klimpush-Tsintsadze at the invitation of the Chairman of the Committee on European Stock Parliament, Latvia made a working visit to Riga.</text:p>
      <text:p text:style-name="P4">
About it <text:a xlink:type="simple" xlink:href="https://www.rada.gov.ua/news/razom/235694.html" text:style-name="Internet_20_link" text:visited-style-name="Visited_20_Internet_20_Link">
reports</text:a>
The press service of the Verkhovna Rada of Ukraine.</text:p>
      <text:p text:style-name="P4">
"In Riga, watches have verified the meeting of committees in European affairs and inquiries of European integration of Member States and Candidate countries regarding foreign policy, regarding further integration opportunities for candidate countries, including Ukraine and Moldova and Georgia plans,"-said Klimpushi.</text:p>
      <text:p text:style-name="P4">
She stated that it was a frank conversation between friends regarding the challenges of the more necessary steps to maintain the unity of the free world in support of Ukraine both in the war against Russia, and to open negotiations on ESUGE membership in 2023. It was about further steps within the European perspective of Ukraine, and a joint -acting to achieve the results in promoting the Ambitions on Ukraine's membership in NATO at the Vilnius Summit, in July this year.</text:p>
      <text:p text:style-name="P4">
“Our friends from the Baltic countries and Poland are clearly aware of the threat that Russia prejudice, clearly understands that the effective repeling of this release requires a jointly and a clear vision of the future. They are ready to do this work at the European and Euro -Atlantic level, ”the committee chairman said on the results of the meeting.</text:p>
      <text:p text:style-name="P4">
According to her, the European partners of Ukraine agree that NATO needs to develop a clear understanding when Ukraine can become a member of these communities.</text:p>
      <text:p text:style-name="P4">
"Since the expansion of the space of freedom, security and peace with these alliances has proven its ability to guarantee stability on the European continent over decades," Ivanna Klimpush-Tsintsadze said. The politician noted that Ukraine's friends are looking for opportunities, formats, tools and mechanisms, which to help Ukraine as effectively and quickly as possible in solving the quietness that are priorities today.</text:p>
      <text:p text:style-name="P4">
Ivanna Klimpush-Tsintsadze also visited the Latvian community, which for the whole of Ukraine is an example of effective energy management.</text:p>
      <text:p text:style-name="P4">
News Source: <text:a xlink:type="simple" xlink:href="https://armyinform.com.ua/2023/04/26/baltijski-krayiny-i-polshhi-chitko-usvidomlyuyut-zagrozu-yaku-prodovzhuye-nesty-rosiya/" text:style-name="Internet_20_link" text:visited-style-name="Visited_20_Internet_20_Link">
https://armyinform.com.ua/2023/04/26/baltijski-krayiny-i-polshhi-chitko-usvidomlyuyut-zagrozu-yaku-prodovzhuye-nesty-rosiya/</text:a>
</text:p>
      <!--NEWS-->
      <text:h text:style-name="P10" text:outline-level="1">
<text:span text:style-name="T4">
General Staff showed the combat work of one of the brigades</text:span>
</text:h>
      <text:p text:style-name="P4">
Author: ['АРМІЯINFORM']</text:p>
      <text:p text:style-name="P4">
Time: 2023-04-26T99:00:00-04:00</text:p>
      <text:p text:style-name="P4">
Description: Inclusions, the operator of the UAV is not the lice of the Viyavit of the Vorog, but the sample of the yogo "vidprasyuvati".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p>
      <text:p text:style-name="P4">
Tags: ['STOPRUSSIA', 'АГРЕСІЯ РФ', 'ВТОРГНЕННЯ РФ', 'ГШ ЗСУ']</text:p>
      <text:p text:style-name="P4">
Category: News</text:p>
      <!--METADATA-->
      <text:p text:style-name="P4">
A skilled UAV operator can not only detect the enemy, but also on his own "work out".</text:p>
      <text:p text:style-name="P4">
The combat work of the soldiers of a separate presidential brigade named after Hetman Bogdanakhmelnitsky.</text:p>
      <text:p text:style-name="P4">
News Source: <text:a xlink:type="simple" xlink:href="https://armyinform.com.ua/2023/04/26/genshtab-pokazav-bojovu-robotu-odniyeyi-z-brygad/" text:style-name="Internet_20_link" text:visited-style-name="Visited_20_Internet_20_Link">
https://armyinform.com.ua/2023/04/26/genshtab-pokazav-bojovu-robotu-odniyeyi-z-brygad/</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